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00.2pt"/>
    </style:style>
    <style:style style:name="co6" style:family="table-column">
      <style:table-column-properties fo:break-before="auto" style:column-width="94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23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41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3">
      <style:text-properties fo:font-weight="bold" style:font-weight-asian="bold" style:font-weight-complex="bold"/>
    </style:style>
    <style:style style:name="ce10" style:family="table-cell" style:parent-style-name="Default" style:data-style-name="N123"/>
    <style:style style:name="ce11" style:family="table-cell" style:parent-style-name="Default" style:data-style-name="N41">
      <style:text-properties fo:font-weight="bold" style:font-weight-asian="bold" style:font-weight-complex="bold"/>
    </style:style>
    <style:style style:name="ce12" style:family="table-cell" style:parent-style-name="Default" style:data-style-name="N41"/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eaned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UTC TIME SEC <text:s/></text:p>
          </table:table-cell>
          <table:table-cell table:style-name="ce1" office:value-type="string" calcext:value-type="string">
            <text:p>CH2 VOLT DC <text:s/></text:p>
          </table:table-cell>
          <table:table-cell table:style-name="ce2" office:value-type="string" calcext:value-type="string">
            <text:p>Converted UTC Time</text:p>
          </table:table-cell>
          <table:table-cell table:style-name="ce4" office:value-type="string" calcext:value-type="string">
            <text:p>Converted Local Time</text:p>
          </table:table-cell>
          <table:table-cell table:style-name="ce1" office:value-type="string" calcext:value-type="string">
            <text:p>Converted Amp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109.1" calcext:value-type="float">
            <text:p>109.1</text:p>
          </table:table-cell>
          <table:table-cell table:style-name="ce6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A</text:p>
          </table:table-cell>
          <table:table-cell table:style-name="ce1" table:number-columns-repeated="1014"/>
        </table:table-row>
        <table:table-row table:style-name="ro1">
          <table:table-cell office:value-type="float" office:value="1475544487.639" calcext:value-type="float">
            <text:p>1475544487.639</text:p>
          </table:table-cell>
          <table:table-cell office:value-type="float" office:value="1.374686" calcext:value-type="float">
            <text:p>1.374686</text:p>
          </table:table-cell>
          <table:table-cell table:formula="of:=([.A2] / 86400) + 25569" office:value-type="date" office:date-value="2016-10-04T01:28:07.639" calcext:value-type="date">
            <text:p>2016-10-04 01:28:07.639</text:p>
          </table:table-cell>
          <table:table-cell table:formula="of:=[.C2]-(4/24)" office:value-type="time" office:time-value="PT1023525H28M07.638999615S" calcext:value-type="time">
            <text:p>21:28:08</text:p>
          </table:table-cell>
          <table:table-cell table:formula="of:=[.B2]/[.G$1]" office:value-type="float" office:value="0.0126002383134739" calcext:value-type="float">
            <text:p>0.012600238313474</text:p>
          </table:table-cell>
          <table:table-cell table:formula="of:=[.E2]*1000" office:value-type="float" office:value="12.6002383134739" calcext:value-type="float">
            <text:p>12.6002383134739</text:p>
          </table:table-cell>
          <table:table-cell/>
          <table:table-cell office:value-type="string" calcext:value-type="string">
            <text:p>Max=</text:p>
          </table:table-cell>
          <table:table-cell table:formula="of:=MAX([.E$1:.E$1048576])" office:value-type="float" office:value="0.0161192758936755" calcext:value-type="float">
            <text:p>0.016119275893676</text:p>
          </table:table-cell>
          <table:table-cell table:formula="of:=MAX([.F$1:.F$1048576])" office:value-type="float" office:value="16.1192758936755" calcext:value-type="float">
            <text:p>16.1192758936755</text:p>
          </table:table-cell>
          <table:table-cell table:number-columns-repeated="1014"/>
        </table:table-row>
        <table:table-row table:style-name="ro1">
          <table:table-cell office:value-type="float" office:value="1475544488.373" calcext:value-type="float">
            <text:p>1475544488.373</text:p>
          </table:table-cell>
          <table:table-cell office:value-type="float" office:value="1.373825" calcext:value-type="float">
            <text:p>1.373825</text:p>
          </table:table-cell>
          <table:table-cell table:formula="of:=([.A3] / 86400) + 25569" office:value-type="date" office:date-value="2016-10-04T01:28:08.373" calcext:value-type="date">
            <text:p>2016-10-04 01:28:08.373</text:p>
          </table:table-cell>
          <table:table-cell table:formula="of:=[.C3]-(4/24)" office:value-type="time" office:time-value="PT1023525H28M08.373000361S" calcext:value-type="time">
            <text:p>21:28:08</text:p>
          </table:table-cell>
          <table:table-cell table:formula="of:=[.B3]/[.G$1]" office:value-type="float" office:value="0.0125923464711274" calcext:value-type="float">
            <text:p>0.012592346471127</text:p>
          </table:table-cell>
          <table:table-cell table:formula="of:=[.E3]*1000" office:value-type="float" office:value="12.5923464711274" calcext:value-type="float">
            <text:p>12.5923464711274</text:p>
          </table:table-cell>
          <table:table-cell/>
          <table:table-cell office:value-type="string" calcext:value-type="string">
            <text:p>Min=</text:p>
          </table:table-cell>
          <table:table-cell table:formula="of:=MIN([.E$1:.E$1048576])" office:value-type="float" office:value="0.0109476718606783" calcext:value-type="float">
            <text:p>0.010947671860678</text:p>
          </table:table-cell>
          <table:table-cell table:formula="of:=MIN([.F$1:.F$1048576])" office:value-type="float" office:value="10.9476718606783" calcext:value-type="float">
            <text:p>10.9476718606783</text:p>
          </table:table-cell>
          <table:table-cell table:number-columns-repeated="1014"/>
        </table:table-row>
        <table:table-row table:style-name="ro1">
          <table:table-cell office:value-type="float" office:value="1475544489.696" calcext:value-type="float">
            <text:p>1475544489.696</text:p>
          </table:table-cell>
          <table:table-cell office:value-type="float" office:value="1.333505" calcext:value-type="float">
            <text:p>1.333505</text:p>
          </table:table-cell>
          <table:table-cell table:formula="of:=([.A4] / 86400) + 25569" office:value-type="date" office:date-value="2016-10-04T01:28:09.696" calcext:value-type="date">
            <text:p>2016-10-04 01:28:09.696</text:p>
          </table:table-cell>
          <table:table-cell table:formula="of:=[.C4]-(4/24)" office:value-type="time" office:time-value="PT1023525H28M09.696000796S" calcext:value-type="time">
            <text:p>21:28:10</text:p>
          </table:table-cell>
          <table:table-cell table:formula="of:=[.B4]/[.G$1]" office:value-type="float" office:value="0.012222777268561" calcext:value-type="float">
            <text:p>0.012222777268561</text:p>
          </table:table-cell>
          <table:table-cell table:formula="of:=[.E4]*1000" office:value-type="float" office:value="12.222777268561" calcext:value-type="float">
            <text:p>12.222777268561</text:p>
          </table:table-cell>
          <table:table-cell/>
          <table:table-cell office:value-type="string" calcext:value-type="string">
            <text:p>Average=</text:p>
          </table:table-cell>
          <table:table-cell table:formula="of:=AVERAGE([.E$1:.E$1048576])" office:value-type="float" office:value="0.0135554128977672" calcext:value-type="float">
            <text:p>0.013555412897767</text:p>
          </table:table-cell>
          <table:table-cell table:formula="of:=AVERAGE([.F$1:.F$1048576])" office:value-type="float" office:value="13.5554128977672" calcext:value-type="float">
            <text:p>13.5554128977672</text:p>
          </table:table-cell>
          <table:table-cell table:number-columns-repeated="1014"/>
        </table:table-row>
        <table:table-row table:style-name="ro1">
          <table:table-cell office:value-type="float" office:value="1475544490.986" calcext:value-type="float">
            <text:p>1475544490.986</text:p>
          </table:table-cell>
          <table:table-cell office:value-type="float" office:value="1.262904" calcext:value-type="float">
            <text:p>1.262904</text:p>
          </table:table-cell>
          <table:table-cell table:formula="of:=([.A5] / 86400) + 25569" office:value-type="date" office:date-value="2016-10-04T01:28:10.986" calcext:value-type="date">
            <text:p>2016-10-04 01:28:10.986</text:p>
          </table:table-cell>
          <table:table-cell table:formula="of:=[.C5]-(4/24)" office:value-type="time" office:time-value="PT1023525H28M10.98600084S" calcext:value-type="time">
            <text:p>21:28:11</text:p>
          </table:table-cell>
          <table:table-cell table:formula="of:=[.B5]/[.G$1]" office:value-type="float" office:value="0.0115756553620532" calcext:value-type="float">
            <text:p>0.011575655362053</text:p>
          </table:table-cell>
          <table:table-cell table:formula="of:=[.E5]*1000" office:value-type="float" office:value="11.5756553620532" calcext:value-type="float">
            <text:p>11.5756553620532</text:p>
          </table:table-cell>
          <table:table-cell/>
          <table:table-cell office:value-type="string" calcext:value-type="string">
            <text:p>RMS=</text:p>
          </table:table-cell>
          <table:table-cell table:formula="of:=SQRT(SUMSQ([.E$1:.E$1048576])/COUNT([.E$1:.E$1048576]))" office:value-type="float" office:value="0.0136572409418979" calcext:value-type="float">
            <text:p>0.013657240941898</text:p>
          </table:table-cell>
          <table:table-cell table:formula="of:=SQRT(SUMSQ([.F$1:.F$1048576])/COUNT([.F$1:.F$1048576]))" office:value-type="float" office:value="13.6572409418979" calcext:value-type="float">
            <text:p>13.6572409418979</text:p>
          </table:table-cell>
          <table:table-cell table:number-columns-repeated="1014"/>
        </table:table-row>
        <table:table-row table:style-name="ro1">
          <table:table-cell office:value-type="float" office:value="1475544492.466" calcext:value-type="float">
            <text:p>1475544492.466</text:p>
          </table:table-cell>
          <table:table-cell office:value-type="float" office:value="1.218261" calcext:value-type="float">
            <text:p>1.218261</text:p>
          </table:table-cell>
          <table:table-cell table:formula="of:=([.A6] / 86400) + 25569" office:value-type="date" office:date-value="2016-10-04T01:28:12.466" calcext:value-type="date">
            <text:p>2016-10-04 01:28:12.466</text:p>
          </table:table-cell>
          <table:table-cell table:formula="of:=[.C6]-(4/24)" office:value-type="time" office:time-value="PT1023525H28M12.466000188S" calcext:value-type="time">
            <text:p>21:28:12</text:p>
          </table:table-cell>
          <table:table-cell table:formula="of:=[.B6]/[.G$1]" office:value-type="float" office:value="0.0111664619615032" calcext:value-type="float">
            <text:p>0.011166461961503</text:p>
          </table:table-cell>
          <table:table-cell table:formula="of:=[.E6]*1000" office:value-type="float" office:value="11.1664619615032" calcext:value-type="float">
            <text:p>11.1664619615032</text:p>
          </table:table-cell>
          <table:table-cell table:number-columns-repeated="1018"/>
        </table:table-row>
        <table:table-row table:style-name="ro1">
          <table:table-cell office:value-type="float" office:value="1475544493.815" calcext:value-type="float">
            <text:p>1475544493.815</text:p>
          </table:table-cell>
          <table:table-cell office:value-type="float" office:value="1.217107" calcext:value-type="float">
            <text:p>1.217107</text:p>
          </table:table-cell>
          <table:table-cell table:formula="of:=([.A7] / 86400) + 25569" office:value-type="date" office:date-value="2016-10-04T01:28:13.815" calcext:value-type="date">
            <text:p>2016-10-04 01:28:13.815</text:p>
          </table:table-cell>
          <table:table-cell table:formula="of:=[.C7]-(4/24)" office:value-type="time" office:time-value="PT1023525H28M13.81499961S" calcext:value-type="time">
            <text:p>21:28:14</text:p>
          </table:table-cell>
          <table:table-cell table:formula="of:=[.B7]/[.G$1]" office:value-type="float" office:value="0.0111558845096242" calcext:value-type="float">
            <text:p>0.011155884509624</text:p>
          </table:table-cell>
          <table:table-cell table:formula="of:=[.E7]*1000" office:value-type="float" office:value="11.1558845096242" calcext:value-type="float">
            <text:p>11.1558845096242</text:p>
          </table:table-cell>
          <table:table-cell table:number-columns-repeated="1018"/>
        </table:table-row>
        <table:table-row table:style-name="ro1">
          <table:table-cell office:value-type="float" office:value="1475544495.106" calcext:value-type="float">
            <text:p>1475544495.106</text:p>
          </table:table-cell>
          <table:table-cell office:value-type="float" office:value="1.224013" calcext:value-type="float">
            <text:p>1.224013</text:p>
          </table:table-cell>
          <table:table-cell table:formula="of:=([.A8] / 86400) + 25569" office:value-type="date" office:date-value="2016-10-04T01:28:15.106" calcext:value-type="date">
            <text:p>2016-10-04 01:28:15.106</text:p>
          </table:table-cell>
          <table:table-cell table:formula="of:=[.C8]-(4/24)" office:value-type="time" office:time-value="PT1023525H28M15.106000034S" calcext:value-type="time">
            <text:p>21:28:15</text:p>
          </table:table-cell>
          <table:table-cell table:formula="of:=[.B8]/[.G$1]" office:value-type="float" office:value="0.0112191842346471" calcext:value-type="float">
            <text:p>0.011219184234647</text:p>
          </table:table-cell>
          <table:table-cell table:formula="of:=[.E8]*1000" office:value-type="float" office:value="11.2191842346471" calcext:value-type="float">
            <text:p>11.2191842346471</text:p>
          </table:table-cell>
          <table:table-cell table:number-columns-repeated="1018"/>
        </table:table-row>
        <table:table-row table:style-name="ro1">
          <table:table-cell office:value-type="float" office:value="1475544496.395" calcext:value-type="float">
            <text:p>1475544496.395</text:p>
          </table:table-cell>
          <table:table-cell office:value-type="float" office:value="1.241434" calcext:value-type="float">
            <text:p>1.241434</text:p>
          </table:table-cell>
          <table:table-cell table:formula="of:=([.A9] / 86400) + 25569" office:value-type="date" office:date-value="2016-10-04T01:28:16.395" calcext:value-type="date">
            <text:p>2016-10-04 01:28:16.395</text:p>
          </table:table-cell>
          <table:table-cell table:formula="of:=[.C9]-(4/24)" office:value-type="time" office:time-value="PT1023525H28M16.394999698S" calcext:value-type="time">
            <text:p>21:28:16</text:p>
          </table:table-cell>
          <table:table-cell table:formula="of:=[.B9]/[.G$1]" office:value-type="float" office:value="0.0113788634280477" calcext:value-type="float">
            <text:p>0.011378863428048</text:p>
          </table:table-cell>
          <table:table-cell table:formula="of:=[.E9]*1000" office:value-type="float" office:value="11.3788634280477" calcext:value-type="float">
            <text:p>11.3788634280477</text:p>
          </table:table-cell>
          <table:table-cell table:number-columns-repeated="1018"/>
        </table:table-row>
        <table:table-row table:style-name="ro1">
          <table:table-cell office:value-type="float" office:value="1475544497.75" calcext:value-type="float">
            <text:p>1475544497.75</text:p>
          </table:table-cell>
          <table:table-cell office:value-type="float" office:value="1.265945" calcext:value-type="float">
            <text:p>1.265945</text:p>
          </table:table-cell>
          <table:table-cell table:formula="of:=([.A10] / 86400) + 25569" office:value-type="date" office:date-value="2016-10-04T01:28:17.75" calcext:value-type="date">
            <text:p>2016-10-04 01:28:17.750</text:p>
          </table:table-cell>
          <table:table-cell table:formula="of:=[.C10]-(4/24)" office:value-type="time" office:time-value="PT1023525H28M17.750000563S" calcext:value-type="time">
            <text:p>21:28:18</text:p>
          </table:table-cell>
          <table:table-cell table:formula="of:=[.B10]/[.G$1]" office:value-type="float" office:value="0.011603528872594" calcext:value-type="float">
            <text:p>0.011603528872594</text:p>
          </table:table-cell>
          <table:table-cell table:formula="of:=[.E10]*1000" office:value-type="float" office:value="11.603528872594" calcext:value-type="float">
            <text:p>11.603528872594</text:p>
          </table:table-cell>
          <table:table-cell table:number-columns-repeated="1018"/>
        </table:table-row>
        <table:table-row table:style-name="ro1">
          <table:table-cell office:value-type="float" office:value="1475544499.075" calcext:value-type="float">
            <text:p>1475544499.075</text:p>
          </table:table-cell>
          <table:table-cell office:value-type="float" office:value="1.257701" calcext:value-type="float">
            <text:p>1.257701</text:p>
          </table:table-cell>
          <table:table-cell table:formula="of:=([.A11] / 86400) + 25569" office:value-type="date" office:date-value="2016-10-04T01:28:19.075001" calcext:value-type="date">
            <text:p>2016-10-04 01:28:19.075</text:p>
          </table:table-cell>
          <table:table-cell table:formula="of:=[.C11]-(4/24)" office:value-type="time" office:time-value="PT1023525H28M19.075000919S" calcext:value-type="time">
            <text:p>21:28:19</text:p>
          </table:table-cell>
          <table:table-cell table:formula="of:=[.B11]/[.G$1]" office:value-type="float" office:value="0.0115279651695692" calcext:value-type="float">
            <text:p>0.011527965169569</text:p>
          </table:table-cell>
          <table:table-cell table:formula="of:=[.E11]*1000" office:value-type="float" office:value="11.5279651695692" calcext:value-type="float">
            <text:p>11.5279651695692</text:p>
          </table:table-cell>
          <table:table-cell table:number-columns-repeated="1018"/>
        </table:table-row>
        <table:table-row table:style-name="ro1">
          <table:table-cell office:value-type="float" office:value="1475544500.366" calcext:value-type="float">
            <text:p>1475544500.366</text:p>
          </table:table-cell>
          <table:table-cell office:value-type="float" office:value="1.259607" calcext:value-type="float">
            <text:p>1.259607</text:p>
          </table:table-cell>
          <table:table-cell table:formula="of:=([.A12] / 86400) + 25569" office:value-type="date" office:date-value="2016-10-04T01:28:20.366" calcext:value-type="date">
            <text:p>2016-10-04 01:28:20.366</text:p>
          </table:table-cell>
          <table:table-cell table:formula="of:=[.C12]-(4/24)" office:value-type="time" office:time-value="PT1023525H28M20.366000086S" calcext:value-type="time">
            <text:p>21:28:20</text:p>
          </table:table-cell>
          <table:table-cell table:formula="of:=[.B12]/[.G$1]" office:value-type="float" office:value="0.011545435380385" calcext:value-type="float">
            <text:p>0.011545435380385</text:p>
          </table:table-cell>
          <table:table-cell table:formula="of:=[.E12]*1000" office:value-type="float" office:value="11.545435380385" calcext:value-type="float">
            <text:p>11.545435380385</text:p>
          </table:table-cell>
          <table:table-cell table:number-columns-repeated="1018"/>
        </table:table-row>
        <table:table-row table:style-name="ro1">
          <table:table-cell office:value-type="float" office:value="1475544501.658" calcext:value-type="float">
            <text:p>1475544501.658</text:p>
          </table:table-cell>
          <table:table-cell office:value-type="float" office:value="1.410316" calcext:value-type="float">
            <text:p>1.410316</text:p>
          </table:table-cell>
          <table:table-cell table:formula="of:=([.A13] / 86400) + 25569" office:value-type="date" office:date-value="2016-10-04T01:28:21.658" calcext:value-type="date">
            <text:p>2016-10-04 01:28:21.658</text:p>
          </table:table-cell>
          <table:table-cell table:formula="of:=[.C13]-(4/24)" office:value-type="time" office:time-value="PT1023525H28M21.658000052S" calcext:value-type="time">
            <text:p>21:28:22</text:p>
          </table:table-cell>
          <table:table-cell table:formula="of:=[.B13]/[.G$1]" office:value-type="float" office:value="0.012926819431714" calcext:value-type="float">
            <text:p>0.012926819431714</text:p>
          </table:table-cell>
          <table:table-cell table:formula="of:=[.E13]*1000" office:value-type="float" office:value="12.926819431714" calcext:value-type="float">
            <text:p>12.926819431714</text:p>
          </table:table-cell>
          <table:table-cell table:number-columns-repeated="1018"/>
        </table:table-row>
        <table:table-row table:style-name="ro1">
          <table:table-cell office:value-type="float" office:value="1475544502.95" calcext:value-type="float">
            <text:p>1475544502.95</text:p>
          </table:table-cell>
          <table:table-cell office:value-type="float" office:value="1.572237" calcext:value-type="float">
            <text:p>1.572237</text:p>
          </table:table-cell>
          <table:table-cell table:formula="of:=([.A14] / 86400) + 25569" office:value-type="date" office:date-value="2016-10-04T01:28:22.95" calcext:value-type="date">
            <text:p>2016-10-04 01:28:22.950</text:p>
          </table:table-cell>
          <table:table-cell table:formula="of:=[.C14]-(4/24)" office:value-type="time" office:time-value="PT1023525H28M22.950000018S" calcext:value-type="time">
            <text:p>21:28:23</text:p>
          </table:table-cell>
          <table:table-cell table:formula="of:=[.B14]/[.G$1]" office:value-type="float" office:value="0.0144109715857012" calcext:value-type="float">
            <text:p>0.014410971585701</text:p>
          </table:table-cell>
          <table:table-cell table:formula="of:=[.E14]*1000" office:value-type="float" office:value="14.4109715857012" calcext:value-type="float">
            <text:p>14.4109715857012</text:p>
          </table:table-cell>
          <table:table-cell table:number-columns-repeated="1018"/>
        </table:table-row>
        <table:table-row table:style-name="ro1">
          <table:table-cell office:value-type="float" office:value="1475544504.531" calcext:value-type="float">
            <text:p>1475544504.531</text:p>
          </table:table-cell>
          <table:table-cell office:value-type="float" office:value="1.62712" calcext:value-type="float">
            <text:p>1.62712</text:p>
          </table:table-cell>
          <table:table-cell table:formula="of:=([.A15] / 86400) + 25569" office:value-type="date" office:date-value="2016-10-04T01:28:24.531" calcext:value-type="date">
            <text:p>2016-10-04 01:28:24.531</text:p>
          </table:table-cell>
          <table:table-cell table:formula="of:=[.C15]-(4/24)" office:value-type="time" office:time-value="PT1023525H28M24.530999623S" calcext:value-type="time">
            <text:p>21:28:25</text:p>
          </table:table-cell>
          <table:table-cell table:formula="of:=[.B15]/[.G$1]" office:value-type="float" office:value="0.0149140238313474" calcext:value-type="float">
            <text:p>0.014914023831347</text:p>
          </table:table-cell>
          <table:table-cell table:formula="of:=[.E15]*1000" office:value-type="float" office:value="14.9140238313474" calcext:value-type="float">
            <text:p>14.9140238313474</text:p>
          </table:table-cell>
          <table:table-cell table:number-columns-repeated="1018"/>
        </table:table-row>
        <table:table-row table:style-name="ro1">
          <table:table-cell office:value-type="float" office:value="1475544505.823" calcext:value-type="float">
            <text:p>1475544505.823</text:p>
          </table:table-cell>
          <table:table-cell office:value-type="float" office:value="1.626516" calcext:value-type="float">
            <text:p>1.626516</text:p>
          </table:table-cell>
          <table:table-cell table:formula="of:=([.A16] / 86400) + 25569" office:value-type="date" office:date-value="2016-10-04T01:28:25.823" calcext:value-type="date">
            <text:p>2016-10-04 01:28:25.823</text:p>
          </table:table-cell>
          <table:table-cell table:formula="of:=[.C16]-(4/24)" office:value-type="time" office:time-value="PT1023525H28M25.823000427S" calcext:value-type="time">
            <text:p>21:28:26</text:p>
          </table:table-cell>
          <table:table-cell table:formula="of:=[.B16]/[.G$1]" office:value-type="float" office:value="0.0149084876260312" calcext:value-type="float">
            <text:p>0.014908487626031</text:p>
          </table:table-cell>
          <table:table-cell table:formula="of:=[.E16]*1000" office:value-type="float" office:value="14.9084876260312" calcext:value-type="float">
            <text:p>14.9084876260312</text:p>
          </table:table-cell>
          <table:table-cell table:number-columns-repeated="1018"/>
        </table:table-row>
        <table:table-row table:style-name="ro1">
          <table:table-cell office:value-type="float" office:value="1475544507.113" calcext:value-type="float">
            <text:p>1475544507.113</text:p>
          </table:table-cell>
          <table:table-cell office:value-type="float" office:value="1.597242" calcext:value-type="float">
            <text:p>1.597242</text:p>
          </table:table-cell>
          <table:table-cell table:formula="of:=([.A17] / 86400) + 25569" office:value-type="date" office:date-value="2016-10-04T01:28:27.113" calcext:value-type="date">
            <text:p>2016-10-04 01:28:27.113</text:p>
          </table:table-cell>
          <table:table-cell table:formula="of:=[.C17]-(4/24)" office:value-type="time" office:time-value="PT1023525H28M27.113000471S" calcext:value-type="time">
            <text:p>21:28:27</text:p>
          </table:table-cell>
          <table:table-cell table:formula="of:=[.B17]/[.G$1]" office:value-type="float" office:value="0.0146401649862511" calcext:value-type="float">
            <text:p>0.014640164986251</text:p>
          </table:table-cell>
          <table:table-cell table:formula="of:=[.E17]*1000" office:value-type="float" office:value="14.6401649862511" calcext:value-type="float">
            <text:p>14.6401649862511</text:p>
          </table:table-cell>
          <table:table-cell table:number-columns-repeated="1018"/>
        </table:table-row>
        <table:table-row table:style-name="ro1">
          <table:table-cell office:value-type="float" office:value="1475544508.468" calcext:value-type="float">
            <text:p>1475544508.468</text:p>
          </table:table-cell>
          <table:table-cell office:value-type="float" office:value="1.541314" calcext:value-type="float">
            <text:p>1.541314</text:p>
          </table:table-cell>
          <table:table-cell table:formula="of:=([.A18] / 86400) + 25569" office:value-type="date" office:date-value="2016-10-04T01:28:28.468" calcext:value-type="date">
            <text:p>2016-10-04 01:28:28.468</text:p>
          </table:table-cell>
          <table:table-cell table:formula="of:=[.C18]-(4/24)" office:value-type="time" office:time-value="PT1023525H28M28.468000079S" calcext:value-type="time">
            <text:p>21:28:28</text:p>
          </table:table-cell>
          <table:table-cell table:formula="of:=[.B18]/[.G$1]" office:value-type="float" office:value="0.0141275343721357" calcext:value-type="float">
            <text:p>0.014127534372136</text:p>
          </table:table-cell>
          <table:table-cell table:formula="of:=[.E18]*1000" office:value-type="float" office:value="14.1275343721357" calcext:value-type="float">
            <text:p>14.1275343721357</text:p>
          </table:table-cell>
          <table:table-cell table:number-columns-repeated="1018"/>
        </table:table-row>
        <table:table-row table:style-name="ro1">
          <table:table-cell office:value-type="float" office:value="1475544509.791" calcext:value-type="float">
            <text:p>1475544509.791</text:p>
          </table:table-cell>
          <table:table-cell office:value-type="float" office:value="1.503632" calcext:value-type="float">
            <text:p>1.503632</text:p>
          </table:table-cell>
          <table:table-cell table:formula="of:=([.A19] / 86400) + 25569" office:value-type="date" office:date-value="2016-10-04T01:28:29.791" calcext:value-type="date">
            <text:p>2016-10-04 01:28:29.791</text:p>
          </table:table-cell>
          <table:table-cell table:formula="of:=[.C19]-(4/24)" office:value-type="time" office:time-value="PT1023525H28M29.791000094S" calcext:value-type="time">
            <text:p>21:28:30</text:p>
          </table:table-cell>
          <table:table-cell table:formula="of:=[.B19]/[.G$1]" office:value-type="float" office:value="0.0137821448212649" calcext:value-type="float">
            <text:p>0.013782144821265</text:p>
          </table:table-cell>
          <table:table-cell table:formula="of:=[.E19]*1000" office:value-type="float" office:value="13.7821448212649" calcext:value-type="float">
            <text:p>13.7821448212649</text:p>
          </table:table-cell>
          <table:table-cell table:number-columns-repeated="1018"/>
        </table:table-row>
        <table:table-row table:style-name="ro1">
          <table:table-cell office:value-type="float" office:value="1475544511.083" calcext:value-type="float">
            <text:p>1475544511.083</text:p>
          </table:table-cell>
          <table:table-cell office:value-type="float" office:value="1.502955" calcext:value-type="float">
            <text:p>1.502955</text:p>
          </table:table-cell>
          <table:table-cell table:formula="of:=([.A20] / 86400) + 25569" office:value-type="date" office:date-value="2016-10-04T01:28:31.083" calcext:value-type="date">
            <text:p>2016-10-04 01:28:31.083</text:p>
          </table:table-cell>
          <table:table-cell table:formula="of:=[.C20]-(4/24)" office:value-type="time" office:time-value="PT1023525H28M31.08300006S" calcext:value-type="time">
            <text:p>21:28:31</text:p>
          </table:table-cell>
          <table:table-cell table:formula="of:=[.B20]/[.G$1]" office:value-type="float" office:value="0.0137759395050412" calcext:value-type="float">
            <text:p>0.013775939505041</text:p>
          </table:table-cell>
          <table:table-cell table:formula="of:=[.E20]*1000" office:value-type="float" office:value="13.7759395050412" calcext:value-type="float">
            <text:p>13.7759395050412</text:p>
          </table:table-cell>
          <table:table-cell table:number-columns-repeated="1018"/>
        </table:table-row>
        <table:table-row table:style-name="ro1">
          <table:table-cell office:value-type="float" office:value="1475544512.375" calcext:value-type="float">
            <text:p>1475544512.375</text:p>
          </table:table-cell>
          <table:table-cell office:value-type="float" office:value="1.507351" calcext:value-type="float">
            <text:p>1.507351</text:p>
          </table:table-cell>
          <table:table-cell table:formula="of:=([.A21] / 86400) + 25569" office:value-type="date" office:date-value="2016-10-04T01:28:32.375" calcext:value-type="date">
            <text:p>2016-10-04 01:28:32.375</text:p>
          </table:table-cell>
          <table:table-cell table:formula="of:=[.C21]-(4/24)" office:value-type="time" office:time-value="PT1023525H28M32.375000026S" calcext:value-type="time">
            <text:p>21:28:32</text:p>
          </table:table-cell>
          <table:table-cell table:formula="of:=[.B21]/[.G$1]" office:value-type="float" office:value="0.0138162328139322" calcext:value-type="float">
            <text:p>0.013816232813932</text:p>
          </table:table-cell>
          <table:table-cell table:formula="of:=[.E21]*1000" office:value-type="float" office:value="13.8162328139322" calcext:value-type="float">
            <text:p>13.8162328139322</text:p>
          </table:table-cell>
          <table:table-cell table:number-columns-repeated="1018"/>
        </table:table-row>
        <table:table-row table:style-name="ro1">
          <table:table-cell office:value-type="float" office:value="1475544513.968" calcext:value-type="float">
            <text:p>1475544513.968</text:p>
          </table:table-cell>
          <table:table-cell office:value-type="float" office:value="1.569361" calcext:value-type="float">
            <text:p>1.569361</text:p>
          </table:table-cell>
          <table:table-cell table:formula="of:=([.A22] / 86400) + 25569" office:value-type="date" office:date-value="2016-10-04T01:28:33.968" calcext:value-type="date">
            <text:p>2016-10-04 01:28:33.968</text:p>
          </table:table-cell>
          <table:table-cell table:formula="of:=[.C22]-(4/24)" office:value-type="time" office:time-value="PT1023525H28M33.968000002S" calcext:value-type="time">
            <text:p>21:28:34</text:p>
          </table:table-cell>
          <table:table-cell table:formula="of:=[.B22]/[.G$1]" office:value-type="float" office:value="0.0143846104491292" calcext:value-type="float">
            <text:p>0.014384610449129</text:p>
          </table:table-cell>
          <table:table-cell table:formula="of:=[.E22]*1000" office:value-type="float" office:value="14.3846104491292" calcext:value-type="float">
            <text:p>14.3846104491292</text:p>
          </table:table-cell>
          <table:table-cell table:number-columns-repeated="1018"/>
        </table:table-row>
        <table:table-row table:style-name="ro1">
          <table:table-cell office:value-type="float" office:value="1475544515.265" calcext:value-type="float">
            <text:p>1475544515.265</text:p>
          </table:table-cell>
          <table:table-cell office:value-type="float" office:value="1.619683" calcext:value-type="float">
            <text:p>1.619683</text:p>
          </table:table-cell>
          <table:table-cell table:formula="of:=([.A23] / 86400) + 25569" office:value-type="date" office:date-value="2016-10-04T01:28:35.265" calcext:value-type="date">
            <text:p>2016-10-04 01:28:35.265</text:p>
          </table:table-cell>
          <table:table-cell table:formula="of:=[.C23]-(4/24)" office:value-type="time" office:time-value="PT1023525H28M35.265000612S" calcext:value-type="time">
            <text:p>21:28:35</text:p>
          </table:table-cell>
          <table:table-cell table:formula="of:=[.B23]/[.G$1]" office:value-type="float" office:value="0.0148458570119157" calcext:value-type="float">
            <text:p>0.014845857011916</text:p>
          </table:table-cell>
          <table:table-cell table:formula="of:=[.E23]*1000" office:value-type="float" office:value="14.8458570119157" calcext:value-type="float">
            <text:p>14.8458570119157</text:p>
          </table:table-cell>
          <table:table-cell table:number-columns-repeated="1018"/>
        </table:table-row>
        <table:table-row table:style-name="ro1">
          <table:table-cell office:value-type="float" office:value="1475544516.556" calcext:value-type="float">
            <text:p>1475544516.556</text:p>
          </table:table-cell>
          <table:table-cell office:value-type="float" office:value="1.620287" calcext:value-type="float">
            <text:p>1.620287</text:p>
          </table:table-cell>
          <table:table-cell table:formula="of:=([.A24] / 86400) + 25569" office:value-type="date" office:date-value="2016-10-04T01:28:36.556" calcext:value-type="date">
            <text:p>2016-10-04 01:28:36.556</text:p>
          </table:table-cell>
          <table:table-cell table:formula="of:=[.C24]-(4/24)" office:value-type="time" office:time-value="PT1023525H28M36.555999778S" calcext:value-type="time">
            <text:p>21:28:37</text:p>
          </table:table-cell>
          <table:table-cell table:formula="of:=[.B24]/[.G$1]" office:value-type="float" office:value="0.0148513932172319" calcext:value-type="float">
            <text:p>0.014851393217232</text:p>
          </table:table-cell>
          <table:table-cell table:formula="of:=[.E24]*1000" office:value-type="float" office:value="14.8513932172319" calcext:value-type="float">
            <text:p>14.8513932172319</text:p>
          </table:table-cell>
          <table:table-cell table:number-columns-repeated="1018"/>
        </table:table-row>
        <table:table-row table:style-name="ro1">
          <table:table-cell office:value-type="float" office:value="1475544517.915" calcext:value-type="float">
            <text:p>1475544517.915</text:p>
          </table:table-cell>
          <table:table-cell office:value-type="float" office:value="1.618803" calcext:value-type="float">
            <text:p>1.618803</text:p>
          </table:table-cell>
          <table:table-cell table:formula="of:=([.A25] / 86400) + 25569" office:value-type="date" office:date-value="2016-10-04T01:28:37.915" calcext:value-type="date">
            <text:p>2016-10-04 01:28:37.915</text:p>
          </table:table-cell>
          <table:table-cell table:formula="of:=[.C25]-(4/24)" office:value-type="time" office:time-value="PT1023525H28M37.914999649S" calcext:value-type="time">
            <text:p>21:28:38</text:p>
          </table:table-cell>
          <table:table-cell table:formula="of:=[.B25]/[.G$1]" office:value-type="float" office:value="0.0148377910174152" calcext:value-type="float">
            <text:p>0.014837791017415</text:p>
          </table:table-cell>
          <table:table-cell table:formula="of:=[.E25]*1000" office:value-type="float" office:value="14.8377910174152" calcext:value-type="float">
            <text:p>14.8377910174152</text:p>
          </table:table-cell>
          <table:table-cell table:number-columns-repeated="1018"/>
        </table:table-row>
        <table:table-row table:style-name="ro1">
          <table:table-cell office:value-type="float" office:value="1475544519.238" calcext:value-type="float">
            <text:p>1475544519.238</text:p>
          </table:table-cell>
          <table:table-cell office:value-type="float" office:value="1.658794" calcext:value-type="float">
            <text:p>1.658794</text:p>
          </table:table-cell>
          <table:table-cell table:formula="of:=([.A26] / 86400) + 25569" office:value-type="date" office:date-value="2016-10-04T01:28:39.238" calcext:value-type="date">
            <text:p>2016-10-04 01:28:39.238</text:p>
          </table:table-cell>
          <table:table-cell table:formula="of:=[.C26]-(4/24)" office:value-type="time" office:time-value="PT1023525H28M39.238000084S" calcext:value-type="time">
            <text:p>21:28:39</text:p>
          </table:table-cell>
          <table:table-cell table:formula="of:=[.B26]/[.G$1]" office:value-type="float" office:value="0.0152043446379468" calcext:value-type="float">
            <text:p>0.015204344637947</text:p>
          </table:table-cell>
          <table:table-cell table:formula="of:=[.E26]*1000" office:value-type="float" office:value="15.2043446379468" calcext:value-type="float">
            <text:p>15.2043446379468</text:p>
          </table:table-cell>
          <table:table-cell table:number-columns-repeated="1018"/>
        </table:table-row>
        <table:table-row table:style-name="ro1">
          <table:table-cell office:value-type="float" office:value="1475544520.53" calcext:value-type="float">
            <text:p>1475544520.53</text:p>
          </table:table-cell>
          <table:table-cell office:value-type="float" office:value="1.709079" calcext:value-type="float">
            <text:p>1.709079</text:p>
          </table:table-cell>
          <table:table-cell table:formula="of:=([.A27] / 86400) + 25569" office:value-type="date" office:date-value="2016-10-04T01:28:40.53" calcext:value-type="date">
            <text:p>2016-10-04 01:28:40.530</text:p>
          </table:table-cell>
          <table:table-cell table:formula="of:=[.C27]-(4/24)" office:value-type="time" office:time-value="PT1023525H28M40.53000005S" calcext:value-type="time">
            <text:p>21:28:41</text:p>
          </table:table-cell>
          <table:table-cell table:formula="of:=[.B27]/[.G$1]" office:value-type="float" office:value="0.0156652520623281" calcext:value-type="float">
            <text:p>0.015665252062328</text:p>
          </table:table-cell>
          <table:table-cell table:formula="of:=[.E27]*1000" office:value-type="float" office:value="15.6652520623281" calcext:value-type="float">
            <text:p>15.6652520623281</text:p>
          </table:table-cell>
          <table:table-cell table:number-columns-repeated="1018"/>
        </table:table-row>
        <table:table-row table:style-name="ro1">
          <table:table-cell office:value-type="float" office:value="1475544521.821" calcext:value-type="float">
            <text:p>1475544521.821</text:p>
          </table:table-cell>
          <table:table-cell office:value-type="float" office:value="1.735806" calcext:value-type="float">
            <text:p>1.735806</text:p>
          </table:table-cell>
          <table:table-cell table:formula="of:=([.A28] / 86400) + 25569" office:value-type="date" office:date-value="2016-10-04T01:28:41.821" calcext:value-type="date">
            <text:p>2016-10-04 01:28:41.821</text:p>
          </table:table-cell>
          <table:table-cell table:formula="of:=[.C28]-(4/24)" office:value-type="time" office:time-value="PT1023525H28M41.821000054S" calcext:value-type="time">
            <text:p>21:28:42</text:p>
          </table:table-cell>
          <table:table-cell table:formula="of:=[.B28]/[.G$1]" office:value-type="float" office:value="0.015910229147571" calcext:value-type="float">
            <text:p>0.015910229147571</text:p>
          </table:table-cell>
          <table:table-cell table:formula="of:=[.E28]*1000" office:value-type="float" office:value="15.910229147571" calcext:value-type="float">
            <text:p>15.910229147571</text:p>
          </table:table-cell>
          <table:table-cell table:number-columns-repeated="1018"/>
        </table:table-row>
        <table:table-row table:style-name="ro1">
          <table:table-cell office:value-type="float" office:value="1475544523.115" calcext:value-type="float">
            <text:p>1475544523.115</text:p>
          </table:table-cell>
          <table:table-cell office:value-type="float" office:value="1.735934" calcext:value-type="float">
            <text:p>1.735934</text:p>
          </table:table-cell>
          <table:table-cell table:formula="of:=([.A29] / 86400) + 25569" office:value-type="date" office:date-value="2016-10-04T01:28:43.115" calcext:value-type="date">
            <text:p>2016-10-04 01:28:43.115</text:p>
          </table:table-cell>
          <table:table-cell table:formula="of:=[.C29]-(4/24)" office:value-type="time" office:time-value="PT1023525H28M43.115000781S" calcext:value-type="time">
            <text:p>21:28:43</text:p>
          </table:table-cell>
          <table:table-cell table:formula="of:=[.B29]/[.G$1]" office:value-type="float" office:value="0.0159114023831347" calcext:value-type="float">
            <text:p>0.015911402383135</text:p>
          </table:table-cell>
          <table:table-cell table:formula="of:=[.E29]*1000" office:value-type="float" office:value="15.9114023831347" calcext:value-type="float">
            <text:p>15.9114023831347</text:p>
          </table:table-cell>
          <table:table-cell table:number-columns-repeated="1018"/>
        </table:table-row>
        <table:table-row table:style-name="ro1">
          <table:table-cell office:value-type="float" office:value="1475544524.686" calcext:value-type="float">
            <text:p>1475544524.686</text:p>
          </table:table-cell>
          <table:table-cell office:value-type="float" office:value="1.681143" calcext:value-type="float">
            <text:p>1.681143</text:p>
          </table:table-cell>
          <table:table-cell table:formula="of:=([.A30] / 86400) + 25569" office:value-type="date" office:date-value="2016-10-04T01:28:44.686" calcext:value-type="date">
            <text:p>2016-10-04 01:28:44.686</text:p>
          </table:table-cell>
          <table:table-cell table:formula="of:=[.C30]-(4/24)" office:value-type="time" office:time-value="PT1023525H28M44.685999937S" calcext:value-type="time">
            <text:p>21:28:45</text:p>
          </table:table-cell>
          <table:table-cell table:formula="of:=[.B30]/[.G$1]" office:value-type="float" office:value="0.01540919340055" calcext:value-type="float">
            <text:p>0.01540919340055</text:p>
          </table:table-cell>
          <table:table-cell table:formula="of:=[.E30]*1000" office:value-type="float" office:value="15.40919340055" calcext:value-type="float">
            <text:p>15.40919340055</text:p>
          </table:table-cell>
          <table:table-cell table:number-columns-repeated="1018"/>
        </table:table-row>
        <table:table-row table:style-name="ro1">
          <table:table-cell office:value-type="float" office:value="1475544525.978" calcext:value-type="float">
            <text:p>1475544525.978</text:p>
          </table:table-cell>
          <table:table-cell office:value-type="float" office:value="1.518544" calcext:value-type="float">
            <text:p>1.518544</text:p>
          </table:table-cell>
          <table:table-cell table:formula="of:=([.A31] / 86400) + 25569" office:value-type="date" office:date-value="2016-10-04T01:28:45.978" calcext:value-type="date">
            <text:p>2016-10-04 01:28:45.978</text:p>
          </table:table-cell>
          <table:table-cell table:formula="of:=[.C31]-(4/24)" office:value-type="time" office:time-value="PT1023525H28M45.978000741S" calcext:value-type="time">
            <text:p>21:28:46</text:p>
          </table:table-cell>
          <table:table-cell table:formula="of:=[.B31]/[.G$1]" office:value-type="float" office:value="0.0139188267644363" calcext:value-type="float">
            <text:p>0.013918826764436</text:p>
          </table:table-cell>
          <table:table-cell table:formula="of:=[.E31]*1000" office:value-type="float" office:value="13.9188267644363" calcext:value-type="float">
            <text:p>13.9188267644363</text:p>
          </table:table-cell>
          <table:table-cell table:number-columns-repeated="1018"/>
        </table:table-row>
        <table:table-row table:style-name="ro1">
          <table:table-cell office:value-type="float" office:value="1475544527.27" calcext:value-type="float">
            <text:p>1475544527.27</text:p>
          </table:table-cell>
          <table:table-cell office:value-type="float" office:value="1.362321" calcext:value-type="float">
            <text:p>1.362321</text:p>
          </table:table-cell>
          <table:table-cell table:formula="of:=([.A32] / 86400) + 25569" office:value-type="date" office:date-value="2016-10-04T01:28:47.27" calcext:value-type="date">
            <text:p>2016-10-04 01:28:47.270</text:p>
          </table:table-cell>
          <table:table-cell table:formula="of:=[.C32]-(4/24)" office:value-type="time" office:time-value="PT1023525H28M47.270000288S" calcext:value-type="time">
            <text:p>21:28:47</text:p>
          </table:table-cell>
          <table:table-cell table:formula="of:=[.B32]/[.G$1]" office:value-type="float" office:value="0.0124869019248396" calcext:value-type="float">
            <text:p>0.01248690192484</text:p>
          </table:table-cell>
          <table:table-cell table:formula="of:=[.E32]*1000" office:value-type="float" office:value="12.4869019248396" calcext:value-type="float">
            <text:p>12.4869019248396</text:p>
          </table:table-cell>
          <table:table-cell table:number-columns-repeated="1018"/>
        </table:table-row>
        <table:table-row table:style-name="ro1">
          <table:table-cell office:value-type="float" office:value="1475544528.626" calcext:value-type="float">
            <text:p>1475544528.626</text:p>
          </table:table-cell>
          <table:table-cell office:value-type="float" office:value="1.357466" calcext:value-type="float">
            <text:p>1.357466</text:p>
          </table:table-cell>
          <table:table-cell table:formula="of:=([.A33] / 86400) + 25569" office:value-type="date" office:date-value="2016-10-04T01:28:48.626" calcext:value-type="date">
            <text:p>2016-10-04 01:28:48.626</text:p>
          </table:table-cell>
          <table:table-cell table:formula="of:=[.C33]-(4/24)" office:value-type="time" office:time-value="PT1023525H28M48.626000276S" calcext:value-type="time">
            <text:p>21:28:49</text:p>
          </table:table-cell>
          <table:table-cell table:formula="of:=[.B33]/[.G$1]" office:value-type="float" office:value="0.0124424014665445" calcext:value-type="float">
            <text:p>0.012442401466545</text:p>
          </table:table-cell>
          <table:table-cell table:formula="of:=[.E33]*1000" office:value-type="float" office:value="12.4424014665445" calcext:value-type="float">
            <text:p>12.4424014665445</text:p>
          </table:table-cell>
          <table:table-cell table:number-columns-repeated="1018"/>
        </table:table-row>
        <table:table-row table:style-name="ro1">
          <table:table-cell office:value-type="float" office:value="1475544529.95" calcext:value-type="float">
            <text:p>1475544529.95</text:p>
          </table:table-cell>
          <table:table-cell office:value-type="float" office:value="1.358877" calcext:value-type="float">
            <text:p>1.358877</text:p>
          </table:table-cell>
          <table:table-cell table:formula="of:=([.A34] / 86400) + 25569" office:value-type="date" office:date-value="2016-10-04T01:28:49.95" calcext:value-type="date">
            <text:p>2016-10-04 01:28:49.950</text:p>
          </table:table-cell>
          <table:table-cell table:formula="of:=[.C34]-(4/24)" office:value-type="time" office:time-value="PT1023525H28M49.950000253S" calcext:value-type="time">
            <text:p>21:28:50</text:p>
          </table:table-cell>
          <table:table-cell table:formula="of:=[.B34]/[.G$1]" office:value-type="float" office:value="0.0124553345554537" calcext:value-type="float">
            <text:p>0.012455334555454</text:p>
          </table:table-cell>
          <table:table-cell table:formula="of:=[.E34]*1000" office:value-type="float" office:value="12.4553345554537" calcext:value-type="float">
            <text:p>12.4553345554537</text:p>
          </table:table-cell>
          <table:table-cell table:number-columns-repeated="1018"/>
        </table:table-row>
        <table:table-row table:style-name="ro1">
          <table:table-cell office:value-type="float" office:value="1475544531.246" calcext:value-type="float">
            <text:p>1475544531.246</text:p>
          </table:table-cell>
          <table:table-cell office:value-type="float" office:value="1.301282" calcext:value-type="float">
            <text:p>1.301282</text:p>
          </table:table-cell>
          <table:table-cell table:formula="of:=([.A35] / 86400) + 25569" office:value-type="date" office:date-value="2016-10-04T01:28:51.246" calcext:value-type="date">
            <text:p>2016-10-04 01:28:51.246</text:p>
          </table:table-cell>
          <table:table-cell table:formula="of:=[.C35]-(4/24)" office:value-type="time" office:time-value="PT1023525H28M51.246000063S" calcext:value-type="time">
            <text:p>21:28:51</text:p>
          </table:table-cell>
          <table:table-cell table:formula="of:=[.B35]/[.G$1]" office:value-type="float" office:value="0.0119274243813016" calcext:value-type="float">
            <text:p>0.011927424381302</text:p>
          </table:table-cell>
          <table:table-cell table:formula="of:=[.E35]*1000" office:value-type="float" office:value="11.9274243813016" calcext:value-type="float">
            <text:p>11.9274243813016</text:p>
          </table:table-cell>
          <table:table-cell table:number-columns-repeated="1018"/>
        </table:table-row>
        <table:table-row table:style-name="ro1">
          <table:table-cell office:value-type="float" office:value="1475544532.538" calcext:value-type="float">
            <text:p>1475544532.538</text:p>
          </table:table-cell>
          <table:table-cell office:value-type="float" office:value="1.23244" calcext:value-type="float">
            <text:p>1.23244</text:p>
          </table:table-cell>
          <table:table-cell table:formula="of:=([.A36] / 86400) + 25569" office:value-type="date" office:date-value="2016-10-04T01:28:52.538" calcext:value-type="date">
            <text:p>2016-10-04 01:28:52.538</text:p>
          </table:table-cell>
          <table:table-cell table:formula="of:=[.C36]-(4/24)" office:value-type="time" office:time-value="PT1023525H28M52.538000867S" calcext:value-type="time">
            <text:p>21:28:53</text:p>
          </table:table-cell>
          <table:table-cell table:formula="of:=[.B36]/[.G$1]" office:value-type="float" office:value="0.0112964252978918" calcext:value-type="float">
            <text:p>0.011296425297892</text:p>
          </table:table-cell>
          <table:table-cell table:formula="of:=[.E36]*1000" office:value-type="float" office:value="11.2964252978918" calcext:value-type="float">
            <text:p>11.2964252978918</text:p>
          </table:table-cell>
          <table:table-cell table:number-columns-repeated="1018"/>
        </table:table-row>
        <table:table-row table:style-name="ro1">
          <table:table-cell office:value-type="float" office:value="1475544534.122" calcext:value-type="float">
            <text:p>1475544534.122</text:p>
          </table:table-cell>
          <table:table-cell office:value-type="float" office:value="1.201536" calcext:value-type="float">
            <text:p>1.201536</text:p>
          </table:table-cell>
          <table:table-cell table:formula="of:=([.A37] / 86400) + 25569" office:value-type="date" office:date-value="2016-10-04T01:28:54.122" calcext:value-type="date">
            <text:p>2016-10-04 01:28:54.122</text:p>
          </table:table-cell>
          <table:table-cell table:formula="of:=[.C37]-(4/24)" office:value-type="time" office:time-value="PT1023525H28M54.122000355S" calcext:value-type="time">
            <text:p>21:28:54</text:p>
          </table:table-cell>
          <table:table-cell table:formula="of:=[.B37]/[.G$1]" office:value-type="float" office:value="0.0110131622364803" calcext:value-type="float">
            <text:p>0.01101316223648</text:p>
          </table:table-cell>
          <table:table-cell table:formula="of:=[.E37]*1000" office:value-type="float" office:value="11.0131622364803" calcext:value-type="float">
            <text:p>11.0131622364803</text:p>
          </table:table-cell>
          <table:table-cell table:number-columns-repeated="1018"/>
        </table:table-row>
        <table:table-row table:style-name="ro1">
          <table:table-cell office:value-type="float" office:value="1475544535.413" calcext:value-type="float">
            <text:p>1475544535.413</text:p>
          </table:table-cell>
          <table:table-cell office:value-type="float" office:value="1.200675" calcext:value-type="float">
            <text:p>1.200675</text:p>
          </table:table-cell>
          <table:table-cell table:formula="of:=([.A38] / 86400) + 25569" office:value-type="date" office:date-value="2016-10-04T01:28:55.413" calcext:value-type="date">
            <text:p>2016-10-04 01:28:55.413</text:p>
          </table:table-cell>
          <table:table-cell table:formula="of:=[.C38]-(4/24)" office:value-type="time" office:time-value="PT1023525H28M55.41300036S" calcext:value-type="time">
            <text:p>21:28:55</text:p>
          </table:table-cell>
          <table:table-cell table:formula="of:=[.B38]/[.G$1]" office:value-type="float" office:value="0.0110052703941338" calcext:value-type="float">
            <text:p>0.011005270394134</text:p>
          </table:table-cell>
          <table:table-cell table:formula="of:=[.E38]*1000" office:value-type="float" office:value="11.0052703941338" calcext:value-type="float">
            <text:p>11.0052703941338</text:p>
          </table:table-cell>
          <table:table-cell table:number-columns-repeated="1018"/>
        </table:table-row>
        <table:table-row table:style-name="ro1">
          <table:table-cell office:value-type="float" office:value="1475544536.669" calcext:value-type="float">
            <text:p>1475544536.669</text:p>
          </table:table-cell>
          <table:table-cell office:value-type="float" office:value="1.211245" calcext:value-type="float">
            <text:p>1.211245</text:p>
          </table:table-cell>
          <table:table-cell table:formula="of:=([.A39] / 86400) + 25569" office:value-type="date" office:date-value="2016-10-04T01:28:56.669" calcext:value-type="date">
            <text:p>2016-10-04 01:28:56.669</text:p>
          </table:table-cell>
          <table:table-cell table:formula="of:=[.C39]-(4/24)" office:value-type="time" office:time-value="PT1023525H28M56.669000052S" calcext:value-type="time">
            <text:p>21:28:57</text:p>
          </table:table-cell>
          <table:table-cell table:formula="of:=[.B39]/[.G$1]" office:value-type="float" office:value="0.0111021539871677" calcext:value-type="float">
            <text:p>0.011102153987168</text:p>
          </table:table-cell>
          <table:table-cell table:formula="of:=[.E39]*1000" office:value-type="float" office:value="11.1021539871677" calcext:value-type="float">
            <text:p>11.1021539871677</text:p>
          </table:table-cell>
          <table:table-cell table:number-columns-repeated="1018"/>
        </table:table-row>
        <table:table-row table:style-name="ro1">
          <table:table-cell office:value-type="float" office:value="1475544538.026" calcext:value-type="float">
            <text:p>1475544538.026</text:p>
          </table:table-cell>
          <table:table-cell office:value-type="float" office:value="1.232678" calcext:value-type="float">
            <text:p>1.232678</text:p>
          </table:table-cell>
          <table:table-cell table:formula="of:=([.A40] / 86400) + 25569" office:value-type="date" office:date-value="2016-10-04T01:28:58.026" calcext:value-type="date">
            <text:p>2016-10-04 01:28:58.026</text:p>
          </table:table-cell>
          <table:table-cell table:formula="of:=[.C40]-(4/24)" office:value-type="time" office:time-value="PT1023525H28M58.026000001S" calcext:value-type="time">
            <text:p>21:28:58</text:p>
          </table:table-cell>
          <table:table-cell table:formula="of:=[.B40]/[.G$1]" office:value-type="float" office:value="0.0112986067827681" calcext:value-type="float">
            <text:p>0.011298606782768</text:p>
          </table:table-cell>
          <table:table-cell table:formula="of:=[.E40]*1000" office:value-type="float" office:value="11.2986067827681" calcext:value-type="float">
            <text:p>11.2986067827681</text:p>
          </table:table-cell>
          <table:table-cell table:number-columns-repeated="1018"/>
        </table:table-row>
        <table:table-row table:style-name="ro1">
          <table:table-cell office:value-type="float" office:value="1475544539.351" calcext:value-type="float">
            <text:p>1475544539.351</text:p>
          </table:table-cell>
          <table:table-cell office:value-type="float" office:value="1.248322" calcext:value-type="float">
            <text:p>1.248322</text:p>
          </table:table-cell>
          <table:table-cell table:formula="of:=([.A41] / 86400) + 25569" office:value-type="date" office:date-value="2016-10-04T01:28:59.351" calcext:value-type="date">
            <text:p>2016-10-04 01:28:59.351</text:p>
          </table:table-cell>
          <table:table-cell table:formula="of:=[.C41]-(4/24)" office:value-type="time" office:time-value="PT1023525H28M59.351000357S" calcext:value-type="time">
            <text:p>21:28:59</text:p>
          </table:table-cell>
          <table:table-cell table:formula="of:=[.B41]/[.G$1]" office:value-type="float" office:value="0.0114419981668194" calcext:value-type="float">
            <text:p>0.01144199816682</text:p>
          </table:table-cell>
          <table:table-cell table:formula="of:=[.E41]*1000" office:value-type="float" office:value="11.4419981668194" calcext:value-type="float">
            <text:p>11.4419981668194</text:p>
          </table:table-cell>
          <table:table-cell table:number-columns-repeated="1018"/>
        </table:table-row>
        <table:table-row table:style-name="ro1">
          <table:table-cell office:value-type="float" office:value="1475544540.64" calcext:value-type="float">
            <text:p>1475544540.64</text:p>
          </table:table-cell>
          <table:table-cell office:value-type="float" office:value="1.247058" calcext:value-type="float">
            <text:p>1.247058</text:p>
          </table:table-cell>
          <table:table-cell table:formula="of:=([.A42] / 86400) + 25569" office:value-type="date" office:date-value="2016-10-04T01:29:00.64" calcext:value-type="date">
            <text:p>2016-10-04 01:29:00.640</text:p>
          </table:table-cell>
          <table:table-cell table:formula="of:=[.C42]-(4/24)" office:value-type="time" office:time-value="PT1023525H29M00.64000044S" calcext:value-type="time">
            <text:p>21:29:01</text:p>
          </table:table-cell>
          <table:table-cell table:formula="of:=[.B42]/[.G$1]" office:value-type="float" office:value="0.0114304124656279" calcext:value-type="float">
            <text:p>0.011430412465628</text:p>
          </table:table-cell>
          <table:table-cell table:formula="of:=[.E42]*1000" office:value-type="float" office:value="11.4304124656279" calcext:value-type="float">
            <text:p>11.4304124656279</text:p>
          </table:table-cell>
          <table:table-cell table:number-columns-repeated="1018"/>
        </table:table-row>
        <table:table-row table:style-name="ro1">
          <table:table-cell office:value-type="float" office:value="1475544541.931" calcext:value-type="float">
            <text:p>1475544541.931</text:p>
          </table:table-cell>
          <table:table-cell office:value-type="float" office:value="1.272137" calcext:value-type="float">
            <text:p>1.272137</text:p>
          </table:table-cell>
          <table:table-cell table:formula="of:=([.A43] / 86400) + 25569" office:value-type="date" office:date-value="2016-10-04T01:29:01.931" calcext:value-type="date">
            <text:p>2016-10-04 01:29:01.931</text:p>
          </table:table-cell>
          <table:table-cell table:formula="of:=[.C43]-(4/24)" office:value-type="time" office:time-value="PT1023525H29M01.931000445S" calcext:value-type="time">
            <text:p>21:29:02</text:p>
          </table:table-cell>
          <table:table-cell table:formula="of:=[.B43]/[.G$1]" office:value-type="float" office:value="0.0116602841429881" calcext:value-type="float">
            <text:p>0.011660284142988</text:p>
          </table:table-cell>
          <table:table-cell table:formula="of:=[.E43]*1000" office:value-type="float" office:value="11.6602841429881" calcext:value-type="float">
            <text:p>11.6602841429881</text:p>
          </table:table-cell>
          <table:table-cell table:number-columns-repeated="1018"/>
        </table:table-row>
        <table:table-row table:style-name="ro1">
          <table:table-cell office:value-type="float" office:value="1475544543.223" calcext:value-type="float">
            <text:p>1475544543.223</text:p>
          </table:table-cell>
          <table:table-cell office:value-type="float" office:value="1.437336" calcext:value-type="float">
            <text:p>1.437336</text:p>
          </table:table-cell>
          <table:table-cell table:formula="of:=([.A44] / 86400) + 25569" office:value-type="date" office:date-value="2016-10-04T01:29:03.223" calcext:value-type="date">
            <text:p>2016-10-04 01:29:03.223</text:p>
          </table:table-cell>
          <table:table-cell table:formula="of:=[.C44]-(4/24)" office:value-type="time" office:time-value="PT1023525H29M03.223000411S" calcext:value-type="time">
            <text:p>21:29:03</text:p>
          </table:table-cell>
          <table:table-cell table:formula="of:=[.B44]/[.G$1]" office:value-type="float" office:value="0.0131744821264895" calcext:value-type="float">
            <text:p>0.01317448212649</text:p>
          </table:table-cell>
          <table:table-cell table:formula="of:=[.E44]*1000" office:value-type="float" office:value="13.1744821264895" calcext:value-type="float">
            <text:p>13.1744821264895</text:p>
          </table:table-cell>
          <table:table-cell table:number-columns-repeated="1018"/>
        </table:table-row>
        <table:table-row table:style-name="ro1">
          <table:table-cell office:value-type="float" office:value="1475544544.839" calcext:value-type="float">
            <text:p>1475544544.839</text:p>
          </table:table-cell>
          <table:table-cell office:value-type="float" office:value="1.619481" calcext:value-type="float">
            <text:p>1.619481</text:p>
          </table:table-cell>
          <table:table-cell table:formula="of:=([.A45] / 86400) + 25569" office:value-type="date" office:date-value="2016-10-04T01:29:04.839" calcext:value-type="date">
            <text:p>2016-10-04 01:29:04.839</text:p>
          </table:table-cell>
          <table:table-cell table:formula="of:=[.C45]-(4/24)" office:value-type="time" office:time-value="PT1023525H29M04.839000329S" calcext:value-type="time">
            <text:p>21:29:05</text:p>
          </table:table-cell>
          <table:table-cell table:formula="of:=[.B45]/[.G$1]" office:value-type="float" office:value="0.0148440054995417" calcext:value-type="float">
            <text:p>0.014844005499542</text:p>
          </table:table-cell>
          <table:table-cell table:formula="of:=[.E45]*1000" office:value-type="float" office:value="14.8440054995417" calcext:value-type="float">
            <text:p>14.8440054995417</text:p>
          </table:table-cell>
          <table:table-cell table:number-columns-repeated="1018"/>
        </table:table-row>
        <table:table-row table:style-name="ro1">
          <table:table-cell office:value-type="float" office:value="1475544546.13" calcext:value-type="float">
            <text:p>1475544546.13</text:p>
          </table:table-cell>
          <table:table-cell office:value-type="float" office:value="1.62069" calcext:value-type="float">
            <text:p>1.62069</text:p>
          </table:table-cell>
          <table:table-cell table:formula="of:=([.A46] / 86400) + 25569" office:value-type="date" office:date-value="2016-10-04T01:29:06.13" calcext:value-type="date">
            <text:p>2016-10-04 01:29:06.130</text:p>
          </table:table-cell>
          <table:table-cell table:formula="of:=[.C46]-(4/24)" office:value-type="time" office:time-value="PT1023525H29M06.130000334S" calcext:value-type="time">
            <text:p>21:29:06</text:p>
          </table:table-cell>
          <table:table-cell table:formula="of:=[.B46]/[.G$1]" office:value-type="float" office:value="0.014855087076077" calcext:value-type="float">
            <text:p>0.014855087076077</text:p>
          </table:table-cell>
          <table:table-cell table:formula="of:=[.E46]*1000" office:value-type="float" office:value="14.855087076077" calcext:value-type="float">
            <text:p>14.855087076077</text:p>
          </table:table-cell>
          <table:table-cell table:number-columns-repeated="1018"/>
        </table:table-row>
        <table:table-row table:style-name="ro1">
          <table:table-cell office:value-type="float" office:value="1475544547.489" calcext:value-type="float">
            <text:p>1475544547.489</text:p>
          </table:table-cell>
          <table:table-cell office:value-type="float" office:value="1.62375" calcext:value-type="float">
            <text:p>1.62375</text:p>
          </table:table-cell>
          <table:table-cell table:formula="of:=([.A47] / 86400) + 25569" office:value-type="date" office:date-value="2016-10-04T01:29:07.489" calcext:value-type="date">
            <text:p>2016-10-04 01:29:07.489</text:p>
          </table:table-cell>
          <table:table-cell table:formula="of:=[.C47]-(4/24)" office:value-type="time" office:time-value="PT1023525H29M07.489000205S" calcext:value-type="time">
            <text:p>21:29:07</text:p>
          </table:table-cell>
          <table:table-cell table:formula="of:=[.B47]/[.G$1]" office:value-type="float" office:value="0.0148831347387718" calcext:value-type="float">
            <text:p>0.014883134738772</text:p>
          </table:table-cell>
          <table:table-cell table:formula="of:=[.E47]*1000" office:value-type="float" office:value="14.8831347387718" calcext:value-type="float">
            <text:p>14.8831347387718</text:p>
          </table:table-cell>
          <table:table-cell table:number-columns-repeated="1018"/>
        </table:table-row>
        <table:table-row table:style-name="ro1">
          <table:table-cell office:value-type="float" office:value="1475544548.811" calcext:value-type="float">
            <text:p>1475544548.811</text:p>
          </table:table-cell>
          <table:table-cell office:value-type="float" office:value="1.580755" calcext:value-type="float">
            <text:p>1.580755</text:p>
          </table:table-cell>
          <table:table-cell table:formula="of:=([.A48] / 86400) + 25569" office:value-type="date" office:date-value="2016-10-04T01:29:08.811" calcext:value-type="date">
            <text:p>2016-10-04 01:29:08.811</text:p>
          </table:table-cell>
          <table:table-cell table:formula="of:=[.C48]-(4/24)" office:value-type="time" office:time-value="PT1023525H29M08.81099984S" calcext:value-type="time">
            <text:p>21:29:09</text:p>
          </table:table-cell>
          <table:table-cell table:formula="of:=[.B48]/[.G$1]" office:value-type="float" office:value="0.0144890467461045" calcext:value-type="float">
            <text:p>0.014489046746105</text:p>
          </table:table-cell>
          <table:table-cell table:formula="of:=[.E48]*1000" office:value-type="float" office:value="14.4890467461045" calcext:value-type="float">
            <text:p>14.4890467461045</text:p>
          </table:table-cell>
          <table:table-cell table:number-columns-repeated="1018"/>
        </table:table-row>
        <table:table-row table:style-name="ro1">
          <table:table-cell office:value-type="float" office:value="1475544550.103" calcext:value-type="float">
            <text:p>1475544550.103</text:p>
          </table:table-cell>
          <table:table-cell office:value-type="float" office:value="1.527081" calcext:value-type="float">
            <text:p>1.527081</text:p>
          </table:table-cell>
          <table:table-cell table:formula="of:=([.A49] / 86400) + 25569" office:value-type="date" office:date-value="2016-10-04T01:29:10.103" calcext:value-type="date">
            <text:p>2016-10-04 01:29:10.103</text:p>
          </table:table-cell>
          <table:table-cell table:formula="of:=[.C49]-(4/24)" office:value-type="time" office:time-value="PT1023525H29M10.103000645S" calcext:value-type="time">
            <text:p>21:29:10</text:p>
          </table:table-cell>
          <table:table-cell table:formula="of:=[.B49]/[.G$1]" office:value-type="float" office:value="0.0139970760769936" calcext:value-type="float">
            <text:p>0.013997076076994</text:p>
          </table:table-cell>
          <table:table-cell table:formula="of:=[.E49]*1000" office:value-type="float" office:value="13.9970760769936" calcext:value-type="float">
            <text:p>13.9970760769936</text:p>
          </table:table-cell>
          <table:table-cell table:number-columns-repeated="1018"/>
        </table:table-row>
        <table:table-row table:style-name="ro1">
          <table:table-cell office:value-type="float" office:value="1475544551.394" calcext:value-type="float">
            <text:p>1475544551.394</text:p>
          </table:table-cell>
          <table:table-cell office:value-type="float" office:value="1.504805" calcext:value-type="float">
            <text:p>1.504805</text:p>
          </table:table-cell>
          <table:table-cell table:formula="of:=([.A50] / 86400) + 25569" office:value-type="date" office:date-value="2016-10-04T01:29:11.394" calcext:value-type="date">
            <text:p>2016-10-04 01:29:11.394</text:p>
          </table:table-cell>
          <table:table-cell table:formula="of:=[.C50]-(4/24)" office:value-type="time" office:time-value="PT1023525H29M11.393999811S" calcext:value-type="time">
            <text:p>21:29:11</text:p>
          </table:table-cell>
          <table:table-cell table:formula="of:=[.B50]/[.G$1]" office:value-type="float" office:value="0.0137928964252979" calcext:value-type="float">
            <text:p>0.013792896425298</text:p>
          </table:table-cell>
          <table:table-cell table:formula="of:=[.E50]*1000" office:value-type="float" office:value="13.7928964252979" calcext:value-type="float">
            <text:p>13.7928964252979</text:p>
          </table:table-cell>
          <table:table-cell table:number-columns-repeated="1018"/>
        </table:table-row>
        <table:table-row table:style-name="ro1">
          <table:table-cell office:value-type="float" office:value="1475544552.685" calcext:value-type="float">
            <text:p>1475544552.685</text:p>
          </table:table-cell>
          <table:table-cell office:value-type="float" office:value="1.503797" calcext:value-type="float">
            <text:p>1.503797</text:p>
          </table:table-cell>
          <table:table-cell table:formula="of:=([.A51] / 86400) + 25569" office:value-type="date" office:date-value="2016-10-04T01:29:12.685" calcext:value-type="date">
            <text:p>2016-10-04 01:29:12.685</text:p>
          </table:table-cell>
          <table:table-cell table:formula="of:=[.C51]-(4/24)" office:value-type="time" office:time-value="PT1023525H29M12.685000235S" calcext:value-type="time">
            <text:p>21:29:13</text:p>
          </table:table-cell>
          <table:table-cell table:formula="of:=[.B51]/[.G$1]" office:value-type="float" office:value="0.0137836571952337" calcext:value-type="float">
            <text:p>0.013783657195234</text:p>
          </table:table-cell>
          <table:table-cell table:formula="of:=[.E51]*1000" office:value-type="float" office:value="13.7836571952337" calcext:value-type="float">
            <text:p>13.7836571952337</text:p>
          </table:table-cell>
          <table:table-cell table:number-columns-repeated="1018"/>
        </table:table-row>
        <table:table-row table:style-name="ro1">
          <table:table-cell office:value-type="float" office:value="1475544554.275" calcext:value-type="float">
            <text:p>1475544554.275</text:p>
          </table:table-cell>
          <table:table-cell office:value-type="float" office:value="1.53177" calcext:value-type="float">
            <text:p>1.53177</text:p>
          </table:table-cell>
          <table:table-cell table:formula="of:=([.A52] / 86400) + 25569" office:value-type="date" office:date-value="2016-10-04T01:29:14.275" calcext:value-type="date">
            <text:p>2016-10-04 01:29:14.275</text:p>
          </table:table-cell>
          <table:table-cell table:formula="of:=[.C52]-(4/24)" office:value-type="time" office:time-value="PT1023525H29M14.275000747S" calcext:value-type="time">
            <text:p>21:29:14</text:p>
          </table:table-cell>
          <table:table-cell table:formula="of:=[.B52]/[.G$1]" office:value-type="float" office:value="0.014040054995417" calcext:value-type="float">
            <text:p>0.014040054995417</text:p>
          </table:table-cell>
          <table:table-cell table:formula="of:=[.E52]*1000" office:value-type="float" office:value="14.040054995417" calcext:value-type="float">
            <text:p>14.040054995417</text:p>
          </table:table-cell>
          <table:table-cell table:number-columns-repeated="1018"/>
        </table:table-row>
        <table:table-row table:style-name="ro1">
          <table:table-cell office:value-type="float" office:value="1475544555.566" calcext:value-type="float">
            <text:p>1475544555.566</text:p>
          </table:table-cell>
          <table:table-cell office:value-type="float" office:value="1.584144" calcext:value-type="float">
            <text:p>1.584144</text:p>
          </table:table-cell>
          <table:table-cell table:formula="of:=([.A53] / 86400) + 25569" office:value-type="date" office:date-value="2016-10-04T01:29:15.566" calcext:value-type="date">
            <text:p>2016-10-04 01:29:15.566</text:p>
          </table:table-cell>
          <table:table-cell table:formula="of:=[.C53]-(4/24)" office:value-type="time" office:time-value="PT1023525H29M15.565999914S" calcext:value-type="time">
            <text:p>21:29:16</text:p>
          </table:table-cell>
          <table:table-cell table:formula="of:=[.B53]/[.G$1]" office:value-type="float" office:value="0.0145201099908341" calcext:value-type="float">
            <text:p>0.014520109990834</text:p>
          </table:table-cell>
          <table:table-cell table:formula="of:=[.E53]*1000" office:value-type="float" office:value="14.5201099908341" calcext:value-type="float">
            <text:p>14.5201099908341</text:p>
          </table:table-cell>
          <table:table-cell table:number-columns-repeated="1018"/>
        </table:table-row>
        <table:table-row table:style-name="ro1">
          <table:table-cell office:value-type="float" office:value="1475544556.856" calcext:value-type="float">
            <text:p>1475544556.856</text:p>
          </table:table-cell>
          <table:table-cell office:value-type="float" office:value="1.623035" calcext:value-type="float">
            <text:p>1.623035</text:p>
          </table:table-cell>
          <table:table-cell table:formula="of:=([.A54] / 86400) + 25569" office:value-type="date" office:date-value="2016-10-04T01:29:16.856" calcext:value-type="date">
            <text:p>2016-10-04 01:29:16.856</text:p>
          </table:table-cell>
          <table:table-cell table:formula="of:=[.C54]-(4/24)" office:value-type="time" office:time-value="PT1023525H29M16.855999958S" calcext:value-type="time">
            <text:p>21:29:17</text:p>
          </table:table-cell>
          <table:table-cell table:formula="of:=[.B54]/[.G$1]" office:value-type="float" office:value="0.0148765811182401" calcext:value-type="float">
            <text:p>0.01487658111824</text:p>
          </table:table-cell>
          <table:table-cell table:formula="of:=[.E54]*1000" office:value-type="float" office:value="14.8765811182401" calcext:value-type="float">
            <text:p>14.8765811182401</text:p>
          </table:table-cell>
          <table:table-cell table:number-columns-repeated="1018"/>
        </table:table-row>
        <table:table-row table:style-name="ro1">
          <table:table-cell office:value-type="float" office:value="1475544558.213" calcext:value-type="float">
            <text:p>1475544558.213</text:p>
          </table:table-cell>
          <table:table-cell office:value-type="float" office:value="1.62287" calcext:value-type="float">
            <text:p>1.62287</text:p>
          </table:table-cell>
          <table:table-cell table:formula="of:=([.A55] / 86400) + 25569" office:value-type="date" office:date-value="2016-10-04T01:29:18.213" calcext:value-type="date">
            <text:p>2016-10-04 01:29:18.213</text:p>
          </table:table-cell>
          <table:table-cell table:formula="of:=[.C55]-(4/24)" office:value-type="time" office:time-value="PT1023525H29M18.213000325S" calcext:value-type="time">
            <text:p>21:29:18</text:p>
          </table:table-cell>
          <table:table-cell table:formula="of:=[.B55]/[.G$1]" office:value-type="float" office:value="0.0148750687442713" calcext:value-type="float">
            <text:p>0.014875068744271</text:p>
          </table:table-cell>
          <table:table-cell table:formula="of:=[.E55]*1000" office:value-type="float" office:value="14.8750687442713" calcext:value-type="float">
            <text:p>14.8750687442713</text:p>
          </table:table-cell>
          <table:table-cell table:number-columns-repeated="1018"/>
        </table:table-row>
        <table:table-row table:style-name="ro1">
          <table:table-cell office:value-type="float" office:value="1475544559.535" calcext:value-type="float">
            <text:p>1475544559.535</text:p>
          </table:table-cell>
          <table:table-cell office:value-type="float" office:value="1.62516" calcext:value-type="float">
            <text:p>1.62516</text:p>
          </table:table-cell>
          <table:table-cell table:formula="of:=([.A56] / 86400) + 25569" office:value-type="date" office:date-value="2016-10-04T01:29:19.535" calcext:value-type="date">
            <text:p>2016-10-04 01:29:19.535</text:p>
          </table:table-cell>
          <table:table-cell table:formula="of:=[.C56]-(4/24)" office:value-type="time" office:time-value="PT1023525H29M19.53500038S" calcext:value-type="time">
            <text:p>21:29:20</text:p>
          </table:table-cell>
          <table:table-cell table:formula="of:=[.B56]/[.G$1]" office:value-type="float" office:value="0.0148960586617782" calcext:value-type="float">
            <text:p>0.014896058661778</text:p>
          </table:table-cell>
          <table:table-cell table:formula="of:=[.E56]*1000" office:value-type="float" office:value="14.8960586617782" calcext:value-type="float">
            <text:p>14.8960586617782</text:p>
          </table:table-cell>
          <table:table-cell table:number-columns-repeated="1018"/>
        </table:table-row>
        <table:table-row table:style-name="ro1">
          <table:table-cell office:value-type="float" office:value="1475544560.825" calcext:value-type="float">
            <text:p>1475544560.825</text:p>
          </table:table-cell>
          <table:table-cell office:value-type="float" office:value="1.674859" calcext:value-type="float">
            <text:p>1.674859</text:p>
          </table:table-cell>
          <table:table-cell table:formula="of:=([.A57] / 86400) + 25569" office:value-type="date" office:date-value="2016-10-04T01:29:20.825" calcext:value-type="date">
            <text:p>2016-10-04 01:29:20.825</text:p>
          </table:table-cell>
          <table:table-cell table:formula="of:=[.C57]-(4/24)" office:value-type="time" office:time-value="PT1023525H29M20.825000424S" calcext:value-type="time">
            <text:p>21:29:21</text:p>
          </table:table-cell>
          <table:table-cell table:formula="of:=[.B57]/[.G$1]" office:value-type="float" office:value="0.0153515948670944" calcext:value-type="float">
            <text:p>0.015351594867094</text:p>
          </table:table-cell>
          <table:table-cell table:formula="of:=[.E57]*1000" office:value-type="float" office:value="15.3515948670944" calcext:value-type="float">
            <text:p>15.3515948670944</text:p>
          </table:table-cell>
          <table:table-cell table:number-columns-repeated="1018"/>
        </table:table-row>
        <table:table-row table:style-name="ro1">
          <table:table-cell office:value-type="float" office:value="1475544562.123" calcext:value-type="float">
            <text:p>1475544562.123</text:p>
          </table:table-cell>
          <table:table-cell office:value-type="float" office:value="1.726921" calcext:value-type="float">
            <text:p>1.726921</text:p>
          </table:table-cell>
          <table:table-cell table:formula="of:=([.A58] / 86400) + 25569" office:value-type="date" office:date-value="2016-10-04T01:29:22.123" calcext:value-type="date">
            <text:p>2016-10-04 01:29:22.123</text:p>
          </table:table-cell>
          <table:table-cell table:formula="of:=[.C58]-(4/24)" office:value-type="time" office:time-value="PT1023525H29M22.123000156S" calcext:value-type="time">
            <text:p>21:29:22</text:p>
          </table:table-cell>
          <table:table-cell table:formula="of:=[.B58]/[.G$1]" office:value-type="float" office:value="0.0158287901008249" calcext:value-type="float">
            <text:p>0.015828790100825</text:p>
          </table:table-cell>
          <table:table-cell table:formula="of:=[.E58]*1000" office:value-type="float" office:value="15.8287901008249" calcext:value-type="float">
            <text:p>15.8287901008249</text:p>
          </table:table-cell>
          <table:table-cell table:number-columns-repeated="1018"/>
        </table:table-row>
        <table:table-row table:style-name="ro1">
          <table:table-cell office:value-type="float" office:value="1475544563.415" calcext:value-type="float">
            <text:p>1475544563.415</text:p>
          </table:table-cell>
          <table:table-cell office:value-type="float" office:value="1.741119" calcext:value-type="float">
            <text:p>1.741119</text:p>
          </table:table-cell>
          <table:table-cell table:formula="of:=([.A59] / 86400) + 25569" office:value-type="date" office:date-value="2016-10-04T01:29:23.415" calcext:value-type="date">
            <text:p>2016-10-04 01:29:23.415</text:p>
          </table:table-cell>
          <table:table-cell table:formula="of:=[.C59]-(4/24)" office:value-type="time" office:time-value="PT1023525H29M23.415000122S" calcext:value-type="time">
            <text:p>21:29:23</text:p>
          </table:table-cell>
          <table:table-cell table:formula="of:=[.B59]/[.G$1]" office:value-type="float" office:value="0.0159589275893676" calcext:value-type="float">
            <text:p>0.015958927589368</text:p>
          </table:table-cell>
          <table:table-cell table:formula="of:=[.E59]*1000" office:value-type="float" office:value="15.9589275893676" calcext:value-type="float">
            <text:p>15.9589275893676</text:p>
          </table:table-cell>
          <table:table-cell table:number-columns-repeated="1018"/>
        </table:table-row>
        <table:table-row table:style-name="ro1">
          <table:table-cell office:value-type="float" office:value="1475544564.995" calcext:value-type="float">
            <text:p>1475544564.995</text:p>
          </table:table-cell>
          <table:table-cell office:value-type="float" office:value="1.742474" calcext:value-type="float">
            <text:p>1.742474</text:p>
          </table:table-cell>
          <table:table-cell table:formula="of:=([.A60] / 86400) + 25569" office:value-type="date" office:date-value="2016-10-04T01:29:24.995" calcext:value-type="date">
            <text:p>2016-10-04 01:29:24.995</text:p>
          </table:table-cell>
          <table:table-cell table:formula="of:=[.C60]-(4/24)" office:value-type="time" office:time-value="PT1023525H29M24.994999766S" calcext:value-type="time">
            <text:p>21:29:25</text:p>
          </table:table-cell>
          <table:table-cell table:formula="of:=[.B60]/[.G$1]" office:value-type="float" office:value="0.0159713473877177" calcext:value-type="float">
            <text:p>0.015971347387718</text:p>
          </table:table-cell>
          <table:table-cell table:formula="of:=[.E60]*1000" office:value-type="float" office:value="15.9713473877177" calcext:value-type="float">
            <text:p>15.9713473877177</text:p>
          </table:table-cell>
          <table:table-cell table:number-columns-repeated="1018"/>
        </table:table-row>
        <table:table-row table:style-name="ro1">
          <table:table-cell office:value-type="float" office:value="1475544566.288" calcext:value-type="float">
            <text:p>1475544566.288</text:p>
          </table:table-cell>
          <table:table-cell office:value-type="float" office:value="1.645402" calcext:value-type="float">
            <text:p>1.645402</text:p>
          </table:table-cell>
          <table:table-cell table:formula="of:=([.A61] / 86400) + 25569" office:value-type="date" office:date-value="2016-10-04T01:29:26.288" calcext:value-type="date">
            <text:p>2016-10-04 01:29:26.288</text:p>
          </table:table-cell>
          <table:table-cell table:formula="of:=[.C61]-(4/24)" office:value-type="time" office:time-value="PT1023525H29M26.287999693S" calcext:value-type="time">
            <text:p>21:29:26</text:p>
          </table:table-cell>
          <table:table-cell table:formula="of:=[.B61]/[.G$1]" office:value-type="float" office:value="0.0150815948670944" calcext:value-type="float">
            <text:p>0.015081594867094</text:p>
          </table:table-cell>
          <table:table-cell table:formula="of:=[.E61]*1000" office:value-type="float" office:value="15.0815948670944" calcext:value-type="float">
            <text:p>15.0815948670944</text:p>
          </table:table-cell>
          <table:table-cell table:number-columns-repeated="1018"/>
        </table:table-row>
        <table:table-row table:style-name="ro1">
          <table:table-cell office:value-type="float" office:value="1475544567.643" calcext:value-type="float">
            <text:p>1475544567.643</text:p>
          </table:table-cell>
          <table:table-cell office:value-type="float" office:value="1.470823" calcext:value-type="float">
            <text:p>1.470823</text:p>
          </table:table-cell>
          <table:table-cell table:formula="of:=([.A62] / 86400) + 25569" office:value-type="date" office:date-value="2016-10-04T01:29:27.643" calcext:value-type="date">
            <text:p>2016-10-04 01:29:27.643</text:p>
          </table:table-cell>
          <table:table-cell table:formula="of:=[.C62]-(4/24)" office:value-type="time" office:time-value="PT1023525H29M27.643000558S" calcext:value-type="time">
            <text:p>21:29:28</text:p>
          </table:table-cell>
          <table:table-cell table:formula="of:=[.B62]/[.G$1]" office:value-type="float" office:value="0.0134814207149404" calcext:value-type="float">
            <text:p>0.013481420714941</text:p>
          </table:table-cell>
          <table:table-cell table:formula="of:=[.E62]*1000" office:value-type="float" office:value="13.4814207149404" calcext:value-type="float">
            <text:p>13.4814207149404</text:p>
          </table:table-cell>
          <table:table-cell table:number-columns-repeated="1018"/>
        </table:table-row>
        <table:table-row table:style-name="ro1">
          <table:table-cell office:value-type="float" office:value="1475544568.966" calcext:value-type="float">
            <text:p>1475544568.966</text:p>
          </table:table-cell>
          <table:table-cell office:value-type="float" office:value="1.361478" calcext:value-type="float">
            <text:p>1.361478</text:p>
          </table:table-cell>
          <table:table-cell table:formula="of:=([.A63] / 86400) + 25569" office:value-type="date" office:date-value="2016-10-04T01:29:28.966" calcext:value-type="date">
            <text:p>2016-10-04 01:29:28.966</text:p>
          </table:table-cell>
          <table:table-cell table:formula="of:=[.C63]-(4/24)" office:value-type="time" office:time-value="PT1023525H29M28.966000155S" calcext:value-type="time">
            <text:p>21:29:29</text:p>
          </table:table-cell>
          <table:table-cell table:formula="of:=[.B63]/[.G$1]" office:value-type="float" office:value="0.0124791750687443" calcext:value-type="float">
            <text:p>0.012479175068744</text:p>
          </table:table-cell>
          <table:table-cell table:formula="of:=[.E63]*1000" office:value-type="float" office:value="12.4791750687443" calcext:value-type="float">
            <text:p>12.4791750687443</text:p>
          </table:table-cell>
          <table:table-cell table:number-columns-repeated="1018"/>
        </table:table-row>
        <table:table-row table:style-name="ro1">
          <table:table-cell office:value-type="float" office:value="1475544570.26" calcext:value-type="float">
            <text:p>1475544570.26</text:p>
          </table:table-cell>
          <table:table-cell office:value-type="float" office:value="1.361863" calcext:value-type="float">
            <text:p>1.361863</text:p>
          </table:table-cell>
          <table:table-cell table:formula="of:=([.A64] / 86400) + 25569" office:value-type="date" office:date-value="2016-10-04T01:29:30.26" calcext:value-type="date">
            <text:p>2016-10-04 01:29:30.260</text:p>
          </table:table-cell>
          <table:table-cell table:formula="of:=[.C64]-(4/24)" office:value-type="time" office:time-value="PT1023525H29M30.260000043S" calcext:value-type="time">
            <text:p>21:29:30</text:p>
          </table:table-cell>
          <table:table-cell table:formula="of:=[.B64]/[.G$1]" office:value-type="float" office:value="0.0124827039413382" calcext:value-type="float">
            <text:p>0.012482703941338</text:p>
          </table:table-cell>
          <table:table-cell table:formula="of:=[.E64]*1000" office:value-type="float" office:value="12.4827039413382" calcext:value-type="float">
            <text:p>12.4827039413382</text:p>
          </table:table-cell>
          <table:table-cell table:number-columns-repeated="1018"/>
        </table:table-row>
        <table:table-row table:style-name="ro1">
          <table:table-cell office:value-type="float" office:value="1475544571.551" calcext:value-type="float">
            <text:p>1475544571.551</text:p>
          </table:table-cell>
          <table:table-cell office:value-type="float" office:value="1.35939" calcext:value-type="float">
            <text:p>1.35939</text:p>
          </table:table-cell>
          <table:table-cell table:formula="of:=([.A65] / 86400) + 25569" office:value-type="date" office:date-value="2016-10-04T01:29:31.551" calcext:value-type="date">
            <text:p>2016-10-04 01:29:31.551</text:p>
          </table:table-cell>
          <table:table-cell table:formula="of:=[.C65]-(4/24)" office:value-type="time" office:time-value="PT1023525H29M31.551000886S" calcext:value-type="time">
            <text:p>21:29:32</text:p>
          </table:table-cell>
          <table:table-cell table:formula="of:=[.B65]/[.G$1]" office:value-type="float" office:value="0.0124600366636114" calcext:value-type="float">
            <text:p>0.012460036663611</text:p>
          </table:table-cell>
          <table:table-cell table:formula="of:=[.E65]*1000" office:value-type="float" office:value="12.4600366636114" calcext:value-type="float">
            <text:p>12.4600366636114</text:p>
          </table:table-cell>
          <table:table-cell table:number-columns-repeated="1018"/>
        </table:table-row>
        <table:table-row table:style-name="ro1">
          <table:table-cell office:value-type="float" office:value="1475544572.842" calcext:value-type="float">
            <text:p>1475544572.842</text:p>
          </table:table-cell>
          <table:table-cell office:value-type="float" office:value="1.286847" calcext:value-type="float">
            <text:p>1.286847</text:p>
          </table:table-cell>
          <table:table-cell table:formula="of:=([.A66] / 86400) + 25569" office:value-type="date" office:date-value="2016-10-04T01:29:32.842" calcext:value-type="date">
            <text:p>2016-10-04 01:29:32.842</text:p>
          </table:table-cell>
          <table:table-cell table:formula="of:=[.C66]-(4/24)" office:value-type="time" office:time-value="PT1023525H29M32.842000052S" calcext:value-type="time">
            <text:p>21:29:33</text:p>
          </table:table-cell>
          <table:table-cell table:formula="of:=[.B66]/[.G$1]" office:value-type="float" office:value="0.0117951145737855" calcext:value-type="float">
            <text:p>0.011795114573786</text:p>
          </table:table-cell>
          <table:table-cell table:formula="of:=[.E66]*1000" office:value-type="float" office:value="11.7951145737855" calcext:value-type="float">
            <text:p>11.7951145737855</text:p>
          </table:table-cell>
          <table:table-cell table:number-columns-repeated="1018"/>
        </table:table-row>
        <table:table-row table:style-name="ro1">
          <table:table-cell office:value-type="float" office:value="1475544574.428" calcext:value-type="float">
            <text:p>1475544574.428</text:p>
          </table:table-cell>
          <table:table-cell office:value-type="float" office:value="1.209596" calcext:value-type="float">
            <text:p>1.209596</text:p>
          </table:table-cell>
          <table:table-cell table:formula="of:=([.A67] / 86400) + 25569" office:value-type="date" office:date-value="2016-10-04T01:29:34.428" calcext:value-type="date">
            <text:p>2016-10-04 01:29:34.428</text:p>
          </table:table-cell>
          <table:table-cell table:formula="of:=[.C67]-(4/24)" office:value-type="time" office:time-value="PT1023525H29M34.428000301S" calcext:value-type="time">
            <text:p>21:29:34</text:p>
          </table:table-cell>
          <table:table-cell table:formula="of:=[.B67]/[.G$1]" office:value-type="float" office:value="0.0110870394133822" calcext:value-type="float">
            <text:p>0.011087039413382</text:p>
          </table:table-cell>
          <table:table-cell table:formula="of:=[.E67]*1000" office:value-type="float" office:value="11.0870394133822" calcext:value-type="float">
            <text:p>11.0870394133822</text:p>
          </table:table-cell>
          <table:table-cell table:number-columns-repeated="1018"/>
        </table:table-row>
        <table:table-row table:style-name="ro1">
          <table:table-cell office:value-type="float" office:value="1475544575.718" calcext:value-type="float">
            <text:p>1475544575.718</text:p>
          </table:table-cell>
          <table:table-cell office:value-type="float" office:value="1.20672" calcext:value-type="float">
            <text:p>1.20672</text:p>
          </table:table-cell>
          <table:table-cell table:formula="of:=([.A68] / 86400) + 25569" office:value-type="date" office:date-value="2016-10-04T01:29:35.718" calcext:value-type="date">
            <text:p>2016-10-04 01:29:35.718</text:p>
          </table:table-cell>
          <table:table-cell table:formula="of:=[.C68]-(4/24)" office:value-type="time" office:time-value="PT1023525H29M35.718000345S" calcext:value-type="time">
            <text:p>21:29:36</text:p>
          </table:table-cell>
          <table:table-cell table:formula="of:=[.B68]/[.G$1]" office:value-type="float" office:value="0.0110606782768103" calcext:value-type="float">
            <text:p>0.01106067827681</text:p>
          </table:table-cell>
          <table:table-cell table:formula="of:=[.E68]*1000" office:value-type="float" office:value="11.0606782768103" calcext:value-type="float">
            <text:p>11.0606782768103</text:p>
          </table:table-cell>
          <table:table-cell table:number-columns-repeated="1018"/>
        </table:table-row>
        <table:table-row table:style-name="ro1">
          <table:table-cell office:value-type="float" office:value="1475544577.01" calcext:value-type="float">
            <text:p>1475544577.01</text:p>
          </table:table-cell>
          <table:table-cell office:value-type="float" office:value="1.207031" calcext:value-type="float">
            <text:p>1.207031</text:p>
          </table:table-cell>
          <table:table-cell table:formula="of:=([.A69] / 86400) + 25569" office:value-type="date" office:date-value="2016-10-04T01:29:37.01" calcext:value-type="date">
            <text:p>2016-10-04 01:29:37.010</text:p>
          </table:table-cell>
          <table:table-cell table:formula="of:=[.C69]-(4/24)" office:value-type="time" office:time-value="PT1023525H29M37.010000311S" calcext:value-type="time">
            <text:p>21:29:37</text:p>
          </table:table-cell>
          <table:table-cell table:formula="of:=[.B69]/[.G$1]" office:value-type="float" office:value="0.011063528872594" calcext:value-type="float">
            <text:p>0.011063528872594</text:p>
          </table:table-cell>
          <table:table-cell table:formula="of:=[.E69]*1000" office:value-type="float" office:value="11.063528872594" calcext:value-type="float">
            <text:p>11.063528872594</text:p>
          </table:table-cell>
          <table:table-cell table:number-columns-repeated="1018"/>
        </table:table-row>
        <table:table-row table:style-name="ro1">
          <table:table-cell office:value-type="float" office:value="1475544578.38" calcext:value-type="float">
            <text:p>1475544578.38</text:p>
          </table:table-cell>
          <table:table-cell office:value-type="float" office:value="1.223482" calcext:value-type="float">
            <text:p>1.223482</text:p>
          </table:table-cell>
          <table:table-cell table:formula="of:=([.A70] / 86400) + 25569" office:value-type="date" office:date-value="2016-10-04T01:29:38.38" calcext:value-type="date">
            <text:p>2016-10-04 01:29:38.380</text:p>
          </table:table-cell>
          <table:table-cell table:formula="of:=[.C70]-(4/24)" office:value-type="time" office:time-value="PT1023525H29M38.380000172S" calcext:value-type="time">
            <text:p>21:29:38</text:p>
          </table:table-cell>
          <table:table-cell table:formula="of:=[.B70]/[.G$1]" office:value-type="float" office:value="0.0112143171402383" calcext:value-type="float">
            <text:p>0.011214317140238</text:p>
          </table:table-cell>
          <table:table-cell table:formula="of:=[.E70]*1000" office:value-type="float" office:value="11.2143171402383" calcext:value-type="float">
            <text:p>11.2143171402383</text:p>
          </table:table-cell>
          <table:table-cell table:number-columns-repeated="1018"/>
        </table:table-row>
        <table:table-row table:style-name="ro1">
          <table:table-cell office:value-type="float" office:value="1475544579.703" calcext:value-type="float">
            <text:p>1475544579.703</text:p>
          </table:table-cell>
          <table:table-cell office:value-type="float" office:value="1.248084" calcext:value-type="float">
            <text:p>1.248084</text:p>
          </table:table-cell>
          <table:table-cell table:formula="of:=([.A71] / 86400) + 25569" office:value-type="date" office:date-value="2016-10-04T01:29:39.703" calcext:value-type="date">
            <text:p>2016-10-04 01:29:39.703</text:p>
          </table:table-cell>
          <table:table-cell table:formula="of:=[.C71]-(4/24)" office:value-type="time" office:time-value="PT1023525H29M39.703000188S" calcext:value-type="time">
            <text:p>21:29:40</text:p>
          </table:table-cell>
          <table:table-cell table:formula="of:=[.B71]/[.G$1]" office:value-type="float" office:value="0.0114398166819432" calcext:value-type="float">
            <text:p>0.011439816681943</text:p>
          </table:table-cell>
          <table:table-cell table:formula="of:=[.E71]*1000" office:value-type="float" office:value="11.4398166819432" calcext:value-type="float">
            <text:p>11.4398166819432</text:p>
          </table:table-cell>
          <table:table-cell table:number-columns-repeated="1018"/>
        </table:table-row>
        <table:table-row table:style-name="ro1">
          <table:table-cell office:value-type="float" office:value="1475544580.993" calcext:value-type="float">
            <text:p>1475544580.993</text:p>
          </table:table-cell>
          <table:table-cell office:value-type="float" office:value="1.254038" calcext:value-type="float">
            <text:p>1.254038</text:p>
          </table:table-cell>
          <table:table-cell table:formula="of:=([.A72] / 86400) + 25569" office:value-type="date" office:date-value="2016-10-04T01:29:40.993" calcext:value-type="date">
            <text:p>2016-10-04 01:29:40.993</text:p>
          </table:table-cell>
          <table:table-cell table:formula="of:=[.C72]-(4/24)" office:value-type="time" office:time-value="PT1023525H29M40.993000232S" calcext:value-type="time">
            <text:p>21:29:41</text:p>
          </table:table-cell>
          <table:table-cell table:formula="of:=[.B72]/[.G$1]" office:value-type="float" office:value="0.011494390467461" calcext:value-type="float">
            <text:p>0.011494390467461</text:p>
          </table:table-cell>
          <table:table-cell table:formula="of:=[.E72]*1000" office:value-type="float" office:value="11.494390467461" calcext:value-type="float">
            <text:p>11.494390467461</text:p>
          </table:table-cell>
          <table:table-cell table:number-columns-repeated="1018"/>
        </table:table-row>
        <table:table-row table:style-name="ro1">
          <table:table-cell office:value-type="float" office:value="1475544582.286" calcext:value-type="float">
            <text:p>1475544582.286</text:p>
          </table:table-cell>
          <table:table-cell office:value-type="float" office:value="1.249678" calcext:value-type="float">
            <text:p>1.249678</text:p>
          </table:table-cell>
          <table:table-cell table:formula="of:=([.A73] / 86400) + 25569" office:value-type="date" office:date-value="2016-10-04T01:29:42.286" calcext:value-type="date">
            <text:p>2016-10-04 01:29:42.286</text:p>
          </table:table-cell>
          <table:table-cell table:formula="of:=[.C73]-(4/24)" office:value-type="time" office:time-value="PT1023525H29M42.286000159S" calcext:value-type="time">
            <text:p>21:29:42</text:p>
          </table:table-cell>
          <table:table-cell table:formula="of:=[.B73]/[.G$1]" office:value-type="float" office:value="0.0114544271310724" calcext:value-type="float">
            <text:p>0.011454427131073</text:p>
          </table:table-cell>
          <table:table-cell table:formula="of:=[.E73]*1000" office:value-type="float" office:value="11.4544271310724" calcext:value-type="float">
            <text:p>11.4544271310724</text:p>
          </table:table-cell>
          <table:table-cell table:number-columns-repeated="1018"/>
        </table:table-row>
        <table:table-row table:style-name="ro1">
          <table:table-cell office:value-type="float" office:value="1475544583.576" calcext:value-type="float">
            <text:p>1475544583.576</text:p>
          </table:table-cell>
          <table:table-cell office:value-type="float" office:value="1.329127" calcext:value-type="float">
            <text:p>1.329127</text:p>
          </table:table-cell>
          <table:table-cell table:formula="of:=([.A74] / 86400) + 25569" office:value-type="date" office:date-value="2016-10-04T01:29:43.576" calcext:value-type="date">
            <text:p>2016-10-04 01:29:43.576</text:p>
          </table:table-cell>
          <table:table-cell table:formula="of:=[.C74]-(4/24)" office:value-type="time" office:time-value="PT1023525H29M43.576000202S" calcext:value-type="time">
            <text:p>21:29:44</text:p>
          </table:table-cell>
          <table:table-cell table:formula="of:=[.B74]/[.G$1]" office:value-type="float" office:value="0.0121826489459212" calcext:value-type="float">
            <text:p>0.012182648945921</text:p>
          </table:table-cell>
          <table:table-cell table:formula="of:=[.E74]*1000" office:value-type="float" office:value="12.1826489459212" calcext:value-type="float">
            <text:p>12.1826489459212</text:p>
          </table:table-cell>
          <table:table-cell table:number-columns-repeated="1018"/>
        </table:table-row>
        <table:table-row table:style-name="ro1">
          <table:table-cell office:value-type="float" office:value="1475544585.146" calcext:value-type="float">
            <text:p>1475544585.146</text:p>
          </table:table-cell>
          <table:table-cell office:value-type="float" office:value="1.532705" calcext:value-type="float">
            <text:p>1.532705</text:p>
          </table:table-cell>
          <table:table-cell table:formula="of:=([.A75] / 86400) + 25569" office:value-type="date" office:date-value="2016-10-04T01:29:45.146" calcext:value-type="date">
            <text:p>2016-10-04 01:29:45.146</text:p>
          </table:table-cell>
          <table:table-cell table:formula="of:=[.C75]-(4/24)" office:value-type="time" office:time-value="PT1023525H29M45.146000236S" calcext:value-type="time">
            <text:p>21:29:45</text:p>
          </table:table-cell>
          <table:table-cell table:formula="of:=[.B75]/[.G$1]" office:value-type="float" office:value="0.0140486251145738" calcext:value-type="float">
            <text:p>0.014048625114574</text:p>
          </table:table-cell>
          <table:table-cell table:formula="of:=[.E75]*1000" office:value-type="float" office:value="14.0486251145738" calcext:value-type="float">
            <text:p>14.0486251145738</text:p>
          </table:table-cell>
          <table:table-cell table:number-columns-repeated="1018"/>
        </table:table-row>
        <table:table-row table:style-name="ro1">
          <table:table-cell office:value-type="float" office:value="1475544586.438" calcext:value-type="float">
            <text:p>1475544586.438</text:p>
          </table:table-cell>
          <table:table-cell office:value-type="float" office:value="1.626955" calcext:value-type="float">
            <text:p>1.626955</text:p>
          </table:table-cell>
          <table:table-cell table:formula="of:=([.A76] / 86400) + 25569" office:value-type="date" office:date-value="2016-10-04T01:29:46.438" calcext:value-type="date">
            <text:p>2016-10-04 01:29:46.438</text:p>
          </table:table-cell>
          <table:table-cell table:formula="of:=[.C76]-(4/24)" office:value-type="time" office:time-value="PT1023525H29M46.438000202S" calcext:value-type="time">
            <text:p>21:29:46</text:p>
          </table:table-cell>
          <table:table-cell table:formula="of:=[.B76]/[.G$1]" office:value-type="float" office:value="0.0149125114573786" calcext:value-type="float">
            <text:p>0.014912511457379</text:p>
          </table:table-cell>
          <table:table-cell table:formula="of:=[.E76]*1000" office:value-type="float" office:value="14.9125114573786" calcext:value-type="float">
            <text:p>14.9125114573786</text:p>
          </table:table-cell>
          <table:table-cell table:number-columns-repeated="1018"/>
        </table:table-row>
        <table:table-row table:style-name="ro1">
          <table:table-cell office:value-type="float" office:value="1475544587.791" calcext:value-type="float">
            <text:p>1475544587.791</text:p>
          </table:table-cell>
          <table:table-cell office:value-type="float" office:value="1.627706" calcext:value-type="float">
            <text:p>1.627706</text:p>
          </table:table-cell>
          <table:table-cell table:formula="of:=([.A77] / 86400) + 25569" office:value-type="date" office:date-value="2016-10-04T01:29:47.791" calcext:value-type="date">
            <text:p>2016-10-04 01:29:47.791</text:p>
          </table:table-cell>
          <table:table-cell table:formula="of:=[.C77]-(4/24)" office:value-type="time" office:time-value="PT1023525H29M47.791000307S" calcext:value-type="time">
            <text:p>21:29:48</text:p>
          </table:table-cell>
          <table:table-cell table:formula="of:=[.B77]/[.G$1]" office:value-type="float" office:value="0.0149193950504125" calcext:value-type="float">
            <text:p>0.014919395050413</text:p>
          </table:table-cell>
          <table:table-cell table:formula="of:=[.E77]*1000" office:value-type="float" office:value="14.9193950504125" calcext:value-type="float">
            <text:p>14.9193950504125</text:p>
          </table:table-cell>
          <table:table-cell table:number-columns-repeated="1018"/>
        </table:table-row>
        <table:table-row table:style-name="ro1">
          <table:table-cell office:value-type="float" office:value="1475544589.113" calcext:value-type="float">
            <text:p>1475544589.113</text:p>
          </table:table-cell>
          <table:table-cell office:value-type="float" office:value="1.62254" calcext:value-type="float">
            <text:p>1.62254</text:p>
          </table:table-cell>
          <table:table-cell table:formula="of:=([.A78] / 86400) + 25569" office:value-type="date" office:date-value="2016-10-04T01:29:49.113" calcext:value-type="date">
            <text:p>2016-10-04 01:29:49.113</text:p>
          </table:table-cell>
          <table:table-cell table:formula="of:=[.C78]-(4/24)" office:value-type="time" office:time-value="PT1023525H29M49.11300078S" calcext:value-type="time">
            <text:p>21:29:49</text:p>
          </table:table-cell>
          <table:table-cell table:formula="of:=[.B78]/[.G$1]" office:value-type="float" office:value="0.0148720439963336" calcext:value-type="float">
            <text:p>0.014872043996334</text:p>
          </table:table-cell>
          <table:table-cell table:formula="of:=[.E78]*1000" office:value-type="float" office:value="14.8720439963336" calcext:value-type="float">
            <text:p>14.8720439963336</text:p>
          </table:table-cell>
          <table:table-cell table:number-columns-repeated="1018"/>
        </table:table-row>
        <table:table-row table:style-name="ro1">
          <table:table-cell office:value-type="float" office:value="1475544590.405" calcext:value-type="float">
            <text:p>1475544590.405</text:p>
          </table:table-cell>
          <table:table-cell office:value-type="float" office:value="1.568793" calcext:value-type="float">
            <text:p>1.568793</text:p>
          </table:table-cell>
          <table:table-cell table:formula="of:=([.A79] / 86400) + 25569" office:value-type="date" office:date-value="2016-10-04T01:29:50.405" calcext:value-type="date">
            <text:p>2016-10-04 01:29:50.405</text:p>
          </table:table-cell>
          <table:table-cell table:formula="of:=[.C79]-(4/24)" office:value-type="time" office:time-value="PT1023525H29M50.405000327S" calcext:value-type="time">
            <text:p>21:29:50</text:p>
          </table:table-cell>
          <table:table-cell table:formula="of:=[.B79]/[.G$1]" office:value-type="float" office:value="0.0143794042163153" calcext:value-type="float">
            <text:p>0.014379404216315</text:p>
          </table:table-cell>
          <table:table-cell table:formula="of:=[.E79]*1000" office:value-type="float" office:value="14.3794042163153" calcext:value-type="float">
            <text:p>14.3794042163153</text:p>
          </table:table-cell>
          <table:table-cell table:number-columns-repeated="1018"/>
        </table:table-row>
        <table:table-row table:style-name="ro1">
          <table:table-cell office:value-type="float" office:value="1475544591.696" calcext:value-type="float">
            <text:p>1475544591.696</text:p>
          </table:table-cell>
          <table:table-cell office:value-type="float" office:value="1.513781" calcext:value-type="float">
            <text:p>1.513781</text:p>
          </table:table-cell>
          <table:table-cell table:formula="of:=([.A80] / 86400) + 25569" office:value-type="date" office:date-value="2016-10-04T01:29:51.696" calcext:value-type="date">
            <text:p>2016-10-04 01:29:51.696</text:p>
          </table:table-cell>
          <table:table-cell table:formula="of:=[.C80]-(4/24)" office:value-type="time" office:time-value="PT1023525H29M51.696000751S" calcext:value-type="time">
            <text:p>21:29:52</text:p>
          </table:table-cell>
          <table:table-cell table:formula="of:=[.B80]/[.G$1]" office:value-type="float" office:value="0.0138751695692026" calcext:value-type="float">
            <text:p>0.013875169569203</text:p>
          </table:table-cell>
          <table:table-cell table:formula="of:=[.E80]*1000" office:value-type="float" office:value="13.8751695692026" calcext:value-type="float">
            <text:p>13.8751695692026</text:p>
          </table:table-cell>
          <table:table-cell table:number-columns-repeated="1018"/>
        </table:table-row>
        <table:table-row table:style-name="ro1">
          <table:table-cell office:value-type="float" office:value="1475544592.988" calcext:value-type="float">
            <text:p>1475544592.988</text:p>
          </table:table-cell>
          <table:table-cell office:value-type="float" office:value="1.505977" calcext:value-type="float">
            <text:p>1.505977</text:p>
          </table:table-cell>
          <table:table-cell table:formula="of:=([.A81] / 86400) + 25569" office:value-type="date" office:date-value="2016-10-04T01:29:52.987999" calcext:value-type="date">
            <text:p>2016-10-04 01:29:52.988</text:p>
          </table:table-cell>
          <table:table-cell table:formula="of:=[.C81]-(4/24)" office:value-type="time" office:time-value="PT1023525H29M52.987999879S" calcext:value-type="time">
            <text:p>21:29:53</text:p>
          </table:table-cell>
          <table:table-cell table:formula="of:=[.B81]/[.G$1]" office:value-type="float" office:value="0.0138036388634281" calcext:value-type="float">
            <text:p>0.013803638863428</text:p>
          </table:table-cell>
          <table:table-cell table:formula="of:=[.E81]*1000" office:value-type="float" office:value="13.8036388634281" calcext:value-type="float">
            <text:p>13.8036388634281</text:p>
          </table:table-cell>
          <table:table-cell table:number-columns-repeated="1018"/>
        </table:table-row>
        <table:table-row table:style-name="ro1">
          <table:table-cell office:value-type="float" office:value="1475544594.583" calcext:value-type="float">
            <text:p>1475544594.583</text:p>
          </table:table-cell>
          <table:table-cell office:value-type="float" office:value="1.503706" calcext:value-type="float">
            <text:p>1.503706</text:p>
          </table:table-cell>
          <table:table-cell table:formula="of:=([.A82] / 86400) + 25569" office:value-type="date" office:date-value="2016-10-04T01:29:54.583" calcext:value-type="date">
            <text:p>2016-10-04 01:29:54.583</text:p>
          </table:table-cell>
          <table:table-cell table:formula="of:=[.C82]-(4/24)" office:value-type="time" office:time-value="PT1023525H29M54.583000196S" calcext:value-type="time">
            <text:p>21:29:55</text:p>
          </table:table-cell>
          <table:table-cell table:formula="of:=[.B82]/[.G$1]" office:value-type="float" office:value="0.0137828230980752" calcext:value-type="float">
            <text:p>0.013782823098075</text:p>
          </table:table-cell>
          <table:table-cell table:formula="of:=[.E82]*1000" office:value-type="float" office:value="13.7828230980752" calcext:value-type="float">
            <text:p>13.7828230980752</text:p>
          </table:table-cell>
          <table:table-cell table:number-columns-repeated="1018"/>
        </table:table-row>
        <table:table-row table:style-name="ro1">
          <table:table-cell office:value-type="float" office:value="1475544595.875" calcext:value-type="float">
            <text:p>1475544595.875</text:p>
          </table:table-cell>
          <table:table-cell office:value-type="float" office:value="1.548239" calcext:value-type="float">
            <text:p>1.548239</text:p>
          </table:table-cell>
          <table:table-cell table:formula="of:=([.A83] / 86400) + 25569" office:value-type="date" office:date-value="2016-10-04T01:29:55.875" calcext:value-type="date">
            <text:p>2016-10-04 01:29:55.875</text:p>
          </table:table-cell>
          <table:table-cell table:formula="of:=[.C83]-(4/24)" office:value-type="time" office:time-value="PT1023525H29M55.874999743S" calcext:value-type="time">
            <text:p>21:29:56</text:p>
          </table:table-cell>
          <table:table-cell table:formula="of:=[.B83]/[.G$1]" office:value-type="float" office:value="0.0141910082493126" calcext:value-type="float">
            <text:p>0.014191008249313</text:p>
          </table:table-cell>
          <table:table-cell table:formula="of:=[.E83]*1000" office:value-type="float" office:value="14.1910082493126" calcext:value-type="float">
            <text:p>14.1910082493126</text:p>
          </table:table-cell>
          <table:table-cell table:number-columns-repeated="1018"/>
        </table:table-row>
        <table:table-row table:style-name="ro1">
          <table:table-cell office:value-type="float" office:value="1475544597.166" calcext:value-type="float">
            <text:p>1475544597.166</text:p>
          </table:table-cell>
          <table:table-cell office:value-type="float" office:value="1.602408" calcext:value-type="float">
            <text:p>1.602408</text:p>
          </table:table-cell>
          <table:table-cell table:formula="of:=([.A84] / 86400) + 25569" office:value-type="date" office:date-value="2016-10-04T01:29:57.166" calcext:value-type="date">
            <text:p>2016-10-04 01:29:57.166</text:p>
          </table:table-cell>
          <table:table-cell table:formula="of:=[.C84]-(4/24)" office:value-type="time" office:time-value="PT1023525H29M57.166000167S" calcext:value-type="time">
            <text:p>21:29:57</text:p>
          </table:table-cell>
          <table:table-cell table:formula="of:=[.B84]/[.G$1]" office:value-type="float" office:value="0.01468751604033" calcext:value-type="float">
            <text:p>0.01468751604033</text:p>
          </table:table-cell>
          <table:table-cell table:formula="of:=[.E84]*1000" office:value-type="float" office:value="14.68751604033" calcext:value-type="float">
            <text:p>14.68751604033</text:p>
          </table:table-cell>
          <table:table-cell table:number-columns-repeated="1018"/>
        </table:table-row>
        <table:table-row table:style-name="ro1">
          <table:table-cell office:value-type="float" office:value="1475544598.524" calcext:value-type="float">
            <text:p>1475544598.524</text:p>
          </table:table-cell>
          <table:table-cell office:value-type="float" office:value="1.623987" calcext:value-type="float">
            <text:p>1.623987</text:p>
          </table:table-cell>
          <table:table-cell table:formula="of:=([.A85] / 86400) + 25569" office:value-type="date" office:date-value="2016-10-04T01:29:58.524" calcext:value-type="date">
            <text:p>2016-10-04 01:29:58.524</text:p>
          </table:table-cell>
          <table:table-cell table:formula="of:=[.C85]-(4/24)" office:value-type="time" office:time-value="PT1023525H29M58.523999657S" calcext:value-type="time">
            <text:p>21:29:59</text:p>
          </table:table-cell>
          <table:table-cell table:formula="of:=[.B85]/[.G$1]" office:value-type="float" office:value="0.0148853070577452" calcext:value-type="float">
            <text:p>0.014885307057745</text:p>
          </table:table-cell>
          <table:table-cell table:formula="of:=[.E85]*1000" office:value-type="float" office:value="14.8853070577452" calcext:value-type="float">
            <text:p>14.8853070577452</text:p>
          </table:table-cell>
          <table:table-cell table:number-columns-repeated="1018"/>
        </table:table-row>
        <table:table-row table:style-name="ro1">
          <table:table-cell office:value-type="float" office:value="1475544599.846" calcext:value-type="float">
            <text:p>1475544599.846</text:p>
          </table:table-cell>
          <table:table-cell office:value-type="float" office:value="1.622632" calcext:value-type="float">
            <text:p>1.622632</text:p>
          </table:table-cell>
          <table:table-cell table:formula="of:=([.A86] / 86400) + 25569" office:value-type="date" office:date-value="2016-10-04T01:29:59.846" calcext:value-type="date">
            <text:p>2016-10-04 01:29:59.846</text:p>
          </table:table-cell>
          <table:table-cell table:formula="of:=[.C86]-(4/24)" office:value-type="time" office:time-value="PT1023525H29M59.846000131S" calcext:value-type="time">
            <text:p>21:30:00</text:p>
          </table:table-cell>
          <table:table-cell table:formula="of:=[.B86]/[.G$1]" office:value-type="float" office:value="0.014872887259395" calcext:value-type="float">
            <text:p>0.014872887259395</text:p>
          </table:table-cell>
          <table:table-cell table:formula="of:=[.E86]*1000" office:value-type="float" office:value="14.872887259395" calcext:value-type="float">
            <text:p>14.872887259395</text:p>
          </table:table-cell>
          <table:table-cell table:number-columns-repeated="1018"/>
        </table:table-row>
        <table:table-row table:style-name="ro1">
          <table:table-cell office:value-type="float" office:value="1475544601.137" calcext:value-type="float">
            <text:p>1475544601.137</text:p>
          </table:table-cell>
          <table:table-cell office:value-type="float" office:value="1.639192" calcext:value-type="float">
            <text:p>1.639192</text:p>
          </table:table-cell>
          <table:table-cell table:formula="of:=([.A87] / 86400) + 25569" office:value-type="date" office:date-value="2016-10-04T01:30:01.137" calcext:value-type="date">
            <text:p>2016-10-04 01:30:01.137</text:p>
          </table:table-cell>
          <table:table-cell table:formula="of:=[.C87]-(4/24)" office:value-type="time" office:time-value="PT1023525H30M01.137000136S" calcext:value-type="time">
            <text:p>21:30:01</text:p>
          </table:table-cell>
          <table:table-cell table:formula="of:=[.B87]/[.G$1]" office:value-type="float" office:value="0.0150246746104491" calcext:value-type="float">
            <text:p>0.015024674610449</text:p>
          </table:table-cell>
          <table:table-cell table:formula="of:=[.E87]*1000" office:value-type="float" office:value="15.0246746104491" calcext:value-type="float">
            <text:p>15.0246746104491</text:p>
          </table:table-cell>
          <table:table-cell table:number-columns-repeated="1018"/>
        </table:table-row>
        <table:table-row table:style-name="ro1">
          <table:table-cell office:value-type="float" office:value="1475544602.43" calcext:value-type="float">
            <text:p>1475544602.43</text:p>
          </table:table-cell>
          <table:table-cell office:value-type="float" office:value="1.691071" calcext:value-type="float">
            <text:p>1.691071</text:p>
          </table:table-cell>
          <table:table-cell table:formula="of:=([.A88] / 86400) + 25569" office:value-type="date" office:date-value="2016-10-04T01:30:02.43" calcext:value-type="date">
            <text:p>2016-10-04 01:30:02.430</text:p>
          </table:table-cell>
          <table:table-cell table:formula="of:=[.C88]-(4/24)" office:value-type="time" office:time-value="PT1023525H30M02.430000063S" calcext:value-type="time">
            <text:p>21:30:02</text:p>
          </table:table-cell>
          <table:table-cell table:formula="of:=[.B88]/[.G$1]" office:value-type="float" office:value="0.0155001924839597" calcext:value-type="float">
            <text:p>0.01550019248396</text:p>
          </table:table-cell>
          <table:table-cell table:formula="of:=[.E88]*1000" office:value-type="float" office:value="15.5001924839597" calcext:value-type="float">
            <text:p>15.5001924839597</text:p>
          </table:table-cell>
          <table:table-cell table:number-columns-repeated="1018"/>
        </table:table-row>
        <table:table-row table:style-name="ro1">
          <table:table-cell office:value-type="float" office:value="1475544603.721" calcext:value-type="float">
            <text:p>1475544603.721</text:p>
          </table:table-cell>
          <table:table-cell office:value-type="float" office:value="1.740038" calcext:value-type="float">
            <text:p>1.740038</text:p>
          </table:table-cell>
          <table:table-cell table:formula="of:=([.A89] / 86400) + 25569" office:value-type="date" office:date-value="2016-10-04T01:30:03.721" calcext:value-type="date">
            <text:p>2016-10-04 01:30:03.721</text:p>
          </table:table-cell>
          <table:table-cell table:formula="of:=[.C89]-(4/24)" office:value-type="time" office:time-value="PT1023525H30M03.721000068S" calcext:value-type="time">
            <text:p>21:30:04</text:p>
          </table:table-cell>
          <table:table-cell table:formula="of:=[.B89]/[.G$1]" office:value-type="float" office:value="0.015949019248396" calcext:value-type="float">
            <text:p>0.015949019248396</text:p>
          </table:table-cell>
          <table:table-cell table:formula="of:=[.E89]*1000" office:value-type="float" office:value="15.949019248396" calcext:value-type="float">
            <text:p>15.949019248396</text:p>
          </table:table-cell>
          <table:table-cell table:number-columns-repeated="1018"/>
        </table:table-row>
        <table:table-row table:style-name="ro1">
          <table:table-cell office:value-type="float" office:value="1475544605.301" calcext:value-type="float">
            <text:p>1475544605.301</text:p>
          </table:table-cell>
          <table:table-cell office:value-type="float" office:value="1.743354" calcext:value-type="float">
            <text:p>1.743354</text:p>
          </table:table-cell>
          <table:table-cell table:formula="of:=([.A90] / 86400) + 25569" office:value-type="date" office:date-value="2016-10-04T01:30:05.301" calcext:value-type="date">
            <text:p>2016-10-04 01:30:05.301</text:p>
          </table:table-cell>
          <table:table-cell table:formula="of:=[.C90]-(4/24)" office:value-type="time" office:time-value="PT1023525H30M05.300999712S" calcext:value-type="time">
            <text:p>21:30:05</text:p>
          </table:table-cell>
          <table:table-cell table:formula="of:=[.B90]/[.G$1]" office:value-type="float" office:value="0.0159794133822182" calcext:value-type="float">
            <text:p>0.015979413382218</text:p>
          </table:table-cell>
          <table:table-cell table:formula="of:=[.E90]*1000" office:value-type="float" office:value="15.9794133822182" calcext:value-type="float">
            <text:p>15.9794133822182</text:p>
          </table:table-cell>
          <table:table-cell table:number-columns-repeated="1018"/>
        </table:table-row>
        <table:table-row table:style-name="ro1">
          <table:table-cell office:value-type="float" office:value="1475544606.589" calcext:value-type="float">
            <text:p>1475544606.589</text:p>
          </table:table-cell>
          <table:table-cell office:value-type="float" office:value="1.743793" calcext:value-type="float">
            <text:p>1.743793</text:p>
          </table:table-cell>
          <table:table-cell table:formula="of:=([.A91] / 86400) + 25569" office:value-type="date" office:date-value="2016-10-04T01:30:06.589" calcext:value-type="date">
            <text:p>2016-10-04 01:30:06.589</text:p>
          </table:table-cell>
          <table:table-cell table:formula="of:=[.C91]-(4/24)" office:value-type="time" office:time-value="PT1023525H30M06.589000253S" calcext:value-type="time">
            <text:p>21:30:07</text:p>
          </table:table-cell>
          <table:table-cell table:formula="of:=[.B91]/[.G$1]" office:value-type="float" office:value="0.0159834372135655" calcext:value-type="float">
            <text:p>0.015983437213566</text:p>
          </table:table-cell>
          <table:table-cell table:formula="of:=[.E91]*1000" office:value-type="float" office:value="15.9834372135655" calcext:value-type="float">
            <text:p>15.9834372135655</text:p>
          </table:table-cell>
          <table:table-cell table:number-columns-repeated="1018"/>
        </table:table-row>
        <table:table-row table:style-name="ro1">
          <table:table-cell office:value-type="float" office:value="1475544607.943" calcext:value-type="float">
            <text:p>1475544607.943</text:p>
          </table:table-cell>
          <table:table-cell office:value-type="float" office:value="1.589603" calcext:value-type="float">
            <text:p>1.589603</text:p>
          </table:table-cell>
          <table:table-cell table:formula="of:=([.A92] / 86400) + 25569" office:value-type="date" office:date-value="2016-10-04T01:30:07.943" calcext:value-type="date">
            <text:p>2016-10-04 01:30:07.943</text:p>
          </table:table-cell>
          <table:table-cell table:formula="of:=[.C92]-(4/24)" office:value-type="time" office:time-value="PT1023525H30M07.943000738S" calcext:value-type="time">
            <text:p>21:30:08</text:p>
          </table:table-cell>
          <table:table-cell table:formula="of:=[.B92]/[.G$1]" office:value-type="float" office:value="0.0145701466544455" calcext:value-type="float">
            <text:p>0.014570146654446</text:p>
          </table:table-cell>
          <table:table-cell table:formula="of:=[.E92]*1000" office:value-type="float" office:value="14.5701466544455" calcext:value-type="float">
            <text:p>14.5701466544455</text:p>
          </table:table-cell>
          <table:table-cell table:number-columns-repeated="1018"/>
        </table:table-row>
        <table:table-row table:style-name="ro1">
          <table:table-cell office:value-type="float" office:value="1475544609.266" calcext:value-type="float">
            <text:p>1475544609.266</text:p>
          </table:table-cell>
          <table:table-cell office:value-type="float" office:value="1.415665" calcext:value-type="float">
            <text:p>1.415665</text:p>
          </table:table-cell>
          <table:table-cell table:formula="of:=([.A93] / 86400) + 25569" office:value-type="date" office:date-value="2016-10-04T01:30:09.266" calcext:value-type="date">
            <text:p>2016-10-04 01:30:09.266</text:p>
          </table:table-cell>
          <table:table-cell table:formula="of:=[.C93]-(4/24)" office:value-type="time" office:time-value="PT1023525H30M09.266000334S" calcext:value-type="time">
            <text:p>21:30:09</text:p>
          </table:table-cell>
          <table:table-cell table:formula="of:=[.B93]/[.G$1]" office:value-type="float" office:value="0.0129758478460128" calcext:value-type="float">
            <text:p>0.012975847846013</text:p>
          </table:table-cell>
          <table:table-cell table:formula="of:=[.E93]*1000" office:value-type="float" office:value="12.9758478460128" calcext:value-type="float">
            <text:p>12.9758478460128</text:p>
          </table:table-cell>
          <table:table-cell table:number-columns-repeated="1018"/>
        </table:table-row>
        <table:table-row table:style-name="ro1">
          <table:table-cell office:value-type="float" office:value="1475544610.563" calcext:value-type="float">
            <text:p>1475544610.563</text:p>
          </table:table-cell>
          <table:table-cell office:value-type="float" office:value="1.362595" calcext:value-type="float">
            <text:p>1.362595</text:p>
          </table:table-cell>
          <table:table-cell table:formula="of:=([.A94] / 86400) + 25569" office:value-type="date" office:date-value="2016-10-04T01:30:10.563" calcext:value-type="date">
            <text:p>2016-10-04 01:30:10.563</text:p>
          </table:table-cell>
          <table:table-cell table:formula="of:=[.C94]-(4/24)" office:value-type="time" office:time-value="PT1023525H30M10.563000105S" calcext:value-type="time">
            <text:p>21:30:11</text:p>
          </table:table-cell>
          <table:table-cell table:formula="of:=[.B94]/[.G$1]" office:value-type="float" office:value="0.0124894133822181" calcext:value-type="float">
            <text:p>0.012489413382218</text:p>
          </table:table-cell>
          <table:table-cell table:formula="of:=[.E94]*1000" office:value-type="float" office:value="12.4894133822181" calcext:value-type="float">
            <text:p>12.4894133822181</text:p>
          </table:table-cell>
          <table:table-cell table:number-columns-repeated="1018"/>
        </table:table-row>
        <table:table-row table:style-name="ro1">
          <table:table-cell office:value-type="float" office:value="1475544611.854" calcext:value-type="float">
            <text:p>1475544611.854</text:p>
          </table:table-cell>
          <table:table-cell office:value-type="float" office:value="1.363933" calcext:value-type="float">
            <text:p>1.363933</text:p>
          </table:table-cell>
          <table:table-cell table:formula="of:=([.A95] / 86400) + 25569" office:value-type="date" office:date-value="2016-10-04T01:30:11.854001" calcext:value-type="date">
            <text:p>2016-10-04 01:30:11.854</text:p>
          </table:table-cell>
          <table:table-cell table:formula="of:=[.C95]-(4/24)" office:value-type="time" office:time-value="PT1023525H30M11.854000948S" calcext:value-type="time">
            <text:p>21:30:12</text:p>
          </table:table-cell>
          <table:table-cell table:formula="of:=[.B95]/[.G$1]" office:value-type="float" office:value="0.01250167736022" calcext:value-type="float">
            <text:p>0.01250167736022</text:p>
          </table:table-cell>
          <table:table-cell table:formula="of:=[.E95]*1000" office:value-type="float" office:value="12.50167736022" calcext:value-type="float">
            <text:p>12.50167736022</text:p>
          </table:table-cell>
          <table:table-cell table:number-columns-repeated="1018"/>
        </table:table-row>
        <table:table-row table:style-name="ro1">
          <table:table-cell office:value-type="float" office:value="1475544613.146" calcext:value-type="float">
            <text:p>1475544613.146</text:p>
          </table:table-cell>
          <table:table-cell office:value-type="float" office:value="1.339715" calcext:value-type="float">
            <text:p>1.339715</text:p>
          </table:table-cell>
          <table:table-cell table:formula="of:=([.A96] / 86400) + 25569" office:value-type="date" office:date-value="2016-10-04T01:30:13.146" calcext:value-type="date">
            <text:p>2016-10-04 01:30:13.146</text:p>
          </table:table-cell>
          <table:table-cell table:formula="of:=[.C96]-(4/24)" office:value-type="time" office:time-value="PT1023525H30M13.146000076S" calcext:value-type="time">
            <text:p>21:30:13</text:p>
          </table:table-cell>
          <table:table-cell table:formula="of:=[.B96]/[.G$1]" office:value-type="float" office:value="0.0122796975252062" calcext:value-type="float">
            <text:p>0.012279697525206</text:p>
          </table:table-cell>
          <table:table-cell table:formula="of:=[.E96]*1000" office:value-type="float" office:value="12.2796975252062" calcext:value-type="float">
            <text:p>12.2796975252062</text:p>
          </table:table-cell>
          <table:table-cell table:number-columns-repeated="1018"/>
        </table:table-row>
        <table:table-row table:style-name="ro1">
          <table:table-cell office:value-type="float" office:value="1475544614.73" calcext:value-type="float">
            <text:p>1475544614.73</text:p>
          </table:table-cell>
          <table:table-cell office:value-type="float" office:value="1.250942" calcext:value-type="float">
            <text:p>1.250942</text:p>
          </table:table-cell>
          <table:table-cell table:formula="of:=([.A97] / 86400) + 25569" office:value-type="date" office:date-value="2016-10-04T01:30:14.73" calcext:value-type="date">
            <text:p>2016-10-04 01:30:14.730</text:p>
          </table:table-cell>
          <table:table-cell table:formula="of:=[.C97]-(4/24)" office:value-type="time" office:time-value="PT1023525H30M14.729999565S" calcext:value-type="time">
            <text:p>21:30:15</text:p>
          </table:table-cell>
          <table:table-cell table:formula="of:=[.B97]/[.G$1]" office:value-type="float" office:value="0.011466012832264" calcext:value-type="float">
            <text:p>0.011466012832264</text:p>
          </table:table-cell>
          <table:table-cell table:formula="of:=[.E97]*1000" office:value-type="float" office:value="11.466012832264" calcext:value-type="float">
            <text:p>11.466012832264</text:p>
          </table:table-cell>
          <table:table-cell table:number-columns-repeated="1018"/>
        </table:table-row>
        <table:table-row table:style-name="ro1">
          <table:table-cell office:value-type="float" office:value="1475544616.02" calcext:value-type="float">
            <text:p>1475544616.02</text:p>
          </table:table-cell>
          <table:table-cell office:value-type="float" office:value="1.208478" calcext:value-type="float">
            <text:p>1.208478</text:p>
          </table:table-cell>
          <table:table-cell table:formula="of:=([.A98] / 86400) + 25569" office:value-type="date" office:date-value="2016-10-04T01:30:16.02" calcext:value-type="date">
            <text:p>2016-10-04 01:30:16.020</text:p>
          </table:table-cell>
          <table:table-cell table:formula="of:=[.C98]-(4/24)" office:value-type="time" office:time-value="PT1023525H30M16.019999608S" calcext:value-type="time">
            <text:p>21:30:16</text:p>
          </table:table-cell>
          <table:table-cell table:formula="of:=[.B98]/[.G$1]" office:value-type="float" office:value="0.0110767919340055" calcext:value-type="float">
            <text:p>0.011076791934006</text:p>
          </table:table-cell>
          <table:table-cell table:formula="of:=[.E98]*1000" office:value-type="float" office:value="11.0767919340055" calcext:value-type="float">
            <text:p>11.0767919340055</text:p>
          </table:table-cell>
          <table:table-cell table:number-columns-repeated="1018"/>
        </table:table-row>
        <table:table-row table:style-name="ro1">
          <table:table-cell office:value-type="float" office:value="1475544617.313" calcext:value-type="float">
            <text:p>1475544617.313</text:p>
          </table:table-cell>
          <table:table-cell office:value-type="float" office:value="1.207489" calcext:value-type="float">
            <text:p>1.207489</text:p>
          </table:table-cell>
          <table:table-cell table:formula="of:=([.A99] / 86400) + 25569" office:value-type="date" office:date-value="2016-10-04T01:30:17.313" calcext:value-type="date">
            <text:p>2016-10-04 01:30:17.313</text:p>
          </table:table-cell>
          <table:table-cell table:formula="of:=[.C99]-(4/24)" office:value-type="time" office:time-value="PT1023525H30M17.312999535S" calcext:value-type="time">
            <text:p>21:30:17</text:p>
          </table:table-cell>
          <table:table-cell table:formula="of:=[.B99]/[.G$1]" office:value-type="float" office:value="0.0110677268560953" calcext:value-type="float">
            <text:p>0.011067726856095</text:p>
          </table:table-cell>
          <table:table-cell table:formula="of:=[.E99]*1000" office:value-type="float" office:value="11.0677268560953" calcext:value-type="float">
            <text:p>11.0677268560953</text:p>
          </table:table-cell>
          <table:table-cell table:number-columns-repeated="1018"/>
        </table:table-row>
        <table:table-row table:style-name="ro1">
          <table:table-cell office:value-type="float" office:value="1475544618.67" calcext:value-type="float">
            <text:p>1475544618.67</text:p>
          </table:table-cell>
          <table:table-cell office:value-type="float" office:value="1.21337" calcext:value-type="float">
            <text:p>1.21337</text:p>
          </table:table-cell>
          <table:table-cell table:formula="of:=([.A100] / 86400) + 25569" office:value-type="date" office:date-value="2016-10-04T01:30:18.67" calcext:value-type="date">
            <text:p>2016-10-04 01:30:18.670</text:p>
          </table:table-cell>
          <table:table-cell table:formula="of:=[.C100]-(4/24)" office:value-type="time" office:time-value="PT1023525H30M18.670000322S" calcext:value-type="time">
            <text:p>21:30:19</text:p>
          </table:table-cell>
          <table:table-cell table:formula="of:=[.B100]/[.G$1]" office:value-type="float" office:value="0.0111216315307058" calcext:value-type="float">
            <text:p>0.011121631530706</text:p>
          </table:table-cell>
          <table:table-cell table:formula="of:=[.E100]*1000" office:value-type="float" office:value="11.1216315307058" calcext:value-type="float">
            <text:p>11.1216315307058</text:p>
          </table:table-cell>
          <table:table-cell table:number-columns-repeated="1018"/>
        </table:table-row>
        <table:table-row table:style-name="ro1">
          <table:table-cell office:value-type="float" office:value="1475544619.994" calcext:value-type="float">
            <text:p>1475544619.994</text:p>
          </table:table-cell>
          <table:table-cell office:value-type="float" office:value="1.230846" calcext:value-type="float">
            <text:p>1.230846</text:p>
          </table:table-cell>
          <table:table-cell table:formula="of:=([.A101] / 86400) + 25569" office:value-type="date" office:date-value="2016-10-04T01:30:19.994" calcext:value-type="date">
            <text:p>2016-10-04 01:30:19.994</text:p>
          </table:table-cell>
          <table:table-cell table:formula="of:=[.C101]-(4/24)" office:value-type="time" office:time-value="PT1023525H30M19.99399988S" calcext:value-type="time">
            <text:p>21:30:20</text:p>
          </table:table-cell>
          <table:table-cell table:formula="of:=[.B101]/[.G$1]" office:value-type="float" office:value="0.0112818148487626" calcext:value-type="float">
            <text:p>0.011281814848763</text:p>
          </table:table-cell>
          <table:table-cell table:formula="of:=[.E101]*1000" office:value-type="float" office:value="11.2818148487626" calcext:value-type="float">
            <text:p>11.2818148487626</text:p>
          </table:table-cell>
          <table:table-cell table:number-columns-repeated="1018"/>
        </table:table-row>
        <table:table-row table:style-name="ro1">
          <table:table-cell office:value-type="float" office:value="1475544621.286" calcext:value-type="float">
            <text:p>1475544621.286</text:p>
          </table:table-cell>
          <table:table-cell office:value-type="float" office:value="1.25532" calcext:value-type="float">
            <text:p>1.25532</text:p>
          </table:table-cell>
          <table:table-cell table:formula="of:=([.A102] / 86400) + 25569" office:value-type="date" office:date-value="2016-10-04T01:30:21.286" calcext:value-type="date">
            <text:p>2016-10-04 01:30:21.286</text:p>
          </table:table-cell>
          <table:table-cell table:formula="of:=[.C102]-(4/24)" office:value-type="time" office:time-value="PT1023525H30M21.286000684S" calcext:value-type="time">
            <text:p>21:30:21</text:p>
          </table:table-cell>
          <table:table-cell table:formula="of:=[.B102]/[.G$1]" office:value-type="float" office:value="0.0115061411549038" calcext:value-type="float">
            <text:p>0.011506141154904</text:p>
          </table:table-cell>
          <table:table-cell table:formula="of:=[.E102]*1000" office:value-type="float" office:value="11.5061411549038" calcext:value-type="float">
            <text:p>11.5061411549038</text:p>
          </table:table-cell>
          <table:table-cell table:number-columns-repeated="1018"/>
        </table:table-row>
        <table:table-row table:style-name="ro1">
          <table:table-cell office:value-type="float" office:value="1475544622.573" calcext:value-type="float">
            <text:p>1475544622.573</text:p>
          </table:table-cell>
          <table:table-cell office:value-type="float" office:value="1.251583" calcext:value-type="float">
            <text:p>1.251583</text:p>
          </table:table-cell>
          <table:table-cell table:formula="of:=([.A103] / 86400) + 25569" office:value-type="date" office:date-value="2016-10-04T01:30:22.573" calcext:value-type="date">
            <text:p>2016-10-04 01:30:22.573</text:p>
          </table:table-cell>
          <table:table-cell table:formula="of:=[.C103]-(4/24)" office:value-type="time" office:time-value="PT1023525H30M22.573000845S" calcext:value-type="time">
            <text:p>21:30:23</text:p>
          </table:table-cell>
          <table:table-cell table:formula="of:=[.B103]/[.G$1]" office:value-type="float" office:value="0.0114718881759853" calcext:value-type="float">
            <text:p>0.011471888175985</text:p>
          </table:table-cell>
          <table:table-cell table:formula="of:=[.E103]*1000" office:value-type="float" office:value="11.4718881759853" calcext:value-type="float">
            <text:p>11.4718881759853</text:p>
          </table:table-cell>
          <table:table-cell table:number-columns-repeated="1018"/>
        </table:table-row>
        <table:table-row table:style-name="ro1">
          <table:table-cell office:value-type="float" office:value="1475544623.865" calcext:value-type="float">
            <text:p>1475544623.865</text:p>
          </table:table-cell>
          <table:table-cell office:value-type="float" office:value="1.245226" calcext:value-type="float">
            <text:p>1.245226</text:p>
          </table:table-cell>
          <table:table-cell table:formula="of:=([.A104] / 86400) + 25569" office:value-type="date" office:date-value="2016-10-04T01:30:23.865" calcext:value-type="date">
            <text:p>2016-10-04 01:30:23.865</text:p>
          </table:table-cell>
          <table:table-cell table:formula="of:=[.C104]-(4/24)" office:value-type="time" office:time-value="PT1023525H30M23.864999972S" calcext:value-type="time">
            <text:p>21:30:24</text:p>
          </table:table-cell>
          <table:table-cell table:formula="of:=[.B104]/[.G$1]" office:value-type="float" office:value="0.0114136205316224" calcext:value-type="float">
            <text:p>0.011413620531622</text:p>
          </table:table-cell>
          <table:table-cell table:formula="of:=[.E104]*1000" office:value-type="float" office:value="11.4136205316224" calcext:value-type="float">
            <text:p>11.4136205316224</text:p>
          </table:table-cell>
          <table:table-cell table:number-columns-repeated="1018"/>
        </table:table-row>
        <table:table-row table:style-name="ro1">
          <table:table-cell office:value-type="float" office:value="1475544625.441" calcext:value-type="float">
            <text:p>1475544625.441</text:p>
          </table:table-cell>
          <table:table-cell office:value-type="float" office:value="1.413119" calcext:value-type="float">
            <text:p>1.413119</text:p>
          </table:table-cell>
          <table:table-cell table:formula="of:=([.A105] / 86400) + 25569" office:value-type="date" office:date-value="2016-10-04T01:30:25.441" calcext:value-type="date">
            <text:p>2016-10-04 01:30:25.441</text:p>
          </table:table-cell>
          <table:table-cell table:formula="of:=[.C105]-(4/24)" office:value-type="time" office:time-value="PT1023525H30M25.441000191S" calcext:value-type="time">
            <text:p>21:30:25</text:p>
          </table:table-cell>
          <table:table-cell table:formula="of:=[.B105]/[.G$1]" office:value-type="float" office:value="0.0129525114573786" calcext:value-type="float">
            <text:p>0.012952511457379</text:p>
          </table:table-cell>
          <table:table-cell table:formula="of:=[.E105]*1000" office:value-type="float" office:value="12.9525114573786" calcext:value-type="float">
            <text:p>12.9525114573786</text:p>
          </table:table-cell>
          <table:table-cell table:number-columns-repeated="1018"/>
        </table:table-row>
        <table:table-row table:style-name="ro1">
          <table:table-cell office:value-type="float" office:value="1475544626.738" calcext:value-type="float">
            <text:p>1475544626.738</text:p>
          </table:table-cell>
          <table:table-cell office:value-type="float" office:value="1.582422" calcext:value-type="float">
            <text:p>1.582422</text:p>
          </table:table-cell>
          <table:table-cell table:formula="of:=([.A106] / 86400) + 25569" office:value-type="date" office:date-value="2016-10-04T01:30:26.738" calcext:value-type="date">
            <text:p>2016-10-04 01:30:26.738</text:p>
          </table:table-cell>
          <table:table-cell table:formula="of:=[.C106]-(4/24)" office:value-type="time" office:time-value="PT1023525H30M26.738000382S" calcext:value-type="time">
            <text:p>21:30:27</text:p>
          </table:table-cell>
          <table:table-cell table:formula="of:=[.B106]/[.G$1]" office:value-type="float" office:value="0.0145043263061412" calcext:value-type="float">
            <text:p>0.014504326306141</text:p>
          </table:table-cell>
          <table:table-cell table:formula="of:=[.E106]*1000" office:value-type="float" office:value="14.5043263061412" calcext:value-type="float">
            <text:p>14.5043263061412</text:p>
          </table:table-cell>
          <table:table-cell table:number-columns-repeated="1018"/>
        </table:table-row>
        <table:table-row table:style-name="ro1">
          <table:table-cell office:value-type="float" office:value="1475544628.093" calcext:value-type="float">
            <text:p>1475544628.093</text:p>
          </table:table-cell>
          <table:table-cell office:value-type="float" office:value="1.628274" calcext:value-type="float">
            <text:p>1.628274</text:p>
          </table:table-cell>
          <table:table-cell table:formula="of:=([.A107] / 86400) + 25569" office:value-type="date" office:date-value="2016-10-04T01:30:28.093" calcext:value-type="date">
            <text:p>2016-10-04 01:30:28.093</text:p>
          </table:table-cell>
          <table:table-cell table:formula="of:=[.C107]-(4/24)" office:value-type="time" office:time-value="PT1023525H30M28.092999989S" calcext:value-type="time">
            <text:p>21:30:28</text:p>
          </table:table-cell>
          <table:table-cell table:formula="of:=[.B107]/[.G$1]" office:value-type="float" office:value="0.0149246012832264" calcext:value-type="float">
            <text:p>0.014924601283226</text:p>
          </table:table-cell>
          <table:table-cell table:formula="of:=[.E107]*1000" office:value-type="float" office:value="14.9246012832264" calcext:value-type="float">
            <text:p>14.9246012832264</text:p>
          </table:table-cell>
          <table:table-cell table:number-columns-repeated="1018"/>
        </table:table-row>
        <table:table-row table:style-name="ro1">
          <table:table-cell office:value-type="float" office:value="1475544629.413" calcext:value-type="float">
            <text:p>1475544629.413</text:p>
          </table:table-cell>
          <table:table-cell office:value-type="float" office:value="1.630143" calcext:value-type="float">
            <text:p>1.630143</text:p>
          </table:table-cell>
          <table:table-cell table:formula="of:=([.A108] / 86400) + 25569" office:value-type="date" office:date-value="2016-10-04T01:30:29.413001" calcext:value-type="date">
            <text:p>2016-10-04 01:30:29.413</text:p>
          </table:table-cell>
          <table:table-cell table:formula="of:=[.C108]-(4/24)" office:value-type="time" office:time-value="PT1023525H30M29.41300096S" calcext:value-type="time">
            <text:p>21:30:29</text:p>
          </table:table-cell>
          <table:table-cell table:formula="of:=[.B108]/[.G$1]" office:value-type="float" office:value="0.014941732355637" calcext:value-type="float">
            <text:p>0.014941732355637</text:p>
          </table:table-cell>
          <table:table-cell table:formula="of:=[.E108]*1000" office:value-type="float" office:value="14.941732355637" calcext:value-type="float">
            <text:p>14.941732355637</text:p>
          </table:table-cell>
          <table:table-cell table:number-columns-repeated="1018"/>
        </table:table-row>
        <table:table-row table:style-name="ro1">
          <table:table-cell office:value-type="float" office:value="1475544630.703" calcext:value-type="float">
            <text:p>1475544630.703</text:p>
          </table:table-cell>
          <table:table-cell office:value-type="float" office:value="1.608636" calcext:value-type="float">
            <text:p>1.608636</text:p>
          </table:table-cell>
          <table:table-cell table:formula="of:=([.A109] / 86400) + 25569" office:value-type="date" office:date-value="2016-10-04T01:30:30.703" calcext:value-type="date">
            <text:p>2016-10-04 01:30:30.703</text:p>
          </table:table-cell>
          <table:table-cell table:formula="of:=[.C109]-(4/24)" office:value-type="time" office:time-value="PT1023525H30M30.703000166S" calcext:value-type="time">
            <text:p>21:30:31</text:p>
          </table:table-cell>
          <table:table-cell table:formula="of:=[.B109]/[.G$1]" office:value-type="float" office:value="0.0147446012832264" calcext:value-type="float">
            <text:p>0.014744601283226</text:p>
          </table:table-cell>
          <table:table-cell table:formula="of:=[.E109]*1000" office:value-type="float" office:value="14.7446012832264" calcext:value-type="float">
            <text:p>14.7446012832264</text:p>
          </table:table-cell>
          <table:table-cell table:number-columns-repeated="1018"/>
        </table:table-row>
        <table:table-row table:style-name="ro1">
          <table:table-cell office:value-type="float" office:value="1475544631.993" calcext:value-type="float">
            <text:p>1475544631.993</text:p>
          </table:table-cell>
          <table:table-cell office:value-type="float" office:value="1.554394" calcext:value-type="float">
            <text:p>1.554394</text:p>
          </table:table-cell>
          <table:table-cell table:formula="of:=([.A110] / 86400) + 25569" office:value-type="date" office:date-value="2016-10-04T01:30:31.993" calcext:value-type="date">
            <text:p>2016-10-04 01:30:31.993</text:p>
          </table:table-cell>
          <table:table-cell table:formula="of:=[.C110]-(4/24)" office:value-type="time" office:time-value="PT1023525H30M31.993000209S" calcext:value-type="time">
            <text:p>21:30:32</text:p>
          </table:table-cell>
          <table:table-cell table:formula="of:=[.B110]/[.G$1]" office:value-type="float" office:value="0.0142474243813016" calcext:value-type="float">
            <text:p>0.014247424381302</text:p>
          </table:table-cell>
          <table:table-cell table:formula="of:=[.E110]*1000" office:value-type="float" office:value="14.2474243813016" calcext:value-type="float">
            <text:p>14.2474243813016</text:p>
          </table:table-cell>
          <table:table-cell table:number-columns-repeated="1018"/>
        </table:table-row>
        <table:table-row table:style-name="ro1">
          <table:table-cell office:value-type="float" office:value="1475544633.285" calcext:value-type="float">
            <text:p>1475544633.285</text:p>
          </table:table-cell>
          <table:table-cell office:value-type="float" office:value="1.50726" calcext:value-type="float">
            <text:p>1.50726</text:p>
          </table:table-cell>
          <table:table-cell table:formula="of:=([.A111] / 86400) + 25569" office:value-type="date" office:date-value="2016-10-04T01:30:33.285" calcext:value-type="date">
            <text:p>2016-10-04 01:30:33.285</text:p>
          </table:table-cell>
          <table:table-cell table:formula="of:=[.C111]-(4/24)" office:value-type="time" office:time-value="PT1023525H30M33.285000175S" calcext:value-type="time">
            <text:p>21:30:33</text:p>
          </table:table-cell>
          <table:table-cell table:formula="of:=[.B111]/[.G$1]" office:value-type="float" office:value="0.0138153987167736" calcext:value-type="float">
            <text:p>0.013815398716774</text:p>
          </table:table-cell>
          <table:table-cell table:formula="of:=[.E111]*1000" office:value-type="float" office:value="13.8153987167736" calcext:value-type="float">
            <text:p>13.8153987167736</text:p>
          </table:table-cell>
          <table:table-cell table:number-columns-repeated="1018"/>
        </table:table-row>
        <table:table-row table:style-name="ro1">
          <table:table-cell office:value-type="float" office:value="1475544634.87" calcext:value-type="float">
            <text:p>1475544634.87</text:p>
          </table:table-cell>
          <table:table-cell office:value-type="float" office:value="1.504915" calcext:value-type="float">
            <text:p>1.504915</text:p>
          </table:table-cell>
          <table:table-cell table:formula="of:=([.A112] / 86400) + 25569" office:value-type="date" office:date-value="2016-10-04T01:30:34.87" calcext:value-type="date">
            <text:p>2016-10-04 01:30:34.870</text:p>
          </table:table-cell>
          <table:table-cell table:formula="of:=[.C112]-(4/24)" office:value-type="time" office:time-value="PT1023525H30M34.870000044S" calcext:value-type="time">
            <text:p>21:30:35</text:p>
          </table:table-cell>
          <table:table-cell table:formula="of:=[.B112]/[.G$1]" office:value-type="float" office:value="0.0137939046746104" calcext:value-type="float">
            <text:p>0.013793904674611</text:p>
          </table:table-cell>
          <table:table-cell table:formula="of:=[.E112]*1000" office:value-type="float" office:value="13.7939046746105" calcext:value-type="float">
            <text:p>13.7939046746105</text:p>
          </table:table-cell>
          <table:table-cell table:number-columns-repeated="1018"/>
        </table:table-row>
        <table:table-row table:style-name="ro1">
          <table:table-cell office:value-type="float" office:value="1475544636.16" calcext:value-type="float">
            <text:p>1475544636.16</text:p>
          </table:table-cell>
          <table:table-cell office:value-type="float" office:value="1.51085" calcext:value-type="float">
            <text:p>1.51085</text:p>
          </table:table-cell>
          <table:table-cell table:formula="of:=([.A113] / 86400) + 25569" office:value-type="date" office:date-value="2016-10-04T01:30:36.160001" calcext:value-type="date">
            <text:p>2016-10-04 01:30:36.160</text:p>
          </table:table-cell>
          <table:table-cell table:formula="of:=[.C113]-(4/24)" office:value-type="time" office:time-value="PT1023525H30M36.160000507S" calcext:value-type="time">
            <text:p>21:30:36</text:p>
          </table:table-cell>
          <table:table-cell table:formula="of:=[.B113]/[.G$1]" office:value-type="float" office:value="0.0138483043079743" calcext:value-type="float">
            <text:p>0.013848304307974</text:p>
          </table:table-cell>
          <table:table-cell table:formula="of:=[.E113]*1000" office:value-type="float" office:value="13.8483043079743" calcext:value-type="float">
            <text:p>13.8483043079743</text:p>
          </table:table-cell>
          <table:table-cell table:number-columns-repeated="1018"/>
        </table:table-row>
        <table:table-row table:style-name="ro1">
          <table:table-cell office:value-type="float" office:value="1475544637.514" calcext:value-type="float">
            <text:p>1475544637.514</text:p>
          </table:table-cell>
          <table:table-cell office:value-type="float" office:value="1.565477" calcext:value-type="float">
            <text:p>1.565477</text:p>
          </table:table-cell>
          <table:table-cell table:formula="of:=([.A114] / 86400) + 25569" office:value-type="date" office:date-value="2016-10-04T01:30:37.514" calcext:value-type="date">
            <text:p>2016-10-04 01:30:37.514</text:p>
          </table:table-cell>
          <table:table-cell table:formula="of:=[.C114]-(4/24)" office:value-type="time" office:time-value="PT1023525H30M37.514000572S" calcext:value-type="time">
            <text:p>21:30:38</text:p>
          </table:table-cell>
          <table:table-cell table:formula="of:=[.B114]/[.G$1]" office:value-type="float" office:value="0.0143490100824931" calcext:value-type="float">
            <text:p>0.014349010082493</text:p>
          </table:table-cell>
          <table:table-cell table:formula="of:=[.E114]*1000" office:value-type="float" office:value="14.3490100824931" calcext:value-type="float">
            <text:p>14.3490100824931</text:p>
          </table:table-cell>
          <table:table-cell table:number-columns-repeated="1018"/>
        </table:table-row>
        <table:table-row table:style-name="ro1">
          <table:table-cell office:value-type="float" office:value="1475544638.838" calcext:value-type="float">
            <text:p>1475544638.838</text:p>
          </table:table-cell>
          <table:table-cell office:value-type="float" office:value="1.620544" calcext:value-type="float">
            <text:p>1.620544</text:p>
          </table:table-cell>
          <table:table-cell table:formula="of:=([.A115] / 86400) + 25569" office:value-type="date" office:date-value="2016-10-04T01:30:38.838" calcext:value-type="date">
            <text:p>2016-10-04 01:30:38.838</text:p>
          </table:table-cell>
          <table:table-cell table:formula="of:=[.C115]-(4/24)" office:value-type="time" office:time-value="PT1023525H30M38.83800013S" calcext:value-type="time">
            <text:p>21:30:39</text:p>
          </table:table-cell>
          <table:table-cell table:formula="of:=[.B115]/[.G$1]" office:value-type="float" office:value="0.0148537488542621" calcext:value-type="float">
            <text:p>0.014853748854262</text:p>
          </table:table-cell>
          <table:table-cell table:formula="of:=[.E115]*1000" office:value-type="float" office:value="14.8537488542621" calcext:value-type="float">
            <text:p>14.8537488542621</text:p>
          </table:table-cell>
          <table:table-cell table:number-columns-repeated="1018"/>
        </table:table-row>
        <table:table-row table:style-name="ro1">
          <table:table-cell office:value-type="float" office:value="1475544640.126" calcext:value-type="float">
            <text:p>1475544640.126</text:p>
          </table:table-cell>
          <table:table-cell office:value-type="float" office:value="1.623585" calcext:value-type="float">
            <text:p>1.623585</text:p>
          </table:table-cell>
          <table:table-cell table:formula="of:=([.A116] / 86400) + 25569" office:value-type="date" office:date-value="2016-10-04T01:30:40.126" calcext:value-type="date">
            <text:p>2016-10-04 01:30:40.126</text:p>
          </table:table-cell>
          <table:table-cell table:formula="of:=[.C116]-(4/24)" office:value-type="time" office:time-value="PT1023525H30M40.126000252S" calcext:value-type="time">
            <text:p>21:30:40</text:p>
          </table:table-cell>
          <table:table-cell table:formula="of:=[.B116]/[.G$1]" office:value-type="float" office:value="0.0148816223648029" calcext:value-type="float">
            <text:p>0.014881622364803</text:p>
          </table:table-cell>
          <table:table-cell table:formula="of:=[.E116]*1000" office:value-type="float" office:value="14.8816223648029" calcext:value-type="float">
            <text:p>14.8816223648029</text:p>
          </table:table-cell>
          <table:table-cell table:number-columns-repeated="1018"/>
        </table:table-row>
        <table:table-row table:style-name="ro1">
          <table:table-cell office:value-type="float" office:value="1475544641.418" calcext:value-type="float">
            <text:p>1475544641.418</text:p>
          </table:table-cell>
          <table:table-cell office:value-type="float" office:value="1.622009" calcext:value-type="float">
            <text:p>1.622009</text:p>
          </table:table-cell>
          <table:table-cell table:formula="of:=([.A117] / 86400) + 25569" office:value-type="date" office:date-value="2016-10-04T01:30:41.418" calcext:value-type="date">
            <text:p>2016-10-04 01:30:41.418</text:p>
          </table:table-cell>
          <table:table-cell table:formula="of:=[.C117]-(4/24)" office:value-type="time" office:time-value="PT1023525H30M41.418000218S" calcext:value-type="time">
            <text:p>21:30:41</text:p>
          </table:table-cell>
          <table:table-cell table:formula="of:=[.B117]/[.G$1]" office:value-type="float" office:value="0.0148671769019248" calcext:value-type="float">
            <text:p>0.014867176901925</text:p>
          </table:table-cell>
          <table:table-cell table:formula="of:=[.E117]*1000" office:value-type="float" office:value="14.8671769019248" calcext:value-type="float">
            <text:p>14.8671769019248</text:p>
          </table:table-cell>
          <table:table-cell table:number-columns-repeated="1018"/>
        </table:table-row>
        <table:table-row table:style-name="ro1">
          <table:table-cell office:value-type="float" office:value="1475544642.714" calcext:value-type="float">
            <text:p>1475544642.714</text:p>
          </table:table-cell>
          <table:table-cell office:value-type="float" office:value="1.653298" calcext:value-type="float">
            <text:p>1.653298</text:p>
          </table:table-cell>
          <table:table-cell table:formula="of:=([.A118] / 86400) + 25569" office:value-type="date" office:date-value="2016-10-04T01:30:42.714" calcext:value-type="date">
            <text:p>2016-10-04 01:30:42.714</text:p>
          </table:table-cell>
          <table:table-cell table:formula="of:=[.C118]-(4/24)" office:value-type="time" office:time-value="PT1023525H30M42.714000028S" calcext:value-type="time">
            <text:p>21:30:43</text:p>
          </table:table-cell>
          <table:table-cell table:formula="of:=[.B118]/[.G$1]" office:value-type="float" office:value="0.0151539688359303" calcext:value-type="float">
            <text:p>0.01515396883593</text:p>
          </table:table-cell>
          <table:table-cell table:formula="of:=[.E118]*1000" office:value-type="float" office:value="15.1539688359303" calcext:value-type="float">
            <text:p>15.1539688359303</text:p>
          </table:table-cell>
          <table:table-cell table:number-columns-repeated="1018"/>
        </table:table-row>
        <table:table-row table:style-name="ro1">
          <table:table-cell office:value-type="float" office:value="1475544644.006" calcext:value-type="float">
            <text:p>1475544644.006</text:p>
          </table:table-cell>
          <table:table-cell office:value-type="float" office:value="1.705287" calcext:value-type="float">
            <text:p>1.705287</text:p>
          </table:table-cell>
          <table:table-cell table:formula="of:=([.A119] / 86400) + 25569" office:value-type="date" office:date-value="2016-10-04T01:30:44.006" calcext:value-type="date">
            <text:p>2016-10-04 01:30:44.006</text:p>
          </table:table-cell>
          <table:table-cell table:formula="of:=[.C119]-(4/24)" office:value-type="time" office:time-value="PT1023525H30M44.005999994S" calcext:value-type="time">
            <text:p>21:30:44</text:p>
          </table:table-cell>
          <table:table-cell table:formula="of:=[.B119]/[.G$1]" office:value-type="float" office:value="0.0156304949587534" calcext:value-type="float">
            <text:p>0.015630494958754</text:p>
          </table:table-cell>
          <table:table-cell table:formula="of:=[.E119]*1000" office:value-type="float" office:value="15.6304949587534" calcext:value-type="float">
            <text:p>15.6304949587534</text:p>
          </table:table-cell>
          <table:table-cell table:number-columns-repeated="1018"/>
        </table:table-row>
        <table:table-row table:style-name="ro1">
          <table:table-cell office:value-type="float" office:value="1475544645.586" calcext:value-type="float">
            <text:p>1475544645.586</text:p>
          </table:table-cell>
          <table:table-cell office:value-type="float" office:value="1.743518" calcext:value-type="float">
            <text:p>1.743518</text:p>
          </table:table-cell>
          <table:table-cell table:formula="of:=([.A120] / 86400) + 25569" office:value-type="date" office:date-value="2016-10-04T01:30:45.586" calcext:value-type="date">
            <text:p>2016-10-04 01:30:45.586</text:p>
          </table:table-cell>
          <table:table-cell table:formula="of:=[.C120]-(4/24)" office:value-type="time" office:time-value="PT1023525H30M45.586000057S" calcext:value-type="time">
            <text:p>21:30:46</text:p>
          </table:table-cell>
          <table:table-cell table:formula="of:=[.B120]/[.G$1]" office:value-type="float" office:value="0.0159809165902841" calcext:value-type="float">
            <text:p>0.015980916590284</text:p>
          </table:table-cell>
          <table:table-cell table:formula="of:=[.E120]*1000" office:value-type="float" office:value="15.9809165902841" calcext:value-type="float">
            <text:p>15.9809165902841</text:p>
          </table:table-cell>
          <table:table-cell table:number-columns-repeated="1018"/>
        </table:table-row>
        <table:table-row table:style-name="ro1">
          <table:table-cell office:value-type="float" office:value="1475544646.878" calcext:value-type="float">
            <text:p>1475544646.878</text:p>
          </table:table-cell>
          <table:table-cell office:value-type="float" office:value="1.745076" calcext:value-type="float">
            <text:p>1.745076</text:p>
          </table:table-cell>
          <table:table-cell table:formula="of:=([.A121] / 86400) + 25569" office:value-type="date" office:date-value="2016-10-04T01:30:46.878" calcext:value-type="date">
            <text:p>2016-10-04 01:30:46.878</text:p>
          </table:table-cell>
          <table:table-cell table:formula="of:=[.C121]-(4/24)" office:value-type="time" office:time-value="PT1023525H30M46.877999604S" calcext:value-type="time">
            <text:p>21:30:47</text:p>
          </table:table-cell>
          <table:table-cell table:formula="of:=[.B121]/[.G$1]" office:value-type="float" office:value="0.0159951970669111" calcext:value-type="float">
            <text:p>0.015995197066911</text:p>
          </table:table-cell>
          <table:table-cell table:formula="of:=[.E121]*1000" office:value-type="float" office:value="15.9951970669111" calcext:value-type="float">
            <text:p>15.9951970669111</text:p>
          </table:table-cell>
          <table:table-cell table:number-columns-repeated="1018"/>
        </table:table-row>
        <table:table-row table:style-name="ro1">
          <table:table-cell office:value-type="float" office:value="1475544648.233" calcext:value-type="float">
            <text:p>1475544648.233</text:p>
          </table:table-cell>
          <table:table-cell office:value-type="float" office:value="1.712505" calcext:value-type="float">
            <text:p>1.712505</text:p>
          </table:table-cell>
          <table:table-cell table:formula="of:=([.A122] / 86400) + 25569" office:value-type="date" office:date-value="2016-10-04T01:30:48.233" calcext:value-type="date">
            <text:p>2016-10-04 01:30:48.233</text:p>
          </table:table-cell>
          <table:table-cell table:formula="of:=[.C122]-(4/24)" office:value-type="time" office:time-value="PT1023525H30M48.233000468S" calcext:value-type="time">
            <text:p>21:30:48</text:p>
          </table:table-cell>
          <table:table-cell table:formula="of:=[.B122]/[.G$1]" office:value-type="float" office:value="0.0156966544454629" calcext:value-type="float">
            <text:p>0.015696654445463</text:p>
          </table:table-cell>
          <table:table-cell table:formula="of:=[.E122]*1000" office:value-type="float" office:value="15.6966544454629" calcext:value-type="float">
            <text:p>15.6966544454629</text:p>
          </table:table-cell>
          <table:table-cell table:number-columns-repeated="1018"/>
        </table:table-row>
        <table:table-row table:style-name="ro1">
          <table:table-cell office:value-type="float" office:value="1475544649.556" calcext:value-type="float">
            <text:p>1475544649.556</text:p>
          </table:table-cell>
          <table:table-cell office:value-type="float" office:value="1.543806" calcext:value-type="float">
            <text:p>1.543806</text:p>
          </table:table-cell>
          <table:table-cell table:formula="of:=([.A123] / 86400) + 25569" office:value-type="date" office:date-value="2016-10-04T01:30:49.556" calcext:value-type="date">
            <text:p>2016-10-04 01:30:49.556</text:p>
          </table:table-cell>
          <table:table-cell table:formula="of:=[.C123]-(4/24)" office:value-type="time" office:time-value="PT1023525H30M49.556000065S" calcext:value-type="time">
            <text:p>21:30:50</text:p>
          </table:table-cell>
          <table:table-cell table:formula="of:=[.B123]/[.G$1]" office:value-type="float" office:value="0.0141503758020165" calcext:value-type="float">
            <text:p>0.014150375802017</text:p>
          </table:table-cell>
          <table:table-cell table:formula="of:=[.E123]*1000" office:value-type="float" office:value="14.1503758020165" calcext:value-type="float">
            <text:p>14.1503758020165</text:p>
          </table:table-cell>
          <table:table-cell table:number-columns-repeated="1018"/>
        </table:table-row>
        <table:table-row table:style-name="ro1">
          <table:table-cell office:value-type="float" office:value="1475544650.848" calcext:value-type="float">
            <text:p>1475544650.848</text:p>
          </table:table-cell>
          <table:table-cell office:value-type="float" office:value="1.376518" calcext:value-type="float">
            <text:p>1.376518</text:p>
          </table:table-cell>
          <table:table-cell table:formula="of:=([.A124] / 86400) + 25569" office:value-type="date" office:date-value="2016-10-04T01:30:50.848" calcext:value-type="date">
            <text:p>2016-10-04 01:30:50.848</text:p>
          </table:table-cell>
          <table:table-cell table:formula="of:=[.C124]-(4/24)" office:value-type="time" office:time-value="PT1023525H30M50.848000869S" calcext:value-type="time">
            <text:p>21:30:51</text:p>
          </table:table-cell>
          <table:table-cell table:formula="of:=[.B124]/[.G$1]" office:value-type="float" office:value="0.0126170302474794" calcext:value-type="float">
            <text:p>0.012617030247479</text:p>
          </table:table-cell>
          <table:table-cell table:formula="of:=[.E124]*1000" office:value-type="float" office:value="12.6170302474794" calcext:value-type="float">
            <text:p>12.6170302474794</text:p>
          </table:table-cell>
          <table:table-cell table:number-columns-repeated="1018"/>
        </table:table-row>
        <table:table-row table:style-name="ro1">
          <table:table-cell office:value-type="float" office:value="1475544652.14" calcext:value-type="float">
            <text:p>1475544652.14</text:p>
          </table:table-cell>
          <table:table-cell office:value-type="float" office:value="1.363804" calcext:value-type="float">
            <text:p>1.363804</text:p>
          </table:table-cell>
          <table:table-cell table:formula="of:=([.A125] / 86400) + 25569" office:value-type="date" office:date-value="2016-10-04T01:30:52.14" calcext:value-type="date">
            <text:p>2016-10-04 01:30:52.140</text:p>
          </table:table-cell>
          <table:table-cell table:formula="of:=[.C125]-(4/24)" office:value-type="time" office:time-value="PT1023525H30M52.140000416S" calcext:value-type="time">
            <text:p>21:30:52</text:p>
          </table:table-cell>
          <table:table-cell table:formula="of:=[.B125]/[.G$1]" office:value-type="float" office:value="0.0125004949587534" calcext:value-type="float">
            <text:p>0.012500494958754</text:p>
          </table:table-cell>
          <table:table-cell table:formula="of:=[.E125]*1000" office:value-type="float" office:value="12.5004949587534" calcext:value-type="float">
            <text:p>12.5004949587534</text:p>
          </table:table-cell>
          <table:table-cell table:number-columns-repeated="1018"/>
        </table:table-row>
        <table:table-row table:style-name="ro1">
          <table:table-cell office:value-type="float" office:value="1475544653.43" calcext:value-type="float">
            <text:p>1475544653.43</text:p>
          </table:table-cell>
          <table:table-cell office:value-type="float" office:value="1.365765" calcext:value-type="float">
            <text:p>1.365765</text:p>
          </table:table-cell>
          <table:table-cell table:formula="of:=([.A126] / 86400) + 25569" office:value-type="date" office:date-value="2016-10-04T01:30:53.43" calcext:value-type="date">
            <text:p>2016-10-04 01:30:53.430</text:p>
          </table:table-cell>
          <table:table-cell table:formula="of:=[.C126]-(4/24)" office:value-type="time" office:time-value="PT1023525H30M53.430000041S" calcext:value-type="time">
            <text:p>21:30:53</text:p>
          </table:table-cell>
          <table:table-cell table:formula="of:=[.B126]/[.G$1]" office:value-type="float" office:value="0.0125184692942255" calcext:value-type="float">
            <text:p>0.012518469294226</text:p>
          </table:table-cell>
          <table:table-cell table:formula="of:=[.E126]*1000" office:value-type="float" office:value="12.5184692942255" calcext:value-type="float">
            <text:p>12.5184692942255</text:p>
          </table:table-cell>
          <table:table-cell table:number-columns-repeated="1018"/>
        </table:table-row>
        <table:table-row table:style-name="ro1">
          <table:table-cell office:value-type="float" office:value="1475544655.021" calcext:value-type="float">
            <text:p>1475544655.021</text:p>
          </table:table-cell>
          <table:table-cell office:value-type="float" office:value="1.304121" calcext:value-type="float">
            <text:p>1.304121</text:p>
          </table:table-cell>
          <table:table-cell table:formula="of:=([.A127] / 86400) + 25569" office:value-type="date" office:date-value="2016-10-04T01:30:55.021" calcext:value-type="date">
            <text:p>2016-10-04 01:30:55.021</text:p>
          </table:table-cell>
          <table:table-cell table:formula="of:=[.C127]-(4/24)" office:value-type="time" office:time-value="PT1023525H30M55.021000095S" calcext:value-type="time">
            <text:p>21:30:55</text:p>
          </table:table-cell>
          <table:table-cell table:formula="of:=[.B127]/[.G$1]" office:value-type="float" office:value="0.0119534463794684" calcext:value-type="float">
            <text:p>0.011953446379468</text:p>
          </table:table-cell>
          <table:table-cell table:formula="of:=[.E127]*1000" office:value-type="float" office:value="11.9534463794684" calcext:value-type="float">
            <text:p>11.9534463794684</text:p>
          </table:table-cell>
          <table:table-cell table:number-columns-repeated="1018"/>
        </table:table-row>
        <table:table-row table:style-name="ro1">
          <table:table-cell office:value-type="float" office:value="1475544656.312" calcext:value-type="float">
            <text:p>1475544656.312</text:p>
          </table:table-cell>
          <table:table-cell office:value-type="float" office:value="1.234326" calcext:value-type="float">
            <text:p>1.234326</text:p>
          </table:table-cell>
          <table:table-cell table:formula="of:=([.A128] / 86400) + 25569" office:value-type="date" office:date-value="2016-10-04T01:30:56.312" calcext:value-type="date">
            <text:p>2016-10-04 01:30:56.312</text:p>
          </table:table-cell>
          <table:table-cell table:formula="of:=[.C128]-(4/24)" office:value-type="time" office:time-value="PT1023525H30M56.3120001S" calcext:value-type="time">
            <text:p>21:30:56</text:p>
          </table:table-cell>
          <table:table-cell table:formula="of:=[.B128]/[.G$1]" office:value-type="float" office:value="0.0113137121906508" calcext:value-type="float">
            <text:p>0.011313712190651</text:p>
          </table:table-cell>
          <table:table-cell table:formula="of:=[.E128]*1000" office:value-type="float" office:value="11.3137121906508" calcext:value-type="float">
            <text:p>11.3137121906508</text:p>
          </table:table-cell>
          <table:table-cell table:number-columns-repeated="1018"/>
        </table:table-row>
        <table:table-row table:style-name="ro1">
          <table:table-cell office:value-type="float" office:value="1475544657.67" calcext:value-type="float">
            <text:p>1475544657.67</text:p>
          </table:table-cell>
          <table:table-cell office:value-type="float" office:value="1.208424" calcext:value-type="float">
            <text:p>1.208424</text:p>
          </table:table-cell>
          <table:table-cell table:formula="of:=([.A129] / 86400) + 25569" office:value-type="date" office:date-value="2016-10-04T01:30:57.67" calcext:value-type="date">
            <text:p>2016-10-04 01:30:57.670</text:p>
          </table:table-cell>
          <table:table-cell table:formula="of:=[.C129]-(4/24)" office:value-type="time" office:time-value="PT1023525H30M57.670000009S" calcext:value-type="time">
            <text:p>21:30:58</text:p>
          </table:table-cell>
          <table:table-cell table:formula="of:=[.B129]/[.G$1]" office:value-type="float" office:value="0.0110762969752521" calcext:value-type="float">
            <text:p>0.011076296975252</text:p>
          </table:table-cell>
          <table:table-cell table:formula="of:=[.E129]*1000" office:value-type="float" office:value="11.0762969752521" calcext:value-type="float">
            <text:p>11.0762969752521</text:p>
          </table:table-cell>
          <table:table-cell table:number-columns-repeated="1018"/>
        </table:table-row>
        <table:table-row table:style-name="ro1">
          <table:table-cell office:value-type="float" office:value="1475544658.996" calcext:value-type="float">
            <text:p>1475544658.996</text:p>
          </table:table-cell>
          <table:table-cell office:value-type="float" office:value="1.207746" calcext:value-type="float">
            <text:p>1.207746</text:p>
          </table:table-cell>
          <table:table-cell table:formula="of:=([.A130] / 86400) + 25569" office:value-type="date" office:date-value="2016-10-04T01:30:58.996" calcext:value-type="date">
            <text:p>2016-10-04 01:30:58.996</text:p>
          </table:table-cell>
          <table:table-cell table:formula="of:=[.C130]-(4/24)" office:value-type="time" office:time-value="PT1023525H30M58.996000327S" calcext:value-type="time">
            <text:p>21:30:59</text:p>
          </table:table-cell>
          <table:table-cell table:formula="of:=[.B130]/[.G$1]" office:value-type="float" office:value="0.0110700824931256" calcext:value-type="float">
            <text:p>0.011070082493126</text:p>
          </table:table-cell>
          <table:table-cell table:formula="of:=[.E130]*1000" office:value-type="float" office:value="11.0700824931256" calcext:value-type="float">
            <text:p>11.0700824931256</text:p>
          </table:table-cell>
          <table:table-cell table:number-columns-repeated="1018"/>
        </table:table-row>
        <table:table-row table:style-name="ro1">
          <table:table-cell office:value-type="float" office:value="1475544660.288" calcext:value-type="float">
            <text:p>1475544660.288</text:p>
          </table:table-cell>
          <table:table-cell office:value-type="float" office:value="1.217546" calcext:value-type="float">
            <text:p>1.217546</text:p>
          </table:table-cell>
          <table:table-cell table:formula="of:=([.A131] / 86400) + 25569" office:value-type="date" office:date-value="2016-10-04T01:31:00.288" calcext:value-type="date">
            <text:p>2016-10-04 01:31:00.288</text:p>
          </table:table-cell>
          <table:table-cell table:formula="of:=[.C131]-(4/24)" office:value-type="time" office:time-value="PT1023525H31M00.288000293S" calcext:value-type="time">
            <text:p>21:31:00</text:p>
          </table:table-cell>
          <table:table-cell table:formula="of:=[.B131]/[.G$1]" office:value-type="float" office:value="0.0111599083409716" calcext:value-type="float">
            <text:p>0.011159908340972</text:p>
          </table:table-cell>
          <table:table-cell table:formula="of:=[.E131]*1000" office:value-type="float" office:value="11.1599083409716" calcext:value-type="float">
            <text:p>11.1599083409716</text:p>
          </table:table-cell>
          <table:table-cell table:number-columns-repeated="1018"/>
        </table:table-row>
        <table:table-row table:style-name="ro1">
          <table:table-cell office:value-type="float" office:value="1475544661.58" calcext:value-type="float">
            <text:p>1475544661.58</text:p>
          </table:table-cell>
          <table:table-cell office:value-type="float" office:value="1.236671" calcext:value-type="float">
            <text:p>1.236671</text:p>
          </table:table-cell>
          <table:table-cell table:formula="of:=([.A132] / 86400) + 25569" office:value-type="date" office:date-value="2016-10-04T01:31:01.58" calcext:value-type="date">
            <text:p>2016-10-04 01:31:01.580</text:p>
          </table:table-cell>
          <table:table-cell table:formula="of:=[.C132]-(4/24)" office:value-type="time" office:time-value="PT1023525H31M01.580000259S" calcext:value-type="time">
            <text:p>21:31:02</text:p>
          </table:table-cell>
          <table:table-cell table:formula="of:=[.B132]/[.G$1]" office:value-type="float" office:value="0.0113352062328139" calcext:value-type="float">
            <text:p>0.011335206232814</text:p>
          </table:table-cell>
          <table:table-cell table:formula="of:=[.E132]*1000" office:value-type="float" office:value="11.3352062328139" calcext:value-type="float">
            <text:p>11.3352062328139</text:p>
          </table:table-cell>
          <table:table-cell table:number-columns-repeated="1018"/>
        </table:table-row>
        <table:table-row table:style-name="ro1">
          <table:table-cell office:value-type="float" office:value="1475544662.873" calcext:value-type="float">
            <text:p>1475544662.873</text:p>
          </table:table-cell>
          <table:table-cell office:value-type="float" office:value="1.252993" calcext:value-type="float">
            <text:p>1.252993</text:p>
          </table:table-cell>
          <table:table-cell table:formula="of:=([.A133] / 86400) + 25569" office:value-type="date" office:date-value="2016-10-04T01:31:02.873" calcext:value-type="date">
            <text:p>2016-10-04 01:31:02.873</text:p>
          </table:table-cell>
          <table:table-cell table:formula="of:=[.C133]-(4/24)" office:value-type="time" office:time-value="PT1023525H31M02.873000186S" calcext:value-type="time">
            <text:p>21:31:03</text:p>
          </table:table-cell>
          <table:table-cell table:formula="of:=[.B133]/[.G$1]" office:value-type="float" office:value="0.0114848120989918" calcext:value-type="float">
            <text:p>0.011484812098992</text:p>
          </table:table-cell>
          <table:table-cell table:formula="of:=[.E133]*1000" office:value-type="float" office:value="11.4848120989918" calcext:value-type="float">
            <text:p>11.4848120989918</text:p>
          </table:table-cell>
          <table:table-cell table:number-columns-repeated="1018"/>
        </table:table-row>
        <table:table-row table:style-name="ro1">
          <table:table-cell office:value-type="float" office:value="1475544664.166" calcext:value-type="float">
            <text:p>1475544664.166</text:p>
          </table:table-cell>
          <table:table-cell office:value-type="float" office:value="1.248304" calcext:value-type="float">
            <text:p>1.248304</text:p>
          </table:table-cell>
          <table:table-cell table:formula="of:=([.A134] / 86400) + 25569" office:value-type="date" office:date-value="2016-10-04T01:31:04.166" calcext:value-type="date">
            <text:p>2016-10-04 01:31:04.166</text:p>
          </table:table-cell>
          <table:table-cell table:formula="of:=[.C134]-(4/24)" office:value-type="time" office:time-value="PT1023525H31M04.166000113S" calcext:value-type="time">
            <text:p>21:31:04</text:p>
          </table:table-cell>
          <table:table-cell table:formula="of:=[.B134]/[.G$1]" office:value-type="float" office:value="0.0114418331805683" calcext:value-type="float">
            <text:p>0.011441833180568</text:p>
          </table:table-cell>
          <table:table-cell table:formula="of:=[.E134]*1000" office:value-type="float" office:value="11.4418331805683" calcext:value-type="float">
            <text:p>11.4418331805683</text:p>
          </table:table-cell>
          <table:table-cell table:number-columns-repeated="1018"/>
        </table:table-row>
        <table:table-row table:style-name="ro1">
          <table:table-cell office:value-type="float" office:value="1475544665.741" calcext:value-type="float">
            <text:p>1475544665.741</text:p>
          </table:table-cell>
          <table:table-cell office:value-type="float" office:value="1.283439" calcext:value-type="float">
            <text:p>1.283439</text:p>
          </table:table-cell>
          <table:table-cell table:formula="of:=([.A135] / 86400) + 25569" office:value-type="date" office:date-value="2016-10-04T01:31:05.741" calcext:value-type="date">
            <text:p>2016-10-04 01:31:05.741</text:p>
          </table:table-cell>
          <table:table-cell table:formula="of:=[.C135]-(4/24)" office:value-type="time" office:time-value="PT1023525H31M05.740999952S" calcext:value-type="time">
            <text:p>21:31:06</text:p>
          </table:table-cell>
          <table:table-cell table:formula="of:=[.B135]/[.G$1]" office:value-type="float" office:value="0.0117638771769019" calcext:value-type="float">
            <text:p>0.011763877176902</text:p>
          </table:table-cell>
          <table:table-cell table:formula="of:=[.E135]*1000" office:value-type="float" office:value="11.7638771769019" calcext:value-type="float">
            <text:p>11.7638771769019</text:p>
          </table:table-cell>
          <table:table-cell table:number-columns-repeated="1018"/>
        </table:table-row>
        <table:table-row table:style-name="ro1">
          <table:table-cell office:value-type="float" office:value="1475544667.033" calcext:value-type="float">
            <text:p>1475544667.033</text:p>
          </table:table-cell>
          <table:table-cell office:value-type="float" office:value="1.452761" calcext:value-type="float">
            <text:p>1.452761</text:p>
          </table:table-cell>
          <table:table-cell table:formula="of:=([.A136] / 86400) + 25569" office:value-type="date" office:date-value="2016-10-04T01:31:07.033" calcext:value-type="date">
            <text:p>2016-10-04 01:31:07.033</text:p>
          </table:table-cell>
          <table:table-cell table:formula="of:=[.C136]-(4/24)" office:value-type="time" office:time-value="PT1023525H31M07.032999918S" calcext:value-type="time">
            <text:p>21:31:07</text:p>
          </table:table-cell>
          <table:table-cell table:formula="of:=[.B136]/[.G$1]" office:value-type="float" office:value="0.0133158661778185" calcext:value-type="float">
            <text:p>0.013315866177819</text:p>
          </table:table-cell>
          <table:table-cell table:formula="of:=[.E136]*1000" office:value-type="float" office:value="13.3158661778185" calcext:value-type="float">
            <text:p>13.3158661778185</text:p>
          </table:table-cell>
          <table:table-cell table:number-columns-repeated="1018"/>
        </table:table-row>
        <table:table-row table:style-name="ro1">
          <table:table-cell office:value-type="float" office:value="1475544668.388" calcext:value-type="float">
            <text:p>1475544668.388</text:p>
          </table:table-cell>
          <table:table-cell office:value-type="float" office:value="1.623072" calcext:value-type="float">
            <text:p>1.623072</text:p>
          </table:table-cell>
          <table:table-cell table:formula="of:=([.A137] / 86400) + 25569" office:value-type="date" office:date-value="2016-10-04T01:31:08.388" calcext:value-type="date">
            <text:p>2016-10-04 01:31:08.388</text:p>
          </table:table-cell>
          <table:table-cell table:formula="of:=[.C137]-(4/24)" office:value-type="time" office:time-value="PT1023525H31M08.388000783S" calcext:value-type="time">
            <text:p>21:31:08</text:p>
          </table:table-cell>
          <table:table-cell table:formula="of:=[.B137]/[.G$1]" office:value-type="float" office:value="0.0148769202566453" calcext:value-type="float">
            <text:p>0.014876920256645</text:p>
          </table:table-cell>
          <table:table-cell table:formula="of:=[.E137]*1000" office:value-type="float" office:value="14.8769202566453" calcext:value-type="float">
            <text:p>14.8769202566453</text:p>
          </table:table-cell>
          <table:table-cell table:number-columns-repeated="1018"/>
        </table:table-row>
        <table:table-row table:style-name="ro1">
          <table:table-cell office:value-type="float" office:value="1475544669.71" calcext:value-type="float">
            <text:p>1475544669.71</text:p>
          </table:table-cell>
          <table:table-cell office:value-type="float" office:value="1.630601" calcext:value-type="float">
            <text:p>1.630601</text:p>
          </table:table-cell>
          <table:table-cell table:formula="of:=([.A138] / 86400) + 25569" office:value-type="date" office:date-value="2016-10-04T01:31:09.71" calcext:value-type="date">
            <text:p>2016-10-04 01:31:09.710</text:p>
          </table:table-cell>
          <table:table-cell table:formula="of:=[.C138]-(4/24)" office:value-type="time" office:time-value="PT1023525H31M09.70999958S" calcext:value-type="time">
            <text:p>21:31:10</text:p>
          </table:table-cell>
          <table:table-cell table:formula="of:=[.B138]/[.G$1]" office:value-type="float" office:value="0.0149459303391384" calcext:value-type="float">
            <text:p>0.014945930339138</text:p>
          </table:table-cell>
          <table:table-cell table:formula="of:=[.E138]*1000" office:value-type="float" office:value="14.9459303391384" calcext:value-type="float">
            <text:p>14.9459303391384</text:p>
          </table:table-cell>
          <table:table-cell table:number-columns-repeated="1018"/>
        </table:table-row>
        <table:table-row table:style-name="ro1">
          <table:table-cell office:value-type="float" office:value="1475544671.003" calcext:value-type="float">
            <text:p>1475544671.003</text:p>
          </table:table-cell>
          <table:table-cell office:value-type="float" office:value="1.632341" calcext:value-type="float">
            <text:p>1.632341</text:p>
          </table:table-cell>
          <table:table-cell table:formula="of:=([.A139] / 86400) + 25569" office:value-type="date" office:date-value="2016-10-04T01:31:11.003" calcext:value-type="date">
            <text:p>2016-10-04 01:31:11.003</text:p>
          </table:table-cell>
          <table:table-cell table:formula="of:=[.C139]-(4/24)" office:value-type="time" office:time-value="PT1023525H31M11.003000345S" calcext:value-type="time">
            <text:p>21:31:11</text:p>
          </table:table-cell>
          <table:table-cell table:formula="of:=[.B139]/[.G$1]" office:value-type="float" office:value="0.0149618790100825" calcext:value-type="float">
            <text:p>0.014961879010083</text:p>
          </table:table-cell>
          <table:table-cell table:formula="of:=[.E139]*1000" office:value-type="float" office:value="14.9618790100825" calcext:value-type="float">
            <text:p>14.9618790100825</text:p>
          </table:table-cell>
          <table:table-cell table:number-columns-repeated="1018"/>
        </table:table-row>
        <table:table-row table:style-name="ro1">
          <table:table-cell office:value-type="float" office:value="1475544672.295" calcext:value-type="float">
            <text:p>1475544672.295</text:p>
          </table:table-cell>
          <table:table-cell office:value-type="float" office:value="1.597077" calcext:value-type="float">
            <text:p>1.597077</text:p>
          </table:table-cell>
          <table:table-cell table:formula="of:=([.A140] / 86400) + 25569" office:value-type="date" office:date-value="2016-10-04T01:31:12.295" calcext:value-type="date">
            <text:p>2016-10-04 01:31:12.295</text:p>
          </table:table-cell>
          <table:table-cell table:formula="of:=[.C140]-(4/24)" office:value-type="time" office:time-value="PT1023525H31M12.295000311S" calcext:value-type="time">
            <text:p>21:31:12</text:p>
          </table:table-cell>
          <table:table-cell table:formula="of:=[.B140]/[.G$1]" office:value-type="float" office:value="0.0146386526122823" calcext:value-type="float">
            <text:p>0.014638652612282</text:p>
          </table:table-cell>
          <table:table-cell table:formula="of:=[.E140]*1000" office:value-type="float" office:value="14.6386526122823" calcext:value-type="float">
            <text:p>14.6386526122823</text:p>
          </table:table-cell>
          <table:table-cell table:number-columns-repeated="1018"/>
        </table:table-row>
        <table:table-row table:style-name="ro1">
          <table:table-cell office:value-type="float" office:value="1475544673.588" calcext:value-type="float">
            <text:p>1475544673.588</text:p>
          </table:table-cell>
          <table:table-cell office:value-type="float" office:value="1.541626" calcext:value-type="float">
            <text:p>1.541626</text:p>
          </table:table-cell>
          <table:table-cell table:formula="of:=([.A141] / 86400) + 25569" office:value-type="date" office:date-value="2016-10-04T01:31:13.588" calcext:value-type="date">
            <text:p>2016-10-04 01:31:13.588</text:p>
          </table:table-cell>
          <table:table-cell table:formula="of:=[.C141]-(4/24)" office:value-type="time" office:time-value="PT1023525H31M13.588000238S" calcext:value-type="time">
            <text:p>21:31:14</text:p>
          </table:table-cell>
          <table:table-cell table:formula="of:=[.B141]/[.G$1]" office:value-type="float" office:value="0.0141303941338222" calcext:value-type="float">
            <text:p>0.014130394133822</text:p>
          </table:table-cell>
          <table:table-cell table:formula="of:=[.E141]*1000" office:value-type="float" office:value="14.1303941338222" calcext:value-type="float">
            <text:p>14.1303941338222</text:p>
          </table:table-cell>
          <table:table-cell table:number-columns-repeated="1018"/>
        </table:table-row>
        <table:table-row table:style-name="ro1">
          <table:table-cell office:value-type="float" office:value="1475544675.18" calcext:value-type="float">
            <text:p>1475544675.18</text:p>
          </table:table-cell>
          <table:table-cell office:value-type="float" office:value="1.506069" calcext:value-type="float">
            <text:p>1.506069</text:p>
          </table:table-cell>
          <table:table-cell table:formula="of:=([.A142] / 86400) + 25569" office:value-type="date" office:date-value="2016-10-04T01:31:15.18" calcext:value-type="date">
            <text:p>2016-10-04 01:31:15.180</text:p>
          </table:table-cell>
          <table:table-cell table:formula="of:=[.C142]-(4/24)" office:value-type="time" office:time-value="PT1023525H31M15.180000253S" calcext:value-type="time">
            <text:p>21:31:15</text:p>
          </table:table-cell>
          <table:table-cell table:formula="of:=[.B142]/[.G$1]" office:value-type="float" office:value="0.0138044821264895" calcext:value-type="float">
            <text:p>0.01380448212649</text:p>
          </table:table-cell>
          <table:table-cell table:formula="of:=[.E142]*1000" office:value-type="float" office:value="13.8044821264895" calcext:value-type="float">
            <text:p>13.8044821264895</text:p>
          </table:table-cell>
          <table:table-cell table:number-columns-repeated="1018"/>
        </table:table-row>
        <table:table-row table:style-name="ro1">
          <table:table-cell office:value-type="float" office:value="1475544676.473" calcext:value-type="float">
            <text:p>1475544676.473</text:p>
          </table:table-cell>
          <table:table-cell office:value-type="float" office:value="1.504164" calcext:value-type="float">
            <text:p>1.504164</text:p>
          </table:table-cell>
          <table:table-cell table:formula="of:=([.A143] / 86400) + 25569" office:value-type="date" office:date-value="2016-10-04T01:31:16.473" calcext:value-type="date">
            <text:p>2016-10-04 01:31:16.473</text:p>
          </table:table-cell>
          <table:table-cell table:formula="of:=[.C143]-(4/24)" office:value-type="time" office:time-value="PT1023525H31M16.47300018S" calcext:value-type="time">
            <text:p>21:31:16</text:p>
          </table:table-cell>
          <table:table-cell table:formula="of:=[.B143]/[.G$1]" office:value-type="float" office:value="0.0137870210815765" calcext:value-type="float">
            <text:p>0.013787021081577</text:p>
          </table:table-cell>
          <table:table-cell table:formula="of:=[.E143]*1000" office:value-type="float" office:value="13.7870210815765" calcext:value-type="float">
            <text:p>13.7870210815765</text:p>
          </table:table-cell>
          <table:table-cell table:number-columns-repeated="1018"/>
        </table:table-row>
        <table:table-row table:style-name="ro1">
          <table:table-cell office:value-type="float" office:value="1475544677.828" calcext:value-type="float">
            <text:p>1475544677.828</text:p>
          </table:table-cell>
          <table:table-cell office:value-type="float" office:value="1.525817" calcext:value-type="float">
            <text:p>1.525817</text:p>
          </table:table-cell>
          <table:table-cell table:formula="of:=([.A144] / 86400) + 25569" office:value-type="date" office:date-value="2016-10-04T01:31:17.828" calcext:value-type="date">
            <text:p>2016-10-04 01:31:17.828</text:p>
          </table:table-cell>
          <table:table-cell table:formula="of:=[.C144]-(4/24)" office:value-type="time" office:time-value="PT1023525H31M17.828000207S" calcext:value-type="time">
            <text:p>21:31:18</text:p>
          </table:table-cell>
          <table:table-cell table:formula="of:=[.B144]/[.G$1]" office:value-type="float" office:value="0.013985490375802" calcext:value-type="float">
            <text:p>0.013985490375802</text:p>
          </table:table-cell>
          <table:table-cell table:formula="of:=[.E144]*1000" office:value-type="float" office:value="13.985490375802" calcext:value-type="float">
            <text:p>13.985490375802</text:p>
          </table:table-cell>
          <table:table-cell table:number-columns-repeated="1018"/>
        </table:table-row>
        <table:table-row table:style-name="ro1">
          <table:table-cell office:value-type="float" office:value="1475544679.148" calcext:value-type="float">
            <text:p>1475544679.148</text:p>
          </table:table-cell>
          <table:table-cell office:value-type="float" office:value="1.580041" calcext:value-type="float">
            <text:p>1.580041</text:p>
          </table:table-cell>
          <table:table-cell table:formula="of:=([.A145] / 86400) + 25569" office:value-type="date" office:date-value="2016-10-04T01:31:19.148" calcext:value-type="date">
            <text:p>2016-10-04 01:31:19.148</text:p>
          </table:table-cell>
          <table:table-cell table:formula="of:=[.C145]-(4/24)" office:value-type="time" office:time-value="PT1023525H31M19.148000758S" calcext:value-type="time">
            <text:p>21:31:19</text:p>
          </table:table-cell>
          <table:table-cell table:formula="of:=[.B145]/[.G$1]" office:value-type="float" office:value="0.0144825022914757" calcext:value-type="float">
            <text:p>0.014482502291476</text:p>
          </table:table-cell>
          <table:table-cell table:formula="of:=[.E145]*1000" office:value-type="float" office:value="14.4825022914757" calcext:value-type="float">
            <text:p>14.4825022914757</text:p>
          </table:table-cell>
          <table:table-cell table:number-columns-repeated="1018"/>
        </table:table-row>
        <table:table-row table:style-name="ro1">
          <table:table-cell office:value-type="float" office:value="1475544680.436" calcext:value-type="float">
            <text:p>1475544680.436</text:p>
          </table:table-cell>
          <table:table-cell office:value-type="float" office:value="1.625435" calcext:value-type="float">
            <text:p>1.625435</text:p>
          </table:table-cell>
          <table:table-cell table:formula="of:=([.A146] / 86400) + 25569" office:value-type="date" office:date-value="2016-10-04T01:31:20.436" calcext:value-type="date">
            <text:p>2016-10-04 01:31:20.436</text:p>
          </table:table-cell>
          <table:table-cell table:formula="of:=[.C146]-(4/24)" office:value-type="time" office:time-value="PT1023525H31M20.436000042S" calcext:value-type="time">
            <text:p>21:31:20</text:p>
          </table:table-cell>
          <table:table-cell table:formula="of:=[.B146]/[.G$1]" office:value-type="float" office:value="0.0148985792850596" calcext:value-type="float">
            <text:p>0.01489857928506</text:p>
          </table:table-cell>
          <table:table-cell table:formula="of:=[.E146]*1000" office:value-type="float" office:value="14.8985792850596" calcext:value-type="float">
            <text:p>14.8985792850596</text:p>
          </table:table-cell>
          <table:table-cell table:number-columns-repeated="1018"/>
        </table:table-row>
        <table:table-row table:style-name="ro1">
          <table:table-cell office:value-type="float" office:value="1475544681.728" calcext:value-type="float">
            <text:p>1475544681.728</text:p>
          </table:table-cell>
          <table:table-cell office:value-type="float" office:value="1.623456" calcext:value-type="float">
            <text:p>1.623456</text:p>
          </table:table-cell>
          <table:table-cell table:formula="of:=([.A147] / 86400) + 25569" office:value-type="date" office:date-value="2016-10-04T01:31:21.728" calcext:value-type="date">
            <text:p>2016-10-04 01:31:21.728</text:p>
          </table:table-cell>
          <table:table-cell table:formula="of:=[.C147]-(4/24)" office:value-type="time" office:time-value="PT1023525H31M21.728000008S" calcext:value-type="time">
            <text:p>21:31:22</text:p>
          </table:table-cell>
          <table:table-cell table:formula="of:=[.B147]/[.G$1]" office:value-type="float" office:value="0.0148804399633364" calcext:value-type="float">
            <text:p>0.014880439963336</text:p>
          </table:table-cell>
          <table:table-cell table:formula="of:=[.E147]*1000" office:value-type="float" office:value="14.8804399633364" calcext:value-type="float">
            <text:p>14.8804399633364</text:p>
          </table:table-cell>
          <table:table-cell table:number-columns-repeated="1018"/>
        </table:table-row>
        <table:table-row table:style-name="ro1">
          <table:table-cell office:value-type="float" office:value="1475544683.021" calcext:value-type="float">
            <text:p>1475544683.021</text:p>
          </table:table-cell>
          <table:table-cell office:value-type="float" office:value="1.621991" calcext:value-type="float">
            <text:p>1.621991</text:p>
          </table:table-cell>
          <table:table-cell table:formula="of:=([.A148] / 86400) + 25569" office:value-type="date" office:date-value="2016-10-04T01:31:23.021" calcext:value-type="date">
            <text:p>2016-10-04 01:31:23.021</text:p>
          </table:table-cell>
          <table:table-cell table:formula="of:=[.C148]-(4/24)" office:value-type="time" office:time-value="PT1023525H31M23.021000773S" calcext:value-type="time">
            <text:p>21:31:23</text:p>
          </table:table-cell>
          <table:table-cell table:formula="of:=[.B148]/[.G$1]" office:value-type="float" office:value="0.0148670119156737" calcext:value-type="float">
            <text:p>0.014867011915674</text:p>
          </table:table-cell>
          <table:table-cell table:formula="of:=[.E148]*1000" office:value-type="float" office:value="14.8670119156737" calcext:value-type="float">
            <text:p>14.8670119156737</text:p>
          </table:table-cell>
          <table:table-cell table:number-columns-repeated="1018"/>
        </table:table-row>
        <table:table-row table:style-name="ro1">
          <table:table-cell office:value-type="float" office:value="1475544684.31" calcext:value-type="float">
            <text:p>1475544684.31</text:p>
          </table:table-cell>
          <table:table-cell office:value-type="float" office:value="1.665169" calcext:value-type="float">
            <text:p>1.665169</text:p>
          </table:table-cell>
          <table:table-cell table:formula="of:=([.A149] / 86400) + 25569" office:value-type="date" office:date-value="2016-10-04T01:31:24.31" calcext:value-type="date">
            <text:p>2016-10-04 01:31:24.310</text:p>
          </table:table-cell>
          <table:table-cell table:formula="of:=[.C149]-(4/24)" office:value-type="time" office:time-value="PT1023525H31M24.310000017S" calcext:value-type="time">
            <text:p>21:31:24</text:p>
          </table:table-cell>
          <table:table-cell table:formula="of:=[.B149]/[.G$1]" office:value-type="float" office:value="0.015262777268561" calcext:value-type="float">
            <text:p>0.015262777268561</text:p>
          </table:table-cell>
          <table:table-cell table:formula="of:=[.E149]*1000" office:value-type="float" office:value="15.262777268561" calcext:value-type="float">
            <text:p>15.262777268561</text:p>
          </table:table-cell>
          <table:table-cell table:number-columns-repeated="1018"/>
        </table:table-row>
        <table:table-row table:style-name="ro1">
          <table:table-cell office:value-type="float" office:value="1475544685.89" calcext:value-type="float">
            <text:p>1475544685.89</text:p>
          </table:table-cell>
          <table:table-cell office:value-type="float" office:value="1.730493" calcext:value-type="float">
            <text:p>1.730493</text:p>
          </table:table-cell>
          <table:table-cell table:formula="of:=([.A150] / 86400) + 25569" office:value-type="date" office:date-value="2016-10-04T01:31:25.89" calcext:value-type="date">
            <text:p>2016-10-04 01:31:25.890</text:p>
          </table:table-cell>
          <table:table-cell table:formula="of:=[.C150]-(4/24)" office:value-type="time" office:time-value="PT1023525H31M25.8900005S" calcext:value-type="time">
            <text:p>21:31:26</text:p>
          </table:table-cell>
          <table:table-cell table:formula="of:=[.B150]/[.G$1]" office:value-type="float" office:value="0.0158615307057745" calcext:value-type="float">
            <text:p>0.015861530705775</text:p>
          </table:table-cell>
          <table:table-cell table:formula="of:=[.E150]*1000" office:value-type="float" office:value="15.8615307057745" calcext:value-type="float">
            <text:p>15.8615307057745</text:p>
          </table:table-cell>
          <table:table-cell table:number-columns-repeated="1018"/>
        </table:table-row>
        <table:table-row table:style-name="ro1">
          <table:table-cell office:value-type="float" office:value="1475544687.178" calcext:value-type="float">
            <text:p>1475544687.178</text:p>
          </table:table-cell>
          <table:table-cell office:value-type="float" office:value="1.745369" calcext:value-type="float">
            <text:p>1.745369</text:p>
          </table:table-cell>
          <table:table-cell table:formula="of:=([.A151] / 86400) + 25569" office:value-type="date" office:date-value="2016-10-04T01:31:27.178" calcext:value-type="date">
            <text:p>2016-10-04 01:31:27.178</text:p>
          </table:table-cell>
          <table:table-cell table:formula="of:=[.C151]-(4/24)" office:value-type="time" office:time-value="PT1023525H31M27.177999783S" calcext:value-type="time">
            <text:p>21:31:27</text:p>
          </table:table-cell>
          <table:table-cell table:formula="of:=[.B151]/[.G$1]" office:value-type="float" office:value="0.0159978826764436" calcext:value-type="float">
            <text:p>0.015997882676444</text:p>
          </table:table-cell>
          <table:table-cell table:formula="of:=[.E151]*1000" office:value-type="float" office:value="15.9978826764436" calcext:value-type="float">
            <text:p>15.9978826764436</text:p>
          </table:table-cell>
          <table:table-cell table:number-columns-repeated="1018"/>
        </table:table-row>
        <table:table-row table:style-name="ro1">
          <table:table-cell office:value-type="float" office:value="1475544688.531" calcext:value-type="float">
            <text:p>1475544688.531</text:p>
          </table:table-cell>
          <table:table-cell office:value-type="float" office:value="1.747402" calcext:value-type="float">
            <text:p>1.747402</text:p>
          </table:table-cell>
          <table:table-cell table:formula="of:=([.A152] / 86400) + 25569" office:value-type="date" office:date-value="2016-10-04T01:31:28.531" calcext:value-type="date">
            <text:p>2016-10-04 01:31:28.531</text:p>
          </table:table-cell>
          <table:table-cell table:formula="of:=[.C152]-(4/24)" office:value-type="time" office:time-value="PT1023525H31M28.530999888S" calcext:value-type="time">
            <text:p>21:31:29</text:p>
          </table:table-cell>
          <table:table-cell table:formula="of:=[.B152]/[.G$1]" office:value-type="float" office:value="0.0160165169569203" calcext:value-type="float">
            <text:p>0.01601651695692</text:p>
          </table:table-cell>
          <table:table-cell table:formula="of:=[.E152]*1000" office:value-type="float" office:value="16.0165169569203" calcext:value-type="float">
            <text:p>16.0165169569203</text:p>
          </table:table-cell>
          <table:table-cell table:number-columns-repeated="1018"/>
        </table:table-row>
        <table:table-row table:style-name="ro1">
          <table:table-cell office:value-type="float" office:value="1475544689.85" calcext:value-type="float">
            <text:p>1475544689.85</text:p>
          </table:table-cell>
          <table:table-cell office:value-type="float" office:value="1.672789" calcext:value-type="float">
            <text:p>1.672789</text:p>
          </table:table-cell>
          <table:table-cell table:formula="of:=([.A153] / 86400) + 25569" office:value-type="date" office:date-value="2016-10-04T01:31:29.85" calcext:value-type="date">
            <text:p>2016-10-04 01:31:29.850</text:p>
          </table:table-cell>
          <table:table-cell table:formula="of:=[.C153]-(4/24)" office:value-type="time" office:time-value="PT1023525H31M29.850000059S" calcext:value-type="time">
            <text:p>21:31:30</text:p>
          </table:table-cell>
          <table:table-cell table:formula="of:=[.B153]/[.G$1]" office:value-type="float" office:value="0.0153326214482127" calcext:value-type="float">
            <text:p>0.015332621448213</text:p>
          </table:table-cell>
          <table:table-cell table:formula="of:=[.E153]*1000" office:value-type="float" office:value="15.3326214482127" calcext:value-type="float">
            <text:p>15.3326214482127</text:p>
          </table:table-cell>
          <table:table-cell table:number-columns-repeated="1018"/>
        </table:table-row>
        <table:table-row table:style-name="ro1">
          <table:table-cell office:value-type="float" office:value="1475544691.146" calcext:value-type="float">
            <text:p>1475544691.146</text:p>
          </table:table-cell>
          <table:table-cell office:value-type="float" office:value="1.506051" calcext:value-type="float">
            <text:p>1.506051</text:p>
          </table:table-cell>
          <table:table-cell table:formula="of:=([.A154] / 86400) + 25569" office:value-type="date" office:date-value="2016-10-04T01:31:31.146" calcext:value-type="date">
            <text:p>2016-10-04 01:31:31.146</text:p>
          </table:table-cell>
          <table:table-cell table:formula="of:=[.C154]-(4/24)" office:value-type="time" office:time-value="PT1023525H31M31.146000288S" calcext:value-type="time">
            <text:p>21:31:31</text:p>
          </table:table-cell>
          <table:table-cell table:formula="of:=[.B154]/[.G$1]" office:value-type="float" office:value="0.0138043171402383" calcext:value-type="float">
            <text:p>0.013804317140238</text:p>
          </table:table-cell>
          <table:table-cell table:formula="of:=[.E154]*1000" office:value-type="float" office:value="13.8043171402383" calcext:value-type="float">
            <text:p>13.8043171402383</text:p>
          </table:table-cell>
          <table:table-cell table:number-columns-repeated="1018"/>
        </table:table-row>
        <table:table-row table:style-name="ro1">
          <table:table-cell office:value-type="float" office:value="1475544692.436" calcext:value-type="float">
            <text:p>1475544692.436</text:p>
          </table:table-cell>
          <table:table-cell office:value-type="float" office:value="1.364152" calcext:value-type="float">
            <text:p>1.364152</text:p>
          </table:table-cell>
          <table:table-cell table:formula="of:=([.A155] / 86400) + 25569" office:value-type="date" office:date-value="2016-10-04T01:31:32.436" calcext:value-type="date">
            <text:p>2016-10-04 01:31:32.436</text:p>
          </table:table-cell>
          <table:table-cell table:formula="of:=[.C155]-(4/24)" office:value-type="time" office:time-value="PT1023525H31M32.436000332S" calcext:value-type="time">
            <text:p>21:31:32</text:p>
          </table:table-cell>
          <table:table-cell table:formula="of:=[.B155]/[.G$1]" office:value-type="float" office:value="0.0125036846929423" calcext:value-type="float">
            <text:p>0.012503684692942</text:p>
          </table:table-cell>
          <table:table-cell table:formula="of:=[.E155]*1000" office:value-type="float" office:value="12.5036846929423" calcext:value-type="float">
            <text:p>12.5036846929423</text:p>
          </table:table-cell>
          <table:table-cell table:number-columns-repeated="1018"/>
        </table:table-row>
        <table:table-row table:style-name="ro1">
          <table:table-cell office:value-type="float" office:value="1475544693.725" calcext:value-type="float">
            <text:p>1475544693.725</text:p>
          </table:table-cell>
          <table:table-cell office:value-type="float" office:value="1.365801" calcext:value-type="float">
            <text:p>1.365801</text:p>
          </table:table-cell>
          <table:table-cell table:formula="of:=([.A156] / 86400) + 25569" office:value-type="date" office:date-value="2016-10-04T01:31:33.725" calcext:value-type="date">
            <text:p>2016-10-04 01:31:33.725</text:p>
          </table:table-cell>
          <table:table-cell table:formula="of:=[.C156]-(4/24)" office:value-type="time" office:time-value="PT1023525H31M33.724999577S" calcext:value-type="time">
            <text:p>21:31:34</text:p>
          </table:table-cell>
          <table:table-cell table:formula="of:=[.B156]/[.G$1]" office:value-type="float" office:value="0.0125187992667278" calcext:value-type="float">
            <text:p>0.012518799266728</text:p>
          </table:table-cell>
          <table:table-cell table:formula="of:=[.E156]*1000" office:value-type="float" office:value="12.5187992667278" calcext:value-type="float">
            <text:p>12.5187992667278</text:p>
          </table:table-cell>
          <table:table-cell table:number-columns-repeated="1018"/>
        </table:table-row>
        <table:table-row table:style-name="ro1">
          <table:table-cell office:value-type="float" office:value="1475544695.309" calcext:value-type="float">
            <text:p>1475544695.309</text:p>
          </table:table-cell>
          <table:table-cell office:value-type="float" office:value="1.361918" calcext:value-type="float">
            <text:p>1.361918</text:p>
          </table:table-cell>
          <table:table-cell table:formula="of:=([.A157] / 86400) + 25569" office:value-type="date" office:date-value="2016-10-04T01:31:35.309" calcext:value-type="date">
            <text:p>2016-10-04 01:31:35.309</text:p>
          </table:table-cell>
          <table:table-cell table:formula="of:=[.C157]-(4/24)" office:value-type="time" office:time-value="PT1023525H31M35.309000323S" calcext:value-type="time">
            <text:p>21:31:35</text:p>
          </table:table-cell>
          <table:table-cell table:formula="of:=[.B157]/[.G$1]" office:value-type="float" office:value="0.0124832080659945" calcext:value-type="float">
            <text:p>0.012483208065995</text:p>
          </table:table-cell>
          <table:table-cell table:formula="of:=[.E157]*1000" office:value-type="float" office:value="12.4832080659945" calcext:value-type="float">
            <text:p>12.4832080659945</text:p>
          </table:table-cell>
          <table:table-cell table:number-columns-repeated="1018"/>
        </table:table-row>
        <table:table-row table:style-name="ro1">
          <table:table-cell office:value-type="float" office:value="1475544696.6" calcext:value-type="float">
            <text:p>1475544696.6</text:p>
          </table:table-cell>
          <table:table-cell office:value-type="float" office:value="1.288367" calcext:value-type="float">
            <text:p>1.288367</text:p>
          </table:table-cell>
          <table:table-cell table:formula="of:=([.A158] / 86400) + 25569" office:value-type="date" office:date-value="2016-10-04T01:31:36.6" calcext:value-type="date">
            <text:p>2016-10-04 01:31:36.600</text:p>
          </table:table-cell>
          <table:table-cell table:formula="of:=[.C158]-(4/24)" office:value-type="time" office:time-value="PT1023525H31M36.600000747S" calcext:value-type="time">
            <text:p>21:31:37</text:p>
          </table:table-cell>
          <table:table-cell table:formula="of:=[.B158]/[.G$1]" office:value-type="float" office:value="0.0118090467461045" calcext:value-type="float">
            <text:p>0.011809046746105</text:p>
          </table:table-cell>
          <table:table-cell table:formula="of:=[.E158]*1000" office:value-type="float" office:value="11.8090467461045" calcext:value-type="float">
            <text:p>11.8090467461045</text:p>
          </table:table-cell>
          <table:table-cell table:number-columns-repeated="1018"/>
        </table:table-row>
        <table:table-row table:style-name="ro1">
          <table:table-cell office:value-type="float" office:value="1475544697.953" calcext:value-type="float">
            <text:p>1475544697.953</text:p>
          </table:table-cell>
          <table:table-cell office:value-type="float" office:value="1.217528" calcext:value-type="float">
            <text:p>1.217528</text:p>
          </table:table-cell>
          <table:table-cell table:formula="of:=([.A159] / 86400) + 25569" office:value-type="date" office:date-value="2016-10-04T01:31:37.953" calcext:value-type="date">
            <text:p>2016-10-04 01:31:37.953</text:p>
          </table:table-cell>
          <table:table-cell table:formula="of:=[.C159]-(4/24)" office:value-type="time" office:time-value="PT1023525H31M37.953000851S" calcext:value-type="time">
            <text:p>21:31:38</text:p>
          </table:table-cell>
          <table:table-cell table:formula="of:=[.B159]/[.G$1]" office:value-type="float" office:value="0.0111597433547204" calcext:value-type="float">
            <text:p>0.011159743354721</text:p>
          </table:table-cell>
          <table:table-cell table:formula="of:=[.E159]*1000" office:value-type="float" office:value="11.1597433547204" calcext:value-type="float">
            <text:p>11.1597433547204</text:p>
          </table:table-cell>
          <table:table-cell table:number-columns-repeated="1018"/>
        </table:table-row>
        <table:table-row table:style-name="ro1">
          <table:table-cell office:value-type="float" office:value="1475544699.276" calcext:value-type="float">
            <text:p>1475544699.276</text:p>
          </table:table-cell>
          <table:table-cell office:value-type="float" office:value="1.20857" calcext:value-type="float">
            <text:p>1.20857</text:p>
          </table:table-cell>
          <table:table-cell table:formula="of:=([.A160] / 86400) + 25569" office:value-type="date" office:date-value="2016-10-04T01:31:39.276" calcext:value-type="date">
            <text:p>2016-10-04 01:31:39.276</text:p>
          </table:table-cell>
          <table:table-cell table:formula="of:=[.C160]-(4/24)" office:value-type="time" office:time-value="PT1023525H31M39.276000448S" calcext:value-type="time">
            <text:p>21:31:39</text:p>
          </table:table-cell>
          <table:table-cell table:formula="of:=[.B160]/[.G$1]" office:value-type="float" office:value="0.0110776351970669" calcext:value-type="float">
            <text:p>0.011077635197067</text:p>
          </table:table-cell>
          <table:table-cell table:formula="of:=[.E160]*1000" office:value-type="float" office:value="11.0776351970669" calcext:value-type="float">
            <text:p>11.0776351970669</text:p>
          </table:table-cell>
          <table:table-cell table:number-columns-repeated="1018"/>
        </table:table-row>
        <table:table-row table:style-name="ro1">
          <table:table-cell office:value-type="float" office:value="1475544700.565" calcext:value-type="float">
            <text:p>1475544700.565</text:p>
          </table:table-cell>
          <table:table-cell office:value-type="float" office:value="1.208204" calcext:value-type="float">
            <text:p>1.208204</text:p>
          </table:table-cell>
          <table:table-cell table:formula="of:=([.A161] / 86400) + 25569" office:value-type="date" office:date-value="2016-10-04T01:31:40.565" calcext:value-type="date">
            <text:p>2016-10-04 01:31:40.565</text:p>
          </table:table-cell>
          <table:table-cell table:formula="of:=[.C161]-(4/24)" office:value-type="time" office:time-value="PT1023525H31M40.564999692S" calcext:value-type="time">
            <text:p>21:31:41</text:p>
          </table:table-cell>
          <table:table-cell table:formula="of:=[.B161]/[.G$1]" office:value-type="float" office:value="0.0110742804766269" calcext:value-type="float">
            <text:p>0.011074280476627</text:p>
          </table:table-cell>
          <table:table-cell table:formula="of:=[.E161]*1000" office:value-type="float" office:value="11.074280476627" calcext:value-type="float">
            <text:p>11.074280476627</text:p>
          </table:table-cell>
          <table:table-cell table:number-columns-repeated="1018"/>
        </table:table-row>
        <table:table-row table:style-name="ro1">
          <table:table-cell office:value-type="float" office:value="1475544701.855" calcext:value-type="float">
            <text:p>1475544701.855</text:p>
          </table:table-cell>
          <table:table-cell office:value-type="float" office:value="1.220899" calcext:value-type="float">
            <text:p>1.220899</text:p>
          </table:table-cell>
          <table:table-cell table:formula="of:=([.A162] / 86400) + 25569" office:value-type="date" office:date-value="2016-10-04T01:31:41.855" calcext:value-type="date">
            <text:p>2016-10-04 01:31:41.855</text:p>
          </table:table-cell>
          <table:table-cell table:formula="of:=[.C162]-(4/24)" office:value-type="time" office:time-value="PT1023525H31M41.854999736S" calcext:value-type="time">
            <text:p>21:31:42</text:p>
          </table:table-cell>
          <table:table-cell table:formula="of:=[.B162]/[.G$1]" office:value-type="float" office:value="0.0111906416131989" calcext:value-type="float">
            <text:p>0.011190641613199</text:p>
          </table:table-cell>
          <table:table-cell table:formula="of:=[.E162]*1000" office:value-type="float" office:value="11.1906416131989" calcext:value-type="float">
            <text:p>11.1906416131989</text:p>
          </table:table-cell>
          <table:table-cell table:number-columns-repeated="1018"/>
        </table:table-row>
        <table:table-row table:style-name="ro1">
          <table:table-cell office:value-type="float" office:value="1475544703.145" calcext:value-type="float">
            <text:p>1475544703.145</text:p>
          </table:table-cell>
          <table:table-cell office:value-type="float" office:value="1.239218" calcext:value-type="float">
            <text:p>1.239218</text:p>
          </table:table-cell>
          <table:table-cell table:formula="of:=([.A163] / 86400) + 25569" office:value-type="date" office:date-value="2016-10-04T01:31:43.145" calcext:value-type="date">
            <text:p>2016-10-04 01:31:43.145</text:p>
          </table:table-cell>
          <table:table-cell table:formula="of:=[.C163]-(4/24)" office:value-type="time" office:time-value="PT1023525H31M43.14499978S" calcext:value-type="time">
            <text:p>21:31:43</text:p>
          </table:table-cell>
          <table:table-cell table:formula="of:=[.B163]/[.G$1]" office:value-type="float" office:value="0.0113585517873511" calcext:value-type="float">
            <text:p>0.011358551787351</text:p>
          </table:table-cell>
          <table:table-cell table:formula="of:=[.E163]*1000" office:value-type="float" office:value="11.3585517873511" calcext:value-type="float">
            <text:p>11.3585517873511</text:p>
          </table:table-cell>
          <table:table-cell table:number-columns-repeated="1018"/>
        </table:table-row>
        <table:table-row table:style-name="ro1">
          <table:table-cell office:value-type="float" office:value="1475544704.436" calcext:value-type="float">
            <text:p>1475544704.436</text:p>
          </table:table-cell>
          <table:table-cell office:value-type="float" office:value="1.249476" calcext:value-type="float">
            <text:p>1.249476</text:p>
          </table:table-cell>
          <table:table-cell table:formula="of:=([.A164] / 86400) + 25569" office:value-type="date" office:date-value="2016-10-04T01:31:44.436" calcext:value-type="date">
            <text:p>2016-10-04 01:31:44.436</text:p>
          </table:table-cell>
          <table:table-cell table:formula="of:=[.C164]-(4/24)" office:value-type="time" office:time-value="PT1023525H31M44.436000204S" calcext:value-type="time">
            <text:p>21:31:44</text:p>
          </table:table-cell>
          <table:table-cell table:formula="of:=[.B164]/[.G$1]" office:value-type="float" office:value="0.0114525756186984" calcext:value-type="float">
            <text:p>0.011452575618699</text:p>
          </table:table-cell>
          <table:table-cell table:formula="of:=[.E164]*1000" office:value-type="float" office:value="11.4525756186984" calcext:value-type="float">
            <text:p>11.4525756186984</text:p>
          </table:table-cell>
          <table:table-cell table:number-columns-repeated="1018"/>
        </table:table-row>
        <table:table-row table:style-name="ro1">
          <table:table-cell office:value-type="float" office:value="1475544706.016" calcext:value-type="float">
            <text:p>1475544706.016</text:p>
          </table:table-cell>
          <table:table-cell office:value-type="float" office:value="1.244841" calcext:value-type="float">
            <text:p>1.244841</text:p>
          </table:table-cell>
          <table:table-cell table:formula="of:=([.A165] / 86400) + 25569" office:value-type="date" office:date-value="2016-10-04T01:31:46.016" calcext:value-type="date">
            <text:p>2016-10-04 01:31:46.016</text:p>
          </table:table-cell>
          <table:table-cell table:formula="of:=[.C165]-(4/24)" office:value-type="time" office:time-value="PT1023525H31M46.016000267S" calcext:value-type="time">
            <text:p>21:31:46</text:p>
          </table:table-cell>
          <table:table-cell table:formula="of:=[.B165]/[.G$1]" office:value-type="float" office:value="0.0114100916590284" calcext:value-type="float">
            <text:p>0.011410091659029</text:p>
          </table:table-cell>
          <table:table-cell table:formula="of:=[.E165]*1000" office:value-type="float" office:value="11.4100916590284" calcext:value-type="float">
            <text:p>11.4100916590284</text:p>
          </table:table-cell>
          <table:table-cell table:number-columns-repeated="1018"/>
        </table:table-row>
        <table:table-row table:style-name="ro1">
          <table:table-cell office:value-type="float" office:value="1475544707.311" calcext:value-type="float">
            <text:p>1475544707.311</text:p>
          </table:table-cell>
          <table:table-cell office:value-type="float" office:value="1.3207" calcext:value-type="float">
            <text:p>1.3207</text:p>
          </table:table-cell>
          <table:table-cell table:formula="of:=([.A166] / 86400) + 25569" office:value-type="date" office:date-value="2016-10-04T01:31:47.311" calcext:value-type="date">
            <text:p>2016-10-04 01:31:47.311</text:p>
          </table:table-cell>
          <table:table-cell table:formula="of:=[.C166]-(4/24)" office:value-type="time" office:time-value="PT1023525H31M47.311000116S" calcext:value-type="time">
            <text:p>21:31:47</text:p>
          </table:table-cell>
          <table:table-cell table:formula="of:=[.B166]/[.G$1]" office:value-type="float" office:value="0.0121054078826764" calcext:value-type="float">
            <text:p>0.012105407882677</text:p>
          </table:table-cell>
          <table:table-cell table:formula="of:=[.E166]*1000" office:value-type="float" office:value="12.1054078826764" calcext:value-type="float">
            <text:p>12.1054078826764</text:p>
          </table:table-cell>
          <table:table-cell table:number-columns-repeated="1018"/>
        </table:table-row>
        <table:table-row table:style-name="ro1">
          <table:table-cell office:value-type="float" office:value="1475544708.663" calcext:value-type="float">
            <text:p>1475544708.663</text:p>
          </table:table-cell>
          <table:table-cell office:value-type="float" office:value="1.499474" calcext:value-type="float">
            <text:p>1.499474</text:p>
          </table:table-cell>
          <table:table-cell table:formula="of:=([.A167] / 86400) + 25569" office:value-type="date" office:date-value="2016-10-04T01:31:48.663" calcext:value-type="date">
            <text:p>2016-10-04 01:31:48.663</text:p>
          </table:table-cell>
          <table:table-cell table:formula="of:=[.C167]-(4/24)" office:value-type="time" office:time-value="PT1023525H31M48.66300026S" calcext:value-type="time">
            <text:p>21:31:49</text:p>
          </table:table-cell>
          <table:table-cell table:formula="of:=[.B167]/[.G$1]" office:value-type="float" office:value="0.0137440329972502" calcext:value-type="float">
            <text:p>0.01374403299725</text:p>
          </table:table-cell>
          <table:table-cell table:formula="of:=[.E167]*1000" office:value-type="float" office:value="13.7440329972502" calcext:value-type="float">
            <text:p>13.7440329972502</text:p>
          </table:table-cell>
          <table:table-cell table:number-columns-repeated="1018"/>
        </table:table-row>
        <table:table-row table:style-name="ro1">
          <table:table-cell office:value-type="float" office:value="1475544709.983" calcext:value-type="float">
            <text:p>1475544709.983</text:p>
          </table:table-cell>
          <table:table-cell office:value-type="float" office:value="1.632652" calcext:value-type="float">
            <text:p>1.632652</text:p>
          </table:table-cell>
          <table:table-cell table:formula="of:=([.A168] / 86400) + 25569" office:value-type="date" office:date-value="2016-10-04T01:31:49.983" calcext:value-type="date">
            <text:p>2016-10-04 01:31:49.983</text:p>
          </table:table-cell>
          <table:table-cell table:formula="of:=[.C168]-(4/24)" office:value-type="time" office:time-value="PT1023525H31M49.983000392S" calcext:value-type="time">
            <text:p>21:31:50</text:p>
          </table:table-cell>
          <table:table-cell table:formula="of:=[.B168]/[.G$1]" office:value-type="float" office:value="0.0149647296058662" calcext:value-type="float">
            <text:p>0.014964729605866</text:p>
          </table:table-cell>
          <table:table-cell table:formula="of:=[.E168]*1000" office:value-type="float" office:value="14.9647296058662" calcext:value-type="float">
            <text:p>14.9647296058662</text:p>
          </table:table-cell>
          <table:table-cell table:number-columns-repeated="1018"/>
        </table:table-row>
        <table:table-row table:style-name="ro1">
          <table:table-cell office:value-type="float" office:value="1475544711.273" calcext:value-type="float">
            <text:p>1475544711.273</text:p>
          </table:table-cell>
          <table:table-cell office:value-type="float" office:value="1.631901" calcext:value-type="float">
            <text:p>1.631901</text:p>
          </table:table-cell>
          <table:table-cell table:formula="of:=([.A169] / 86400) + 25569" office:value-type="date" office:date-value="2016-10-04T01:31:51.273" calcext:value-type="date">
            <text:p>2016-10-04 01:31:51.273</text:p>
          </table:table-cell>
          <table:table-cell table:formula="of:=[.C169]-(4/24)" office:value-type="time" office:time-value="PT1023525H31M51.273000017S" calcext:value-type="time">
            <text:p>21:31:51</text:p>
          </table:table-cell>
          <table:table-cell table:formula="of:=[.B169]/[.G$1]" office:value-type="float" office:value="0.0149578460128323" calcext:value-type="float">
            <text:p>0.014957846012832</text:p>
          </table:table-cell>
          <table:table-cell table:formula="of:=[.E169]*1000" office:value-type="float" office:value="14.9578460128323" calcext:value-type="float">
            <text:p>14.9578460128323</text:p>
          </table:table-cell>
          <table:table-cell table:number-columns-repeated="1018"/>
        </table:table-row>
        <table:table-row table:style-name="ro1">
          <table:table-cell office:value-type="float" office:value="1475544712.566" calcext:value-type="float">
            <text:p>1475544712.566</text:p>
          </table:table-cell>
          <table:table-cell office:value-type="float" office:value="1.633001" calcext:value-type="float">
            <text:p>1.633001</text:p>
          </table:table-cell>
          <table:table-cell table:formula="of:=([.A170] / 86400) + 25569" office:value-type="date" office:date-value="2016-10-04T01:31:52.566" calcext:value-type="date">
            <text:p>2016-10-04 01:31:52.566</text:p>
          </table:table-cell>
          <table:table-cell table:formula="of:=[.C170]-(4/24)" office:value-type="time" office:time-value="PT1023525H31M52.565999944S" calcext:value-type="time">
            <text:p>21:31:53</text:p>
          </table:table-cell>
          <table:table-cell table:formula="of:=[.B170]/[.G$1]" office:value-type="float" office:value="0.0149679285059578" calcext:value-type="float">
            <text:p>0.014967928505958</text:p>
          </table:table-cell>
          <table:table-cell table:formula="of:=[.E170]*1000" office:value-type="float" office:value="14.9679285059578" calcext:value-type="float">
            <text:p>14.9679285059578</text:p>
          </table:table-cell>
          <table:table-cell table:number-columns-repeated="1018"/>
        </table:table-row>
        <table:table-row table:style-name="ro1">
          <table:table-cell office:value-type="float" office:value="1475544713.858" calcext:value-type="float">
            <text:p>1475544713.858</text:p>
          </table:table-cell>
          <table:table-cell office:value-type="float" office:value="1.585078" calcext:value-type="float">
            <text:p>1.585078</text:p>
          </table:table-cell>
          <table:table-cell table:formula="of:=([.A171] / 86400) + 25569" office:value-type="date" office:date-value="2016-10-04T01:31:53.858" calcext:value-type="date">
            <text:p>2016-10-04 01:31:53.858</text:p>
          </table:table-cell>
          <table:table-cell table:formula="of:=[.C171]-(4/24)" office:value-type="time" office:time-value="PT1023525H31M53.85799991S" calcext:value-type="time">
            <text:p>21:31:54</text:p>
          </table:table-cell>
          <table:table-cell table:formula="of:=[.B171]/[.G$1]" office:value-type="float" office:value="0.014528670944088" calcext:value-type="float">
            <text:p>0.014528670944088</text:p>
          </table:table-cell>
          <table:table-cell table:formula="of:=[.E171]*1000" office:value-type="float" office:value="14.528670944088" calcext:value-type="float">
            <text:p>14.528670944088</text:p>
          </table:table-cell>
          <table:table-cell table:number-columns-repeated="1018"/>
        </table:table-row>
        <table:table-row table:style-name="ro1">
          <table:table-cell office:value-type="float" office:value="1475544715.441" calcext:value-type="float">
            <text:p>1475544715.441</text:p>
          </table:table-cell>
          <table:table-cell office:value-type="float" office:value="1.514496" calcext:value-type="float">
            <text:p>1.514496</text:p>
          </table:table-cell>
          <table:table-cell table:formula="of:=([.A172] / 86400) + 25569" office:value-type="date" office:date-value="2016-10-04T01:31:55.441" calcext:value-type="date">
            <text:p>2016-10-04 01:31:55.441</text:p>
          </table:table-cell>
          <table:table-cell table:formula="of:=[.C172]-(4/24)" office:value-type="time" office:time-value="PT1023525H31M55.441000275S" calcext:value-type="time">
            <text:p>21:31:55</text:p>
          </table:table-cell>
          <table:table-cell table:formula="of:=[.B172]/[.G$1]" office:value-type="float" office:value="0.0138817231897342" calcext:value-type="float">
            <text:p>0.013881723189734</text:p>
          </table:table-cell>
          <table:table-cell table:formula="of:=[.E172]*1000" office:value-type="float" office:value="13.8817231897342" calcext:value-type="float">
            <text:p>13.8817231897342</text:p>
          </table:table-cell>
          <table:table-cell table:number-columns-repeated="1018"/>
        </table:table-row>
        <table:table-row table:style-name="ro1">
          <table:table-cell office:value-type="float" office:value="1475544716.731" calcext:value-type="float">
            <text:p>1475544716.731</text:p>
          </table:table-cell>
          <table:table-cell office:value-type="float" office:value="1.504494" calcext:value-type="float">
            <text:p>1.504494</text:p>
          </table:table-cell>
          <table:table-cell table:formula="of:=([.A173] / 86400) + 25569" office:value-type="date" office:date-value="2016-10-04T01:31:56.731" calcext:value-type="date">
            <text:p>2016-10-04 01:31:56.731</text:p>
          </table:table-cell>
          <table:table-cell table:formula="of:=[.C173]-(4/24)" office:value-type="time" office:time-value="PT1023525H31M56.731000319S" calcext:value-type="time">
            <text:p>21:31:57</text:p>
          </table:table-cell>
          <table:table-cell table:formula="of:=[.B173]/[.G$1]" office:value-type="float" office:value="0.0137900458295142" calcext:value-type="float">
            <text:p>0.013790045829514</text:p>
          </table:table-cell>
          <table:table-cell table:formula="of:=[.E173]*1000" office:value-type="float" office:value="13.7900458295142" calcext:value-type="float">
            <text:p>13.7900458295142</text:p>
          </table:table-cell>
          <table:table-cell table:number-columns-repeated="1018"/>
        </table:table-row>
        <table:table-row table:style-name="ro1">
          <table:table-cell office:value-type="float" office:value="1475544718.083" calcext:value-type="float">
            <text:p>1475544718.083</text:p>
          </table:table-cell>
          <table:table-cell office:value-type="float" office:value="1.503174" calcext:value-type="float">
            <text:p>1.503174</text:p>
          </table:table-cell>
          <table:table-cell table:formula="of:=([.A174] / 86400) + 25569" office:value-type="date" office:date-value="2016-10-04T01:31:58.083" calcext:value-type="date">
            <text:p>2016-10-04 01:31:58.083</text:p>
          </table:table-cell>
          <table:table-cell table:formula="of:=[.C174]-(4/24)" office:value-type="time" office:time-value="PT1023525H31M58.082999624S" calcext:value-type="time">
            <text:p>21:31:58</text:p>
          </table:table-cell>
          <table:table-cell table:formula="of:=[.B174]/[.G$1]" office:value-type="float" office:value="0.0137779468377635" calcext:value-type="float">
            <text:p>0.013777946837764</text:p>
          </table:table-cell>
          <table:table-cell table:formula="of:=[.E174]*1000" office:value-type="float" office:value="13.7779468377635" calcext:value-type="float">
            <text:p>13.7779468377635</text:p>
          </table:table-cell>
          <table:table-cell table:number-columns-repeated="1018"/>
        </table:table-row>
        <table:table-row table:style-name="ro1">
          <table:table-cell office:value-type="float" office:value="1475544719.405" calcext:value-type="float">
            <text:p>1475544719.405</text:p>
          </table:table-cell>
          <table:table-cell office:value-type="float" office:value="1.537138" calcext:value-type="float">
            <text:p>1.537138</text:p>
          </table:table-cell>
          <table:table-cell table:formula="of:=([.A175] / 86400) + 25569" office:value-type="date" office:date-value="2016-10-04T01:31:59.405" calcext:value-type="date">
            <text:p>2016-10-04 01:31:59.405</text:p>
          </table:table-cell>
          <table:table-cell table:formula="of:=[.C175]-(4/24)" office:value-type="time" office:time-value="PT1023525H31M59.405000098S" calcext:value-type="time">
            <text:p>21:31:59</text:p>
          </table:table-cell>
          <table:table-cell table:formula="of:=[.B175]/[.G$1]" office:value-type="float" office:value="0.0140892575618698" calcext:value-type="float">
            <text:p>0.01408925756187</text:p>
          </table:table-cell>
          <table:table-cell table:formula="of:=[.E175]*1000" office:value-type="float" office:value="14.0892575618698" calcext:value-type="float">
            <text:p>14.0892575618698</text:p>
          </table:table-cell>
          <table:table-cell table:number-columns-repeated="1018"/>
        </table:table-row>
        <table:table-row table:style-name="ro1">
          <table:table-cell office:value-type="float" office:value="1475544720.695" calcext:value-type="float">
            <text:p>1475544720.695</text:p>
          </table:table-cell>
          <table:table-cell office:value-type="float" office:value="1.590098" calcext:value-type="float">
            <text:p>1.590098</text:p>
          </table:table-cell>
          <table:table-cell table:formula="of:=([.A176] / 86400) + 25569" office:value-type="date" office:date-value="2016-10-04T01:32:00.695" calcext:value-type="date">
            <text:p>2016-10-04 01:32:00.695</text:p>
          </table:table-cell>
          <table:table-cell table:formula="of:=[.C176]-(4/24)" office:value-type="time" office:time-value="PT1023525H32M00.695000142S" calcext:value-type="time">
            <text:p>21:32:01</text:p>
          </table:table-cell>
          <table:table-cell table:formula="of:=[.B176]/[.G$1]" office:value-type="float" office:value="0.014574683776352" calcext:value-type="float">
            <text:p>0.014574683776352</text:p>
          </table:table-cell>
          <table:table-cell table:formula="of:=[.E176]*1000" office:value-type="float" office:value="14.574683776352" calcext:value-type="float">
            <text:p>14.574683776352</text:p>
          </table:table-cell>
          <table:table-cell table:number-columns-repeated="1018"/>
        </table:table-row>
        <table:table-row table:style-name="ro1">
          <table:table-cell office:value-type="float" office:value="1475544721.985" calcext:value-type="float">
            <text:p>1475544721.985</text:p>
          </table:table-cell>
          <table:table-cell office:value-type="float" office:value="1.623511" calcext:value-type="float">
            <text:p>1.623511</text:p>
          </table:table-cell>
          <table:table-cell table:formula="of:=([.A177] / 86400) + 25569" office:value-type="date" office:date-value="2016-10-04T01:32:01.985" calcext:value-type="date">
            <text:p>2016-10-04 01:32:01.985</text:p>
          </table:table-cell>
          <table:table-cell table:formula="of:=[.C177]-(4/24)" office:value-type="time" office:time-value="PT1023525H32M01.985000186S" calcext:value-type="time">
            <text:p>21:32:02</text:p>
          </table:table-cell>
          <table:table-cell table:formula="of:=[.B177]/[.G$1]" office:value-type="float" office:value="0.0148809440879927" calcext:value-type="float">
            <text:p>0.014880944087993</text:p>
          </table:table-cell>
          <table:table-cell table:formula="of:=[.E177]*1000" office:value-type="float" office:value="14.8809440879927" calcext:value-type="float">
            <text:p>14.8809440879927</text:p>
          </table:table-cell>
          <table:table-cell table:number-columns-repeated="1018"/>
        </table:table-row>
        <table:table-row table:style-name="ro1">
          <table:table-cell office:value-type="float" office:value="1475544723.28" calcext:value-type="float">
            <text:p>1475544723.28</text:p>
          </table:table-cell>
          <table:table-cell office:value-type="float" office:value="1.622083" calcext:value-type="float">
            <text:p>1.622083</text:p>
          </table:table-cell>
          <table:table-cell table:formula="of:=([.A178] / 86400) + 25569" office:value-type="date" office:date-value="2016-10-04T01:32:03.28" calcext:value-type="date">
            <text:p>2016-10-04 01:32:03.280</text:p>
          </table:table-cell>
          <table:table-cell table:formula="of:=[.C178]-(4/24)" office:value-type="time" office:time-value="PT1023525H32M03.280000035S" calcext:value-type="time">
            <text:p>21:32:03</text:p>
          </table:table-cell>
          <table:table-cell table:formula="of:=[.B178]/[.G$1]" office:value-type="float" office:value="0.0148678551787351" calcext:value-type="float">
            <text:p>0.014867855178735</text:p>
          </table:table-cell>
          <table:table-cell table:formula="of:=[.E178]*1000" office:value-type="float" office:value="14.8678551787351" calcext:value-type="float">
            <text:p>14.8678551787351</text:p>
          </table:table-cell>
          <table:table-cell table:number-columns-repeated="1018"/>
        </table:table-row>
        <table:table-row table:style-name="ro1">
          <table:table-cell office:value-type="float" office:value="1475544724.573" calcext:value-type="float">
            <text:p>1475544724.573</text:p>
          </table:table-cell>
          <table:table-cell office:value-type="float" office:value="1.625032" calcext:value-type="float">
            <text:p>1.625032</text:p>
          </table:table-cell>
          <table:table-cell table:formula="of:=([.A179] / 86400) + 25569" office:value-type="date" office:date-value="2016-10-04T01:32:04.573" calcext:value-type="date">
            <text:p>2016-10-04 01:32:04.573</text:p>
          </table:table-cell>
          <table:table-cell table:formula="of:=[.C179]-(4/24)" office:value-type="time" office:time-value="PT1023525H32M04.5730008S" calcext:value-type="time">
            <text:p>21:32:05</text:p>
          </table:table-cell>
          <table:table-cell table:formula="of:=[.B179]/[.G$1]" office:value-type="float" office:value="0.0148948854262145" calcext:value-type="float">
            <text:p>0.014894885426215</text:p>
          </table:table-cell>
          <table:table-cell table:formula="of:=[.E179]*1000" office:value-type="float" office:value="14.8948854262145" calcext:value-type="float">
            <text:p>14.8948854262145</text:p>
          </table:table-cell>
          <table:table-cell table:number-columns-repeated="1018"/>
        </table:table-row>
        <table:table-row table:style-name="ro1">
          <table:table-cell office:value-type="float" office:value="1475544725.595" calcext:value-type="float">
            <text:p>1475544725.595</text:p>
          </table:table-cell>
          <table:table-cell office:value-type="float" office:value="1.664729" calcext:value-type="float">
            <text:p>1.664729</text:p>
          </table:table-cell>
          <table:table-cell table:formula="of:=([.A180] / 86400) + 25569" office:value-type="date" office:date-value="2016-10-04T01:32:05.595" calcext:value-type="date">
            <text:p>2016-10-04 01:32:05.595</text:p>
          </table:table-cell>
          <table:table-cell table:formula="of:=[.C180]-(4/24)" office:value-type="time" office:time-value="PT1023525H32M05.595000386S" calcext:value-type="time">
            <text:p>21:32:06</text:p>
          </table:table-cell>
          <table:table-cell table:formula="of:=[.B180]/[.G$1]" office:value-type="float" office:value="0.0152587442713107" calcext:value-type="float">
            <text:p>0.015258744271311</text:p>
          </table:table-cell>
          <table:table-cell table:formula="of:=[.E180]*1000" office:value-type="float" office:value="15.2587442713107" calcext:value-type="float">
            <text:p>15.2587442713107</text:p>
          </table:table-cell>
          <table:table-cell table:number-columns-repeated="1018"/>
        </table:table-row>
        <table:table-row table:style-name="ro1">
          <table:table-cell office:value-type="float" office:value="1475544726.886" calcext:value-type="float">
            <text:p>1475544726.886</text:p>
          </table:table-cell>
          <table:table-cell office:value-type="float" office:value="1.718623" calcext:value-type="float">
            <text:p>1.718623</text:p>
          </table:table-cell>
          <table:table-cell table:formula="of:=([.A181] / 86400) + 25569" office:value-type="date" office:date-value="2016-10-04T01:32:06.886" calcext:value-type="date">
            <text:p>2016-10-04 01:32:06.886</text:p>
          </table:table-cell>
          <table:table-cell table:formula="of:=[.C181]-(4/24)" office:value-type="time" office:time-value="PT1023525H32M06.885999553S" calcext:value-type="time">
            <text:p>21:32:07</text:p>
          </table:table-cell>
          <table:table-cell table:formula="of:=[.B181]/[.G$1]" office:value-type="float" office:value="0.0157527314390467" calcext:value-type="float">
            <text:p>0.015752731439047</text:p>
          </table:table-cell>
          <table:table-cell table:formula="of:=[.E181]*1000" office:value-type="float" office:value="15.7527314390467" calcext:value-type="float">
            <text:p>15.7527314390467</text:p>
          </table:table-cell>
          <table:table-cell table:number-columns-repeated="1018"/>
        </table:table-row>
        <table:table-row table:style-name="ro1">
          <table:table-cell office:value-type="float" office:value="1475544728.241" calcext:value-type="float">
            <text:p>1475544728.241</text:p>
          </table:table-cell>
          <table:table-cell office:value-type="float" office:value="1.74535" calcext:value-type="float">
            <text:p>1.74535</text:p>
          </table:table-cell>
          <table:table-cell table:formula="of:=([.A182] / 86400) + 25569" office:value-type="date" office:date-value="2016-10-04T01:32:08.241" calcext:value-type="date">
            <text:p>2016-10-04 01:32:08.241</text:p>
          </table:table-cell>
          <table:table-cell table:formula="of:=[.C182]-(4/24)" office:value-type="time" office:time-value="PT1023525H32M08.241000418S" calcext:value-type="time">
            <text:p>21:32:08</text:p>
          </table:table-cell>
          <table:table-cell table:formula="of:=[.B182]/[.G$1]" office:value-type="float" office:value="0.0159977085242896" calcext:value-type="float">
            <text:p>0.01599770852429</text:p>
          </table:table-cell>
          <table:table-cell table:formula="of:=[.E182]*1000" office:value-type="float" office:value="15.9977085242896" calcext:value-type="float">
            <text:p>15.9977085242896</text:p>
          </table:table-cell>
          <table:table-cell table:number-columns-repeated="1018"/>
        </table:table-row>
        <table:table-row table:style-name="ro1">
          <table:table-cell office:value-type="float" office:value="1475544729.565" calcext:value-type="float">
            <text:p>1475544729.565</text:p>
          </table:table-cell>
          <table:table-cell office:value-type="float" office:value="1.746504" calcext:value-type="float">
            <text:p>1.746504</text:p>
          </table:table-cell>
          <table:table-cell table:formula="of:=([.A183] / 86400) + 25569" office:value-type="date" office:date-value="2016-10-04T01:32:09.565" calcext:value-type="date">
            <text:p>2016-10-04 01:32:09.565</text:p>
          </table:table-cell>
          <table:table-cell table:formula="of:=[.C183]-(4/24)" office:value-type="time" office:time-value="PT1023525H32M09.565000394S" calcext:value-type="time">
            <text:p>21:32:10</text:p>
          </table:table-cell>
          <table:table-cell table:formula="of:=[.B183]/[.G$1]" office:value-type="float" office:value="0.0160082859761687" calcext:value-type="float">
            <text:p>0.016008285976169</text:p>
          </table:table-cell>
          <table:table-cell table:formula="of:=[.E183]*1000" office:value-type="float" office:value="16.0082859761687" calcext:value-type="float">
            <text:p>16.0082859761687</text:p>
          </table:table-cell>
          <table:table-cell table:number-columns-repeated="1018"/>
        </table:table-row>
        <table:table-row table:style-name="ro1">
          <table:table-cell office:value-type="float" office:value="1475544730.856" calcext:value-type="float">
            <text:p>1475544730.856</text:p>
          </table:table-cell>
          <table:table-cell office:value-type="float" office:value="1.70928" calcext:value-type="float">
            <text:p>1.70928</text:p>
          </table:table-cell>
          <table:table-cell table:formula="of:=([.A184] / 86400) + 25569" office:value-type="date" office:date-value="2016-10-04T01:32:10.856" calcext:value-type="date">
            <text:p>2016-10-04 01:32:10.856</text:p>
          </table:table-cell>
          <table:table-cell table:formula="of:=[.C184]-(4/24)" office:value-type="time" office:time-value="PT1023525H32M10.856000818S" calcext:value-type="time">
            <text:p>21:32:11</text:p>
          </table:table-cell>
          <table:table-cell table:formula="of:=[.B184]/[.G$1]" office:value-type="float" office:value="0.0156670944087993" calcext:value-type="float">
            <text:p>0.015667094408799</text:p>
          </table:table-cell>
          <table:table-cell table:formula="of:=[.E184]*1000" office:value-type="float" office:value="15.6670944087993" calcext:value-type="float">
            <text:p>15.6670944087993</text:p>
          </table:table-cell>
          <table:table-cell table:number-columns-repeated="1018"/>
        </table:table-row>
        <table:table-row table:style-name="ro1">
          <table:table-cell office:value-type="float" office:value="1475544732.148" calcext:value-type="float">
            <text:p>1475544732.148</text:p>
          </table:table-cell>
          <table:table-cell office:value-type="float" office:value="1.545436" calcext:value-type="float">
            <text:p>1.545436</text:p>
          </table:table-cell>
          <table:table-cell table:formula="of:=([.A185] / 86400) + 25569" office:value-type="date" office:date-value="2016-10-04T01:32:12.148" calcext:value-type="date">
            <text:p>2016-10-04 01:32:12.148</text:p>
          </table:table-cell>
          <table:table-cell table:formula="of:=[.C185]-(4/24)" office:value-type="time" office:time-value="PT1023525H32M12.148000365S" calcext:value-type="time">
            <text:p>21:32:12</text:p>
          </table:table-cell>
          <table:table-cell table:formula="of:=[.B185]/[.G$1]" office:value-type="float" office:value="0.014165316223648" calcext:value-type="float">
            <text:p>0.014165316223648</text:p>
          </table:table-cell>
          <table:table-cell table:formula="of:=[.E185]*1000" office:value-type="float" office:value="14.165316223648" calcext:value-type="float">
            <text:p>14.165316223648</text:p>
          </table:table-cell>
          <table:table-cell table:number-columns-repeated="1018"/>
        </table:table-row>
        <table:table-row table:style-name="ro1">
          <table:table-cell office:value-type="float" office:value="1475544733.44" calcext:value-type="float">
            <text:p>1475544733.44</text:p>
          </table:table-cell>
          <table:table-cell office:value-type="float" office:value="1.378716" calcext:value-type="float">
            <text:p>1.378716</text:p>
          </table:table-cell>
          <table:table-cell table:formula="of:=([.A186] / 86400) + 25569" office:value-type="date" office:date-value="2016-10-04T01:32:13.44" calcext:value-type="date">
            <text:p>2016-10-04 01:32:13.440</text:p>
          </table:table-cell>
          <table:table-cell table:formula="of:=[.C186]-(4/24)" office:value-type="time" office:time-value="PT1023525H32M13.439999912S" calcext:value-type="time">
            <text:p>21:32:13</text:p>
          </table:table-cell>
          <table:table-cell table:formula="of:=[.B186]/[.G$1]" office:value-type="float" office:value="0.0126371769019248" calcext:value-type="float">
            <text:p>0.012637176901925</text:p>
          </table:table-cell>
          <table:table-cell table:formula="of:=[.E186]*1000" office:value-type="float" office:value="12.6371769019248" calcext:value-type="float">
            <text:p>12.6371769019248</text:p>
          </table:table-cell>
          <table:table-cell table:number-columns-repeated="1018"/>
        </table:table-row>
        <table:table-row table:style-name="ro1">
          <table:table-cell office:value-type="float" office:value="1475544734.73" calcext:value-type="float">
            <text:p>1475544734.73</text:p>
          </table:table-cell>
          <table:table-cell office:value-type="float" office:value="1.365526" calcext:value-type="float">
            <text:p>1.365526</text:p>
          </table:table-cell>
          <table:table-cell table:formula="of:=([.A187] / 86400) + 25569" office:value-type="date" office:date-value="2016-10-04T01:32:14.73" calcext:value-type="date">
            <text:p>2016-10-04 01:32:14.730</text:p>
          </table:table-cell>
          <table:table-cell table:formula="of:=[.C187]-(4/24)" office:value-type="time" office:time-value="PT1023525H32M14.729999956S" calcext:value-type="time">
            <text:p>21:32:15</text:p>
          </table:table-cell>
          <table:table-cell table:formula="of:=[.B187]/[.G$1]" office:value-type="float" office:value="0.0125162786434464" calcext:value-type="float">
            <text:p>0.012516278643446</text:p>
          </table:table-cell>
          <table:table-cell table:formula="of:=[.E187]*1000" office:value-type="float" office:value="12.5162786434464" calcext:value-type="float">
            <text:p>12.5162786434464</text:p>
          </table:table-cell>
          <table:table-cell table:number-columns-repeated="1018"/>
        </table:table-row>
        <table:table-row table:style-name="ro1">
          <table:table-cell office:value-type="float" office:value="1475544736.315" calcext:value-type="float">
            <text:p>1475544736.315</text:p>
          </table:table-cell>
          <table:table-cell office:value-type="float" office:value="1.367248" calcext:value-type="float">
            <text:p>1.367248</text:p>
          </table:table-cell>
          <table:table-cell table:formula="of:=([.A188] / 86400) + 25569" office:value-type="date" office:date-value="2016-10-04T01:32:16.315" calcext:value-type="date">
            <text:p>2016-10-04 01:32:16.315</text:p>
          </table:table-cell>
          <table:table-cell table:formula="of:=[.C188]-(4/24)" office:value-type="time" office:time-value="PT1023525H32M16.315000243S" calcext:value-type="time">
            <text:p>21:32:16</text:p>
          </table:table-cell>
          <table:table-cell table:formula="of:=[.B188]/[.G$1]" office:value-type="float" office:value="0.0125320623281393" calcext:value-type="float">
            <text:p>0.012532062328139</text:p>
          </table:table-cell>
          <table:table-cell table:formula="of:=[.E188]*1000" office:value-type="float" office:value="12.5320623281393" calcext:value-type="float">
            <text:p>12.5320623281393</text:p>
          </table:table-cell>
          <table:table-cell table:number-columns-repeated="1018"/>
        </table:table-row>
        <table:table-row table:style-name="ro1">
          <table:table-cell office:value-type="float" office:value="1475544737.683" calcext:value-type="float">
            <text:p>1475544737.683</text:p>
          </table:table-cell>
          <table:table-cell office:value-type="float" office:value="1.300421" calcext:value-type="float">
            <text:p>1.300421</text:p>
          </table:table-cell>
          <table:table-cell table:formula="of:=([.A189] / 86400) + 25569" office:value-type="date" office:date-value="2016-10-04T01:32:17.683" calcext:value-type="date">
            <text:p>2016-10-04 01:32:17.683</text:p>
          </table:table-cell>
          <table:table-cell table:formula="of:=[.C189]-(4/24)" office:value-type="time" office:time-value="PT1023525H32M17.683000602S" calcext:value-type="time">
            <text:p>21:32:18</text:p>
          </table:table-cell>
          <table:table-cell table:formula="of:=[.B189]/[.G$1]" office:value-type="float" office:value="0.0119195325389551" calcext:value-type="float">
            <text:p>0.011919532538955</text:p>
          </table:table-cell>
          <table:table-cell table:formula="of:=[.E189]*1000" office:value-type="float" office:value="11.9195325389551" calcext:value-type="float">
            <text:p>11.9195325389551</text:p>
          </table:table-cell>
          <table:table-cell table:number-columns-repeated="1018"/>
        </table:table-row>
        <table:table-row table:style-name="ro1">
          <table:table-cell office:value-type="float" office:value="1475544739.005" calcext:value-type="float">
            <text:p>1475544739.005</text:p>
          </table:table-cell>
          <table:table-cell office:value-type="float" office:value="1.229051" calcext:value-type="float">
            <text:p>1.229051</text:p>
          </table:table-cell>
          <table:table-cell table:formula="of:=([.A190] / 86400) + 25569" office:value-type="date" office:date-value="2016-10-04T01:32:19.005" calcext:value-type="date">
            <text:p>2016-10-04 01:32:19.005</text:p>
          </table:table-cell>
          <table:table-cell table:formula="of:=[.C190]-(4/24)" office:value-type="time" office:time-value="PT1023525H32M19.005000237S" calcext:value-type="time">
            <text:p>21:32:19</text:p>
          </table:table-cell>
          <table:table-cell table:formula="of:=[.B190]/[.G$1]" office:value-type="float" office:value="0.0112653620531622" calcext:value-type="float">
            <text:p>0.011265362053162</text:p>
          </table:table-cell>
          <table:table-cell table:formula="of:=[.E190]*1000" office:value-type="float" office:value="11.2653620531622" calcext:value-type="float">
            <text:p>11.2653620531622</text:p>
          </table:table-cell>
          <table:table-cell table:number-columns-repeated="1018"/>
        </table:table-row>
        <table:table-row table:style-name="ro1">
          <table:table-cell office:value-type="float" office:value="1475544740.296" calcext:value-type="float">
            <text:p>1475544740.296</text:p>
          </table:table-cell>
          <table:table-cell office:value-type="float" office:value="1.208625" calcext:value-type="float">
            <text:p>1.208625</text:p>
          </table:table-cell>
          <table:table-cell table:formula="of:=([.A191] / 86400) + 25569" office:value-type="date" office:date-value="2016-10-04T01:32:20.296" calcext:value-type="date">
            <text:p>2016-10-04 01:32:20.296</text:p>
          </table:table-cell>
          <table:table-cell table:formula="of:=[.C191]-(4/24)" office:value-type="time" office:time-value="PT1023525H32M20.296000242S" calcext:value-type="time">
            <text:p>21:32:20</text:p>
          </table:table-cell>
          <table:table-cell table:formula="of:=[.B191]/[.G$1]" office:value-type="float" office:value="0.0110781393217232" calcext:value-type="float">
            <text:p>0.011078139321723</text:p>
          </table:table-cell>
          <table:table-cell table:formula="of:=[.E191]*1000" office:value-type="float" office:value="11.0781393217232" calcext:value-type="float">
            <text:p>11.0781393217232</text:p>
          </table:table-cell>
          <table:table-cell table:number-columns-repeated="1018"/>
        </table:table-row>
        <table:table-row table:style-name="ro1">
          <table:table-cell office:value-type="float" office:value="1475544741.588" calcext:value-type="float">
            <text:p>1475544741.588</text:p>
          </table:table-cell>
          <table:table-cell office:value-type="float" office:value="1.208149" calcext:value-type="float">
            <text:p>1.208149</text:p>
          </table:table-cell>
          <table:table-cell table:formula="of:=([.A192] / 86400) + 25569" office:value-type="date" office:date-value="2016-10-04T01:32:21.588" calcext:value-type="date">
            <text:p>2016-10-04 01:32:21.588</text:p>
          </table:table-cell>
          <table:table-cell table:formula="of:=[.C192]-(4/24)" office:value-type="time" office:time-value="PT1023525H32M21.588000208S" calcext:value-type="time">
            <text:p>21:32:22</text:p>
          </table:table-cell>
          <table:table-cell table:formula="of:=[.B192]/[.G$1]" office:value-type="float" office:value="0.0110737763519707" calcext:value-type="float">
            <text:p>0.011073776351971</text:p>
          </table:table-cell>
          <table:table-cell table:formula="of:=[.E192]*1000" office:value-type="float" office:value="11.0737763519707" calcext:value-type="float">
            <text:p>11.0737763519707</text:p>
          </table:table-cell>
          <table:table-cell table:number-columns-repeated="1018"/>
        </table:table-row>
        <table:table-row table:style-name="ro1">
          <table:table-cell office:value-type="float" office:value="1475544742.881" calcext:value-type="float">
            <text:p>1475544742.881</text:p>
          </table:table-cell>
          <table:table-cell office:value-type="float" office:value="1.216356" calcext:value-type="float">
            <text:p>1.216356</text:p>
          </table:table-cell>
          <table:table-cell table:formula="of:=([.A193] / 86400) + 25569" office:value-type="date" office:date-value="2016-10-04T01:32:22.881" calcext:value-type="date">
            <text:p>2016-10-04 01:32:22.881</text:p>
          </table:table-cell>
          <table:table-cell table:formula="of:=[.C193]-(4/24)" office:value-type="time" office:time-value="PT1023525H32M22.881000135S" calcext:value-type="time">
            <text:p>21:32:23</text:p>
          </table:table-cell>
          <table:table-cell table:formula="of:=[.B193]/[.G$1]" office:value-type="float" office:value="0.0111490009165903" calcext:value-type="float">
            <text:p>0.01114900091659</text:p>
          </table:table-cell>
          <table:table-cell table:formula="of:=[.E193]*1000" office:value-type="float" office:value="11.1490009165903" calcext:value-type="float">
            <text:p>11.1490009165903</text:p>
          </table:table-cell>
          <table:table-cell table:number-columns-repeated="1018"/>
        </table:table-row>
        <table:table-row table:style-name="ro1">
          <table:table-cell office:value-type="float" office:value="1475544744.171" calcext:value-type="float">
            <text:p>1475544744.171</text:p>
          </table:table-cell>
          <table:table-cell office:value-type="float" office:value="1.232128" calcext:value-type="float">
            <text:p>1.232128</text:p>
          </table:table-cell>
          <table:table-cell table:formula="of:=([.A194] / 86400) + 25569" office:value-type="date" office:date-value="2016-10-04T01:32:24.171" calcext:value-type="date">
            <text:p>2016-10-04 01:32:24.171</text:p>
          </table:table-cell>
          <table:table-cell table:formula="of:=[.C194]-(4/24)" office:value-type="time" office:time-value="PT1023525H32M24.171000179S" calcext:value-type="time">
            <text:p>21:32:24</text:p>
          </table:table-cell>
          <table:table-cell table:formula="of:=[.B194]/[.G$1]" office:value-type="float" office:value="0.0112935655362053" calcext:value-type="float">
            <text:p>0.011293565536205</text:p>
          </table:table-cell>
          <table:table-cell table:formula="of:=[.E194]*1000" office:value-type="float" office:value="11.2935655362053" calcext:value-type="float">
            <text:p>11.2935655362053</text:p>
          </table:table-cell>
          <table:table-cell table:number-columns-repeated="1018"/>
        </table:table-row>
        <table:table-row table:style-name="ro1">
          <table:table-cell office:value-type="float" office:value="1475544745.751" calcext:value-type="float">
            <text:p>1475544745.751</text:p>
          </table:table-cell>
          <table:table-cell office:value-type="float" office:value="1.248139" calcext:value-type="float">
            <text:p>1.248139</text:p>
          </table:table-cell>
          <table:table-cell table:formula="of:=([.A195] / 86400) + 25569" office:value-type="date" office:date-value="2016-10-04T01:32:25.751" calcext:value-type="date">
            <text:p>2016-10-04 01:32:25.751</text:p>
          </table:table-cell>
          <table:table-cell table:formula="of:=[.C195]-(4/24)" office:value-type="time" office:time-value="PT1023525H32M25.750999823S" calcext:value-type="time">
            <text:p>21:32:26</text:p>
          </table:table-cell>
          <table:table-cell table:formula="of:=[.B195]/[.G$1]" office:value-type="float" office:value="0.0114403208065995" calcext:value-type="float">
            <text:p>0.0114403208066</text:p>
          </table:table-cell>
          <table:table-cell table:formula="of:=[.E195]*1000" office:value-type="float" office:value="11.4403208065995" calcext:value-type="float">
            <text:p>11.4403208065995</text:p>
          </table:table-cell>
          <table:table-cell table:number-columns-repeated="1018"/>
        </table:table-row>
        <table:table-row table:style-name="ro1">
          <table:table-cell office:value-type="float" office:value="1475544747.042" calcext:value-type="float">
            <text:p>1475544747.042</text:p>
          </table:table-cell>
          <table:table-cell office:value-type="float" office:value="1.244896" calcext:value-type="float">
            <text:p>1.244896</text:p>
          </table:table-cell>
          <table:table-cell table:formula="of:=([.A196] / 86400) + 25569" office:value-type="date" office:date-value="2016-10-04T01:32:27.042" calcext:value-type="date">
            <text:p>2016-10-04 01:32:27.042</text:p>
          </table:table-cell>
          <table:table-cell table:formula="of:=[.C196]-(4/24)" office:value-type="time" office:time-value="PT1023525H32M27.042000247S" calcext:value-type="time">
            <text:p>21:32:27</text:p>
          </table:table-cell>
          <table:table-cell table:formula="of:=[.B196]/[.G$1]" office:value-type="float" office:value="0.0114105957836847" calcext:value-type="float">
            <text:p>0.011410595783685</text:p>
          </table:table-cell>
          <table:table-cell table:formula="of:=[.E196]*1000" office:value-type="float" office:value="11.4105957836847" calcext:value-type="float">
            <text:p>11.4105957836847</text:p>
          </table:table-cell>
          <table:table-cell table:number-columns-repeated="1018"/>
        </table:table-row>
        <table:table-row table:style-name="ro1">
          <table:table-cell office:value-type="float" office:value="1475544748.398" calcext:value-type="float">
            <text:p>1475544748.398</text:p>
          </table:table-cell>
          <table:table-cell office:value-type="float" office:value="1.291573" calcext:value-type="float">
            <text:p>1.291573</text:p>
          </table:table-cell>
          <table:table-cell table:formula="of:=([.A197] / 86400) + 25569" office:value-type="date" office:date-value="2016-10-04T01:32:28.398" calcext:value-type="date">
            <text:p>2016-10-04 01:32:28.398</text:p>
          </table:table-cell>
          <table:table-cell table:formula="of:=[.C197]-(4/24)" office:value-type="time" office:time-value="PT1023525H32M28.398000235S" calcext:value-type="time">
            <text:p>21:32:28</text:p>
          </table:table-cell>
          <table:table-cell table:formula="of:=[.B197]/[.G$1]" office:value-type="float" office:value="0.0118384326306141" calcext:value-type="float">
            <text:p>0.011838432630614</text:p>
          </table:table-cell>
          <table:table-cell table:formula="of:=[.E197]*1000" office:value-type="float" office:value="11.8384326306141" calcext:value-type="float">
            <text:p>11.8384326306141</text:p>
          </table:table-cell>
          <table:table-cell table:number-columns-repeated="1018"/>
        </table:table-row>
        <table:table-row table:style-name="ro1">
          <table:table-cell office:value-type="float" office:value="1475544749.721" calcext:value-type="float">
            <text:p>1475544749.721</text:p>
          </table:table-cell>
          <table:table-cell office:value-type="float" office:value="1.46846" calcext:value-type="float">
            <text:p>1.46846</text:p>
          </table:table-cell>
          <table:table-cell table:formula="of:=([.A198] / 86400) + 25569" office:value-type="date" office:date-value="2016-10-04T01:32:29.721" calcext:value-type="date">
            <text:p>2016-10-04 01:32:29.721</text:p>
          </table:table-cell>
          <table:table-cell table:formula="of:=[.C198]-(4/24)" office:value-type="time" office:time-value="PT1023525H32M29.72100025S" calcext:value-type="time">
            <text:p>21:32:30</text:p>
          </table:table-cell>
          <table:table-cell table:formula="of:=[.B198]/[.G$1]" office:value-type="float" office:value="0.0134597616865261" calcext:value-type="float">
            <text:p>0.013459761686526</text:p>
          </table:table-cell>
          <table:table-cell table:formula="of:=[.E198]*1000" office:value-type="float" office:value="13.4597616865261" calcext:value-type="float">
            <text:p>13.4597616865261</text:p>
          </table:table-cell>
          <table:table-cell table:number-columns-repeated="1018"/>
        </table:table-row>
        <table:table-row table:style-name="ro1">
          <table:table-cell office:value-type="float" office:value="1475544751.013" calcext:value-type="float">
            <text:p>1475544751.013</text:p>
          </table:table-cell>
          <table:table-cell office:value-type="float" office:value="1.628421" calcext:value-type="float">
            <text:p>1.628421</text:p>
          </table:table-cell>
          <table:table-cell table:formula="of:=([.A199] / 86400) + 25569" office:value-type="date" office:date-value="2016-10-04T01:32:31.013" calcext:value-type="date">
            <text:p>2016-10-04 01:32:31.013</text:p>
          </table:table-cell>
          <table:table-cell table:formula="of:=[.C199]-(4/24)" office:value-type="time" office:time-value="PT1023525H32M31.013000216S" calcext:value-type="time">
            <text:p>21:32:31</text:p>
          </table:table-cell>
          <table:table-cell table:formula="of:=[.B199]/[.G$1]" office:value-type="float" office:value="0.0149259486709441" calcext:value-type="float">
            <text:p>0.014925948670944</text:p>
          </table:table-cell>
          <table:table-cell table:formula="of:=[.E199]*1000" office:value-type="float" office:value="14.9259486709441" calcext:value-type="float">
            <text:p>14.9259486709441</text:p>
          </table:table-cell>
          <table:table-cell table:number-columns-repeated="1018"/>
        </table:table-row>
        <table:table-row table:style-name="ro1">
          <table:table-cell office:value-type="float" office:value="1475544752.305" calcext:value-type="float">
            <text:p>1475544752.305</text:p>
          </table:table-cell>
          <table:table-cell office:value-type="float" office:value="1.631645" calcext:value-type="float">
            <text:p>1.631645</text:p>
          </table:table-cell>
          <table:table-cell table:formula="of:=([.A200] / 86400) + 25569" office:value-type="date" office:date-value="2016-10-04T01:32:32.305" calcext:value-type="date">
            <text:p>2016-10-04 01:32:32.305</text:p>
          </table:table-cell>
          <table:table-cell table:formula="of:=[.C200]-(4/24)" office:value-type="time" office:time-value="PT1023525H32M32.305000182S" calcext:value-type="time">
            <text:p>21:32:32</text:p>
          </table:table-cell>
          <table:table-cell table:formula="of:=[.B200]/[.G$1]" office:value-type="float" office:value="0.0149554995417049" calcext:value-type="float">
            <text:p>0.014955499541705</text:p>
          </table:table-cell>
          <table:table-cell table:formula="of:=[.E200]*1000" office:value-type="float" office:value="14.9554995417049" calcext:value-type="float">
            <text:p>14.9554995417049</text:p>
          </table:table-cell>
          <table:table-cell table:number-columns-repeated="1018"/>
        </table:table-row>
        <table:table-row table:style-name="ro1">
          <table:table-cell office:value-type="float" office:value="1475544753.596" calcext:value-type="float">
            <text:p>1475544753.596</text:p>
          </table:table-cell>
          <table:table-cell office:value-type="float" office:value="1.633037" calcext:value-type="float">
            <text:p>1.633037</text:p>
          </table:table-cell>
          <table:table-cell table:formula="of:=([.A201] / 86400) + 25569" office:value-type="date" office:date-value="2016-10-04T01:32:33.596" calcext:value-type="date">
            <text:p>2016-10-04 01:32:33.596</text:p>
          </table:table-cell>
          <table:table-cell table:formula="of:=[.C201]-(4/24)" office:value-type="time" office:time-value="PT1023525H32M33.596000187S" calcext:value-type="time">
            <text:p>21:32:34</text:p>
          </table:table-cell>
          <table:table-cell table:formula="of:=[.B201]/[.G$1]" office:value-type="float" office:value="0.0149682584784601" calcext:value-type="float">
            <text:p>0.01496825847846</text:p>
          </table:table-cell>
          <table:table-cell table:formula="of:=[.E201]*1000" office:value-type="float" office:value="14.9682584784601" calcext:value-type="float">
            <text:p>14.9682584784601</text:p>
          </table:table-cell>
          <table:table-cell table:number-columns-repeated="1018"/>
        </table:table-row>
        <table:table-row table:style-name="ro1">
          <table:table-cell office:value-type="float" office:value="1475544754.888" calcext:value-type="float">
            <text:p>1475544754.888</text:p>
          </table:table-cell>
          <table:table-cell office:value-type="float" office:value="1.596051" calcext:value-type="float">
            <text:p>1.596051</text:p>
          </table:table-cell>
          <table:table-cell table:formula="of:=([.A202] / 86400) + 25569" office:value-type="date" office:date-value="2016-10-04T01:32:34.888" calcext:value-type="date">
            <text:p>2016-10-04 01:32:34.888</text:p>
          </table:table-cell>
          <table:table-cell table:formula="of:=[.C202]-(4/24)" office:value-type="time" office:time-value="PT1023525H32M34.888000153S" calcext:value-type="time">
            <text:p>21:32:35</text:p>
          </table:table-cell>
          <table:table-cell table:formula="of:=[.B202]/[.G$1]" office:value-type="float" office:value="0.014629248395967" calcext:value-type="float">
            <text:p>0.014629248395967</text:p>
          </table:table-cell>
          <table:table-cell table:formula="of:=[.E202]*1000" office:value-type="float" office:value="14.629248395967" calcext:value-type="float">
            <text:p>14.629248395967</text:p>
          </table:table-cell>
          <table:table-cell table:number-columns-repeated="1018"/>
        </table:table-row>
        <table:table-row table:style-name="ro1">
          <table:table-cell office:value-type="float" office:value="1475544756.469" calcext:value-type="float">
            <text:p>1475544756.469</text:p>
          </table:table-cell>
          <table:table-cell office:value-type="float" office:value="1.52589" calcext:value-type="float">
            <text:p>1.52589</text:p>
          </table:table-cell>
          <table:table-cell table:formula="of:=([.A203] / 86400) + 25569" office:value-type="date" office:date-value="2016-10-04T01:32:36.469" calcext:value-type="date">
            <text:p>2016-10-04 01:32:36.469</text:p>
          </table:table-cell>
          <table:table-cell table:formula="of:=[.C203]-(4/24)" office:value-type="time" office:time-value="PT1023525H32M36.469000597S" calcext:value-type="time">
            <text:p>21:32:36</text:p>
          </table:table-cell>
          <table:table-cell table:formula="of:=[.B203]/[.G$1]" office:value-type="float" office:value="0.0139861594867094" calcext:value-type="float">
            <text:p>0.01398615948671</text:p>
          </table:table-cell>
          <table:table-cell table:formula="of:=[.E203]*1000" office:value-type="float" office:value="13.9861594867094" calcext:value-type="float">
            <text:p>13.9861594867094</text:p>
          </table:table-cell>
          <table:table-cell table:number-columns-repeated="1018"/>
        </table:table-row>
        <table:table-row table:style-name="ro1">
          <table:table-cell office:value-type="float" office:value="1475544757.828" calcext:value-type="float">
            <text:p>1475544757.828</text:p>
          </table:table-cell>
          <table:table-cell office:value-type="float" office:value="1.50475" calcext:value-type="float">
            <text:p>1.50475</text:p>
          </table:table-cell>
          <table:table-cell table:formula="of:=([.A204] / 86400) + 25569" office:value-type="date" office:date-value="2016-10-04T01:32:37.828" calcext:value-type="date">
            <text:p>2016-10-04 01:32:37.828</text:p>
          </table:table-cell>
          <table:table-cell table:formula="of:=[.C204]-(4/24)" office:value-type="time" office:time-value="PT1023525H32M37.828000467S" calcext:value-type="time">
            <text:p>21:32:38</text:p>
          </table:table-cell>
          <table:table-cell table:formula="of:=[.B204]/[.G$1]" office:value-type="float" office:value="0.0137923923006416" calcext:value-type="float">
            <text:p>0.013792392300642</text:p>
          </table:table-cell>
          <table:table-cell table:formula="of:=[.E204]*1000" office:value-type="float" office:value="13.7923923006416" calcext:value-type="float">
            <text:p>13.7923923006416</text:p>
          </table:table-cell>
          <table:table-cell table:number-columns-repeated="1018"/>
        </table:table-row>
        <table:table-row table:style-name="ro1">
          <table:table-cell office:value-type="float" office:value="1475544759.15" calcext:value-type="float">
            <text:p>1475544759.15</text:p>
          </table:table-cell>
          <table:table-cell office:value-type="float" office:value="1.503174" calcext:value-type="float">
            <text:p>1.503174</text:p>
          </table:table-cell>
          <table:table-cell table:formula="of:=([.A205] / 86400) + 25569" office:value-type="date" office:date-value="2016-10-04T01:32:39.150001" calcext:value-type="date">
            <text:p>2016-10-04 01:32:39.150</text:p>
          </table:table-cell>
          <table:table-cell table:formula="of:=[.C205]-(4/24)" office:value-type="time" office:time-value="PT1023525H32M39.150000941S" calcext:value-type="time">
            <text:p>21:32:39</text:p>
          </table:table-cell>
          <table:table-cell table:formula="of:=[.B205]/[.G$1]" office:value-type="float" office:value="0.0137779468377635" calcext:value-type="float">
            <text:p>0.013777946837764</text:p>
          </table:table-cell>
          <table:table-cell table:formula="of:=[.E205]*1000" office:value-type="float" office:value="13.7779468377635" calcext:value-type="float">
            <text:p>13.7779468377635</text:p>
          </table:table-cell>
          <table:table-cell table:number-columns-repeated="1018"/>
        </table:table-row>
        <table:table-row table:style-name="ro1">
          <table:table-cell office:value-type="float" office:value="1475544760.442" calcext:value-type="float">
            <text:p>1475544760.442</text:p>
          </table:table-cell>
          <table:table-cell office:value-type="float" office:value="1.525853" calcext:value-type="float">
            <text:p>1.525853</text:p>
          </table:table-cell>
          <table:table-cell table:formula="of:=([.A206] / 86400) + 25569" office:value-type="date" office:date-value="2016-10-04T01:32:40.442" calcext:value-type="date">
            <text:p>2016-10-04 01:32:40.442</text:p>
          </table:table-cell>
          <table:table-cell table:formula="of:=[.C206]-(4/24)" office:value-type="time" office:time-value="PT1023525H32M40.442000069S" calcext:value-type="time">
            <text:p>21:32:40</text:p>
          </table:table-cell>
          <table:table-cell table:formula="of:=[.B206]/[.G$1]" office:value-type="float" office:value="0.0139858203483043" calcext:value-type="float">
            <text:p>0.013985820348304</text:p>
          </table:table-cell>
          <table:table-cell table:formula="of:=[.E206]*1000" office:value-type="float" office:value="13.9858203483043" calcext:value-type="float">
            <text:p>13.9858203483043</text:p>
          </table:table-cell>
          <table:table-cell table:number-columns-repeated="1018"/>
        </table:table-row>
        <table:table-row table:style-name="ro1">
          <table:table-cell office:value-type="float" office:value="1475544761.735" calcext:value-type="float">
            <text:p>1475544761.735</text:p>
          </table:table-cell>
          <table:table-cell office:value-type="float" office:value="1.578667" calcext:value-type="float">
            <text:p>1.578667</text:p>
          </table:table-cell>
          <table:table-cell table:formula="of:=([.A207] / 86400) + 25569" office:value-type="date" office:date-value="2016-10-04T01:32:41.735" calcext:value-type="date">
            <text:p>2016-10-04 01:32:41.735</text:p>
          </table:table-cell>
          <table:table-cell table:formula="of:=[.C207]-(4/24)" office:value-type="time" office:time-value="PT1023525H32M41.734999996S" calcext:value-type="time">
            <text:p>21:32:42</text:p>
          </table:table-cell>
          <table:table-cell table:formula="of:=[.B207]/[.G$1]" office:value-type="float" office:value="0.0144699083409716" calcext:value-type="float">
            <text:p>0.014469908340972</text:p>
          </table:table-cell>
          <table:table-cell table:formula="of:=[.E207]*1000" office:value-type="float" office:value="14.4699083409716" calcext:value-type="float">
            <text:p>14.4699083409716</text:p>
          </table:table-cell>
          <table:table-cell table:number-columns-repeated="1018"/>
        </table:table-row>
        <table:table-row table:style-name="ro1">
          <table:table-cell office:value-type="float" office:value="1475544763.026" calcext:value-type="float">
            <text:p>1475544763.026</text:p>
          </table:table-cell>
          <table:table-cell office:value-type="float" office:value="1.624354" calcext:value-type="float">
            <text:p>1.624354</text:p>
          </table:table-cell>
          <table:table-cell table:formula="of:=([.A208] / 86400) + 25569" office:value-type="date" office:date-value="2016-10-04T01:32:43.026" calcext:value-type="date">
            <text:p>2016-10-04 01:32:43.026</text:p>
          </table:table-cell>
          <table:table-cell table:formula="of:=[.C208]-(4/24)" office:value-type="time" office:time-value="PT1023525H32M43.026000839S" calcext:value-type="time">
            <text:p>21:32:43</text:p>
          </table:table-cell>
          <table:table-cell table:formula="of:=[.B208]/[.G$1]" office:value-type="float" office:value="0.014888670944088" calcext:value-type="float">
            <text:p>0.014888670944088</text:p>
          </table:table-cell>
          <table:table-cell table:formula="of:=[.E208]*1000" office:value-type="float" office:value="14.888670944088" calcext:value-type="float">
            <text:p>14.888670944088</text:p>
          </table:table-cell>
          <table:table-cell table:number-columns-repeated="1018"/>
        </table:table-row>
        <table:table-row table:style-name="ro1">
          <table:table-cell office:value-type="float" office:value="1475544764.318" calcext:value-type="float">
            <text:p>1475544764.318</text:p>
          </table:table-cell>
          <table:table-cell office:value-type="float" office:value="1.622559" calcext:value-type="float">
            <text:p>1.622559</text:p>
          </table:table-cell>
          <table:table-cell table:formula="of:=([.A209] / 86400) + 25569" office:value-type="date" office:date-value="2016-10-04T01:32:44.318" calcext:value-type="date">
            <text:p>2016-10-04 01:32:44.318</text:p>
          </table:table-cell>
          <table:table-cell table:formula="of:=[.C209]-(4/24)" office:value-type="time" office:time-value="PT1023525H32M44.318000386S" calcext:value-type="time">
            <text:p>21:32:44</text:p>
          </table:table-cell>
          <table:table-cell table:formula="of:=[.B209]/[.G$1]" office:value-type="float" office:value="0.0148722181484876" calcext:value-type="float">
            <text:p>0.014872218148488</text:p>
          </table:table-cell>
          <table:table-cell table:formula="of:=[.E209]*1000" office:value-type="float" office:value="14.8722181484876" calcext:value-type="float">
            <text:p>14.8722181484876</text:p>
          </table:table-cell>
          <table:table-cell table:number-columns-repeated="1018"/>
        </table:table-row>
        <table:table-row table:style-name="ro1">
          <table:table-cell office:value-type="float" office:value="1475544765.905" calcext:value-type="float">
            <text:p>1475544765.905</text:p>
          </table:table-cell>
          <table:table-cell office:value-type="float" office:value="1.626003" calcext:value-type="float">
            <text:p>1.626003</text:p>
          </table:table-cell>
          <table:table-cell table:formula="of:=([.A210] / 86400) + 25569" office:value-type="date" office:date-value="2016-10-04T01:32:45.905" calcext:value-type="date">
            <text:p>2016-10-04 01:32:45.905</text:p>
          </table:table-cell>
          <table:table-cell table:formula="of:=[.C210]-(4/24)" office:value-type="time" office:time-value="PT1023525H32M45.905000176S" calcext:value-type="time">
            <text:p>21:32:46</text:p>
          </table:table-cell>
          <table:table-cell table:formula="of:=[.B210]/[.G$1]" office:value-type="float" office:value="0.0149037855178735" calcext:value-type="float">
            <text:p>0.014903785517874</text:p>
          </table:table-cell>
          <table:table-cell table:formula="of:=[.E210]*1000" office:value-type="float" office:value="14.9037855178735" calcext:value-type="float">
            <text:p>14.9037855178735</text:p>
          </table:table-cell>
          <table:table-cell table:number-columns-repeated="1018"/>
        </table:table-row>
        <table:table-row table:style-name="ro1">
          <table:table-cell office:value-type="float" office:value="1475544767.195" calcext:value-type="float">
            <text:p>1475544767.195</text:p>
          </table:table-cell>
          <table:table-cell office:value-type="float" office:value="1.678889" calcext:value-type="float">
            <text:p>1.678889</text:p>
          </table:table-cell>
          <table:table-cell table:formula="of:=([.A211] / 86400) + 25569" office:value-type="date" office:date-value="2016-10-04T01:32:47.195" calcext:value-type="date">
            <text:p>2016-10-04 01:32:47.195</text:p>
          </table:table-cell>
          <table:table-cell table:formula="of:=[.C211]-(4/24)" office:value-type="time" office:time-value="PT1023525H32M47.19500022S" calcext:value-type="time">
            <text:p>21:32:47</text:p>
          </table:table-cell>
          <table:table-cell table:formula="of:=[.B211]/[.G$1]" office:value-type="float" office:value="0.0153885334555454" calcext:value-type="float">
            <text:p>0.015388533455545</text:p>
          </table:table-cell>
          <table:table-cell table:formula="of:=[.E211]*1000" office:value-type="float" office:value="15.3885334555454" calcext:value-type="float">
            <text:p>15.3885334555454</text:p>
          </table:table-cell>
          <table:table-cell table:number-columns-repeated="1018"/>
        </table:table-row>
        <table:table-row table:style-name="ro1">
          <table:table-cell office:value-type="float" office:value="1475544768.551" calcext:value-type="float">
            <text:p>1475544768.551</text:p>
          </table:table-cell>
          <table:table-cell office:value-type="float" office:value="1.735898" calcext:value-type="float">
            <text:p>1.735898</text:p>
          </table:table-cell>
          <table:table-cell table:formula="of:=([.A212] / 86400) + 25569" office:value-type="date" office:date-value="2016-10-04T01:32:48.551" calcext:value-type="date">
            <text:p>2016-10-04 01:32:48.551</text:p>
          </table:table-cell>
          <table:table-cell table:formula="of:=[.C212]-(4/24)" office:value-type="time" office:time-value="PT1023525H32M48.551000208S" calcext:value-type="time">
            <text:p>21:32:49</text:p>
          </table:table-cell>
          <table:table-cell table:formula="of:=[.B212]/[.G$1]" office:value-type="float" office:value="0.0159110724106324" calcext:value-type="float">
            <text:p>0.015911072410633</text:p>
          </table:table-cell>
          <table:table-cell table:formula="of:=[.E212]*1000" office:value-type="float" office:value="15.9110724106324" calcext:value-type="float">
            <text:p>15.9110724106324</text:p>
          </table:table-cell>
          <table:table-cell table:number-columns-repeated="1018"/>
        </table:table-row>
        <table:table-row table:style-name="ro1">
          <table:table-cell office:value-type="float" office:value="1475544769.878" calcext:value-type="float">
            <text:p>1475544769.878</text:p>
          </table:table-cell>
          <table:table-cell office:value-type="float" office:value="1.745662" calcext:value-type="float">
            <text:p>1.745662</text:p>
          </table:table-cell>
          <table:table-cell table:formula="of:=([.A213] / 86400) + 25569" office:value-type="date" office:date-value="2016-10-04T01:32:49.878" calcext:value-type="date">
            <text:p>2016-10-04 01:32:49.878</text:p>
          </table:table-cell>
          <table:table-cell table:formula="of:=[.C213]-(4/24)" office:value-type="time" office:time-value="PT1023525H32M49.878000487S" calcext:value-type="time">
            <text:p>21:32:50</text:p>
          </table:table-cell>
          <table:table-cell table:formula="of:=[.B213]/[.G$1]" office:value-type="float" office:value="0.0160005682859762" calcext:value-type="float">
            <text:p>0.016000568285976</text:p>
          </table:table-cell>
          <table:table-cell table:formula="of:=[.E213]*1000" office:value-type="float" office:value="16.0005682859762" calcext:value-type="float">
            <text:p>16.0005682859762</text:p>
          </table:table-cell>
          <table:table-cell table:number-columns-repeated="1018"/>
        </table:table-row>
        <table:table-row table:style-name="ro1">
          <table:table-cell office:value-type="float" office:value="1475544771.168" calcext:value-type="float">
            <text:p>1475544771.168</text:p>
          </table:table-cell>
          <table:table-cell office:value-type="float" office:value="1.748007" calcext:value-type="float">
            <text:p>1.748007</text:p>
          </table:table-cell>
          <table:table-cell table:formula="of:=([.A214] / 86400) + 25569" office:value-type="date" office:date-value="2016-10-04T01:32:51.168" calcext:value-type="date">
            <text:p>2016-10-04 01:32:51.168</text:p>
          </table:table-cell>
          <table:table-cell table:formula="of:=[.C214]-(4/24)" office:value-type="time" office:time-value="PT1023525H32M51.16800053S" calcext:value-type="time">
            <text:p>21:32:51</text:p>
          </table:table-cell>
          <table:table-cell table:formula="of:=[.B214]/[.G$1]" office:value-type="float" office:value="0.0160220623281393" calcext:value-type="float">
            <text:p>0.016022062328139</text:p>
          </table:table-cell>
          <table:table-cell table:formula="of:=[.E214]*1000" office:value-type="float" office:value="16.0220623281393" calcext:value-type="float">
            <text:p>16.0220623281393</text:p>
          </table:table-cell>
          <table:table-cell table:number-columns-repeated="1018"/>
        </table:table-row>
        <table:table-row table:style-name="ro1">
          <table:table-cell office:value-type="float" office:value="1475544772.461" calcext:value-type="float">
            <text:p>1475544772.461</text:p>
          </table:table-cell>
          <table:table-cell office:value-type="float" office:value="1.670646" calcext:value-type="float">
            <text:p>1.670646</text:p>
          </table:table-cell>
          <table:table-cell table:formula="of:=([.A215] / 86400) + 25569" office:value-type="date" office:date-value="2016-10-04T01:32:52.461" calcext:value-type="date">
            <text:p>2016-10-04 01:32:52.461</text:p>
          </table:table-cell>
          <table:table-cell table:formula="of:=[.C215]-(4/24)" office:value-type="time" office:time-value="PT1023525H32M52.461000457S" calcext:value-type="time">
            <text:p>21:32:52</text:p>
          </table:table-cell>
          <table:table-cell table:formula="of:=[.B215]/[.G$1]" office:value-type="float" office:value="0.0153129789184235" calcext:value-type="float">
            <text:p>0.015312978918424</text:p>
          </table:table-cell>
          <table:table-cell table:formula="of:=[.E215]*1000" office:value-type="float" office:value="15.3129789184235" calcext:value-type="float">
            <text:p>15.3129789184235</text:p>
          </table:table-cell>
          <table:table-cell table:number-columns-repeated="1018"/>
        </table:table-row>
        <table:table-row table:style-name="ro1">
          <table:table-cell office:value-type="float" office:value="1475544773.753" calcext:value-type="float">
            <text:p>1475544773.753</text:p>
          </table:table-cell>
          <table:table-cell office:value-type="float" office:value="1.504145" calcext:value-type="float">
            <text:p>1.504145</text:p>
          </table:table-cell>
          <table:table-cell table:formula="of:=([.A216] / 86400) + 25569" office:value-type="date" office:date-value="2016-10-04T01:32:53.753" calcext:value-type="date">
            <text:p>2016-10-04 01:32:53.753</text:p>
          </table:table-cell>
          <table:table-cell table:formula="of:=[.C216]-(4/24)" office:value-type="time" office:time-value="PT1023525H32M53.753000423S" calcext:value-type="time">
            <text:p>21:32:54</text:p>
          </table:table-cell>
          <table:table-cell table:formula="of:=[.B216]/[.G$1]" office:value-type="float" office:value="0.0137868469294225" calcext:value-type="float">
            <text:p>0.013786846929423</text:p>
          </table:table-cell>
          <table:table-cell table:formula="of:=[.E216]*1000" office:value-type="float" office:value="13.7868469294226" calcext:value-type="float">
            <text:p>13.7868469294226</text:p>
          </table:table-cell>
          <table:table-cell table:number-columns-repeated="1018"/>
        </table:table-row>
        <table:table-row table:style-name="ro1">
          <table:table-cell office:value-type="float" office:value="1475544775.046" calcext:value-type="float">
            <text:p>1475544775.046</text:p>
          </table:table-cell>
          <table:table-cell office:value-type="float" office:value="1.365197" calcext:value-type="float">
            <text:p>1.365197</text:p>
          </table:table-cell>
          <table:table-cell table:formula="of:=([.A217] / 86400) + 25569" office:value-type="date" office:date-value="2016-10-04T01:32:55.046" calcext:value-type="date">
            <text:p>2016-10-04 01:32:55.046</text:p>
          </table:table-cell>
          <table:table-cell table:formula="of:=[.C217]-(4/24)" office:value-type="time" office:time-value="PT1023525H32M55.04600035S" calcext:value-type="time">
            <text:p>21:32:55</text:p>
          </table:table-cell>
          <table:table-cell table:formula="of:=[.B217]/[.G$1]" office:value-type="float" office:value="0.0125132630614116" calcext:value-type="float">
            <text:p>0.012513263061412</text:p>
          </table:table-cell>
          <table:table-cell table:formula="of:=[.E217]*1000" office:value-type="float" office:value="12.5132630614116" calcext:value-type="float">
            <text:p>12.5132630614116</text:p>
          </table:table-cell>
          <table:table-cell table:number-columns-repeated="1018"/>
        </table:table-row>
        <table:table-row table:style-name="ro1">
          <table:table-cell office:value-type="float" office:value="1475544776.623" calcext:value-type="float">
            <text:p>1475544776.623</text:p>
          </table:table-cell>
          <table:table-cell office:value-type="float" office:value="1.365856" calcext:value-type="float">
            <text:p>1.365856</text:p>
          </table:table-cell>
          <table:table-cell table:formula="of:=([.A218] / 86400) + 25569" office:value-type="date" office:date-value="2016-10-04T01:32:56.623" calcext:value-type="date">
            <text:p>2016-10-04 01:32:56.623</text:p>
          </table:table-cell>
          <table:table-cell table:formula="of:=[.C218]-(4/24)" office:value-type="time" office:time-value="PT1023525H32M56.623000111S" calcext:value-type="time">
            <text:p>21:32:57</text:p>
          </table:table-cell>
          <table:table-cell table:formula="of:=[.B218]/[.G$1]" office:value-type="float" office:value="0.0125193033913841" calcext:value-type="float">
            <text:p>0.012519303391384</text:p>
          </table:table-cell>
          <table:table-cell table:formula="of:=[.E218]*1000" office:value-type="float" office:value="12.5193033913841" calcext:value-type="float">
            <text:p>12.5193033913841</text:p>
          </table:table-cell>
          <table:table-cell table:number-columns-repeated="1018"/>
        </table:table-row>
        <table:table-row table:style-name="ro1">
          <table:table-cell office:value-type="float" office:value="1475544777.978" calcext:value-type="float">
            <text:p>1475544777.978</text:p>
          </table:table-cell>
          <table:table-cell office:value-type="float" office:value="1.35851" calcext:value-type="float">
            <text:p>1.35851</text:p>
          </table:table-cell>
          <table:table-cell table:formula="of:=([.A219] / 86400) + 25569" office:value-type="date" office:date-value="2016-10-04T01:32:57.978" calcext:value-type="date">
            <text:p>2016-10-04 01:32:57.978</text:p>
          </table:table-cell>
          <table:table-cell table:formula="of:=[.C219]-(4/24)" office:value-type="time" office:time-value="PT1023525H32M57.978000138S" calcext:value-type="time">
            <text:p>21:32:58</text:p>
          </table:table-cell>
          <table:table-cell table:formula="of:=[.B219]/[.G$1]" office:value-type="float" office:value="0.0124519706691109" calcext:value-type="float">
            <text:p>0.012451970669111</text:p>
          </table:table-cell>
          <table:table-cell table:formula="of:=[.E219]*1000" office:value-type="float" office:value="12.4519706691109" calcext:value-type="float">
            <text:p>12.4519706691109</text:p>
          </table:table-cell>
          <table:table-cell table:number-columns-repeated="1018"/>
        </table:table-row>
        <table:table-row table:style-name="ro1">
          <table:table-cell office:value-type="float" office:value="1475544779.301" calcext:value-type="float">
            <text:p>1475544779.301</text:p>
          </table:table-cell>
          <table:table-cell office:value-type="float" office:value="1.281406" calcext:value-type="float">
            <text:p>1.281406</text:p>
          </table:table-cell>
          <table:table-cell table:formula="of:=([.A220] / 86400) + 25569" office:value-type="date" office:date-value="2016-10-04T01:32:59.301" calcext:value-type="date">
            <text:p>2016-10-04 01:32:59.301</text:p>
          </table:table-cell>
          <table:table-cell table:formula="of:=[.C220]-(4/24)" office:value-type="time" office:time-value="PT1023525H32M59.301000573S" calcext:value-type="time">
            <text:p>21:32:59</text:p>
          </table:table-cell>
          <table:table-cell table:formula="of:=[.B220]/[.G$1]" office:value-type="float" office:value="0.0117452428964253" calcext:value-type="float">
            <text:p>0.011745242896425</text:p>
          </table:table-cell>
          <table:table-cell table:formula="of:=[.E220]*1000" office:value-type="float" office:value="11.7452428964253" calcext:value-type="float">
            <text:p>11.7452428964253</text:p>
          </table:table-cell>
          <table:table-cell table:number-columns-repeated="1018"/>
        </table:table-row>
        <table:table-row table:style-name="ro1">
          <table:table-cell office:value-type="float" office:value="1475544780.593" calcext:value-type="float">
            <text:p>1475544780.593</text:p>
          </table:table-cell>
          <table:table-cell office:value-type="float" office:value="1.214908" calcext:value-type="float">
            <text:p>1.214908</text:p>
          </table:table-cell>
          <table:table-cell table:formula="of:=([.A221] / 86400) + 25569" office:value-type="date" office:date-value="2016-10-04T01:33:00.593" calcext:value-type="date">
            <text:p>2016-10-04 01:33:00.593</text:p>
          </table:table-cell>
          <table:table-cell table:formula="of:=[.C221]-(4/24)" office:value-type="time" office:time-value="PT1023525H33M00.59300012S" calcext:value-type="time">
            <text:p>21:33:01</text:p>
          </table:table-cell>
          <table:table-cell table:formula="of:=[.B221]/[.G$1]" office:value-type="float" office:value="0.0111357286892759" calcext:value-type="float">
            <text:p>0.011135728689276</text:p>
          </table:table-cell>
          <table:table-cell table:formula="of:=[.E221]*1000" office:value-type="float" office:value="11.1357286892759" calcext:value-type="float">
            <text:p>11.1357286892759</text:p>
          </table:table-cell>
          <table:table-cell table:number-columns-repeated="1018"/>
        </table:table-row>
        <table:table-row table:style-name="ro1">
          <table:table-cell office:value-type="float" office:value="1475544781.885" calcext:value-type="float">
            <text:p>1475544781.885</text:p>
          </table:table-cell>
          <table:table-cell office:value-type="float" office:value="1.208314" calcext:value-type="float">
            <text:p>1.208314</text:p>
          </table:table-cell>
          <table:table-cell table:formula="of:=([.A222] / 86400) + 25569" office:value-type="date" office:date-value="2016-10-04T01:33:01.885" calcext:value-type="date">
            <text:p>2016-10-04 01:33:01.885</text:p>
          </table:table-cell>
          <table:table-cell table:formula="of:=[.C222]-(4/24)" office:value-type="time" office:time-value="PT1023525H33M01.884999666S" calcext:value-type="time">
            <text:p>21:33:02</text:p>
          </table:table-cell>
          <table:table-cell table:formula="of:=[.B222]/[.G$1]" office:value-type="float" office:value="0.0110752887259395" calcext:value-type="float">
            <text:p>0.01107528872594</text:p>
          </table:table-cell>
          <table:table-cell table:formula="of:=[.E222]*1000" office:value-type="float" office:value="11.0752887259395" calcext:value-type="float">
            <text:p>11.0752887259395</text:p>
          </table:table-cell>
          <table:table-cell table:number-columns-repeated="1018"/>
        </table:table-row>
        <table:table-row table:style-name="ro1">
          <table:table-cell office:value-type="float" office:value="1475544783.175" calcext:value-type="float">
            <text:p>1475544783.175</text:p>
          </table:table-cell>
          <table:table-cell office:value-type="float" office:value="1.206921" calcext:value-type="float">
            <text:p>1.206921</text:p>
          </table:table-cell>
          <table:table-cell table:formula="of:=([.A223] / 86400) + 25569" office:value-type="date" office:date-value="2016-10-04T01:33:03.175" calcext:value-type="date">
            <text:p>2016-10-04 01:33:03.175</text:p>
          </table:table-cell>
          <table:table-cell table:formula="of:=[.C223]-(4/24)" office:value-type="time" office:time-value="PT1023525H33M03.17499971S" calcext:value-type="time">
            <text:p>21:33:03</text:p>
          </table:table-cell>
          <table:table-cell table:formula="of:=[.B223]/[.G$1]" office:value-type="float" office:value="0.0110625206232814" calcext:value-type="float">
            <text:p>0.011062520623281</text:p>
          </table:table-cell>
          <table:table-cell table:formula="of:=[.E223]*1000" office:value-type="float" office:value="11.0625206232814" calcext:value-type="float">
            <text:p>11.0625206232814</text:p>
          </table:table-cell>
          <table:table-cell table:number-columns-repeated="1018"/>
        </table:table-row>
        <table:table-row table:style-name="ro1">
          <table:table-cell office:value-type="float" office:value="1475544784.466" calcext:value-type="float">
            <text:p>1475544784.466</text:p>
          </table:table-cell>
          <table:table-cell office:value-type="float" office:value="1.216685" calcext:value-type="float">
            <text:p>1.216685</text:p>
          </table:table-cell>
          <table:table-cell table:formula="of:=([.A224] / 86400) + 25569" office:value-type="date" office:date-value="2016-10-04T01:33:04.466" calcext:value-type="date">
            <text:p>2016-10-04 01:33:04.466</text:p>
          </table:table-cell>
          <table:table-cell table:formula="of:=[.C224]-(4/24)" office:value-type="time" office:time-value="PT1023525H33M04.466000134S" calcext:value-type="time">
            <text:p>21:33:04</text:p>
          </table:table-cell>
          <table:table-cell table:formula="of:=[.B224]/[.G$1]" office:value-type="float" office:value="0.0111520164986251" calcext:value-type="float">
            <text:p>0.011152016498625</text:p>
          </table:table-cell>
          <table:table-cell table:formula="of:=[.E224]*1000" office:value-type="float" office:value="11.1520164986251" calcext:value-type="float">
            <text:p>11.1520164986251</text:p>
          </table:table-cell>
          <table:table-cell table:number-columns-repeated="1018"/>
        </table:table-row>
        <table:table-row table:style-name="ro1">
          <table:table-cell office:value-type="float" office:value="1475544786.035" calcext:value-type="float">
            <text:p>1475544786.035</text:p>
          </table:table-cell>
          <table:table-cell office:value-type="float" office:value="1.241434" calcext:value-type="float">
            <text:p>1.241434</text:p>
          </table:table-cell>
          <table:table-cell table:formula="of:=([.A225] / 86400) + 25569" office:value-type="date" office:date-value="2016-10-04T01:33:06.035" calcext:value-type="date">
            <text:p>2016-10-04 01:33:06.035</text:p>
          </table:table-cell>
          <table:table-cell table:formula="of:=[.C225]-(4/24)" office:value-type="time" office:time-value="PT1023525H33M06.034999788S" calcext:value-type="time">
            <text:p>21:33:06</text:p>
          </table:table-cell>
          <table:table-cell table:formula="of:=[.B225]/[.G$1]" office:value-type="float" office:value="0.0113788634280477" calcext:value-type="float">
            <text:p>0.011378863428048</text:p>
          </table:table-cell>
          <table:table-cell table:formula="of:=[.E225]*1000" office:value-type="float" office:value="11.3788634280477" calcext:value-type="float">
            <text:p>11.3788634280477</text:p>
          </table:table-cell>
          <table:table-cell table:number-columns-repeated="1018"/>
        </table:table-row>
        <table:table-row table:style-name="ro1">
          <table:table-cell office:value-type="float" office:value="1475544787.395" calcext:value-type="float">
            <text:p>1475544787.395</text:p>
          </table:table-cell>
          <table:table-cell office:value-type="float" office:value="1.24726" calcext:value-type="float">
            <text:p>1.24726</text:p>
          </table:table-cell>
          <table:table-cell table:formula="of:=([.A226] / 86400) + 25569" office:value-type="date" office:date-value="2016-10-04T01:33:07.395" calcext:value-type="date">
            <text:p>2016-10-04 01:33:07.395</text:p>
          </table:table-cell>
          <table:table-cell table:formula="of:=[.C226]-(4/24)" office:value-type="time" office:time-value="PT1023525H33M07.395000039S" calcext:value-type="time">
            <text:p>21:33:07</text:p>
          </table:table-cell>
          <table:table-cell table:formula="of:=[.B226]/[.G$1]" office:value-type="float" office:value="0.0114322639780018" calcext:value-type="float">
            <text:p>0.011432263978002</text:p>
          </table:table-cell>
          <table:table-cell table:formula="of:=[.E226]*1000" office:value-type="float" office:value="11.4322639780018" calcext:value-type="float">
            <text:p>11.4322639780018</text:p>
          </table:table-cell>
          <table:table-cell table:number-columns-repeated="1018"/>
        </table:table-row>
        <table:table-row table:style-name="ro1">
          <table:table-cell office:value-type="float" office:value="1475544788.715" calcext:value-type="float">
            <text:p>1475544788.715</text:p>
          </table:table-cell>
          <table:table-cell office:value-type="float" office:value="1.242662" calcext:value-type="float">
            <text:p>1.242662</text:p>
          </table:table-cell>
          <table:table-cell table:formula="of:=([.A227] / 86400) + 25569" office:value-type="date" office:date-value="2016-10-04T01:33:08.715" calcext:value-type="date">
            <text:p>2016-10-04 01:33:08.715</text:p>
          </table:table-cell>
          <table:table-cell table:formula="of:=[.C227]-(4/24)" office:value-type="time" office:time-value="PT1023525H33M08.715000171S" calcext:value-type="time">
            <text:p>21:33:09</text:p>
          </table:table-cell>
          <table:table-cell table:formula="of:=[.B227]/[.G$1]" office:value-type="float" office:value="0.0113901191567369" calcext:value-type="float">
            <text:p>0.011390119156737</text:p>
          </table:table-cell>
          <table:table-cell table:formula="of:=[.E227]*1000" office:value-type="float" office:value="11.3901191567369" calcext:value-type="float">
            <text:p>11.3901191567369</text:p>
          </table:table-cell>
          <table:table-cell table:number-columns-repeated="1018"/>
        </table:table-row>
        <table:table-row table:style-name="ro1">
          <table:table-cell office:value-type="float" office:value="1475544790.005" calcext:value-type="float">
            <text:p>1475544790.005</text:p>
          </table:table-cell>
          <table:table-cell office:value-type="float" office:value="1.335245" calcext:value-type="float">
            <text:p>1.335245</text:p>
          </table:table-cell>
          <table:table-cell table:formula="of:=([.A228] / 86400) + 25569" office:value-type="date" office:date-value="2016-10-04T01:33:10.005" calcext:value-type="date">
            <text:p>2016-10-04 01:33:10.005</text:p>
          </table:table-cell>
          <table:table-cell table:formula="of:=[.C228]-(4/24)" office:value-type="time" office:time-value="PT1023525H33M10.005000215S" calcext:value-type="time">
            <text:p>21:33:10</text:p>
          </table:table-cell>
          <table:table-cell table:formula="of:=[.B228]/[.G$1]" office:value-type="float" office:value="0.012238725939505" calcext:value-type="float">
            <text:p>0.012238725939505</text:p>
          </table:table-cell>
          <table:table-cell table:formula="of:=[.E228]*1000" office:value-type="float" office:value="12.238725939505" calcext:value-type="float">
            <text:p>12.238725939505</text:p>
          </table:table-cell>
          <table:table-cell table:number-columns-repeated="1018"/>
        </table:table-row>
        <table:table-row table:style-name="ro1">
          <table:table-cell office:value-type="float" office:value="1475544791.298" calcext:value-type="float">
            <text:p>1475544791.298</text:p>
          </table:table-cell>
          <table:table-cell office:value-type="float" office:value="1.507864" calcext:value-type="float">
            <text:p>1.507864</text:p>
          </table:table-cell>
          <table:table-cell table:formula="of:=([.A229] / 86400) + 25569" office:value-type="date" office:date-value="2016-10-04T01:33:11.298001" calcext:value-type="date">
            <text:p>2016-10-04 01:33:11.298</text:p>
          </table:table-cell>
          <table:table-cell table:formula="of:=[.C229]-(4/24)" office:value-type="time" office:time-value="PT1023525H33M11.29800098S" calcext:value-type="time">
            <text:p>21:33:11</text:p>
          </table:table-cell>
          <table:table-cell table:formula="of:=[.B229]/[.G$1]" office:value-type="float" office:value="0.0138209349220898" calcext:value-type="float">
            <text:p>0.01382093492209</text:p>
          </table:table-cell>
          <table:table-cell table:formula="of:=[.E229]*1000" office:value-type="float" office:value="13.8209349220898" calcext:value-type="float">
            <text:p>13.8209349220898</text:p>
          </table:table-cell>
          <table:table-cell table:number-columns-repeated="1018"/>
        </table:table-row>
        <table:table-row table:style-name="ro1">
          <table:table-cell office:value-type="float" office:value="1475544792.59" calcext:value-type="float">
            <text:p>1475544792.59</text:p>
          </table:table-cell>
          <table:table-cell office:value-type="float" office:value="1.633001" calcext:value-type="float">
            <text:p>1.633001</text:p>
          </table:table-cell>
          <table:table-cell table:formula="of:=([.A230] / 86400) + 25569" office:value-type="date" office:date-value="2016-10-04T01:33:12.59" calcext:value-type="date">
            <text:p>2016-10-04 01:33:12.590</text:p>
          </table:table-cell>
          <table:table-cell table:formula="of:=[.C230]-(4/24)" office:value-type="time" office:time-value="PT1023525H33M12.590000108S" calcext:value-type="time">
            <text:p>21:33:13</text:p>
          </table:table-cell>
          <table:table-cell table:formula="of:=[.B230]/[.G$1]" office:value-type="float" office:value="0.0149679285059578" calcext:value-type="float">
            <text:p>0.014967928505958</text:p>
          </table:table-cell>
          <table:table-cell table:formula="of:=[.E230]*1000" office:value-type="float" office:value="14.9679285059578" calcext:value-type="float">
            <text:p>14.9679285059578</text:p>
          </table:table-cell>
          <table:table-cell table:number-columns-repeated="1018"/>
        </table:table-row>
        <table:table-row table:style-name="ro1">
          <table:table-cell office:value-type="float" office:value="1475544793.878" calcext:value-type="float">
            <text:p>1475544793.878</text:p>
          </table:table-cell>
          <table:table-cell office:value-type="float" office:value="1.632121" calcext:value-type="float">
            <text:p>1.632121</text:p>
          </table:table-cell>
          <table:table-cell table:formula="of:=([.A231] / 86400) + 25569" office:value-type="date" office:date-value="2016-10-04T01:33:13.878" calcext:value-type="date">
            <text:p>2016-10-04 01:33:13.878</text:p>
          </table:table-cell>
          <table:table-cell table:formula="of:=[.C231]-(4/24)" office:value-type="time" office:time-value="PT1023525H33M13.87800023S" calcext:value-type="time">
            <text:p>21:33:14</text:p>
          </table:table-cell>
          <table:table-cell table:formula="of:=[.B231]/[.G$1]" office:value-type="float" office:value="0.0149598625114574" calcext:value-type="float">
            <text:p>0.014959862511457</text:p>
          </table:table-cell>
          <table:table-cell table:formula="of:=[.E231]*1000" office:value-type="float" office:value="14.9598625114574" calcext:value-type="float">
            <text:p>14.9598625114574</text:p>
          </table:table-cell>
          <table:table-cell table:number-columns-repeated="1018"/>
        </table:table-row>
        <table:table-row table:style-name="ro1">
          <table:table-cell office:value-type="float" office:value="1475544795.17" calcext:value-type="float">
            <text:p>1475544795.17</text:p>
          </table:table-cell>
          <table:table-cell office:value-type="float" office:value="1.632414" calcext:value-type="float">
            <text:p>1.632414</text:p>
          </table:table-cell>
          <table:table-cell table:formula="of:=([.A232] / 86400) + 25569" office:value-type="date" office:date-value="2016-10-04T01:33:15.17" calcext:value-type="date">
            <text:p>2016-10-04 01:33:15.170</text:p>
          </table:table-cell>
          <table:table-cell table:formula="of:=[.C232]-(4/24)" office:value-type="time" office:time-value="PT1023525H33M15.170000196S" calcext:value-type="time">
            <text:p>21:33:15</text:p>
          </table:table-cell>
          <table:table-cell table:formula="of:=[.B232]/[.G$1]" office:value-type="float" office:value="0.0149625481209899" calcext:value-type="float">
            <text:p>0.01496254812099</text:p>
          </table:table-cell>
          <table:table-cell table:formula="of:=[.E232]*1000" office:value-type="float" office:value="14.9625481209899" calcext:value-type="float">
            <text:p>14.9625481209899</text:p>
          </table:table-cell>
          <table:table-cell table:number-columns-repeated="1018"/>
        </table:table-row>
        <table:table-row table:style-name="ro1">
          <table:table-cell office:value-type="float" office:value="1475544796.773" calcext:value-type="float">
            <text:p>1475544796.773</text:p>
          </table:table-cell>
          <table:table-cell office:value-type="float" office:value="1.568811" calcext:value-type="float">
            <text:p>1.568811</text:p>
          </table:table-cell>
          <table:table-cell table:formula="of:=([.A233] / 86400) + 25569" office:value-type="date" office:date-value="2016-10-04T01:33:16.773" calcext:value-type="date">
            <text:p>2016-10-04 01:33:16.773</text:p>
          </table:table-cell>
          <table:table-cell table:formula="of:=[.C233]-(4/24)" office:value-type="time" office:time-value="PT1023525H33M16.772999782S" calcext:value-type="time">
            <text:p>21:33:17</text:p>
          </table:table-cell>
          <table:table-cell table:formula="of:=[.B233]/[.G$1]" office:value-type="float" office:value="0.0143795692025665" calcext:value-type="float">
            <text:p>0.014379569202567</text:p>
          </table:table-cell>
          <table:table-cell table:formula="of:=[.E233]*1000" office:value-type="float" office:value="14.3795692025665" calcext:value-type="float">
            <text:p>14.3795692025665</text:p>
          </table:table-cell>
          <table:table-cell table:number-columns-repeated="1018"/>
        </table:table-row>
        <table:table-row table:style-name="ro1">
          <table:table-cell office:value-type="float" office:value="1475544798.132" calcext:value-type="float">
            <text:p>1475544798.132</text:p>
          </table:table-cell>
          <table:table-cell office:value-type="float" office:value="1.510246" calcext:value-type="float">
            <text:p>1.510246</text:p>
          </table:table-cell>
          <table:table-cell table:formula="of:=([.A234] / 86400) + 25569" office:value-type="date" office:date-value="2016-10-04T01:33:18.132" calcext:value-type="date">
            <text:p>2016-10-04 01:33:18.132</text:p>
          </table:table-cell>
          <table:table-cell table:formula="of:=[.C234]-(4/24)" office:value-type="time" office:time-value="PT1023525H33M18.131999653S" calcext:value-type="time">
            <text:p>21:33:18</text:p>
          </table:table-cell>
          <table:table-cell table:formula="of:=[.B234]/[.G$1]" office:value-type="float" office:value="0.0138427681026581" calcext:value-type="float">
            <text:p>0.013842768102658</text:p>
          </table:table-cell>
          <table:table-cell table:formula="of:=[.E234]*1000" office:value-type="float" office:value="13.8427681026581" calcext:value-type="float">
            <text:p>13.8427681026581</text:p>
          </table:table-cell>
          <table:table-cell table:number-columns-repeated="1018"/>
        </table:table-row>
        <table:table-row table:style-name="ro1">
          <table:table-cell office:value-type="float" office:value="1475544799.455" calcext:value-type="float">
            <text:p>1475544799.455</text:p>
          </table:table-cell>
          <table:table-cell office:value-type="float" office:value="1.50442" calcext:value-type="float">
            <text:p>1.50442</text:p>
          </table:table-cell>
          <table:table-cell table:formula="of:=([.A235] / 86400) + 25569" office:value-type="date" office:date-value="2016-10-04T01:33:19.455" calcext:value-type="date">
            <text:p>2016-10-04 01:33:19.455</text:p>
          </table:table-cell>
          <table:table-cell table:formula="of:=[.C235]-(4/24)" office:value-type="time" office:time-value="PT1023525H33M19.455000088S" calcext:value-type="time">
            <text:p>21:33:19</text:p>
          </table:table-cell>
          <table:table-cell table:formula="of:=[.B235]/[.G$1]" office:value-type="float" office:value="0.0137893675527039" calcext:value-type="float">
            <text:p>0.013789367552704</text:p>
          </table:table-cell>
          <table:table-cell table:formula="of:=[.E235]*1000" office:value-type="float" office:value="13.7893675527039" calcext:value-type="float">
            <text:p>13.7893675527039</text:p>
          </table:table-cell>
          <table:table-cell table:number-columns-repeated="1018"/>
        </table:table-row>
        <table:table-row table:style-name="ro1">
          <table:table-cell office:value-type="float" office:value="1475544800.746" calcext:value-type="float">
            <text:p>1475544800.746</text:p>
          </table:table-cell>
          <table:table-cell office:value-type="float" office:value="1.502368" calcext:value-type="float">
            <text:p>1.502368</text:p>
          </table:table-cell>
          <table:table-cell table:formula="of:=([.A236] / 86400) + 25569" office:value-type="date" office:date-value="2016-10-04T01:33:20.746001" calcext:value-type="date">
            <text:p>2016-10-04 01:33:20.746</text:p>
          </table:table-cell>
          <table:table-cell table:formula="of:=[.C236]-(4/24)" office:value-type="time" office:time-value="PT1023525H33M20.746000931S" calcext:value-type="time">
            <text:p>21:33:21</text:p>
          </table:table-cell>
          <table:table-cell table:formula="of:=[.B236]/[.G$1]" office:value-type="float" office:value="0.0137705591200733" calcext:value-type="float">
            <text:p>0.013770559120073</text:p>
          </table:table-cell>
          <table:table-cell table:formula="of:=[.E236]*1000" office:value-type="float" office:value="13.7705591200733" calcext:value-type="float">
            <text:p>13.7705591200733</text:p>
          </table:table-cell>
          <table:table-cell table:number-columns-repeated="1018"/>
        </table:table-row>
        <table:table-row table:style-name="ro1">
          <table:table-cell office:value-type="float" office:value="1475544802.043" calcext:value-type="float">
            <text:p>1475544802.043</text:p>
          </table:table-cell>
          <table:table-cell office:value-type="float" office:value="1.537303" calcext:value-type="float">
            <text:p>1.537303</text:p>
          </table:table-cell>
          <table:table-cell table:formula="of:=([.A237] / 86400) + 25569" office:value-type="date" office:date-value="2016-10-04T01:33:22.043" calcext:value-type="date">
            <text:p>2016-10-04 01:33:22.043</text:p>
          </table:table-cell>
          <table:table-cell table:formula="of:=[.C237]-(4/24)" office:value-type="time" office:time-value="PT1023525H33M22.042999864S" calcext:value-type="time">
            <text:p>21:33:22</text:p>
          </table:table-cell>
          <table:table-cell table:formula="of:=[.B237]/[.G$1]" office:value-type="float" office:value="0.0140907699358387" calcext:value-type="float">
            <text:p>0.014090769935839</text:p>
          </table:table-cell>
          <table:table-cell table:formula="of:=[.E237]*1000" office:value-type="float" office:value="14.0907699358387" calcext:value-type="float">
            <text:p>14.0907699358387</text:p>
          </table:table-cell>
          <table:table-cell table:number-columns-repeated="1018"/>
        </table:table-row>
        <table:table-row table:style-name="ro1">
          <table:table-cell office:value-type="float" office:value="1475544803.335" calcext:value-type="float">
            <text:p>1475544803.335</text:p>
          </table:table-cell>
          <table:table-cell office:value-type="float" office:value="1.591014" calcext:value-type="float">
            <text:p>1.591014</text:p>
          </table:table-cell>
          <table:table-cell table:formula="of:=([.A238] / 86400) + 25569" office:value-type="date" office:date-value="2016-10-04T01:33:23.335" calcext:value-type="date">
            <text:p>2016-10-04 01:33:23.335</text:p>
          </table:table-cell>
          <table:table-cell table:formula="of:=[.C238]-(4/24)" office:value-type="time" office:time-value="PT1023525H33M23.335000668S" calcext:value-type="time">
            <text:p>21:33:23</text:p>
          </table:table-cell>
          <table:table-cell table:formula="of:=[.B238]/[.G$1]" office:value-type="float" office:value="0.0145830797433547" calcext:value-type="float">
            <text:p>0.014583079743355</text:p>
          </table:table-cell>
          <table:table-cell table:formula="of:=[.E238]*1000" office:value-type="float" office:value="14.5830797433547" calcext:value-type="float">
            <text:p>14.5830797433547</text:p>
          </table:table-cell>
          <table:table-cell table:number-columns-repeated="1018"/>
        </table:table-row>
        <table:table-row table:style-name="ro1">
          <table:table-cell office:value-type="float" office:value="1475544804.626" calcext:value-type="float">
            <text:p>1475544804.626</text:p>
          </table:table-cell>
          <table:table-cell office:value-type="float" office:value="1.623566" calcext:value-type="float">
            <text:p>1.623566</text:p>
          </table:table-cell>
          <table:table-cell table:formula="of:=([.A239] / 86400) + 25569" office:value-type="date" office:date-value="2016-10-04T01:33:24.626" calcext:value-type="date">
            <text:p>2016-10-04 01:33:24.626</text:p>
          </table:table-cell>
          <table:table-cell table:formula="of:=[.C239]-(4/24)" office:value-type="time" office:time-value="PT1023525H33M24.625999834S" calcext:value-type="time">
            <text:p>21:33:25</text:p>
          </table:table-cell>
          <table:table-cell table:formula="of:=[.B239]/[.G$1]" office:value-type="float" office:value="0.0148814482126489" calcext:value-type="float">
            <text:p>0.014881448212649</text:p>
          </table:table-cell>
          <table:table-cell table:formula="of:=[.E239]*1000" office:value-type="float" office:value="14.8814482126489" calcext:value-type="float">
            <text:p>14.8814482126489</text:p>
          </table:table-cell>
          <table:table-cell table:number-columns-repeated="1018"/>
        </table:table-row>
        <table:table-row table:style-name="ro1">
          <table:table-cell office:value-type="float" office:value="1475544806.213" calcext:value-type="float">
            <text:p>1475544806.213</text:p>
          </table:table-cell>
          <table:table-cell office:value-type="float" office:value="1.621734" calcext:value-type="float">
            <text:p>1.621734</text:p>
          </table:table-cell>
          <table:table-cell table:formula="of:=([.A240] / 86400) + 25569" office:value-type="date" office:date-value="2016-10-04T01:33:26.213" calcext:value-type="date">
            <text:p>2016-10-04 01:33:26.213</text:p>
          </table:table-cell>
          <table:table-cell table:formula="of:=[.C240]-(4/24)" office:value-type="time" office:time-value="PT1023525H33M26.213000044S" calcext:value-type="time">
            <text:p>21:33:26</text:p>
          </table:table-cell>
          <table:table-cell table:formula="of:=[.B240]/[.G$1]" office:value-type="float" office:value="0.0148646562786434" calcext:value-type="float">
            <text:p>0.014864656278644</text:p>
          </table:table-cell>
          <table:table-cell table:formula="of:=[.E240]*1000" office:value-type="float" office:value="14.8646562786434" calcext:value-type="float">
            <text:p>14.8646562786434</text:p>
          </table:table-cell>
          <table:table-cell table:number-columns-repeated="1018"/>
        </table:table-row>
        <table:table-row table:style-name="ro1">
          <table:table-cell office:value-type="float" office:value="1475544806.926" calcext:value-type="float">
            <text:p>1475544806.926</text:p>
          </table:table-cell>
          <table:table-cell office:value-type="float" office:value="1.621789" calcext:value-type="float">
            <text:p>1.621789</text:p>
          </table:table-cell>
          <table:table-cell table:formula="of:=([.A241] / 86400) + 25569" office:value-type="date" office:date-value="2016-10-04T01:33:26.926" calcext:value-type="date">
            <text:p>2016-10-04 01:33:26.926</text:p>
          </table:table-cell>
          <table:table-cell table:formula="of:=[.C241]-(4/24)" office:value-type="time" office:time-value="PT1023525H33M26.925999932S" calcext:value-type="time">
            <text:p>21:33:27</text:p>
          </table:table-cell>
          <table:table-cell table:formula="of:=[.B241]/[.G$1]" office:value-type="float" office:value="0.0148651604032997" calcext:value-type="float">
            <text:p>0.0148651604033</text:p>
          </table:table-cell>
          <table:table-cell table:formula="of:=[.E241]*1000" office:value-type="float" office:value="14.8651604032997" calcext:value-type="float">
            <text:p>14.8651604032997</text:p>
          </table:table-cell>
          <table:table-cell table:number-columns-repeated="1018"/>
        </table:table-row>
        <table:table-row table:style-name="ro1">
          <table:table-cell office:value-type="float" office:value="1475544808.25" calcext:value-type="float">
            <text:p>1475544808.25</text:p>
          </table:table-cell>
          <table:table-cell office:value-type="float" office:value="1.668906" calcext:value-type="float">
            <text:p>1.668906</text:p>
          </table:table-cell>
          <table:table-cell table:formula="of:=([.A242] / 86400) + 25569" office:value-type="date" office:date-value="2016-10-04T01:33:28.25" calcext:value-type="date">
            <text:p>2016-10-04 01:33:28.250</text:p>
          </table:table-cell>
          <table:table-cell table:formula="of:=[.C242]-(4/24)" office:value-type="time" office:time-value="PT1023525H33M28.250000328S" calcext:value-type="time">
            <text:p>21:33:28</text:p>
          </table:table-cell>
          <table:table-cell table:formula="of:=[.B242]/[.G$1]" office:value-type="float" office:value="0.0152970302474794" calcext:value-type="float">
            <text:p>0.015297030247479</text:p>
          </table:table-cell>
          <table:table-cell table:formula="of:=[.E242]*1000" office:value-type="float" office:value="15.2970302474794" calcext:value-type="float">
            <text:p>15.2970302474794</text:p>
          </table:table-cell>
          <table:table-cell table:number-columns-repeated="1018"/>
        </table:table-row>
        <table:table-row table:style-name="ro1">
          <table:table-cell office:value-type="float" office:value="1475544809.543" calcext:value-type="float">
            <text:p>1475544809.543</text:p>
          </table:table-cell>
          <table:table-cell office:value-type="float" office:value="1.722598" calcext:value-type="float">
            <text:p>1.722598</text:p>
          </table:table-cell>
          <table:table-cell table:formula="of:=([.A243] / 86400) + 25569" office:value-type="date" office:date-value="2016-10-04T01:33:29.543" calcext:value-type="date">
            <text:p>2016-10-04 01:33:29.543</text:p>
          </table:table-cell>
          <table:table-cell table:formula="of:=[.C243]-(4/24)" office:value-type="time" office:time-value="PT1023525H33M29.543000255S" calcext:value-type="time">
            <text:p>21:33:30</text:p>
          </table:table-cell>
          <table:table-cell table:formula="of:=[.B243]/[.G$1]" office:value-type="float" office:value="0.0157891659028414" calcext:value-type="float">
            <text:p>0.015789165902842</text:p>
          </table:table-cell>
          <table:table-cell table:formula="of:=[.E243]*1000" office:value-type="float" office:value="15.7891659028414" calcext:value-type="float">
            <text:p>15.7891659028414</text:p>
          </table:table-cell>
          <table:table-cell table:number-columns-repeated="1018"/>
        </table:table-row>
        <table:table-row table:style-name="ro1">
          <table:table-cell office:value-type="float" office:value="1475544810.836" calcext:value-type="float">
            <text:p>1475544810.836</text:p>
          </table:table-cell>
          <table:table-cell office:value-type="float" office:value="1.745808" calcext:value-type="float">
            <text:p>1.745808</text:p>
          </table:table-cell>
          <table:table-cell table:formula="of:=([.A244] / 86400) + 25569" office:value-type="date" office:date-value="2016-10-04T01:33:30.836" calcext:value-type="date">
            <text:p>2016-10-04 01:33:30.836</text:p>
          </table:table-cell>
          <table:table-cell table:formula="of:=[.C244]-(4/24)" office:value-type="time" office:time-value="PT1023525H33M30.836000182S" calcext:value-type="time">
            <text:p>21:33:31</text:p>
          </table:table-cell>
          <table:table-cell table:formula="of:=[.B244]/[.G$1]" office:value-type="float" office:value="0.016001906507791" calcext:value-type="float">
            <text:p>0.016001906507791</text:p>
          </table:table-cell>
          <table:table-cell table:formula="of:=[.E244]*1000" office:value-type="float" office:value="16.001906507791" calcext:value-type="float">
            <text:p>16.001906507791</text:p>
          </table:table-cell>
          <table:table-cell table:number-columns-repeated="1018"/>
        </table:table-row>
        <table:table-row table:style-name="ro1">
          <table:table-cell office:value-type="float" office:value="1475544812.128" calcext:value-type="float">
            <text:p>1475544812.128</text:p>
          </table:table-cell>
          <table:table-cell office:value-type="float" office:value="1.748684" calcext:value-type="float">
            <text:p>1.748684</text:p>
          </table:table-cell>
          <table:table-cell table:formula="of:=([.A245] / 86400) + 25569" office:value-type="date" office:date-value="2016-10-04T01:33:32.128" calcext:value-type="date">
            <text:p>2016-10-04 01:33:32.128</text:p>
          </table:table-cell>
          <table:table-cell table:formula="of:=[.C245]-(4/24)" office:value-type="time" office:time-value="PT1023525H33M32.128000148S" calcext:value-type="time">
            <text:p>21:33:32</text:p>
          </table:table-cell>
          <table:table-cell table:formula="of:=[.B245]/[.G$1]" office:value-type="float" office:value="0.016028267644363" calcext:value-type="float">
            <text:p>0.016028267644363</text:p>
          </table:table-cell>
          <table:table-cell table:formula="of:=[.E245]*1000" office:value-type="float" office:value="16.028267644363" calcext:value-type="float">
            <text:p>16.028267644363</text:p>
          </table:table-cell>
          <table:table-cell table:number-columns-repeated="1018"/>
        </table:table-row>
        <table:table-row table:style-name="ro1">
          <table:table-cell office:value-type="float" office:value="1475544813.42" calcext:value-type="float">
            <text:p>1475544813.42</text:p>
          </table:table-cell>
          <table:table-cell office:value-type="float" office:value="1.719392" calcext:value-type="float">
            <text:p>1.719392</text:p>
          </table:table-cell>
          <table:table-cell table:formula="of:=([.A246] / 86400) + 25569" office:value-type="date" office:date-value="2016-10-04T01:33:33.42" calcext:value-type="date">
            <text:p>2016-10-04 01:33:33.420</text:p>
          </table:table-cell>
          <table:table-cell table:formula="of:=[.C246]-(4/24)" office:value-type="time" office:time-value="PT1023525H33M33.420000114S" calcext:value-type="time">
            <text:p>21:33:33</text:p>
          </table:table-cell>
          <table:table-cell table:formula="of:=[.B246]/[.G$1]" office:value-type="float" office:value="0.0157597800183318" calcext:value-type="float">
            <text:p>0.015759780018332</text:p>
          </table:table-cell>
          <table:table-cell table:formula="of:=[.E246]*1000" office:value-type="float" office:value="15.7597800183318" calcext:value-type="float">
            <text:p>15.7597800183318</text:p>
          </table:table-cell>
          <table:table-cell table:number-columns-repeated="1018"/>
        </table:table-row>
        <table:table-row table:style-name="ro1">
          <table:table-cell office:value-type="float" office:value="1475544814.71" calcext:value-type="float">
            <text:p>1475544814.71</text:p>
          </table:table-cell>
          <table:table-cell office:value-type="float" office:value="1.554467" calcext:value-type="float">
            <text:p>1.554467</text:p>
          </table:table-cell>
          <table:table-cell table:formula="of:=([.A247] / 86400) + 25569" office:value-type="date" office:date-value="2016-10-04T01:33:34.71" calcext:value-type="date">
            <text:p>2016-10-04 01:33:34.710</text:p>
          </table:table-cell>
          <table:table-cell table:formula="of:=[.C247]-(4/24)" office:value-type="time" office:time-value="PT1023525H33M34.710000157S" calcext:value-type="time">
            <text:p>21:33:35</text:p>
          </table:table-cell>
          <table:table-cell table:formula="of:=[.B247]/[.G$1]" office:value-type="float" office:value="0.014248093492209" calcext:value-type="float">
            <text:p>0.014248093492209</text:p>
          </table:table-cell>
          <table:table-cell table:formula="of:=[.E247]*1000" office:value-type="float" office:value="14.248093492209" calcext:value-type="float">
            <text:p>14.248093492209</text:p>
          </table:table-cell>
          <table:table-cell table:number-columns-repeated="1018"/>
        </table:table-row>
        <table:table-row table:style-name="ro1">
          <table:table-cell office:value-type="float" office:value="1475544816.291" calcext:value-type="float">
            <text:p>1475544816.291</text:p>
          </table:table-cell>
          <table:table-cell office:value-type="float" office:value="1.365966" calcext:value-type="float">
            <text:p>1.365966</text:p>
          </table:table-cell>
          <table:table-cell table:formula="of:=([.A248] / 86400) + 25569" office:value-type="date" office:date-value="2016-10-04T01:33:36.291" calcext:value-type="date">
            <text:p>2016-10-04 01:33:36.291</text:p>
          </table:table-cell>
          <table:table-cell table:formula="of:=[.C248]-(4/24)" office:value-type="time" office:time-value="PT1023525H33M36.291000601S" calcext:value-type="time">
            <text:p>21:33:36</text:p>
          </table:table-cell>
          <table:table-cell table:formula="of:=[.B248]/[.G$1]" office:value-type="float" office:value="0.0125203116406966" calcext:value-type="float">
            <text:p>0.012520311640697</text:p>
          </table:table-cell>
          <table:table-cell table:formula="of:=[.E248]*1000" office:value-type="float" office:value="12.5203116406966" calcext:value-type="float">
            <text:p>12.5203116406966</text:p>
          </table:table-cell>
          <table:table-cell table:number-columns-repeated="1018"/>
        </table:table-row>
        <table:table-row table:style-name="ro1">
          <table:table-cell office:value-type="float" office:value="1475544817.011" calcext:value-type="float">
            <text:p>1475544817.011</text:p>
          </table:table-cell>
          <table:table-cell office:value-type="float" office:value="1.365215" calcext:value-type="float">
            <text:p>1.365215</text:p>
          </table:table-cell>
          <table:table-cell table:formula="of:=([.A249] / 86400) + 25569" office:value-type="date" office:date-value="2016-10-04T01:33:37.011" calcext:value-type="date">
            <text:p>2016-10-04 01:33:37.011</text:p>
          </table:table-cell>
          <table:table-cell table:formula="of:=[.C249]-(4/24)" office:value-type="time" office:time-value="PT1023525H33M37.011000216S" calcext:value-type="time">
            <text:p>21:33:37</text:p>
          </table:table-cell>
          <table:table-cell table:formula="of:=[.B249]/[.G$1]" office:value-type="float" office:value="0.0125134280476627" calcext:value-type="float">
            <text:p>0.012513428047663</text:p>
          </table:table-cell>
          <table:table-cell table:formula="of:=[.E249]*1000" office:value-type="float" office:value="12.5134280476627" calcext:value-type="float">
            <text:p>12.5134280476627</text:p>
          </table:table-cell>
          <table:table-cell table:number-columns-repeated="1018"/>
        </table:table-row>
        <table:table-row table:style-name="ro1">
          <table:table-cell office:value-type="float" office:value="1475544818.333" calcext:value-type="float">
            <text:p>1475544818.333</text:p>
          </table:table-cell>
          <table:table-cell office:value-type="float" office:value="1.366149" calcext:value-type="float">
            <text:p>1.366149</text:p>
          </table:table-cell>
          <table:table-cell table:formula="of:=([.A250] / 86400) + 25569" office:value-type="date" office:date-value="2016-10-04T01:33:38.333" calcext:value-type="date">
            <text:p>2016-10-04 01:33:38.333</text:p>
          </table:table-cell>
          <table:table-cell table:formula="of:=[.C250]-(4/24)" office:value-type="time" office:time-value="PT1023525H33M38.33300069S" calcext:value-type="time">
            <text:p>21:33:38</text:p>
          </table:table-cell>
          <table:table-cell table:formula="of:=[.B250]/[.G$1]" office:value-type="float" office:value="0.0125219890009166" calcext:value-type="float">
            <text:p>0.012521989000917</text:p>
          </table:table-cell>
          <table:table-cell table:formula="of:=[.E250]*1000" office:value-type="float" office:value="12.5219890009166" calcext:value-type="float">
            <text:p>12.5219890009166</text:p>
          </table:table-cell>
          <table:table-cell table:number-columns-repeated="1018"/>
        </table:table-row>
        <table:table-row table:style-name="ro1">
          <table:table-cell office:value-type="float" office:value="1475544819.623" calcext:value-type="float">
            <text:p>1475544819.623</text:p>
          </table:table-cell>
          <table:table-cell office:value-type="float" office:value="1.340265" calcext:value-type="float">
            <text:p>1.340265</text:p>
          </table:table-cell>
          <table:table-cell table:formula="of:=([.A251] / 86400) + 25569" office:value-type="date" office:date-value="2016-10-04T01:33:39.623" calcext:value-type="date">
            <text:p>2016-10-04 01:33:39.623</text:p>
          </table:table-cell>
          <table:table-cell table:formula="of:=[.C251]-(4/24)" office:value-type="time" office:time-value="PT1023525H33M39.623000734S" calcext:value-type="time">
            <text:p>21:33:40</text:p>
          </table:table-cell>
          <table:table-cell table:formula="of:=[.B251]/[.G$1]" office:value-type="float" office:value="0.012284738771769" calcext:value-type="float">
            <text:p>0.012284738771769</text:p>
          </table:table-cell>
          <table:table-cell table:formula="of:=[.E251]*1000" office:value-type="float" office:value="12.284738771769" calcext:value-type="float">
            <text:p>12.284738771769</text:p>
          </table:table-cell>
          <table:table-cell table:number-columns-repeated="1018"/>
        </table:table-row>
        <table:table-row table:style-name="ro1">
          <table:table-cell office:value-type="float" office:value="1475544820.914" calcext:value-type="float">
            <text:p>1475544820.914</text:p>
          </table:table-cell>
          <table:table-cell office:value-type="float" office:value="1.266403" calcext:value-type="float">
            <text:p>1.266403</text:p>
          </table:table-cell>
          <table:table-cell table:formula="of:=([.A252] / 86400) + 25569" office:value-type="date" office:date-value="2016-10-04T01:33:40.914" calcext:value-type="date">
            <text:p>2016-10-04 01:33:40.914</text:p>
          </table:table-cell>
          <table:table-cell table:formula="of:=[.C252]-(4/24)" office:value-type="time" office:time-value="PT1023525H33M40.9139999S" calcext:value-type="time">
            <text:p>21:33:41</text:p>
          </table:table-cell>
          <table:table-cell table:formula="of:=[.B252]/[.G$1]" office:value-type="float" office:value="0.0116077268560953" calcext:value-type="float">
            <text:p>0.011607726856095</text:p>
          </table:table-cell>
          <table:table-cell table:formula="of:=[.E252]*1000" office:value-type="float" office:value="11.6077268560953" calcext:value-type="float">
            <text:p>11.6077268560953</text:p>
          </table:table-cell>
          <table:table-cell table:number-columns-repeated="1018"/>
        </table:table-row>
        <table:table-row table:style-name="ro1">
          <table:table-cell office:value-type="float" office:value="1475544822.205" calcext:value-type="float">
            <text:p>1475544822.205</text:p>
          </table:table-cell>
          <table:table-cell office:value-type="float" office:value="1.209376" calcext:value-type="float">
            <text:p>1.209376</text:p>
          </table:table-cell>
          <table:table-cell table:formula="of:=([.A253] / 86400) + 25569" office:value-type="date" office:date-value="2016-10-04T01:33:42.204999" calcext:value-type="date">
            <text:p>2016-10-04 01:33:42.205</text:p>
          </table:table-cell>
          <table:table-cell table:formula="of:=[.C253]-(4/24)" office:value-type="time" office:time-value="PT1023525H33M42.204999905S" calcext:value-type="time">
            <text:p>21:33:42</text:p>
          </table:table-cell>
          <table:table-cell table:formula="of:=[.B253]/[.G$1]" office:value-type="float" office:value="0.0110850229147571" calcext:value-type="float">
            <text:p>0.011085022914757</text:p>
          </table:table-cell>
          <table:table-cell table:formula="of:=[.E253]*1000" office:value-type="float" office:value="11.0850229147571" calcext:value-type="float">
            <text:p>11.0850229147571</text:p>
          </table:table-cell>
          <table:table-cell table:number-columns-repeated="1018"/>
        </table:table-row>
        <table:table-row table:style-name="ro1">
          <table:table-cell office:value-type="float" office:value="1475544823.498" calcext:value-type="float">
            <text:p>1475544823.498</text:p>
          </table:table-cell>
          <table:table-cell office:value-type="float" office:value="1.207306" calcext:value-type="float">
            <text:p>1.207306</text:p>
          </table:table-cell>
          <table:table-cell table:formula="of:=([.A254] / 86400) + 25569" office:value-type="date" office:date-value="2016-10-04T01:33:43.498" calcext:value-type="date">
            <text:p>2016-10-04 01:33:43.498</text:p>
          </table:table-cell>
          <table:table-cell table:formula="of:=[.C254]-(4/24)" office:value-type="time" office:time-value="PT1023525H33M43.498000251S" calcext:value-type="time">
            <text:p>21:33:43</text:p>
          </table:table-cell>
          <table:table-cell table:formula="of:=[.B254]/[.G$1]" office:value-type="float" office:value="0.0110660494958753" calcext:value-type="float">
            <text:p>0.011066049495875</text:p>
          </table:table-cell>
          <table:table-cell table:formula="of:=[.E254]*1000" office:value-type="float" office:value="11.0660494958753" calcext:value-type="float">
            <text:p>11.0660494958753</text:p>
          </table:table-cell>
          <table:table-cell table:number-columns-repeated="1018"/>
        </table:table-row>
        <table:table-row table:style-name="ro1">
          <table:table-cell office:value-type="float" office:value="1475544824.79" calcext:value-type="float">
            <text:p>1475544824.79</text:p>
          </table:table-cell>
          <table:table-cell office:value-type="float" office:value="1.205291" calcext:value-type="float">
            <text:p>1.205291</text:p>
          </table:table-cell>
          <table:table-cell table:formula="of:=([.A255] / 86400) + 25569" office:value-type="date" office:date-value="2016-10-04T01:33:44.79" calcext:value-type="date">
            <text:p>2016-10-04 01:33:44.790</text:p>
          </table:table-cell>
          <table:table-cell table:formula="of:=[.C255]-(4/24)" office:value-type="time" office:time-value="PT1023525H33M44.789999798S" calcext:value-type="time">
            <text:p>21:33:45</text:p>
          </table:table-cell>
          <table:table-cell table:formula="of:=[.B255]/[.G$1]" office:value-type="float" office:value="0.0110475802016499" calcext:value-type="float">
            <text:p>0.01104758020165</text:p>
          </table:table-cell>
          <table:table-cell table:formula="of:=[.E255]*1000" office:value-type="float" office:value="11.0475802016499" calcext:value-type="float">
            <text:p>11.0475802016499</text:p>
          </table:table-cell>
          <table:table-cell table:number-columns-repeated="1018"/>
        </table:table-row>
        <table:table-row table:style-name="ro1">
          <table:table-cell office:value-type="float" office:value="1475544826.365" calcext:value-type="float">
            <text:p>1475544826.365</text:p>
          </table:table-cell>
          <table:table-cell office:value-type="float" office:value="1.222328" calcext:value-type="float">
            <text:p>1.222328</text:p>
          </table:table-cell>
          <table:table-cell table:formula="of:=([.A256] / 86400) + 25569" office:value-type="date" office:date-value="2016-10-04T01:33:46.365" calcext:value-type="date">
            <text:p>2016-10-04 01:33:46.365</text:p>
          </table:table-cell>
          <table:table-cell table:formula="of:=[.C256]-(4/24)" office:value-type="time" office:time-value="PT1023525H33M46.365000475S" calcext:value-type="time">
            <text:p>21:33:46</text:p>
          </table:table-cell>
          <table:table-cell table:formula="of:=[.B256]/[.G$1]" office:value-type="float" office:value="0.0112037396883593" calcext:value-type="float">
            <text:p>0.011203739688359</text:p>
          </table:table-cell>
          <table:table-cell table:formula="of:=[.E256]*1000" office:value-type="float" office:value="11.2037396883593" calcext:value-type="float">
            <text:p>11.2037396883593</text:p>
          </table:table-cell>
          <table:table-cell table:number-columns-repeated="1018"/>
        </table:table-row>
        <table:table-row table:style-name="ro1">
          <table:table-cell office:value-type="float" office:value="1475544827.721" calcext:value-type="float">
            <text:p>1475544827.721</text:p>
          </table:table-cell>
          <table:table-cell office:value-type="float" office:value="1.247663" calcext:value-type="float">
            <text:p>1.247663</text:p>
          </table:table-cell>
          <table:table-cell table:formula="of:=([.A257] / 86400) + 25569" office:value-type="date" office:date-value="2016-10-04T01:33:47.721" calcext:value-type="date">
            <text:p>2016-10-04 01:33:47.721</text:p>
          </table:table-cell>
          <table:table-cell table:formula="of:=[.C257]-(4/24)" office:value-type="time" office:time-value="PT1023525H33M47.721000463S" calcext:value-type="time">
            <text:p>21:33:48</text:p>
          </table:table-cell>
          <table:table-cell table:formula="of:=[.B257]/[.G$1]" office:value-type="float" office:value="0.0114359578368469" calcext:value-type="float">
            <text:p>0.011435957836847</text:p>
          </table:table-cell>
          <table:table-cell table:formula="of:=[.E257]*1000" office:value-type="float" office:value="11.4359578368469" calcext:value-type="float">
            <text:p>11.4359578368469</text:p>
          </table:table-cell>
          <table:table-cell table:number-columns-repeated="1018"/>
        </table:table-row>
        <table:table-row table:style-name="ro1">
          <table:table-cell office:value-type="float" office:value="1475544829.043" calcext:value-type="float">
            <text:p>1475544829.043</text:p>
          </table:table-cell>
          <table:table-cell office:value-type="float" office:value="1.245611" calcext:value-type="float">
            <text:p>1.245611</text:p>
          </table:table-cell>
          <table:table-cell table:formula="of:=([.A258] / 86400) + 25569" office:value-type="date" office:date-value="2016-10-04T01:33:49.043" calcext:value-type="date">
            <text:p>2016-10-04 01:33:49.043</text:p>
          </table:table-cell>
          <table:table-cell table:formula="of:=[.C258]-(4/24)" office:value-type="time" office:time-value="PT1023525H33M49.043000098S" calcext:value-type="time">
            <text:p>21:33:49</text:p>
          </table:table-cell>
          <table:table-cell table:formula="of:=[.B258]/[.G$1]" office:value-type="float" office:value="0.0114171494042163" calcext:value-type="float">
            <text:p>0.011417149404216</text:p>
          </table:table-cell>
          <table:table-cell table:formula="of:=[.E258]*1000" office:value-type="float" office:value="11.4171494042163" calcext:value-type="float">
            <text:p>11.4171494042163</text:p>
          </table:table-cell>
          <table:table-cell table:number-columns-repeated="1018"/>
        </table:table-row>
        <table:table-row table:style-name="ro1">
          <table:table-cell office:value-type="float" office:value="1475544830.335" calcext:value-type="float">
            <text:p>1475544830.335</text:p>
          </table:table-cell>
          <table:table-cell office:value-type="float" office:value="1.242533" calcext:value-type="float">
            <text:p>1.242533</text:p>
          </table:table-cell>
          <table:table-cell table:formula="of:=([.A259] / 86400) + 25569" office:value-type="date" office:date-value="2016-10-04T01:33:50.335" calcext:value-type="date">
            <text:p>2016-10-04 01:33:50.335</text:p>
          </table:table-cell>
          <table:table-cell table:formula="of:=[.C259]-(4/24)" office:value-type="time" office:time-value="PT1023525H33M50.335000064S" calcext:value-type="time">
            <text:p>21:33:50</text:p>
          </table:table-cell>
          <table:table-cell table:formula="of:=[.B259]/[.G$1]" office:value-type="float" office:value="0.0113889367552704" calcext:value-type="float">
            <text:p>0.01138893675527</text:p>
          </table:table-cell>
          <table:table-cell table:formula="of:=[.E259]*1000" office:value-type="float" office:value="11.3889367552704" calcext:value-type="float">
            <text:p>11.3889367552704</text:p>
          </table:table-cell>
          <table:table-cell table:number-columns-repeated="1018"/>
        </table:table-row>
        <table:table-row table:style-name="ro1">
          <table:table-cell office:value-type="float" office:value="1475544831.625" calcext:value-type="float">
            <text:p>1475544831.625</text:p>
          </table:table-cell>
          <table:table-cell office:value-type="float" office:value="1.373165" calcext:value-type="float">
            <text:p>1.373165</text:p>
          </table:table-cell>
          <table:table-cell table:formula="of:=([.A260] / 86400) + 25569" office:value-type="date" office:date-value="2016-10-04T01:33:51.625" calcext:value-type="date">
            <text:p>2016-10-04 01:33:51.625</text:p>
          </table:table-cell>
          <table:table-cell table:formula="of:=[.C260]-(4/24)" office:value-type="time" office:time-value="PT1023525H33M51.625000108S" calcext:value-type="time">
            <text:p>21:33:52</text:p>
          </table:table-cell>
          <table:table-cell table:formula="of:=[.B260]/[.G$1]" office:value-type="float" office:value="0.0125862969752521" calcext:value-type="float">
            <text:p>0.012586296975252</text:p>
          </table:table-cell>
          <table:table-cell table:formula="of:=[.E260]*1000" office:value-type="float" office:value="12.5862969752521" calcext:value-type="float">
            <text:p>12.5862969752521</text:p>
          </table:table-cell>
          <table:table-cell table:number-columns-repeated="1018"/>
        </table:table-row>
        <table:table-row table:style-name="ro1">
          <table:table-cell office:value-type="float" office:value="1475544832.921" calcext:value-type="float">
            <text:p>1475544832.921</text:p>
          </table:table-cell>
          <table:table-cell office:value-type="float" office:value="1.545216" calcext:value-type="float">
            <text:p>1.545216</text:p>
          </table:table-cell>
          <table:table-cell table:formula="of:=([.A261] / 86400) + 25569" office:value-type="date" office:date-value="2016-10-04T01:33:52.921" calcext:value-type="date">
            <text:p>2016-10-04 01:33:52.921</text:p>
          </table:table-cell>
          <table:table-cell table:formula="of:=[.C261]-(4/24)" office:value-type="time" office:time-value="PT1023525H33M52.921000337S" calcext:value-type="time">
            <text:p>21:33:53</text:p>
          </table:table-cell>
          <table:table-cell table:formula="of:=[.B261]/[.G$1]" office:value-type="float" office:value="0.0141632997250229" calcext:value-type="float">
            <text:p>0.014163299725023</text:p>
          </table:table-cell>
          <table:table-cell table:formula="of:=[.E261]*1000" office:value-type="float" office:value="14.1632997250229" calcext:value-type="float">
            <text:p>14.1632997250229</text:p>
          </table:table-cell>
          <table:table-cell table:number-columns-repeated="1018"/>
        </table:table-row>
        <table:table-row table:style-name="ro1">
          <table:table-cell office:value-type="float" office:value="1475544834.213" calcext:value-type="float">
            <text:p>1475544834.213</text:p>
          </table:table-cell>
          <table:table-cell office:value-type="float" office:value="1.632231" calcext:value-type="float">
            <text:p>1.632231</text:p>
          </table:table-cell>
          <table:table-cell table:formula="of:=([.A262] / 86400) + 25569" office:value-type="date" office:date-value="2016-10-04T01:33:54.213" calcext:value-type="date">
            <text:p>2016-10-04 01:33:54.213</text:p>
          </table:table-cell>
          <table:table-cell table:formula="of:=[.C262]-(4/24)" office:value-type="time" office:time-value="PT1023525H33M54.212999884S" calcext:value-type="time">
            <text:p>21:33:54</text:p>
          </table:table-cell>
          <table:table-cell table:formula="of:=[.B262]/[.G$1]" office:value-type="float" office:value="0.0149608707607699" calcext:value-type="float">
            <text:p>0.01496087076077</text:p>
          </table:table-cell>
          <table:table-cell table:formula="of:=[.E262]*1000" office:value-type="float" office:value="14.9608707607699" calcext:value-type="float">
            <text:p>14.9608707607699</text:p>
          </table:table-cell>
          <table:table-cell table:number-columns-repeated="1018"/>
        </table:table-row>
        <table:table-row table:style-name="ro1">
          <table:table-cell office:value-type="float" office:value="1475544835.505" calcext:value-type="float">
            <text:p>1475544835.505</text:p>
          </table:table-cell>
          <table:table-cell office:value-type="float" office:value="1.631938" calcext:value-type="float">
            <text:p>1.631938</text:p>
          </table:table-cell>
          <table:table-cell table:formula="of:=([.A263] / 86400) + 25569" office:value-type="date" office:date-value="2016-10-04T01:33:55.505" calcext:value-type="date">
            <text:p>2016-10-04 01:33:55.505</text:p>
          </table:table-cell>
          <table:table-cell table:formula="of:=[.C263]-(4/24)" office:value-type="time" office:time-value="PT1023525H33M55.505000688S" calcext:value-type="time">
            <text:p>21:33:56</text:p>
          </table:table-cell>
          <table:table-cell table:formula="of:=[.B263]/[.G$1]" office:value-type="float" office:value="0.0149581851512374" calcext:value-type="float">
            <text:p>0.014958185151237</text:p>
          </table:table-cell>
          <table:table-cell table:formula="of:=[.E263]*1000" office:value-type="float" office:value="14.9581851512374" calcext:value-type="float">
            <text:p>14.9581851512374</text:p>
          </table:table-cell>
          <table:table-cell table:number-columns-repeated="1018"/>
        </table:table-row>
        <table:table-row table:style-name="ro1">
          <table:table-cell office:value-type="float" office:value="1475544837.083" calcext:value-type="float">
            <text:p>1475544837.083</text:p>
          </table:table-cell>
          <table:table-cell office:value-type="float" office:value="1.614095" calcext:value-type="float">
            <text:p>1.614095</text:p>
          </table:table-cell>
          <table:table-cell table:formula="of:=([.A264] / 86400) + 25569" office:value-type="date" office:date-value="2016-10-04T01:33:57.083" calcext:value-type="date">
            <text:p>2016-10-04 01:33:57.083</text:p>
          </table:table-cell>
          <table:table-cell table:formula="of:=[.C264]-(4/24)" office:value-type="time" office:time-value="PT1023525H33M57.08300041S" calcext:value-type="time">
            <text:p>21:33:57</text:p>
          </table:table-cell>
          <table:table-cell table:formula="of:=[.B264]/[.G$1]" office:value-type="float" office:value="0.0147946379468378" calcext:value-type="float">
            <text:p>0.014794637946838</text:p>
          </table:table-cell>
          <table:table-cell table:formula="of:=[.E264]*1000" office:value-type="float" office:value="14.7946379468378" calcext:value-type="float">
            <text:p>14.7946379468378</text:p>
          </table:table-cell>
          <table:table-cell table:number-columns-repeated="1018"/>
        </table:table-row>
        <table:table-row table:style-name="ro1">
          <table:table-cell office:value-type="float" office:value="1475544838.438" calcext:value-type="float">
            <text:p>1475544838.438</text:p>
          </table:table-cell>
          <table:table-cell office:value-type="float" office:value="1.554742" calcext:value-type="float">
            <text:p>1.554742</text:p>
          </table:table-cell>
          <table:table-cell table:formula="of:=([.A265] / 86400) + 25569" office:value-type="date" office:date-value="2016-10-04T01:33:58.438" calcext:value-type="date">
            <text:p>2016-10-04 01:33:58.438</text:p>
          </table:table-cell>
          <table:table-cell table:formula="of:=[.C265]-(4/24)" office:value-type="time" office:time-value="PT1023525H33M58.437999599S" calcext:value-type="time">
            <text:p>21:33:58</text:p>
          </table:table-cell>
          <table:table-cell table:formula="of:=[.B265]/[.G$1]" office:value-type="float" office:value="0.0142506141154904" calcext:value-type="float">
            <text:p>0.01425061411549</text:p>
          </table:table-cell>
          <table:table-cell table:formula="of:=[.E265]*1000" office:value-type="float" office:value="14.2506141154904" calcext:value-type="float">
            <text:p>14.2506141154904</text:p>
          </table:table-cell>
          <table:table-cell table:number-columns-repeated="1018"/>
        </table:table-row>
        <table:table-row table:style-name="ro1">
          <table:table-cell office:value-type="float" office:value="1475544839.758" calcext:value-type="float">
            <text:p>1475544839.758</text:p>
          </table:table-cell>
          <table:table-cell office:value-type="float" office:value="1.505006" calcext:value-type="float">
            <text:p>1.505006</text:p>
          </table:table-cell>
          <table:table-cell table:formula="of:=([.A266] / 86400) + 25569" office:value-type="date" office:date-value="2016-10-04T01:33:59.758" calcext:value-type="date">
            <text:p>2016-10-04 01:33:59.758</text:p>
          </table:table-cell>
          <table:table-cell table:formula="of:=[.C266]-(4/24)" office:value-type="time" office:time-value="PT1023525H33M59.75800015S" calcext:value-type="time">
            <text:p>21:34:00</text:p>
          </table:table-cell>
          <table:table-cell table:formula="of:=[.B266]/[.G$1]" office:value-type="float" office:value="0.013794738771769" calcext:value-type="float">
            <text:p>0.013794738771769</text:p>
          </table:table-cell>
          <table:table-cell table:formula="of:=[.E266]*1000" office:value-type="float" office:value="13.794738771769" calcext:value-type="float">
            <text:p>13.794738771769</text:p>
          </table:table-cell>
          <table:table-cell table:number-columns-repeated="1018"/>
        </table:table-row>
        <table:table-row table:style-name="ro1">
          <table:table-cell office:value-type="float" office:value="1475544841.05" calcext:value-type="float">
            <text:p>1475544841.05</text:p>
          </table:table-cell>
          <table:table-cell office:value-type="float" office:value="1.503413" calcext:value-type="float">
            <text:p>1.503413</text:p>
          </table:table-cell>
          <table:table-cell table:formula="of:=([.A267] / 86400) + 25569" office:value-type="date" office:date-value="2016-10-04T01:34:01.05" calcext:value-type="date">
            <text:p>2016-10-04 01:34:01.050</text:p>
          </table:table-cell>
          <table:table-cell table:formula="of:=[.C267]-(4/24)" office:value-type="time" office:time-value="PT1023525H34M01.050000116S" calcext:value-type="time">
            <text:p>21:34:01</text:p>
          </table:table-cell>
          <table:table-cell table:formula="of:=[.B267]/[.G$1]" office:value-type="float" office:value="0.0137801374885426" calcext:value-type="float">
            <text:p>0.013780137488543</text:p>
          </table:table-cell>
          <table:table-cell table:formula="of:=[.E267]*1000" office:value-type="float" office:value="13.7801374885426" calcext:value-type="float">
            <text:p>13.7801374885426</text:p>
          </table:table-cell>
          <table:table-cell table:number-columns-repeated="1018"/>
        </table:table-row>
        <table:table-row table:style-name="ro1">
          <table:table-cell office:value-type="float" office:value="1475544842.341" calcext:value-type="float">
            <text:p>1475544842.341</text:p>
          </table:table-cell>
          <table:table-cell office:value-type="float" office:value="1.501489" calcext:value-type="float">
            <text:p>1.501489</text:p>
          </table:table-cell>
          <table:table-cell table:formula="of:=([.A268] / 86400) + 25569" office:value-type="date" office:date-value="2016-10-04T01:34:02.341" calcext:value-type="date">
            <text:p>2016-10-04 01:34:02.341</text:p>
          </table:table-cell>
          <table:table-cell table:formula="of:=[.C268]-(4/24)" office:value-type="time" office:time-value="PT1023525H34M02.341000121S" calcext:value-type="time">
            <text:p>21:34:02</text:p>
          </table:table-cell>
          <table:table-cell table:formula="of:=[.B268]/[.G$1]" office:value-type="float" office:value="0.0137625022914757" calcext:value-type="float">
            <text:p>0.013762502291476</text:p>
          </table:table-cell>
          <table:table-cell table:formula="of:=[.E268]*1000" office:value-type="float" office:value="13.7625022914757" calcext:value-type="float">
            <text:p>13.7625022914757</text:p>
          </table:table-cell>
          <table:table-cell table:number-columns-repeated="1018"/>
        </table:table-row>
        <table:table-row table:style-name="ro1">
          <table:table-cell office:value-type="float" office:value="1475544843.632" calcext:value-type="float">
            <text:p>1475544843.632</text:p>
          </table:table-cell>
          <table:table-cell office:value-type="float" office:value="1.546902" calcext:value-type="float">
            <text:p>1.546902</text:p>
          </table:table-cell>
          <table:table-cell table:formula="of:=([.A269] / 86400) + 25569" office:value-type="date" office:date-value="2016-10-04T01:34:03.632" calcext:value-type="date">
            <text:p>2016-10-04 01:34:03.632</text:p>
          </table:table-cell>
          <table:table-cell table:formula="of:=[.C269]-(4/24)" office:value-type="time" office:time-value="PT1023525H34M03.632000126S" calcext:value-type="time">
            <text:p>21:34:04</text:p>
          </table:table-cell>
          <table:table-cell table:formula="of:=[.B269]/[.G$1]" office:value-type="float" office:value="0.0141787534372136" calcext:value-type="float">
            <text:p>0.014178753437214</text:p>
          </table:table-cell>
          <table:table-cell table:formula="of:=[.E269]*1000" office:value-type="float" office:value="14.1787534372136" calcext:value-type="float">
            <text:p>14.1787534372136</text:p>
          </table:table-cell>
          <table:table-cell table:number-columns-repeated="1018"/>
        </table:table-row>
        <table:table-row table:style-name="ro1">
          <table:table-cell office:value-type="float" office:value="1475544844.926" calcext:value-type="float">
            <text:p>1475544844.926</text:p>
          </table:table-cell>
          <table:table-cell office:value-type="float" office:value="1.601437" calcext:value-type="float">
            <text:p>1.601437</text:p>
          </table:table-cell>
          <table:table-cell table:formula="of:=([.A270] / 86400) + 25569" office:value-type="date" office:date-value="2016-10-04T01:34:04.926" calcext:value-type="date">
            <text:p>2016-10-04 01:34:04.926</text:p>
          </table:table-cell>
          <table:table-cell table:formula="of:=[.C270]-(4/24)" office:value-type="time" office:time-value="PT1023525H34M04.926000014S" calcext:value-type="time">
            <text:p>21:34:05</text:p>
          </table:table-cell>
          <table:table-cell table:formula="of:=[.B270]/[.G$1]" office:value-type="float" office:value="0.0146786159486709" calcext:value-type="float">
            <text:p>0.014678615948671</text:p>
          </table:table-cell>
          <table:table-cell table:formula="of:=[.E270]*1000" office:value-type="float" office:value="14.6786159486709" calcext:value-type="float">
            <text:p>14.6786159486709</text:p>
          </table:table-cell>
          <table:table-cell table:number-columns-repeated="1018"/>
        </table:table-row>
        <table:table-row table:style-name="ro1">
          <table:table-cell office:value-type="float" office:value="1475544846.562" calcext:value-type="float">
            <text:p>1475544846.562</text:p>
          </table:table-cell>
          <table:table-cell office:value-type="float" office:value="1.623017" calcext:value-type="float">
            <text:p>1.623017</text:p>
          </table:table-cell>
          <table:table-cell table:formula="of:=([.A271] / 86400) + 25569" office:value-type="date" office:date-value="2016-10-04T01:34:06.562" calcext:value-type="date">
            <text:p>2016-10-04 01:34:06.562</text:p>
          </table:table-cell>
          <table:table-cell table:formula="of:=[.C271]-(4/24)" office:value-type="time" office:time-value="PT1023525H34M06.561999992S" calcext:value-type="time">
            <text:p>21:34:07</text:p>
          </table:table-cell>
          <table:table-cell table:formula="of:=[.B271]/[.G$1]" office:value-type="float" office:value="0.014876416131989" calcext:value-type="float">
            <text:p>0.014876416131989</text:p>
          </table:table-cell>
          <table:table-cell table:formula="of:=[.E271]*1000" office:value-type="float" office:value="14.876416131989" calcext:value-type="float">
            <text:p>14.876416131989</text:p>
          </table:table-cell>
          <table:table-cell table:number-columns-repeated="1018"/>
        </table:table-row>
        <table:table-row table:style-name="ro1">
          <table:table-cell office:value-type="float" office:value="1475544847.276" calcext:value-type="float">
            <text:p>1475544847.276</text:p>
          </table:table-cell>
          <table:table-cell office:value-type="float" office:value="1.622943" calcext:value-type="float">
            <text:p>1.622943</text:p>
          </table:table-cell>
          <table:table-cell table:formula="of:=([.A272] / 86400) + 25569" office:value-type="date" office:date-value="2016-10-04T01:34:07.276" calcext:value-type="date">
            <text:p>2016-10-04 01:34:07.276</text:p>
          </table:table-cell>
          <table:table-cell table:formula="of:=[.C272]-(4/24)" office:value-type="time" office:time-value="PT1023525H34M07.27599984S" calcext:value-type="time">
            <text:p>21:34:07</text:p>
          </table:table-cell>
          <table:table-cell table:formula="of:=[.B272]/[.G$1]" office:value-type="float" office:value="0.0148757378551787" calcext:value-type="float">
            <text:p>0.014875737855179</text:p>
          </table:table-cell>
          <table:table-cell table:formula="of:=[.E272]*1000" office:value-type="float" office:value="14.8757378551787" calcext:value-type="float">
            <text:p>14.8757378551787</text:p>
          </table:table-cell>
          <table:table-cell table:number-columns-repeated="1018"/>
        </table:table-row>
        <table:table-row table:style-name="ro1">
          <table:table-cell office:value-type="float" office:value="1475544848.604" calcext:value-type="float">
            <text:p>1475544848.604</text:p>
          </table:table-cell>
          <table:table-cell office:value-type="float" office:value="1.628751" calcext:value-type="float">
            <text:p>1.628751</text:p>
          </table:table-cell>
          <table:table-cell table:formula="of:=([.A273] / 86400) + 25569" office:value-type="date" office:date-value="2016-10-04T01:34:08.604" calcext:value-type="date">
            <text:p>2016-10-04 01:34:08.604</text:p>
          </table:table-cell>
          <table:table-cell table:formula="of:=[.C273]-(4/24)" office:value-type="time" office:time-value="PT1023525H34M08.60400008S" calcext:value-type="time">
            <text:p>21:34:09</text:p>
          </table:table-cell>
          <table:table-cell table:formula="of:=[.B273]/[.G$1]" office:value-type="float" office:value="0.0149289734188818" calcext:value-type="float">
            <text:p>0.014928973418882</text:p>
          </table:table-cell>
          <table:table-cell table:formula="of:=[.E273]*1000" office:value-type="float" office:value="14.9289734188818" calcext:value-type="float">
            <text:p>14.9289734188818</text:p>
          </table:table-cell>
          <table:table-cell table:number-columns-repeated="1018"/>
        </table:table-row>
        <table:table-row table:style-name="ro1">
          <table:table-cell office:value-type="float" office:value="1475544849.896" calcext:value-type="float">
            <text:p>1475544849.896</text:p>
          </table:table-cell>
          <table:table-cell office:value-type="float" office:value="1.681985" calcext:value-type="float">
            <text:p>1.681985</text:p>
          </table:table-cell>
          <table:table-cell table:formula="of:=([.A274] / 86400) + 25569" office:value-type="date" office:date-value="2016-10-04T01:34:09.896" calcext:value-type="date">
            <text:p>2016-10-04 01:34:09.896</text:p>
          </table:table-cell>
          <table:table-cell table:formula="of:=[.C274]-(4/24)" office:value-type="time" office:time-value="PT1023525H34M09.896000046S" calcext:value-type="time">
            <text:p>21:34:10</text:p>
          </table:table-cell>
          <table:table-cell table:formula="of:=[.B274]/[.G$1]" office:value-type="float" office:value="0.0154169110907424" calcext:value-type="float">
            <text:p>0.015416911090743</text:p>
          </table:table-cell>
          <table:table-cell table:formula="of:=[.E274]*1000" office:value-type="float" office:value="15.4169110907424" calcext:value-type="float">
            <text:p>15.4169110907424</text:p>
          </table:table-cell>
          <table:table-cell table:number-columns-repeated="1018"/>
        </table:table-row>
        <table:table-row table:style-name="ro1">
          <table:table-cell office:value-type="float" office:value="1475544851.186" calcext:value-type="float">
            <text:p>1475544851.186</text:p>
          </table:table-cell>
          <table:table-cell office:value-type="float" office:value="1.734615" calcext:value-type="float">
            <text:p>1.734615</text:p>
          </table:table-cell>
          <table:table-cell table:formula="of:=([.A275] / 86400) + 25569" office:value-type="date" office:date-value="2016-10-04T01:34:11.186001" calcext:value-type="date">
            <text:p>2016-10-04 01:34:11.186</text:p>
          </table:table-cell>
          <table:table-cell table:formula="of:=[.C275]-(4/24)" office:value-type="time" office:time-value="PT1023525H34M11.186000928S" calcext:value-type="time">
            <text:p>21:34:11</text:p>
          </table:table-cell>
          <table:table-cell table:formula="of:=[.B275]/[.G$1]" office:value-type="float" office:value="0.0158993125572869" calcext:value-type="float">
            <text:p>0.015899312557287</text:p>
          </table:table-cell>
          <table:table-cell table:formula="of:=[.E275]*1000" office:value-type="float" office:value="15.8993125572869" calcext:value-type="float">
            <text:p>15.8993125572869</text:p>
          </table:table-cell>
          <table:table-cell table:number-columns-repeated="1018"/>
        </table:table-row>
        <table:table-row table:style-name="ro1">
          <table:table-cell office:value-type="float" office:value="1475544852.478" calcext:value-type="float">
            <text:p>1475544852.478</text:p>
          </table:table-cell>
          <table:table-cell office:value-type="float" office:value="1.74764" calcext:value-type="float">
            <text:p>1.74764</text:p>
          </table:table-cell>
          <table:table-cell table:formula="of:=([.A276] / 86400) + 25569" office:value-type="date" office:date-value="2016-10-04T01:34:12.478" calcext:value-type="date">
            <text:p>2016-10-04 01:34:12.478</text:p>
          </table:table-cell>
          <table:table-cell table:formula="of:=[.C276]-(4/24)" office:value-type="time" office:time-value="PT1023525H34M12.478000056S" calcext:value-type="time">
            <text:p>21:34:12</text:p>
          </table:table-cell>
          <table:table-cell table:formula="of:=[.B276]/[.G$1]" office:value-type="float" office:value="0.0160186984417965" calcext:value-type="float">
            <text:p>0.016018698441797</text:p>
          </table:table-cell>
          <table:table-cell table:formula="of:=[.E276]*1000" office:value-type="float" office:value="16.0186984417965" calcext:value-type="float">
            <text:p>16.0186984417965</text:p>
          </table:table-cell>
          <table:table-cell table:number-columns-repeated="1018"/>
        </table:table-row>
        <table:table-row table:style-name="ro1">
          <table:table-cell office:value-type="float" office:value="1475544853.77" calcext:value-type="float">
            <text:p>1475544853.77</text:p>
          </table:table-cell>
          <table:table-cell office:value-type="float" office:value="1.752586" calcext:value-type="float">
            <text:p>1.752586</text:p>
          </table:table-cell>
          <table:table-cell table:formula="of:=([.A277] / 86400) + 25569" office:value-type="date" office:date-value="2016-10-04T01:34:13.77" calcext:value-type="date">
            <text:p>2016-10-04 01:34:13.770</text:p>
          </table:table-cell>
          <table:table-cell table:formula="of:=[.C277]-(4/24)" office:value-type="time" office:time-value="PT1023525H34M13.770000022S" calcext:value-type="time">
            <text:p>21:34:14</text:p>
          </table:table-cell>
          <table:table-cell table:formula="of:=[.B277]/[.G$1]" office:value-type="float" office:value="0.0160640329972502" calcext:value-type="float">
            <text:p>0.01606403299725</text:p>
          </table:table-cell>
          <table:table-cell table:formula="of:=[.E277]*1000" office:value-type="float" office:value="16.0640329972502" calcext:value-type="float">
            <text:p>16.0640329972502</text:p>
          </table:table-cell>
          <table:table-cell table:number-columns-repeated="1018"/>
        </table:table-row>
        <table:table-row table:style-name="ro1">
          <table:table-cell office:value-type="float" office:value="1475544855.061" calcext:value-type="float">
            <text:p>1475544855.061</text:p>
          </table:table-cell>
          <table:table-cell office:value-type="float" office:value="1.686034" calcext:value-type="float">
            <text:p>1.686034</text:p>
          </table:table-cell>
          <table:table-cell table:formula="of:=([.A278] / 86400) + 25569" office:value-type="date" office:date-value="2016-10-04T01:34:15.061" calcext:value-type="date">
            <text:p>2016-10-04 01:34:15.061</text:p>
          </table:table-cell>
          <table:table-cell table:formula="of:=[.C278]-(4/24)" office:value-type="time" office:time-value="PT1023525H34M15.061000446S" calcext:value-type="time">
            <text:p>21:34:15</text:p>
          </table:table-cell>
          <table:table-cell table:formula="of:=[.B278]/[.G$1]" office:value-type="float" office:value="0.0154540238313474" calcext:value-type="float">
            <text:p>0.015454023831347</text:p>
          </table:table-cell>
          <table:table-cell table:formula="of:=[.E278]*1000" office:value-type="float" office:value="15.4540238313474" calcext:value-type="float">
            <text:p>15.4540238313474</text:p>
          </table:table-cell>
          <table:table-cell table:number-columns-repeated="1018"/>
        </table:table-row>
        <table:table-row table:style-name="ro1">
          <table:table-cell office:value-type="float" office:value="1475544856.638" calcext:value-type="float">
            <text:p>1475544856.638</text:p>
          </table:table-cell>
          <table:table-cell office:value-type="float" office:value="1.47892" calcext:value-type="float">
            <text:p>1.47892</text:p>
          </table:table-cell>
          <table:table-cell table:formula="of:=([.A279] / 86400) + 25569" office:value-type="date" office:date-value="2016-10-04T01:34:16.638" calcext:value-type="date">
            <text:p>2016-10-04 01:34:16.638</text:p>
          </table:table-cell>
          <table:table-cell table:formula="of:=[.C279]-(4/24)" office:value-type="time" office:time-value="PT1023525H34M16.638000626S" calcext:value-type="time">
            <text:p>21:34:17</text:p>
          </table:table-cell>
          <table:table-cell table:formula="of:=[.B279]/[.G$1]" office:value-type="float" office:value="0.0135556370302475" calcext:value-type="float">
            <text:p>0.013555637030248</text:p>
          </table:table-cell>
          <table:table-cell table:formula="of:=[.E279]*1000" office:value-type="float" office:value="13.5556370302475" calcext:value-type="float">
            <text:p>13.5556370302475</text:p>
          </table:table-cell>
          <table:table-cell table:number-columns-repeated="1018"/>
        </table:table-row>
        <table:table-row table:style-name="ro1">
          <table:table-cell office:value-type="float" office:value="1475544857.356" calcext:value-type="float">
            <text:p>1475544857.356</text:p>
          </table:table-cell>
          <table:table-cell office:value-type="float" office:value="1.384358" calcext:value-type="float">
            <text:p>1.384358</text:p>
          </table:table-cell>
          <table:table-cell table:formula="of:=([.A280] / 86400) + 25569" office:value-type="date" office:date-value="2016-10-04T01:34:17.355999" calcext:value-type="date">
            <text:p>2016-10-04 01:34:17.356</text:p>
          </table:table-cell>
          <table:table-cell table:formula="of:=[.C280]-(4/24)" office:value-type="time" office:time-value="PT1023525H34M17.355999481S" calcext:value-type="time">
            <text:p>21:34:17</text:p>
          </table:table-cell>
          <table:table-cell table:formula="of:=[.B280]/[.G$1]" office:value-type="float" office:value="0.0126888909257562" calcext:value-type="float">
            <text:p>0.012688890925756</text:p>
          </table:table-cell>
          <table:table-cell table:formula="of:=[.E280]*1000" office:value-type="float" office:value="12.6888909257562" calcext:value-type="float">
            <text:p>12.6888909257562</text:p>
          </table:table-cell>
          <table:table-cell table:number-columns-repeated="1018"/>
        </table:table-row>
        <table:table-row table:style-name="ro1">
          <table:table-cell office:value-type="float" office:value="1475544858.681" calcext:value-type="float">
            <text:p>1475544858.681</text:p>
          </table:table-cell>
          <table:table-cell office:value-type="float" office:value="1.365636" calcext:value-type="float">
            <text:p>1.365636</text:p>
          </table:table-cell>
          <table:table-cell table:formula="of:=([.A281] / 86400) + 25569" office:value-type="date" office:date-value="2016-10-04T01:34:18.681" calcext:value-type="date">
            <text:p>2016-10-04 01:34:18.681</text:p>
          </table:table-cell>
          <table:table-cell table:formula="of:=[.C281]-(4/24)" office:value-type="time" office:time-value="PT1023525H34M18.680999838S" calcext:value-type="time">
            <text:p>21:34:19</text:p>
          </table:table-cell>
          <table:table-cell table:formula="of:=[.B281]/[.G$1]" office:value-type="float" office:value="0.0125172868927589" calcext:value-type="float">
            <text:p>0.012517286892759</text:p>
          </table:table-cell>
          <table:table-cell table:formula="of:=[.E281]*1000" office:value-type="float" office:value="12.5172868927589" calcext:value-type="float">
            <text:p>12.5172868927589</text:p>
          </table:table-cell>
          <table:table-cell table:number-columns-repeated="1018"/>
        </table:table-row>
        <table:table-row table:style-name="ro1">
          <table:table-cell office:value-type="float" office:value="1475544859.973" calcext:value-type="float">
            <text:p>1475544859.973</text:p>
          </table:table-cell>
          <table:table-cell office:value-type="float" office:value="1.366662" calcext:value-type="float">
            <text:p>1.366662</text:p>
          </table:table-cell>
          <table:table-cell table:formula="of:=([.A282] / 86400) + 25569" office:value-type="date" office:date-value="2016-10-04T01:34:19.973" calcext:value-type="date">
            <text:p>2016-10-04 01:34:19.973</text:p>
          </table:table-cell>
          <table:table-cell table:formula="of:=[.C282]-(4/24)" office:value-type="time" office:time-value="PT1023525H34M19.973000642S" calcext:value-type="time">
            <text:p>21:34:20</text:p>
          </table:table-cell>
          <table:table-cell table:formula="of:=[.B282]/[.G$1]" office:value-type="float" office:value="0.0125266911090742" calcext:value-type="float">
            <text:p>0.012526691109074</text:p>
          </table:table-cell>
          <table:table-cell table:formula="of:=[.E282]*1000" office:value-type="float" office:value="12.5266911090742" calcext:value-type="float">
            <text:p>12.5266911090742</text:p>
          </table:table-cell>
          <table:table-cell table:number-columns-repeated="1018"/>
        </table:table-row>
        <table:table-row table:style-name="ro1">
          <table:table-cell office:value-type="float" office:value="1475544861.265" calcext:value-type="float">
            <text:p>1475544861.265</text:p>
          </table:table-cell>
          <table:table-cell office:value-type="float" office:value="1.324236" calcext:value-type="float">
            <text:p>1.324236</text:p>
          </table:table-cell>
          <table:table-cell table:formula="of:=([.A283] / 86400) + 25569" office:value-type="date" office:date-value="2016-10-04T01:34:21.265" calcext:value-type="date">
            <text:p>2016-10-04 01:34:21.265</text:p>
          </table:table-cell>
          <table:table-cell table:formula="of:=[.C283]-(4/24)" office:value-type="time" office:time-value="PT1023525H34M21.265000189S" calcext:value-type="time">
            <text:p>21:34:21</text:p>
          </table:table-cell>
          <table:table-cell table:formula="of:=[.B283]/[.G$1]" office:value-type="float" office:value="0.0121378185151237" calcext:value-type="float">
            <text:p>0.012137818515124</text:p>
          </table:table-cell>
          <table:table-cell table:formula="of:=[.E283]*1000" office:value-type="float" office:value="12.1378185151237" calcext:value-type="float">
            <text:p>12.1378185151237</text:p>
          </table:table-cell>
          <table:table-cell table:number-columns-repeated="1018"/>
        </table:table-row>
        <table:table-row table:style-name="ro1">
          <table:table-cell office:value-type="float" office:value="1475544862.556" calcext:value-type="float">
            <text:p>1475544862.556</text:p>
          </table:table-cell>
          <table:table-cell office:value-type="float" office:value="1.252297" calcext:value-type="float">
            <text:p>1.252297</text:p>
          </table:table-cell>
          <table:table-cell table:formula="of:=([.A284] / 86400) + 25569" office:value-type="date" office:date-value="2016-10-04T01:34:22.556" calcext:value-type="date">
            <text:p>2016-10-04 01:34:22.556</text:p>
          </table:table-cell>
          <table:table-cell table:formula="of:=[.C284]-(4/24)" office:value-type="time" office:time-value="PT1023525H34M22.556000613S" calcext:value-type="time">
            <text:p>21:34:23</text:p>
          </table:table-cell>
          <table:table-cell table:formula="of:=[.B284]/[.G$1]" office:value-type="float" office:value="0.0114784326306141" calcext:value-type="float">
            <text:p>0.011478432630614</text:p>
          </table:table-cell>
          <table:table-cell table:formula="of:=[.E284]*1000" office:value-type="float" office:value="11.4784326306141" calcext:value-type="float">
            <text:p>11.4784326306141</text:p>
          </table:table-cell>
          <table:table-cell table:number-columns-repeated="1018"/>
        </table:table-row>
        <table:table-row table:style-name="ro1">
          <table:table-cell office:value-type="float" office:value="1475544863.851" calcext:value-type="float">
            <text:p>1475544863.851</text:p>
          </table:table-cell>
          <table:table-cell office:value-type="float" office:value="1.208204" calcext:value-type="float">
            <text:p>1.208204</text:p>
          </table:table-cell>
          <table:table-cell table:formula="of:=([.A285] / 86400) + 25569" office:value-type="date" office:date-value="2016-10-04T01:34:23.851" calcext:value-type="date">
            <text:p>2016-10-04 01:34:23.851</text:p>
          </table:table-cell>
          <table:table-cell table:formula="of:=[.C285]-(4/24)" office:value-type="time" office:time-value="PT1023525H34M23.851000462S" calcext:value-type="time">
            <text:p>21:34:24</text:p>
          </table:table-cell>
          <table:table-cell table:formula="of:=[.B285]/[.G$1]" office:value-type="float" office:value="0.0110742804766269" calcext:value-type="float">
            <text:p>0.011074280476627</text:p>
          </table:table-cell>
          <table:table-cell table:formula="of:=[.E285]*1000" office:value-type="float" office:value="11.074280476627" calcext:value-type="float">
            <text:p>11.074280476627</text:p>
          </table:table-cell>
          <table:table-cell table:number-columns-repeated="1018"/>
        </table:table-row>
        <table:table-row table:style-name="ro1">
          <table:table-cell office:value-type="float" office:value="1475544865.143" calcext:value-type="float">
            <text:p>1475544865.143</text:p>
          </table:table-cell>
          <table:table-cell office:value-type="float" office:value="1.204851" calcext:value-type="float">
            <text:p>1.204851</text:p>
          </table:table-cell>
          <table:table-cell table:formula="of:=([.A286] / 86400) + 25569" office:value-type="date" office:date-value="2016-10-04T01:34:25.143" calcext:value-type="date">
            <text:p>2016-10-04 01:34:25.143</text:p>
          </table:table-cell>
          <table:table-cell table:formula="of:=[.C286]-(4/24)" office:value-type="time" office:time-value="PT1023525H34M25.142999589S" calcext:value-type="time">
            <text:p>21:34:25</text:p>
          </table:table-cell>
          <table:table-cell table:formula="of:=[.B286]/[.G$1]" office:value-type="float" office:value="0.0110435472043996" calcext:value-type="float">
            <text:p>0.0110435472044</text:p>
          </table:table-cell>
          <table:table-cell table:formula="of:=[.E286]*1000" office:value-type="float" office:value="11.0435472043996" calcext:value-type="float">
            <text:p>11.0435472043996</text:p>
          </table:table-cell>
          <table:table-cell table:number-columns-repeated="1018"/>
        </table:table-row>
        <table:table-row table:style-name="ro1">
          <table:table-cell office:value-type="float" office:value="1475544866.715" calcext:value-type="float">
            <text:p>1475544866.715</text:p>
          </table:table-cell>
          <table:table-cell office:value-type="float" office:value="1.209688" calcext:value-type="float">
            <text:p>1.209688</text:p>
          </table:table-cell>
          <table:table-cell table:formula="of:=([.A287] / 86400) + 25569" office:value-type="date" office:date-value="2016-10-04T01:34:26.715" calcext:value-type="date">
            <text:p>2016-10-04 01:34:26.715</text:p>
          </table:table-cell>
          <table:table-cell table:formula="of:=[.C287]-(4/24)" office:value-type="time" office:time-value="PT1023525H34M26.715000384S" calcext:value-type="time">
            <text:p>21:34:27</text:p>
          </table:table-cell>
          <table:table-cell table:formula="of:=[.B287]/[.G$1]" office:value-type="float" office:value="0.0110878826764436" calcext:value-type="float">
            <text:p>0.011087882676444</text:p>
          </table:table-cell>
          <table:table-cell table:formula="of:=[.E287]*1000" office:value-type="float" office:value="11.0878826764436" calcext:value-type="float">
            <text:p>11.0878826764436</text:p>
          </table:table-cell>
          <table:table-cell table:number-columns-repeated="1018"/>
        </table:table-row>
        <table:table-row table:style-name="ro1">
          <table:table-cell office:value-type="float" office:value="1475544868.07" calcext:value-type="float">
            <text:p>1475544868.07</text:p>
          </table:table-cell>
          <table:table-cell office:value-type="float" office:value="1.227823" calcext:value-type="float">
            <text:p>1.227823</text:p>
          </table:table-cell>
          <table:table-cell table:formula="of:=([.A288] / 86400) + 25569" office:value-type="date" office:date-value="2016-10-04T01:34:28.07" calcext:value-type="date">
            <text:p>2016-10-04 01:34:28.070</text:p>
          </table:table-cell>
          <table:table-cell table:formula="of:=[.C288]-(4/24)" office:value-type="time" office:time-value="PT1023525H34M28.069999991S" calcext:value-type="time">
            <text:p>21:34:28</text:p>
          </table:table-cell>
          <table:table-cell table:formula="of:=[.B288]/[.G$1]" office:value-type="float" office:value="0.011254106324473" calcext:value-type="float">
            <text:p>0.011254106324473</text:p>
          </table:table-cell>
          <table:table-cell table:formula="of:=[.E288]*1000" office:value-type="float" office:value="11.254106324473" calcext:value-type="float">
            <text:p>11.254106324473</text:p>
          </table:table-cell>
          <table:table-cell table:number-columns-repeated="1018"/>
        </table:table-row>
        <table:table-row table:style-name="ro1">
          <table:table-cell office:value-type="float" office:value="1475544869.393" calcext:value-type="float">
            <text:p>1475544869.393</text:p>
          </table:table-cell>
          <table:table-cell office:value-type="float" office:value="1.249275" calcext:value-type="float">
            <text:p>1.249275</text:p>
          </table:table-cell>
          <table:table-cell table:formula="of:=([.A289] / 86400) + 25569" office:value-type="date" office:date-value="2016-10-04T01:34:29.393" calcext:value-type="date">
            <text:p>2016-10-04 01:34:29.393</text:p>
          </table:table-cell>
          <table:table-cell table:formula="of:=[.C289]-(4/24)" office:value-type="time" office:time-value="PT1023525H34M29.393000007S" calcext:value-type="time">
            <text:p>21:34:29</text:p>
          </table:table-cell>
          <table:table-cell table:formula="of:=[.B289]/[.G$1]" office:value-type="float" office:value="0.0114507332722273" calcext:value-type="float">
            <text:p>0.011450733272227</text:p>
          </table:table-cell>
          <table:table-cell table:formula="of:=[.E289]*1000" office:value-type="float" office:value="11.4507332722273" calcext:value-type="float">
            <text:p>11.4507332722273</text:p>
          </table:table-cell>
          <table:table-cell table:number-columns-repeated="1018"/>
        </table:table-row>
        <table:table-row table:style-name="ro1">
          <table:table-cell office:value-type="float" office:value="1475544870.684" calcext:value-type="float">
            <text:p>1475544870.684</text:p>
          </table:table-cell>
          <table:table-cell office:value-type="float" office:value="1.245556" calcext:value-type="float">
            <text:p>1.245556</text:p>
          </table:table-cell>
          <table:table-cell table:formula="of:=([.A290] / 86400) + 25569" office:value-type="date" office:date-value="2016-10-04T01:34:30.684" calcext:value-type="date">
            <text:p>2016-10-04 01:34:30.684</text:p>
          </table:table-cell>
          <table:table-cell table:formula="of:=[.C290]-(4/24)" office:value-type="time" office:time-value="PT1023525H34M30.684000012S" calcext:value-type="time">
            <text:p>21:34:31</text:p>
          </table:table-cell>
          <table:table-cell table:formula="of:=[.B290]/[.G$1]" office:value-type="float" office:value="0.01141664527956" calcext:value-type="float">
            <text:p>0.01141664527956</text:p>
          </table:table-cell>
          <table:table-cell table:formula="of:=[.E290]*1000" office:value-type="float" office:value="11.41664527956" calcext:value-type="float">
            <text:p>11.41664527956</text:p>
          </table:table-cell>
          <table:table-cell table:number-columns-repeated="1018"/>
        </table:table-row>
        <table:table-row table:style-name="ro1">
          <table:table-cell office:value-type="float" office:value="1475544871.976" calcext:value-type="float">
            <text:p>1475544871.976</text:p>
          </table:table-cell>
          <table:table-cell office:value-type="float" office:value="1.24682" calcext:value-type="float">
            <text:p>1.24682</text:p>
          </table:table-cell>
          <table:table-cell table:formula="of:=([.A291] / 86400) + 25569" office:value-type="date" office:date-value="2016-10-04T01:34:31.976" calcext:value-type="date">
            <text:p>2016-10-04 01:34:31.976</text:p>
          </table:table-cell>
          <table:table-cell table:formula="of:=[.C291]-(4/24)" office:value-type="time" office:time-value="PT1023525H34M31.976000816S" calcext:value-type="time">
            <text:p>21:34:32</text:p>
          </table:table-cell>
          <table:table-cell table:formula="of:=[.B291]/[.G$1]" office:value-type="float" office:value="0.0114282309807516" calcext:value-type="float">
            <text:p>0.011428230980752</text:p>
          </table:table-cell>
          <table:table-cell table:formula="of:=[.E291]*1000" office:value-type="float" office:value="11.4282309807516" calcext:value-type="float">
            <text:p>11.4282309807516</text:p>
          </table:table-cell>
          <table:table-cell table:number-columns-repeated="1018"/>
        </table:table-row>
        <table:table-row table:style-name="ro1">
          <table:table-cell office:value-type="float" office:value="1475544873.265" calcext:value-type="float">
            <text:p>1475544873.265</text:p>
          </table:table-cell>
          <table:table-cell office:value-type="float" office:value="1.406616" calcext:value-type="float">
            <text:p>1.406616</text:p>
          </table:table-cell>
          <table:table-cell table:formula="of:=([.A292] / 86400) + 25569" office:value-type="date" office:date-value="2016-10-04T01:34:33.265" calcext:value-type="date">
            <text:p>2016-10-04 01:34:33.265</text:p>
          </table:table-cell>
          <table:table-cell table:formula="of:=[.C292]-(4/24)" office:value-type="time" office:time-value="PT1023525H34M33.26500006S" calcext:value-type="time">
            <text:p>21:34:33</text:p>
          </table:table-cell>
          <table:table-cell table:formula="of:=[.B292]/[.G$1]" office:value-type="float" office:value="0.0128929055912007" calcext:value-type="float">
            <text:p>0.012892905591201</text:p>
          </table:table-cell>
          <table:table-cell table:formula="of:=[.E292]*1000" office:value-type="float" office:value="12.8929055912007" calcext:value-type="float">
            <text:p>12.8929055912007</text:p>
          </table:table-cell>
          <table:table-cell table:number-columns-repeated="1018"/>
        </table:table-row>
        <table:table-row table:style-name="ro1">
          <table:table-cell office:value-type="float" office:value="1475544874.556" calcext:value-type="float">
            <text:p>1475544874.556</text:p>
          </table:table-cell>
          <table:table-cell office:value-type="float" office:value="1.576615" calcext:value-type="float">
            <text:p>1.576615</text:p>
          </table:table-cell>
          <table:table-cell table:formula="of:=([.A293] / 86400) + 25569" office:value-type="date" office:date-value="2016-10-04T01:34:34.556" calcext:value-type="date">
            <text:p>2016-10-04 01:34:34.556</text:p>
          </table:table-cell>
          <table:table-cell table:formula="of:=[.C293]-(4/24)" office:value-type="time" office:time-value="PT1023525H34M34.556000065S" calcext:value-type="time">
            <text:p>21:34:35</text:p>
          </table:table-cell>
          <table:table-cell table:formula="of:=[.B293]/[.G$1]" office:value-type="float" office:value="0.014451099908341" calcext:value-type="float">
            <text:p>0.014451099908341</text:p>
          </table:table-cell>
          <table:table-cell table:formula="of:=[.E293]*1000" office:value-type="float" office:value="14.451099908341" calcext:value-type="float">
            <text:p>14.451099908341</text:p>
          </table:table-cell>
          <table:table-cell table:number-columns-repeated="1018"/>
        </table:table-row>
        <table:table-row table:style-name="ro1">
          <table:table-cell office:value-type="float" office:value="1475544875.848" calcext:value-type="float">
            <text:p>1475544875.848</text:p>
          </table:table-cell>
          <table:table-cell office:value-type="float" office:value="1.631828" calcext:value-type="float">
            <text:p>1.631828</text:p>
          </table:table-cell>
          <table:table-cell table:formula="of:=([.A294] / 86400) + 25569" office:value-type="date" office:date-value="2016-10-04T01:34:35.848" calcext:value-type="date">
            <text:p>2016-10-04 01:34:35.848</text:p>
          </table:table-cell>
          <table:table-cell table:formula="of:=[.C294]-(4/24)" office:value-type="time" office:time-value="PT1023525H34M35.848000031S" calcext:value-type="time">
            <text:p>21:34:36</text:p>
          </table:table-cell>
          <table:table-cell table:formula="of:=[.B294]/[.G$1]" office:value-type="float" office:value="0.0149571769019248" calcext:value-type="float">
            <text:p>0.014957176901925</text:p>
          </table:table-cell>
          <table:table-cell table:formula="of:=[.E294]*1000" office:value-type="float" office:value="14.9571769019248" calcext:value-type="float">
            <text:p>14.9571769019248</text:p>
          </table:table-cell>
          <table:table-cell table:number-columns-repeated="1018"/>
        </table:table-row>
        <table:table-row table:style-name="ro1">
          <table:table-cell office:value-type="float" office:value="1475544877.431" calcext:value-type="float">
            <text:p>1475544877.431</text:p>
          </table:table-cell>
          <table:table-cell office:value-type="float" office:value="1.631938" calcext:value-type="float">
            <text:p>1.631938</text:p>
          </table:table-cell>
          <table:table-cell table:formula="of:=([.A295] / 86400) + 25569" office:value-type="date" office:date-value="2016-10-04T01:34:37.431" calcext:value-type="date">
            <text:p>2016-10-04 01:34:37.431</text:p>
          </table:table-cell>
          <table:table-cell table:formula="of:=[.C295]-(4/24)" office:value-type="time" office:time-value="PT1023525H34M37.431000397S" calcext:value-type="time">
            <text:p>21:34:37</text:p>
          </table:table-cell>
          <table:table-cell table:formula="of:=[.B295]/[.G$1]" office:value-type="float" office:value="0.0149581851512374" calcext:value-type="float">
            <text:p>0.014958185151237</text:p>
          </table:table-cell>
          <table:table-cell table:formula="of:=[.E295]*1000" office:value-type="float" office:value="14.9581851512374" calcext:value-type="float">
            <text:p>14.9581851512374</text:p>
          </table:table-cell>
          <table:table-cell table:number-columns-repeated="1018"/>
        </table:table-row>
        <table:table-row table:style-name="ro1">
          <table:table-cell office:value-type="float" office:value="1475544878.786" calcext:value-type="float">
            <text:p>1475544878.786</text:p>
          </table:table-cell>
          <table:table-cell office:value-type="float" office:value="1.601419" calcext:value-type="float">
            <text:p>1.601419</text:p>
          </table:table-cell>
          <table:table-cell table:formula="of:=([.A296] / 86400) + 25569" office:value-type="date" office:date-value="2016-10-04T01:34:38.786" calcext:value-type="date">
            <text:p>2016-10-04 01:34:38.786</text:p>
          </table:table-cell>
          <table:table-cell table:formula="of:=[.C296]-(4/24)" office:value-type="time" office:time-value="PT1023525H34M38.786000423S" calcext:value-type="time">
            <text:p>21:34:39</text:p>
          </table:table-cell>
          <table:table-cell table:formula="of:=[.B296]/[.G$1]" office:value-type="float" office:value="0.0146784509624198" calcext:value-type="float">
            <text:p>0.01467845096242</text:p>
          </table:table-cell>
          <table:table-cell table:formula="of:=[.E296]*1000" office:value-type="float" office:value="14.6784509624198" calcext:value-type="float">
            <text:p>14.6784509624198</text:p>
          </table:table-cell>
          <table:table-cell table:number-columns-repeated="1018"/>
        </table:table-row>
        <table:table-row table:style-name="ro1">
          <table:table-cell office:value-type="float" office:value="1475544880.111" calcext:value-type="float">
            <text:p>1475544880.111</text:p>
          </table:table-cell>
          <table:table-cell office:value-type="float" office:value="1.543714" calcext:value-type="float">
            <text:p>1.543714</text:p>
          </table:table-cell>
          <table:table-cell table:formula="of:=([.A297] / 86400) + 25569" office:value-type="date" office:date-value="2016-10-04T01:34:40.111" calcext:value-type="date">
            <text:p>2016-10-04 01:34:40.111</text:p>
          </table:table-cell>
          <table:table-cell table:formula="of:=[.C297]-(4/24)" office:value-type="time" office:time-value="PT1023525H34M40.111000361S" calcext:value-type="time">
            <text:p>21:34:40</text:p>
          </table:table-cell>
          <table:table-cell table:formula="of:=[.B297]/[.G$1]" office:value-type="float" office:value="0.0141495325389551" calcext:value-type="float">
            <text:p>0.014149532538955</text:p>
          </table:table-cell>
          <table:table-cell table:formula="of:=[.E297]*1000" office:value-type="float" office:value="14.1495325389551" calcext:value-type="float">
            <text:p>14.1495325389551</text:p>
          </table:table-cell>
          <table:table-cell table:number-columns-repeated="1018"/>
        </table:table-row>
        <table:table-row table:style-name="ro1">
          <table:table-cell office:value-type="float" office:value="1475544881.403" calcext:value-type="float">
            <text:p>1475544881.403</text:p>
          </table:table-cell>
          <table:table-cell office:value-type="float" office:value="1.504622" calcext:value-type="float">
            <text:p>1.504622</text:p>
          </table:table-cell>
          <table:table-cell table:formula="of:=([.A298] / 86400) + 25569" office:value-type="date" office:date-value="2016-10-04T01:34:41.403" calcext:value-type="date">
            <text:p>2016-10-04 01:34:41.403</text:p>
          </table:table-cell>
          <table:table-cell table:formula="of:=[.C298]-(4/24)" office:value-type="time" office:time-value="PT1023525H34M41.402999908S" calcext:value-type="time">
            <text:p>21:34:41</text:p>
          </table:table-cell>
          <table:table-cell table:formula="of:=[.B298]/[.G$1]" office:value-type="float" office:value="0.0137912190650779" calcext:value-type="float">
            <text:p>0.013791219065078</text:p>
          </table:table-cell>
          <table:table-cell table:formula="of:=[.E298]*1000" office:value-type="float" office:value="13.7912190650779" calcext:value-type="float">
            <text:p>13.7912190650779</text:p>
          </table:table-cell>
          <table:table-cell table:number-columns-repeated="1018"/>
        </table:table-row>
        <table:table-row table:style-name="ro1">
          <table:table-cell office:value-type="float" office:value="1475544882.695" calcext:value-type="float">
            <text:p>1475544882.695</text:p>
          </table:table-cell>
          <table:table-cell office:value-type="float" office:value="1.50257" calcext:value-type="float">
            <text:p>1.50257</text:p>
          </table:table-cell>
          <table:table-cell table:formula="of:=([.A299] / 86400) + 25569" office:value-type="date" office:date-value="2016-10-04T01:34:42.695" calcext:value-type="date">
            <text:p>2016-10-04 01:34:42.695</text:p>
          </table:table-cell>
          <table:table-cell table:formula="of:=[.C299]-(4/24)" office:value-type="time" office:time-value="PT1023525H34M42.695000712S" calcext:value-type="time">
            <text:p>21:34:43</text:p>
          </table:table-cell>
          <table:table-cell table:formula="of:=[.B299]/[.G$1]" office:value-type="float" office:value="0.0137724106324473" calcext:value-type="float">
            <text:p>0.013772410632447</text:p>
          </table:table-cell>
          <table:table-cell table:formula="of:=[.E299]*1000" office:value-type="float" office:value="13.7724106324473" calcext:value-type="float">
            <text:p>13.7724106324473</text:p>
          </table:table-cell>
          <table:table-cell table:number-columns-repeated="1018"/>
        </table:table-row>
        <table:table-row table:style-name="ro1">
          <table:table-cell office:value-type="float" office:value="1475544883.987" calcext:value-type="float">
            <text:p>1475544883.987</text:p>
          </table:table-cell>
          <table:table-cell office:value-type="float" office:value="1.504841" calcext:value-type="float">
            <text:p>1.504841</text:p>
          </table:table-cell>
          <table:table-cell table:formula="of:=([.A300] / 86400) + 25569" office:value-type="date" office:date-value="2016-10-04T01:34:43.987" calcext:value-type="date">
            <text:p>2016-10-04 01:34:43.987</text:p>
          </table:table-cell>
          <table:table-cell table:formula="of:=[.C300]-(4/24)" office:value-type="time" office:time-value="PT1023525H34M43.987000259S" calcext:value-type="time">
            <text:p>21:34:44</text:p>
          </table:table-cell>
          <table:table-cell table:formula="of:=[.B300]/[.G$1]" office:value-type="float" office:value="0.0137932263978002" calcext:value-type="float">
            <text:p>0.0137932263978</text:p>
          </table:table-cell>
          <table:table-cell table:formula="of:=[.E300]*1000" office:value-type="float" office:value="13.7932263978002" calcext:value-type="float">
            <text:p>13.7932263978002</text:p>
          </table:table-cell>
          <table:table-cell table:number-columns-repeated="1018"/>
        </table:table-row>
        <table:table-row table:style-name="ro1">
          <table:table-cell office:value-type="float" office:value="1475544885.28" calcext:value-type="float">
            <text:p>1475544885.28</text:p>
          </table:table-cell>
          <table:table-cell office:value-type="float" office:value="1.556702" calcext:value-type="float">
            <text:p>1.556702</text:p>
          </table:table-cell>
          <table:table-cell table:formula="of:=([.A301] / 86400) + 25569" office:value-type="date" office:date-value="2016-10-04T01:34:45.28" calcext:value-type="date">
            <text:p>2016-10-04 01:34:45.280</text:p>
          </table:table-cell>
          <table:table-cell table:formula="of:=[.C301]-(4/24)" office:value-type="time" office:time-value="PT1023525H34M45.280000186S" calcext:value-type="time">
            <text:p>21:34:45</text:p>
          </table:table-cell>
          <table:table-cell table:formula="of:=[.B301]/[.G$1]" office:value-type="float" office:value="0.0142685792850596" calcext:value-type="float">
            <text:p>0.01426857928506</text:p>
          </table:table-cell>
          <table:table-cell table:formula="of:=[.E301]*1000" office:value-type="float" office:value="14.2685792850596" calcext:value-type="float">
            <text:p>14.2685792850596</text:p>
          </table:table-cell>
          <table:table-cell table:number-columns-repeated="1018"/>
        </table:table-row>
        <table:table-row table:style-name="ro1">
          <table:table-cell office:value-type="float" office:value="1475544886.868" calcext:value-type="float">
            <text:p>1475544886.868</text:p>
          </table:table-cell>
          <table:table-cell office:value-type="float" office:value="1.621954" calcext:value-type="float">
            <text:p>1.621954</text:p>
          </table:table-cell>
          <table:table-cell table:formula="of:=([.A302] / 86400) + 25569" office:value-type="date" office:date-value="2016-10-04T01:34:46.868" calcext:value-type="date">
            <text:p>2016-10-04 01:34:46.868</text:p>
          </table:table-cell>
          <table:table-cell table:formula="of:=[.C302]-(4/24)" office:value-type="time" office:time-value="PT1023525H34M46.867999937S" calcext:value-type="time">
            <text:p>21:34:47</text:p>
          </table:table-cell>
          <table:table-cell table:formula="of:=[.B302]/[.G$1]" office:value-type="float" office:value="0.0148666727772686" calcext:value-type="float">
            <text:p>0.014866672777269</text:p>
          </table:table-cell>
          <table:table-cell table:formula="of:=[.E302]*1000" office:value-type="float" office:value="14.8666727772686" calcext:value-type="float">
            <text:p>14.8666727772686</text:p>
          </table:table-cell>
          <table:table-cell table:number-columns-repeated="1018"/>
        </table:table-row>
        <table:table-row table:style-name="ro1">
          <table:table-cell office:value-type="float" office:value="1475544887.583" calcext:value-type="float">
            <text:p>1475544887.583</text:p>
          </table:table-cell>
          <table:table-cell office:value-type="float" office:value="1.624171" calcext:value-type="float">
            <text:p>1.624171</text:p>
          </table:table-cell>
          <table:table-cell table:formula="of:=([.A303] / 86400) + 25569" office:value-type="date" office:date-value="2016-10-04T01:34:47.583" calcext:value-type="date">
            <text:p>2016-10-04 01:34:47.583</text:p>
          </table:table-cell>
          <table:table-cell table:formula="of:=[.C303]-(4/24)" office:value-type="time" office:time-value="PT1023525H34M47.583000166S" calcext:value-type="time">
            <text:p>21:34:48</text:p>
          </table:table-cell>
          <table:table-cell table:formula="of:=[.B303]/[.G$1]" office:value-type="float" office:value="0.014886993583868" calcext:value-type="float">
            <text:p>0.014886993583868</text:p>
          </table:table-cell>
          <table:table-cell table:formula="of:=[.E303]*1000" office:value-type="float" office:value="14.886993583868" calcext:value-type="float">
            <text:p>14.886993583868</text:p>
          </table:table-cell>
          <table:table-cell table:number-columns-repeated="1018"/>
        </table:table-row>
        <table:table-row table:style-name="ro1">
          <table:table-cell office:value-type="float" office:value="1475544888.906" calcext:value-type="float">
            <text:p>1475544888.906</text:p>
          </table:table-cell>
          <table:table-cell office:value-type="float" office:value="1.623914" calcext:value-type="float">
            <text:p>1.623914</text:p>
          </table:table-cell>
          <table:table-cell table:formula="of:=([.A304] / 86400) + 25569" office:value-type="date" office:date-value="2016-10-04T01:34:48.906" calcext:value-type="date">
            <text:p>2016-10-04 01:34:48.906</text:p>
          </table:table-cell>
          <table:table-cell table:formula="of:=[.C304]-(4/24)" office:value-type="time" office:time-value="PT1023525H34M48.906000182S" calcext:value-type="time">
            <text:p>21:34:49</text:p>
          </table:table-cell>
          <table:table-cell table:formula="of:=[.B304]/[.G$1]" office:value-type="float" office:value="0.0148846379468378" calcext:value-type="float">
            <text:p>0.014884637946838</text:p>
          </table:table-cell>
          <table:table-cell table:formula="of:=[.E304]*1000" office:value-type="float" office:value="14.8846379468378" calcext:value-type="float">
            <text:p>14.8846379468378</text:p>
          </table:table-cell>
          <table:table-cell table:number-columns-repeated="1018"/>
        </table:table-row>
        <table:table-row table:style-name="ro1">
          <table:table-cell office:value-type="float" office:value="1475544890.198" calcext:value-type="float">
            <text:p>1475544890.198</text:p>
          </table:table-cell>
          <table:table-cell office:value-type="float" office:value="1.635748" calcext:value-type="float">
            <text:p>1.635748</text:p>
          </table:table-cell>
          <table:table-cell table:formula="of:=([.A305] / 86400) + 25569" office:value-type="date" office:date-value="2016-10-04T01:34:50.198" calcext:value-type="date">
            <text:p>2016-10-04 01:34:50.198</text:p>
          </table:table-cell>
          <table:table-cell table:formula="of:=[.C305]-(4/24)" office:value-type="time" office:time-value="PT1023525H34M50.198000148S" calcext:value-type="time">
            <text:p>21:34:50</text:p>
          </table:table-cell>
          <table:table-cell table:formula="of:=[.B305]/[.G$1]" office:value-type="float" office:value="0.0149931072410632" calcext:value-type="float">
            <text:p>0.014993107241063</text:p>
          </table:table-cell>
          <table:table-cell table:formula="of:=[.E305]*1000" office:value-type="float" office:value="14.9931072410632" calcext:value-type="float">
            <text:p>14.9931072410632</text:p>
          </table:table-cell>
          <table:table-cell table:number-columns-repeated="1018"/>
        </table:table-row>
        <table:table-row table:style-name="ro1">
          <table:table-cell office:value-type="float" office:value="1475544891.49" calcext:value-type="float">
            <text:p>1475544891.49</text:p>
          </table:table-cell>
          <table:table-cell office:value-type="float" office:value="1.689075" calcext:value-type="float">
            <text:p>1.689075</text:p>
          </table:table-cell>
          <table:table-cell table:formula="of:=([.A306] / 86400) + 25569" office:value-type="date" office:date-value="2016-10-04T01:34:51.49" calcext:value-type="date">
            <text:p>2016-10-04 01:34:51.490</text:p>
          </table:table-cell>
          <table:table-cell table:formula="of:=[.C306]-(4/24)" office:value-type="time" office:time-value="PT1023525H34M51.490000114S" calcext:value-type="time">
            <text:p>21:34:51</text:p>
          </table:table-cell>
          <table:table-cell table:formula="of:=[.B306]/[.G$1]" office:value-type="float" office:value="0.0154818973418882" calcext:value-type="float">
            <text:p>0.015481897341888</text:p>
          </table:table-cell>
          <table:table-cell table:formula="of:=[.E306]*1000" office:value-type="float" office:value="15.4818973418882" calcext:value-type="float">
            <text:p>15.4818973418882</text:p>
          </table:table-cell>
          <table:table-cell table:number-columns-repeated="1018"/>
        </table:table-row>
        <table:table-row table:style-name="ro1">
          <table:table-cell office:value-type="float" office:value="1475544892.781" calcext:value-type="float">
            <text:p>1475544892.781</text:p>
          </table:table-cell>
          <table:table-cell office:value-type="float" office:value="1.741723" calcext:value-type="float">
            <text:p>1.741723</text:p>
          </table:table-cell>
          <table:table-cell table:formula="of:=([.A307] / 86400) + 25569" office:value-type="date" office:date-value="2016-10-04T01:34:52.781" calcext:value-type="date">
            <text:p>2016-10-04 01:34:52.781</text:p>
          </table:table-cell>
          <table:table-cell table:formula="of:=[.C307]-(4/24)" office:value-type="time" office:time-value="PT1023525H34M52.781000119S" calcext:value-type="time">
            <text:p>21:34:53</text:p>
          </table:table-cell>
          <table:table-cell table:formula="of:=[.B307]/[.G$1]" office:value-type="float" office:value="0.0159644637946838" calcext:value-type="float">
            <text:p>0.015964463794684</text:p>
          </table:table-cell>
          <table:table-cell table:formula="of:=[.E307]*1000" office:value-type="float" office:value="15.9644637946838" calcext:value-type="float">
            <text:p>15.9644637946838</text:p>
          </table:table-cell>
          <table:table-cell table:number-columns-repeated="1018"/>
        </table:table-row>
        <table:table-row table:style-name="ro1">
          <table:table-cell office:value-type="float" office:value="1475544894.076" calcext:value-type="float">
            <text:p>1475544894.076</text:p>
          </table:table-cell>
          <table:table-cell office:value-type="float" office:value="1.751377" calcext:value-type="float">
            <text:p>1.751377</text:p>
          </table:table-cell>
          <table:table-cell table:formula="of:=([.A308] / 86400) + 25569" office:value-type="date" office:date-value="2016-10-04T01:34:54.076" calcext:value-type="date">
            <text:p>2016-10-04 01:34:54.076</text:p>
          </table:table-cell>
          <table:table-cell table:formula="of:=[.C308]-(4/24)" office:value-type="time" office:time-value="PT1023525H34M54.075999968S" calcext:value-type="time">
            <text:p>21:34:54</text:p>
          </table:table-cell>
          <table:table-cell table:formula="of:=[.B308]/[.G$1]" office:value-type="float" office:value="0.0160529514207149" calcext:value-type="float">
            <text:p>0.016052951420715</text:p>
          </table:table-cell>
          <table:table-cell table:formula="of:=[.E308]*1000" office:value-type="float" office:value="16.0529514207149" calcext:value-type="float">
            <text:p>16.0529514207149</text:p>
          </table:table-cell>
          <table:table-cell table:number-columns-repeated="1018"/>
        </table:table-row>
        <table:table-row table:style-name="ro1">
          <table:table-cell office:value-type="float" office:value="1475544895.371" calcext:value-type="float">
            <text:p>1475544895.371</text:p>
          </table:table-cell>
          <table:table-cell office:value-type="float" office:value="1.756177" calcext:value-type="float">
            <text:p>1.756177</text:p>
          </table:table-cell>
          <table:table-cell table:formula="of:=([.A309] / 86400) + 25569" office:value-type="date" office:date-value="2016-10-04T01:34:55.371" calcext:value-type="date">
            <text:p>2016-10-04 01:34:55.371</text:p>
          </table:table-cell>
          <table:table-cell table:formula="of:=[.C309]-(4/24)" office:value-type="time" office:time-value="PT1023525H34M55.371000655S" calcext:value-type="time">
            <text:p>21:34:55</text:p>
          </table:table-cell>
          <table:table-cell table:formula="of:=[.B309]/[.G$1]" office:value-type="float" office:value="0.0160969477543538" calcext:value-type="float">
            <text:p>0.016096947754354</text:p>
          </table:table-cell>
          <table:table-cell table:formula="of:=[.E309]*1000" office:value-type="float" office:value="16.0969477543538" calcext:value-type="float">
            <text:p>16.0969477543538</text:p>
          </table:table-cell>
          <table:table-cell table:number-columns-repeated="1018"/>
        </table:table-row>
        <table:table-row table:style-name="ro1">
          <table:table-cell office:value-type="float" office:value="1475544896.945" calcext:value-type="float">
            <text:p>1475544896.945</text:p>
          </table:table-cell>
          <table:table-cell office:value-type="float" office:value="1.627706" calcext:value-type="float">
            <text:p>1.627706</text:p>
          </table:table-cell>
          <table:table-cell table:formula="of:=([.A310] / 86400) + 25569" office:value-type="date" office:date-value="2016-10-04T01:34:56.945" calcext:value-type="date">
            <text:p>2016-10-04 01:34:56.945</text:p>
          </table:table-cell>
          <table:table-cell table:formula="of:=[.C310]-(4/24)" office:value-type="time" office:time-value="PT1023525H34M56.944999695S" calcext:value-type="time">
            <text:p>21:34:57</text:p>
          </table:table-cell>
          <table:table-cell table:formula="of:=[.B310]/[.G$1]" office:value-type="float" office:value="0.0149193950504125" calcext:value-type="float">
            <text:p>0.014919395050413</text:p>
          </table:table-cell>
          <table:table-cell table:formula="of:=[.E310]*1000" office:value-type="float" office:value="14.9193950504125" calcext:value-type="float">
            <text:p>14.9193950504125</text:p>
          </table:table-cell>
          <table:table-cell table:number-columns-repeated="1018"/>
        </table:table-row>
        <table:table-row table:style-name="ro1">
          <table:table-cell office:value-type="float" office:value="1475544898.305" calcext:value-type="float">
            <text:p>1475544898.305</text:p>
          </table:table-cell>
          <table:table-cell office:value-type="float" office:value="1.447998" calcext:value-type="float">
            <text:p>1.447998</text:p>
          </table:table-cell>
          <table:table-cell table:formula="of:=([.A311] / 86400) + 25569" office:value-type="date" office:date-value="2016-10-04T01:34:58.305" calcext:value-type="date">
            <text:p>2016-10-04 01:34:58.305</text:p>
          </table:table-cell>
          <table:table-cell table:formula="of:=[.C311]-(4/24)" office:value-type="time" office:time-value="PT1023525H34M58.305000365S" calcext:value-type="time">
            <text:p>21:34:58</text:p>
          </table:table-cell>
          <table:table-cell table:formula="of:=[.B311]/[.G$1]" office:value-type="float" office:value="0.0132722089825848" calcext:value-type="float">
            <text:p>0.013272208982585</text:p>
          </table:table-cell>
          <table:table-cell table:formula="of:=[.E311]*1000" office:value-type="float" office:value="13.2722089825848" calcext:value-type="float">
            <text:p>13.2722089825848</text:p>
          </table:table-cell>
          <table:table-cell table:number-columns-repeated="1018"/>
        </table:table-row>
        <table:table-row table:style-name="ro1">
          <table:table-cell office:value-type="float" office:value="1475544899.628" calcext:value-type="float">
            <text:p>1475544899.628</text:p>
          </table:table-cell>
          <table:table-cell office:value-type="float" office:value="1.365984" calcext:value-type="float">
            <text:p>1.365984</text:p>
          </table:table-cell>
          <table:table-cell table:formula="of:=([.A312] / 86400) + 25569" office:value-type="date" office:date-value="2016-10-04T01:34:59.628" calcext:value-type="date">
            <text:p>2016-10-04 01:34:59.628</text:p>
          </table:table-cell>
          <table:table-cell table:formula="of:=[.C312]-(4/24)" office:value-type="time" office:time-value="PT1023525H34M59.6280008S" calcext:value-type="time">
            <text:p>21:35:00</text:p>
          </table:table-cell>
          <table:table-cell table:formula="of:=[.B312]/[.G$1]" office:value-type="float" office:value="0.0125204766269478" calcext:value-type="float">
            <text:p>0.012520476626948</text:p>
          </table:table-cell>
          <table:table-cell table:formula="of:=[.E312]*1000" office:value-type="float" office:value="12.5204766269478" calcext:value-type="float">
            <text:p>12.5204766269478</text:p>
          </table:table-cell>
          <table:table-cell table:number-columns-repeated="1018"/>
        </table:table-row>
        <table:table-row table:style-name="ro1">
          <table:table-cell office:value-type="float" office:value="1475544900.921" calcext:value-type="float">
            <text:p>1475544900.921</text:p>
          </table:table-cell>
          <table:table-cell office:value-type="float" office:value="1.367157" calcext:value-type="float">
            <text:p>1.367157</text:p>
          </table:table-cell>
          <table:table-cell table:formula="of:=([.A313] / 86400) + 25569" office:value-type="date" office:date-value="2016-10-04T01:35:00.921" calcext:value-type="date">
            <text:p>2016-10-04 01:35:00.921</text:p>
          </table:table-cell>
          <table:table-cell table:formula="of:=[.C313]-(4/24)" office:value-type="time" office:time-value="PT1023525H35M00.921000727S" calcext:value-type="time">
            <text:p>21:35:01</text:p>
          </table:table-cell>
          <table:table-cell table:formula="of:=[.B313]/[.G$1]" office:value-type="float" office:value="0.0125312282309808" calcext:value-type="float">
            <text:p>0.012531228230981</text:p>
          </table:table-cell>
          <table:table-cell table:formula="of:=[.E313]*1000" office:value-type="float" office:value="12.5312282309808" calcext:value-type="float">
            <text:p>12.5312282309808</text:p>
          </table:table-cell>
          <table:table-cell table:number-columns-repeated="1018"/>
        </table:table-row>
        <table:table-row table:style-name="ro1">
          <table:table-cell office:value-type="float" office:value="1475544902.212" calcext:value-type="float">
            <text:p>1475544902.212</text:p>
          </table:table-cell>
          <table:table-cell office:value-type="float" office:value="1.353454" calcext:value-type="float">
            <text:p>1.353454</text:p>
          </table:table-cell>
          <table:table-cell table:formula="of:=([.A314] / 86400) + 25569" office:value-type="date" office:date-value="2016-10-04T01:35:02.212" calcext:value-type="date">
            <text:p>2016-10-04 01:35:02.212</text:p>
          </table:table-cell>
          <table:table-cell table:formula="of:=[.C314]-(4/24)" office:value-type="time" office:time-value="PT1023525H35M02.211999893S" calcext:value-type="time">
            <text:p>21:35:02</text:p>
          </table:table-cell>
          <table:table-cell table:formula="of:=[.B314]/[.G$1]" office:value-type="float" office:value="0.0124056278643446" calcext:value-type="float">
            <text:p>0.012405627864345</text:p>
          </table:table-cell>
          <table:table-cell table:formula="of:=[.E314]*1000" office:value-type="float" office:value="12.4056278643446" calcext:value-type="float">
            <text:p>12.4056278643446</text:p>
          </table:table-cell>
          <table:table-cell table:number-columns-repeated="1018"/>
        </table:table-row>
        <table:table-row table:style-name="ro1">
          <table:table-cell office:value-type="float" office:value="1475544903.503" calcext:value-type="float">
            <text:p>1475544903.503</text:p>
          </table:table-cell>
          <table:table-cell office:value-type="float" office:value="1.277889" calcext:value-type="float">
            <text:p>1.277889</text:p>
          </table:table-cell>
          <table:table-cell table:formula="of:=([.A315] / 86400) + 25569" office:value-type="date" office:date-value="2016-10-04T01:35:03.503" calcext:value-type="date">
            <text:p>2016-10-04 01:35:03.503</text:p>
          </table:table-cell>
          <table:table-cell table:formula="of:=[.C315]-(4/24)" office:value-type="time" office:time-value="PT1023525H35M03.503000317S" calcext:value-type="time">
            <text:p>21:35:04</text:p>
          </table:table-cell>
          <table:table-cell table:formula="of:=[.B315]/[.G$1]" office:value-type="float" office:value="0.011713006416132" calcext:value-type="float">
            <text:p>0.011713006416132</text:p>
          </table:table-cell>
          <table:table-cell table:formula="of:=[.E315]*1000" office:value-type="float" office:value="11.713006416132" calcext:value-type="float">
            <text:p>11.713006416132</text:p>
          </table:table-cell>
          <table:table-cell table:number-columns-repeated="1018"/>
        </table:table-row>
        <table:table-row table:style-name="ro1">
          <table:table-cell office:value-type="float" office:value="1475544904.795" calcext:value-type="float">
            <text:p>1475544904.795</text:p>
          </table:table-cell>
          <table:table-cell office:value-type="float" office:value="1.211025" calcext:value-type="float">
            <text:p>1.211025</text:p>
          </table:table-cell>
          <table:table-cell table:formula="of:=([.A316] / 86400) + 25569" office:value-type="date" office:date-value="2016-10-04T01:35:04.795" calcext:value-type="date">
            <text:p>2016-10-04 01:35:04.795</text:p>
          </table:table-cell>
          <table:table-cell table:formula="of:=[.C316]-(4/24)" office:value-type="time" office:time-value="PT1023525H35M04.794999864S" calcext:value-type="time">
            <text:p>21:35:05</text:p>
          </table:table-cell>
          <table:table-cell table:formula="of:=[.B316]/[.G$1]" office:value-type="float" office:value="0.0111001374885426" calcext:value-type="float">
            <text:p>0.011100137488543</text:p>
          </table:table-cell>
          <table:table-cell table:formula="of:=[.E316]*1000" office:value-type="float" office:value="11.1001374885426" calcext:value-type="float">
            <text:p>11.1001374885426</text:p>
          </table:table-cell>
          <table:table-cell table:number-columns-repeated="1018"/>
        </table:table-row>
        <table:table-row table:style-name="ro1">
          <table:table-cell office:value-type="float" office:value="1475544906.09" calcext:value-type="float">
            <text:p>1475544906.09</text:p>
          </table:table-cell>
          <table:table-cell office:value-type="float" office:value="1.204064" calcext:value-type="float">
            <text:p>1.204064</text:p>
          </table:table-cell>
          <table:table-cell table:formula="of:=([.A317] / 86400) + 25569" office:value-type="date" office:date-value="2016-10-04T01:35:06.09" calcext:value-type="date">
            <text:p>2016-10-04 01:35:06.090</text:p>
          </table:table-cell>
          <table:table-cell table:formula="of:=[.C317]-(4/24)" office:value-type="time" office:time-value="PT1023525H35M06.090000551S" calcext:value-type="time">
            <text:p>21:35:06</text:p>
          </table:table-cell>
          <table:table-cell table:formula="of:=[.B317]/[.G$1]" office:value-type="float" office:value="0.0110363336388634" calcext:value-type="float">
            <text:p>0.011036333638864</text:p>
          </table:table-cell>
          <table:table-cell table:formula="of:=[.E317]*1000" office:value-type="float" office:value="11.0363336388634" calcext:value-type="float">
            <text:p>11.0363336388634</text:p>
          </table:table-cell>
          <table:table-cell table:number-columns-repeated="1018"/>
        </table:table-row>
        <table:table-row table:style-name="ro1">
          <table:table-cell office:value-type="float" office:value="1475544907.663" calcext:value-type="float">
            <text:p>1475544907.663</text:p>
          </table:table-cell>
          <table:table-cell office:value-type="float" office:value="1.20432" calcext:value-type="float">
            <text:p>1.20432</text:p>
          </table:table-cell>
          <table:table-cell table:formula="of:=([.A318] / 86400) + 25569" office:value-type="date" office:date-value="2016-10-04T01:35:07.663" calcext:value-type="date">
            <text:p>2016-10-04 01:35:07.663</text:p>
          </table:table-cell>
          <table:table-cell table:formula="of:=[.C318]-(4/24)" office:value-type="time" office:time-value="PT1023525H35M07.663000468S" calcext:value-type="time">
            <text:p>21:35:08</text:p>
          </table:table-cell>
          <table:table-cell table:formula="of:=[.B318]/[.G$1]" office:value-type="float" office:value="0.0110386801099908" calcext:value-type="float">
            <text:p>0.011038680109991</text:p>
          </table:table-cell>
          <table:table-cell table:formula="of:=[.E318]*1000" office:value-type="float" office:value="11.0386801099908" calcext:value-type="float">
            <text:p>11.0386801099908</text:p>
          </table:table-cell>
          <table:table-cell table:number-columns-repeated="1018"/>
        </table:table-row>
        <table:table-row table:style-name="ro1">
          <table:table-cell office:value-type="float" office:value="1475544908.985" calcext:value-type="float">
            <text:p>1475544908.985</text:p>
          </table:table-cell>
          <table:table-cell office:value-type="float" office:value="1.219946" calcext:value-type="float">
            <text:p>1.219946</text:p>
          </table:table-cell>
          <table:table-cell table:formula="of:=([.A319] / 86400) + 25569" office:value-type="date" office:date-value="2016-10-04T01:35:08.985" calcext:value-type="date">
            <text:p>2016-10-04 01:35:08.985</text:p>
          </table:table-cell>
          <table:table-cell table:formula="of:=[.C319]-(4/24)" office:value-type="time" office:time-value="PT1023525H35M08.985000104S" calcext:value-type="time">
            <text:p>21:35:09</text:p>
          </table:table-cell>
          <table:table-cell table:formula="of:=[.B319]/[.G$1]" office:value-type="float" office:value="0.011181906507791" calcext:value-type="float">
            <text:p>0.011181906507791</text:p>
          </table:table-cell>
          <table:table-cell table:formula="of:=[.E319]*1000" office:value-type="float" office:value="11.181906507791" calcext:value-type="float">
            <text:p>11.181906507791</text:p>
          </table:table-cell>
          <table:table-cell table:number-columns-repeated="1018"/>
        </table:table-row>
        <table:table-row table:style-name="ro1">
          <table:table-cell office:value-type="float" office:value="1475544910.282" calcext:value-type="float">
            <text:p>1475544910.282</text:p>
          </table:table-cell>
          <table:table-cell office:value-type="float" office:value="1.24453" calcext:value-type="float">
            <text:p>1.24453</text:p>
          </table:table-cell>
          <table:table-cell table:formula="of:=([.A320] / 86400) + 25569" office:value-type="date" office:date-value="2016-10-04T01:35:10.282" calcext:value-type="date">
            <text:p>2016-10-04 01:35:10.282</text:p>
          </table:table-cell>
          <table:table-cell table:formula="of:=[.C320]-(4/24)" office:value-type="time" office:time-value="PT1023525H35M10.281999875S" calcext:value-type="time">
            <text:p>21:35:10</text:p>
          </table:table-cell>
          <table:table-cell table:formula="of:=[.B320]/[.G$1]" office:value-type="float" office:value="0.0114072410632447" calcext:value-type="float">
            <text:p>0.011407241063245</text:p>
          </table:table-cell>
          <table:table-cell table:formula="of:=[.E320]*1000" office:value-type="float" office:value="11.4072410632447" calcext:value-type="float">
            <text:p>11.4072410632447</text:p>
          </table:table-cell>
          <table:table-cell table:number-columns-repeated="1018"/>
        </table:table-row>
        <table:table-row table:style-name="ro1">
          <table:table-cell office:value-type="float" office:value="1475544911.574" calcext:value-type="float">
            <text:p>1475544911.574</text:p>
          </table:table-cell>
          <table:table-cell office:value-type="float" office:value="1.247058" calcext:value-type="float">
            <text:p>1.247058</text:p>
          </table:table-cell>
          <table:table-cell table:formula="of:=([.A321] / 86400) + 25569" office:value-type="date" office:date-value="2016-10-04T01:35:11.574" calcext:value-type="date">
            <text:p>2016-10-04 01:35:11.574</text:p>
          </table:table-cell>
          <table:table-cell table:formula="of:=[.C321]-(4/24)" office:value-type="time" office:time-value="PT1023525H35M11.574000679S" calcext:value-type="time">
            <text:p>21:35:12</text:p>
          </table:table-cell>
          <table:table-cell table:formula="of:=[.B321]/[.G$1]" office:value-type="float" office:value="0.0114304124656279" calcext:value-type="float">
            <text:p>0.011430412465628</text:p>
          </table:table-cell>
          <table:table-cell table:formula="of:=[.E321]*1000" office:value-type="float" office:value="11.4304124656279" calcext:value-type="float">
            <text:p>11.4304124656279</text:p>
          </table:table-cell>
          <table:table-cell table:number-columns-repeated="1018"/>
        </table:table-row>
        <table:table-row table:style-name="ro1">
          <table:table-cell office:value-type="float" office:value="1475544912.863" calcext:value-type="float">
            <text:p>1475544912.863</text:p>
          </table:table-cell>
          <table:table-cell office:value-type="float" office:value="1.243614" calcext:value-type="float">
            <text:p>1.243614</text:p>
          </table:table-cell>
          <table:table-cell table:formula="of:=([.A322] / 86400) + 25569" office:value-type="date" office:date-value="2016-10-04T01:35:12.863" calcext:value-type="date">
            <text:p>2016-10-04 01:35:12.863</text:p>
          </table:table-cell>
          <table:table-cell table:formula="of:=[.C322]-(4/24)" office:value-type="time" office:time-value="PT1023525H35M12.862999924S" calcext:value-type="time">
            <text:p>21:35:13</text:p>
          </table:table-cell>
          <table:table-cell table:formula="of:=[.B322]/[.G$1]" office:value-type="float" office:value="0.011398845096242" calcext:value-type="float">
            <text:p>0.011398845096242</text:p>
          </table:table-cell>
          <table:table-cell table:formula="of:=[.E322]*1000" office:value-type="float" office:value="11.398845096242" calcext:value-type="float">
            <text:p>11.398845096242</text:p>
          </table:table-cell>
          <table:table-cell table:number-columns-repeated="1018"/>
        </table:table-row>
        <table:table-row table:style-name="ro1">
          <table:table-cell office:value-type="float" office:value="1475544914.155" calcext:value-type="float">
            <text:p>1475544914.155</text:p>
          </table:table-cell>
          <table:table-cell office:value-type="float" office:value="1.33737" calcext:value-type="float">
            <text:p>1.33737</text:p>
          </table:table-cell>
          <table:table-cell table:formula="of:=([.A323] / 86400) + 25569" office:value-type="date" office:date-value="2016-10-04T01:35:14.155" calcext:value-type="date">
            <text:p>2016-10-04 01:35:14.155</text:p>
          </table:table-cell>
          <table:table-cell table:formula="of:=[.C323]-(4/24)" office:value-type="time" office:time-value="PT1023525H35M14.154999889S" calcext:value-type="time">
            <text:p>21:35:14</text:p>
          </table:table-cell>
          <table:table-cell table:formula="of:=[.B323]/[.G$1]" office:value-type="float" office:value="0.0122582034830431" calcext:value-type="float">
            <text:p>0.012258203483043</text:p>
          </table:table-cell>
          <table:table-cell table:formula="of:=[.E323]*1000" office:value-type="float" office:value="12.2582034830431" calcext:value-type="float">
            <text:p>12.2582034830431</text:p>
          </table:table-cell>
          <table:table-cell table:number-columns-repeated="1018"/>
        </table:table-row>
        <table:table-row table:style-name="ro1">
          <table:table-cell office:value-type="float" office:value="1475544915.448" calcext:value-type="float">
            <text:p>1475544915.448</text:p>
          </table:table-cell>
          <table:table-cell office:value-type="float" office:value="1.509366" calcext:value-type="float">
            <text:p>1.509366</text:p>
          </table:table-cell>
          <table:table-cell table:formula="of:=([.A324] / 86400) + 25569" office:value-type="date" office:date-value="2016-10-04T01:35:15.448" calcext:value-type="date">
            <text:p>2016-10-04 01:35:15.448</text:p>
          </table:table-cell>
          <table:table-cell table:formula="of:=[.C324]-(4/24)" office:value-type="time" office:time-value="PT1023525H35M15.447999816S" calcext:value-type="time">
            <text:p>21:35:15</text:p>
          </table:table-cell>
          <table:table-cell table:formula="of:=[.B324]/[.G$1]" office:value-type="float" office:value="0.0138347021081577" calcext:value-type="float">
            <text:p>0.013834702108158</text:p>
          </table:table-cell>
          <table:table-cell table:formula="of:=[.E324]*1000" office:value-type="float" office:value="13.8347021081577" calcext:value-type="float">
            <text:p>13.8347021081577</text:p>
          </table:table-cell>
          <table:table-cell table:number-columns-repeated="1018"/>
        </table:table-row>
        <table:table-row table:style-name="ro1">
          <table:table-cell office:value-type="float" office:value="1475544917.101" calcext:value-type="float">
            <text:p>1475544917.101</text:p>
          </table:table-cell>
          <table:table-cell office:value-type="float" office:value="1.632011" calcext:value-type="float">
            <text:p>1.632011</text:p>
          </table:table-cell>
          <table:table-cell table:formula="of:=([.A325] / 86400) + 25569" office:value-type="date" office:date-value="2016-10-04T01:35:17.101" calcext:value-type="date">
            <text:p>2016-10-04 01:35:17.101</text:p>
          </table:table-cell>
          <table:table-cell table:formula="of:=[.C325]-(4/24)" office:value-type="time" office:time-value="PT1023525H35M17.101000389S" calcext:value-type="time">
            <text:p>21:35:17</text:p>
          </table:table-cell>
          <table:table-cell table:formula="of:=[.B325]/[.G$1]" office:value-type="float" office:value="0.0149588542621448" calcext:value-type="float">
            <text:p>0.014958854262145</text:p>
          </table:table-cell>
          <table:table-cell table:formula="of:=[.E325]*1000" office:value-type="float" office:value="14.9588542621448" calcext:value-type="float">
            <text:p>14.9588542621448</text:p>
          </table:table-cell>
          <table:table-cell table:number-columns-repeated="1018"/>
        </table:table-row>
        <table:table-row table:style-name="ro1">
          <table:table-cell office:value-type="float" office:value="1475544917.813" calcext:value-type="float">
            <text:p>1475544917.813</text:p>
          </table:table-cell>
          <table:table-cell office:value-type="float" office:value="1.63148" calcext:value-type="float">
            <text:p>1.63148</text:p>
          </table:table-cell>
          <table:table-cell table:formula="of:=([.A326] / 86400) + 25569" office:value-type="date" office:date-value="2016-10-04T01:35:17.813" calcext:value-type="date">
            <text:p>2016-10-04 01:35:17.813</text:p>
          </table:table-cell>
          <table:table-cell table:formula="of:=[.C326]-(4/24)" office:value-type="time" office:time-value="PT1023525H35M17.813000735S" calcext:value-type="time">
            <text:p>21:35:18</text:p>
          </table:table-cell>
          <table:table-cell table:formula="of:=[.B326]/[.G$1]" office:value-type="float" office:value="0.014953987167736" calcext:value-type="float">
            <text:p>0.014953987167736</text:p>
          </table:table-cell>
          <table:table-cell table:formula="of:=[.E326]*1000" office:value-type="float" office:value="14.953987167736" calcext:value-type="float">
            <text:p>14.953987167736</text:p>
          </table:table-cell>
          <table:table-cell table:number-columns-repeated="1018"/>
        </table:table-row>
        <table:table-row table:style-name="ro1">
          <table:table-cell office:value-type="float" office:value="1475544919.136" calcext:value-type="float">
            <text:p>1475544919.136</text:p>
          </table:table-cell>
          <table:table-cell office:value-type="float" office:value="1.632488" calcext:value-type="float">
            <text:p>1.632488</text:p>
          </table:table-cell>
          <table:table-cell table:formula="of:=([.A327] / 86400) + 25569" office:value-type="date" office:date-value="2016-10-04T01:35:19.136" calcext:value-type="date">
            <text:p>2016-10-04 01:35:19.136</text:p>
          </table:table-cell>
          <table:table-cell table:formula="of:=[.C327]-(4/24)" office:value-type="time" office:time-value="PT1023525H35M19.136000331S" calcext:value-type="time">
            <text:p>21:35:19</text:p>
          </table:table-cell>
          <table:table-cell table:formula="of:=[.B327]/[.G$1]" office:value-type="float" office:value="0.0149632263978002" calcext:value-type="float">
            <text:p>0.0149632263978</text:p>
          </table:table-cell>
          <table:table-cell table:formula="of:=[.E327]*1000" office:value-type="float" office:value="14.9632263978002" calcext:value-type="float">
            <text:p>14.9632263978002</text:p>
          </table:table-cell>
          <table:table-cell table:number-columns-repeated="1018"/>
        </table:table-row>
        <table:table-row table:style-name="ro1">
          <table:table-cell office:value-type="float" office:value="1475544920.428" calcext:value-type="float">
            <text:p>1475544920.428</text:p>
          </table:table-cell>
          <table:table-cell office:value-type="float" office:value="1.590739" calcext:value-type="float">
            <text:p>1.590739</text:p>
          </table:table-cell>
          <table:table-cell table:formula="of:=([.A328] / 86400) + 25569" office:value-type="date" office:date-value="2016-10-04T01:35:20.428" calcext:value-type="date">
            <text:p>2016-10-04 01:35:20.428</text:p>
          </table:table-cell>
          <table:table-cell table:formula="of:=[.C328]-(4/24)" office:value-type="time" office:time-value="PT1023525H35M20.428000297S" calcext:value-type="time">
            <text:p>21:35:20</text:p>
          </table:table-cell>
          <table:table-cell table:formula="of:=[.B328]/[.G$1]" office:value-type="float" office:value="0.0145805591200733" calcext:value-type="float">
            <text:p>0.014580559120073</text:p>
          </table:table-cell>
          <table:table-cell table:formula="of:=[.E328]*1000" office:value-type="float" office:value="14.5805591200733" calcext:value-type="float">
            <text:p>14.5805591200733</text:p>
          </table:table-cell>
          <table:table-cell table:number-columns-repeated="1018"/>
        </table:table-row>
        <table:table-row table:style-name="ro1">
          <table:table-cell office:value-type="float" office:value="1475544921.718" calcext:value-type="float">
            <text:p>1475544921.718</text:p>
          </table:table-cell>
          <table:table-cell office:value-type="float" office:value="1.534262" calcext:value-type="float">
            <text:p>1.534262</text:p>
          </table:table-cell>
          <table:table-cell table:formula="of:=([.A329] / 86400) + 25569" office:value-type="date" office:date-value="2016-10-04T01:35:21.718" calcext:value-type="date">
            <text:p>2016-10-04 01:35:21.718</text:p>
          </table:table-cell>
          <table:table-cell table:formula="of:=[.C329]-(4/24)" office:value-type="time" office:time-value="PT1023525H35M21.717999503S" calcext:value-type="time">
            <text:p>21:35:22</text:p>
          </table:table-cell>
          <table:table-cell table:formula="of:=[.B329]/[.G$1]" office:value-type="float" office:value="0.0140628964252979" calcext:value-type="float">
            <text:p>0.014062896425298</text:p>
          </table:table-cell>
          <table:table-cell table:formula="of:=[.E329]*1000" office:value-type="float" office:value="14.0628964252979" calcext:value-type="float">
            <text:p>14.0628964252979</text:p>
          </table:table-cell>
          <table:table-cell table:number-columns-repeated="1018"/>
        </table:table-row>
        <table:table-row table:style-name="ro1">
          <table:table-cell office:value-type="float" office:value="1475544923.01" calcext:value-type="float">
            <text:p>1475544923.01</text:p>
          </table:table-cell>
          <table:table-cell office:value-type="float" office:value="1.503376" calcext:value-type="float">
            <text:p>1.503376</text:p>
          </table:table-cell>
          <table:table-cell table:formula="of:=([.A330] / 86400) + 25569" office:value-type="date" office:date-value="2016-10-04T01:35:23.01" calcext:value-type="date">
            <text:p>2016-10-04 01:35:23.010</text:p>
          </table:table-cell>
          <table:table-cell table:formula="of:=[.C330]-(4/24)" office:value-type="time" office:time-value="PT1023525H35M23.010000307S" calcext:value-type="time">
            <text:p>21:35:23</text:p>
          </table:table-cell>
          <table:table-cell table:formula="of:=[.B330]/[.G$1]" office:value-type="float" office:value="0.0137797983501375" calcext:value-type="float">
            <text:p>0.013779798350138</text:p>
          </table:table-cell>
          <table:table-cell table:formula="of:=[.E330]*1000" office:value-type="float" office:value="13.7797983501375" calcext:value-type="float">
            <text:p>13.7797983501375</text:p>
          </table:table-cell>
          <table:table-cell table:number-columns-repeated="1018"/>
        </table:table-row>
        <table:table-row table:style-name="ro1">
          <table:table-cell office:value-type="float" office:value="1475544924.303" calcext:value-type="float">
            <text:p>1475544924.303</text:p>
          </table:table-cell>
          <table:table-cell office:value-type="float" office:value="1.501214" calcext:value-type="float">
            <text:p>1.501214</text:p>
          </table:table-cell>
          <table:table-cell table:formula="of:=([.A331] / 86400) + 25569" office:value-type="date" office:date-value="2016-10-04T01:35:24.303" calcext:value-type="date">
            <text:p>2016-10-04 01:35:24.303</text:p>
          </table:table-cell>
          <table:table-cell table:formula="of:=[.C331]-(4/24)" office:value-type="time" office:time-value="PT1023525H35M24.303000234S" calcext:value-type="time">
            <text:p>21:35:24</text:p>
          </table:table-cell>
          <table:table-cell table:formula="of:=[.B331]/[.G$1]" office:value-type="float" office:value="0.0137599816681943" calcext:value-type="float">
            <text:p>0.013759981668194</text:p>
          </table:table-cell>
          <table:table-cell table:formula="of:=[.E331]*1000" office:value-type="float" office:value="13.7599816681943" calcext:value-type="float">
            <text:p>13.7599816681943</text:p>
          </table:table-cell>
          <table:table-cell table:number-columns-repeated="1018"/>
        </table:table-row>
        <table:table-row table:style-name="ro1">
          <table:table-cell office:value-type="float" office:value="1475544925.6" calcext:value-type="float">
            <text:p>1475544925.6</text:p>
          </table:table-cell>
          <table:table-cell office:value-type="float" office:value="1.512187" calcext:value-type="float">
            <text:p>1.512187</text:p>
          </table:table-cell>
          <table:table-cell table:formula="of:=([.A332] / 86400) + 25569" office:value-type="date" office:date-value="2016-10-04T01:35:25.6" calcext:value-type="date">
            <text:p>2016-10-04 01:35:25.600</text:p>
          </table:table-cell>
          <table:table-cell table:formula="of:=[.C332]-(4/24)" office:value-type="time" office:time-value="PT1023525H35M25.600000005S" calcext:value-type="time">
            <text:p>21:35:26</text:p>
          </table:table-cell>
          <table:table-cell table:formula="of:=[.B332]/[.G$1]" office:value-type="float" office:value="0.0138605591200733" calcext:value-type="float">
            <text:p>0.013860559120073</text:p>
          </table:table-cell>
          <table:table-cell table:formula="of:=[.E332]*1000" office:value-type="float" office:value="13.8605591200733" calcext:value-type="float">
            <text:p>13.8605591200733</text:p>
          </table:table-cell>
          <table:table-cell table:number-columns-repeated="1018"/>
        </table:table-row>
        <table:table-row table:style-name="ro1">
          <table:table-cell office:value-type="float" office:value="1475544927.178" calcext:value-type="float">
            <text:p>1475544927.178</text:p>
          </table:table-cell>
          <table:table-cell office:value-type="float" office:value="1.57819" calcext:value-type="float">
            <text:p>1.57819</text:p>
          </table:table-cell>
          <table:table-cell table:formula="of:=([.A333] / 86400) + 25569" office:value-type="date" office:date-value="2016-10-04T01:35:27.178" calcext:value-type="date">
            <text:p>2016-10-04 01:35:27.178</text:p>
          </table:table-cell>
          <table:table-cell table:formula="of:=[.C333]-(4/24)" office:value-type="time" office:time-value="PT1023525H35M27.178000147S" calcext:value-type="time">
            <text:p>21:35:27</text:p>
          </table:table-cell>
          <table:table-cell table:formula="of:=[.B333]/[.G$1]" office:value-type="float" office:value="0.0144655362053162" calcext:value-type="float">
            <text:p>0.014465536205316</text:p>
          </table:table-cell>
          <table:table-cell table:formula="of:=[.E333]*1000" office:value-type="float" office:value="14.4655362053162" calcext:value-type="float">
            <text:p>14.4655362053162</text:p>
          </table:table-cell>
          <table:table-cell table:number-columns-repeated="1018"/>
        </table:table-row>
        <table:table-row table:style-name="ro1">
          <table:table-cell office:value-type="float" office:value="1475544927.891" calcext:value-type="float">
            <text:p>1475544927.891</text:p>
          </table:table-cell>
          <table:table-cell office:value-type="float" office:value="1.609461" calcext:value-type="float">
            <text:p>1.609461</text:p>
          </table:table-cell>
          <table:table-cell table:formula="of:=([.A334] / 86400) + 25569" office:value-type="date" office:date-value="2016-10-04T01:35:27.891" calcext:value-type="date">
            <text:p>2016-10-04 01:35:27.891</text:p>
          </table:table-cell>
          <table:table-cell table:formula="of:=[.C334]-(4/24)" office:value-type="time" office:time-value="PT1023525H35M27.890999615S" calcext:value-type="time">
            <text:p>21:35:28</text:p>
          </table:table-cell>
          <table:table-cell table:formula="of:=[.B334]/[.G$1]" office:value-type="float" office:value="0.0147521631530706" calcext:value-type="float">
            <text:p>0.014752163153071</text:p>
          </table:table-cell>
          <table:table-cell table:formula="of:=[.E334]*1000" office:value-type="float" office:value="14.7521631530706" calcext:value-type="float">
            <text:p>14.7521631530706</text:p>
          </table:table-cell>
          <table:table-cell table:number-columns-repeated="1018"/>
        </table:table-row>
        <table:table-row table:style-name="ro1">
          <table:table-cell office:value-type="float" office:value="1475544929.215" calcext:value-type="float">
            <text:p>1475544929.215</text:p>
          </table:table-cell>
          <table:table-cell office:value-type="float" office:value="1.624794" calcext:value-type="float">
            <text:p>1.624794</text:p>
          </table:table-cell>
          <table:table-cell table:formula="of:=([.A335] / 86400) + 25569" office:value-type="date" office:date-value="2016-10-04T01:35:29.215" calcext:value-type="date">
            <text:p>2016-10-04 01:35:29.215</text:p>
          </table:table-cell>
          <table:table-cell table:formula="of:=[.C335]-(4/24)" office:value-type="time" office:time-value="PT1023525H35M29.215000011S" calcext:value-type="time">
            <text:p>21:35:29</text:p>
          </table:table-cell>
          <table:table-cell table:formula="of:=[.B335]/[.G$1]" office:value-type="float" office:value="0.0148927039413382" calcext:value-type="float">
            <text:p>0.014892703941338</text:p>
          </table:table-cell>
          <table:table-cell table:formula="of:=[.E335]*1000" office:value-type="float" office:value="14.8927039413382" calcext:value-type="float">
            <text:p>14.8927039413382</text:p>
          </table:table-cell>
          <table:table-cell table:number-columns-repeated="1018"/>
        </table:table-row>
        <table:table-row table:style-name="ro1">
          <table:table-cell office:value-type="float" office:value="1475544930.508" calcext:value-type="float">
            <text:p>1475544930.508</text:p>
          </table:table-cell>
          <table:table-cell office:value-type="float" office:value="1.624134" calcext:value-type="float">
            <text:p>1.624134</text:p>
          </table:table-cell>
          <table:table-cell table:formula="of:=([.A336] / 86400) + 25569" office:value-type="date" office:date-value="2016-10-04T01:35:30.508" calcext:value-type="date">
            <text:p>2016-10-04 01:35:30.508</text:p>
          </table:table-cell>
          <table:table-cell table:formula="of:=[.C336]-(4/24)" office:value-type="time" office:time-value="PT1023525H35M30.508000776S" calcext:value-type="time">
            <text:p>21:35:31</text:p>
          </table:table-cell>
          <table:table-cell table:formula="of:=[.B336]/[.G$1]" office:value-type="float" office:value="0.0148866544454629" calcext:value-type="float">
            <text:p>0.014886654445463</text:p>
          </table:table-cell>
          <table:table-cell table:formula="of:=[.E336]*1000" office:value-type="float" office:value="14.8866544454629" calcext:value-type="float">
            <text:p>14.8866544454629</text:p>
          </table:table-cell>
          <table:table-cell table:number-columns-repeated="1018"/>
        </table:table-row>
        <table:table-row table:style-name="ro1">
          <table:table-cell office:value-type="float" office:value="1475544931.8" calcext:value-type="float">
            <text:p>1475544931.8</text:p>
          </table:table-cell>
          <table:table-cell office:value-type="float" office:value="1.645237" calcext:value-type="float">
            <text:p>1.645237</text:p>
          </table:table-cell>
          <table:table-cell table:formula="of:=([.A337] / 86400) + 25569" office:value-type="date" office:date-value="2016-10-04T01:35:31.799999" calcext:value-type="date">
            <text:p>2016-10-04 01:35:31.800</text:p>
          </table:table-cell>
          <table:table-cell table:formula="of:=[.C337]-(4/24)" office:value-type="time" office:time-value="PT1023525H35M31.799999904S" calcext:value-type="time">
            <text:p>21:35:32</text:p>
          </table:table-cell>
          <table:table-cell table:formula="of:=[.B337]/[.G$1]" office:value-type="float" office:value="0.0150800824931256" calcext:value-type="float">
            <text:p>0.015080082493126</text:p>
          </table:table-cell>
          <table:table-cell table:formula="of:=[.E337]*1000" office:value-type="float" office:value="15.0800824931256" calcext:value-type="float">
            <text:p>15.0800824931256</text:p>
          </table:table-cell>
          <table:table-cell table:number-columns-repeated="1018"/>
        </table:table-row>
        <table:table-row table:style-name="ro1">
          <table:table-cell office:value-type="float" office:value="1475544933.093" calcext:value-type="float">
            <text:p>1475544933.093</text:p>
          </table:table-cell>
          <table:table-cell office:value-type="float" office:value="1.698509" calcext:value-type="float">
            <text:p>1.698509</text:p>
          </table:table-cell>
          <table:table-cell table:formula="of:=([.A338] / 86400) + 25569" office:value-type="date" office:date-value="2016-10-04T01:35:33.093" calcext:value-type="date">
            <text:p>2016-10-04 01:35:33.093</text:p>
          </table:table-cell>
          <table:table-cell table:formula="of:=[.C338]-(4/24)" office:value-type="time" office:time-value="PT1023525H35M33.09300025S" calcext:value-type="time">
            <text:p>21:35:33</text:p>
          </table:table-cell>
          <table:table-cell table:formula="of:=[.B338]/[.G$1]" office:value-type="float" office:value="0.0155683684692942" calcext:value-type="float">
            <text:p>0.015568368469294</text:p>
          </table:table-cell>
          <table:table-cell table:formula="of:=[.E338]*1000" office:value-type="float" office:value="15.5683684692942" calcext:value-type="float">
            <text:p>15.5683684692942</text:p>
          </table:table-cell>
          <table:table-cell table:number-columns-repeated="1018"/>
        </table:table-row>
        <table:table-row table:style-name="ro1">
          <table:table-cell office:value-type="float" office:value="1475544934.378" calcext:value-type="float">
            <text:p>1475544934.378</text:p>
          </table:table-cell>
          <table:table-cell office:value-type="float" office:value="1.749161" calcext:value-type="float">
            <text:p>1.749161</text:p>
          </table:table-cell>
          <table:table-cell table:formula="of:=([.A339] / 86400) + 25569" office:value-type="date" office:date-value="2016-10-04T01:35:34.378" calcext:value-type="date">
            <text:p>2016-10-04 01:35:34.378</text:p>
          </table:table-cell>
          <table:table-cell table:formula="of:=[.C339]-(4/24)" office:value-type="time" office:time-value="PT1023525H35M34.378000908S" calcext:value-type="time">
            <text:p>21:35:34</text:p>
          </table:table-cell>
          <table:table-cell table:formula="of:=[.B339]/[.G$1]" office:value-type="float" office:value="0.0160326397800183" calcext:value-type="float">
            <text:p>0.016032639780018</text:p>
          </table:table-cell>
          <table:table-cell table:formula="of:=[.E339]*1000" office:value-type="float" office:value="16.0326397800183" calcext:value-type="float">
            <text:p>16.0326397800183</text:p>
          </table:table-cell>
          <table:table-cell table:number-columns-repeated="1018"/>
        </table:table-row>
        <table:table-row table:style-name="ro1">
          <table:table-cell office:value-type="float" office:value="1475544935.666" calcext:value-type="float">
            <text:p>1475544935.666</text:p>
          </table:table-cell>
          <table:table-cell office:value-type="float" office:value="1.754491" calcext:value-type="float">
            <text:p>1.754491</text:p>
          </table:table-cell>
          <table:table-cell table:formula="of:=([.A340] / 86400) + 25569" office:value-type="date" office:date-value="2016-10-04T01:35:35.666" calcext:value-type="date">
            <text:p>2016-10-04 01:35:35.666</text:p>
          </table:table-cell>
          <table:table-cell table:formula="of:=[.C340]-(4/24)" office:value-type="time" office:time-value="PT1023525H35M35.666000191S" calcext:value-type="time">
            <text:p>21:35:36</text:p>
          </table:table-cell>
          <table:table-cell table:formula="of:=[.B340]/[.G$1]" office:value-type="float" office:value="0.0160814940421632" calcext:value-type="float">
            <text:p>0.016081494042163</text:p>
          </table:table-cell>
          <table:table-cell table:formula="of:=[.E340]*1000" office:value-type="float" office:value="16.0814940421632" calcext:value-type="float">
            <text:p>16.0814940421632</text:p>
          </table:table-cell>
          <table:table-cell table:number-columns-repeated="1018"/>
        </table:table-row>
        <table:table-row table:style-name="ro1">
          <table:table-cell office:value-type="float" office:value="1475544937.248" calcext:value-type="float">
            <text:p>1475544937.248</text:p>
          </table:table-cell>
          <table:table-cell office:value-type="float" office:value="1.752293" calcext:value-type="float">
            <text:p>1.752293</text:p>
          </table:table-cell>
          <table:table-cell table:formula="of:=([.A341] / 86400) + 25569" office:value-type="date" office:date-value="2016-10-04T01:35:37.248" calcext:value-type="date">
            <text:p>2016-10-04 01:35:37.248</text:p>
          </table:table-cell>
          <table:table-cell table:formula="of:=[.C341]-(4/24)" office:value-type="time" office:time-value="PT1023525H35M37.247999758S" calcext:value-type="time">
            <text:p>21:35:37</text:p>
          </table:table-cell>
          <table:table-cell table:formula="of:=[.B341]/[.G$1]" office:value-type="float" office:value="0.0160613473877177" calcext:value-type="float">
            <text:p>0.016061347387718</text:p>
          </table:table-cell>
          <table:table-cell table:formula="of:=[.E341]*1000" office:value-type="float" office:value="16.0613473877177" calcext:value-type="float">
            <text:p>16.0613473877177</text:p>
          </table:table-cell>
          <table:table-cell table:number-columns-repeated="1018"/>
        </table:table-row>
        <table:table-row table:style-name="ro1">
          <table:table-cell office:value-type="float" office:value="1475544937.964" calcext:value-type="float">
            <text:p>1475544937.964</text:p>
          </table:table-cell>
          <table:table-cell office:value-type="float" office:value="1.671489" calcext:value-type="float">
            <text:p>1.671489</text:p>
          </table:table-cell>
          <table:table-cell table:formula="of:=([.A342] / 86400) + 25569" office:value-type="date" office:date-value="2016-10-04T01:35:37.964" calcext:value-type="date">
            <text:p>2016-10-04 01:35:37.964</text:p>
          </table:table-cell>
          <table:table-cell table:formula="of:=[.C342]-(4/24)" office:value-type="time" office:time-value="PT1023525H35M37.964000367S" calcext:value-type="time">
            <text:p>21:35:38</text:p>
          </table:table-cell>
          <table:table-cell table:formula="of:=[.B342]/[.G$1]" office:value-type="float" office:value="0.0153207057745188" calcext:value-type="float">
            <text:p>0.015320705774519</text:p>
          </table:table-cell>
          <table:table-cell table:formula="of:=[.E342]*1000" office:value-type="float" office:value="15.3207057745188" calcext:value-type="float">
            <text:p>15.3207057745188</text:p>
          </table:table-cell>
          <table:table-cell table:number-columns-repeated="1018"/>
        </table:table-row>
        <table:table-row table:style-name="ro1">
          <table:table-cell office:value-type="float" office:value="1475544939.289" calcext:value-type="float">
            <text:p>1475544939.289</text:p>
          </table:table-cell>
          <table:table-cell office:value-type="float" office:value="1.497514" calcext:value-type="float">
            <text:p>1.497514</text:p>
          </table:table-cell>
          <table:table-cell table:formula="of:=([.A343] / 86400) + 25569" office:value-type="date" office:date-value="2016-10-04T01:35:39.289" calcext:value-type="date">
            <text:p>2016-10-04 01:35:39.289</text:p>
          </table:table-cell>
          <table:table-cell table:formula="of:=[.C343]-(4/24)" office:value-type="time" office:time-value="PT1023525H35M39.289000724S" calcext:value-type="time">
            <text:p>21:35:39</text:p>
          </table:table-cell>
          <table:table-cell table:formula="of:=[.B343]/[.G$1]" office:value-type="float" office:value="0.013726067827681" calcext:value-type="float">
            <text:p>0.013726067827681</text:p>
          </table:table-cell>
          <table:table-cell table:formula="of:=[.E343]*1000" office:value-type="float" office:value="13.726067827681" calcext:value-type="float">
            <text:p>13.726067827681</text:p>
          </table:table-cell>
          <table:table-cell table:number-columns-repeated="1018"/>
        </table:table-row>
        <table:table-row table:style-name="ro1">
          <table:table-cell office:value-type="float" office:value="1475544940.584" calcext:value-type="float">
            <text:p>1475544940.584</text:p>
          </table:table-cell>
          <table:table-cell office:value-type="float" office:value="1.365984" calcext:value-type="float">
            <text:p>1.365984</text:p>
          </table:table-cell>
          <table:table-cell table:formula="of:=([.A344] / 86400) + 25569" office:value-type="date" office:date-value="2016-10-04T01:35:40.584001" calcext:value-type="date">
            <text:p>2016-10-04 01:35:40.584</text:p>
          </table:table-cell>
          <table:table-cell table:formula="of:=[.C344]-(4/24)" office:value-type="time" office:time-value="PT1023525H35M40.584000573S" calcext:value-type="time">
            <text:p>21:35:41</text:p>
          </table:table-cell>
          <table:table-cell table:formula="of:=[.B344]/[.G$1]" office:value-type="float" office:value="0.0125204766269478" calcext:value-type="float">
            <text:p>0.012520476626948</text:p>
          </table:table-cell>
          <table:table-cell table:formula="of:=[.E344]*1000" office:value-type="float" office:value="12.5204766269478" calcext:value-type="float">
            <text:p>12.5204766269478</text:p>
          </table:table-cell>
          <table:table-cell table:number-columns-repeated="1018"/>
        </table:table-row>
        <table:table-row table:style-name="ro1">
          <table:table-cell office:value-type="float" office:value="1475544941.875" calcext:value-type="float">
            <text:p>1475544941.875</text:p>
          </table:table-cell>
          <table:table-cell office:value-type="float" office:value="1.367322" calcext:value-type="float">
            <text:p>1.367322</text:p>
          </table:table-cell>
          <table:table-cell table:formula="of:=([.A345] / 86400) + 25569" office:value-type="date" office:date-value="2016-10-04T01:35:41.875" calcext:value-type="date">
            <text:p>2016-10-04 01:35:41.875</text:p>
          </table:table-cell>
          <table:table-cell table:formula="of:=[.C345]-(4/24)" office:value-type="time" office:time-value="PT1023525H35M41.875000577S" calcext:value-type="time">
            <text:p>21:35:42</text:p>
          </table:table-cell>
          <table:table-cell table:formula="of:=[.B345]/[.G$1]" office:value-type="float" office:value="0.0125327406049496" calcext:value-type="float">
            <text:p>0.01253274060495</text:p>
          </table:table-cell>
          <table:table-cell table:formula="of:=[.E345]*1000" office:value-type="float" office:value="12.5327406049496" calcext:value-type="float">
            <text:p>12.5327406049496</text:p>
          </table:table-cell>
          <table:table-cell table:number-columns-repeated="1018"/>
        </table:table-row>
        <table:table-row table:style-name="ro1">
          <table:table-cell office:value-type="float" office:value="1475544943.166" calcext:value-type="float">
            <text:p>1475544943.166</text:p>
          </table:table-cell>
          <table:table-cell office:value-type="float" office:value="1.368402" calcext:value-type="float">
            <text:p>1.368402</text:p>
          </table:table-cell>
          <table:table-cell table:formula="of:=([.A346] / 86400) + 25569" office:value-type="date" office:date-value="2016-10-04T01:35:43.166" calcext:value-type="date">
            <text:p>2016-10-04 01:35:43.166</text:p>
          </table:table-cell>
          <table:table-cell table:formula="of:=[.C346]-(4/24)" office:value-type="time" office:time-value="PT1023525H35M43.165999744S" calcext:value-type="time">
            <text:p>21:35:43</text:p>
          </table:table-cell>
          <table:table-cell table:formula="of:=[.B346]/[.G$1]" office:value-type="float" office:value="0.0125426397800183" calcext:value-type="float">
            <text:p>0.012542639780018</text:p>
          </table:table-cell>
          <table:table-cell table:formula="of:=[.E346]*1000" office:value-type="float" office:value="12.5426397800183" calcext:value-type="float">
            <text:p>12.5426397800183</text:p>
          </table:table-cell>
          <table:table-cell table:number-columns-repeated="1018"/>
        </table:table-row>
        <table:table-row table:style-name="ro1">
          <table:table-cell office:value-type="float" office:value="1475544944.458" calcext:value-type="float">
            <text:p>1475544944.458</text:p>
          </table:table-cell>
          <table:table-cell office:value-type="float" office:value="1.299542" calcext:value-type="float">
            <text:p>1.299542</text:p>
          </table:table-cell>
          <table:table-cell table:formula="of:=([.A347] / 86400) + 25569" office:value-type="date" office:date-value="2016-10-04T01:35:44.458" calcext:value-type="date">
            <text:p>2016-10-04 01:35:44.458</text:p>
          </table:table-cell>
          <table:table-cell table:formula="of:=[.C347]-(4/24)" office:value-type="time" office:time-value="PT1023525H35M44.458000548S" calcext:value-type="time">
            <text:p>21:35:44</text:p>
          </table:table-cell>
          <table:table-cell table:formula="of:=[.B347]/[.G$1]" office:value-type="float" office:value="0.0119114757103575" calcext:value-type="float">
            <text:p>0.011911475710358</text:p>
          </table:table-cell>
          <table:table-cell table:formula="of:=[.E347]*1000" office:value-type="float" office:value="11.9114757103575" calcext:value-type="float">
            <text:p>11.9114757103575</text:p>
          </table:table-cell>
          <table:table-cell table:number-columns-repeated="1018"/>
        </table:table-row>
        <table:table-row table:style-name="ro1">
          <table:table-cell office:value-type="float" office:value="1475544945.75" calcext:value-type="float">
            <text:p>1475544945.75</text:p>
          </table:table-cell>
          <table:table-cell office:value-type="float" office:value="1.226724" calcext:value-type="float">
            <text:p>1.226724</text:p>
          </table:table-cell>
          <table:table-cell table:formula="of:=([.A348] / 86400) + 25569" office:value-type="date" office:date-value="2016-10-04T01:35:45.75" calcext:value-type="date">
            <text:p>2016-10-04 01:35:45.750</text:p>
          </table:table-cell>
          <table:table-cell table:formula="of:=[.C348]-(4/24)" office:value-type="time" office:time-value="PT1023525H35M45.750000095S" calcext:value-type="time">
            <text:p>21:35:46</text:p>
          </table:table-cell>
          <table:table-cell table:formula="of:=[.B348]/[.G$1]" office:value-type="float" office:value="0.0112440329972502" calcext:value-type="float">
            <text:p>0.01124403299725</text:p>
          </table:table-cell>
          <table:table-cell table:formula="of:=[.E348]*1000" office:value-type="float" office:value="11.2440329972502" calcext:value-type="float">
            <text:p>11.2440329972502</text:p>
          </table:table-cell>
          <table:table-cell table:number-columns-repeated="1018"/>
        </table:table-row>
        <table:table-row table:style-name="ro1">
          <table:table-cell office:value-type="float" office:value="1475544947.326" calcext:value-type="float">
            <text:p>1475544947.326</text:p>
          </table:table-cell>
          <table:table-cell office:value-type="float" office:value="1.202616" calcext:value-type="float">
            <text:p>1.202616</text:p>
          </table:table-cell>
          <table:table-cell table:formula="of:=([.A349] / 86400) + 25569" office:value-type="date" office:date-value="2016-10-04T01:35:47.326" calcext:value-type="date">
            <text:p>2016-10-04 01:35:47.326</text:p>
          </table:table-cell>
          <table:table-cell table:formula="of:=[.C349]-(4/24)" office:value-type="time" office:time-value="PT1023525H35M47.326000314S" calcext:value-type="time">
            <text:p>21:35:47</text:p>
          </table:table-cell>
          <table:table-cell table:formula="of:=[.B349]/[.G$1]" office:value-type="float" office:value="0.011023061411549" calcext:value-type="float">
            <text:p>0.011023061411549</text:p>
          </table:table-cell>
          <table:table-cell table:formula="of:=[.E349]*1000" office:value-type="float" office:value="11.023061411549" calcext:value-type="float">
            <text:p>11.023061411549</text:p>
          </table:table-cell>
          <table:table-cell table:number-columns-repeated="1018"/>
        </table:table-row>
        <table:table-row table:style-name="ro1">
          <table:table-cell office:value-type="float" office:value="1475544948.68" calcext:value-type="float">
            <text:p>1475544948.68</text:p>
          </table:table-cell>
          <table:table-cell office:value-type="float" office:value="1.202415" calcext:value-type="float">
            <text:p>1.202415</text:p>
          </table:table-cell>
          <table:table-cell table:formula="of:=([.A350] / 86400) + 25569" office:value-type="date" office:date-value="2016-10-04T01:35:48.68" calcext:value-type="date">
            <text:p>2016-10-04 01:35:48.680</text:p>
          </table:table-cell>
          <table:table-cell table:formula="of:=[.C350]-(4/24)" office:value-type="time" office:time-value="PT1023525H35M48.68000038S" calcext:value-type="time">
            <text:p>21:35:49</text:p>
          </table:table-cell>
          <table:table-cell table:formula="of:=[.B350]/[.G$1]" office:value-type="float" office:value="0.0110212190650779" calcext:value-type="float">
            <text:p>0.011021219065078</text:p>
          </table:table-cell>
          <table:table-cell table:formula="of:=[.E350]*1000" office:value-type="float" office:value="11.0212190650779" calcext:value-type="float">
            <text:p>11.0212190650779</text:p>
          </table:table-cell>
          <table:table-cell table:number-columns-repeated="1018"/>
        </table:table-row>
        <table:table-row table:style-name="ro1">
          <table:table-cell office:value-type="float" office:value="1475544950.003" calcext:value-type="float">
            <text:p>1475544950.003</text:p>
          </table:table-cell>
          <table:table-cell office:value-type="float" office:value="1.215495" calcext:value-type="float">
            <text:p>1.215495</text:p>
          </table:table-cell>
          <table:table-cell table:formula="of:=([.A351] / 86400) + 25569" office:value-type="date" office:date-value="2016-10-04T01:35:50.003" calcext:value-type="date">
            <text:p>2016-10-04 01:35:50.003</text:p>
          </table:table-cell>
          <table:table-cell table:formula="of:=[.C351]-(4/24)" office:value-type="time" office:time-value="PT1023525H35M50.002999976S" calcext:value-type="time">
            <text:p>21:35:50</text:p>
          </table:table-cell>
          <table:table-cell table:formula="of:=[.B351]/[.G$1]" office:value-type="float" office:value="0.0111411090742438" calcext:value-type="float">
            <text:p>0.011141109074244</text:p>
          </table:table-cell>
          <table:table-cell table:formula="of:=[.E351]*1000" office:value-type="float" office:value="11.1411090742438" calcext:value-type="float">
            <text:p>11.1411090742438</text:p>
          </table:table-cell>
          <table:table-cell table:number-columns-repeated="1018"/>
        </table:table-row>
        <table:table-row table:style-name="ro1">
          <table:table-cell office:value-type="float" office:value="1475544951.296" calcext:value-type="float">
            <text:p>1475544951.296</text:p>
          </table:table-cell>
          <table:table-cell office:value-type="float" office:value="1.23821" calcext:value-type="float">
            <text:p>1.23821</text:p>
          </table:table-cell>
          <table:table-cell table:formula="of:=([.A352] / 86400) + 25569" office:value-type="date" office:date-value="2016-10-04T01:35:51.296" calcext:value-type="date">
            <text:p>2016-10-04 01:35:51.296</text:p>
          </table:table-cell>
          <table:table-cell table:formula="of:=[.C352]-(4/24)" office:value-type="time" office:time-value="PT1023525H35M51.295999903S" calcext:value-type="time">
            <text:p>21:35:51</text:p>
          </table:table-cell>
          <table:table-cell table:formula="of:=[.B352]/[.G$1]" office:value-type="float" office:value="0.0113493125572869" calcext:value-type="float">
            <text:p>0.011349312557287</text:p>
          </table:table-cell>
          <table:table-cell table:formula="of:=[.E352]*1000" office:value-type="float" office:value="11.3493125572869" calcext:value-type="float">
            <text:p>11.3493125572869</text:p>
          </table:table-cell>
          <table:table-cell table:number-columns-repeated="1018"/>
        </table:table-row>
        <table:table-row table:style-name="ro1">
          <table:table-cell office:value-type="float" office:value="1475544952.588" calcext:value-type="float">
            <text:p>1475544952.588</text:p>
          </table:table-cell>
          <table:table-cell office:value-type="float" office:value="1.248066" calcext:value-type="float">
            <text:p>1.248066</text:p>
          </table:table-cell>
          <table:table-cell table:formula="of:=([.A353] / 86400) + 25569" office:value-type="date" office:date-value="2016-10-04T01:35:52.588" calcext:value-type="date">
            <text:p>2016-10-04 01:35:52.588</text:p>
          </table:table-cell>
          <table:table-cell table:formula="of:=[.C353]-(4/24)" office:value-type="time" office:time-value="PT1023525H35M52.588000707S" calcext:value-type="time">
            <text:p>21:35:53</text:p>
          </table:table-cell>
          <table:table-cell table:formula="of:=[.B353]/[.G$1]" office:value-type="float" office:value="0.011439651695692" calcext:value-type="float">
            <text:p>0.011439651695692</text:p>
          </table:table-cell>
          <table:table-cell table:formula="of:=[.E353]*1000" office:value-type="float" office:value="11.439651695692" calcext:value-type="float">
            <text:p>11.439651695692</text:p>
          </table:table-cell>
          <table:table-cell table:number-columns-repeated="1018"/>
        </table:table-row>
        <table:table-row table:style-name="ro1">
          <table:table-cell office:value-type="float" office:value="1475544953.878" calcext:value-type="float">
            <text:p>1475544953.878</text:p>
          </table:table-cell>
          <table:table-cell office:value-type="float" office:value="1.243651" calcext:value-type="float">
            <text:p>1.243651</text:p>
          </table:table-cell>
          <table:table-cell table:formula="of:=([.A354] / 86400) + 25569" office:value-type="date" office:date-value="2016-10-04T01:35:53.878" calcext:value-type="date">
            <text:p>2016-10-04 01:35:53.878</text:p>
          </table:table-cell>
          <table:table-cell table:formula="of:=[.C354]-(4/24)" office:value-type="time" office:time-value="PT1023525H35M53.878000751S" calcext:value-type="time">
            <text:p>21:35:54</text:p>
          </table:table-cell>
          <table:table-cell table:formula="of:=[.B354]/[.G$1]" office:value-type="float" office:value="0.0113991842346471" calcext:value-type="float">
            <text:p>0.011399184234647</text:p>
          </table:table-cell>
          <table:table-cell table:formula="of:=[.E354]*1000" office:value-type="float" office:value="11.3991842346471" calcext:value-type="float">
            <text:p>11.3991842346471</text:p>
          </table:table-cell>
          <table:table-cell table:number-columns-repeated="1018"/>
        </table:table-row>
        <table:table-row table:style-name="ro1">
          <table:table-cell office:value-type="float" office:value="1475544955.17" calcext:value-type="float">
            <text:p>1475544955.17</text:p>
          </table:table-cell>
          <table:table-cell office:value-type="float" office:value="1.292727" calcext:value-type="float">
            <text:p>1.292727</text:p>
          </table:table-cell>
          <table:table-cell table:formula="of:=([.A355] / 86400) + 25569" office:value-type="date" office:date-value="2016-10-04T01:35:55.17" calcext:value-type="date">
            <text:p>2016-10-04 01:35:55.170</text:p>
          </table:table-cell>
          <table:table-cell table:formula="of:=[.C355]-(4/24)" office:value-type="time" office:time-value="PT1023525H35M55.170000298S" calcext:value-type="time">
            <text:p>21:35:55</text:p>
          </table:table-cell>
          <table:table-cell table:formula="of:=[.B355]/[.G$1]" office:value-type="float" office:value="0.0118490100824931" calcext:value-type="float">
            <text:p>0.011849010082493</text:p>
          </table:table-cell>
          <table:table-cell table:formula="of:=[.E355]*1000" office:value-type="float" office:value="11.8490100824931" calcext:value-type="float">
            <text:p>11.8490100824931</text:p>
          </table:table-cell>
          <table:table-cell table:number-columns-repeated="1018"/>
        </table:table-row>
        <table:table-row table:style-name="ro1">
          <table:table-cell office:value-type="float" office:value="1475544956.467" calcext:value-type="float">
            <text:p>1475544956.467</text:p>
          </table:table-cell>
          <table:table-cell office:value-type="float" office:value="1.46716" calcext:value-type="float">
            <text:p>1.46716</text:p>
          </table:table-cell>
          <table:table-cell table:formula="of:=([.A356] / 86400) + 25569" office:value-type="date" office:date-value="2016-10-04T01:35:56.467" calcext:value-type="date">
            <text:p>2016-10-04 01:35:56.467</text:p>
          </table:table-cell>
          <table:table-cell table:formula="of:=[.C356]-(4/24)" office:value-type="time" office:time-value="PT1023525H35M56.467000488S" calcext:value-type="time">
            <text:p>21:35:56</text:p>
          </table:table-cell>
          <table:table-cell table:formula="of:=[.B356]/[.G$1]" office:value-type="float" office:value="0.0134478460128323" calcext:value-type="float">
            <text:p>0.013447846012832</text:p>
          </table:table-cell>
          <table:table-cell table:formula="of:=[.E356]*1000" office:value-type="float" office:value="13.4478460128323" calcext:value-type="float">
            <text:p>13.4478460128323</text:p>
          </table:table-cell>
          <table:table-cell table:number-columns-repeated="1018"/>
        </table:table-row>
        <table:table-row table:style-name="ro1">
          <table:table-cell office:value-type="float" office:value="1475544958.043" calcext:value-type="float">
            <text:p>1475544958.043</text:p>
          </table:table-cell>
          <table:table-cell office:value-type="float" office:value="1.632909" calcext:value-type="float">
            <text:p>1.632909</text:p>
          </table:table-cell>
          <table:table-cell table:formula="of:=([.A357] / 86400) + 25569" office:value-type="date" office:date-value="2016-10-04T01:35:58.043" calcext:value-type="date">
            <text:p>2016-10-04 01:35:58.043</text:p>
          </table:table-cell>
          <table:table-cell table:formula="of:=[.C357]-(4/24)" office:value-type="time" office:time-value="PT1023525H35M58.043000288S" calcext:value-type="time">
            <text:p>21:35:58</text:p>
          </table:table-cell>
          <table:table-cell table:formula="of:=[.B357]/[.G$1]" office:value-type="float" office:value="0.0149670852428964" calcext:value-type="float">
            <text:p>0.014967085242897</text:p>
          </table:table-cell>
          <table:table-cell table:formula="of:=[.E357]*1000" office:value-type="float" office:value="14.9670852428964" calcext:value-type="float">
            <text:p>14.9670852428964</text:p>
          </table:table-cell>
          <table:table-cell table:number-columns-repeated="1018"/>
        </table:table-row>
        <table:table-row table:style-name="ro1">
          <table:table-cell office:value-type="float" office:value="1475544959.366" calcext:value-type="float">
            <text:p>1475544959.366</text:p>
          </table:table-cell>
          <table:table-cell office:value-type="float" office:value="1.631718" calcext:value-type="float">
            <text:p>1.631718</text:p>
          </table:table-cell>
          <table:table-cell table:formula="of:=([.A358] / 86400) + 25569" office:value-type="date" office:date-value="2016-10-04T01:35:59.366" calcext:value-type="date">
            <text:p>2016-10-04 01:35:59.366</text:p>
          </table:table-cell>
          <table:table-cell table:formula="of:=[.C358]-(4/24)" office:value-type="time" office:time-value="PT1023525H35M59.365999885S" calcext:value-type="time">
            <text:p>21:35:59</text:p>
          </table:table-cell>
          <table:table-cell table:formula="of:=[.B358]/[.G$1]" office:value-type="float" office:value="0.0149561686526123" calcext:value-type="float">
            <text:p>0.014956168652612</text:p>
          </table:table-cell>
          <table:table-cell table:formula="of:=[.E358]*1000" office:value-type="float" office:value="14.9561686526123" calcext:value-type="float">
            <text:p>14.9561686526123</text:p>
          </table:table-cell>
          <table:table-cell table:number-columns-repeated="1018"/>
        </table:table-row>
        <table:table-row table:style-name="ro1">
          <table:table-cell office:value-type="float" office:value="1475544960.656" calcext:value-type="float">
            <text:p>1475544960.656</text:p>
          </table:table-cell>
          <table:table-cell office:value-type="float" office:value="1.632414" calcext:value-type="float">
            <text:p>1.632414</text:p>
          </table:table-cell>
          <table:table-cell table:formula="of:=([.A359] / 86400) + 25569" office:value-type="date" office:date-value="2016-10-04T01:36:00.656" calcext:value-type="date">
            <text:p>2016-10-04 01:36:00.656</text:p>
          </table:table-cell>
          <table:table-cell table:formula="of:=[.C359]-(4/24)" office:value-type="time" office:time-value="PT1023525H36M00.655999929S" calcext:value-type="time">
            <text:p>21:36:01</text:p>
          </table:table-cell>
          <table:table-cell table:formula="of:=[.B359]/[.G$1]" office:value-type="float" office:value="0.0149625481209899" calcext:value-type="float">
            <text:p>0.01496254812099</text:p>
          </table:table-cell>
          <table:table-cell table:formula="of:=[.E359]*1000" office:value-type="float" office:value="14.9625481209899" calcext:value-type="float">
            <text:p>14.9625481209899</text:p>
          </table:table-cell>
          <table:table-cell table:number-columns-repeated="1018"/>
        </table:table-row>
        <table:table-row table:style-name="ro1">
          <table:table-cell office:value-type="float" office:value="1475544961.948" calcext:value-type="float">
            <text:p>1475544961.948</text:p>
          </table:table-cell>
          <table:table-cell office:value-type="float" office:value="1.581818" calcext:value-type="float">
            <text:p>1.581818</text:p>
          </table:table-cell>
          <table:table-cell table:formula="of:=([.A360] / 86400) + 25569" office:value-type="date" office:date-value="2016-10-04T01:36:01.948" calcext:value-type="date">
            <text:p>2016-10-04 01:36:01.948</text:p>
          </table:table-cell>
          <table:table-cell table:formula="of:=[.C360]-(4/24)" office:value-type="time" office:time-value="PT1023525H36M01.948000733S" calcext:value-type="time">
            <text:p>21:36:02</text:p>
          </table:table-cell>
          <table:table-cell table:formula="of:=[.B360]/[.G$1]" office:value-type="float" office:value="0.0144987901008249" calcext:value-type="float">
            <text:p>0.014498790100825</text:p>
          </table:table-cell>
          <table:table-cell table:formula="of:=[.E360]*1000" office:value-type="float" office:value="14.4987901008249" calcext:value-type="float">
            <text:p>14.4987901008249</text:p>
          </table:table-cell>
          <table:table-cell table:number-columns-repeated="1018"/>
        </table:table-row>
        <table:table-row table:style-name="ro1">
          <table:table-cell office:value-type="float" office:value="1475544963.238" calcext:value-type="float">
            <text:p>1475544963.238</text:p>
          </table:table-cell>
          <table:table-cell office:value-type="float" office:value="1.524461" calcext:value-type="float">
            <text:p>1.524461</text:p>
          </table:table-cell>
          <table:table-cell table:formula="of:=([.A361] / 86400) + 25569" office:value-type="date" office:date-value="2016-10-04T01:36:03.238" calcext:value-type="date">
            <text:p>2016-10-04 01:36:03.238</text:p>
          </table:table-cell>
          <table:table-cell table:formula="of:=[.C361]-(4/24)" office:value-type="time" office:time-value="PT1023525H36M03.238000777S" calcext:value-type="time">
            <text:p>21:36:03</text:p>
          </table:table-cell>
          <table:table-cell table:formula="of:=[.B361]/[.G$1]" office:value-type="float" office:value="0.013973061411549" calcext:value-type="float">
            <text:p>0.013973061411549</text:p>
          </table:table-cell>
          <table:table-cell table:formula="of:=[.E361]*1000" office:value-type="float" office:value="13.973061411549" calcext:value-type="float">
            <text:p>13.973061411549</text:p>
          </table:table-cell>
          <table:table-cell table:number-columns-repeated="1018"/>
        </table:table-row>
        <table:table-row table:style-name="ro1">
          <table:table-cell office:value-type="float" office:value="1475544964.528" calcext:value-type="float">
            <text:p>1475544964.528</text:p>
          </table:table-cell>
          <table:table-cell office:value-type="float" office:value="1.502185" calcext:value-type="float">
            <text:p>1.502185</text:p>
          </table:table-cell>
          <table:table-cell table:formula="of:=([.A362] / 86400) + 25569" office:value-type="date" office:date-value="2016-10-04T01:36:04.528" calcext:value-type="date">
            <text:p>2016-10-04 01:36:04.528</text:p>
          </table:table-cell>
          <table:table-cell table:formula="of:=[.C362]-(4/24)" office:value-type="time" office:time-value="PT1023525H36M04.52800082S" calcext:value-type="time">
            <text:p>21:36:05</text:p>
          </table:table-cell>
          <table:table-cell table:formula="of:=[.B362]/[.G$1]" office:value-type="float" office:value="0.0137688817598533" calcext:value-type="float">
            <text:p>0.013768881759853</text:p>
          </table:table-cell>
          <table:table-cell table:formula="of:=[.E362]*1000" office:value-type="float" office:value="13.7688817598533" calcext:value-type="float">
            <text:p>13.7688817598533</text:p>
          </table:table-cell>
          <table:table-cell table:number-columns-repeated="1018"/>
        </table:table-row>
        <table:table-row table:style-name="ro1">
          <table:table-cell office:value-type="float" office:value="1475544965.818" calcext:value-type="float">
            <text:p>1475544965.818</text:p>
          </table:table-cell>
          <table:table-cell office:value-type="float" office:value="1.500537" calcext:value-type="float">
            <text:p>1.500537</text:p>
          </table:table-cell>
          <table:table-cell table:formula="of:=([.A363] / 86400) + 25569" office:value-type="date" office:date-value="2016-10-04T01:36:05.818" calcext:value-type="date">
            <text:p>2016-10-04 01:36:05.818</text:p>
          </table:table-cell>
          <table:table-cell table:formula="of:=[.C363]-(4/24)" office:value-type="time" office:time-value="PT1023525H36M05.818000864S" calcext:value-type="time">
            <text:p>21:36:06</text:p>
          </table:table-cell>
          <table:table-cell table:formula="of:=[.B363]/[.G$1]" office:value-type="float" office:value="0.0137537763519707" calcext:value-type="float">
            <text:p>0.013753776351971</text:p>
          </table:table-cell>
          <table:table-cell table:formula="of:=[.E363]*1000" office:value-type="float" office:value="13.7537763519707" calcext:value-type="float">
            <text:p>13.7537763519707</text:p>
          </table:table-cell>
          <table:table-cell table:number-columns-repeated="1018"/>
        </table:table-row>
        <table:table-row table:style-name="ro1">
          <table:table-cell office:value-type="float" office:value="1475544967.473" calcext:value-type="float">
            <text:p>1475544967.473</text:p>
          </table:table-cell>
          <table:table-cell office:value-type="float" office:value="1.536094" calcext:value-type="float">
            <text:p>1.536094</text:p>
          </table:table-cell>
          <table:table-cell table:formula="of:=([.A364] / 86400) + 25569" office:value-type="date" office:date-value="2016-10-04T01:36:07.473001" calcext:value-type="date">
            <text:p>2016-10-04 01:36:07.473</text:p>
          </table:table-cell>
          <table:table-cell table:formula="of:=[.C364]-(4/24)" office:value-type="time" office:time-value="PT1023525H36M07.47300094S" calcext:value-type="time">
            <text:p>21:36:07</text:p>
          </table:table-cell>
          <table:table-cell table:formula="of:=[.B364]/[.G$1]" office:value-type="float" office:value="0.0140796883593034" calcext:value-type="float">
            <text:p>0.014079688359303</text:p>
          </table:table-cell>
          <table:table-cell table:formula="of:=[.E364]*1000" office:value-type="float" office:value="14.0796883593034" calcext:value-type="float">
            <text:p>14.0796883593034</text:p>
          </table:table-cell>
          <table:table-cell table:number-columns-repeated="1018"/>
        </table:table-row>
        <table:table-row table:style-name="ro1">
          <table:table-cell office:value-type="float" office:value="1475544968.188" calcext:value-type="float">
            <text:p>1475544968.188</text:p>
          </table:table-cell>
          <table:table-cell office:value-type="float" office:value="1.566613" calcext:value-type="float">
            <text:p>1.566613</text:p>
          </table:table-cell>
          <table:table-cell table:formula="of:=([.A365] / 86400) + 25569" office:value-type="date" office:date-value="2016-10-04T01:36:08.188" calcext:value-type="date">
            <text:p>2016-10-04 01:36:08.188</text:p>
          </table:table-cell>
          <table:table-cell table:formula="of:=[.C365]-(4/24)" office:value-type="time" office:time-value="PT1023525H36M08.187999912S" calcext:value-type="time">
            <text:p>21:36:08</text:p>
          </table:table-cell>
          <table:table-cell table:formula="of:=[.B365]/[.G$1]" office:value-type="float" office:value="0.014359422548121" calcext:value-type="float">
            <text:p>0.014359422548121</text:p>
          </table:table-cell>
          <table:table-cell table:formula="of:=[.E365]*1000" office:value-type="float" office:value="14.359422548121" calcext:value-type="float">
            <text:p>14.359422548121</text:p>
          </table:table-cell>
          <table:table-cell table:number-columns-repeated="1018"/>
        </table:table-row>
        <table:table-row table:style-name="ro1">
          <table:table-cell office:value-type="float" office:value="1475544969.513" calcext:value-type="float">
            <text:p>1475544969.513</text:p>
          </table:table-cell>
          <table:table-cell office:value-type="float" office:value="1.622742" calcext:value-type="float">
            <text:p>1.622742</text:p>
          </table:table-cell>
          <table:table-cell table:formula="of:=([.A366] / 86400) + 25569" office:value-type="date" office:date-value="2016-10-04T01:36:09.513" calcext:value-type="date">
            <text:p>2016-10-04 01:36:09.513</text:p>
          </table:table-cell>
          <table:table-cell table:formula="of:=[.C366]-(4/24)" office:value-type="time" office:time-value="PT1023525H36M09.513000268S" calcext:value-type="time">
            <text:p>21:36:10</text:p>
          </table:table-cell>
          <table:table-cell table:formula="of:=[.B366]/[.G$1]" office:value-type="float" office:value="0.0148738955087076" calcext:value-type="float">
            <text:p>0.014873895508708</text:p>
          </table:table-cell>
          <table:table-cell table:formula="of:=[.E366]*1000" office:value-type="float" office:value="14.8738955087076" calcext:value-type="float">
            <text:p>14.8738955087076</text:p>
          </table:table-cell>
          <table:table-cell table:number-columns-repeated="1018"/>
        </table:table-row>
        <table:table-row table:style-name="ro1">
          <table:table-cell office:value-type="float" office:value="1475544970.803" calcext:value-type="float">
            <text:p>1475544970.803</text:p>
          </table:table-cell>
          <table:table-cell office:value-type="float" office:value="1.625197" calcext:value-type="float">
            <text:p>1.625197</text:p>
          </table:table-cell>
          <table:table-cell table:formula="of:=([.A367] / 86400) + 25569" office:value-type="date" office:date-value="2016-10-04T01:36:10.803" calcext:value-type="date">
            <text:p>2016-10-04 01:36:10.803</text:p>
          </table:table-cell>
          <table:table-cell table:formula="of:=[.C367]-(4/24)" office:value-type="time" office:time-value="PT1023525H36M10.803000312S" calcext:value-type="time">
            <text:p>21:36:11</text:p>
          </table:table-cell>
          <table:table-cell table:formula="of:=[.B367]/[.G$1]" office:value-type="float" office:value="0.0148963978001833" calcext:value-type="float">
            <text:p>0.014896397800183</text:p>
          </table:table-cell>
          <table:table-cell table:formula="of:=[.E367]*1000" office:value-type="float" office:value="14.8963978001833" calcext:value-type="float">
            <text:p>14.8963978001833</text:p>
          </table:table-cell>
          <table:table-cell table:number-columns-repeated="1018"/>
        </table:table-row>
        <table:table-row table:style-name="ro1">
          <table:table-cell office:value-type="float" office:value="1475544972.1" calcext:value-type="float">
            <text:p>1475544972.1</text:p>
          </table:table-cell>
          <table:table-cell office:value-type="float" office:value="1.623475" calcext:value-type="float">
            <text:p>1.623475</text:p>
          </table:table-cell>
          <table:table-cell table:formula="of:=([.A368] / 86400) + 25569" office:value-type="date" office:date-value="2016-10-04T01:36:12.1" calcext:value-type="date">
            <text:p>2016-10-04 01:36:12.100</text:p>
          </table:table-cell>
          <table:table-cell table:formula="of:=[.C368]-(4/24)" office:value-type="time" office:time-value="PT1023525H36M12.100000083S" calcext:value-type="time">
            <text:p>21:36:12</text:p>
          </table:table-cell>
          <table:table-cell table:formula="of:=[.B368]/[.G$1]" office:value-type="float" office:value="0.0148806141154904" calcext:value-type="float">
            <text:p>0.01488061411549</text:p>
          </table:table-cell>
          <table:table-cell table:formula="of:=[.E368]*1000" office:value-type="float" office:value="14.8806141154904" calcext:value-type="float">
            <text:p>14.8806141154904</text:p>
          </table:table-cell>
          <table:table-cell table:number-columns-repeated="1018"/>
        </table:table-row>
        <table:table-row table:style-name="ro1">
          <table:table-cell office:value-type="float" office:value="1475544973.391" calcext:value-type="float">
            <text:p>1475544973.391</text:p>
          </table:table-cell>
          <table:table-cell office:value-type="float" office:value="1.657273" calcext:value-type="float">
            <text:p>1.657273</text:p>
          </table:table-cell>
          <table:table-cell table:formula="of:=([.A369] / 86400) + 25569" office:value-type="date" office:date-value="2016-10-04T01:36:13.391" calcext:value-type="date">
            <text:p>2016-10-04 01:36:13.391</text:p>
          </table:table-cell>
          <table:table-cell table:formula="of:=[.C369]-(4/24)" office:value-type="time" office:time-value="PT1023525H36M13.391000088S" calcext:value-type="time">
            <text:p>21:36:13</text:p>
          </table:table-cell>
          <table:table-cell table:formula="of:=[.B369]/[.G$1]" office:value-type="float" office:value="0.015190403299725" calcext:value-type="float">
            <text:p>0.015190403299725</text:p>
          </table:table-cell>
          <table:table-cell table:formula="of:=[.E369]*1000" office:value-type="float" office:value="15.190403299725" calcext:value-type="float">
            <text:p>15.190403299725</text:p>
          </table:table-cell>
          <table:table-cell table:number-columns-repeated="1018"/>
        </table:table-row>
        <table:table-row table:style-name="ro1">
          <table:table-cell office:value-type="float" office:value="1475544974.683" calcext:value-type="float">
            <text:p>1475544974.683</text:p>
          </table:table-cell>
          <table:table-cell office:value-type="float" office:value="1.712852" calcext:value-type="float">
            <text:p>1.712852</text:p>
          </table:table-cell>
          <table:table-cell table:formula="of:=([.A370] / 86400) + 25569" office:value-type="date" office:date-value="2016-10-04T01:36:14.683" calcext:value-type="date">
            <text:p>2016-10-04 01:36:14.683</text:p>
          </table:table-cell>
          <table:table-cell table:formula="of:=[.C370]-(4/24)" office:value-type="time" office:time-value="PT1023525H36M14.683000054S" calcext:value-type="time">
            <text:p>21:36:15</text:p>
          </table:table-cell>
          <table:table-cell table:formula="of:=[.B370]/[.G$1]" office:value-type="float" office:value="0.0156998350137489" calcext:value-type="float">
            <text:p>0.015699835013749</text:p>
          </table:table-cell>
          <table:table-cell table:formula="of:=[.E370]*1000" office:value-type="float" office:value="15.6998350137489" calcext:value-type="float">
            <text:p>15.6998350137489</text:p>
          </table:table-cell>
          <table:table-cell table:number-columns-repeated="1018"/>
        </table:table-row>
        <table:table-row table:style-name="ro1">
          <table:table-cell office:value-type="float" office:value="1475544975.975" calcext:value-type="float">
            <text:p>1475544975.975</text:p>
          </table:table-cell>
          <table:table-cell office:value-type="float" office:value="1.75363" calcext:value-type="float">
            <text:p>1.75363</text:p>
          </table:table-cell>
          <table:table-cell table:formula="of:=([.A371] / 86400) + 25569" office:value-type="date" office:date-value="2016-10-04T01:36:15.975" calcext:value-type="date">
            <text:p>2016-10-04 01:36:15.975</text:p>
          </table:table-cell>
          <table:table-cell table:formula="of:=[.C371]-(4/24)" office:value-type="time" office:time-value="PT1023525H36M15.97500002S" calcext:value-type="time">
            <text:p>21:36:16</text:p>
          </table:table-cell>
          <table:table-cell table:formula="of:=[.B371]/[.G$1]" office:value-type="float" office:value="0.0160736021998167" calcext:value-type="float">
            <text:p>0.016073602199817</text:p>
          </table:table-cell>
          <table:table-cell table:formula="of:=[.E371]*1000" office:value-type="float" office:value="16.0736021998167" calcext:value-type="float">
            <text:p>16.0736021998167</text:p>
          </table:table-cell>
          <table:table-cell table:number-columns-repeated="1018"/>
        </table:table-row>
        <table:table-row table:style-name="ro1">
          <table:table-cell office:value-type="float" office:value="1475544977.55" calcext:value-type="float">
            <text:p>1475544977.55</text:p>
          </table:table-cell>
          <table:table-cell office:value-type="float" office:value="1.756708" calcext:value-type="float">
            <text:p>1.756708</text:p>
          </table:table-cell>
          <table:table-cell table:formula="of:=([.A372] / 86400) + 25569" office:value-type="date" office:date-value="2016-10-04T01:36:17.55" calcext:value-type="date">
            <text:p>2016-10-04 01:36:17.550</text:p>
          </table:table-cell>
          <table:table-cell table:formula="of:=[.C372]-(4/24)" office:value-type="time" office:time-value="PT1023525H36M17.550000697S" calcext:value-type="time">
            <text:p>21:36:18</text:p>
          </table:table-cell>
          <table:table-cell table:formula="of:=[.B372]/[.G$1]" office:value-type="float" office:value="0.0161018148487626" calcext:value-type="float">
            <text:p>0.016101814848763</text:p>
          </table:table-cell>
          <table:table-cell table:formula="of:=[.E372]*1000" office:value-type="float" office:value="16.1018148487626" calcext:value-type="float">
            <text:p>16.1018148487626</text:p>
          </table:table-cell>
          <table:table-cell table:number-columns-repeated="1018"/>
        </table:table-row>
        <table:table-row table:style-name="ro1">
          <table:table-cell office:value-type="float" office:value="1475544978.905" calcext:value-type="float">
            <text:p>1475544978.905</text:p>
          </table:table-cell>
          <table:table-cell office:value-type="float" office:value="1.719869" calcext:value-type="float">
            <text:p>1.719869</text:p>
          </table:table-cell>
          <table:table-cell table:formula="of:=([.A373] / 86400) + 25569" office:value-type="date" office:date-value="2016-10-04T01:36:18.905" calcext:value-type="date">
            <text:p>2016-10-04 01:36:18.905</text:p>
          </table:table-cell>
          <table:table-cell table:formula="of:=[.C373]-(4/24)" office:value-type="time" office:time-value="PT1023525H36M18.905000305S" calcext:value-type="time">
            <text:p>21:36:19</text:p>
          </table:table-cell>
          <table:table-cell table:formula="of:=[.B373]/[.G$1]" office:value-type="float" office:value="0.0157641521539872" calcext:value-type="float">
            <text:p>0.015764152153987</text:p>
          </table:table-cell>
          <table:table-cell table:formula="of:=[.E373]*1000" office:value-type="float" office:value="15.7641521539872" calcext:value-type="float">
            <text:p>15.7641521539872</text:p>
          </table:table-cell>
          <table:table-cell table:number-columns-repeated="1018"/>
        </table:table-row>
        <table:table-row table:style-name="ro1">
          <table:table-cell office:value-type="float" office:value="1475544980.225" calcext:value-type="float">
            <text:p>1475544980.225</text:p>
          </table:table-cell>
          <table:table-cell office:value-type="float" office:value="1.547579" calcext:value-type="float">
            <text:p>1.547579</text:p>
          </table:table-cell>
          <table:table-cell table:formula="of:=([.A374] / 86400) + 25569" office:value-type="date" office:date-value="2016-10-04T01:36:20.225" calcext:value-type="date">
            <text:p>2016-10-04 01:36:20.225</text:p>
          </table:table-cell>
          <table:table-cell table:formula="of:=[.C374]-(4/24)" office:value-type="time" office:time-value="PT1023525H36M20.224999599S" calcext:value-type="time">
            <text:p>21:36:20</text:p>
          </table:table-cell>
          <table:table-cell table:formula="of:=[.B374]/[.G$1]" office:value-type="float" office:value="0.0141849587534372" calcext:value-type="float">
            <text:p>0.014184958753437</text:p>
          </table:table-cell>
          <table:table-cell table:formula="of:=[.E374]*1000" office:value-type="float" office:value="14.1849587534372" calcext:value-type="float">
            <text:p>14.1849587534372</text:p>
          </table:table-cell>
          <table:table-cell table:number-columns-repeated="1018"/>
        </table:table-row>
        <table:table-row table:style-name="ro1">
          <table:table-cell office:value-type="float" office:value="1475544981.518" calcext:value-type="float">
            <text:p>1475544981.518</text:p>
          </table:table-cell>
          <table:table-cell office:value-type="float" office:value="1.379467" calcext:value-type="float">
            <text:p>1.379467</text:p>
          </table:table-cell>
          <table:table-cell table:formula="of:=([.A375] / 86400) + 25569" office:value-type="date" office:date-value="2016-10-04T01:36:21.518" calcext:value-type="date">
            <text:p>2016-10-04 01:36:21.518</text:p>
          </table:table-cell>
          <table:table-cell table:formula="of:=[.C375]-(4/24)" office:value-type="time" office:time-value="PT1023525H36M21.517999526S" calcext:value-type="time">
            <text:p>21:36:22</text:p>
          </table:table-cell>
          <table:table-cell table:formula="of:=[.B375]/[.G$1]" office:value-type="float" office:value="0.0126440604949588" calcext:value-type="float">
            <text:p>0.012644060494959</text:p>
          </table:table-cell>
          <table:table-cell table:formula="of:=[.E375]*1000" office:value-type="float" office:value="12.6440604949588" calcext:value-type="float">
            <text:p>12.6440604949588</text:p>
          </table:table-cell>
          <table:table-cell table:number-columns-repeated="1018"/>
        </table:table-row>
        <table:table-row table:style-name="ro1">
          <table:table-cell office:value-type="float" office:value="1475544982.81" calcext:value-type="float">
            <text:p>1475544982.81</text:p>
          </table:table-cell>
          <table:table-cell office:value-type="float" office:value="1.367395" calcext:value-type="float">
            <text:p>1.367395</text:p>
          </table:table-cell>
          <table:table-cell table:formula="of:=([.A376] / 86400) + 25569" office:value-type="date" office:date-value="2016-10-04T01:36:22.81" calcext:value-type="date">
            <text:p>2016-10-04 01:36:22.810</text:p>
          </table:table-cell>
          <table:table-cell table:formula="of:=[.C376]-(4/24)" office:value-type="time" office:time-value="PT1023525H36M22.81000033S" calcext:value-type="time">
            <text:p>21:36:23</text:p>
          </table:table-cell>
          <table:table-cell table:formula="of:=[.B376]/[.G$1]" office:value-type="float" office:value="0.012533409715857" calcext:value-type="float">
            <text:p>0.012533409715857</text:p>
          </table:table-cell>
          <table:table-cell table:formula="of:=[.E376]*1000" office:value-type="float" office:value="12.533409715857" calcext:value-type="float">
            <text:p>12.533409715857</text:p>
          </table:table-cell>
          <table:table-cell table:number-columns-repeated="1018"/>
        </table:table-row>
        <table:table-row table:style-name="ro1">
          <table:table-cell office:value-type="float" office:value="1475544984.1" calcext:value-type="float">
            <text:p>1475544984.1</text:p>
          </table:table-cell>
          <table:table-cell office:value-type="float" office:value="1.368109" calcext:value-type="float">
            <text:p>1.368109</text:p>
          </table:table-cell>
          <table:table-cell table:formula="of:=([.A377] / 86400) + 25569" office:value-type="date" office:date-value="2016-10-04T01:36:24.1" calcext:value-type="date">
            <text:p>2016-10-04 01:36:24.100</text:p>
          </table:table-cell>
          <table:table-cell table:formula="of:=[.C377]-(4/24)" office:value-type="time" office:time-value="PT1023525H36M24.100000374S" calcext:value-type="time">
            <text:p>21:36:24</text:p>
          </table:table-cell>
          <table:table-cell table:formula="of:=[.B377]/[.G$1]" office:value-type="float" office:value="0.0125399541704858" calcext:value-type="float">
            <text:p>0.012539954170486</text:p>
          </table:table-cell>
          <table:table-cell table:formula="of:=[.E377]*1000" office:value-type="float" office:value="12.5399541704858" calcext:value-type="float">
            <text:p>12.5399541704858</text:p>
          </table:table-cell>
          <table:table-cell table:number-columns-repeated="1018"/>
        </table:table-row>
        <table:table-row table:style-name="ro1">
          <table:table-cell office:value-type="float" office:value="1475544985.394" calcext:value-type="float">
            <text:p>1475544985.394</text:p>
          </table:table-cell>
          <table:table-cell office:value-type="float" office:value="1.320224" calcext:value-type="float">
            <text:p>1.320224</text:p>
          </table:table-cell>
          <table:table-cell table:formula="of:=([.A378] / 86400) + 25569" office:value-type="date" office:date-value="2016-10-04T01:36:25.394" calcext:value-type="date">
            <text:p>2016-10-04 01:36:25.394</text:p>
          </table:table-cell>
          <table:table-cell table:formula="of:=[.C378]-(4/24)" office:value-type="time" office:time-value="PT1023525H36M25.394000262S" calcext:value-type="time">
            <text:p>21:36:25</text:p>
          </table:table-cell>
          <table:table-cell table:formula="of:=[.B378]/[.G$1]" office:value-type="float" office:value="0.0121010449129239" calcext:value-type="float">
            <text:p>0.012101044912924</text:p>
          </table:table-cell>
          <table:table-cell table:formula="of:=[.E378]*1000" office:value-type="float" office:value="12.1010449129239" calcext:value-type="float">
            <text:p>12.1010449129239</text:p>
          </table:table-cell>
          <table:table-cell table:number-columns-repeated="1018"/>
        </table:table-row>
        <table:table-row table:style-name="ro1">
          <table:table-cell office:value-type="float" office:value="1475544986.68" calcext:value-type="float">
            <text:p>1475544986.68</text:p>
          </table:table-cell>
          <table:table-cell office:value-type="float" office:value="1.245116" calcext:value-type="float">
            <text:p>1.245116</text:p>
          </table:table-cell>
          <table:table-cell table:formula="of:=([.A379] / 86400) + 25569" office:value-type="date" office:date-value="2016-10-04T01:36:26.68" calcext:value-type="date">
            <text:p>2016-10-04 01:36:26.680</text:p>
          </table:table-cell>
          <table:table-cell table:formula="of:=[.C379]-(4/24)" office:value-type="time" office:time-value="PT1023525H36M26.680000462S" calcext:value-type="time">
            <text:p>21:36:27</text:p>
          </table:table-cell>
          <table:table-cell table:formula="of:=[.B379]/[.G$1]" office:value-type="float" office:value="0.0114126122823098" calcext:value-type="float">
            <text:p>0.01141261228231</text:p>
          </table:table-cell>
          <table:table-cell table:formula="of:=[.E379]*1000" office:value-type="float" office:value="11.4126122823098" calcext:value-type="float">
            <text:p>11.4126122823098</text:p>
          </table:table-cell>
          <table:table-cell table:number-columns-repeated="1018"/>
        </table:table-row>
        <table:table-row table:style-name="ro1">
          <table:table-cell office:value-type="float" office:value="1475544988.267" calcext:value-type="float">
            <text:p>1475544988.267</text:p>
          </table:table-cell>
          <table:table-cell office:value-type="float" office:value="1.202488" calcext:value-type="float">
            <text:p>1.202488</text:p>
          </table:table-cell>
          <table:table-cell table:formula="of:=([.A380] / 86400) + 25569" office:value-type="date" office:date-value="2016-10-04T01:36:28.267" calcext:value-type="date">
            <text:p>2016-10-04 01:36:28.267</text:p>
          </table:table-cell>
          <table:table-cell table:formula="of:=[.C380]-(4/24)" office:value-type="time" office:time-value="PT1023525H36M28.266999833S" calcext:value-type="time">
            <text:p>21:36:28</text:p>
          </table:table-cell>
          <table:table-cell table:formula="of:=[.B380]/[.G$1]" office:value-type="float" office:value="0.0110218881759853" calcext:value-type="float">
            <text:p>0.011021888175985</text:p>
          </table:table-cell>
          <table:table-cell table:formula="of:=[.E380]*1000" office:value-type="float" office:value="11.0218881759853" calcext:value-type="float">
            <text:p>11.0218881759853</text:p>
          </table:table-cell>
          <table:table-cell table:number-columns-repeated="1018"/>
        </table:table-row>
        <table:table-row table:style-name="ro1">
          <table:table-cell office:value-type="float" office:value="1475544989.588" calcext:value-type="float">
            <text:p>1475544989.588</text:p>
          </table:table-cell>
          <table:table-cell office:value-type="float" office:value="1.202287" calcext:value-type="float">
            <text:p>1.202287</text:p>
          </table:table-cell>
          <table:table-cell table:formula="of:=([.A381] / 86400) + 25569" office:value-type="date" office:date-value="2016-10-04T01:36:29.588" calcext:value-type="date">
            <text:p>2016-10-04 01:36:29.588</text:p>
          </table:table-cell>
          <table:table-cell table:formula="of:=[.C381]-(4/24)" office:value-type="time" office:time-value="PT1023525H36M29.588000346S" calcext:value-type="time">
            <text:p>21:36:30</text:p>
          </table:table-cell>
          <table:table-cell table:formula="of:=[.B381]/[.G$1]" office:value-type="float" office:value="0.0110200458295142" calcext:value-type="float">
            <text:p>0.011020045829514</text:p>
          </table:table-cell>
          <table:table-cell table:formula="of:=[.E381]*1000" office:value-type="float" office:value="11.0200458295142" calcext:value-type="float">
            <text:p>11.0200458295142</text:p>
          </table:table-cell>
          <table:table-cell table:number-columns-repeated="1018"/>
        </table:table-row>
        <table:table-row table:style-name="ro1">
          <table:table-cell office:value-type="float" office:value="1475544990.88" calcext:value-type="float">
            <text:p>1475544990.88</text:p>
          </table:table-cell>
          <table:table-cell office:value-type="float" office:value="1.210787" calcext:value-type="float">
            <text:p>1.210787</text:p>
          </table:table-cell>
          <table:table-cell table:formula="of:=([.A382] / 86400) + 25569" office:value-type="date" office:date-value="2016-10-04T01:36:30.88" calcext:value-type="date">
            <text:p>2016-10-04 01:36:30.880</text:p>
          </table:table-cell>
          <table:table-cell table:formula="of:=[.C382]-(4/24)" office:value-type="time" office:time-value="PT1023525H36M30.880000312S" calcext:value-type="time">
            <text:p>21:36:31</text:p>
          </table:table-cell>
          <table:table-cell table:formula="of:=[.B382]/[.G$1]" office:value-type="float" office:value="0.0110979560036664" calcext:value-type="float">
            <text:p>0.011097956003666</text:p>
          </table:table-cell>
          <table:table-cell table:formula="of:=[.E382]*1000" office:value-type="float" office:value="11.0979560036664" calcext:value-type="float">
            <text:p>11.0979560036664</text:p>
          </table:table-cell>
          <table:table-cell table:number-columns-repeated="1018"/>
        </table:table-row>
        <table:table-row table:style-name="ro1">
          <table:table-cell office:value-type="float" office:value="1475544992.171" calcext:value-type="float">
            <text:p>1475544992.171</text:p>
          </table:table-cell>
          <table:table-cell office:value-type="float" office:value="1.230406" calcext:value-type="float">
            <text:p>1.230406</text:p>
          </table:table-cell>
          <table:table-cell table:formula="of:=([.A383] / 86400) + 25569" office:value-type="date" office:date-value="2016-10-04T01:36:32.171" calcext:value-type="date">
            <text:p>2016-10-04 01:36:32.171</text:p>
          </table:table-cell>
          <table:table-cell table:formula="of:=[.C383]-(4/24)" office:value-type="time" office:time-value="PT1023525H36M32.171000317S" calcext:value-type="time">
            <text:p>21:36:32</text:p>
          </table:table-cell>
          <table:table-cell table:formula="of:=[.B383]/[.G$1]" office:value-type="float" office:value="0.0112777818515124" calcext:value-type="float">
            <text:p>0.011277781851512</text:p>
          </table:table-cell>
          <table:table-cell table:formula="of:=[.E383]*1000" office:value-type="float" office:value="11.2777818515124" calcext:value-type="float">
            <text:p>11.2777818515124</text:p>
          </table:table-cell>
          <table:table-cell table:number-columns-repeated="1018"/>
        </table:table-row>
        <table:table-row table:style-name="ro1">
          <table:table-cell office:value-type="float" office:value="1475544993.461" calcext:value-type="float">
            <text:p>1475544993.461</text:p>
          </table:table-cell>
          <table:table-cell office:value-type="float" office:value="1.249421" calcext:value-type="float">
            <text:p>1.249421</text:p>
          </table:table-cell>
          <table:table-cell table:formula="of:=([.A384] / 86400) + 25569" office:value-type="date" office:date-value="2016-10-04T01:36:33.461" calcext:value-type="date">
            <text:p>2016-10-04 01:36:33.461</text:p>
          </table:table-cell>
          <table:table-cell table:formula="of:=[.C384]-(4/24)" office:value-type="time" office:time-value="PT1023525H36M33.460999522S" calcext:value-type="time">
            <text:p>21:36:33</text:p>
          </table:table-cell>
          <table:table-cell table:formula="of:=[.B384]/[.G$1]" office:value-type="float" office:value="0.0114520714940422" calcext:value-type="float">
            <text:p>0.011452071494042</text:p>
          </table:table-cell>
          <table:table-cell table:formula="of:=[.E384]*1000" office:value-type="float" office:value="11.4520714940422" calcext:value-type="float">
            <text:p>11.4520714940422</text:p>
          </table:table-cell>
          <table:table-cell table:number-columns-repeated="1018"/>
        </table:table-row>
        <table:table-row table:style-name="ro1">
          <table:table-cell office:value-type="float" office:value="1475544994.753" calcext:value-type="float">
            <text:p>1475544994.753</text:p>
          </table:table-cell>
          <table:table-cell office:value-type="float" office:value="1.243779" calcext:value-type="float">
            <text:p>1.243779</text:p>
          </table:table-cell>
          <table:table-cell table:formula="of:=([.A385] / 86400) + 25569" office:value-type="date" office:date-value="2016-10-04T01:36:34.753" calcext:value-type="date">
            <text:p>2016-10-04 01:36:34.753</text:p>
          </table:table-cell>
          <table:table-cell table:formula="of:=[.C385]-(4/24)" office:value-type="time" office:time-value="PT1023525H36M34.753000326S" calcext:value-type="time">
            <text:p>21:36:35</text:p>
          </table:table-cell>
          <table:table-cell table:formula="of:=[.B385]/[.G$1]" office:value-type="float" office:value="0.0114003574702108" calcext:value-type="float">
            <text:p>0.011400357470211</text:p>
          </table:table-cell>
          <table:table-cell table:formula="of:=[.E385]*1000" office:value-type="float" office:value="11.4003574702108" calcext:value-type="float">
            <text:p>11.4003574702108</text:p>
          </table:table-cell>
          <table:table-cell table:number-columns-repeated="1018"/>
        </table:table-row>
        <table:table-row table:style-name="ro1">
          <table:table-cell office:value-type="float" office:value="1475544996.037" calcext:value-type="float">
            <text:p>1475544996.037</text:p>
          </table:table-cell>
          <table:table-cell office:value-type="float" office:value="1.246435" calcext:value-type="float">
            <text:p>1.246435</text:p>
          </table:table-cell>
          <table:table-cell table:formula="of:=([.A386] / 86400) + 25569" office:value-type="date" office:date-value="2016-10-04T01:36:36.037" calcext:value-type="date">
            <text:p>2016-10-04 01:36:36.037</text:p>
          </table:table-cell>
          <table:table-cell table:formula="of:=[.C386]-(4/24)" office:value-type="time" office:time-value="PT1023525H36M36.037000604S" calcext:value-type="time">
            <text:p>21:36:36</text:p>
          </table:table-cell>
          <table:table-cell table:formula="of:=[.B386]/[.G$1]" office:value-type="float" office:value="0.0114247021081577" calcext:value-type="float">
            <text:p>0.011424702108158</text:p>
          </table:table-cell>
          <table:table-cell table:formula="of:=[.E386]*1000" office:value-type="float" office:value="11.4247021081577" calcext:value-type="float">
            <text:p>11.4247021081577</text:p>
          </table:table-cell>
          <table:table-cell table:number-columns-repeated="1018"/>
        </table:table-row>
        <table:table-row table:style-name="ro1">
          <table:table-cell office:value-type="float" office:value="1475544997.703" calcext:value-type="float">
            <text:p>1475544997.703</text:p>
          </table:table-cell>
          <table:table-cell office:value-type="float" office:value="1.456168" calcext:value-type="float">
            <text:p>1.456168</text:p>
          </table:table-cell>
          <table:table-cell table:formula="of:=([.A387] / 86400) + 25569" office:value-type="date" office:date-value="2016-10-04T01:36:37.703" calcext:value-type="date">
            <text:p>2016-10-04 01:36:37.703</text:p>
          </table:table-cell>
          <table:table-cell table:formula="of:=[.C387]-(4/24)" office:value-type="time" office:time-value="PT1023525H36M37.703000251S" calcext:value-type="time">
            <text:p>21:36:38</text:p>
          </table:table-cell>
          <table:table-cell table:formula="of:=[.B387]/[.G$1]" office:value-type="float" office:value="0.0133470944087993" calcext:value-type="float">
            <text:p>0.013347094408799</text:p>
          </table:table-cell>
          <table:table-cell table:formula="of:=[.E387]*1000" office:value-type="float" office:value="13.3470944087993" calcext:value-type="float">
            <text:p>13.3470944087993</text:p>
          </table:table-cell>
          <table:table-cell table:number-columns-repeated="1018"/>
        </table:table-row>
        <table:table-row table:style-name="ro1">
          <table:table-cell office:value-type="float" office:value="1475544999.026" calcext:value-type="float">
            <text:p>1475544999.026</text:p>
          </table:table-cell>
          <table:table-cell office:value-type="float" office:value="1.623017" calcext:value-type="float">
            <text:p>1.623017</text:p>
          </table:table-cell>
          <table:table-cell table:formula="of:=([.A388] / 86400) + 25569" office:value-type="date" office:date-value="2016-10-04T01:36:39.026" calcext:value-type="date">
            <text:p>2016-10-04 01:36:39.026</text:p>
          </table:table-cell>
          <table:table-cell table:formula="of:=[.C388]-(4/24)" office:value-type="time" office:time-value="PT1023525H36M39.026000686S" calcext:value-type="time">
            <text:p>21:36:39</text:p>
          </table:table-cell>
          <table:table-cell table:formula="of:=[.B388]/[.G$1]" office:value-type="float" office:value="0.014876416131989" calcext:value-type="float">
            <text:p>0.014876416131989</text:p>
          </table:table-cell>
          <table:table-cell table:formula="of:=[.E388]*1000" office:value-type="float" office:value="14.876416131989" calcext:value-type="float">
            <text:p>14.876416131989</text:p>
          </table:table-cell>
          <table:table-cell table:number-columns-repeated="1018"/>
        </table:table-row>
        <table:table-row table:style-name="ro1">
          <table:table-cell office:value-type="float" office:value="1475545000.32" calcext:value-type="float">
            <text:p>1475545000.32</text:p>
          </table:table-cell>
          <table:table-cell office:value-type="float" office:value="1.631681" calcext:value-type="float">
            <text:p>1.631681</text:p>
          </table:table-cell>
          <table:table-cell table:formula="of:=([.A389] / 86400) + 25569" office:value-type="date" office:date-value="2016-10-04T01:36:40.32" calcext:value-type="date">
            <text:p>2016-10-04 01:36:40.320</text:p>
          </table:table-cell>
          <table:table-cell table:formula="of:=[.C389]-(4/24)" office:value-type="time" office:time-value="PT1023525H36M40.319999736S" calcext:value-type="time">
            <text:p>21:36:40</text:p>
          </table:table-cell>
          <table:table-cell table:formula="of:=[.B389]/[.G$1]" office:value-type="float" office:value="0.0149558295142071" calcext:value-type="float">
            <text:p>0.014955829514207</text:p>
          </table:table-cell>
          <table:table-cell table:formula="of:=[.E389]*1000" office:value-type="float" office:value="14.9558295142071" calcext:value-type="float">
            <text:p>14.9558295142071</text:p>
          </table:table-cell>
          <table:table-cell table:number-columns-repeated="1018"/>
        </table:table-row>
        <table:table-row table:style-name="ro1">
          <table:table-cell office:value-type="float" office:value="1475545001.611" calcext:value-type="float">
            <text:p>1475545001.611</text:p>
          </table:table-cell>
          <table:table-cell office:value-type="float" office:value="1.631974" calcext:value-type="float">
            <text:p>1.631974</text:p>
          </table:table-cell>
          <table:table-cell table:formula="of:=([.A390] / 86400) + 25569" office:value-type="date" office:date-value="2016-10-04T01:36:41.611" calcext:value-type="date">
            <text:p>2016-10-04 01:36:41.611</text:p>
          </table:table-cell>
          <table:table-cell table:formula="of:=[.C390]-(4/24)" office:value-type="time" office:time-value="PT1023525H36M41.61100016S" calcext:value-type="time">
            <text:p>21:36:42</text:p>
          </table:table-cell>
          <table:table-cell table:formula="of:=[.B390]/[.G$1]" office:value-type="float" office:value="0.0149585151237397" calcext:value-type="float">
            <text:p>0.01495851512374</text:p>
          </table:table-cell>
          <table:table-cell table:formula="of:=[.E390]*1000" office:value-type="float" office:value="14.9585151237397" calcext:value-type="float">
            <text:p>14.9585151237397</text:p>
          </table:table-cell>
          <table:table-cell table:number-columns-repeated="1018"/>
        </table:table-row>
        <table:table-row table:style-name="ro1">
          <table:table-cell office:value-type="float" office:value="1475545002.903" calcext:value-type="float">
            <text:p>1475545002.903</text:p>
          </table:table-cell>
          <table:table-cell office:value-type="float" office:value="1.596766" calcext:value-type="float">
            <text:p>1.596766</text:p>
          </table:table-cell>
          <table:table-cell table:formula="of:=([.A391] / 86400) + 25569" office:value-type="date" office:date-value="2016-10-04T01:36:42.903" calcext:value-type="date">
            <text:p>2016-10-04 01:36:42.903</text:p>
          </table:table-cell>
          <table:table-cell table:formula="of:=[.C391]-(4/24)" office:value-type="time" office:time-value="PT1023525H36M42.902999707S" calcext:value-type="time">
            <text:p>21:36:43</text:p>
          </table:table-cell>
          <table:table-cell table:formula="of:=[.B391]/[.G$1]" office:value-type="float" office:value="0.0146358020164986" calcext:value-type="float">
            <text:p>0.014635802016499</text:p>
          </table:table-cell>
          <table:table-cell table:formula="of:=[.E391]*1000" office:value-type="float" office:value="14.6358020164986" calcext:value-type="float">
            <text:p>14.6358020164986</text:p>
          </table:table-cell>
          <table:table-cell table:number-columns-repeated="1018"/>
        </table:table-row>
        <table:table-row table:style-name="ro1">
          <table:table-cell office:value-type="float" office:value="1475545004.2" calcext:value-type="float">
            <text:p>1475545004.2</text:p>
          </table:table-cell>
          <table:table-cell office:value-type="float" office:value="1.539373" calcext:value-type="float">
            <text:p>1.539373</text:p>
          </table:table-cell>
          <table:table-cell table:formula="of:=([.A392] / 86400) + 25569" office:value-type="date" office:date-value="2016-10-04T01:36:44.2" calcext:value-type="date">
            <text:p>2016-10-04 01:36:44.200</text:p>
          </table:table-cell>
          <table:table-cell table:formula="of:=[.C392]-(4/24)" office:value-type="time" office:time-value="PT1023525H36M44.200000316S" calcext:value-type="time">
            <text:p>21:36:44</text:p>
          </table:table-cell>
          <table:table-cell table:formula="of:=[.B392]/[.G$1]" office:value-type="float" office:value="0.0141097433547204" calcext:value-type="float">
            <text:p>0.014109743354721</text:p>
          </table:table-cell>
          <table:table-cell table:formula="of:=[.E392]*1000" office:value-type="float" office:value="14.1097433547204" calcext:value-type="float">
            <text:p>14.1097433547204</text:p>
          </table:table-cell>
          <table:table-cell table:number-columns-repeated="1018"/>
        </table:table-row>
        <table:table-row table:style-name="ro1">
          <table:table-cell office:value-type="float" office:value="1475545005.491" calcext:value-type="float">
            <text:p>1475545005.491</text:p>
          </table:table-cell>
          <table:table-cell office:value-type="float" office:value="1.501544" calcext:value-type="float">
            <text:p>1.501544</text:p>
          </table:table-cell>
          <table:table-cell table:formula="of:=([.A393] / 86400) + 25569" office:value-type="date" office:date-value="2016-10-04T01:36:45.491" calcext:value-type="date">
            <text:p>2016-10-04 01:36:45.491</text:p>
          </table:table-cell>
          <table:table-cell table:formula="of:=[.C393]-(4/24)" office:value-type="time" office:time-value="PT1023525H36M45.491000321S" calcext:value-type="time">
            <text:p>21:36:45</text:p>
          </table:table-cell>
          <table:table-cell table:formula="of:=[.B393]/[.G$1]" office:value-type="float" office:value="0.013763006416132" calcext:value-type="float">
            <text:p>0.013763006416132</text:p>
          </table:table-cell>
          <table:table-cell table:formula="of:=[.E393]*1000" office:value-type="float" office:value="13.763006416132" calcext:value-type="float">
            <text:p>13.763006416132</text:p>
          </table:table-cell>
          <table:table-cell table:number-columns-repeated="1018"/>
        </table:table-row>
        <table:table-row table:style-name="ro1">
          <table:table-cell office:value-type="float" office:value="1475545006.781" calcext:value-type="float">
            <text:p>1475545006.781</text:p>
          </table:table-cell>
          <table:table-cell office:value-type="float" office:value="1.500427" calcext:value-type="float">
            <text:p>1.500427</text:p>
          </table:table-cell>
          <table:table-cell table:formula="of:=([.A394] / 86400) + 25569" office:value-type="date" office:date-value="2016-10-04T01:36:46.781" calcext:value-type="date">
            <text:p>2016-10-04 01:36:46.781</text:p>
          </table:table-cell>
          <table:table-cell table:formula="of:=[.C394]-(4/24)" office:value-type="time" office:time-value="PT1023525H36M46.781000365S" calcext:value-type="time">
            <text:p>21:36:47</text:p>
          </table:table-cell>
          <table:table-cell table:formula="of:=[.B394]/[.G$1]" office:value-type="float" office:value="0.0137527681026581" calcext:value-type="float">
            <text:p>0.013752768102658</text:p>
          </table:table-cell>
          <table:table-cell table:formula="of:=[.E394]*1000" office:value-type="float" office:value="13.7527681026581" calcext:value-type="float">
            <text:p>13.7527681026581</text:p>
          </table:table-cell>
          <table:table-cell table:number-columns-repeated="1018"/>
        </table:table-row>
        <table:table-row table:style-name="ro1">
          <table:table-cell office:value-type="float" office:value="1475545008.421" calcext:value-type="float">
            <text:p>1475545008.421</text:p>
          </table:table-cell>
          <table:table-cell office:value-type="float" office:value="1.520339" calcext:value-type="float">
            <text:p>1.520339</text:p>
          </table:table-cell>
          <table:table-cell table:formula="of:=([.A395] / 86400) + 25569" office:value-type="date" office:date-value="2016-10-04T01:36:48.421" calcext:value-type="date">
            <text:p>2016-10-04 01:36:48.421</text:p>
          </table:table-cell>
          <table:table-cell table:formula="of:=[.C395]-(4/24)" office:value-type="time" office:time-value="PT1023525H36M48.421000186S" calcext:value-type="time">
            <text:p>21:36:48</text:p>
          </table:table-cell>
          <table:table-cell table:formula="of:=[.B395]/[.G$1]" office:value-type="float" office:value="0.0139352795600367" calcext:value-type="float">
            <text:p>0.013935279560037</text:p>
          </table:table-cell>
          <table:table-cell table:formula="of:=[.E395]*1000" office:value-type="float" office:value="13.9352795600367" calcext:value-type="float">
            <text:p>13.9352795600367</text:p>
          </table:table-cell>
          <table:table-cell table:number-columns-repeated="1018"/>
        </table:table-row>
        <table:table-row table:style-name="ro1">
          <table:table-cell office:value-type="float" office:value="1475545009.742" calcext:value-type="float">
            <text:p>1475545009.742</text:p>
          </table:table-cell>
          <table:table-cell office:value-type="float" office:value="1.577109" calcext:value-type="float">
            <text:p>1.577109</text:p>
          </table:table-cell>
          <table:table-cell table:formula="of:=([.A396] / 86400) + 25569" office:value-type="date" office:date-value="2016-10-04T01:36:49.742" calcext:value-type="date">
            <text:p>2016-10-04 01:36:49.742</text:p>
          </table:table-cell>
          <table:table-cell table:formula="of:=[.C396]-(4/24)" office:value-type="time" office:time-value="PT1023525H36M49.742000699S" calcext:value-type="time">
            <text:p>21:36:50</text:p>
          </table:table-cell>
          <table:table-cell table:formula="of:=[.B396]/[.G$1]" office:value-type="float" office:value="0.0144556278643446" calcext:value-type="float">
            <text:p>0.014455627864345</text:p>
          </table:table-cell>
          <table:table-cell table:formula="of:=[.E396]*1000" office:value-type="float" office:value="14.4556278643446" calcext:value-type="float">
            <text:p>14.4556278643446</text:p>
          </table:table-cell>
          <table:table-cell table:number-columns-repeated="1018"/>
        </table:table-row>
        <table:table-row table:style-name="ro1">
          <table:table-cell office:value-type="float" office:value="1475545011.035" calcext:value-type="float">
            <text:p>1475545011.035</text:p>
          </table:table-cell>
          <table:table-cell office:value-type="float" office:value="1.626516" calcext:value-type="float">
            <text:p>1.626516</text:p>
          </table:table-cell>
          <table:table-cell table:formula="of:=([.A397] / 86400) + 25569" office:value-type="date" office:date-value="2016-10-04T01:36:51.035" calcext:value-type="date">
            <text:p>2016-10-04 01:36:51.035</text:p>
          </table:table-cell>
          <table:table-cell table:formula="of:=[.C397]-(4/24)" office:value-type="time" office:time-value="PT1023525H36M51.035000626S" calcext:value-type="time">
            <text:p>21:36:51</text:p>
          </table:table-cell>
          <table:table-cell table:formula="of:=[.B397]/[.G$1]" office:value-type="float" office:value="0.0149084876260312" calcext:value-type="float">
            <text:p>0.014908487626031</text:p>
          </table:table-cell>
          <table:table-cell table:formula="of:=[.E397]*1000" office:value-type="float" office:value="14.9084876260312" calcext:value-type="float">
            <text:p>14.9084876260312</text:p>
          </table:table-cell>
          <table:table-cell table:number-columns-repeated="1018"/>
        </table:table-row>
        <table:table-row table:style-name="ro1">
          <table:table-cell office:value-type="float" office:value="1475545012.328" calcext:value-type="float">
            <text:p>1475545012.328</text:p>
          </table:table-cell>
          <table:table-cell office:value-type="float" office:value="1.624409" calcext:value-type="float">
            <text:p>1.624409</text:p>
          </table:table-cell>
          <table:table-cell table:formula="of:=([.A398] / 86400) + 25569" office:value-type="date" office:date-value="2016-10-04T01:36:52.328" calcext:value-type="date">
            <text:p>2016-10-04 01:36:52.328</text:p>
          </table:table-cell>
          <table:table-cell table:formula="of:=[.C398]-(4/24)" office:value-type="time" office:time-value="PT1023525H36M52.328000553S" calcext:value-type="time">
            <text:p>21:36:52</text:p>
          </table:table-cell>
          <table:table-cell table:formula="of:=[.B398]/[.G$1]" office:value-type="float" office:value="0.0148891750687443" calcext:value-type="float">
            <text:p>0.014889175068744</text:p>
          </table:table-cell>
          <table:table-cell table:formula="of:=[.E398]*1000" office:value-type="float" office:value="14.8891750687443" calcext:value-type="float">
            <text:p>14.8891750687443</text:p>
          </table:table-cell>
          <table:table-cell table:number-columns-repeated="1018"/>
        </table:table-row>
        <table:table-row table:style-name="ro1">
          <table:table-cell office:value-type="float" office:value="1475545013.618" calcext:value-type="float">
            <text:p>1475545013.618</text:p>
          </table:table-cell>
          <table:table-cell office:value-type="float" office:value="1.62342" calcext:value-type="float">
            <text:p>1.62342</text:p>
          </table:table-cell>
          <table:table-cell table:formula="of:=([.A399] / 86400) + 25569" office:value-type="date" office:date-value="2016-10-04T01:36:53.618" calcext:value-type="date">
            <text:p>2016-10-04 01:36:53.618</text:p>
          </table:table-cell>
          <table:table-cell table:formula="of:=[.C399]-(4/24)" office:value-type="time" office:time-value="PT1023525H36M53.618000597S" calcext:value-type="time">
            <text:p>21:36:54</text:p>
          </table:table-cell>
          <table:table-cell table:formula="of:=[.B399]/[.G$1]" office:value-type="float" office:value="0.0148801099908341" calcext:value-type="float">
            <text:p>0.014880109990834</text:p>
          </table:table-cell>
          <table:table-cell table:formula="of:=[.E399]*1000" office:value-type="float" office:value="14.8801099908341" calcext:value-type="float">
            <text:p>14.8801099908341</text:p>
          </table:table-cell>
          <table:table-cell table:number-columns-repeated="1018"/>
        </table:table-row>
        <table:table-row table:style-name="ro1">
          <table:table-cell office:value-type="float" office:value="1475545014.91" calcext:value-type="float">
            <text:p>1475545014.91</text:p>
          </table:table-cell>
          <table:table-cell office:value-type="float" office:value="1.666707" calcext:value-type="float">
            <text:p>1.666707</text:p>
          </table:table-cell>
          <table:table-cell table:formula="of:=([.A400] / 86400) + 25569" office:value-type="date" office:date-value="2016-10-04T01:36:54.91" calcext:value-type="date">
            <text:p>2016-10-04 01:36:54.910</text:p>
          </table:table-cell>
          <table:table-cell table:formula="of:=[.C400]-(4/24)" office:value-type="time" office:time-value="PT1023525H36M54.910000144S" calcext:value-type="time">
            <text:p>21:36:55</text:p>
          </table:table-cell>
          <table:table-cell table:formula="of:=[.B400]/[.G$1]" office:value-type="float" office:value="0.0152768744271311" calcext:value-type="float">
            <text:p>0.015276874427131</text:p>
          </table:table-cell>
          <table:table-cell table:formula="of:=[.E400]*1000" office:value-type="float" office:value="15.2768744271311" calcext:value-type="float">
            <text:p>15.2768744271311</text:p>
          </table:table-cell>
          <table:table-cell table:number-columns-repeated="1018"/>
        </table:table-row>
        <table:table-row table:style-name="ro1">
          <table:table-cell office:value-type="float" office:value="1475545016.203" calcext:value-type="float">
            <text:p>1475545016.203</text:p>
          </table:table-cell>
          <table:table-cell office:value-type="float" office:value="1.722726" calcext:value-type="float">
            <text:p>1.722726</text:p>
          </table:table-cell>
          <table:table-cell table:formula="of:=([.A401] / 86400) + 25569" office:value-type="date" office:date-value="2016-10-04T01:36:56.203" calcext:value-type="date">
            <text:p>2016-10-04 01:36:56.203</text:p>
          </table:table-cell>
          <table:table-cell table:formula="of:=[.C401]-(4/24)" office:value-type="time" office:time-value="PT1023525H36M56.20300049S" calcext:value-type="time">
            <text:p>21:36:56</text:p>
          </table:table-cell>
          <table:table-cell table:formula="of:=[.B401]/[.G$1]" office:value-type="float" office:value="0.0157903391384051" calcext:value-type="float">
            <text:p>0.015790339138405</text:p>
          </table:table-cell>
          <table:table-cell table:formula="of:=[.E401]*1000" office:value-type="float" office:value="15.7903391384051" calcext:value-type="float">
            <text:p>15.7903391384051</text:p>
          </table:table-cell>
          <table:table-cell table:number-columns-repeated="1018"/>
        </table:table-row>
        <table:table-row table:style-name="ro1">
          <table:table-cell office:value-type="float" office:value="1475545017.857" calcext:value-type="float">
            <text:p>1475545017.857</text:p>
          </table:table-cell>
          <table:table-cell office:value-type="float" office:value="1.755535" calcext:value-type="float">
            <text:p>1.755535</text:p>
          </table:table-cell>
          <table:table-cell table:formula="of:=([.A402] / 86400) + 25569" office:value-type="date" office:date-value="2016-10-04T01:36:57.857" calcext:value-type="date">
            <text:p>2016-10-04 01:36:57.857</text:p>
          </table:table-cell>
          <table:table-cell table:formula="of:=[.C402]-(4/24)" office:value-type="time" office:time-value="PT1023525H36M57.856999766S" calcext:value-type="time">
            <text:p>21:36:58</text:p>
          </table:table-cell>
          <table:table-cell table:formula="of:=[.B402]/[.G$1]" office:value-type="float" office:value="0.0160910632447296" calcext:value-type="float">
            <text:p>0.01609106324473</text:p>
          </table:table-cell>
          <table:table-cell table:formula="of:=[.E402]*1000" office:value-type="float" office:value="16.0910632447296" calcext:value-type="float">
            <text:p>16.0910632447296</text:p>
          </table:table-cell>
          <table:table-cell table:number-columns-repeated="1018"/>
        </table:table-row>
        <table:table-row table:style-name="ro1">
          <table:table-cell office:value-type="float" office:value="1475545019.178" calcext:value-type="float">
            <text:p>1475545019.178</text:p>
          </table:table-cell>
          <table:table-cell office:value-type="float" office:value="1.757551" calcext:value-type="float">
            <text:p>1.757551</text:p>
          </table:table-cell>
          <table:table-cell table:formula="of:=([.A403] / 86400) + 25569" office:value-type="date" office:date-value="2016-10-04T01:36:59.178" calcext:value-type="date">
            <text:p>2016-10-04 01:36:59.178</text:p>
          </table:table-cell>
          <table:table-cell table:formula="of:=[.C403]-(4/24)" office:value-type="time" office:time-value="PT1023525H36M59.178000279S" calcext:value-type="time">
            <text:p>21:36:59</text:p>
          </table:table-cell>
          <table:table-cell table:formula="of:=[.B403]/[.G$1]" office:value-type="float" office:value="0.0161095417048579" calcext:value-type="float">
            <text:p>0.016109541704858</text:p>
          </table:table-cell>
          <table:table-cell table:formula="of:=[.E403]*1000" office:value-type="float" office:value="16.1095417048579" calcext:value-type="float">
            <text:p>16.1095417048579</text:p>
          </table:table-cell>
          <table:table-cell table:number-columns-repeated="1018"/>
        </table:table-row>
        <table:table-row table:style-name="ro1">
          <table:table-cell office:value-type="float" office:value="1475545020.476" calcext:value-type="float">
            <text:p>1475545020.476</text:p>
          </table:table-cell>
          <table:table-cell office:value-type="float" office:value="1.689807" calcext:value-type="float">
            <text:p>1.689807</text:p>
          </table:table-cell>
          <table:table-cell table:formula="of:=([.A404] / 86400) + 25569" office:value-type="date" office:date-value="2016-10-04T01:37:00.476" calcext:value-type="date">
            <text:p>2016-10-04 01:37:00.476</text:p>
          </table:table-cell>
          <table:table-cell table:formula="of:=[.C404]-(4/24)" office:value-type="time" office:time-value="PT1023525H37M00.47600043S" calcext:value-type="time">
            <text:p>21:37:00</text:p>
          </table:table-cell>
          <table:table-cell table:formula="of:=[.B404]/[.G$1]" office:value-type="float" office:value="0.0154886067827681" calcext:value-type="float">
            <text:p>0.015488606782768</text:p>
          </table:table-cell>
          <table:table-cell table:formula="of:=[.E404]*1000" office:value-type="float" office:value="15.4886067827681" calcext:value-type="float">
            <text:p>15.4886067827681</text:p>
          </table:table-cell>
          <table:table-cell table:number-columns-repeated="1018"/>
        </table:table-row>
        <table:table-row table:style-name="ro1">
          <table:table-cell office:value-type="float" office:value="1475545021.768" calcext:value-type="float">
            <text:p>1475545021.768</text:p>
          </table:table-cell>
          <table:table-cell office:value-type="float" office:value="1.520742" calcext:value-type="float">
            <text:p>1.520742</text:p>
          </table:table-cell>
          <table:table-cell table:formula="of:=([.A405] / 86400) + 25569" office:value-type="date" office:date-value="2016-10-04T01:37:01.768" calcext:value-type="date">
            <text:p>2016-10-04 01:37:01.768</text:p>
          </table:table-cell>
          <table:table-cell table:formula="of:=[.C405]-(4/24)" office:value-type="time" office:time-value="PT1023525H37M01.767999977S" calcext:value-type="time">
            <text:p>21:37:02</text:p>
          </table:table-cell>
          <table:table-cell table:formula="of:=[.B405]/[.G$1]" office:value-type="float" office:value="0.0139389734188818" calcext:value-type="float">
            <text:p>0.013938973418882</text:p>
          </table:table-cell>
          <table:table-cell table:formula="of:=[.E405]*1000" office:value-type="float" office:value="13.9389734188818" calcext:value-type="float">
            <text:p>13.9389734188818</text:p>
          </table:table-cell>
          <table:table-cell table:number-columns-repeated="1018"/>
        </table:table-row>
        <table:table-row table:style-name="ro1">
          <table:table-cell office:value-type="float" office:value="1475545023.06" calcext:value-type="float">
            <text:p>1475545023.06</text:p>
          </table:table-cell>
          <table:table-cell office:value-type="float" office:value="1.368219" calcext:value-type="float">
            <text:p>1.368219</text:p>
          </table:table-cell>
          <table:table-cell table:formula="of:=([.A406] / 86400) + 25569" office:value-type="date" office:date-value="2016-10-04T01:37:03.06" calcext:value-type="date">
            <text:p>2016-10-04 01:37:03.060</text:p>
          </table:table-cell>
          <table:table-cell table:formula="of:=[.C406]-(4/24)" office:value-type="time" office:time-value="PT1023525H37M03.060000781S" calcext:value-type="time">
            <text:p>21:37:03</text:p>
          </table:table-cell>
          <table:table-cell table:formula="of:=[.B406]/[.G$1]" office:value-type="float" office:value="0.0125409624197984" calcext:value-type="float">
            <text:p>0.012540962419798</text:p>
          </table:table-cell>
          <table:table-cell table:formula="of:=[.E406]*1000" office:value-type="float" office:value="12.5409624197984" calcext:value-type="float">
            <text:p>12.5409624197984</text:p>
          </table:table-cell>
          <table:table-cell table:number-columns-repeated="1018"/>
        </table:table-row>
        <table:table-row table:style-name="ro1">
          <table:table-cell office:value-type="float" office:value="1475545024.353" calcext:value-type="float">
            <text:p>1475545024.353</text:p>
          </table:table-cell>
          <table:table-cell office:value-type="float" office:value="1.367706" calcext:value-type="float">
            <text:p>1.367706</text:p>
          </table:table-cell>
          <table:table-cell table:formula="of:=([.A407] / 86400) + 25569" office:value-type="date" office:date-value="2016-10-04T01:37:04.353" calcext:value-type="date">
            <text:p>2016-10-04 01:37:04.353</text:p>
          </table:table-cell>
          <table:table-cell table:formula="of:=[.C407]-(4/24)" office:value-type="time" office:time-value="PT1023525H37M04.353000708S" calcext:value-type="time">
            <text:p>21:37:04</text:p>
          </table:table-cell>
          <table:table-cell table:formula="of:=[.B407]/[.G$1]" office:value-type="float" office:value="0.0125362603116407" calcext:value-type="float">
            <text:p>0.012536260311641</text:p>
          </table:table-cell>
          <table:table-cell table:formula="of:=[.E407]*1000" office:value-type="float" office:value="12.5362603116407" calcext:value-type="float">
            <text:p>12.5362603116407</text:p>
          </table:table-cell>
          <table:table-cell table:number-columns-repeated="1018"/>
        </table:table-row>
        <table:table-row table:style-name="ro1">
          <table:table-cell office:value-type="float" office:value="1475545025.643" calcext:value-type="float">
            <text:p>1475545025.643</text:p>
          </table:table-cell>
          <table:table-cell office:value-type="float" office:value="1.366882" calcext:value-type="float">
            <text:p>1.366882</text:p>
          </table:table-cell>
          <table:table-cell table:formula="of:=([.A408] / 86400) + 25569" office:value-type="date" office:date-value="2016-10-04T01:37:05.643" calcext:value-type="date">
            <text:p>2016-10-04 01:37:05.643</text:p>
          </table:table-cell>
          <table:table-cell table:formula="of:=[.C408]-(4/24)" office:value-type="time" office:time-value="PT1023525H37M05.643000752S" calcext:value-type="time">
            <text:p>21:37:06</text:p>
          </table:table-cell>
          <table:table-cell table:formula="of:=[.B408]/[.G$1]" office:value-type="float" office:value="0.0125287076076994" calcext:value-type="float">
            <text:p>0.012528707607699</text:p>
          </table:table-cell>
          <table:table-cell table:formula="of:=[.E408]*1000" office:value-type="float" office:value="12.5287076076994" calcext:value-type="float">
            <text:p>12.5287076076994</text:p>
          </table:table-cell>
          <table:table-cell table:number-columns-repeated="1018"/>
        </table:table-row>
        <table:table-row table:style-name="ro1">
          <table:table-cell office:value-type="float" office:value="1475545026.936" calcext:value-type="float">
            <text:p>1475545026.936</text:p>
          </table:table-cell>
          <table:table-cell office:value-type="float" office:value="1.306283" calcext:value-type="float">
            <text:p>1.306283</text:p>
          </table:table-cell>
          <table:table-cell table:formula="of:=([.A409] / 86400) + 25569" office:value-type="date" office:date-value="2016-10-04T01:37:06.936" calcext:value-type="date">
            <text:p>2016-10-04 01:37:06.936</text:p>
          </table:table-cell>
          <table:table-cell table:formula="of:=[.C409]-(4/24)" office:value-type="time" office:time-value="PT1023525H37M06.936000679S" calcext:value-type="time">
            <text:p>21:37:07</text:p>
          </table:table-cell>
          <table:table-cell table:formula="of:=[.B409]/[.G$1]" office:value-type="float" office:value="0.0119732630614116" calcext:value-type="float">
            <text:p>0.011973263061412</text:p>
          </table:table-cell>
          <table:table-cell table:formula="of:=[.E409]*1000" office:value-type="float" office:value="11.9732630614116" calcext:value-type="float">
            <text:p>11.9732630614116</text:p>
          </table:table-cell>
          <table:table-cell table:number-columns-repeated="1018"/>
        </table:table-row>
        <table:table-row table:style-name="ro1">
          <table:table-cell office:value-type="float" office:value="1475545028.576" calcext:value-type="float">
            <text:p>1475545028.576</text:p>
          </table:table-cell>
          <table:table-cell office:value-type="float" office:value="1.215641" calcext:value-type="float">
            <text:p>1.215641</text:p>
          </table:table-cell>
          <table:table-cell table:formula="of:=([.A410] / 86400) + 25569" office:value-type="date" office:date-value="2016-10-04T01:37:08.576" calcext:value-type="date">
            <text:p>2016-10-04 01:37:08.576</text:p>
          </table:table-cell>
          <table:table-cell table:formula="of:=[.C410]-(4/24)" office:value-type="time" office:time-value="PT1023525H37M08.575999662S" calcext:value-type="time">
            <text:p>21:37:09</text:p>
          </table:table-cell>
          <table:table-cell table:formula="of:=[.B410]/[.G$1]" office:value-type="float" office:value="0.0111424472960587" calcext:value-type="float">
            <text:p>0.011142447296059</text:p>
          </table:table-cell>
          <table:table-cell table:formula="of:=[.E410]*1000" office:value-type="float" office:value="11.1424472960587" calcext:value-type="float">
            <text:p>11.1424472960587</text:p>
          </table:table-cell>
          <table:table-cell table:number-columns-repeated="1018"/>
        </table:table-row>
        <table:table-row table:style-name="ro1">
          <table:table-cell office:value-type="float" office:value="1475545029.898" calcext:value-type="float">
            <text:p>1475545029.898</text:p>
          </table:table-cell>
          <table:table-cell office:value-type="float" office:value="1.203019" calcext:value-type="float">
            <text:p>1.203019</text:p>
          </table:table-cell>
          <table:table-cell table:formula="of:=([.A411] / 86400) + 25569" office:value-type="date" office:date-value="2016-10-04T01:37:09.898" calcext:value-type="date">
            <text:p>2016-10-04 01:37:09.898</text:p>
          </table:table-cell>
          <table:table-cell table:formula="of:=[.C411]-(4/24)" office:value-type="time" office:time-value="PT1023525H37M09.898000136S" calcext:value-type="time">
            <text:p>21:37:10</text:p>
          </table:table-cell>
          <table:table-cell table:formula="of:=[.B411]/[.G$1]" office:value-type="float" office:value="0.0110267552703941" calcext:value-type="float">
            <text:p>0.011026755270394</text:p>
          </table:table-cell>
          <table:table-cell table:formula="of:=[.E411]*1000" office:value-type="float" office:value="11.0267552703941" calcext:value-type="float">
            <text:p>11.0267552703941</text:p>
          </table:table-cell>
          <table:table-cell table:number-columns-repeated="1018"/>
        </table:table-row>
        <table:table-row table:style-name="ro1">
          <table:table-cell office:value-type="float" office:value="1475545031.19" calcext:value-type="float">
            <text:p>1475545031.19</text:p>
          </table:table-cell>
          <table:table-cell office:value-type="float" office:value="1.202671" calcext:value-type="float">
            <text:p>1.202671</text:p>
          </table:table-cell>
          <table:table-cell table:formula="of:=([.A412] / 86400) + 25569" office:value-type="date" office:date-value="2016-10-04T01:37:11.190001" calcext:value-type="date">
            <text:p>2016-10-04 01:37:11.190</text:p>
          </table:table-cell>
          <table:table-cell table:formula="of:=[.C412]-(4/24)" office:value-type="time" office:time-value="PT1023525H37M11.19000094S" calcext:value-type="time">
            <text:p>21:37:11</text:p>
          </table:table-cell>
          <table:table-cell table:formula="of:=[.B412]/[.G$1]" office:value-type="float" office:value="0.0110235655362053" calcext:value-type="float">
            <text:p>0.011023565536205</text:p>
          </table:table-cell>
          <table:table-cell table:formula="of:=[.E412]*1000" office:value-type="float" office:value="11.0235655362053" calcext:value-type="float">
            <text:p>11.0235655362053</text:p>
          </table:table-cell>
          <table:table-cell table:number-columns-repeated="1018"/>
        </table:table-row>
        <table:table-row table:style-name="ro1">
          <table:table-cell office:value-type="float" office:value="1475545032.483" calcext:value-type="float">
            <text:p>1475545032.483</text:p>
          </table:table-cell>
          <table:table-cell office:value-type="float" office:value="1.214945" calcext:value-type="float">
            <text:p>1.214945</text:p>
          </table:table-cell>
          <table:table-cell table:formula="of:=([.A413] / 86400) + 25569" office:value-type="date" office:date-value="2016-10-04T01:37:12.483" calcext:value-type="date">
            <text:p>2016-10-04 01:37:12.483</text:p>
          </table:table-cell>
          <table:table-cell table:formula="of:=[.C413]-(4/24)" office:value-type="time" office:time-value="PT1023525H37M12.483000867S" calcext:value-type="time">
            <text:p>21:37:12</text:p>
          </table:table-cell>
          <table:table-cell table:formula="of:=[.B413]/[.G$1]" office:value-type="float" office:value="0.011136067827681" calcext:value-type="float">
            <text:p>0.011136067827681</text:p>
          </table:table-cell>
          <table:table-cell table:formula="of:=[.E413]*1000" office:value-type="float" office:value="11.136067827681" calcext:value-type="float">
            <text:p>11.136067827681</text:p>
          </table:table-cell>
          <table:table-cell table:number-columns-repeated="1018"/>
        </table:table-row>
        <table:table-row table:style-name="ro1">
          <table:table-cell office:value-type="float" office:value="1475545033.774" calcext:value-type="float">
            <text:p>1475545033.774</text:p>
          </table:table-cell>
          <table:table-cell office:value-type="float" office:value="1.234931" calcext:value-type="float">
            <text:p>1.234931</text:p>
          </table:table-cell>
          <table:table-cell table:formula="of:=([.A414] / 86400) + 25569" office:value-type="date" office:date-value="2016-10-04T01:37:13.774" calcext:value-type="date">
            <text:p>2016-10-04 01:37:13.774</text:p>
          </table:table-cell>
          <table:table-cell table:formula="of:=[.C414]-(4/24)" office:value-type="time" office:time-value="PT1023525H37M13.774000034S" calcext:value-type="time">
            <text:p>21:37:14</text:p>
          </table:table-cell>
          <table:table-cell table:formula="of:=[.B414]/[.G$1]" office:value-type="float" office:value="0.0113192575618698" calcext:value-type="float">
            <text:p>0.01131925756187</text:p>
          </table:table-cell>
          <table:table-cell table:formula="of:=[.E414]*1000" office:value-type="float" office:value="11.3192575618698" calcext:value-type="float">
            <text:p>11.3192575618698</text:p>
          </table:table-cell>
          <table:table-cell table:number-columns-repeated="1018"/>
        </table:table-row>
        <table:table-row table:style-name="ro1">
          <table:table-cell office:value-type="float" office:value="1475545035.066" calcext:value-type="float">
            <text:p>1475545035.066</text:p>
          </table:table-cell>
          <table:table-cell office:value-type="float" office:value="1.246618" calcext:value-type="float">
            <text:p>1.246618</text:p>
          </table:table-cell>
          <table:table-cell table:formula="of:=([.A415] / 86400) + 25569" office:value-type="date" office:date-value="2016-10-04T01:37:15.066" calcext:value-type="date">
            <text:p>2016-10-04 01:37:15.066</text:p>
          </table:table-cell>
          <table:table-cell table:formula="of:=[.C415]-(4/24)" office:value-type="time" office:time-value="PT1023525H37M15.066000838S" calcext:value-type="time">
            <text:p>21:37:15</text:p>
          </table:table-cell>
          <table:table-cell table:formula="of:=[.B415]/[.G$1]" office:value-type="float" office:value="0.0114263794683776" calcext:value-type="float">
            <text:p>0.011426379468378</text:p>
          </table:table-cell>
          <table:table-cell table:formula="of:=[.E415]*1000" office:value-type="float" office:value="11.4263794683776" calcext:value-type="float">
            <text:p>11.4263794683776</text:p>
          </table:table-cell>
          <table:table-cell table:number-columns-repeated="1018"/>
        </table:table-row>
        <table:table-row table:style-name="ro1">
          <table:table-cell office:value-type="float" office:value="1475545036.363" calcext:value-type="float">
            <text:p>1475545036.363</text:p>
          </table:table-cell>
          <table:table-cell office:value-type="float" office:value="1.241929" calcext:value-type="float">
            <text:p>1.241929</text:p>
          </table:table-cell>
          <table:table-cell table:formula="of:=([.A416] / 86400) + 25569" office:value-type="date" office:date-value="2016-10-04T01:37:16.363" calcext:value-type="date">
            <text:p>2016-10-04 01:37:16.363</text:p>
          </table:table-cell>
          <table:table-cell table:formula="of:=[.C416]-(4/24)" office:value-type="time" office:time-value="PT1023525H37M16.362999771S" calcext:value-type="time">
            <text:p>21:37:16</text:p>
          </table:table-cell>
          <table:table-cell table:formula="of:=[.B416]/[.G$1]" office:value-type="float" office:value="0.0113834005499542" calcext:value-type="float">
            <text:p>0.011383400549954</text:p>
          </table:table-cell>
          <table:table-cell table:formula="of:=[.E416]*1000" office:value-type="float" office:value="11.3834005499542" calcext:value-type="float">
            <text:p>11.3834005499542</text:p>
          </table:table-cell>
          <table:table-cell table:number-columns-repeated="1018"/>
        </table:table-row>
        <table:table-row table:style-name="ro1">
          <table:table-cell office:value-type="float" office:value="1475545038.011" calcext:value-type="float">
            <text:p>1475545038.011</text:p>
          </table:table-cell>
          <table:table-cell office:value-type="float" office:value="1.31383" calcext:value-type="float">
            <text:p>1.31383</text:p>
          </table:table-cell>
          <table:table-cell table:formula="of:=([.A417] / 86400) + 25569" office:value-type="date" office:date-value="2016-10-04T01:37:18.011" calcext:value-type="date">
            <text:p>2016-10-04 01:37:18.011</text:p>
          </table:table-cell>
          <table:table-cell table:formula="of:=[.C417]-(4/24)" office:value-type="time" office:time-value="PT1023525H37M18.011000119S" calcext:value-type="time">
            <text:p>21:37:18</text:p>
          </table:table-cell>
          <table:table-cell table:formula="of:=[.B417]/[.G$1]" office:value-type="float" office:value="0.0120424381301558" calcext:value-type="float">
            <text:p>0.012042438130156</text:p>
          </table:table-cell>
          <table:table-cell table:formula="of:=[.E417]*1000" office:value-type="float" office:value="12.0424381301558" calcext:value-type="float">
            <text:p>12.0424381301558</text:p>
          </table:table-cell>
          <table:table-cell table:number-columns-repeated="1018"/>
        </table:table-row>
        <table:table-row table:style-name="ro1">
          <table:table-cell office:value-type="float" office:value="1475545039.336" calcext:value-type="float">
            <text:p>1475545039.336</text:p>
          </table:table-cell>
          <table:table-cell office:value-type="float" office:value="1.489692" calcext:value-type="float">
            <text:p>1.489692</text:p>
          </table:table-cell>
          <table:table-cell table:formula="of:=([.A418] / 86400) + 25569" office:value-type="date" office:date-value="2016-10-04T01:37:19.336" calcext:value-type="date">
            <text:p>2016-10-04 01:37:19.336</text:p>
          </table:table-cell>
          <table:table-cell table:formula="of:=[.C418]-(4/24)" office:value-type="time" office:time-value="PT1023525H37M19.335999638S" calcext:value-type="time">
            <text:p>21:37:19</text:p>
          </table:table-cell>
          <table:table-cell table:formula="of:=[.B418]/[.G$1]" office:value-type="float" office:value="0.0136543721356554" calcext:value-type="float">
            <text:p>0.013654372135655</text:p>
          </table:table-cell>
          <table:table-cell table:formula="of:=[.E418]*1000" office:value-type="float" office:value="13.6543721356554" calcext:value-type="float">
            <text:p>13.6543721356554</text:p>
          </table:table-cell>
          <table:table-cell table:number-columns-repeated="1018"/>
        </table:table-row>
        <table:table-row table:style-name="ro1">
          <table:table-cell office:value-type="float" office:value="1475545040.628" calcext:value-type="float">
            <text:p>1475545040.628</text:p>
          </table:table-cell>
          <table:table-cell office:value-type="float" office:value="1.63333" calcext:value-type="float">
            <text:p>1.63333</text:p>
          </table:table-cell>
          <table:table-cell table:formula="of:=([.A419] / 86400) + 25569" office:value-type="date" office:date-value="2016-10-04T01:37:20.628" calcext:value-type="date">
            <text:p>2016-10-04 01:37:20.628</text:p>
          </table:table-cell>
          <table:table-cell table:formula="of:=[.C419]-(4/24)" office:value-type="time" office:time-value="PT1023525H37M20.628000442S" calcext:value-type="time">
            <text:p>21:37:21</text:p>
          </table:table-cell>
          <table:table-cell table:formula="of:=[.B419]/[.G$1]" office:value-type="float" office:value="0.0149709440879927" calcext:value-type="float">
            <text:p>0.014970944087993</text:p>
          </table:table-cell>
          <table:table-cell table:formula="of:=[.E419]*1000" office:value-type="float" office:value="14.9709440879927" calcext:value-type="float">
            <text:p>14.9709440879927</text:p>
          </table:table-cell>
          <table:table-cell table:number-columns-repeated="1018"/>
        </table:table-row>
        <table:table-row table:style-name="ro1">
          <table:table-cell office:value-type="float" office:value="1475545041.919" calcext:value-type="float">
            <text:p>1475545041.919</text:p>
          </table:table-cell>
          <table:table-cell office:value-type="float" office:value="1.632652" calcext:value-type="float">
            <text:p>1.632652</text:p>
          </table:table-cell>
          <table:table-cell table:formula="of:=([.A420] / 86400) + 25569" office:value-type="date" office:date-value="2016-10-04T01:37:21.919" calcext:value-type="date">
            <text:p>2016-10-04 01:37:21.919</text:p>
          </table:table-cell>
          <table:table-cell table:formula="of:=[.C420]-(4/24)" office:value-type="time" office:time-value="PT1023525H37M21.918999609S" calcext:value-type="time">
            <text:p>21:37:22</text:p>
          </table:table-cell>
          <table:table-cell table:formula="of:=[.B420]/[.G$1]" office:value-type="float" office:value="0.0149647296058662" calcext:value-type="float">
            <text:p>0.014964729605866</text:p>
          </table:table-cell>
          <table:table-cell table:formula="of:=[.E420]*1000" office:value-type="float" office:value="14.9647296058662" calcext:value-type="float">
            <text:p>14.9647296058662</text:p>
          </table:table-cell>
          <table:table-cell table:number-columns-repeated="1018"/>
        </table:table-row>
        <table:table-row table:style-name="ro1">
          <table:table-cell office:value-type="float" office:value="1475545043.21" calcext:value-type="float">
            <text:p>1475545043.21</text:p>
          </table:table-cell>
          <table:table-cell office:value-type="float" office:value="1.632396" calcext:value-type="float">
            <text:p>1.632396</text:p>
          </table:table-cell>
          <table:table-cell table:formula="of:=([.A421] / 86400) + 25569" office:value-type="date" office:date-value="2016-10-04T01:37:23.21" calcext:value-type="date">
            <text:p>2016-10-04 01:37:23.210</text:p>
          </table:table-cell>
          <table:table-cell table:formula="of:=[.C421]-(4/24)" office:value-type="time" office:time-value="PT1023525H37M23.210000452S" calcext:value-type="time">
            <text:p>21:37:23</text:p>
          </table:table-cell>
          <table:table-cell table:formula="of:=[.B421]/[.G$1]" office:value-type="float" office:value="0.0149623831347388" calcext:value-type="float">
            <text:p>0.014962383134739</text:p>
          </table:table-cell>
          <table:table-cell table:formula="of:=[.E421]*1000" office:value-type="float" office:value="14.9623831347388" calcext:value-type="float">
            <text:p>14.9623831347388</text:p>
          </table:table-cell>
          <table:table-cell table:number-columns-repeated="1018"/>
        </table:table-row>
        <table:table-row table:style-name="ro1">
          <table:table-cell office:value-type="float" office:value="1475545044.503" calcext:value-type="float">
            <text:p>1475545044.503</text:p>
          </table:table-cell>
          <table:table-cell office:value-type="float" office:value="1.5868" calcext:value-type="float">
            <text:p>1.5868</text:p>
          </table:table-cell>
          <table:table-cell table:formula="of:=([.A422] / 86400) + 25569" office:value-type="date" office:date-value="2016-10-04T01:37:24.503" calcext:value-type="date">
            <text:p>2016-10-04 01:37:24.503</text:p>
          </table:table-cell>
          <table:table-cell table:formula="of:=[.C422]-(4/24)" office:value-type="time" office:time-value="PT1023525H37M24.503000379S" calcext:value-type="time">
            <text:p>21:37:25</text:p>
          </table:table-cell>
          <table:table-cell table:formula="of:=[.B422]/[.G$1]" office:value-type="float" office:value="0.0145444546287809" calcext:value-type="float">
            <text:p>0.014544454628781</text:p>
          </table:table-cell>
          <table:table-cell table:formula="of:=[.E422]*1000" office:value-type="float" office:value="14.5444546287809" calcext:value-type="float">
            <text:p>14.5444546287809</text:p>
          </table:table-cell>
          <table:table-cell table:number-columns-repeated="1018"/>
        </table:table-row>
        <table:table-row table:style-name="ro1">
          <table:table-cell office:value-type="float" office:value="1475545045.793" calcext:value-type="float">
            <text:p>1475545045.793</text:p>
          </table:table-cell>
          <table:table-cell office:value-type="float" office:value="1.529114" calcext:value-type="float">
            <text:p>1.529114</text:p>
          </table:table-cell>
          <table:table-cell table:formula="of:=([.A423] / 86400) + 25569" office:value-type="date" office:date-value="2016-10-04T01:37:25.793" calcext:value-type="date">
            <text:p>2016-10-04 01:37:25.793</text:p>
          </table:table-cell>
          <table:table-cell table:formula="of:=[.C423]-(4/24)" office:value-type="time" office:time-value="PT1023525H37M25.793000422S" calcext:value-type="time">
            <text:p>21:37:26</text:p>
          </table:table-cell>
          <table:table-cell table:formula="of:=[.B423]/[.G$1]" office:value-type="float" office:value="0.0140157103574702" calcext:value-type="float">
            <text:p>0.01401571035747</text:p>
          </table:table-cell>
          <table:table-cell table:formula="of:=[.E423]*1000" office:value-type="float" office:value="14.0157103574702" calcext:value-type="float">
            <text:p>14.0157103574702</text:p>
          </table:table-cell>
          <table:table-cell table:number-columns-repeated="1018"/>
        </table:table-row>
        <table:table-row table:style-name="ro1">
          <table:table-cell office:value-type="float" office:value="1475545047.084" calcext:value-type="float">
            <text:p>1475545047.084</text:p>
          </table:table-cell>
          <table:table-cell office:value-type="float" office:value="1.501159" calcext:value-type="float">
            <text:p>1.501159</text:p>
          </table:table-cell>
          <table:table-cell table:formula="of:=([.A424] / 86400) + 25569" office:value-type="date" office:date-value="2016-10-04T01:37:27.084" calcext:value-type="date">
            <text:p>2016-10-04 01:37:27.084</text:p>
          </table:table-cell>
          <table:table-cell table:formula="of:=[.C424]-(4/24)" office:value-type="time" office:time-value="PT1023525H37M27.084000427S" calcext:value-type="time">
            <text:p>21:37:27</text:p>
          </table:table-cell>
          <table:table-cell table:formula="of:=[.B424]/[.G$1]" office:value-type="float" office:value="0.013759477543538" calcext:value-type="float">
            <text:p>0.013759477543538</text:p>
          </table:table-cell>
          <table:table-cell table:formula="of:=[.E424]*1000" office:value-type="float" office:value="13.759477543538" calcext:value-type="float">
            <text:p>13.759477543538</text:p>
          </table:table-cell>
          <table:table-cell table:number-columns-repeated="1018"/>
        </table:table-row>
        <table:table-row table:style-name="ro1">
          <table:table-cell office:value-type="float" office:value="1475545048.09" calcext:value-type="float">
            <text:p>1475545048.09</text:p>
          </table:table-cell>
          <table:table-cell office:value-type="float" office:value="1.50028" calcext:value-type="float">
            <text:p>1.50028</text:p>
          </table:table-cell>
          <table:table-cell table:formula="of:=([.A425] / 86400) + 25569" office:value-type="date" office:date-value="2016-10-04T01:37:28.09" calcext:value-type="date">
            <text:p>2016-10-04 01:37:28.090</text:p>
          </table:table-cell>
          <table:table-cell table:formula="of:=[.C425]-(4/24)" office:value-type="time" office:time-value="PT1023525H37M28.090000218S" calcext:value-type="time">
            <text:p>21:37:28</text:p>
          </table:table-cell>
          <table:table-cell table:formula="of:=[.B425]/[.G$1]" office:value-type="float" office:value="0.0137514207149404" calcext:value-type="float">
            <text:p>0.013751420714941</text:p>
          </table:table-cell>
          <table:table-cell table:formula="of:=[.E425]*1000" office:value-type="float" office:value="13.7514207149404" calcext:value-type="float">
            <text:p>13.7514207149404</text:p>
          </table:table-cell>
          <table:table-cell table:number-columns-repeated="1018"/>
        </table:table-row>
        <table:table-row table:style-name="ro1">
          <table:table-cell office:value-type="float" office:value="1475545049.413" calcext:value-type="float">
            <text:p>1475545049.413</text:p>
          </table:table-cell>
          <table:table-cell office:value-type="float" office:value="1.505941" calcext:value-type="float">
            <text:p>1.505941</text:p>
          </table:table-cell>
          <table:table-cell table:formula="of:=([.A426] / 86400) + 25569" office:value-type="date" office:date-value="2016-10-04T01:37:29.413" calcext:value-type="date">
            <text:p>2016-10-04 01:37:29.413</text:p>
          </table:table-cell>
          <table:table-cell table:formula="of:=[.C426]-(4/24)" office:value-type="time" office:time-value="PT1023525H37M29.413000233S" calcext:value-type="time">
            <text:p>21:37:29</text:p>
          </table:table-cell>
          <table:table-cell table:formula="of:=[.B426]/[.G$1]" office:value-type="float" office:value="0.0138033088909258" calcext:value-type="float">
            <text:p>0.013803308890926</text:p>
          </table:table-cell>
          <table:table-cell table:formula="of:=[.E426]*1000" office:value-type="float" office:value="13.8033088909258" calcext:value-type="float">
            <text:p>13.8033088909258</text:p>
          </table:table-cell>
          <table:table-cell table:number-columns-repeated="1018"/>
        </table:table-row>
        <table:table-row table:style-name="ro1">
          <table:table-cell office:value-type="float" office:value="1475545050.703" calcext:value-type="float">
            <text:p>1475545050.703</text:p>
          </table:table-cell>
          <table:table-cell office:value-type="float" office:value="1.560091" calcext:value-type="float">
            <text:p>1.560091</text:p>
          </table:table-cell>
          <table:table-cell table:formula="of:=([.A427] / 86400) + 25569" office:value-type="date" office:date-value="2016-10-04T01:37:30.703" calcext:value-type="date">
            <text:p>2016-10-04 01:37:30.703</text:p>
          </table:table-cell>
          <table:table-cell table:formula="of:=[.C427]-(4/24)" office:value-type="time" office:time-value="PT1023525H37M30.703000277S" calcext:value-type="time">
            <text:p>21:37:31</text:p>
          </table:table-cell>
          <table:table-cell table:formula="of:=[.B427]/[.G$1]" office:value-type="float" office:value="0.0142996425297892" calcext:value-type="float">
            <text:p>0.014299642529789</text:p>
          </table:table-cell>
          <table:table-cell table:formula="of:=[.E427]*1000" office:value-type="float" office:value="14.2996425297892" calcext:value-type="float">
            <text:p>14.2996425297892</text:p>
          </table:table-cell>
          <table:table-cell table:number-columns-repeated="1018"/>
        </table:table-row>
        <table:table-row table:style-name="ro1">
          <table:table-cell office:value-type="float" office:value="1475545051.998" calcext:value-type="float">
            <text:p>1475545051.998</text:p>
          </table:table-cell>
          <table:table-cell office:value-type="float" office:value="1.614883" calcext:value-type="float">
            <text:p>1.614883</text:p>
          </table:table-cell>
          <table:table-cell table:formula="of:=([.A428] / 86400) + 25569" office:value-type="date" office:date-value="2016-10-04T01:37:31.998" calcext:value-type="date">
            <text:p>2016-10-04 01:37:31.998</text:p>
          </table:table-cell>
          <table:table-cell table:formula="of:=[.C428]-(4/24)" office:value-type="time" office:time-value="PT1023525H37M31.998000126S" calcext:value-type="time">
            <text:p>21:37:32</text:p>
          </table:table-cell>
          <table:table-cell table:formula="of:=[.B428]/[.G$1]" office:value-type="float" office:value="0.0148018606782768" calcext:value-type="float">
            <text:p>0.014801860678277</text:p>
          </table:table-cell>
          <table:table-cell table:formula="of:=[.E428]*1000" office:value-type="float" office:value="14.8018606782768" calcext:value-type="float">
            <text:p>14.8018606782768</text:p>
          </table:table-cell>
          <table:table-cell table:number-columns-repeated="1018"/>
        </table:table-row>
        <table:table-row table:style-name="ro1">
          <table:table-cell office:value-type="float" office:value="1475545053.29" calcext:value-type="float">
            <text:p>1475545053.29</text:p>
          </table:table-cell>
          <table:table-cell office:value-type="float" office:value="1.624501" calcext:value-type="float">
            <text:p>1.624501</text:p>
          </table:table-cell>
          <table:table-cell table:formula="of:=([.A429] / 86400) + 25569" office:value-type="date" office:date-value="2016-10-04T01:37:33.29" calcext:value-type="date">
            <text:p>2016-10-04 01:37:33.290</text:p>
          </table:table-cell>
          <table:table-cell table:formula="of:=[.C429]-(4/24)" office:value-type="time" office:time-value="PT1023525H37M33.290000092S" calcext:value-type="time">
            <text:p>21:37:33</text:p>
          </table:table-cell>
          <table:table-cell table:formula="of:=[.B429]/[.G$1]" office:value-type="float" office:value="0.0148900183318057" calcext:value-type="float">
            <text:p>0.014890018331806</text:p>
          </table:table-cell>
          <table:table-cell table:formula="of:=[.E429]*1000" office:value-type="float" office:value="14.8900183318057" calcext:value-type="float">
            <text:p>14.8900183318057</text:p>
          </table:table-cell>
          <table:table-cell table:number-columns-repeated="1018"/>
        </table:table-row>
        <table:table-row table:style-name="ro1">
          <table:table-cell office:value-type="float" office:value="1475545054.583" calcext:value-type="float">
            <text:p>1475545054.583</text:p>
          </table:table-cell>
          <table:table-cell office:value-type="float" office:value="1.624042" calcext:value-type="float">
            <text:p>1.624042</text:p>
          </table:table-cell>
          <table:table-cell table:formula="of:=([.A430] / 86400) + 25569" office:value-type="date" office:date-value="2016-10-04T01:37:34.583" calcext:value-type="date">
            <text:p>2016-10-04 01:37:34.583</text:p>
          </table:table-cell>
          <table:table-cell table:formula="of:=[.C430]-(4/24)" office:value-type="time" office:time-value="PT1023525H37M34.583000019S" calcext:value-type="time">
            <text:p>21:37:35</text:p>
          </table:table-cell>
          <table:table-cell table:formula="of:=[.B430]/[.G$1]" office:value-type="float" office:value="0.0148858111824015" calcext:value-type="float">
            <text:p>0.014885811182402</text:p>
          </table:table-cell>
          <table:table-cell table:formula="of:=[.E430]*1000" office:value-type="float" office:value="14.8858111824015" calcext:value-type="float">
            <text:p>14.8858111824015</text:p>
          </table:table-cell>
          <table:table-cell table:number-columns-repeated="1018"/>
        </table:table-row>
        <table:table-row table:style-name="ro1">
          <table:table-cell office:value-type="float" office:value="1475545055.876" calcext:value-type="float">
            <text:p>1475545055.876</text:p>
          </table:table-cell>
          <table:table-cell office:value-type="float" office:value="1.650294" calcext:value-type="float">
            <text:p>1.650294</text:p>
          </table:table-cell>
          <table:table-cell table:formula="of:=([.A431] / 86400) + 25569" office:value-type="date" office:date-value="2016-10-04T01:37:35.876" calcext:value-type="date">
            <text:p>2016-10-04 01:37:35.876</text:p>
          </table:table-cell>
          <table:table-cell table:formula="of:=[.C431]-(4/24)" office:value-type="time" office:time-value="PT1023525H37M35.875999946S" calcext:value-type="time">
            <text:p>21:37:36</text:p>
          </table:table-cell>
          <table:table-cell table:formula="of:=[.B431]/[.G$1]" office:value-type="float" office:value="0.0151264344637947" calcext:value-type="float">
            <text:p>0.015126434463795</text:p>
          </table:table-cell>
          <table:table-cell table:formula="of:=[.E431]*1000" office:value-type="float" office:value="15.1264344637947" calcext:value-type="float">
            <text:p>15.1264344637947</text:p>
          </table:table-cell>
          <table:table-cell table:number-columns-repeated="1018"/>
        </table:table-row>
        <table:table-row table:style-name="ro1">
          <table:table-cell office:value-type="float" office:value="1475545057.169" calcext:value-type="float">
            <text:p>1475545057.169</text:p>
          </table:table-cell>
          <table:table-cell office:value-type="float" office:value="1.706294" calcext:value-type="float">
            <text:p>1.706294</text:p>
          </table:table-cell>
          <table:table-cell table:formula="of:=([.A432] / 86400) + 25569" office:value-type="date" office:date-value="2016-10-04T01:37:37.169" calcext:value-type="date">
            <text:p>2016-10-04 01:37:37.169</text:p>
          </table:table-cell>
          <table:table-cell table:formula="of:=[.C432]-(4/24)" office:value-type="time" office:time-value="PT1023525H37M37.168999873S" calcext:value-type="time">
            <text:p>21:37:37</text:p>
          </table:table-cell>
          <table:table-cell table:formula="of:=[.B432]/[.G$1]" office:value-type="float" office:value="0.0156397250229148" calcext:value-type="float">
            <text:p>0.015639725022915</text:p>
          </table:table-cell>
          <table:table-cell table:formula="of:=[.E432]*1000" office:value-type="float" office:value="15.6397250229148" calcext:value-type="float">
            <text:p>15.6397250229148</text:p>
          </table:table-cell>
          <table:table-cell table:number-columns-repeated="1018"/>
        </table:table-row>
        <table:table-row table:style-name="ro1">
          <table:table-cell office:value-type="float" office:value="1475545058.163" calcext:value-type="float">
            <text:p>1475545058.163</text:p>
          </table:table-cell>
          <table:table-cell office:value-type="float" office:value="1.748776" calcext:value-type="float">
            <text:p>1.748776</text:p>
          </table:table-cell>
          <table:table-cell table:formula="of:=([.A433] / 86400) + 25569" office:value-type="date" office:date-value="2016-10-04T01:37:38.163" calcext:value-type="date">
            <text:p>2016-10-04 01:37:38.163</text:p>
          </table:table-cell>
          <table:table-cell table:formula="of:=[.C433]-(4/24)" office:value-type="time" office:time-value="PT1023525H37M38.162999712S" calcext:value-type="time">
            <text:p>21:37:38</text:p>
          </table:table-cell>
          <table:table-cell table:formula="of:=[.B433]/[.G$1]" office:value-type="float" office:value="0.0160291109074244" calcext:value-type="float">
            <text:p>0.016029110907424</text:p>
          </table:table-cell>
          <table:table-cell table:formula="of:=[.E433]*1000" office:value-type="float" office:value="16.0291109074244" calcext:value-type="float">
            <text:p>16.0291109074244</text:p>
          </table:table-cell>
          <table:table-cell table:number-columns-repeated="1018"/>
        </table:table-row>
        <table:table-row table:style-name="ro1">
          <table:table-cell office:value-type="float" office:value="1475545059.478" calcext:value-type="float">
            <text:p>1475545059.478</text:p>
          </table:table-cell>
          <table:table-cell office:value-type="float" office:value="1.757093" calcext:value-type="float">
            <text:p>1.757093</text:p>
          </table:table-cell>
          <table:table-cell table:formula="of:=([.A434] / 86400) + 25569" office:value-type="date" office:date-value="2016-10-04T01:37:39.478" calcext:value-type="date">
            <text:p>2016-10-04 01:37:39.478</text:p>
          </table:table-cell>
          <table:table-cell table:formula="of:=[.C434]-(4/24)" office:value-type="time" office:time-value="PT1023525H37M39.47799962S" calcext:value-type="time">
            <text:p>21:37:39</text:p>
          </table:table-cell>
          <table:table-cell table:formula="of:=[.B434]/[.G$1]" office:value-type="float" office:value="0.0161053437213566" calcext:value-type="float">
            <text:p>0.016105343721357</text:p>
          </table:table-cell>
          <table:table-cell table:formula="of:=[.E434]*1000" office:value-type="float" office:value="16.1053437213566" calcext:value-type="float">
            <text:p>16.1053437213566</text:p>
          </table:table-cell>
          <table:table-cell table:number-columns-repeated="1018"/>
        </table:table-row>
        <table:table-row table:style-name="ro1">
          <table:table-cell office:value-type="float" office:value="1475545060.771" calcext:value-type="float">
            <text:p>1475545060.771</text:p>
          </table:table-cell>
          <table:table-cell office:value-type="float" office:value="1.757752" calcext:value-type="float">
            <text:p>1.757752</text:p>
          </table:table-cell>
          <table:table-cell table:formula="of:=([.A435] / 86400) + 25569" office:value-type="date" office:date-value="2016-10-04T01:37:40.771" calcext:value-type="date">
            <text:p>2016-10-04 01:37:40.771</text:p>
          </table:table-cell>
          <table:table-cell table:formula="of:=[.C435]-(4/24)" office:value-type="time" office:time-value="PT1023525H37M40.770999547S" calcext:value-type="time">
            <text:p>21:37:41</text:p>
          </table:table-cell>
          <table:table-cell table:formula="of:=[.B435]/[.G$1]" office:value-type="float" office:value="0.0161113840513291" calcext:value-type="float">
            <text:p>0.016111384051329</text:p>
          </table:table-cell>
          <table:table-cell table:formula="of:=[.E435]*1000" office:value-type="float" office:value="16.1113840513291" calcext:value-type="float">
            <text:p>16.1113840513291</text:p>
          </table:table-cell>
          <table:table-cell table:number-columns-repeated="1018"/>
        </table:table-row>
        <table:table-row table:style-name="ro1">
          <table:table-cell office:value-type="float" office:value="1475545062.062" calcext:value-type="float">
            <text:p>1475545062.062</text:p>
          </table:table-cell>
          <table:table-cell office:value-type="float" office:value="1.662531" calcext:value-type="float">
            <text:p>1.662531</text:p>
          </table:table-cell>
          <table:table-cell table:formula="of:=([.A436] / 86400) + 25569" office:value-type="date" office:date-value="2016-10-04T01:37:42.062" calcext:value-type="date">
            <text:p>2016-10-04 01:37:42.062</text:p>
          </table:table-cell>
          <table:table-cell table:formula="of:=[.C436]-(4/24)" office:value-type="time" office:time-value="PT1023525H37M42.06200039S" calcext:value-type="time">
            <text:p>21:37:42</text:p>
          </table:table-cell>
          <table:table-cell table:formula="of:=[.B436]/[.G$1]" office:value-type="float" office:value="0.0152385976168653" calcext:value-type="float">
            <text:p>0.015238597616865</text:p>
          </table:table-cell>
          <table:table-cell table:formula="of:=[.E436]*1000" office:value-type="float" office:value="15.2385976168653" calcext:value-type="float">
            <text:p>15.2385976168653</text:p>
          </table:table-cell>
          <table:table-cell table:number-columns-repeated="1018"/>
        </table:table-row>
        <table:table-row table:style-name="ro1">
          <table:table-cell office:value-type="float" office:value="1475545063.355" calcext:value-type="float">
            <text:p>1475545063.355</text:p>
          </table:table-cell>
          <table:table-cell office:value-type="float" office:value="1.493319" calcext:value-type="float">
            <text:p>1.493319</text:p>
          </table:table-cell>
          <table:table-cell table:formula="of:=([.A437] / 86400) + 25569" office:value-type="date" office:date-value="2016-10-04T01:37:43.355" calcext:value-type="date">
            <text:p>2016-10-04 01:37:43.355</text:p>
          </table:table-cell>
          <table:table-cell table:formula="of:=[.C437]-(4/24)" office:value-type="time" office:time-value="PT1023525H37M43.355000317S" calcext:value-type="time">
            <text:p>21:37:43</text:p>
          </table:table-cell>
          <table:table-cell table:formula="of:=[.B437]/[.G$1]" office:value-type="float" office:value="0.0136876168652612" calcext:value-type="float">
            <text:p>0.013687616865261</text:p>
          </table:table-cell>
          <table:table-cell table:formula="of:=[.E437]*1000" office:value-type="float" office:value="13.6876168652612" calcext:value-type="float">
            <text:p>13.6876168652612</text:p>
          </table:table-cell>
          <table:table-cell table:number-columns-repeated="1018"/>
        </table:table-row>
        <table:table-row table:style-name="ro1">
          <table:table-cell office:value-type="float" office:value="1475545064.648" calcext:value-type="float">
            <text:p>1475545064.648</text:p>
          </table:table-cell>
          <table:table-cell office:value-type="float" office:value="1.36712" calcext:value-type="float">
            <text:p>1.36712</text:p>
          </table:table-cell>
          <table:table-cell table:formula="of:=([.A438] / 86400) + 25569" office:value-type="date" office:date-value="2016-10-04T01:37:44.648" calcext:value-type="date">
            <text:p>2016-10-04 01:37:44.648</text:p>
          </table:table-cell>
          <table:table-cell table:formula="of:=[.C438]-(4/24)" office:value-type="time" office:time-value="PT1023525H37M44.648000244S" calcext:value-type="time">
            <text:p>21:37:45</text:p>
          </table:table-cell>
          <table:table-cell table:formula="of:=[.B438]/[.G$1]" office:value-type="float" office:value="0.0125308890925756" calcext:value-type="float">
            <text:p>0.012530889092576</text:p>
          </table:table-cell>
          <table:table-cell table:formula="of:=[.E438]*1000" office:value-type="float" office:value="12.5308890925756" calcext:value-type="float">
            <text:p>12.5308890925756</text:p>
          </table:table-cell>
          <table:table-cell table:number-columns-repeated="1018"/>
        </table:table-row>
        <table:table-row table:style-name="ro1">
          <table:table-cell office:value-type="float" office:value="1475545065.945" calcext:value-type="float">
            <text:p>1475545065.945</text:p>
          </table:table-cell>
          <table:table-cell office:value-type="float" office:value="1.36756" calcext:value-type="float">
            <text:p>1.36756</text:p>
          </table:table-cell>
          <table:table-cell table:formula="of:=([.A439] / 86400) + 25569" office:value-type="date" office:date-value="2016-10-04T01:37:45.945" calcext:value-type="date">
            <text:p>2016-10-04 01:37:45.945</text:p>
          </table:table-cell>
          <table:table-cell table:formula="of:=[.C439]-(4/24)" office:value-type="time" office:time-value="PT1023525H37M45.945000015S" calcext:value-type="time">
            <text:p>21:37:46</text:p>
          </table:table-cell>
          <table:table-cell table:formula="of:=[.B439]/[.G$1]" office:value-type="float" office:value="0.0125349220898259" calcext:value-type="float">
            <text:p>0.012534922089826</text:p>
          </table:table-cell>
          <table:table-cell table:formula="of:=[.E439]*1000" office:value-type="float" office:value="12.5349220898259" calcext:value-type="float">
            <text:p>12.5349220898259</text:p>
          </table:table-cell>
          <table:table-cell table:number-columns-repeated="1018"/>
        </table:table-row>
        <table:table-row table:style-name="ro1">
          <table:table-cell office:value-type="float" office:value="1475545067.236" calcext:value-type="float">
            <text:p>1475545067.236</text:p>
          </table:table-cell>
          <table:table-cell office:value-type="float" office:value="1.364152" calcext:value-type="float">
            <text:p>1.364152</text:p>
          </table:table-cell>
          <table:table-cell table:formula="of:=([.A440] / 86400) + 25569" office:value-type="date" office:date-value="2016-10-04T01:37:47.236" calcext:value-type="date">
            <text:p>2016-10-04 01:37:47.236</text:p>
          </table:table-cell>
          <table:table-cell table:formula="of:=[.C440]-(4/24)" office:value-type="time" office:time-value="PT1023525H37M47.236000858S" calcext:value-type="time">
            <text:p>21:37:47</text:p>
          </table:table-cell>
          <table:table-cell table:formula="of:=[.B440]/[.G$1]" office:value-type="float" office:value="0.0125036846929423" calcext:value-type="float">
            <text:p>0.012503684692942</text:p>
          </table:table-cell>
          <table:table-cell table:formula="of:=[.E440]*1000" office:value-type="float" office:value="12.5036846929423" calcext:value-type="float">
            <text:p>12.5036846929423</text:p>
          </table:table-cell>
          <table:table-cell table:number-columns-repeated="1018"/>
        </table:table-row>
        <table:table-row table:style-name="ro1">
          <table:table-cell office:value-type="float" office:value="1475545068.873" calcext:value-type="float">
            <text:p>1475545068.873</text:p>
          </table:table-cell>
          <table:table-cell office:value-type="float" office:value="1.272338" calcext:value-type="float">
            <text:p>1.272338</text:p>
          </table:table-cell>
          <table:table-cell table:formula="of:=([.A441] / 86400) + 25569" office:value-type="date" office:date-value="2016-10-04T01:37:48.873" calcext:value-type="date">
            <text:p>2016-10-04 01:37:48.873</text:p>
          </table:table-cell>
          <table:table-cell table:formula="of:=[.C441]-(4/24)" office:value-type="time" office:time-value="PT1023525H37M48.872999959S" calcext:value-type="time">
            <text:p>21:37:49</text:p>
          </table:table-cell>
          <table:table-cell table:formula="of:=[.B441]/[.G$1]" office:value-type="float" office:value="0.0116621264894592" calcext:value-type="float">
            <text:p>0.011662126489459</text:p>
          </table:table-cell>
          <table:table-cell table:formula="of:=[.E441]*1000" office:value-type="float" office:value="11.6621264894592" calcext:value-type="float">
            <text:p>11.6621264894592</text:p>
          </table:table-cell>
          <table:table-cell table:number-columns-repeated="1018"/>
        </table:table-row>
        <table:table-row table:style-name="ro1">
          <table:table-cell office:value-type="float" office:value="1475545070.195" calcext:value-type="float">
            <text:p>1475545070.195</text:p>
          </table:table-cell>
          <table:table-cell office:value-type="float" office:value="1.206738" calcext:value-type="float">
            <text:p>1.206738</text:p>
          </table:table-cell>
          <table:table-cell table:formula="of:=([.A442] / 86400) + 25569" office:value-type="date" office:date-value="2016-10-04T01:37:50.195" calcext:value-type="date">
            <text:p>2016-10-04 01:37:50.195</text:p>
          </table:table-cell>
          <table:table-cell table:formula="of:=[.C442]-(4/24)" office:value-type="time" office:time-value="PT1023525H37M50.195000013S" calcext:value-type="time">
            <text:p>21:37:50</text:p>
          </table:table-cell>
          <table:table-cell table:formula="of:=[.B442]/[.G$1]" office:value-type="float" office:value="0.0110608432630614" calcext:value-type="float">
            <text:p>0.011060843263062</text:p>
          </table:table-cell>
          <table:table-cell table:formula="of:=[.E442]*1000" office:value-type="float" office:value="11.0608432630614" calcext:value-type="float">
            <text:p>11.0608432630614</text:p>
          </table:table-cell>
          <table:table-cell table:number-columns-repeated="1018"/>
        </table:table-row>
        <table:table-row table:style-name="ro1">
          <table:table-cell office:value-type="float" office:value="1475545071.487" calcext:value-type="float">
            <text:p>1475545071.487</text:p>
          </table:table-cell>
          <table:table-cell office:value-type="float" office:value="1.203349" calcext:value-type="float">
            <text:p>1.203349</text:p>
          </table:table-cell>
          <table:table-cell table:formula="of:=([.A443] / 86400) + 25569" office:value-type="date" office:date-value="2016-10-04T01:37:51.487" calcext:value-type="date">
            <text:p>2016-10-04 01:37:51.487</text:p>
          </table:table-cell>
          <table:table-cell table:formula="of:=[.C443]-(4/24)" office:value-type="time" office:time-value="PT1023525H37M51.48699956S" calcext:value-type="time">
            <text:p>21:37:51</text:p>
          </table:table-cell>
          <table:table-cell table:formula="of:=[.B443]/[.G$1]" office:value-type="float" office:value="0.0110297800183318" calcext:value-type="float">
            <text:p>0.011029780018332</text:p>
          </table:table-cell>
          <table:table-cell table:formula="of:=[.E443]*1000" office:value-type="float" office:value="11.0297800183318" calcext:value-type="float">
            <text:p>11.0297800183318</text:p>
          </table:table-cell>
          <table:table-cell table:number-columns-repeated="1018"/>
        </table:table-row>
        <table:table-row table:style-name="ro1">
          <table:table-cell office:value-type="float" office:value="1475545072.779" calcext:value-type="float">
            <text:p>1475545072.779</text:p>
          </table:table-cell>
          <table:table-cell office:value-type="float" office:value="1.2041" calcext:value-type="float">
            <text:p>1.2041</text:p>
          </table:table-cell>
          <table:table-cell table:formula="of:=([.A444] / 86400) + 25569" office:value-type="date" office:date-value="2016-10-04T01:37:52.779" calcext:value-type="date">
            <text:p>2016-10-04 01:37:52.779</text:p>
          </table:table-cell>
          <table:table-cell table:formula="of:=[.C444]-(4/24)" office:value-type="time" office:time-value="PT1023525H37M52.779000364S" calcext:value-type="time">
            <text:p>21:37:53</text:p>
          </table:table-cell>
          <table:table-cell table:formula="of:=[.B444]/[.G$1]" office:value-type="float" office:value="0.0110366636113657" calcext:value-type="float">
            <text:p>0.011036663611366</text:p>
          </table:table-cell>
          <table:table-cell table:formula="of:=[.E444]*1000" office:value-type="float" office:value="11.0366636113657" calcext:value-type="float">
            <text:p>11.0366636113657</text:p>
          </table:table-cell>
          <table:table-cell table:number-columns-repeated="1018"/>
        </table:table-row>
        <table:table-row table:style-name="ro1">
          <table:table-cell office:value-type="float" office:value="1475545074.071" calcext:value-type="float">
            <text:p>1475545074.071</text:p>
          </table:table-cell>
          <table:table-cell office:value-type="float" office:value="1.218994" calcext:value-type="float">
            <text:p>1.218994</text:p>
          </table:table-cell>
          <table:table-cell table:formula="of:=([.A445] / 86400) + 25569" office:value-type="date" office:date-value="2016-10-04T01:37:54.071" calcext:value-type="date">
            <text:p>2016-10-04 01:37:54.071</text:p>
          </table:table-cell>
          <table:table-cell table:formula="of:=[.C445]-(4/24)" office:value-type="time" office:time-value="PT1023525H37M54.07100033S" calcext:value-type="time">
            <text:p>21:37:54</text:p>
          </table:table-cell>
          <table:table-cell table:formula="of:=[.B445]/[.G$1]" office:value-type="float" office:value="0.011173180568286" calcext:value-type="float">
            <text:p>0.011173180568286</text:p>
          </table:table-cell>
          <table:table-cell table:formula="of:=[.E445]*1000" office:value-type="float" office:value="11.173180568286" calcext:value-type="float">
            <text:p>11.173180568286</text:p>
          </table:table-cell>
          <table:table-cell table:number-columns-repeated="1018"/>
        </table:table-row>
        <table:table-row table:style-name="ro1">
          <table:table-cell office:value-type="float" office:value="1475545075.363" calcext:value-type="float">
            <text:p>1475545075.363</text:p>
          </table:table-cell>
          <table:table-cell office:value-type="float" office:value="1.237184" calcext:value-type="float">
            <text:p>1.237184</text:p>
          </table:table-cell>
          <table:table-cell table:formula="of:=([.A446] / 86400) + 25569" office:value-type="date" office:date-value="2016-10-04T01:37:55.362999" calcext:value-type="date">
            <text:p>2016-10-04 01:37:55.363</text:p>
          </table:table-cell>
          <table:table-cell table:formula="of:=[.C446]-(4/24)" office:value-type="time" office:time-value="PT1023525H37M55.362999458S" calcext:value-type="time">
            <text:p>21:37:55</text:p>
          </table:table-cell>
          <table:table-cell table:formula="of:=[.B446]/[.G$1]" office:value-type="float" office:value="0.0113399083409716" calcext:value-type="float">
            <text:p>0.011339908340972</text:p>
          </table:table-cell>
          <table:table-cell table:formula="of:=[.E446]*1000" office:value-type="float" office:value="11.3399083409716" calcext:value-type="float">
            <text:p>11.3399083409716</text:p>
          </table:table-cell>
          <table:table-cell table:number-columns-repeated="1018"/>
        </table:table-row>
        <table:table-row table:style-name="ro1">
          <table:table-cell office:value-type="float" office:value="1475545076.655" calcext:value-type="float">
            <text:p>1475545076.655</text:p>
          </table:table-cell>
          <table:table-cell office:value-type="float" office:value="1.24431" calcext:value-type="float">
            <text:p>1.24431</text:p>
          </table:table-cell>
          <table:table-cell table:formula="of:=([.A447] / 86400) + 25569" office:value-type="date" office:date-value="2016-10-04T01:37:56.655" calcext:value-type="date">
            <text:p>2016-10-04 01:37:56.655</text:p>
          </table:table-cell>
          <table:table-cell table:formula="of:=[.C447]-(4/24)" office:value-type="time" office:time-value="PT1023525H37M56.655000262S" calcext:value-type="time">
            <text:p>21:37:57</text:p>
          </table:table-cell>
          <table:table-cell table:formula="of:=[.B447]/[.G$1]" office:value-type="float" office:value="0.0114052245646196" calcext:value-type="float">
            <text:p>0.01140522456462</text:p>
          </table:table-cell>
          <table:table-cell table:formula="of:=[.E447]*1000" office:value-type="float" office:value="11.4052245646196" calcext:value-type="float">
            <text:p>11.4052245646196</text:p>
          </table:table-cell>
          <table:table-cell table:number-columns-repeated="1018"/>
        </table:table-row>
        <table:table-row table:style-name="ro1">
          <table:table-cell office:value-type="float" office:value="1475545078.312" calcext:value-type="float">
            <text:p>1475545078.312</text:p>
          </table:table-cell>
          <table:table-cell office:value-type="float" office:value="1.240903" calcext:value-type="float">
            <text:p>1.240903</text:p>
          </table:table-cell>
          <table:table-cell table:formula="of:=([.A448] / 86400) + 25569" office:value-type="date" office:date-value="2016-10-04T01:37:58.312" calcext:value-type="date">
            <text:p>2016-10-04 01:37:58.312</text:p>
          </table:table-cell>
          <table:table-cell table:formula="of:=[.C448]-(4/24)" office:value-type="time" office:time-value="PT1023525H37M58.31200026S" calcext:value-type="time">
            <text:p>21:37:58</text:p>
          </table:table-cell>
          <table:table-cell table:formula="of:=[.B448]/[.G$1]" office:value-type="float" office:value="0.0113739963336389" calcext:value-type="float">
            <text:p>0.011373996333639</text:p>
          </table:table-cell>
          <table:table-cell table:formula="of:=[.E448]*1000" office:value-type="float" office:value="11.3739963336389" calcext:value-type="float">
            <text:p>11.3739963336389</text:p>
          </table:table-cell>
          <table:table-cell table:number-columns-repeated="1018"/>
        </table:table-row>
        <table:table-row table:style-name="ro1">
          <table:table-cell office:value-type="float" office:value="1475545079.635" calcext:value-type="float">
            <text:p>1475545079.635</text:p>
          </table:table-cell>
          <table:table-cell office:value-type="float" office:value="1.345431" calcext:value-type="float">
            <text:p>1.345431</text:p>
          </table:table-cell>
          <table:table-cell table:formula="of:=([.A449] / 86400) + 25569" office:value-type="date" office:date-value="2016-10-04T01:37:59.635" calcext:value-type="date">
            <text:p>2016-10-04 01:37:59.635</text:p>
          </table:table-cell>
          <table:table-cell table:formula="of:=[.C449]-(4/24)" office:value-type="time" office:time-value="PT1023525H37M59.635000695S" calcext:value-type="time">
            <text:p>21:38:00</text:p>
          </table:table-cell>
          <table:table-cell table:formula="of:=[.B449]/[.G$1]" office:value-type="float" office:value="0.0123320898258478" calcext:value-type="float">
            <text:p>0.012332089825848</text:p>
          </table:table-cell>
          <table:table-cell table:formula="of:=[.E449]*1000" office:value-type="float" office:value="12.3320898258478" calcext:value-type="float">
            <text:p>12.3320898258478</text:p>
          </table:table-cell>
          <table:table-cell table:number-columns-repeated="1018"/>
        </table:table-row>
        <table:table-row table:style-name="ro1">
          <table:table-cell office:value-type="float" office:value="1475545080.926" calcext:value-type="float">
            <text:p>1475545080.926</text:p>
          </table:table-cell>
          <table:table-cell office:value-type="float" office:value="1.518104" calcext:value-type="float">
            <text:p>1.518104</text:p>
          </table:table-cell>
          <table:table-cell table:formula="of:=([.A450] / 86400) + 25569" office:value-type="date" office:date-value="2016-10-04T01:38:00.926" calcext:value-type="date">
            <text:p>2016-10-04 01:38:00.926</text:p>
          </table:table-cell>
          <table:table-cell table:formula="of:=[.C450]-(4/24)" office:value-type="time" office:time-value="PT1023525H38M00.925999861S" calcext:value-type="time">
            <text:p>21:38:01</text:p>
          </table:table-cell>
          <table:table-cell table:formula="of:=[.B450]/[.G$1]" office:value-type="float" office:value="0.0139147937671861" calcext:value-type="float">
            <text:p>0.013914793767186</text:p>
          </table:table-cell>
          <table:table-cell table:formula="of:=[.E450]*1000" office:value-type="float" office:value="13.9147937671861" calcext:value-type="float">
            <text:p>13.9147937671861</text:p>
          </table:table-cell>
          <table:table-cell table:number-columns-repeated="1018"/>
        </table:table-row>
        <table:table-row table:style-name="ro1">
          <table:table-cell office:value-type="float" office:value="1475545082.22" calcext:value-type="float">
            <text:p>1475545082.22</text:p>
          </table:table-cell>
          <table:table-cell office:value-type="float" office:value="1.634503" calcext:value-type="float">
            <text:p>1.634503</text:p>
          </table:table-cell>
          <table:table-cell table:formula="of:=([.A451] / 86400) + 25569" office:value-type="date" office:date-value="2016-10-04T01:38:02.22" calcext:value-type="date">
            <text:p>2016-10-04 01:38:02.220</text:p>
          </table:table-cell>
          <table:table-cell table:formula="of:=[.C451]-(4/24)" office:value-type="time" office:time-value="PT1023525H38M02.220000168S" calcext:value-type="time">
            <text:p>21:38:02</text:p>
          </table:table-cell>
          <table:table-cell table:formula="of:=[.B451]/[.G$1]" office:value-type="float" office:value="0.0149816956920257" calcext:value-type="float">
            <text:p>0.014981695692026</text:p>
          </table:table-cell>
          <table:table-cell table:formula="of:=[.E451]*1000" office:value-type="float" office:value="14.9816956920257" calcext:value-type="float">
            <text:p>14.9816956920257</text:p>
          </table:table-cell>
          <table:table-cell table:number-columns-repeated="1018"/>
        </table:table-row>
        <table:table-row table:style-name="ro1">
          <table:table-cell office:value-type="float" office:value="1475545083.513" calcext:value-type="float">
            <text:p>1475545083.513</text:p>
          </table:table-cell>
          <table:table-cell office:value-type="float" office:value="1.632194" calcext:value-type="float">
            <text:p>1.632194</text:p>
          </table:table-cell>
          <table:table-cell table:formula="of:=([.A452] / 86400) + 25569" office:value-type="date" office:date-value="2016-10-04T01:38:03.513" calcext:value-type="date">
            <text:p>2016-10-04 01:38:03.513</text:p>
          </table:table-cell>
          <table:table-cell table:formula="of:=[.C452]-(4/24)" office:value-type="time" office:time-value="PT1023525H38M03.513000095S" calcext:value-type="time">
            <text:p>21:38:04</text:p>
          </table:table-cell>
          <table:table-cell table:formula="of:=[.B452]/[.G$1]" office:value-type="float" office:value="0.0149605316223648" calcext:value-type="float">
            <text:p>0.014960531622365</text:p>
          </table:table-cell>
          <table:table-cell table:formula="of:=[.E452]*1000" office:value-type="float" office:value="14.9605316223648" calcext:value-type="float">
            <text:p>14.9605316223648</text:p>
          </table:table-cell>
          <table:table-cell table:number-columns-repeated="1018"/>
        </table:table-row>
        <table:table-row table:style-name="ro1">
          <table:table-cell office:value-type="float" office:value="1475545084.805" calcext:value-type="float">
            <text:p>1475545084.805</text:p>
          </table:table-cell>
          <table:table-cell office:value-type="float" office:value="1.630014" calcext:value-type="float">
            <text:p>1.630014</text:p>
          </table:table-cell>
          <table:table-cell table:formula="of:=([.A453] / 86400) + 25569" office:value-type="date" office:date-value="2016-10-04T01:38:04.805" calcext:value-type="date">
            <text:p>2016-10-04 01:38:04.805</text:p>
          </table:table-cell>
          <table:table-cell table:formula="of:=[.C453]-(4/24)" office:value-type="time" office:time-value="PT1023525H38M04.804999642S" calcext:value-type="time">
            <text:p>21:38:05</text:p>
          </table:table-cell>
          <table:table-cell table:formula="of:=[.B453]/[.G$1]" office:value-type="float" office:value="0.0149405499541705" calcext:value-type="float">
            <text:p>0.014940549954171</text:p>
          </table:table-cell>
          <table:table-cell table:formula="of:=[.E453]*1000" office:value-type="float" office:value="14.9405499541705" calcext:value-type="float">
            <text:p>14.9405499541705</text:p>
          </table:table-cell>
          <table:table-cell table:number-columns-repeated="1018"/>
        </table:table-row>
        <table:table-row table:style-name="ro1">
          <table:table-cell office:value-type="float" office:value="1475545086.1" calcext:value-type="float">
            <text:p>1475545086.1</text:p>
          </table:table-cell>
          <table:table-cell office:value-type="float" office:value="1.576816" calcext:value-type="float">
            <text:p>1.576816</text:p>
          </table:table-cell>
          <table:table-cell table:formula="of:=([.A454] / 86400) + 25569" office:value-type="date" office:date-value="2016-10-04T01:38:06.1" calcext:value-type="date">
            <text:p>2016-10-04 01:38:06.100</text:p>
          </table:table-cell>
          <table:table-cell table:formula="of:=[.C454]-(4/24)" office:value-type="time" office:time-value="PT1023525H38M06.100000329S" calcext:value-type="time">
            <text:p>21:38:06</text:p>
          </table:table-cell>
          <table:table-cell table:formula="of:=[.B454]/[.G$1]" office:value-type="float" office:value="0.0144529422548121" calcext:value-type="float">
            <text:p>0.014452942254812</text:p>
          </table:table-cell>
          <table:table-cell table:formula="of:=[.E454]*1000" office:value-type="float" office:value="14.4529422548121" calcext:value-type="float">
            <text:p>14.4529422548121</text:p>
          </table:table-cell>
          <table:table-cell table:number-columns-repeated="1018"/>
        </table:table-row>
        <table:table-row table:style-name="ro1">
          <table:table-cell office:value-type="float" office:value="1475545087.456" calcext:value-type="float">
            <text:p>1475545087.456</text:p>
          </table:table-cell>
          <table:table-cell office:value-type="float" office:value="1.516346" calcext:value-type="float">
            <text:p>1.516346</text:p>
          </table:table-cell>
          <table:table-cell table:formula="of:=([.A455] / 86400) + 25569" office:value-type="date" office:date-value="2016-10-04T01:38:07.456" calcext:value-type="date">
            <text:p>2016-10-04 01:38:07.456</text:p>
          </table:table-cell>
          <table:table-cell table:formula="of:=[.C455]-(4/24)" office:value-type="time" office:time-value="PT1023525H38M07.456000317S" calcext:value-type="time">
            <text:p>21:38:07</text:p>
          </table:table-cell>
          <table:table-cell table:formula="of:=[.B455]/[.G$1]" office:value-type="float" office:value="0.0138986801099908" calcext:value-type="float">
            <text:p>0.013898680109991</text:p>
          </table:table-cell>
          <table:table-cell table:formula="of:=[.E455]*1000" office:value-type="float" office:value="13.8986801099908" calcext:value-type="float">
            <text:p>13.8986801099908</text:p>
          </table:table-cell>
          <table:table-cell table:number-columns-repeated="1018"/>
        </table:table-row>
        <table:table-row table:style-name="ro1">
          <table:table-cell office:value-type="float" office:value="1475545088.48" calcext:value-type="float">
            <text:p>1475545088.48</text:p>
          </table:table-cell>
          <table:table-cell office:value-type="float" office:value="1.500298" calcext:value-type="float">
            <text:p>1.500298</text:p>
          </table:table-cell>
          <table:table-cell table:formula="of:=([.A456] / 86400) + 25569" office:value-type="date" office:date-value="2016-10-04T01:38:08.48" calcext:value-type="date">
            <text:p>2016-10-04 01:38:08.480</text:p>
          </table:table-cell>
          <table:table-cell table:formula="of:=[.C456]-(4/24)" office:value-type="time" office:time-value="PT1023525H38M08.479999825S" calcext:value-type="time">
            <text:p>21:38:08</text:p>
          </table:table-cell>
          <table:table-cell table:formula="of:=[.B456]/[.G$1]" office:value-type="float" office:value="0.0137515857011916" calcext:value-type="float">
            <text:p>0.013751585701192</text:p>
          </table:table-cell>
          <table:table-cell table:formula="of:=[.E456]*1000" office:value-type="float" office:value="13.7515857011916" calcext:value-type="float">
            <text:p>13.7515857011916</text:p>
          </table:table-cell>
          <table:table-cell table:number-columns-repeated="1018"/>
        </table:table-row>
        <table:table-row table:style-name="ro1">
          <table:table-cell office:value-type="float" office:value="1475545089.77" calcext:value-type="float">
            <text:p>1475545089.77</text:p>
          </table:table-cell>
          <table:table-cell office:value-type="float" office:value="1.500921" calcext:value-type="float">
            <text:p>1.500921</text:p>
          </table:table-cell>
          <table:table-cell table:formula="of:=([.A457] / 86400) + 25569" office:value-type="date" office:date-value="2016-10-04T01:38:09.77" calcext:value-type="date">
            <text:p>2016-10-04 01:38:09.770</text:p>
          </table:table-cell>
          <table:table-cell table:formula="of:=[.C457]-(4/24)" office:value-type="time" office:time-value="PT1023525H38M09.769999869S" calcext:value-type="time">
            <text:p>21:38:10</text:p>
          </table:table-cell>
          <table:table-cell table:formula="of:=[.B457]/[.G$1]" office:value-type="float" office:value="0.0137572960586618" calcext:value-type="float">
            <text:p>0.013757296058662</text:p>
          </table:table-cell>
          <table:table-cell table:formula="of:=[.E457]*1000" office:value-type="float" office:value="13.7572960586618" calcext:value-type="float">
            <text:p>13.7572960586618</text:p>
          </table:table-cell>
          <table:table-cell table:number-columns-repeated="1018"/>
        </table:table-row>
        <table:table-row table:style-name="ro1">
          <table:table-cell office:value-type="float" office:value="1475545091.063" calcext:value-type="float">
            <text:p>1475545091.063</text:p>
          </table:table-cell>
          <table:table-cell office:value-type="float" office:value="1.516456" calcext:value-type="float">
            <text:p>1.516456</text:p>
          </table:table-cell>
          <table:table-cell table:formula="of:=([.A458] / 86400) + 25569" office:value-type="date" office:date-value="2016-10-04T01:38:11.063" calcext:value-type="date">
            <text:p>2016-10-04 01:38:11.063</text:p>
          </table:table-cell>
          <table:table-cell table:formula="of:=[.C458]-(4/24)" office:value-type="time" office:time-value="PT1023525H38M11.062999796S" calcext:value-type="time">
            <text:p>21:38:11</text:p>
          </table:table-cell>
          <table:table-cell table:formula="of:=[.B458]/[.G$1]" office:value-type="float" office:value="0.0138996883593034" calcext:value-type="float">
            <text:p>0.013899688359303</text:p>
          </table:table-cell>
          <table:table-cell table:formula="of:=[.E458]*1000" office:value-type="float" office:value="13.8996883593034" calcext:value-type="float">
            <text:p>13.8996883593034</text:p>
          </table:table-cell>
          <table:table-cell table:number-columns-repeated="1018"/>
        </table:table-row>
        <table:table-row table:style-name="ro1">
          <table:table-cell office:value-type="float" office:value="1475545092.353" calcext:value-type="float">
            <text:p>1475545092.353</text:p>
          </table:table-cell>
          <table:table-cell office:value-type="float" office:value="1.570863" calcext:value-type="float">
            <text:p>1.570863</text:p>
          </table:table-cell>
          <table:table-cell table:formula="of:=([.A459] / 86400) + 25569" office:value-type="date" office:date-value="2016-10-04T01:38:12.353" calcext:value-type="date">
            <text:p>2016-10-04 01:38:12.353</text:p>
          </table:table-cell>
          <table:table-cell table:formula="of:=[.C459]-(4/24)" office:value-type="time" office:time-value="PT1023525H38M12.35299984S" calcext:value-type="time">
            <text:p>21:38:12</text:p>
          </table:table-cell>
          <table:table-cell table:formula="of:=[.B459]/[.G$1]" office:value-type="float" office:value="0.0143983776351971" calcext:value-type="float">
            <text:p>0.014398377635197</text:p>
          </table:table-cell>
          <table:table-cell table:formula="of:=[.E459]*1000" office:value-type="float" office:value="14.3983776351971" calcext:value-type="float">
            <text:p>14.3983776351971</text:p>
          </table:table-cell>
          <table:table-cell table:number-columns-repeated="1018"/>
        </table:table-row>
        <table:table-row table:style-name="ro1">
          <table:table-cell office:value-type="float" office:value="1475545093.645" calcext:value-type="float">
            <text:p>1475545093.645</text:p>
          </table:table-cell>
          <table:table-cell office:value-type="float" office:value="1.622815" calcext:value-type="float">
            <text:p>1.622815</text:p>
          </table:table-cell>
          <table:table-cell table:formula="of:=([.A460] / 86400) + 25569" office:value-type="date" office:date-value="2016-10-04T01:38:13.645" calcext:value-type="date">
            <text:p>2016-10-04 01:38:13.645</text:p>
          </table:table-cell>
          <table:table-cell table:formula="of:=[.C460]-(4/24)" office:value-type="time" office:time-value="PT1023525H38M13.645000644S" calcext:value-type="time">
            <text:p>21:38:14</text:p>
          </table:table-cell>
          <table:table-cell table:formula="of:=[.B460]/[.G$1]" office:value-type="float" office:value="0.014874564619615" calcext:value-type="float">
            <text:p>0.014874564619615</text:p>
          </table:table-cell>
          <table:table-cell table:formula="of:=[.E460]*1000" office:value-type="float" office:value="14.874564619615" calcext:value-type="float">
            <text:p>14.874564619615</text:p>
          </table:table-cell>
          <table:table-cell table:number-columns-repeated="1018"/>
        </table:table-row>
        <table:table-row table:style-name="ro1">
          <table:table-cell office:value-type="float" office:value="1475545094.938" calcext:value-type="float">
            <text:p>1475545094.938</text:p>
          </table:table-cell>
          <table:table-cell office:value-type="float" office:value="1.62353" calcext:value-type="float">
            <text:p>1.62353</text:p>
          </table:table-cell>
          <table:table-cell table:formula="of:=([.A461] / 86400) + 25569" office:value-type="date" office:date-value="2016-10-04T01:38:14.938" calcext:value-type="date">
            <text:p>2016-10-04 01:38:14.938</text:p>
          </table:table-cell>
          <table:table-cell table:formula="of:=[.C461]-(4/24)" office:value-type="time" office:time-value="PT1023525H38M14.938000571S" calcext:value-type="time">
            <text:p>21:38:15</text:p>
          </table:table-cell>
          <table:table-cell table:formula="of:=[.B461]/[.G$1]" office:value-type="float" office:value="0.0148811182401467" calcext:value-type="float">
            <text:p>0.014881118240147</text:p>
          </table:table-cell>
          <table:table-cell table:formula="of:=[.E461]*1000" office:value-type="float" office:value="14.8811182401467" calcext:value-type="float">
            <text:p>14.8811182401467</text:p>
          </table:table-cell>
          <table:table-cell table:number-columns-repeated="1018"/>
        </table:table-row>
        <table:table-row table:style-name="ro1">
          <table:table-cell office:value-type="float" office:value="1475545096.23" calcext:value-type="float">
            <text:p>1475545096.23</text:p>
          </table:table-cell>
          <table:table-cell office:value-type="float" office:value="1.625417" calcext:value-type="float">
            <text:p>1.625417</text:p>
          </table:table-cell>
          <table:table-cell table:formula="of:=([.A462] / 86400) + 25569" office:value-type="date" office:date-value="2016-10-04T01:38:16.23" calcext:value-type="date">
            <text:p>2016-10-04 01:38:16.230</text:p>
          </table:table-cell>
          <table:table-cell table:formula="of:=[.C462]-(4/24)" office:value-type="time" office:time-value="PT1023525H38M16.230000118S" calcext:value-type="time">
            <text:p>21:38:16</text:p>
          </table:table-cell>
          <table:table-cell table:formula="of:=[.B462]/[.G$1]" office:value-type="float" office:value="0.0148984142988084" calcext:value-type="float">
            <text:p>0.014898414298809</text:p>
          </table:table-cell>
          <table:table-cell table:formula="of:=[.E462]*1000" office:value-type="float" office:value="14.8984142988084" calcext:value-type="float">
            <text:p>14.8984142988084</text:p>
          </table:table-cell>
          <table:table-cell table:number-columns-repeated="1018"/>
        </table:table-row>
        <table:table-row table:style-name="ro1">
          <table:table-cell office:value-type="float" office:value="1475545097.598" calcext:value-type="float">
            <text:p>1475545097.598</text:p>
          </table:table-cell>
          <table:table-cell office:value-type="float" office:value="1.665571" calcext:value-type="float">
            <text:p>1.665571</text:p>
          </table:table-cell>
          <table:table-cell table:formula="of:=([.A463] / 86400) + 25569" office:value-type="date" office:date-value="2016-10-04T01:38:17.598" calcext:value-type="date">
            <text:p>2016-10-04 01:38:17.598</text:p>
          </table:table-cell>
          <table:table-cell table:formula="of:=[.C463]-(4/24)" office:value-type="time" office:time-value="PT1023525H38M17.598000057S" calcext:value-type="time">
            <text:p>21:38:18</text:p>
          </table:table-cell>
          <table:table-cell table:formula="of:=[.B463]/[.G$1]" office:value-type="float" office:value="0.0152664619615032" calcext:value-type="float">
            <text:p>0.015266461961503</text:p>
          </table:table-cell>
          <table:table-cell table:formula="of:=[.E463]*1000" office:value-type="float" office:value="15.2664619615032" calcext:value-type="float">
            <text:p>15.2664619615032</text:p>
          </table:table-cell>
          <table:table-cell table:number-columns-repeated="1018"/>
        </table:table-row>
        <table:table-row table:style-name="ro1">
          <table:table-cell office:value-type="float" office:value="1475545099.198" calcext:value-type="float">
            <text:p>1475545099.198</text:p>
          </table:table-cell>
          <table:table-cell office:value-type="float" office:value="1.734286" calcext:value-type="float">
            <text:p>1.734286</text:p>
          </table:table-cell>
          <table:table-cell table:formula="of:=([.A464] / 86400) + 25569" office:value-type="date" office:date-value="2016-10-04T01:38:19.198" calcext:value-type="date">
            <text:p>2016-10-04 01:38:19.198</text:p>
          </table:table-cell>
          <table:table-cell table:formula="of:=[.C464]-(4/24)" office:value-type="time" office:time-value="PT1023525H38M19.198000599S" calcext:value-type="time">
            <text:p>21:38:19</text:p>
          </table:table-cell>
          <table:table-cell table:formula="of:=[.B464]/[.G$1]" office:value-type="float" office:value="0.0158962969752521" calcext:value-type="float">
            <text:p>0.015896296975252</text:p>
          </table:table-cell>
          <table:table-cell table:formula="of:=[.E464]*1000" office:value-type="float" office:value="15.8962969752521" calcext:value-type="float">
            <text:p>15.8962969752521</text:p>
          </table:table-cell>
          <table:table-cell table:number-columns-repeated="1018"/>
        </table:table-row>
        <table:table-row table:style-name="ro1">
          <table:table-cell office:value-type="float" office:value="1475545100.49" calcext:value-type="float">
            <text:p>1475545100.49</text:p>
          </table:table-cell>
          <table:table-cell office:value-type="float" office:value="1.756855" calcext:value-type="float">
            <text:p>1.756855</text:p>
          </table:table-cell>
          <table:table-cell table:formula="of:=([.A465] / 86400) + 25569" office:value-type="date" office:date-value="2016-10-04T01:38:20.49" calcext:value-type="date">
            <text:p>2016-10-04 01:38:20.490</text:p>
          </table:table-cell>
          <table:table-cell table:formula="of:=[.C465]-(4/24)" office:value-type="time" office:time-value="PT1023525H38M20.490000146S" calcext:value-type="time">
            <text:p>21:38:20</text:p>
          </table:table-cell>
          <table:table-cell table:formula="of:=[.B465]/[.G$1]" office:value-type="float" office:value="0.0161031622364803" calcext:value-type="float">
            <text:p>0.01610316223648</text:p>
          </table:table-cell>
          <table:table-cell table:formula="of:=[.E465]*1000" office:value-type="float" office:value="16.1031622364803" calcext:value-type="float">
            <text:p>16.1031622364803</text:p>
          </table:table-cell>
          <table:table-cell table:number-columns-repeated="1018"/>
        </table:table-row>
        <table:table-row table:style-name="ro1">
          <table:table-cell office:value-type="float" office:value="1475545101.781" calcext:value-type="float">
            <text:p>1475545101.781</text:p>
          </table:table-cell>
          <table:table-cell office:value-type="float" office:value="1.757404" calcext:value-type="float">
            <text:p>1.757404</text:p>
          </table:table-cell>
          <table:table-cell table:formula="of:=([.A466] / 86400) + 25569" office:value-type="date" office:date-value="2016-10-04T01:38:21.781" calcext:value-type="date">
            <text:p>2016-10-04 01:38:21.781</text:p>
          </table:table-cell>
          <table:table-cell table:formula="of:=[.C466]-(4/24)" office:value-type="time" office:time-value="PT1023525H38M21.781000569S" calcext:value-type="time">
            <text:p>21:38:22</text:p>
          </table:table-cell>
          <table:table-cell table:formula="of:=[.B466]/[.G$1]" office:value-type="float" office:value="0.0161081943171402" calcext:value-type="float">
            <text:p>0.01610819431714</text:p>
          </table:table-cell>
          <table:table-cell table:formula="of:=[.E466]*1000" office:value-type="float" office:value="16.1081943171402" calcext:value-type="float">
            <text:p>16.1081943171402</text:p>
          </table:table-cell>
          <table:table-cell table:number-columns-repeated="1018"/>
        </table:table-row>
        <table:table-row table:style-name="ro1">
          <table:table-cell office:value-type="float" office:value="1475545103.074" calcext:value-type="float">
            <text:p>1475545103.074</text:p>
          </table:table-cell>
          <table:table-cell office:value-type="float" office:value="1.713292" calcext:value-type="float">
            <text:p>1.713292</text:p>
          </table:table-cell>
          <table:table-cell table:formula="of:=([.A467] / 86400) + 25569" office:value-type="date" office:date-value="2016-10-04T01:38:23.074" calcext:value-type="date">
            <text:p>2016-10-04 01:38:23.074</text:p>
          </table:table-cell>
          <table:table-cell table:formula="of:=[.C467]-(4/24)" office:value-type="time" office:time-value="PT1023525H38M23.074000496S" calcext:value-type="time">
            <text:p>21:38:23</text:p>
          </table:table-cell>
          <table:table-cell table:formula="of:=[.B467]/[.G$1]" office:value-type="float" office:value="0.0157038680109991" calcext:value-type="float">
            <text:p>0.015703868010999</text:p>
          </table:table-cell>
          <table:table-cell table:formula="of:=[.E467]*1000" office:value-type="float" office:value="15.7038680109991" calcext:value-type="float">
            <text:p>15.7038680109991</text:p>
          </table:table-cell>
          <table:table-cell table:number-columns-repeated="1018"/>
        </table:table-row>
        <table:table-row table:style-name="ro1">
          <table:table-cell office:value-type="float" office:value="1475545104.363" calcext:value-type="float">
            <text:p>1475545104.363</text:p>
          </table:table-cell>
          <table:table-cell office:value-type="float" office:value="1.545418" calcext:value-type="float">
            <text:p>1.545418</text:p>
          </table:table-cell>
          <table:table-cell table:formula="of:=([.A468] / 86400) + 25569" office:value-type="date" office:date-value="2016-10-04T01:38:24.363" calcext:value-type="date">
            <text:p>2016-10-04 01:38:24.363</text:p>
          </table:table-cell>
          <table:table-cell table:formula="of:=[.C468]-(4/24)" office:value-type="time" office:time-value="PT1023525H38M24.36300016S" calcext:value-type="time">
            <text:p>21:38:24</text:p>
          </table:table-cell>
          <table:table-cell table:formula="of:=[.B468]/[.G$1]" office:value-type="float" office:value="0.0141651512373969" calcext:value-type="float">
            <text:p>0.014165151237397</text:p>
          </table:table-cell>
          <table:table-cell table:formula="of:=[.E468]*1000" office:value-type="float" office:value="14.1651512373969" calcext:value-type="float">
            <text:p>14.1651512373969</text:p>
          </table:table-cell>
          <table:table-cell table:number-columns-repeated="1018"/>
        </table:table-row>
        <table:table-row table:style-name="ro1">
          <table:table-cell office:value-type="float" office:value="1475545105.655" calcext:value-type="float">
            <text:p>1475545105.655</text:p>
          </table:table-cell>
          <table:table-cell office:value-type="float" office:value="1.379064" calcext:value-type="float">
            <text:p>1.379064</text:p>
          </table:table-cell>
          <table:table-cell table:formula="of:=([.A469] / 86400) + 25569" office:value-type="date" office:date-value="2016-10-04T01:38:25.655" calcext:value-type="date">
            <text:p>2016-10-04 01:38:25.655</text:p>
          </table:table-cell>
          <table:table-cell table:formula="of:=[.C469]-(4/24)" office:value-type="time" office:time-value="PT1023525H38M25.654999707S" calcext:value-type="time">
            <text:p>21:38:26</text:p>
          </table:table-cell>
          <table:table-cell table:formula="of:=[.B469]/[.G$1]" office:value-type="float" office:value="0.0126403666361137" calcext:value-type="float">
            <text:p>0.012640366636114</text:p>
          </table:table-cell>
          <table:table-cell table:formula="of:=[.E469]*1000" office:value-type="float" office:value="12.6403666361137" calcext:value-type="float">
            <text:p>12.6403666361137</text:p>
          </table:table-cell>
          <table:table-cell table:number-columns-repeated="1018"/>
        </table:table-row>
        <table:table-row table:style-name="ro1">
          <table:table-cell office:value-type="float" office:value="1475545106.946" calcext:value-type="float">
            <text:p>1475545106.946</text:p>
          </table:table-cell>
          <table:table-cell office:value-type="float" office:value="1.366406" calcext:value-type="float">
            <text:p>1.366406</text:p>
          </table:table-cell>
          <table:table-cell table:formula="of:=([.A470] / 86400) + 25569" office:value-type="date" office:date-value="2016-10-04T01:38:26.946001" calcext:value-type="date">
            <text:p>2016-10-04 01:38:26.946</text:p>
          </table:table-cell>
          <table:table-cell table:formula="of:=[.C470]-(4/24)" office:value-type="time" office:time-value="PT1023525H38M26.94600055S" calcext:value-type="time">
            <text:p>21:38:27</text:p>
          </table:table-cell>
          <table:table-cell table:formula="of:=[.B470]/[.G$1]" office:value-type="float" office:value="0.0125243446379468" calcext:value-type="float">
            <text:p>0.012524344637947</text:p>
          </table:table-cell>
          <table:table-cell table:formula="of:=[.E470]*1000" office:value-type="float" office:value="12.5243446379468" calcext:value-type="float">
            <text:p>12.5243446379468</text:p>
          </table:table-cell>
          <table:table-cell table:number-columns-repeated="1018"/>
        </table:table-row>
        <table:table-row table:style-name="ro1">
          <table:table-cell office:value-type="float" office:value="1475545108.633" calcext:value-type="float">
            <text:p>1475545108.633</text:p>
          </table:table-cell>
          <table:table-cell office:value-type="float" office:value="1.36243" calcext:value-type="float">
            <text:p>1.36243</text:p>
          </table:table-cell>
          <table:table-cell table:formula="of:=([.A471] / 86400) + 25569" office:value-type="date" office:date-value="2016-10-04T01:38:28.633" calcext:value-type="date">
            <text:p>2016-10-04 01:38:28.633</text:p>
          </table:table-cell>
          <table:table-cell table:formula="of:=[.C471]-(4/24)" office:value-type="time" office:time-value="PT1023525H38M28.633000217S" calcext:value-type="time">
            <text:p>21:38:29</text:p>
          </table:table-cell>
          <table:table-cell table:formula="of:=[.B471]/[.G$1]" office:value-type="float" office:value="0.0124879010082493" calcext:value-type="float">
            <text:p>0.012487901008249</text:p>
          </table:table-cell>
          <table:table-cell table:formula="of:=[.E471]*1000" office:value-type="float" office:value="12.4879010082493" calcext:value-type="float">
            <text:p>12.4879010082493</text:p>
          </table:table-cell>
          <table:table-cell table:number-columns-repeated="1018"/>
        </table:table-row>
        <table:table-row table:style-name="ro1">
          <table:table-cell office:value-type="float" office:value="1475545109.316" calcext:value-type="float">
            <text:p>1475545109.316</text:p>
          </table:table-cell>
          <table:table-cell office:value-type="float" office:value="1.327735" calcext:value-type="float">
            <text:p>1.327735</text:p>
          </table:table-cell>
          <table:table-cell table:formula="of:=([.A472] / 86400) + 25569" office:value-type="date" office:date-value="2016-10-04T01:38:29.316" calcext:value-type="date">
            <text:p>2016-10-04 01:38:29.316</text:p>
          </table:table-cell>
          <table:table-cell table:formula="of:=[.C472]-(4/24)" office:value-type="time" office:time-value="PT1023525H38M29.316000436S" calcext:value-type="time">
            <text:p>21:38:29</text:p>
          </table:table-cell>
          <table:table-cell table:formula="of:=[.B472]/[.G$1]" office:value-type="float" office:value="0.0121698900091659" calcext:value-type="float">
            <text:p>0.012169890009166</text:p>
          </table:table-cell>
          <table:table-cell table:formula="of:=[.E472]*1000" office:value-type="float" office:value="12.1698900091659" calcext:value-type="float">
            <text:p>12.1698900091659</text:p>
          </table:table-cell>
          <table:table-cell table:number-columns-repeated="1018"/>
        </table:table-row>
        <table:table-row table:style-name="ro1">
          <table:table-cell office:value-type="float" office:value="1475545110.606" calcext:value-type="float">
            <text:p>1475545110.606</text:p>
          </table:table-cell>
          <table:table-cell office:value-type="float" office:value="1.253928" calcext:value-type="float">
            <text:p>1.253928</text:p>
          </table:table-cell>
          <table:table-cell table:formula="of:=([.A473] / 86400) + 25569" office:value-type="date" office:date-value="2016-10-04T01:38:30.606" calcext:value-type="date">
            <text:p>2016-10-04 01:38:30.606</text:p>
          </table:table-cell>
          <table:table-cell table:formula="of:=[.C473]-(4/24)" office:value-type="time" office:time-value="PT1023525H38M30.606000479S" calcext:value-type="time">
            <text:p>21:38:31</text:p>
          </table:table-cell>
          <table:table-cell table:formula="of:=[.B473]/[.G$1]" office:value-type="float" office:value="0.0114933822181485" calcext:value-type="float">
            <text:p>0.011493382218149</text:p>
          </table:table-cell>
          <table:table-cell table:formula="of:=[.E473]*1000" office:value-type="float" office:value="11.4933822181485" calcext:value-type="float">
            <text:p>11.4933822181485</text:p>
          </table:table-cell>
          <table:table-cell table:number-columns-repeated="1018"/>
        </table:table-row>
        <table:table-row table:style-name="ro1">
          <table:table-cell office:value-type="float" office:value="1475545111.898" calcext:value-type="float">
            <text:p>1475545111.898</text:p>
          </table:table-cell>
          <table:table-cell office:value-type="float" office:value="1.202671" calcext:value-type="float">
            <text:p>1.202671</text:p>
          </table:table-cell>
          <table:table-cell table:formula="of:=([.A474] / 86400) + 25569" office:value-type="date" office:date-value="2016-10-04T01:38:31.898" calcext:value-type="date">
            <text:p>2016-10-04 01:38:31.898</text:p>
          </table:table-cell>
          <table:table-cell table:formula="of:=[.C474]-(4/24)" office:value-type="time" office:time-value="PT1023525H38M31.898000445S" calcext:value-type="time">
            <text:p>21:38:32</text:p>
          </table:table-cell>
          <table:table-cell table:formula="of:=[.B474]/[.G$1]" office:value-type="float" office:value="0.0110235655362053" calcext:value-type="float">
            <text:p>0.011023565536205</text:p>
          </table:table-cell>
          <table:table-cell table:formula="of:=[.E474]*1000" office:value-type="float" office:value="11.0235655362053" calcext:value-type="float">
            <text:p>11.0235655362053</text:p>
          </table:table-cell>
          <table:table-cell table:number-columns-repeated="1018"/>
        </table:table-row>
        <table:table-row table:style-name="ro1">
          <table:table-cell office:value-type="float" office:value="1475545113.195" calcext:value-type="float">
            <text:p>1475545113.195</text:p>
          </table:table-cell>
          <table:table-cell office:value-type="float" office:value="1.20388" calcext:value-type="float">
            <text:p>1.20388</text:p>
          </table:table-cell>
          <table:table-cell table:formula="of:=([.A475] / 86400) + 25569" office:value-type="date" office:date-value="2016-10-04T01:38:33.195" calcext:value-type="date">
            <text:p>2016-10-04 01:38:33.195</text:p>
          </table:table-cell>
          <table:table-cell table:formula="of:=[.C475]-(4/24)" office:value-type="time" office:time-value="PT1023525H38M33.195000216S" calcext:value-type="time">
            <text:p>21:38:33</text:p>
          </table:table-cell>
          <table:table-cell table:formula="of:=[.B475]/[.G$1]" office:value-type="float" office:value="0.0110346471127406" calcext:value-type="float">
            <text:p>0.011034647112741</text:p>
          </table:table-cell>
          <table:table-cell table:formula="of:=[.E475]*1000" office:value-type="float" office:value="11.0346471127406" calcext:value-type="float">
            <text:p>11.0346471127406</text:p>
          </table:table-cell>
          <table:table-cell table:number-columns-repeated="1018"/>
        </table:table-row>
        <table:table-row table:style-name="ro1">
          <table:table-cell office:value-type="float" office:value="1475545114.488" calcext:value-type="float">
            <text:p>1475545114.488</text:p>
          </table:table-cell>
          <table:table-cell office:value-type="float" office:value="1.207233" calcext:value-type="float">
            <text:p>1.207233</text:p>
          </table:table-cell>
          <table:table-cell table:formula="of:=([.A476] / 86400) + 25569" office:value-type="date" office:date-value="2016-10-04T01:38:34.488" calcext:value-type="date">
            <text:p>2016-10-04 01:38:34.488</text:p>
          </table:table-cell>
          <table:table-cell table:formula="of:=[.C476]-(4/24)" office:value-type="time" office:time-value="PT1023525H38M34.488000143S" calcext:value-type="time">
            <text:p>21:38:34</text:p>
          </table:table-cell>
          <table:table-cell table:formula="of:=[.B476]/[.G$1]" office:value-type="float" office:value="0.0110653803849679" calcext:value-type="float">
            <text:p>0.011065380384968</text:p>
          </table:table-cell>
          <table:table-cell table:formula="of:=[.E476]*1000" office:value-type="float" office:value="11.0653803849679" calcext:value-type="float">
            <text:p>11.0653803849679</text:p>
          </table:table-cell>
          <table:table-cell table:number-columns-repeated="1018"/>
        </table:table-row>
        <table:table-row table:style-name="ro1">
          <table:table-cell office:value-type="float" office:value="1475545115.781" calcext:value-type="float">
            <text:p>1475545115.781</text:p>
          </table:table-cell>
          <table:table-cell office:value-type="float" office:value="1.221448" calcext:value-type="float">
            <text:p>1.221448</text:p>
          </table:table-cell>
          <table:table-cell table:formula="of:=([.A477] / 86400) + 25569" office:value-type="date" office:date-value="2016-10-04T01:38:35.781" calcext:value-type="date">
            <text:p>2016-10-04 01:38:35.781</text:p>
          </table:table-cell>
          <table:table-cell table:formula="of:=[.C477]-(4/24)" office:value-type="time" office:time-value="PT1023525H38M35.78100007S" calcext:value-type="time">
            <text:p>21:38:36</text:p>
          </table:table-cell>
          <table:table-cell table:formula="of:=[.B477]/[.G$1]" office:value-type="float" office:value="0.0111956736938588" calcext:value-type="float">
            <text:p>0.011195673693859</text:p>
          </table:table-cell>
          <table:table-cell table:formula="of:=[.E477]*1000" office:value-type="float" office:value="11.1956736938588" calcext:value-type="float">
            <text:p>11.1956736938588</text:p>
          </table:table-cell>
          <table:table-cell table:number-columns-repeated="1018"/>
        </table:table-row>
        <table:table-row table:style-name="ro1">
          <table:table-cell office:value-type="float" office:value="1475545117.071" calcext:value-type="float">
            <text:p>1475545117.071</text:p>
          </table:table-cell>
          <table:table-cell office:value-type="float" office:value="1.241196" calcext:value-type="float">
            <text:p>1.241196</text:p>
          </table:table-cell>
          <table:table-cell table:formula="of:=([.A478] / 86400) + 25569" office:value-type="date" office:date-value="2016-10-04T01:38:37.071" calcext:value-type="date">
            <text:p>2016-10-04 01:38:37.071</text:p>
          </table:table-cell>
          <table:table-cell table:formula="of:=[.C478]-(4/24)" office:value-type="time" office:time-value="PT1023525H38M37.071000114S" calcext:value-type="time">
            <text:p>21:38:37</text:p>
          </table:table-cell>
          <table:table-cell table:formula="of:=[.B478]/[.G$1]" office:value-type="float" office:value="0.0113766819431714" calcext:value-type="float">
            <text:p>0.011376681943171</text:p>
          </table:table-cell>
          <table:table-cell table:formula="of:=[.E478]*1000" office:value-type="float" office:value="11.3766819431714" calcext:value-type="float">
            <text:p>11.3766819431714</text:p>
          </table:table-cell>
          <table:table-cell table:number-columns-repeated="1018"/>
        </table:table-row>
        <table:table-row table:style-name="ro1">
          <table:table-cell office:value-type="float" office:value="1475545118.711" calcext:value-type="float">
            <text:p>1475545118.711</text:p>
          </table:table-cell>
          <table:table-cell office:value-type="float" office:value="1.241013" calcext:value-type="float">
            <text:p>1.241013</text:p>
          </table:table-cell>
          <table:table-cell table:formula="of:=([.A479] / 86400) + 25569" office:value-type="date" office:date-value="2016-10-04T01:38:38.711" calcext:value-type="date">
            <text:p>2016-10-04 01:38:38.711</text:p>
          </table:table-cell>
          <table:table-cell table:formula="of:=[.C479]-(4/24)" office:value-type="time" office:time-value="PT1023525H38M38.711000774S" calcext:value-type="time">
            <text:p>21:38:39</text:p>
          </table:table-cell>
          <table:table-cell table:formula="of:=[.B479]/[.G$1]" office:value-type="float" office:value="0.0113750045829514" calcext:value-type="float">
            <text:p>0.011375004582952</text:p>
          </table:table-cell>
          <table:table-cell table:formula="of:=[.E479]*1000" office:value-type="float" office:value="11.3750045829514" calcext:value-type="float">
            <text:p>11.3750045829514</text:p>
          </table:table-cell>
          <table:table-cell table:number-columns-repeated="1018"/>
        </table:table-row>
        <table:table-row table:style-name="ro1">
          <table:table-cell office:value-type="float" office:value="1475545120.033" calcext:value-type="float">
            <text:p>1475545120.033</text:p>
          </table:table-cell>
          <table:table-cell office:value-type="float" office:value="1.239291" calcext:value-type="float">
            <text:p>1.239291</text:p>
          </table:table-cell>
          <table:table-cell table:formula="of:=([.A480] / 86400) + 25569" office:value-type="date" office:date-value="2016-10-04T01:38:40.033" calcext:value-type="date">
            <text:p>2016-10-04 01:38:40.033</text:p>
          </table:table-cell>
          <table:table-cell table:formula="of:=[.C480]-(4/24)" office:value-type="time" office:time-value="PT1023525H38M40.032999571S" calcext:value-type="time">
            <text:p>21:38:40</text:p>
          </table:table-cell>
          <table:table-cell table:formula="of:=[.B480]/[.G$1]" office:value-type="float" office:value="0.0113592208982585" calcext:value-type="float">
            <text:p>0.011359220898259</text:p>
          </table:table-cell>
          <table:table-cell table:formula="of:=[.E480]*1000" office:value-type="float" office:value="11.3592208982585" calcext:value-type="float">
            <text:p>11.3592208982585</text:p>
          </table:table-cell>
          <table:table-cell table:number-columns-repeated="1018"/>
        </table:table-row>
        <table:table-row table:style-name="ro1">
          <table:table-cell office:value-type="float" office:value="1475545121.323" calcext:value-type="float">
            <text:p>1475545121.323</text:p>
          </table:table-cell>
          <table:table-cell office:value-type="float" office:value="1.386776" calcext:value-type="float">
            <text:p>1.386776</text:p>
          </table:table-cell>
          <table:table-cell table:formula="of:=([.A481] / 86400) + 25569" office:value-type="date" office:date-value="2016-10-04T01:38:41.323" calcext:value-type="date">
            <text:p>2016-10-04 01:38:41.323</text:p>
          </table:table-cell>
          <table:table-cell table:formula="of:=[.C481]-(4/24)" office:value-type="time" office:time-value="PT1023525H38M41.322999615S" calcext:value-type="time">
            <text:p>21:38:41</text:p>
          </table:table-cell>
          <table:table-cell table:formula="of:=[.B481]/[.G$1]" office:value-type="float" office:value="0.0127110540788268" calcext:value-type="float">
            <text:p>0.012711054078827</text:p>
          </table:table-cell>
          <table:table-cell table:formula="of:=[.E481]*1000" office:value-type="float" office:value="12.7110540788268" calcext:value-type="float">
            <text:p>12.7110540788268</text:p>
          </table:table-cell>
          <table:table-cell table:number-columns-repeated="1018"/>
        </table:table-row>
        <table:table-row table:style-name="ro1">
          <table:table-cell office:value-type="float" office:value="1475545122.613" calcext:value-type="float">
            <text:p>1475545122.613</text:p>
          </table:table-cell>
          <table:table-cell office:value-type="float" office:value="1.559249" calcext:value-type="float">
            <text:p>1.559249</text:p>
          </table:table-cell>
          <table:table-cell table:formula="of:=([.A482] / 86400) + 25569" office:value-type="date" office:date-value="2016-10-04T01:38:42.613" calcext:value-type="date">
            <text:p>2016-10-04 01:38:42.613</text:p>
          </table:table-cell>
          <table:table-cell table:formula="of:=[.C482]-(4/24)" office:value-type="time" office:time-value="PT1023525H38M42.612999659S" calcext:value-type="time">
            <text:p>21:38:43</text:p>
          </table:table-cell>
          <table:table-cell table:formula="of:=[.B482]/[.G$1]" office:value-type="float" office:value="0.0142919248395967" calcext:value-type="float">
            <text:p>0.014291924839597</text:p>
          </table:table-cell>
          <table:table-cell table:formula="of:=[.E482]*1000" office:value-type="float" office:value="14.2919248395967" calcext:value-type="float">
            <text:p>14.2919248395967</text:p>
          </table:table-cell>
          <table:table-cell table:number-columns-repeated="1018"/>
        </table:table-row>
        <table:table-row table:style-name="ro1">
          <table:table-cell office:value-type="float" office:value="1475545123.903" calcext:value-type="float">
            <text:p>1475545123.903</text:p>
          </table:table-cell>
          <table:table-cell office:value-type="float" office:value="1.633623" calcext:value-type="float">
            <text:p>1.633623</text:p>
          </table:table-cell>
          <table:table-cell table:formula="of:=([.A483] / 86400) + 25569" office:value-type="date" office:date-value="2016-10-04T01:38:43.903" calcext:value-type="date">
            <text:p>2016-10-04 01:38:43.903</text:p>
          </table:table-cell>
          <table:table-cell table:formula="of:=[.C483]-(4/24)" office:value-type="time" office:time-value="PT1023525H38M43.902999703S" calcext:value-type="time">
            <text:p>21:38:44</text:p>
          </table:table-cell>
          <table:table-cell table:formula="of:=[.B483]/[.G$1]" office:value-type="float" office:value="0.0149736296975252" calcext:value-type="float">
            <text:p>0.014973629697525</text:p>
          </table:table-cell>
          <table:table-cell table:formula="of:=[.E483]*1000" office:value-type="float" office:value="14.9736296975252" calcext:value-type="float">
            <text:p>14.9736296975252</text:p>
          </table:table-cell>
          <table:table-cell table:number-columns-repeated="1018"/>
        </table:table-row>
        <table:table-row table:style-name="ro1">
          <table:table-cell office:value-type="float" office:value="1475545125.195" calcext:value-type="float">
            <text:p>1475545125.195</text:p>
          </table:table-cell>
          <table:table-cell office:value-type="float" office:value="1.63159" calcext:value-type="float">
            <text:p>1.63159</text:p>
          </table:table-cell>
          <table:table-cell table:formula="of:=([.A484] / 86400) + 25569" office:value-type="date" office:date-value="2016-10-04T01:38:45.195" calcext:value-type="date">
            <text:p>2016-10-04 01:38:45.195</text:p>
          </table:table-cell>
          <table:table-cell table:formula="of:=[.C484]-(4/24)" office:value-type="time" office:time-value="PT1023525H38M45.195000507S" calcext:value-type="time">
            <text:p>21:38:45</text:p>
          </table:table-cell>
          <table:table-cell table:formula="of:=[.B484]/[.G$1]" office:value-type="float" office:value="0.0149549954170486" calcext:value-type="float">
            <text:p>0.014954995417049</text:p>
          </table:table-cell>
          <table:table-cell table:formula="of:=[.E484]*1000" office:value-type="float" office:value="14.9549954170486" calcext:value-type="float">
            <text:p>14.9549954170486</text:p>
          </table:table-cell>
          <table:table-cell table:number-columns-repeated="1018"/>
        </table:table-row>
        <table:table-row table:style-name="ro1">
          <table:table-cell office:value-type="float" office:value="1475545126.488" calcext:value-type="float">
            <text:p>1475545126.488</text:p>
          </table:table-cell>
          <table:table-cell office:value-type="float" office:value="1.620544" calcext:value-type="float">
            <text:p>1.620544</text:p>
          </table:table-cell>
          <table:table-cell table:formula="of:=([.A485] / 86400) + 25569" office:value-type="date" office:date-value="2016-10-04T01:38:46.488" calcext:value-type="date">
            <text:p>2016-10-04 01:38:46.488</text:p>
          </table:table-cell>
          <table:table-cell table:formula="of:=[.C485]-(4/24)" office:value-type="time" office:time-value="PT1023525H38M46.488000434S" calcext:value-type="time">
            <text:p>21:38:46</text:p>
          </table:table-cell>
          <table:table-cell table:formula="of:=[.B485]/[.G$1]" office:value-type="float" office:value="0.0148537488542621" calcext:value-type="float">
            <text:p>0.014853748854262</text:p>
          </table:table-cell>
          <table:table-cell table:formula="of:=[.E485]*1000" office:value-type="float" office:value="14.8537488542621" calcext:value-type="float">
            <text:p>14.8537488542621</text:p>
          </table:table-cell>
          <table:table-cell table:number-columns-repeated="1018"/>
        </table:table-row>
        <table:table-row table:style-name="ro1">
          <table:table-cell office:value-type="float" office:value="1475545127.843" calcext:value-type="float">
            <text:p>1475545127.843</text:p>
          </table:table-cell>
          <table:table-cell office:value-type="float" office:value="1.559743" calcext:value-type="float">
            <text:p>1.559743</text:p>
          </table:table-cell>
          <table:table-cell table:formula="of:=([.A486] / 86400) + 25569" office:value-type="date" office:date-value="2016-10-04T01:38:47.843" calcext:value-type="date">
            <text:p>2016-10-04 01:38:47.843</text:p>
          </table:table-cell>
          <table:table-cell table:formula="of:=[.C486]-(4/24)" office:value-type="time" office:time-value="PT1023525H38M47.843000041S" calcext:value-type="time">
            <text:p>21:38:48</text:p>
          </table:table-cell>
          <table:table-cell table:formula="of:=[.B486]/[.G$1]" office:value-type="float" office:value="0.0142964527956004" calcext:value-type="float">
            <text:p>0.0142964527956</text:p>
          </table:table-cell>
          <table:table-cell table:formula="of:=[.E486]*1000" office:value-type="float" office:value="14.2964527956004" calcext:value-type="float">
            <text:p>14.2964527956004</text:p>
          </table:table-cell>
          <table:table-cell table:number-columns-repeated="1018"/>
        </table:table-row>
        <table:table-row table:style-name="ro1">
          <table:table-cell office:value-type="float" office:value="1475545129.43" calcext:value-type="float">
            <text:p>1475545129.43</text:p>
          </table:table-cell>
          <table:table-cell office:value-type="float" office:value="1.500115" calcext:value-type="float">
            <text:p>1.500115</text:p>
          </table:table-cell>
          <table:table-cell table:formula="of:=([.A487] / 86400) + 25569" office:value-type="date" office:date-value="2016-10-04T01:38:49.43" calcext:value-type="date">
            <text:p>2016-10-04 01:38:49.430</text:p>
          </table:table-cell>
          <table:table-cell table:formula="of:=[.C487]-(4/24)" office:value-type="time" office:time-value="PT1023525H38M49.43000067S" calcext:value-type="time">
            <text:p>21:38:49</text:p>
          </table:table-cell>
          <table:table-cell table:formula="of:=[.B487]/[.G$1]" office:value-type="float" office:value="0.0137499083409716" calcext:value-type="float">
            <text:p>0.013749908340972</text:p>
          </table:table-cell>
          <table:table-cell table:formula="of:=[.E487]*1000" office:value-type="float" office:value="13.7499083409716" calcext:value-type="float">
            <text:p>13.7499083409716</text:p>
          </table:table-cell>
          <table:table-cell table:number-columns-repeated="1018"/>
        </table:table-row>
        <table:table-row table:style-name="ro1">
          <table:table-cell office:value-type="float" office:value="1475545130.72" calcext:value-type="float">
            <text:p>1475545130.72</text:p>
          </table:table-cell>
          <table:table-cell office:value-type="float" office:value="1.501654" calcext:value-type="float">
            <text:p>1.501654</text:p>
          </table:table-cell>
          <table:table-cell table:formula="of:=([.A488] / 86400) + 25569" office:value-type="date" office:date-value="2016-10-04T01:38:50.72" calcext:value-type="date">
            <text:p>2016-10-04 01:38:50.720</text:p>
          </table:table-cell>
          <table:table-cell table:formula="of:=[.C488]-(4/24)" office:value-type="time" office:time-value="PT1023525H38M50.720000714S" calcext:value-type="time">
            <text:p>21:38:51</text:p>
          </table:table-cell>
          <table:table-cell table:formula="of:=[.B488]/[.G$1]" office:value-type="float" office:value="0.0137640146654445" calcext:value-type="float">
            <text:p>0.013764014665445</text:p>
          </table:table-cell>
          <table:table-cell table:formula="of:=[.E488]*1000" office:value-type="float" office:value="13.7640146654445" calcext:value-type="float">
            <text:p>13.7640146654445</text:p>
          </table:table-cell>
          <table:table-cell table:number-columns-repeated="1018"/>
        </table:table-row>
        <table:table-row table:style-name="ro1">
          <table:table-cell office:value-type="float" office:value="1475545132.011" calcext:value-type="float">
            <text:p>1475545132.011</text:p>
          </table:table-cell>
          <table:table-cell office:value-type="float" office:value="1.503962" calcext:value-type="float">
            <text:p>1.503962</text:p>
          </table:table-cell>
          <table:table-cell table:formula="of:=([.A489] / 86400) + 25569" office:value-type="date" office:date-value="2016-10-04T01:38:52.011" calcext:value-type="date">
            <text:p>2016-10-04 01:38:52.011</text:p>
          </table:table-cell>
          <table:table-cell table:formula="of:=[.C489]-(4/24)" office:value-type="time" office:time-value="PT1023525H38M52.010999881S" calcext:value-type="time">
            <text:p>21:38:52</text:p>
          </table:table-cell>
          <table:table-cell table:formula="of:=[.B489]/[.G$1]" office:value-type="float" office:value="0.0137851695692026" calcext:value-type="float">
            <text:p>0.013785169569203</text:p>
          </table:table-cell>
          <table:table-cell table:formula="of:=[.E489]*1000" office:value-type="float" office:value="13.7851695692026" calcext:value-type="float">
            <text:p>13.7851695692026</text:p>
          </table:table-cell>
          <table:table-cell table:number-columns-repeated="1018"/>
        </table:table-row>
        <table:table-row table:style-name="ro1">
          <table:table-cell office:value-type="float" office:value="1475545133.301" calcext:value-type="float">
            <text:p>1475545133.301</text:p>
          </table:table-cell>
          <table:table-cell office:value-type="float" office:value="1.553002" calcext:value-type="float">
            <text:p>1.553002</text:p>
          </table:table-cell>
          <table:table-cell table:formula="of:=([.A490] / 86400) + 25569" office:value-type="date" office:date-value="2016-10-04T01:38:53.301" calcext:value-type="date">
            <text:p>2016-10-04 01:38:53.301</text:p>
          </table:table-cell>
          <table:table-cell table:formula="of:=[.C490]-(4/24)" office:value-type="time" office:time-value="PT1023525H38M53.300999925S" calcext:value-type="time">
            <text:p>21:38:53</text:p>
          </table:table-cell>
          <table:table-cell table:formula="of:=[.B490]/[.G$1]" office:value-type="float" office:value="0.0142346654445463" calcext:value-type="float">
            <text:p>0.014234665444546</text:p>
          </table:table-cell>
          <table:table-cell table:formula="of:=[.E490]*1000" office:value-type="float" office:value="14.2346654445463" calcext:value-type="float">
            <text:p>14.2346654445463</text:p>
          </table:table-cell>
          <table:table-cell table:number-columns-repeated="1018"/>
        </table:table-row>
        <table:table-row table:style-name="ro1">
          <table:table-cell office:value-type="float" office:value="1475545134.593" calcext:value-type="float">
            <text:p>1475545134.593</text:p>
          </table:table-cell>
          <table:table-cell office:value-type="float" office:value="1.60631" calcext:value-type="float">
            <text:p>1.60631</text:p>
          </table:table-cell>
          <table:table-cell table:formula="of:=([.A491] / 86400) + 25569" office:value-type="date" office:date-value="2016-10-04T01:38:54.593" calcext:value-type="date">
            <text:p>2016-10-04 01:38:54.593</text:p>
          </table:table-cell>
          <table:table-cell table:formula="of:=[.C491]-(4/24)" office:value-type="time" office:time-value="PT1023525H38M54.593000729S" calcext:value-type="time">
            <text:p>21:38:55</text:p>
          </table:table-cell>
          <table:table-cell table:formula="of:=[.B491]/[.G$1]" office:value-type="float" office:value="0.0147232813932172" calcext:value-type="float">
            <text:p>0.014723281393217</text:p>
          </table:table-cell>
          <table:table-cell table:formula="of:=[.E491]*1000" office:value-type="float" office:value="14.7232813932172" calcext:value-type="float">
            <text:p>14.7232813932172</text:p>
          </table:table-cell>
          <table:table-cell table:number-columns-repeated="1018"/>
        </table:table-row>
        <table:table-row table:style-name="ro1">
          <table:table-cell office:value-type="float" office:value="1475545135.885" calcext:value-type="float">
            <text:p>1475545135.885</text:p>
          </table:table-cell>
          <table:table-cell office:value-type="float" office:value="1.624739" calcext:value-type="float">
            <text:p>1.624739</text:p>
          </table:table-cell>
          <table:table-cell table:formula="of:=([.A492] / 86400) + 25569" office:value-type="date" office:date-value="2016-10-04T01:38:55.885" calcext:value-type="date">
            <text:p>2016-10-04 01:38:55.885</text:p>
          </table:table-cell>
          <table:table-cell table:formula="of:=[.C492]-(4/24)" office:value-type="time" office:time-value="PT1023525H38M55.885000275S" calcext:value-type="time">
            <text:p>21:38:56</text:p>
          </table:table-cell>
          <table:table-cell table:formula="of:=[.B492]/[.G$1]" office:value-type="float" office:value="0.0148921998166819" calcext:value-type="float">
            <text:p>0.014892199816682</text:p>
          </table:table-cell>
          <table:table-cell table:formula="of:=[.E492]*1000" office:value-type="float" office:value="14.8921998166819" calcext:value-type="float">
            <text:p>14.8921998166819</text:p>
          </table:table-cell>
          <table:table-cell table:number-columns-repeated="1018"/>
        </table:table-row>
        <table:table-row table:style-name="ro1">
          <table:table-cell office:value-type="float" office:value="1475545137.176" calcext:value-type="float">
            <text:p>1475545137.176</text:p>
          </table:table-cell>
          <table:table-cell office:value-type="float" office:value="1.626241" calcext:value-type="float">
            <text:p>1.626241</text:p>
          </table:table-cell>
          <table:table-cell table:formula="of:=([.A493] / 86400) + 25569" office:value-type="date" office:date-value="2016-10-04T01:38:57.176" calcext:value-type="date">
            <text:p>2016-10-04 01:38:57.176</text:p>
          </table:table-cell>
          <table:table-cell table:formula="of:=[.C493]-(4/24)" office:value-type="time" office:time-value="PT1023525H38M57.176000699S" calcext:value-type="time">
            <text:p>21:38:57</text:p>
          </table:table-cell>
          <table:table-cell table:formula="of:=[.B493]/[.G$1]" office:value-type="float" office:value="0.0149059670027498" calcext:value-type="float">
            <text:p>0.01490596700275</text:p>
          </table:table-cell>
          <table:table-cell table:formula="of:=[.E493]*1000" office:value-type="float" office:value="14.9059670027498" calcext:value-type="float">
            <text:p>14.9059670027498</text:p>
          </table:table-cell>
          <table:table-cell table:number-columns-repeated="1018"/>
        </table:table-row>
        <table:table-row table:style-name="ro1">
          <table:table-cell office:value-type="float" office:value="1475545138.863" calcext:value-type="float">
            <text:p>1475545138.863</text:p>
          </table:table-cell>
          <table:table-cell office:value-type="float" office:value="1.661431" calcext:value-type="float">
            <text:p>1.661431</text:p>
          </table:table-cell>
          <table:table-cell table:formula="of:=([.A494] / 86400) + 25569" office:value-type="date" office:date-value="2016-10-04T01:38:58.863" calcext:value-type="date">
            <text:p>2016-10-04 01:38:58.863</text:p>
          </table:table-cell>
          <table:table-cell table:formula="of:=[.C494]-(4/24)" office:value-type="time" office:time-value="PT1023525H38M58.862999529S" calcext:value-type="time">
            <text:p>21:38:59</text:p>
          </table:table-cell>
          <table:table-cell table:formula="of:=[.B494]/[.G$1]" office:value-type="float" office:value="0.0152285151237397" calcext:value-type="float">
            <text:p>0.01522851512374</text:p>
          </table:table-cell>
          <table:table-cell table:formula="of:=[.E494]*1000" office:value-type="float" office:value="15.2285151237397" calcext:value-type="float">
            <text:p>15.2285151237397</text:p>
          </table:table-cell>
          <table:table-cell table:number-columns-repeated="1018"/>
        </table:table-row>
        <table:table-row table:style-name="ro1">
          <table:table-cell office:value-type="float" office:value="1475545139.546" calcext:value-type="float">
            <text:p>1475545139.546</text:p>
          </table:table-cell>
          <table:table-cell office:value-type="float" office:value="1.690797" calcext:value-type="float">
            <text:p>1.690797</text:p>
          </table:table-cell>
          <table:table-cell table:formula="of:=([.A495] / 86400) + 25569" office:value-type="date" office:date-value="2016-10-04T01:38:59.546" calcext:value-type="date">
            <text:p>2016-10-04 01:38:59.546</text:p>
          </table:table-cell>
          <table:table-cell table:formula="of:=[.C495]-(4/24)" office:value-type="time" office:time-value="PT1023525H38M59.545999747S" calcext:value-type="time">
            <text:p>21:39:00</text:p>
          </table:table-cell>
          <table:table-cell table:formula="of:=[.B495]/[.G$1]" office:value-type="float" office:value="0.0154976810265811" calcext:value-type="float">
            <text:p>0.015497681026581</text:p>
          </table:table-cell>
          <table:table-cell table:formula="of:=[.E495]*1000" office:value-type="float" office:value="15.4976810265811" calcext:value-type="float">
            <text:p>15.4976810265811</text:p>
          </table:table-cell>
          <table:table-cell table:number-columns-repeated="1018"/>
        </table:table-row>
        <table:table-row table:style-name="ro1">
          <table:table-cell office:value-type="float" office:value="1475545140.836" calcext:value-type="float">
            <text:p>1475545140.836</text:p>
          </table:table-cell>
          <table:table-cell office:value-type="float" office:value="1.746431" calcext:value-type="float">
            <text:p>1.746431</text:p>
          </table:table-cell>
          <table:table-cell table:formula="of:=([.A496] / 86400) + 25569" office:value-type="date" office:date-value="2016-10-04T01:39:00.836" calcext:value-type="date">
            <text:p>2016-10-04 01:39:00.836</text:p>
          </table:table-cell>
          <table:table-cell table:formula="of:=[.C496]-(4/24)" office:value-type="time" office:time-value="PT1023525H39M00.835999791S" calcext:value-type="time">
            <text:p>21:39:01</text:p>
          </table:table-cell>
          <table:table-cell table:formula="of:=[.B496]/[.G$1]" office:value-type="float" office:value="0.0160076168652612" calcext:value-type="float">
            <text:p>0.016007616865261</text:p>
          </table:table-cell>
          <table:table-cell table:formula="of:=[.E496]*1000" office:value-type="float" office:value="16.0076168652612" calcext:value-type="float">
            <text:p>16.0076168652612</text:p>
          </table:table-cell>
          <table:table-cell table:number-columns-repeated="1018"/>
        </table:table-row>
        <table:table-row table:style-name="ro1">
          <table:table-cell office:value-type="float" office:value="1475545142.128" calcext:value-type="float">
            <text:p>1475545142.128</text:p>
          </table:table-cell>
          <table:table-cell office:value-type="float" office:value="1.757459" calcext:value-type="float">
            <text:p>1.757459</text:p>
          </table:table-cell>
          <table:table-cell table:formula="of:=([.A497] / 86400) + 25569" office:value-type="date" office:date-value="2016-10-04T01:39:02.128" calcext:value-type="date">
            <text:p>2016-10-04 01:39:02.128</text:p>
          </table:table-cell>
          <table:table-cell table:formula="of:=[.C497]-(4/24)" office:value-type="time" office:time-value="PT1023525H39M02.128000595S" calcext:value-type="time">
            <text:p>21:39:02</text:p>
          </table:table-cell>
          <table:table-cell table:formula="of:=[.B497]/[.G$1]" office:value-type="float" office:value="0.0161086984417965" calcext:value-type="float">
            <text:p>0.016108698441797</text:p>
          </table:table-cell>
          <table:table-cell table:formula="of:=[.E497]*1000" office:value-type="float" office:value="16.1086984417965" calcext:value-type="float">
            <text:p>16.1086984417965</text:p>
          </table:table-cell>
          <table:table-cell table:number-columns-repeated="1018"/>
        </table:table-row>
        <table:table-row table:style-name="ro1">
          <table:table-cell office:value-type="float" office:value="1475545143.42" calcext:value-type="float">
            <text:p>1475545143.42</text:p>
          </table:table-cell>
          <table:table-cell office:value-type="float" office:value="1.757386" calcext:value-type="float">
            <text:p>1.757386</text:p>
          </table:table-cell>
          <table:table-cell table:formula="of:=([.A498] / 86400) + 25569" office:value-type="date" office:date-value="2016-10-04T01:39:03.42" calcext:value-type="date">
            <text:p>2016-10-04 01:39:03.420</text:p>
          </table:table-cell>
          <table:table-cell table:formula="of:=[.C498]-(4/24)" office:value-type="time" office:time-value="PT1023525H39M03.420000141S" calcext:value-type="time">
            <text:p>21:39:03</text:p>
          </table:table-cell>
          <table:table-cell table:formula="of:=[.B498]/[.G$1]" office:value-type="float" office:value="0.0161080293308891" calcext:value-type="float">
            <text:p>0.016108029330889</text:p>
          </table:table-cell>
          <table:table-cell table:formula="of:=[.E498]*1000" office:value-type="float" office:value="16.1080293308891" calcext:value-type="float">
            <text:p>16.1080293308891</text:p>
          </table:table-cell>
          <table:table-cell table:number-columns-repeated="1018"/>
        </table:table-row>
        <table:table-row table:style-name="ro1">
          <table:table-cell office:value-type="float" office:value="1475545144.716" calcext:value-type="float">
            <text:p>1475545144.716</text:p>
          </table:table-cell>
          <table:table-cell office:value-type="float" office:value="1.678798" calcext:value-type="float">
            <text:p>1.678798</text:p>
          </table:table-cell>
          <table:table-cell table:formula="of:=([.A499] / 86400) + 25569" office:value-type="date" office:date-value="2016-10-04T01:39:04.716" calcext:value-type="date">
            <text:p>2016-10-04 01:39:04.716</text:p>
          </table:table-cell>
          <table:table-cell table:formula="of:=[.C499]-(4/24)" office:value-type="time" office:time-value="PT1023525H39M04.716000371S" calcext:value-type="time">
            <text:p>21:39:05</text:p>
          </table:table-cell>
          <table:table-cell table:formula="of:=[.B499]/[.G$1]" office:value-type="float" office:value="0.0153876993583868" calcext:value-type="float">
            <text:p>0.015387699358387</text:p>
          </table:table-cell>
          <table:table-cell table:formula="of:=[.E499]*1000" office:value-type="float" office:value="15.3876993583868" calcext:value-type="float">
            <text:p>15.3876993583868</text:p>
          </table:table-cell>
          <table:table-cell table:number-columns-repeated="1018"/>
        </table:table-row>
        <table:table-row table:style-name="ro1">
          <table:table-cell office:value-type="float" office:value="1475545146.008" calcext:value-type="float">
            <text:p>1475545146.008</text:p>
          </table:table-cell>
          <table:table-cell office:value-type="float" office:value="1.51085" calcext:value-type="float">
            <text:p>1.51085</text:p>
          </table:table-cell>
          <table:table-cell table:formula="of:=([.A500] / 86400) + 25569" office:value-type="date" office:date-value="2016-10-04T01:39:06.007999" calcext:value-type="date">
            <text:p>2016-10-04 01:39:06.008</text:p>
          </table:table-cell>
          <table:table-cell table:formula="of:=[.C500]-(4/24)" office:value-type="time" office:time-value="PT1023525H39M06.007999498S" calcext:value-type="time">
            <text:p>21:39:06</text:p>
          </table:table-cell>
          <table:table-cell table:formula="of:=[.B500]/[.G$1]" office:value-type="float" office:value="0.0138483043079743" calcext:value-type="float">
            <text:p>0.013848304307974</text:p>
          </table:table-cell>
          <table:table-cell table:formula="of:=[.E500]*1000" office:value-type="float" office:value="13.8483043079743" calcext:value-type="float">
            <text:p>13.8483043079743</text:p>
          </table:table-cell>
          <table:table-cell table:number-columns-repeated="1018"/>
        </table:table-row>
        <table:table-row table:style-name="ro1">
          <table:table-cell office:value-type="float" office:value="1475545147.3" calcext:value-type="float">
            <text:p>1475545147.3</text:p>
          </table:table-cell>
          <table:table-cell office:value-type="float" office:value="1.365984" calcext:value-type="float">
            <text:p>1.365984</text:p>
          </table:table-cell>
          <table:table-cell table:formula="of:=([.A501] / 86400) + 25569" office:value-type="date" office:date-value="2016-10-04T01:39:07.3" calcext:value-type="date">
            <text:p>2016-10-04 01:39:07.300</text:p>
          </table:table-cell>
          <table:table-cell table:formula="of:=[.C501]-(4/24)" office:value-type="time" office:time-value="PT1023525H39M07.300000302S" calcext:value-type="time">
            <text:p>21:39:07</text:p>
          </table:table-cell>
          <table:table-cell table:formula="of:=[.B501]/[.G$1]" office:value-type="float" office:value="0.0125204766269478" calcext:value-type="float">
            <text:p>0.012520476626948</text:p>
          </table:table-cell>
          <table:table-cell table:formula="of:=[.E501]*1000" office:value-type="float" office:value="12.5204766269478" calcext:value-type="float">
            <text:p>12.5204766269478</text:p>
          </table:table-cell>
          <table:table-cell table:number-columns-repeated="1018"/>
        </table:table-row>
        <table:table-row table:style-name="ro1">
          <table:table-cell office:value-type="float" office:value="1475545148.94" calcext:value-type="float">
            <text:p>1475545148.94</text:p>
          </table:table-cell>
          <table:table-cell office:value-type="float" office:value="1.362797" calcext:value-type="float">
            <text:p>1.362797</text:p>
          </table:table-cell>
          <table:table-cell table:formula="of:=([.A502] / 86400) + 25569" office:value-type="date" office:date-value="2016-10-04T01:39:08.94" calcext:value-type="date">
            <text:p>2016-10-04 01:39:08.940</text:p>
          </table:table-cell>
          <table:table-cell table:formula="of:=[.C502]-(4/24)" office:value-type="time" office:time-value="PT1023525H39M08.940000124S" calcext:value-type="time">
            <text:p>21:39:09</text:p>
          </table:table-cell>
          <table:table-cell table:formula="of:=[.B502]/[.G$1]" office:value-type="float" office:value="0.0124912648945921" calcext:value-type="float">
            <text:p>0.012491264894592</text:p>
          </table:table-cell>
          <table:table-cell table:formula="of:=[.E502]*1000" office:value-type="float" office:value="12.4912648945921" calcext:value-type="float">
            <text:p>12.4912648945921</text:p>
          </table:table-cell>
          <table:table-cell table:number-columns-repeated="1018"/>
        </table:table-row>
        <table:table-row table:style-name="ro1">
          <table:table-cell office:value-type="float" office:value="1475545150.261" calcext:value-type="float">
            <text:p>1475545150.261</text:p>
          </table:table-cell>
          <table:table-cell office:value-type="float" office:value="1.353802" calcext:value-type="float">
            <text:p>1.353802</text:p>
          </table:table-cell>
          <table:table-cell table:formula="of:=([.A503] / 86400) + 25569" office:value-type="date" office:date-value="2016-10-04T01:39:10.261" calcext:value-type="date">
            <text:p>2016-10-04 01:39:10.261</text:p>
          </table:table-cell>
          <table:table-cell table:formula="of:=[.C503]-(4/24)" office:value-type="time" office:time-value="PT1023525H39M10.261000637S" calcext:value-type="time">
            <text:p>21:39:10</text:p>
          </table:table-cell>
          <table:table-cell table:formula="of:=[.B503]/[.G$1]" office:value-type="float" office:value="0.0124088175985335" calcext:value-type="float">
            <text:p>0.012408817598534</text:p>
          </table:table-cell>
          <table:table-cell table:formula="of:=[.E503]*1000" office:value-type="float" office:value="12.4088175985335" calcext:value-type="float">
            <text:p>12.4088175985335</text:p>
          </table:table-cell>
          <table:table-cell table:number-columns-repeated="1018"/>
        </table:table-row>
        <table:table-row table:style-name="ro1">
          <table:table-cell office:value-type="float" office:value="1475545151.553" calcext:value-type="float">
            <text:p>1475545151.553</text:p>
          </table:table-cell>
          <table:table-cell office:value-type="float" office:value="1.277816" calcext:value-type="float">
            <text:p>1.277816</text:p>
          </table:table-cell>
          <table:table-cell table:formula="of:=([.A504] / 86400) + 25569" office:value-type="date" office:date-value="2016-10-04T01:39:11.553" calcext:value-type="date">
            <text:p>2016-10-04 01:39:11.553</text:p>
          </table:table-cell>
          <table:table-cell table:formula="of:=[.C504]-(4/24)" office:value-type="time" office:time-value="PT1023525H39M11.553000184S" calcext:value-type="time">
            <text:p>21:39:12</text:p>
          </table:table-cell>
          <table:table-cell table:formula="of:=[.B504]/[.G$1]" office:value-type="float" office:value="0.0117123373052246" calcext:value-type="float">
            <text:p>0.011712337305225</text:p>
          </table:table-cell>
          <table:table-cell table:formula="of:=[.E504]*1000" office:value-type="float" office:value="11.7123373052246" calcext:value-type="float">
            <text:p>11.7123373052246</text:p>
          </table:table-cell>
          <table:table-cell table:number-columns-repeated="1018"/>
        </table:table-row>
        <table:table-row table:style-name="ro1">
          <table:table-cell office:value-type="float" office:value="1475545152.845" calcext:value-type="float">
            <text:p>1475545152.845</text:p>
          </table:table-cell>
          <table:table-cell office:value-type="float" office:value="1.211135" calcext:value-type="float">
            <text:p>1.211135</text:p>
          </table:table-cell>
          <table:table-cell table:formula="of:=([.A505] / 86400) + 25569" office:value-type="date" office:date-value="2016-10-04T01:39:12.845" calcext:value-type="date">
            <text:p>2016-10-04 01:39:12.845</text:p>
          </table:table-cell>
          <table:table-cell table:formula="of:=[.C505]-(4/24)" office:value-type="time" office:time-value="PT1023525H39M12.844999731S" calcext:value-type="time">
            <text:p>21:39:13</text:p>
          </table:table-cell>
          <table:table-cell table:formula="of:=[.B505]/[.G$1]" office:value-type="float" office:value="0.0111011457378552" calcext:value-type="float">
            <text:p>0.011101145737855</text:p>
          </table:table-cell>
          <table:table-cell table:formula="of:=[.E505]*1000" office:value-type="float" office:value="11.1011457378552" calcext:value-type="float">
            <text:p>11.1011457378552</text:p>
          </table:table-cell>
          <table:table-cell table:number-columns-repeated="1018"/>
        </table:table-row>
        <table:table-row table:style-name="ro1">
          <table:table-cell office:value-type="float" office:value="1475545154.136" calcext:value-type="float">
            <text:p>1475545154.136</text:p>
          </table:table-cell>
          <table:table-cell office:value-type="float" office:value="1.204723" calcext:value-type="float">
            <text:p>1.204723</text:p>
          </table:table-cell>
          <table:table-cell table:formula="of:=([.A506] / 86400) + 25569" office:value-type="date" office:date-value="2016-10-04T01:39:14.136" calcext:value-type="date">
            <text:p>2016-10-04 01:39:14.136</text:p>
          </table:table-cell>
          <table:table-cell table:formula="of:=[.C506]-(4/24)" office:value-type="time" office:time-value="PT1023525H39M14.136000155S" calcext:value-type="time">
            <text:p>21:39:14</text:p>
          </table:table-cell>
          <table:table-cell table:formula="of:=[.B506]/[.G$1]" office:value-type="float" office:value="0.0110423739688359" calcext:value-type="float">
            <text:p>0.011042373968836</text:p>
          </table:table-cell>
          <table:table-cell table:formula="of:=[.E506]*1000" office:value-type="float" office:value="11.0423739688359" calcext:value-type="float">
            <text:p>11.0423739688359</text:p>
          </table:table-cell>
          <table:table-cell table:number-columns-repeated="1018"/>
        </table:table-row>
        <table:table-row table:style-name="ro1">
          <table:table-cell office:value-type="float" office:value="1475545155.428" calcext:value-type="float">
            <text:p>1475545155.428</text:p>
          </table:table-cell>
          <table:table-cell office:value-type="float" office:value="1.205438" calcext:value-type="float">
            <text:p>1.205438</text:p>
          </table:table-cell>
          <table:table-cell table:formula="of:=([.A507] / 86400) + 25569" office:value-type="date" office:date-value="2016-10-04T01:39:15.428" calcext:value-type="date">
            <text:p>2016-10-04 01:39:15.428</text:p>
          </table:table-cell>
          <table:table-cell table:formula="of:=[.C507]-(4/24)" office:value-type="time" office:time-value="PT1023525H39M15.427999701S" calcext:value-type="time">
            <text:p>21:39:15</text:p>
          </table:table-cell>
          <table:table-cell table:formula="of:=[.B507]/[.G$1]" office:value-type="float" office:value="0.0110489275893676" calcext:value-type="float">
            <text:p>0.011048927589368</text:p>
          </table:table-cell>
          <table:table-cell table:formula="of:=[.E507]*1000" office:value-type="float" office:value="11.0489275893676" calcext:value-type="float">
            <text:p>11.0489275893676</text:p>
          </table:table-cell>
          <table:table-cell table:number-columns-repeated="1018"/>
        </table:table-row>
        <table:table-row table:style-name="ro1">
          <table:table-cell office:value-type="float" office:value="1475545156.681" calcext:value-type="float">
            <text:p>1475545156.681</text:p>
          </table:table-cell>
          <table:table-cell office:value-type="float" office:value="1.215092" calcext:value-type="float">
            <text:p>1.215092</text:p>
          </table:table-cell>
          <table:table-cell table:formula="of:=([.A508] / 86400) + 25569" office:value-type="date" office:date-value="2016-10-04T01:39:16.681" calcext:value-type="date">
            <text:p>2016-10-04 01:39:16.681</text:p>
          </table:table-cell>
          <table:table-cell table:formula="of:=[.C508]-(4/24)" office:value-type="time" office:time-value="PT1023525H39M16.681000348S" calcext:value-type="time">
            <text:p>21:39:17</text:p>
          </table:table-cell>
          <table:table-cell table:formula="of:=[.B508]/[.G$1]" office:value-type="float" office:value="0.0111374152153987" calcext:value-type="float">
            <text:p>0.011137415215399</text:p>
          </table:table-cell>
          <table:table-cell table:formula="of:=[.E508]*1000" office:value-type="float" office:value="11.1374152153987" calcext:value-type="float">
            <text:p>11.1374152153987</text:p>
          </table:table-cell>
          <table:table-cell table:number-columns-repeated="1018"/>
        </table:table-row>
        <table:table-row table:style-name="ro1">
          <table:table-cell office:value-type="float" office:value="1475545158.036" calcext:value-type="float">
            <text:p>1475545158.036</text:p>
          </table:table-cell>
          <table:table-cell office:value-type="float" office:value="1.232073" calcext:value-type="float">
            <text:p>1.232073</text:p>
          </table:table-cell>
          <table:table-cell table:formula="of:=([.A509] / 86400) + 25569" office:value-type="date" office:date-value="2016-10-04T01:39:18.036" calcext:value-type="date">
            <text:p>2016-10-04 01:39:18.036</text:p>
          </table:table-cell>
          <table:table-cell table:formula="of:=[.C509]-(4/24)" office:value-type="time" office:time-value="PT1023525H39M18.036000375S" calcext:value-type="time">
            <text:p>21:39:18</text:p>
          </table:table-cell>
          <table:table-cell table:formula="of:=[.B509]/[.G$1]" office:value-type="float" office:value="0.011293061411549" calcext:value-type="float">
            <text:p>0.011293061411549</text:p>
          </table:table-cell>
          <table:table-cell table:formula="of:=[.E509]*1000" office:value-type="float" office:value="11.293061411549" calcext:value-type="float">
            <text:p>11.293061411549</text:p>
          </table:table-cell>
          <table:table-cell table:number-columns-repeated="1018"/>
        </table:table-row>
        <table:table-row table:style-name="ro1">
          <table:table-cell office:value-type="float" office:value="1475545159.658" calcext:value-type="float">
            <text:p>1475545159.658</text:p>
          </table:table-cell>
          <table:table-cell office:value-type="float" office:value="1.240811" calcext:value-type="float">
            <text:p>1.240811</text:p>
          </table:table-cell>
          <table:table-cell table:formula="of:=([.A510] / 86400) + 25569" office:value-type="date" office:date-value="2016-10-04T01:39:19.658" calcext:value-type="date">
            <text:p>2016-10-04 01:39:19.658</text:p>
          </table:table-cell>
          <table:table-cell table:formula="of:=[.C510]-(4/24)" office:value-type="time" office:time-value="PT1023525H39M19.658000059S" calcext:value-type="time">
            <text:p>21:39:20</text:p>
          </table:table-cell>
          <table:table-cell table:formula="of:=[.B510]/[.G$1]" office:value-type="float" office:value="0.0113731530705775" calcext:value-type="float">
            <text:p>0.011373153070578</text:p>
          </table:table-cell>
          <table:table-cell table:formula="of:=[.E510]*1000" office:value-type="float" office:value="11.3731530705775" calcext:value-type="float">
            <text:p>11.3731530705775</text:p>
          </table:table-cell>
          <table:table-cell table:number-columns-repeated="1018"/>
        </table:table-row>
        <table:table-row table:style-name="ro1">
          <table:table-cell office:value-type="float" office:value="1475545160.955" calcext:value-type="float">
            <text:p>1475545160.955</text:p>
          </table:table-cell>
          <table:table-cell office:value-type="float" office:value="1.238943" calcext:value-type="float">
            <text:p>1.238943</text:p>
          </table:table-cell>
          <table:table-cell table:formula="of:=([.A511] / 86400) + 25569" office:value-type="date" office:date-value="2016-10-04T01:39:20.955" calcext:value-type="date">
            <text:p>2016-10-04 01:39:20.955</text:p>
          </table:table-cell>
          <table:table-cell table:formula="of:=[.C511]-(4/24)" office:value-type="time" office:time-value="PT1023525H39M20.955000669S" calcext:value-type="time">
            <text:p>21:39:21</text:p>
          </table:table-cell>
          <table:table-cell table:formula="of:=[.B511]/[.G$1]" office:value-type="float" office:value="0.0113560311640697" calcext:value-type="float">
            <text:p>0.01135603116407</text:p>
          </table:table-cell>
          <table:table-cell table:formula="of:=[.E511]*1000" office:value-type="float" office:value="11.3560311640697" calcext:value-type="float">
            <text:p>11.3560311640697</text:p>
          </table:table-cell>
          <table:table-cell table:number-columns-repeated="1018"/>
        </table:table-row>
        <table:table-row table:style-name="ro1">
          <table:table-cell office:value-type="float" office:value="1475545162.246" calcext:value-type="float">
            <text:p>1475545162.246</text:p>
          </table:table-cell>
          <table:table-cell office:value-type="float" office:value="1.322495" calcext:value-type="float">
            <text:p>1.322495</text:p>
          </table:table-cell>
          <table:table-cell table:formula="of:=([.A512] / 86400) + 25569" office:value-type="date" office:date-value="2016-10-04T01:39:22.246" calcext:value-type="date">
            <text:p>2016-10-04 01:39:22.246</text:p>
          </table:table-cell>
          <table:table-cell table:formula="of:=[.C512]-(4/24)" office:value-type="time" office:time-value="PT1023525H39M22.245999835S" calcext:value-type="time">
            <text:p>21:39:22</text:p>
          </table:table-cell>
          <table:table-cell table:formula="of:=[.B512]/[.G$1]" office:value-type="float" office:value="0.0121218606782768" calcext:value-type="float">
            <text:p>0.012121860678277</text:p>
          </table:table-cell>
          <table:table-cell table:formula="of:=[.E512]*1000" office:value-type="float" office:value="12.1218606782768" calcext:value-type="float">
            <text:p>12.1218606782768</text:p>
          </table:table-cell>
          <table:table-cell table:number-columns-repeated="1018"/>
        </table:table-row>
        <table:table-row table:style-name="ro1">
          <table:table-cell office:value-type="float" office:value="1475545163.538" calcext:value-type="float">
            <text:p>1475545163.538</text:p>
          </table:table-cell>
          <table:table-cell office:value-type="float" office:value="1.496836" calcext:value-type="float">
            <text:p>1.496836</text:p>
          </table:table-cell>
          <table:table-cell table:formula="of:=([.A513] / 86400) + 25569" office:value-type="date" office:date-value="2016-10-04T01:39:23.538" calcext:value-type="date">
            <text:p>2016-10-04 01:39:23.538</text:p>
          </table:table-cell>
          <table:table-cell table:formula="of:=[.C513]-(4/24)" office:value-type="time" office:time-value="PT1023525H39M23.53800064S" calcext:value-type="time">
            <text:p>21:39:24</text:p>
          </table:table-cell>
          <table:table-cell table:formula="of:=[.B513]/[.G$1]" office:value-type="float" office:value="0.0137198533455545" calcext:value-type="float">
            <text:p>0.013719853345555</text:p>
          </table:table-cell>
          <table:table-cell table:formula="of:=[.E513]*1000" office:value-type="float" office:value="13.7198533455545" calcext:value-type="float">
            <text:p>13.7198533455545</text:p>
          </table:table-cell>
          <table:table-cell table:number-columns-repeated="1018"/>
        </table:table-row>
        <table:table-row table:style-name="ro1">
          <table:table-cell office:value-type="float" office:value="1475545164.831" calcext:value-type="float">
            <text:p>1475545164.831</text:p>
          </table:table-cell>
          <table:table-cell office:value-type="float" office:value="1.635345" calcext:value-type="float">
            <text:p>1.635345</text:p>
          </table:table-cell>
          <table:table-cell table:formula="of:=([.A514] / 86400) + 25569" office:value-type="date" office:date-value="2016-10-04T01:39:24.831" calcext:value-type="date">
            <text:p>2016-10-04 01:39:24.831</text:p>
          </table:table-cell>
          <table:table-cell table:formula="of:=[.C514]-(4/24)" office:value-type="time" office:time-value="PT1023525H39M24.831000566S" calcext:value-type="time">
            <text:p>21:39:25</text:p>
          </table:table-cell>
          <table:table-cell table:formula="of:=[.B514]/[.G$1]" office:value-type="float" office:value="0.0149894133822181" calcext:value-type="float">
            <text:p>0.014989413382218</text:p>
          </table:table-cell>
          <table:table-cell table:formula="of:=[.E514]*1000" office:value-type="float" office:value="14.9894133822181" calcext:value-type="float">
            <text:p>14.9894133822181</text:p>
          </table:table-cell>
          <table:table-cell table:number-columns-repeated="1018"/>
        </table:table-row>
        <table:table-row table:style-name="ro1">
          <table:table-cell office:value-type="float" office:value="1475545166.123" calcext:value-type="float">
            <text:p>1475545166.123</text:p>
          </table:table-cell>
          <table:table-cell office:value-type="float" office:value="1.631462" calcext:value-type="float">
            <text:p>1.631462</text:p>
          </table:table-cell>
          <table:table-cell table:formula="of:=([.A515] / 86400) + 25569" office:value-type="date" office:date-value="2016-10-04T01:39:26.123" calcext:value-type="date">
            <text:p>2016-10-04 01:39:26.123</text:p>
          </table:table-cell>
          <table:table-cell table:formula="of:=[.C515]-(4/24)" office:value-type="time" office:time-value="PT1023525H39M26.123000113S" calcext:value-type="time">
            <text:p>21:39:26</text:p>
          </table:table-cell>
          <table:table-cell table:formula="of:=[.B515]/[.G$1]" office:value-type="float" office:value="0.0149538221814849" calcext:value-type="float">
            <text:p>0.014953822181485</text:p>
          </table:table-cell>
          <table:table-cell table:formula="of:=[.E515]*1000" office:value-type="float" office:value="14.9538221814849" calcext:value-type="float">
            <text:p>14.9538221814849</text:p>
          </table:table-cell>
          <table:table-cell table:number-columns-repeated="1018"/>
        </table:table-row>
        <table:table-row table:style-name="ro1">
          <table:table-cell office:value-type="float" office:value="1475545167.478" calcext:value-type="float">
            <text:p>1475545167.478</text:p>
          </table:table-cell>
          <table:table-cell office:value-type="float" office:value="1.630509" calcext:value-type="float">
            <text:p>1.630509</text:p>
          </table:table-cell>
          <table:table-cell table:formula="of:=([.A516] / 86400) + 25569" office:value-type="date" office:date-value="2016-10-04T01:39:27.478" calcext:value-type="date">
            <text:p>2016-10-04 01:39:27.478</text:p>
          </table:table-cell>
          <table:table-cell table:formula="of:=[.C516]-(4/24)" office:value-type="time" office:time-value="PT1023525H39M27.477999721S" calcext:value-type="time">
            <text:p>21:39:27</text:p>
          </table:table-cell>
          <table:table-cell table:formula="of:=[.B516]/[.G$1]" office:value-type="float" office:value="0.014945087076077" calcext:value-type="float">
            <text:p>0.014945087076077</text:p>
          </table:table-cell>
          <table:table-cell table:formula="of:=[.E516]*1000" office:value-type="float" office:value="14.945087076077" calcext:value-type="float">
            <text:p>14.945087076077</text:p>
          </table:table-cell>
          <table:table-cell table:number-columns-repeated="1018"/>
        </table:table-row>
        <table:table-row table:style-name="ro1">
          <table:table-cell office:value-type="float" office:value="1475545169.093" calcext:value-type="float">
            <text:p>1475545169.093</text:p>
          </table:table-cell>
          <table:table-cell office:value-type="float" office:value="1.565972" calcext:value-type="float">
            <text:p>1.565972</text:p>
          </table:table-cell>
          <table:table-cell table:formula="of:=([.A517] / 86400) + 25569" office:value-type="date" office:date-value="2016-10-04T01:39:29.093" calcext:value-type="date">
            <text:p>2016-10-04 01:39:29.093</text:p>
          </table:table-cell>
          <table:table-cell table:formula="of:=[.C517]-(4/24)" office:value-type="time" office:time-value="PT1023525H39M29.093000097S" calcext:value-type="time">
            <text:p>21:39:29</text:p>
          </table:table-cell>
          <table:table-cell table:formula="of:=[.B517]/[.G$1]" office:value-type="float" office:value="0.0143535472043996" calcext:value-type="float">
            <text:p>0.0143535472044</text:p>
          </table:table-cell>
          <table:table-cell table:formula="of:=[.E517]*1000" office:value-type="float" office:value="14.3535472043996" calcext:value-type="float">
            <text:p>14.3535472043996</text:p>
          </table:table-cell>
          <table:table-cell table:number-columns-repeated="1018"/>
        </table:table-row>
        <table:table-row table:style-name="ro1">
          <table:table-cell office:value-type="float" office:value="1475545170.385" calcext:value-type="float">
            <text:p>1475545170.385</text:p>
          </table:table-cell>
          <table:table-cell office:value-type="float" office:value="1.509037" calcext:value-type="float">
            <text:p>1.509037</text:p>
          </table:table-cell>
          <table:table-cell table:formula="of:=([.A518] / 86400) + 25569" office:value-type="date" office:date-value="2016-10-04T01:39:30.385" calcext:value-type="date">
            <text:p>2016-10-04 01:39:30.385</text:p>
          </table:table-cell>
          <table:table-cell table:formula="of:=[.C518]-(4/24)" office:value-type="time" office:time-value="PT1023525H39M30.384999644S" calcext:value-type="time">
            <text:p>21:39:30</text:p>
          </table:table-cell>
          <table:table-cell table:formula="of:=[.B518]/[.G$1]" office:value-type="float" office:value="0.0138316865261228" calcext:value-type="float">
            <text:p>0.013831686526123</text:p>
          </table:table-cell>
          <table:table-cell table:formula="of:=[.E518]*1000" office:value-type="float" office:value="13.8316865261228" calcext:value-type="float">
            <text:p>13.8316865261228</text:p>
          </table:table-cell>
          <table:table-cell table:number-columns-repeated="1018"/>
        </table:table-row>
        <table:table-row table:style-name="ro1">
          <table:table-cell office:value-type="float" office:value="1475545171.678" calcext:value-type="float">
            <text:p>1475545171.678</text:p>
          </table:table-cell>
          <table:table-cell office:value-type="float" office:value="1.501947" calcext:value-type="float">
            <text:p>1.501947</text:p>
          </table:table-cell>
          <table:table-cell table:formula="of:=([.A519] / 86400) + 25569" office:value-type="date" office:date-value="2016-10-04T01:39:31.678" calcext:value-type="date">
            <text:p>2016-10-04 01:39:31.678</text:p>
          </table:table-cell>
          <table:table-cell table:formula="of:=[.C519]-(4/24)" office:value-type="time" office:time-value="PT1023525H39M31.677999571S" calcext:value-type="time">
            <text:p>21:39:32</text:p>
          </table:table-cell>
          <table:table-cell table:formula="of:=[.B519]/[.G$1]" office:value-type="float" office:value="0.0137667002749771" calcext:value-type="float">
            <text:p>0.013766700274977</text:p>
          </table:table-cell>
          <table:table-cell table:formula="of:=[.E519]*1000" office:value-type="float" office:value="13.7667002749771" calcext:value-type="float">
            <text:p>13.7667002749771</text:p>
          </table:table-cell>
          <table:table-cell table:number-columns-repeated="1018"/>
        </table:table-row>
        <table:table-row table:style-name="ro1">
          <table:table-cell office:value-type="float" office:value="1475545172.97" calcext:value-type="float">
            <text:p>1475545172.97</text:p>
          </table:table-cell>
          <table:table-cell office:value-type="float" office:value="1.503229" calcext:value-type="float">
            <text:p>1.503229</text:p>
          </table:table-cell>
          <table:table-cell table:formula="of:=([.A520] / 86400) + 25569" office:value-type="date" office:date-value="2016-10-04T01:39:32.97" calcext:value-type="date">
            <text:p>2016-10-04 01:39:32.970</text:p>
          </table:table-cell>
          <table:table-cell table:formula="of:=[.C520]-(4/24)" office:value-type="time" office:time-value="PT1023525H39M32.970000375S" calcext:value-type="time">
            <text:p>21:39:33</text:p>
          </table:table-cell>
          <table:table-cell table:formula="of:=[.B520]/[.G$1]" office:value-type="float" office:value="0.0137784509624198" calcext:value-type="float">
            <text:p>0.01377845096242</text:p>
          </table:table-cell>
          <table:table-cell table:formula="of:=[.E520]*1000" office:value-type="float" office:value="13.7784509624198" calcext:value-type="float">
            <text:p>13.7784509624198</text:p>
          </table:table-cell>
          <table:table-cell table:number-columns-repeated="1018"/>
        </table:table-row>
        <table:table-row table:style-name="ro1">
          <table:table-cell office:value-type="float" office:value="1475545174.26" calcext:value-type="float">
            <text:p>1475545174.26</text:p>
          </table:table-cell>
          <table:table-cell office:value-type="float" office:value="1.534372" calcext:value-type="float">
            <text:p>1.534372</text:p>
          </table:table-cell>
          <table:table-cell table:formula="of:=([.A521] / 86400) + 25569" office:value-type="date" office:date-value="2016-10-04T01:39:34.26" calcext:value-type="date">
            <text:p>2016-10-04 01:39:34.260</text:p>
          </table:table-cell>
          <table:table-cell table:formula="of:=[.C521]-(4/24)" office:value-type="time" office:time-value="PT1023525H39M34.260000419S" calcext:value-type="time">
            <text:p>21:39:34</text:p>
          </table:table-cell>
          <table:table-cell table:formula="of:=[.B521]/[.G$1]" office:value-type="float" office:value="0.0140639046746104" calcext:value-type="float">
            <text:p>0.014063904674611</text:p>
          </table:table-cell>
          <table:table-cell table:formula="of:=[.E521]*1000" office:value-type="float" office:value="14.0639046746104" calcext:value-type="float">
            <text:p>14.0639046746104</text:p>
          </table:table-cell>
          <table:table-cell table:number-columns-repeated="1018"/>
        </table:table-row>
        <table:table-row table:style-name="ro1">
          <table:table-cell office:value-type="float" office:value="1475545175.551" calcext:value-type="float">
            <text:p>1475545175.551</text:p>
          </table:table-cell>
          <table:table-cell office:value-type="float" office:value="1.587405" calcext:value-type="float">
            <text:p>1.587405</text:p>
          </table:table-cell>
          <table:table-cell table:formula="of:=([.A522] / 86400) + 25569" office:value-type="date" office:date-value="2016-10-04T01:39:35.551" calcext:value-type="date">
            <text:p>2016-10-04 01:39:35.551</text:p>
          </table:table-cell>
          <table:table-cell table:formula="of:=[.C522]-(4/24)" office:value-type="time" office:time-value="PT1023525H39M35.551000424S" calcext:value-type="time">
            <text:p>21:39:36</text:p>
          </table:table-cell>
          <table:table-cell table:formula="of:=[.B522]/[.G$1]" office:value-type="float" office:value="0.01455" calcext:value-type="float">
            <text:p>0.01455</text:p>
          </table:table-cell>
          <table:table-cell table:formula="of:=[.E522]*1000" office:value-type="float" office:value="14.55" calcext:value-type="float">
            <text:p>14.55</text:p>
          </table:table-cell>
          <table:table-cell table:number-columns-repeated="1018"/>
        </table:table-row>
        <table:table-row table:style-name="ro1">
          <table:table-cell office:value-type="float" office:value="1475545176.848" calcext:value-type="float">
            <text:p>1475545176.848</text:p>
          </table:table-cell>
          <table:table-cell office:value-type="float" office:value="1.626442" calcext:value-type="float">
            <text:p>1.626442</text:p>
          </table:table-cell>
          <table:table-cell table:formula="of:=([.A523] / 86400) + 25569" office:value-type="date" office:date-value="2016-10-04T01:39:36.848" calcext:value-type="date">
            <text:p>2016-10-04 01:39:36.848</text:p>
          </table:table-cell>
          <table:table-cell table:formula="of:=[.C523]-(4/24)" office:value-type="time" office:time-value="PT1023525H39M36.848000195S" calcext:value-type="time">
            <text:p>21:39:37</text:p>
          </table:table-cell>
          <table:table-cell table:formula="of:=[.B523]/[.G$1]" office:value-type="float" office:value="0.0149078093492209" calcext:value-type="float">
            <text:p>0.014907809349221</text:p>
          </table:table-cell>
          <table:table-cell table:formula="of:=[.E523]*1000" office:value-type="float" office:value="14.9078093492209" calcext:value-type="float">
            <text:p>14.9078093492209</text:p>
          </table:table-cell>
          <table:table-cell table:number-columns-repeated="1018"/>
        </table:table-row>
        <table:table-row table:style-name="ro1">
          <table:table-cell office:value-type="float" office:value="1475545178.205" calcext:value-type="float">
            <text:p>1475545178.205</text:p>
          </table:table-cell>
          <table:table-cell office:value-type="float" office:value="1.62734" calcext:value-type="float">
            <text:p>1.62734</text:p>
          </table:table-cell>
          <table:table-cell table:formula="of:=([.A524] / 86400) + 25569" office:value-type="date" office:date-value="2016-10-04T01:39:38.205" calcext:value-type="date">
            <text:p>2016-10-04 01:39:38.205</text:p>
          </table:table-cell>
          <table:table-cell table:formula="of:=[.C524]-(4/24)" office:value-type="time" office:time-value="PT1023525H39M38.205000143S" calcext:value-type="time">
            <text:p>21:39:38</text:p>
          </table:table-cell>
          <table:table-cell table:formula="of:=[.B524]/[.G$1]" office:value-type="float" office:value="0.0149160403299725" calcext:value-type="float">
            <text:p>0.014916040329973</text:p>
          </table:table-cell>
          <table:table-cell table:formula="of:=[.E524]*1000" office:value-type="float" office:value="14.9160403299725" calcext:value-type="float">
            <text:p>14.9160403299725</text:p>
          </table:table-cell>
          <table:table-cell table:number-columns-repeated="1018"/>
        </table:table-row>
        <table:table-row table:style-name="ro1">
          <table:table-cell office:value-type="float" office:value="1475545179.811" calcext:value-type="float">
            <text:p>1475545179.811</text:p>
          </table:table-cell>
          <table:table-cell office:value-type="float" office:value="1.642343" calcext:value-type="float">
            <text:p>1.642343</text:p>
          </table:table-cell>
          <table:table-cell table:formula="of:=([.A525] / 86400) + 25569" office:value-type="date" office:date-value="2016-10-04T01:39:39.811" calcext:value-type="date">
            <text:p>2016-10-04 01:39:39.811</text:p>
          </table:table-cell>
          <table:table-cell table:formula="of:=[.C525]-(4/24)" office:value-type="time" office:time-value="PT1023525H39M39.811000451S" calcext:value-type="time">
            <text:p>21:39:40</text:p>
          </table:table-cell>
          <table:table-cell table:formula="of:=[.B525]/[.G$1]" office:value-type="float" office:value="0.0150535563703025" calcext:value-type="float">
            <text:p>0.015053556370303</text:p>
          </table:table-cell>
          <table:table-cell table:formula="of:=[.E525]*1000" office:value-type="float" office:value="15.0535563703025" calcext:value-type="float">
            <text:p>15.0535563703025</text:p>
          </table:table-cell>
          <table:table-cell table:number-columns-repeated="1018"/>
        </table:table-row>
        <table:table-row table:style-name="ro1">
          <table:table-cell office:value-type="float" office:value="1475545181.103" calcext:value-type="float">
            <text:p>1475545181.103</text:p>
          </table:table-cell>
          <table:table-cell office:value-type="float" office:value="1.698601" calcext:value-type="float">
            <text:p>1.698601</text:p>
          </table:table-cell>
          <table:table-cell table:formula="of:=([.A526] / 86400) + 25569" office:value-type="date" office:date-value="2016-10-04T01:39:41.103" calcext:value-type="date">
            <text:p>2016-10-04 01:39:41.103</text:p>
          </table:table-cell>
          <table:table-cell table:formula="of:=[.C526]-(4/24)" office:value-type="time" office:time-value="PT1023525H39M41.103000417S" calcext:value-type="time">
            <text:p>21:39:41</text:p>
          </table:table-cell>
          <table:table-cell table:formula="of:=[.B526]/[.G$1]" office:value-type="float" office:value="0.0155692117323556" calcext:value-type="float">
            <text:p>0.015569211732356</text:p>
          </table:table-cell>
          <table:table-cell table:formula="of:=[.E526]*1000" office:value-type="float" office:value="15.5692117323556" calcext:value-type="float">
            <text:p>15.5692117323556</text:p>
          </table:table-cell>
          <table:table-cell table:number-columns-repeated="1018"/>
        </table:table-row>
        <table:table-row table:style-name="ro1">
          <table:table-cell office:value-type="float" office:value="1475545182.396" calcext:value-type="float">
            <text:p>1475545182.396</text:p>
          </table:table-cell>
          <table:table-cell office:value-type="float" office:value="1.752989" calcext:value-type="float">
            <text:p>1.752989</text:p>
          </table:table-cell>
          <table:table-cell table:formula="of:=([.A527] / 86400) + 25569" office:value-type="date" office:date-value="2016-10-04T01:39:42.396" calcext:value-type="date">
            <text:p>2016-10-04 01:39:42.396</text:p>
          </table:table-cell>
          <table:table-cell table:formula="of:=[.C527]-(4/24)" office:value-type="time" office:time-value="PT1023525H39M42.396000344S" calcext:value-type="time">
            <text:p>21:39:42</text:p>
          </table:table-cell>
          <table:table-cell table:formula="of:=[.B527]/[.G$1]" office:value-type="float" office:value="0.0160677268560953" calcext:value-type="float">
            <text:p>0.016067726856095</text:p>
          </table:table-cell>
          <table:table-cell table:formula="of:=[.E527]*1000" office:value-type="float" office:value="16.0677268560953" calcext:value-type="float">
            <text:p>16.0677268560953</text:p>
          </table:table-cell>
          <table:table-cell table:number-columns-repeated="1018"/>
        </table:table-row>
        <table:table-row table:style-name="ro1">
          <table:table-cell office:value-type="float" office:value="1475545183.688" calcext:value-type="float">
            <text:p>1475545183.688</text:p>
          </table:table-cell>
          <table:table-cell office:value-type="float" office:value="1.757367" calcext:value-type="float">
            <text:p>1.757367</text:p>
          </table:table-cell>
          <table:table-cell table:formula="of:=([.A528] / 86400) + 25569" office:value-type="date" office:date-value="2016-10-04T01:39:43.688" calcext:value-type="date">
            <text:p>2016-10-04 01:39:43.688</text:p>
          </table:table-cell>
          <table:table-cell table:formula="of:=[.C528]-(4/24)" office:value-type="time" office:time-value="PT1023525H39M43.68800031S" calcext:value-type="time">
            <text:p>21:39:44</text:p>
          </table:table-cell>
          <table:table-cell table:formula="of:=[.B528]/[.G$1]" office:value-type="float" office:value="0.0161078551787351" calcext:value-type="float">
            <text:p>0.016107855178735</text:p>
          </table:table-cell>
          <table:table-cell table:formula="of:=[.E528]*1000" office:value-type="float" office:value="16.1078551787351" calcext:value-type="float">
            <text:p>16.1078551787351</text:p>
          </table:table-cell>
          <table:table-cell table:number-columns-repeated="1018"/>
        </table:table-row>
        <table:table-row table:style-name="ro1">
          <table:table-cell office:value-type="float" office:value="1475545184.98" calcext:value-type="float">
            <text:p>1475545184.98</text:p>
          </table:table-cell>
          <table:table-cell office:value-type="float" office:value="1.757313" calcext:value-type="float">
            <text:p>1.757313</text:p>
          </table:table-cell>
          <table:table-cell table:formula="of:=([.A529] / 86400) + 25569" office:value-type="date" office:date-value="2016-10-04T01:39:44.98" calcext:value-type="date">
            <text:p>2016-10-04 01:39:44.980</text:p>
          </table:table-cell>
          <table:table-cell table:formula="of:=[.C529]-(4/24)" office:value-type="time" office:time-value="PT1023525H39M44.980000276S" calcext:value-type="time">
            <text:p>21:39:45</text:p>
          </table:table-cell>
          <table:table-cell table:formula="of:=[.B529]/[.G$1]" office:value-type="float" office:value="0.0161073602199817" calcext:value-type="float">
            <text:p>0.016107360219982</text:p>
          </table:table-cell>
          <table:table-cell table:formula="of:=[.E529]*1000" office:value-type="float" office:value="16.1073602199817" calcext:value-type="float">
            <text:p>16.1073602199817</text:p>
          </table:table-cell>
          <table:table-cell table:number-columns-repeated="1018"/>
        </table:table-row>
        <table:table-row table:style-name="ro1">
          <table:table-cell office:value-type="float" office:value="1475545186.27" calcext:value-type="float">
            <text:p>1475545186.27</text:p>
          </table:table-cell>
          <table:table-cell office:value-type="float" office:value="1.657969" calcext:value-type="float">
            <text:p>1.657969</text:p>
          </table:table-cell>
          <table:table-cell table:formula="of:=([.A530] / 86400) + 25569" office:value-type="date" office:date-value="2016-10-04T01:39:46.27" calcext:value-type="date">
            <text:p>2016-10-04 01:39:46.270</text:p>
          </table:table-cell>
          <table:table-cell table:formula="of:=[.C530]-(4/24)" office:value-type="time" office:time-value="PT1023525H39M46.27000032S" calcext:value-type="time">
            <text:p>21:39:46</text:p>
          </table:table-cell>
          <table:table-cell table:formula="of:=[.B530]/[.G$1]" office:value-type="float" office:value="0.0151967827681027" calcext:value-type="float">
            <text:p>0.015196782768103</text:p>
          </table:table-cell>
          <table:table-cell table:formula="of:=[.E530]*1000" office:value-type="float" office:value="15.1967827681027" calcext:value-type="float">
            <text:p>15.1967827681027</text:p>
          </table:table-cell>
          <table:table-cell table:number-columns-repeated="1018"/>
        </table:table-row>
        <table:table-row table:style-name="ro1">
          <table:table-cell office:value-type="float" office:value="1475545187.626" calcext:value-type="float">
            <text:p>1475545187.626</text:p>
          </table:table-cell>
          <table:table-cell office:value-type="float" office:value="1.479745" calcext:value-type="float">
            <text:p>1.479745</text:p>
          </table:table-cell>
          <table:table-cell table:formula="of:=([.A531] / 86400) + 25569" office:value-type="date" office:date-value="2016-10-04T01:39:47.625999" calcext:value-type="date">
            <text:p>2016-10-04 01:39:47.626</text:p>
          </table:table-cell>
          <table:table-cell table:formula="of:=[.C531]-(4/24)" office:value-type="time" office:time-value="PT1023525H39M47.625999469S" calcext:value-type="time">
            <text:p>21:39:48</text:p>
          </table:table-cell>
          <table:table-cell table:formula="of:=[.B531]/[.G$1]" office:value-type="float" office:value="0.0135631989000917" calcext:value-type="float">
            <text:p>0.013563198900092</text:p>
          </table:table-cell>
          <table:table-cell table:formula="of:=[.E531]*1000" office:value-type="float" office:value="13.5631989000917" calcext:value-type="float">
            <text:p>13.5631989000917</text:p>
          </table:table-cell>
          <table:table-cell table:number-columns-repeated="1018"/>
        </table:table-row>
        <table:table-row table:style-name="ro1">
          <table:table-cell office:value-type="float" office:value="1475545189.248" calcext:value-type="float">
            <text:p>1475545189.248</text:p>
          </table:table-cell>
          <table:table-cell office:value-type="float" office:value="1.363365" calcext:value-type="float">
            <text:p>1.363365</text:p>
          </table:table-cell>
          <table:table-cell table:formula="of:=([.A532] / 86400) + 25569" office:value-type="date" office:date-value="2016-10-04T01:39:49.248" calcext:value-type="date">
            <text:p>2016-10-04 01:39:49.248</text:p>
          </table:table-cell>
          <table:table-cell table:formula="of:=[.C532]-(4/24)" office:value-type="time" office:time-value="PT1023525H39M49.247999992S" calcext:value-type="time">
            <text:p>21:39:49</text:p>
          </table:table-cell>
          <table:table-cell table:formula="of:=[.B532]/[.G$1]" office:value-type="float" office:value="0.0124964711274061" calcext:value-type="float">
            <text:p>0.012496471127406</text:p>
          </table:table-cell>
          <table:table-cell table:formula="of:=[.E532]*1000" office:value-type="float" office:value="12.4964711274061" calcext:value-type="float">
            <text:p>12.4964711274061</text:p>
          </table:table-cell>
          <table:table-cell table:number-columns-repeated="1018"/>
        </table:table-row>
        <table:table-row table:style-name="ro1">
          <table:table-cell office:value-type="float" office:value="1475545190.54" calcext:value-type="float">
            <text:p>1475545190.54</text:p>
          </table:table-cell>
          <table:table-cell office:value-type="float" office:value="1.361588" calcext:value-type="float">
            <text:p>1.361588</text:p>
          </table:table-cell>
          <table:table-cell table:formula="of:=([.A533] / 86400) + 25569" office:value-type="date" office:date-value="2016-10-04T01:39:50.54" calcext:value-type="date">
            <text:p>2016-10-04 01:39:50.540</text:p>
          </table:table-cell>
          <table:table-cell table:formula="of:=[.C533]-(4/24)" office:value-type="time" office:time-value="PT1023525H39M50.539999958S" calcext:value-type="time">
            <text:p>21:39:51</text:p>
          </table:table-cell>
          <table:table-cell table:formula="of:=[.B533]/[.G$1]" office:value-type="float" office:value="0.0124801833180568" calcext:value-type="float">
            <text:p>0.012480183318057</text:p>
          </table:table-cell>
          <table:table-cell table:formula="of:=[.E533]*1000" office:value-type="float" office:value="12.4801833180568" calcext:value-type="float">
            <text:p>12.4801833180568</text:p>
          </table:table-cell>
          <table:table-cell table:number-columns-repeated="1018"/>
        </table:table-row>
        <table:table-row table:style-name="ro1">
          <table:table-cell office:value-type="float" office:value="1475545191.83" calcext:value-type="float">
            <text:p>1475545191.83</text:p>
          </table:table-cell>
          <table:table-cell office:value-type="float" office:value="1.343104" calcext:value-type="float">
            <text:p>1.343104</text:p>
          </table:table-cell>
          <table:table-cell table:formula="of:=([.A534] / 86400) + 25569" office:value-type="date" office:date-value="2016-10-04T01:39:51.83" calcext:value-type="date">
            <text:p>2016-10-04 01:39:51.830</text:p>
          </table:table-cell>
          <table:table-cell table:formula="of:=[.C534]-(4/24)" office:value-type="time" office:time-value="PT1023525H39M51.830000002S" calcext:value-type="time">
            <text:p>21:39:52</text:p>
          </table:table-cell>
          <table:table-cell table:formula="of:=[.B534]/[.G$1]" office:value-type="float" office:value="0.0123107607699358" calcext:value-type="float">
            <text:p>0.012310760769936</text:p>
          </table:table-cell>
          <table:table-cell table:formula="of:=[.E534]*1000" office:value-type="float" office:value="12.3107607699358" calcext:value-type="float">
            <text:p>12.3107607699358</text:p>
          </table:table-cell>
          <table:table-cell table:number-columns-repeated="1018"/>
        </table:table-row>
        <table:table-row table:style-name="ro1">
          <table:table-cell office:value-type="float" office:value="1475545193.126" calcext:value-type="float">
            <text:p>1475545193.126</text:p>
          </table:table-cell>
          <table:table-cell office:value-type="float" office:value="1.267484" calcext:value-type="float">
            <text:p>1.267484</text:p>
          </table:table-cell>
          <table:table-cell table:formula="of:=([.A535] / 86400) + 25569" office:value-type="date" office:date-value="2016-10-04T01:39:53.126" calcext:value-type="date">
            <text:p>2016-10-04 01:39:53.126</text:p>
          </table:table-cell>
          <table:table-cell table:formula="of:=[.C535]-(4/24)" office:value-type="time" office:time-value="PT1023525H39M53.125999812S" calcext:value-type="time">
            <text:p>21:39:53</text:p>
          </table:table-cell>
          <table:table-cell table:formula="of:=[.B535]/[.G$1]" office:value-type="float" office:value="0.0116176351970669" calcext:value-type="float">
            <text:p>0.011617635197067</text:p>
          </table:table-cell>
          <table:table-cell table:formula="of:=[.E535]*1000" office:value-type="float" office:value="11.6176351970669" calcext:value-type="float">
            <text:p>11.6176351970669</text:p>
          </table:table-cell>
          <table:table-cell table:number-columns-repeated="1018"/>
        </table:table-row>
        <table:table-row table:style-name="ro1">
          <table:table-cell office:value-type="float" office:value="1475545194.416" calcext:value-type="float">
            <text:p>1475545194.416</text:p>
          </table:table-cell>
          <table:table-cell office:value-type="float" office:value="1.206647" calcext:value-type="float">
            <text:p>1.206647</text:p>
          </table:table-cell>
          <table:table-cell table:formula="of:=([.A536] / 86400) + 25569" office:value-type="date" office:date-value="2016-10-04T01:39:54.416" calcext:value-type="date">
            <text:p>2016-10-04 01:39:54.416</text:p>
          </table:table-cell>
          <table:table-cell table:formula="of:=[.C536]-(4/24)" office:value-type="time" office:time-value="PT1023525H39M54.415999856S" calcext:value-type="time">
            <text:p>21:39:54</text:p>
          </table:table-cell>
          <table:table-cell table:formula="of:=[.B536]/[.G$1]" office:value-type="float" office:value="0.0110600091659028" calcext:value-type="float">
            <text:p>0.011060009165903</text:p>
          </table:table-cell>
          <table:table-cell table:formula="of:=[.E536]*1000" office:value-type="float" office:value="11.0600091659028" calcext:value-type="float">
            <text:p>11.0600091659028</text:p>
          </table:table-cell>
          <table:table-cell table:number-columns-repeated="1018"/>
        </table:table-row>
        <table:table-row table:style-name="ro1">
          <table:table-cell office:value-type="float" office:value="1475545195.709" calcext:value-type="float">
            <text:p>1475545195.709</text:p>
          </table:table-cell>
          <table:table-cell office:value-type="float" office:value="1.205786" calcext:value-type="float">
            <text:p>1.205786</text:p>
          </table:table-cell>
          <table:table-cell table:formula="of:=([.A537] / 86400) + 25569" office:value-type="date" office:date-value="2016-10-04T01:39:55.709" calcext:value-type="date">
            <text:p>2016-10-04 01:39:55.709</text:p>
          </table:table-cell>
          <table:table-cell table:formula="of:=[.C537]-(4/24)" office:value-type="time" office:time-value="PT1023525H39M55.708999783S" calcext:value-type="time">
            <text:p>21:39:56</text:p>
          </table:table-cell>
          <table:table-cell table:formula="of:=[.B537]/[.G$1]" office:value-type="float" office:value="0.0110521173235564" calcext:value-type="float">
            <text:p>0.011052117323556</text:p>
          </table:table-cell>
          <table:table-cell table:formula="of:=[.E537]*1000" office:value-type="float" office:value="11.0521173235564" calcext:value-type="float">
            <text:p>11.0521173235564</text:p>
          </table:table-cell>
          <table:table-cell table:number-columns-repeated="1018"/>
        </table:table-row>
        <table:table-row table:style-name="ro1">
          <table:table-cell office:value-type="float" office:value="1475545197.003" calcext:value-type="float">
            <text:p>1475545197.003</text:p>
          </table:table-cell>
          <table:table-cell office:value-type="float" office:value="1.205328" calcext:value-type="float">
            <text:p>1.205328</text:p>
          </table:table-cell>
          <table:table-cell table:formula="of:=([.A538] / 86400) + 25569" office:value-type="date" office:date-value="2016-10-04T01:39:57.003" calcext:value-type="date">
            <text:p>2016-10-04 01:39:57.003</text:p>
          </table:table-cell>
          <table:table-cell table:formula="of:=[.C538]-(4/24)" office:value-type="time" office:time-value="PT1023525H39M57.00300009S" calcext:value-type="time">
            <text:p>21:39:57</text:p>
          </table:table-cell>
          <table:table-cell table:formula="of:=[.B538]/[.G$1]" office:value-type="float" office:value="0.011047919340055" calcext:value-type="float">
            <text:p>0.011047919340055</text:p>
          </table:table-cell>
          <table:table-cell table:formula="of:=[.E538]*1000" office:value-type="float" office:value="11.047919340055" calcext:value-type="float">
            <text:p>11.047919340055</text:p>
          </table:table-cell>
          <table:table-cell table:number-columns-repeated="1018"/>
        </table:table-row>
        <table:table-row table:style-name="ro1">
          <table:table-cell office:value-type="float" office:value="1475545198.359" calcext:value-type="float">
            <text:p>1475545198.359</text:p>
          </table:table-cell>
          <table:table-cell office:value-type="float" office:value="1.216429" calcext:value-type="float">
            <text:p>1.216429</text:p>
          </table:table-cell>
          <table:table-cell table:formula="of:=([.A539] / 86400) + 25569" office:value-type="date" office:date-value="2016-10-04T01:39:58.359" calcext:value-type="date">
            <text:p>2016-10-04 01:39:58.359</text:p>
          </table:table-cell>
          <table:table-cell table:formula="of:=[.C539]-(4/24)" office:value-type="time" office:time-value="PT1023525H39M58.359000077S" calcext:value-type="time">
            <text:p>21:39:58</text:p>
          </table:table-cell>
          <table:table-cell table:formula="of:=[.B539]/[.G$1]" office:value-type="float" office:value="0.0111496700274977" calcext:value-type="float">
            <text:p>0.011149670027498</text:p>
          </table:table-cell>
          <table:table-cell table:formula="of:=[.E539]*1000" office:value-type="float" office:value="11.1496700274977" calcext:value-type="float">
            <text:p>11.1496700274977</text:p>
          </table:table-cell>
          <table:table-cell table:number-columns-repeated="1018"/>
        </table:table-row>
        <table:table-row table:style-name="ro1">
          <table:table-cell office:value-type="float" office:value="1475545199.968" calcext:value-type="float">
            <text:p>1475545199.968</text:p>
          </table:table-cell>
          <table:table-cell office:value-type="float" office:value="1.239547" calcext:value-type="float">
            <text:p>1.239547</text:p>
          </table:table-cell>
          <table:table-cell table:formula="of:=([.A540] / 86400) + 25569" office:value-type="date" office:date-value="2016-10-04T01:39:59.968" calcext:value-type="date">
            <text:p>2016-10-04 01:39:59.968</text:p>
          </table:table-cell>
          <table:table-cell table:formula="of:=[.C540]-(4/24)" office:value-type="time" office:time-value="PT1023525H39M59.968000688S" calcext:value-type="time">
            <text:p>21:40:00</text:p>
          </table:table-cell>
          <table:table-cell table:formula="of:=[.B540]/[.G$1]" office:value-type="float" office:value="0.0113615673693859" calcext:value-type="float">
            <text:p>0.011361567369386</text:p>
          </table:table-cell>
          <table:table-cell table:formula="of:=[.E540]*1000" office:value-type="float" office:value="11.3615673693859" calcext:value-type="float">
            <text:p>11.3615673693859</text:p>
          </table:table-cell>
          <table:table-cell table:number-columns-repeated="1018"/>
        </table:table-row>
        <table:table-row table:style-name="ro1">
          <table:table-cell office:value-type="float" office:value="1475545201.258" calcext:value-type="float">
            <text:p>1475545201.258</text:p>
          </table:table-cell>
          <table:table-cell office:value-type="float" office:value="1.239712" calcext:value-type="float">
            <text:p>1.239712</text:p>
          </table:table-cell>
          <table:table-cell table:formula="of:=([.A541] / 86400) + 25569" office:value-type="date" office:date-value="2016-10-04T01:40:01.258" calcext:value-type="date">
            <text:p>2016-10-04 01:40:01.258</text:p>
          </table:table-cell>
          <table:table-cell table:formula="of:=[.C541]-(4/24)" office:value-type="time" office:time-value="PT1023525H40M01.258000731S" calcext:value-type="time">
            <text:p>21:40:01</text:p>
          </table:table-cell>
          <table:table-cell table:formula="of:=[.B541]/[.G$1]" office:value-type="float" office:value="0.0113630797433547" calcext:value-type="float">
            <text:p>0.011363079743355</text:p>
          </table:table-cell>
          <table:table-cell table:formula="of:=[.E541]*1000" office:value-type="float" office:value="11.3630797433547" calcext:value-type="float">
            <text:p>11.3630797433547</text:p>
          </table:table-cell>
          <table:table-cell table:number-columns-repeated="1018"/>
        </table:table-row>
        <table:table-row table:style-name="ro1">
          <table:table-cell office:value-type="float" office:value="1475545202.548" calcext:value-type="float">
            <text:p>1475545202.548</text:p>
          </table:table-cell>
          <table:table-cell office:value-type="float" office:value="1.238723" calcext:value-type="float">
            <text:p>1.238723</text:p>
          </table:table-cell>
          <table:table-cell table:formula="of:=([.A542] / 86400) + 25569" office:value-type="date" office:date-value="2016-10-04T01:40:02.548" calcext:value-type="date">
            <text:p>2016-10-04 01:40:02.548</text:p>
          </table:table-cell>
          <table:table-cell table:formula="of:=[.C542]-(4/24)" office:value-type="time" office:time-value="PT1023525H40M02.548000775S" calcext:value-type="time">
            <text:p>21:40:03</text:p>
          </table:table-cell>
          <table:table-cell table:formula="of:=[.B542]/[.G$1]" office:value-type="float" office:value="0.0113540146654445" calcext:value-type="float">
            <text:p>0.011354014665445</text:p>
          </table:table-cell>
          <table:table-cell table:formula="of:=[.E542]*1000" office:value-type="float" office:value="11.3540146654445" calcext:value-type="float">
            <text:p>11.3540146654445</text:p>
          </table:table-cell>
          <table:table-cell table:number-columns-repeated="1018"/>
        </table:table-row>
        <table:table-row table:style-name="ro1">
          <table:table-cell office:value-type="float" office:value="1475545203.841" calcext:value-type="float">
            <text:p>1475545203.841</text:p>
          </table:table-cell>
          <table:table-cell office:value-type="float" office:value="1.352941" calcext:value-type="float">
            <text:p>1.352941</text:p>
          </table:table-cell>
          <table:table-cell table:formula="of:=([.A543] / 86400) + 25569" office:value-type="date" office:date-value="2016-10-04T01:40:03.841" calcext:value-type="date">
            <text:p>2016-10-04 01:40:03.841</text:p>
          </table:table-cell>
          <table:table-cell table:formula="of:=[.C543]-(4/24)" office:value-type="time" office:time-value="PT1023525H40M03.841000702S" calcext:value-type="time">
            <text:p>21:40:04</text:p>
          </table:table-cell>
          <table:table-cell table:formula="of:=[.B543]/[.G$1]" office:value-type="float" office:value="0.012400925756187" calcext:value-type="float">
            <text:p>0.012400925756187</text:p>
          </table:table-cell>
          <table:table-cell table:formula="of:=[.E543]*1000" office:value-type="float" office:value="12.400925756187" calcext:value-type="float">
            <text:p>12.400925756187</text:p>
          </table:table-cell>
          <table:table-cell table:number-columns-repeated="1018"/>
        </table:table-row>
        <table:table-row table:style-name="ro1">
          <table:table-cell office:value-type="float" office:value="1475545205.132" calcext:value-type="float">
            <text:p>1475545205.132</text:p>
          </table:table-cell>
          <table:table-cell office:value-type="float" office:value="1.526311" calcext:value-type="float">
            <text:p>1.526311</text:p>
          </table:table-cell>
          <table:table-cell table:formula="of:=([.A544] / 86400) + 25569" office:value-type="date" office:date-value="2016-10-04T01:40:05.132" calcext:value-type="date">
            <text:p>2016-10-04 01:40:05.132</text:p>
          </table:table-cell>
          <table:table-cell table:formula="of:=[.C544]-(4/24)" office:value-type="time" office:time-value="PT1023525H40M05.131999869S" calcext:value-type="time">
            <text:p>21:40:05</text:p>
          </table:table-cell>
          <table:table-cell table:formula="of:=[.B544]/[.G$1]" office:value-type="float" office:value="0.0139900183318057" calcext:value-type="float">
            <text:p>0.013990018331806</text:p>
          </table:table-cell>
          <table:table-cell table:formula="of:=[.E544]*1000" office:value-type="float" office:value="13.9900183318057" calcext:value-type="float">
            <text:p>13.9900183318057</text:p>
          </table:table-cell>
          <table:table-cell table:number-columns-repeated="1018"/>
        </table:table-row>
        <table:table-row table:style-name="ro1">
          <table:table-cell office:value-type="float" office:value="1475545206.423" calcext:value-type="float">
            <text:p>1475545206.423</text:p>
          </table:table-cell>
          <table:table-cell office:value-type="float" office:value="1.634265" calcext:value-type="float">
            <text:p>1.634265</text:p>
          </table:table-cell>
          <table:table-cell table:formula="of:=([.A545] / 86400) + 25569" office:value-type="date" office:date-value="2016-10-04T01:40:06.423" calcext:value-type="date">
            <text:p>2016-10-04 01:40:06.423</text:p>
          </table:table-cell>
          <table:table-cell table:formula="of:=[.C545]-(4/24)" office:value-type="time" office:time-value="PT1023525H40M06.423000293S" calcext:value-type="time">
            <text:p>21:40:06</text:p>
          </table:table-cell>
          <table:table-cell table:formula="of:=[.B545]/[.G$1]" office:value-type="float" office:value="0.0149795142071494" calcext:value-type="float">
            <text:p>0.014979514207149</text:p>
          </table:table-cell>
          <table:table-cell table:formula="of:=[.E545]*1000" office:value-type="float" office:value="14.9795142071494" calcext:value-type="float">
            <text:p>14.9795142071494</text:p>
          </table:table-cell>
          <table:table-cell table:number-columns-repeated="1018"/>
        </table:table-row>
        <table:table-row table:style-name="ro1">
          <table:table-cell office:value-type="float" office:value="1475545207.778" calcext:value-type="float">
            <text:p>1475545207.778</text:p>
          </table:table-cell>
          <table:table-cell office:value-type="float" office:value="1.630949" calcext:value-type="float">
            <text:p>1.630949</text:p>
          </table:table-cell>
          <table:table-cell table:formula="of:=([.A546] / 86400) + 25569" office:value-type="date" office:date-value="2016-10-04T01:40:07.778" calcext:value-type="date">
            <text:p>2016-10-04 01:40:07.778</text:p>
          </table:table-cell>
          <table:table-cell table:formula="of:=[.C546]-(4/24)" office:value-type="time" office:time-value="PT1023525H40M07.7779999S" calcext:value-type="time">
            <text:p>21:40:08</text:p>
          </table:table-cell>
          <table:table-cell table:formula="of:=[.B546]/[.G$1]" office:value-type="float" office:value="0.0149491200733272" calcext:value-type="float">
            <text:p>0.014949120073327</text:p>
          </table:table-cell>
          <table:table-cell table:formula="of:=[.E546]*1000" office:value-type="float" office:value="14.9491200733272" calcext:value-type="float">
            <text:p>14.9491200733272</text:p>
          </table:table-cell>
          <table:table-cell table:number-columns-repeated="1018"/>
        </table:table-row>
        <table:table-row table:style-name="ro1">
          <table:table-cell office:value-type="float" office:value="1475545209.403" calcext:value-type="float">
            <text:p>1475545209.403</text:p>
          </table:table-cell>
          <table:table-cell office:value-type="float" office:value="1.614205" calcext:value-type="float">
            <text:p>1.614205</text:p>
          </table:table-cell>
          <table:table-cell table:formula="of:=([.A547] / 86400) + 25569" office:value-type="date" office:date-value="2016-10-04T01:40:09.403" calcext:value-type="date">
            <text:p>2016-10-04 01:40:09.403</text:p>
          </table:table-cell>
          <table:table-cell table:formula="of:=[.C547]-(4/24)" office:value-type="time" office:time-value="PT1023525H40M09.403000306S" calcext:value-type="time">
            <text:p>21:40:09</text:p>
          </table:table-cell>
          <table:table-cell table:formula="of:=[.B547]/[.G$1]" office:value-type="float" office:value="0.0147956461961503" calcext:value-type="float">
            <text:p>0.01479564619615</text:p>
          </table:table-cell>
          <table:table-cell table:formula="of:=[.E547]*1000" office:value-type="float" office:value="14.7956461961503" calcext:value-type="float">
            <text:p>14.7956461961503</text:p>
          </table:table-cell>
          <table:table-cell table:number-columns-repeated="1018"/>
        </table:table-row>
        <table:table-row table:style-name="ro1">
          <table:table-cell office:value-type="float" office:value="1475545210.695" calcext:value-type="float">
            <text:p>1475545210.695</text:p>
          </table:table-cell>
          <table:table-cell office:value-type="float" office:value="1.556043" calcext:value-type="float">
            <text:p>1.556043</text:p>
          </table:table-cell>
          <table:table-cell table:formula="of:=([.A548] / 86400) + 25569" office:value-type="date" office:date-value="2016-10-04T01:40:10.695" calcext:value-type="date">
            <text:p>2016-10-04 01:40:10.695</text:p>
          </table:table-cell>
          <table:table-cell table:formula="of:=[.C548]-(4/24)" office:value-type="time" office:time-value="PT1023525H40M10.695000272S" calcext:value-type="time">
            <text:p>21:40:11</text:p>
          </table:table-cell>
          <table:table-cell table:formula="of:=[.B548]/[.G$1]" office:value-type="float" office:value="0.0142625389550871" calcext:value-type="float">
            <text:p>0.014262538955087</text:p>
          </table:table-cell>
          <table:table-cell table:formula="of:=[.E548]*1000" office:value-type="float" office:value="14.2625389550871" calcext:value-type="float">
            <text:p>14.2625389550871</text:p>
          </table:table-cell>
          <table:table-cell table:number-columns-repeated="1018"/>
        </table:table-row>
        <table:table-row table:style-name="ro1">
          <table:table-cell office:value-type="float" office:value="1475545211.988" calcext:value-type="float">
            <text:p>1475545211.988</text:p>
          </table:table-cell>
          <table:table-cell office:value-type="float" office:value="1.503596" calcext:value-type="float">
            <text:p>1.503596</text:p>
          </table:table-cell>
          <table:table-cell table:formula="of:=([.A549] / 86400) + 25569" office:value-type="date" office:date-value="2016-10-04T01:40:11.988" calcext:value-type="date">
            <text:p>2016-10-04 01:40:11.988</text:p>
          </table:table-cell>
          <table:table-cell table:formula="of:=[.C549]-(4/24)" office:value-type="time" office:time-value="PT1023525H40M11.988000199S" calcext:value-type="time">
            <text:p>21:40:12</text:p>
          </table:table-cell>
          <table:table-cell table:formula="of:=[.B549]/[.G$1]" office:value-type="float" office:value="0.0137818148487626" calcext:value-type="float">
            <text:p>0.013781814848763</text:p>
          </table:table-cell>
          <table:table-cell table:formula="of:=[.E549]*1000" office:value-type="float" office:value="13.7818148487626" calcext:value-type="float">
            <text:p>13.7818148487626</text:p>
          </table:table-cell>
          <table:table-cell table:number-columns-repeated="1018"/>
        </table:table-row>
        <table:table-row table:style-name="ro1">
          <table:table-cell office:value-type="float" office:value="1475545213.281" calcext:value-type="float">
            <text:p>1475545213.281</text:p>
          </table:table-cell>
          <table:table-cell office:value-type="float" office:value="1.503651" calcext:value-type="float">
            <text:p>1.503651</text:p>
          </table:table-cell>
          <table:table-cell table:formula="of:=([.A550] / 86400) + 25569" office:value-type="date" office:date-value="2016-10-04T01:40:13.281" calcext:value-type="date">
            <text:p>2016-10-04 01:40:13.281</text:p>
          </table:table-cell>
          <table:table-cell table:formula="of:=[.C550]-(4/24)" office:value-type="time" office:time-value="PT1023525H40M13.281000126S" calcext:value-type="time">
            <text:p>21:40:13</text:p>
          </table:table-cell>
          <table:table-cell table:formula="of:=[.B550]/[.G$1]" office:value-type="float" office:value="0.0137823189734189" calcext:value-type="float">
            <text:p>0.013782318973419</text:p>
          </table:table-cell>
          <table:table-cell table:formula="of:=[.E550]*1000" office:value-type="float" office:value="13.7823189734189" calcext:value-type="float">
            <text:p>13.7823189734189</text:p>
          </table:table-cell>
          <table:table-cell table:number-columns-repeated="1018"/>
        </table:table-row>
        <table:table-row table:style-name="ro1">
          <table:table-cell office:value-type="float" office:value="1475545214.571" calcext:value-type="float">
            <text:p>1475545214.571</text:p>
          </table:table-cell>
          <table:table-cell office:value-type="float" office:value="1.503449" calcext:value-type="float">
            <text:p>1.503449</text:p>
          </table:table-cell>
          <table:table-cell table:formula="of:=([.A551] / 86400) + 25569" office:value-type="date" office:date-value="2016-10-04T01:40:14.571" calcext:value-type="date">
            <text:p>2016-10-04 01:40:14.571</text:p>
          </table:table-cell>
          <table:table-cell table:formula="of:=[.C551]-(4/24)" office:value-type="time" office:time-value="PT1023525H40M14.57100017S" calcext:value-type="time">
            <text:p>21:40:15</text:p>
          </table:table-cell>
          <table:table-cell table:formula="of:=[.B551]/[.G$1]" office:value-type="float" office:value="0.0137804674610449" calcext:value-type="float">
            <text:p>0.013780467461045</text:p>
          </table:table-cell>
          <table:table-cell table:formula="of:=[.E551]*1000" office:value-type="float" office:value="13.7804674610449" calcext:value-type="float">
            <text:p>13.7804674610449</text:p>
          </table:table-cell>
          <table:table-cell table:number-columns-repeated="1018"/>
        </table:table-row>
        <table:table-row table:style-name="ro1">
          <table:table-cell office:value-type="float" office:value="1475545215.863" calcext:value-type="float">
            <text:p>1475545215.863</text:p>
          </table:table-cell>
          <table:table-cell office:value-type="float" office:value="1.543183" calcext:value-type="float">
            <text:p>1.543183</text:p>
          </table:table-cell>
          <table:table-cell table:formula="of:=([.A552] / 86400) + 25569" office:value-type="date" office:date-value="2016-10-04T01:40:15.863" calcext:value-type="date">
            <text:p>2016-10-04 01:40:15.863</text:p>
          </table:table-cell>
          <table:table-cell table:formula="of:=[.C552]-(4/24)" office:value-type="time" office:time-value="PT1023525H40M15.863000136S" calcext:value-type="time">
            <text:p>21:40:16</text:p>
          </table:table-cell>
          <table:table-cell table:formula="of:=[.B552]/[.G$1]" office:value-type="float" office:value="0.0141446654445463" calcext:value-type="float">
            <text:p>0.014144665444546</text:p>
          </table:table-cell>
          <table:table-cell table:formula="of:=[.E552]*1000" office:value-type="float" office:value="14.1446654445463" calcext:value-type="float">
            <text:p>14.1446654445463</text:p>
          </table:table-cell>
          <table:table-cell table:number-columns-repeated="1018"/>
        </table:table-row>
        <table:table-row table:style-name="ro1">
          <table:table-cell office:value-type="float" office:value="1475545217.155" calcext:value-type="float">
            <text:p>1475545217.155</text:p>
          </table:table-cell>
          <table:table-cell office:value-type="float" office:value="1.597608" calcext:value-type="float">
            <text:p>1.597608</text:p>
          </table:table-cell>
          <table:table-cell table:formula="of:=([.A553] / 86400) + 25569" office:value-type="date" office:date-value="2016-10-04T01:40:17.155" calcext:value-type="date">
            <text:p>2016-10-04 01:40:17.155</text:p>
          </table:table-cell>
          <table:table-cell table:formula="of:=[.C553]-(4/24)" office:value-type="time" office:time-value="PT1023525H40M17.155000102S" calcext:value-type="time">
            <text:p>21:40:17</text:p>
          </table:table-cell>
          <table:table-cell table:formula="of:=[.B553]/[.G$1]" office:value-type="float" office:value="0.0146435197066911" calcext:value-type="float">
            <text:p>0.014643519706691</text:p>
          </table:table-cell>
          <table:table-cell table:formula="of:=[.E553]*1000" office:value-type="float" office:value="14.6435197066911" calcext:value-type="float">
            <text:p>14.6435197066911</text:p>
          </table:table-cell>
          <table:table-cell table:number-columns-repeated="1018"/>
        </table:table-row>
        <table:table-row table:style-name="ro1">
          <table:table-cell office:value-type="float" office:value="1475545218.512" calcext:value-type="float">
            <text:p>1475545218.512</text:p>
          </table:table-cell>
          <table:table-cell office:value-type="float" office:value="1.628054" calcext:value-type="float">
            <text:p>1.628054</text:p>
          </table:table-cell>
          <table:table-cell table:formula="of:=([.A554] / 86400) + 25569" office:value-type="date" office:date-value="2016-10-04T01:40:18.512" calcext:value-type="date">
            <text:p>2016-10-04 01:40:18.512</text:p>
          </table:table-cell>
          <table:table-cell table:formula="of:=[.C554]-(4/24)" office:value-type="time" office:time-value="PT1023525H40M18.512000889S" calcext:value-type="time">
            <text:p>21:40:19</text:p>
          </table:table-cell>
          <table:table-cell table:formula="of:=[.B554]/[.G$1]" office:value-type="float" office:value="0.0149225847846013" calcext:value-type="float">
            <text:p>0.014922584784601</text:p>
          </table:table-cell>
          <table:table-cell table:formula="of:=[.E554]*1000" office:value-type="float" office:value="14.9225847846013" calcext:value-type="float">
            <text:p>14.9225847846013</text:p>
          </table:table-cell>
          <table:table-cell table:number-columns-repeated="1018"/>
        </table:table-row>
        <table:table-row table:style-name="ro1">
          <table:table-cell office:value-type="float" office:value="1475545220.121" calcext:value-type="float">
            <text:p>1475545220.121</text:p>
          </table:table-cell>
          <table:table-cell office:value-type="float" office:value="1.628164" calcext:value-type="float">
            <text:p>1.628164</text:p>
          </table:table-cell>
          <table:table-cell table:formula="of:=([.A555] / 86400) + 25569" office:value-type="date" office:date-value="2016-10-04T01:40:20.121" calcext:value-type="date">
            <text:p>2016-10-04 01:40:20.121</text:p>
          </table:table-cell>
          <table:table-cell table:formula="of:=[.C555]-(4/24)" office:value-type="time" office:time-value="PT1023525H40M20.121000241S" calcext:value-type="time">
            <text:p>21:40:20</text:p>
          </table:table-cell>
          <table:table-cell table:formula="of:=[.B555]/[.G$1]" office:value-type="float" office:value="0.0149235930339138" calcext:value-type="float">
            <text:p>0.014923593033914</text:p>
          </table:table-cell>
          <table:table-cell table:formula="of:=[.E555]*1000" office:value-type="float" office:value="14.9235930339138" calcext:value-type="float">
            <text:p>14.9235930339138</text:p>
          </table:table-cell>
          <table:table-cell table:number-columns-repeated="1018"/>
        </table:table-row>
        <table:table-row table:style-name="ro1">
          <table:table-cell office:value-type="float" office:value="1475545221.413" calcext:value-type="float">
            <text:p>1475545221.413</text:p>
          </table:table-cell>
          <table:table-cell office:value-type="float" office:value="1.652418" calcext:value-type="float">
            <text:p>1.652418</text:p>
          </table:table-cell>
          <table:table-cell table:formula="of:=([.A556] / 86400) + 25569" office:value-type="date" office:date-value="2016-10-04T01:40:21.413" calcext:value-type="date">
            <text:p>2016-10-04 01:40:21.413</text:p>
          </table:table-cell>
          <table:table-cell table:formula="of:=[.C556]-(4/24)" office:value-type="time" office:time-value="PT1023525H40M21.413000207S" calcext:value-type="time">
            <text:p>21:40:21</text:p>
          </table:table-cell>
          <table:table-cell table:formula="of:=[.B556]/[.G$1]" office:value-type="float" office:value="0.0151459028414299" calcext:value-type="float">
            <text:p>0.01514590284143</text:p>
          </table:table-cell>
          <table:table-cell table:formula="of:=[.E556]*1000" office:value-type="float" office:value="15.1459028414299" calcext:value-type="float">
            <text:p>15.1459028414299</text:p>
          </table:table-cell>
          <table:table-cell table:number-columns-repeated="1018"/>
        </table:table-row>
        <table:table-row table:style-name="ro1">
          <table:table-cell office:value-type="float" office:value="1475545222.705" calcext:value-type="float">
            <text:p>1475545222.705</text:p>
          </table:table-cell>
          <table:table-cell office:value-type="float" office:value="1.708658" calcext:value-type="float">
            <text:p>1.708658</text:p>
          </table:table-cell>
          <table:table-cell table:formula="of:=([.A557] / 86400) + 25569" office:value-type="date" office:date-value="2016-10-04T01:40:22.705" calcext:value-type="date">
            <text:p>2016-10-04 01:40:22.705</text:p>
          </table:table-cell>
          <table:table-cell table:formula="of:=[.C557]-(4/24)" office:value-type="time" office:time-value="PT1023525H40M22.705000173S" calcext:value-type="time">
            <text:p>21:40:23</text:p>
          </table:table-cell>
          <table:table-cell table:formula="of:=[.B557]/[.G$1]" office:value-type="float" office:value="0.0156613932172319" calcext:value-type="float">
            <text:p>0.015661393217232</text:p>
          </table:table-cell>
          <table:table-cell table:formula="of:=[.E557]*1000" office:value-type="float" office:value="15.6613932172319" calcext:value-type="float">
            <text:p>15.6613932172319</text:p>
          </table:table-cell>
          <table:table-cell table:number-columns-repeated="1018"/>
        </table:table-row>
        <table:table-row table:style-name="ro1">
          <table:table-cell office:value-type="float" office:value="1475545223.998" calcext:value-type="float">
            <text:p>1475545223.998</text:p>
          </table:table-cell>
          <table:table-cell office:value-type="float" office:value="1.757807" calcext:value-type="float">
            <text:p>1.757807</text:p>
          </table:table-cell>
          <table:table-cell table:formula="of:=([.A558] / 86400) + 25569" office:value-type="date" office:date-value="2016-10-04T01:40:23.998" calcext:value-type="date">
            <text:p>2016-10-04 01:40:23.998</text:p>
          </table:table-cell>
          <table:table-cell table:formula="of:=[.C558]-(4/24)" office:value-type="time" office:time-value="PT1023525H40M23.9980001S" calcext:value-type="time">
            <text:p>21:40:24</text:p>
          </table:table-cell>
          <table:table-cell table:formula="of:=[.B558]/[.G$1]" office:value-type="float" office:value="0.0161118881759853" calcext:value-type="float">
            <text:p>0.016111888175985</text:p>
          </table:table-cell>
          <table:table-cell table:formula="of:=[.E558]*1000" office:value-type="float" office:value="16.1118881759853" calcext:value-type="float">
            <text:p>16.1118881759853</text:p>
          </table:table-cell>
          <table:table-cell table:number-columns-repeated="1018"/>
        </table:table-row>
        <table:table-row table:style-name="ro1">
          <table:table-cell office:value-type="float" office:value="1475545225.294" calcext:value-type="float">
            <text:p>1475545225.294</text:p>
          </table:table-cell>
          <table:table-cell office:value-type="float" office:value="1.757734" calcext:value-type="float">
            <text:p>1.757734</text:p>
          </table:table-cell>
          <table:table-cell table:formula="of:=([.A559] / 86400) + 25569" office:value-type="date" office:date-value="2016-10-04T01:40:25.293999" calcext:value-type="date">
            <text:p>2016-10-04 01:40:25.294</text:p>
          </table:table-cell>
          <table:table-cell table:formula="of:=[.C559]-(4/24)" office:value-type="time" office:time-value="PT1023525H40M25.29399991S" calcext:value-type="time">
            <text:p>21:40:25</text:p>
          </table:table-cell>
          <table:table-cell table:formula="of:=[.B559]/[.G$1]" office:value-type="float" office:value="0.0161112190650779" calcext:value-type="float">
            <text:p>0.016111219065078</text:p>
          </table:table-cell>
          <table:table-cell table:formula="of:=[.E559]*1000" office:value-type="float" office:value="16.1112190650779" calcext:value-type="float">
            <text:p>16.1112190650779</text:p>
          </table:table-cell>
          <table:table-cell table:number-columns-repeated="1018"/>
        </table:table-row>
        <table:table-row table:style-name="ro1">
          <table:table-cell office:value-type="float" office:value="1475545226.585" calcext:value-type="float">
            <text:p>1475545226.585</text:p>
          </table:table-cell>
          <table:table-cell office:value-type="float" office:value="1.757862" calcext:value-type="float">
            <text:p>1.757862</text:p>
          </table:table-cell>
          <table:table-cell table:formula="of:=([.A560] / 86400) + 25569" office:value-type="date" office:date-value="2016-10-04T01:40:26.585" calcext:value-type="date">
            <text:p>2016-10-04 01:40:26.585</text:p>
          </table:table-cell>
          <table:table-cell table:formula="of:=[.C560]-(4/24)" office:value-type="time" office:time-value="PT1023525H40M26.585000753S" calcext:value-type="time">
            <text:p>21:40:27</text:p>
          </table:table-cell>
          <table:table-cell table:formula="of:=[.B560]/[.G$1]" office:value-type="float" office:value="0.0161123923006416" calcext:value-type="float">
            <text:p>0.016112392300642</text:p>
          </table:table-cell>
          <table:table-cell table:formula="of:=[.E560]*1000" office:value-type="float" office:value="16.1123923006416" calcext:value-type="float">
            <text:p>16.1123923006416</text:p>
          </table:table-cell>
          <table:table-cell table:number-columns-repeated="1018"/>
        </table:table-row>
        <table:table-row table:style-name="ro1">
          <table:table-cell office:value-type="float" office:value="1475545227.941" calcext:value-type="float">
            <text:p>1475545227.941</text:p>
          </table:table-cell>
          <table:table-cell office:value-type="float" office:value="1.62494" calcext:value-type="float">
            <text:p>1.62494</text:p>
          </table:table-cell>
          <table:table-cell table:formula="of:=([.A561] / 86400) + 25569" office:value-type="date" office:date-value="2016-10-04T01:40:27.941" calcext:value-type="date">
            <text:p>2016-10-04 01:40:27.941</text:p>
          </table:table-cell>
          <table:table-cell table:formula="of:=[.C561]-(4/24)" office:value-type="time" office:time-value="PT1023525H40M27.941000741S" calcext:value-type="time">
            <text:p>21:40:28</text:p>
          </table:table-cell>
          <table:table-cell table:formula="of:=[.B561]/[.G$1]" office:value-type="float" office:value="0.0148940421631531" calcext:value-type="float">
            <text:p>0.014894042163153</text:p>
          </table:table-cell>
          <table:table-cell table:formula="of:=[.E561]*1000" office:value-type="float" office:value="14.8940421631531" calcext:value-type="float">
            <text:p>14.8940421631531</text:p>
          </table:table-cell>
          <table:table-cell table:number-columns-repeated="1018"/>
        </table:table-row>
        <table:table-row table:style-name="ro1">
          <table:table-cell office:value-type="float" office:value="1475545229.557" calcext:value-type="float">
            <text:p>1475545229.557</text:p>
          </table:table-cell>
          <table:table-cell office:value-type="float" office:value="1.40788" calcext:value-type="float">
            <text:p>1.40788</text:p>
          </table:table-cell>
          <table:table-cell table:formula="of:=([.A562] / 86400) + 25569" office:value-type="date" office:date-value="2016-10-04T01:40:29.557" calcext:value-type="date">
            <text:p>2016-10-04 01:40:29.557</text:p>
          </table:table-cell>
          <table:table-cell table:formula="of:=[.C562]-(4/24)" office:value-type="time" office:time-value="PT1023525H40M29.55700024S" calcext:value-type="time">
            <text:p>21:40:30</text:p>
          </table:table-cell>
          <table:table-cell table:formula="of:=[.B562]/[.G$1]" office:value-type="float" office:value="0.0129044912923923" calcext:value-type="float">
            <text:p>0.012904491292392</text:p>
          </table:table-cell>
          <table:table-cell table:formula="of:=[.E562]*1000" office:value-type="float" office:value="12.9044912923923" calcext:value-type="float">
            <text:p>12.9044912923923</text:p>
          </table:table-cell>
          <table:table-cell table:number-columns-repeated="1018"/>
        </table:table-row>
        <table:table-row table:style-name="ro1">
          <table:table-cell office:value-type="float" office:value="1475545230.848" calcext:value-type="float">
            <text:p>1475545230.848</text:p>
          </table:table-cell>
          <table:table-cell office:value-type="float" office:value="1.361478" calcext:value-type="float">
            <text:p>1.361478</text:p>
          </table:table-cell>
          <table:table-cell table:formula="of:=([.A563] / 86400) + 25569" office:value-type="date" office:date-value="2016-10-04T01:40:30.848" calcext:value-type="date">
            <text:p>2016-10-04 01:40:30.848</text:p>
          </table:table-cell>
          <table:table-cell table:formula="of:=[.C563]-(4/24)" office:value-type="time" office:time-value="PT1023525H40M30.848000664S" calcext:value-type="time">
            <text:p>21:40:31</text:p>
          </table:table-cell>
          <table:table-cell table:formula="of:=[.B563]/[.G$1]" office:value-type="float" office:value="0.0124791750687443" calcext:value-type="float">
            <text:p>0.012479175068744</text:p>
          </table:table-cell>
          <table:table-cell table:formula="of:=[.E563]*1000" office:value-type="float" office:value="12.4791750687443" calcext:value-type="float">
            <text:p>12.4791750687443</text:p>
          </table:table-cell>
          <table:table-cell table:number-columns-repeated="1018"/>
        </table:table-row>
        <table:table-row table:style-name="ro1">
          <table:table-cell office:value-type="float" office:value="1475545232.14" calcext:value-type="float">
            <text:p>1475545232.14</text:p>
          </table:table-cell>
          <table:table-cell office:value-type="float" office:value="1.361203" calcext:value-type="float">
            <text:p>1.361203</text:p>
          </table:table-cell>
          <table:table-cell table:formula="of:=([.A564] / 86400) + 25569" office:value-type="date" office:date-value="2016-10-04T01:40:32.14" calcext:value-type="date">
            <text:p>2016-10-04 01:40:32.140</text:p>
          </table:table-cell>
          <table:table-cell table:formula="of:=[.C564]-(4/24)" office:value-type="time" office:time-value="PT1023525H40M32.140000211S" calcext:value-type="time">
            <text:p>21:40:32</text:p>
          </table:table-cell>
          <table:table-cell table:formula="of:=[.B564]/[.G$1]" office:value-type="float" office:value="0.0124766544454629" calcext:value-type="float">
            <text:p>0.012476654445463</text:p>
          </table:table-cell>
          <table:table-cell table:formula="of:=[.E564]*1000" office:value-type="float" office:value="12.4766544454629" calcext:value-type="float">
            <text:p>12.4766544454629</text:p>
          </table:table-cell>
          <table:table-cell table:number-columns-repeated="1018"/>
        </table:table-row>
        <table:table-row table:style-name="ro1">
          <table:table-cell office:value-type="float" office:value="1475545233.433" calcext:value-type="float">
            <text:p>1475545233.433</text:p>
          </table:table-cell>
          <table:table-cell office:value-type="float" office:value="1.332644" calcext:value-type="float">
            <text:p>1.332644</text:p>
          </table:table-cell>
          <table:table-cell table:formula="of:=([.A565] / 86400) + 25569" office:value-type="date" office:date-value="2016-10-04T01:40:33.433001" calcext:value-type="date">
            <text:p>2016-10-04 01:40:33.433</text:p>
          </table:table-cell>
          <table:table-cell table:formula="of:=[.C565]-(4/24)" office:value-type="time" office:time-value="PT1023525H40M33.433000557S" calcext:value-type="time">
            <text:p>21:40:33</text:p>
          </table:table-cell>
          <table:table-cell table:formula="of:=[.B565]/[.G$1]" office:value-type="float" office:value="0.0122148854262145" calcext:value-type="float">
            <text:p>0.012214885426215</text:p>
          </table:table-cell>
          <table:table-cell table:formula="of:=[.E565]*1000" office:value-type="float" office:value="12.2148854262145" calcext:value-type="float">
            <text:p>12.2148854262145</text:p>
          </table:table-cell>
          <table:table-cell table:number-columns-repeated="1018"/>
        </table:table-row>
        <table:table-row table:style-name="ro1">
          <table:table-cell office:value-type="float" office:value="1475545234.723" calcext:value-type="float">
            <text:p>1475545234.723</text:p>
          </table:table-cell>
          <table:table-cell office:value-type="float" office:value="1.260119" calcext:value-type="float">
            <text:p>1.260119</text:p>
          </table:table-cell>
          <table:table-cell table:formula="of:=([.A566] / 86400) + 25569" office:value-type="date" office:date-value="2016-10-04T01:40:34.723" calcext:value-type="date">
            <text:p>2016-10-04 01:40:34.723</text:p>
          </table:table-cell>
          <table:table-cell table:formula="of:=[.C566]-(4/24)" office:value-type="time" office:time-value="PT1023525H40M34.723000182S" calcext:value-type="time">
            <text:p>21:40:35</text:p>
          </table:table-cell>
          <table:table-cell table:formula="of:=[.B566]/[.G$1]" office:value-type="float" office:value="0.0115501283226398" calcext:value-type="float">
            <text:p>0.01155012832264</text:p>
          </table:table-cell>
          <table:table-cell table:formula="of:=[.E566]*1000" office:value-type="float" office:value="11.5501283226398" calcext:value-type="float">
            <text:p>11.5501283226398</text:p>
          </table:table-cell>
          <table:table-cell table:number-columns-repeated="1018"/>
        </table:table-row>
        <table:table-row table:style-name="ro1">
          <table:table-cell office:value-type="float" office:value="1475545236.015" calcext:value-type="float">
            <text:p>1475545236.015</text:p>
          </table:table-cell>
          <table:table-cell office:value-type="float" office:value="1.206262" calcext:value-type="float">
            <text:p>1.206262</text:p>
          </table:table-cell>
          <table:table-cell table:formula="of:=([.A567] / 86400) + 25569" office:value-type="date" office:date-value="2016-10-04T01:40:36.015" calcext:value-type="date">
            <text:p>2016-10-04 01:40:36.015</text:p>
          </table:table-cell>
          <table:table-cell table:formula="of:=[.C567]-(4/24)" office:value-type="time" office:time-value="PT1023525H40M36.014999729S" calcext:value-type="time">
            <text:p>21:40:36</text:p>
          </table:table-cell>
          <table:table-cell table:formula="of:=[.B567]/[.G$1]" office:value-type="float" office:value="0.0110564802933089" calcext:value-type="float">
            <text:p>0.011056480293309</text:p>
          </table:table-cell>
          <table:table-cell table:formula="of:=[.E567]*1000" office:value-type="float" office:value="11.0564802933089" calcext:value-type="float">
            <text:p>11.0564802933089</text:p>
          </table:table-cell>
          <table:table-cell table:number-columns-repeated="1018"/>
        </table:table-row>
        <table:table-row table:style-name="ro1">
          <table:table-cell office:value-type="float" office:value="1475545237.308" calcext:value-type="float">
            <text:p>1475545237.308</text:p>
          </table:table-cell>
          <table:table-cell office:value-type="float" office:value="1.20661" calcext:value-type="float">
            <text:p>1.20661</text:p>
          </table:table-cell>
          <table:table-cell table:formula="of:=([.A568] / 86400) + 25569" office:value-type="date" office:date-value="2016-10-04T01:40:37.308" calcext:value-type="date">
            <text:p>2016-10-04 01:40:37.308</text:p>
          </table:table-cell>
          <table:table-cell table:formula="of:=[.C568]-(4/24)" office:value-type="time" office:time-value="PT1023525H40M37.307999656S" calcext:value-type="time">
            <text:p>21:40:37</text:p>
          </table:table-cell>
          <table:table-cell table:formula="of:=[.B568]/[.G$1]" office:value-type="float" office:value="0.0110596700274977" calcext:value-type="float">
            <text:p>0.011059670027498</text:p>
          </table:table-cell>
          <table:table-cell table:formula="of:=[.E568]*1000" office:value-type="float" office:value="11.0596700274977" calcext:value-type="float">
            <text:p>11.0596700274977</text:p>
          </table:table-cell>
          <table:table-cell table:number-columns-repeated="1018"/>
        </table:table-row>
        <table:table-row table:style-name="ro1">
          <table:table-cell office:value-type="float" office:value="1475545238.665" calcext:value-type="float">
            <text:p>1475545238.665</text:p>
          </table:table-cell>
          <table:table-cell office:value-type="float" office:value="1.205786" calcext:value-type="float">
            <text:p>1.205786</text:p>
          </table:table-cell>
          <table:table-cell table:formula="of:=([.A569] / 86400) + 25569" office:value-type="date" office:date-value="2016-10-04T01:40:38.665" calcext:value-type="date">
            <text:p>2016-10-04 01:40:38.665</text:p>
          </table:table-cell>
          <table:table-cell table:formula="of:=[.C569]-(4/24)" office:value-type="time" office:time-value="PT1023525H40M38.665000023S" calcext:value-type="time">
            <text:p>21:40:39</text:p>
          </table:table-cell>
          <table:table-cell table:formula="of:=[.B569]/[.G$1]" office:value-type="float" office:value="0.0110521173235564" calcext:value-type="float">
            <text:p>0.011052117323556</text:p>
          </table:table-cell>
          <table:table-cell table:formula="of:=[.E569]*1000" office:value-type="float" office:value="11.0521173235564" calcext:value-type="float">
            <text:p>11.0521173235564</text:p>
          </table:table-cell>
          <table:table-cell table:number-columns-repeated="1018"/>
        </table:table-row>
        <table:table-row table:style-name="ro1">
          <table:table-cell office:value-type="float" office:value="1475545240.276" calcext:value-type="float">
            <text:p>1475545240.276</text:p>
          </table:table-cell>
          <table:table-cell office:value-type="float" office:value="1.220074" calcext:value-type="float">
            <text:p>1.220074</text:p>
          </table:table-cell>
          <table:table-cell table:formula="of:=([.A570] / 86400) + 25569" office:value-type="date" office:date-value="2016-10-04T01:40:40.276" calcext:value-type="date">
            <text:p>2016-10-04 01:40:40.276</text:p>
          </table:table-cell>
          <table:table-cell table:formula="of:=[.C570]-(4/24)" office:value-type="time" office:time-value="PT1023525H40M40.276000137S" calcext:value-type="time">
            <text:p>21:40:40</text:p>
          </table:table-cell>
          <table:table-cell table:formula="of:=[.B570]/[.G$1]" office:value-type="float" office:value="0.0111830797433547" calcext:value-type="float">
            <text:p>0.011183079743355</text:p>
          </table:table-cell>
          <table:table-cell table:formula="of:=[.E570]*1000" office:value-type="float" office:value="11.1830797433547" calcext:value-type="float">
            <text:p>11.1830797433547</text:p>
          </table:table-cell>
          <table:table-cell table:number-columns-repeated="1018"/>
        </table:table-row>
        <table:table-row table:style-name="ro1">
          <table:table-cell office:value-type="float" office:value="1475545241.567" calcext:value-type="float">
            <text:p>1475545241.567</text:p>
          </table:table-cell>
          <table:table-cell office:value-type="float" office:value="1.24072" calcext:value-type="float">
            <text:p>1.24072</text:p>
          </table:table-cell>
          <table:table-cell table:formula="of:=([.A571] / 86400) + 25569" office:value-type="date" office:date-value="2016-10-04T01:40:41.567" calcext:value-type="date">
            <text:p>2016-10-04 01:40:41.567</text:p>
          </table:table-cell>
          <table:table-cell table:formula="of:=[.C571]-(4/24)" office:value-type="time" office:time-value="PT1023525H40M41.56700056S" calcext:value-type="time">
            <text:p>21:40:42</text:p>
          </table:table-cell>
          <table:table-cell table:formula="of:=[.B571]/[.G$1]" office:value-type="float" office:value="0.0113723189734189" calcext:value-type="float">
            <text:p>0.011372318973419</text:p>
          </table:table-cell>
          <table:table-cell table:formula="of:=[.E571]*1000" office:value-type="float" office:value="11.3723189734189" calcext:value-type="float">
            <text:p>11.3723189734189</text:p>
          </table:table-cell>
          <table:table-cell table:number-columns-repeated="1018"/>
        </table:table-row>
        <table:table-row table:style-name="ro1">
          <table:table-cell office:value-type="float" office:value="1475545242.859" calcext:value-type="float">
            <text:p>1475545242.859</text:p>
          </table:table-cell>
          <table:table-cell office:value-type="float" office:value="1.239529" calcext:value-type="float">
            <text:p>1.239529</text:p>
          </table:table-cell>
          <table:table-cell table:formula="of:=([.A572] / 86400) + 25569" office:value-type="date" office:date-value="2016-10-04T01:40:42.859" calcext:value-type="date">
            <text:p>2016-10-04 01:40:42.859</text:p>
          </table:table-cell>
          <table:table-cell table:formula="of:=[.C572]-(4/24)" office:value-type="time" office:time-value="PT1023525H40M42.859000107S" calcext:value-type="time">
            <text:p>21:40:43</text:p>
          </table:table-cell>
          <table:table-cell table:formula="of:=[.B572]/[.G$1]" office:value-type="float" office:value="0.0113614023831347" calcext:value-type="float">
            <text:p>0.011361402383135</text:p>
          </table:table-cell>
          <table:table-cell table:formula="of:=[.E572]*1000" office:value-type="float" office:value="11.3614023831347" calcext:value-type="float">
            <text:p>11.3614023831347</text:p>
          </table:table-cell>
          <table:table-cell table:number-columns-repeated="1018"/>
        </table:table-row>
        <table:table-row table:style-name="ro1">
          <table:table-cell office:value-type="float" office:value="1475545244.151" calcext:value-type="float">
            <text:p>1475545244.151</text:p>
          </table:table-cell>
          <table:table-cell office:value-type="float" office:value="1.239254" calcext:value-type="float">
            <text:p>1.239254</text:p>
          </table:table-cell>
          <table:table-cell table:formula="of:=([.A573] / 86400) + 25569" office:value-type="date" office:date-value="2016-10-04T01:40:44.151" calcext:value-type="date">
            <text:p>2016-10-04 01:40:44.151</text:p>
          </table:table-cell>
          <table:table-cell table:formula="of:=[.C573]-(4/24)" office:value-type="time" office:time-value="PT1023525H40M44.150999654S" calcext:value-type="time">
            <text:p>21:40:44</text:p>
          </table:table-cell>
          <table:table-cell table:formula="of:=[.B573]/[.G$1]" office:value-type="float" office:value="0.0113588817598533" calcext:value-type="float">
            <text:p>0.011358881759853</text:p>
          </table:table-cell>
          <table:table-cell table:formula="of:=[.E573]*1000" office:value-type="float" office:value="11.3588817598533" calcext:value-type="float">
            <text:p>11.3588817598533</text:p>
          </table:table-cell>
          <table:table-cell table:number-columns-repeated="1018"/>
        </table:table-row>
        <table:table-row table:style-name="ro1">
          <table:table-cell office:value-type="float" office:value="1475545245.435" calcext:value-type="float">
            <text:p>1475545245.435</text:p>
          </table:table-cell>
          <table:table-cell office:value-type="float" office:value="1.374118" calcext:value-type="float">
            <text:p>1.374118</text:p>
          </table:table-cell>
          <table:table-cell table:formula="of:=([.A574] / 86400) + 25569" office:value-type="date" office:date-value="2016-10-04T01:40:45.435" calcext:value-type="date">
            <text:p>2016-10-04 01:40:45.435</text:p>
          </table:table-cell>
          <table:table-cell table:formula="of:=[.C574]-(4/24)" office:value-type="time" office:time-value="PT1023525H40M45.434999932S" calcext:value-type="time">
            <text:p>21:40:45</text:p>
          </table:table-cell>
          <table:table-cell table:formula="of:=[.B574]/[.G$1]" office:value-type="float" office:value="0.0125950320806599" calcext:value-type="float">
            <text:p>0.01259503208066</text:p>
          </table:table-cell>
          <table:table-cell table:formula="of:=[.E574]*1000" office:value-type="float" office:value="12.5950320806599" calcext:value-type="float">
            <text:p>12.5950320806599</text:p>
          </table:table-cell>
          <table:table-cell table:number-columns-repeated="1018"/>
        </table:table-row>
        <table:table-row table:style-name="ro1">
          <table:table-cell office:value-type="float" office:value="1475545246.678" calcext:value-type="float">
            <text:p>1475545246.678</text:p>
          </table:table-cell>
          <table:table-cell office:value-type="float" office:value="1.541388" calcext:value-type="float">
            <text:p>1.541388</text:p>
          </table:table-cell>
          <table:table-cell table:formula="of:=([.A575] / 86400) + 25569" office:value-type="date" office:date-value="2016-10-04T01:40:46.678" calcext:value-type="date">
            <text:p>2016-10-04 01:40:46.678</text:p>
          </table:table-cell>
          <table:table-cell table:formula="of:=[.C575]-(4/24)" office:value-type="time" office:time-value="PT1023525H40M46.67800013S" calcext:value-type="time">
            <text:p>21:40:47</text:p>
          </table:table-cell>
          <table:table-cell table:formula="of:=[.B575]/[.G$1]" office:value-type="float" office:value="0.0141282126489459" calcext:value-type="float">
            <text:p>0.014128212648946</text:p>
          </table:table-cell>
          <table:table-cell table:formula="of:=[.E575]*1000" office:value-type="float" office:value="14.1282126489459" calcext:value-type="float">
            <text:p>14.1282126489459</text:p>
          </table:table-cell>
          <table:table-cell table:number-columns-repeated="1018"/>
        </table:table-row>
        <table:table-row table:style-name="ro1">
          <table:table-cell office:value-type="float" office:value="1475545248.035" calcext:value-type="float">
            <text:p>1475545248.035</text:p>
          </table:table-cell>
          <table:table-cell office:value-type="float" office:value="1.633513" calcext:value-type="float">
            <text:p>1.633513</text:p>
          </table:table-cell>
          <table:table-cell table:formula="of:=([.A576] / 86400) + 25569" office:value-type="date" office:date-value="2016-10-04T01:40:48.035" calcext:value-type="date">
            <text:p>2016-10-04 01:40:48.035</text:p>
          </table:table-cell>
          <table:table-cell table:formula="of:=[.C576]-(4/24)" office:value-type="time" office:time-value="PT1023525H40M48.035000078S" calcext:value-type="time">
            <text:p>21:40:48</text:p>
          </table:table-cell>
          <table:table-cell table:formula="of:=[.B576]/[.G$1]" office:value-type="float" office:value="0.0149726214482126" calcext:value-type="float">
            <text:p>0.014972621448213</text:p>
          </table:table-cell>
          <table:table-cell table:formula="of:=[.E576]*1000" office:value-type="float" office:value="14.9726214482126" calcext:value-type="float">
            <text:p>14.9726214482126</text:p>
          </table:table-cell>
          <table:table-cell table:number-columns-repeated="1018"/>
        </table:table-row>
        <table:table-row table:style-name="ro1">
          <table:table-cell office:value-type="float" office:value="1475545249.738" calcext:value-type="float">
            <text:p>1475545249.738</text:p>
          </table:table-cell>
          <table:table-cell office:value-type="float" office:value="1.63104" calcext:value-type="float">
            <text:p>1.63104</text:p>
          </table:table-cell>
          <table:table-cell table:formula="of:=([.A577] / 86400) + 25569" office:value-type="date" office:date-value="2016-10-04T01:40:49.738" calcext:value-type="date">
            <text:p>2016-10-04 01:40:49.738</text:p>
          </table:table-cell>
          <table:table-cell table:formula="of:=[.C577]-(4/24)" office:value-type="time" office:time-value="PT1023525H40M49.738000799S" calcext:value-type="time">
            <text:p>21:40:50</text:p>
          </table:table-cell>
          <table:table-cell table:formula="of:=[.B577]/[.G$1]" office:value-type="float" office:value="0.0149499541704858" calcext:value-type="float">
            <text:p>0.014949954170486</text:p>
          </table:table-cell>
          <table:table-cell table:formula="of:=[.E577]*1000" office:value-type="float" office:value="14.9499541704858" calcext:value-type="float">
            <text:p>14.9499541704858</text:p>
          </table:table-cell>
          <table:table-cell table:number-columns-repeated="1018"/>
        </table:table-row>
        <table:table-row table:style-name="ro1">
          <table:table-cell office:value-type="float" office:value="1475545250.388" calcext:value-type="float">
            <text:p>1475545250.388</text:p>
          </table:table-cell>
          <table:table-cell office:value-type="float" office:value="1.629392" calcext:value-type="float">
            <text:p>1.629392</text:p>
          </table:table-cell>
          <table:table-cell table:formula="of:=([.A578] / 86400) + 25569" office:value-type="date" office:date-value="2016-10-04T01:40:50.388" calcext:value-type="date">
            <text:p>2016-10-04 01:40:50.388</text:p>
          </table:table-cell>
          <table:table-cell table:formula="of:=[.C578]-(4/24)" office:value-type="time" office:time-value="PT1023525H40M50.388000207S" calcext:value-type="time">
            <text:p>21:40:50</text:p>
          </table:table-cell>
          <table:table-cell table:formula="of:=[.B578]/[.G$1]" office:value-type="float" office:value="0.0149348487626031" calcext:value-type="float">
            <text:p>0.014934848762603</text:p>
          </table:table-cell>
          <table:table-cell table:formula="of:=[.E578]*1000" office:value-type="float" office:value="14.9348487626031" calcext:value-type="float">
            <text:p>14.9348487626031</text:p>
          </table:table-cell>
          <table:table-cell table:number-columns-repeated="1018"/>
        </table:table-row>
        <table:table-row table:style-name="ro1">
          <table:table-cell office:value-type="float" office:value="1475545251.68" calcext:value-type="float">
            <text:p>1475545251.68</text:p>
          </table:table-cell>
          <table:table-cell office:value-type="float" office:value="1.576725" calcext:value-type="float">
            <text:p>1.576725</text:p>
          </table:table-cell>
          <table:table-cell table:formula="of:=([.A579] / 86400) + 25569" office:value-type="date" office:date-value="2016-10-04T01:40:51.68" calcext:value-type="date">
            <text:p>2016-10-04 01:40:51.680</text:p>
          </table:table-cell>
          <table:table-cell table:formula="of:=[.C579]-(4/24)" office:value-type="time" office:time-value="PT1023525H40M51.679999754S" calcext:value-type="time">
            <text:p>21:40:52</text:p>
          </table:table-cell>
          <table:table-cell table:formula="of:=[.B579]/[.G$1]" office:value-type="float" office:value="0.0144521081576535" calcext:value-type="float">
            <text:p>0.014452108157654</text:p>
          </table:table-cell>
          <table:table-cell table:formula="of:=[.E579]*1000" office:value-type="float" office:value="14.4521081576535" calcext:value-type="float">
            <text:p>14.4521081576535</text:p>
          </table:table-cell>
          <table:table-cell table:number-columns-repeated="1018"/>
        </table:table-row>
        <table:table-row table:style-name="ro1">
          <table:table-cell office:value-type="float" office:value="1475545252.973" calcext:value-type="float">
            <text:p>1475545252.973</text:p>
          </table:table-cell>
          <table:table-cell office:value-type="float" office:value="1.521109" calcext:value-type="float">
            <text:p>1.521109</text:p>
          </table:table-cell>
          <table:table-cell table:formula="of:=([.A580] / 86400) + 25569" office:value-type="date" office:date-value="2016-10-04T01:40:52.973" calcext:value-type="date">
            <text:p>2016-10-04 01:40:52.973</text:p>
          </table:table-cell>
          <table:table-cell table:formula="of:=[.C580]-(4/24)" office:value-type="time" office:time-value="PT1023525H40M52.972999681S" calcext:value-type="time">
            <text:p>21:40:53</text:p>
          </table:table-cell>
          <table:table-cell table:formula="of:=[.B580]/[.G$1]" office:value-type="float" office:value="0.0139423373052246" calcext:value-type="float">
            <text:p>0.013942337305225</text:p>
          </table:table-cell>
          <table:table-cell table:formula="of:=[.E580]*1000" office:value-type="float" office:value="13.9423373052246" calcext:value-type="float">
            <text:p>13.9423373052246</text:p>
          </table:table-cell>
          <table:table-cell table:number-columns-repeated="1018"/>
        </table:table-row>
        <table:table-row table:style-name="ro1">
          <table:table-cell office:value-type="float" office:value="1475545254.265" calcext:value-type="float">
            <text:p>1475545254.265</text:p>
          </table:table-cell>
          <table:table-cell office:value-type="float" office:value="1.503852" calcext:value-type="float">
            <text:p>1.503852</text:p>
          </table:table-cell>
          <table:table-cell table:formula="of:=([.A581] / 86400) + 25569" office:value-type="date" office:date-value="2016-10-04T01:40:54.265" calcext:value-type="date">
            <text:p>2016-10-04 01:40:54.265</text:p>
          </table:table-cell>
          <table:table-cell table:formula="of:=[.C581]-(4/24)" office:value-type="time" office:time-value="PT1023525H40M54.265000485S" calcext:value-type="time">
            <text:p>21:40:54</text:p>
          </table:table-cell>
          <table:table-cell table:formula="of:=[.B581]/[.G$1]" office:value-type="float" office:value="0.01378416131989" calcext:value-type="float">
            <text:p>0.01378416131989</text:p>
          </table:table-cell>
          <table:table-cell table:formula="of:=[.E581]*1000" office:value-type="float" office:value="13.78416131989" calcext:value-type="float">
            <text:p>13.78416131989</text:p>
          </table:table-cell>
          <table:table-cell table:number-columns-repeated="1018"/>
        </table:table-row>
        <table:table-row table:style-name="ro1">
          <table:table-cell office:value-type="float" office:value="1475545255.561" calcext:value-type="float">
            <text:p>1475545255.561</text:p>
          </table:table-cell>
          <table:table-cell office:value-type="float" office:value="1.503981" calcext:value-type="float">
            <text:p>1.503981</text:p>
          </table:table-cell>
          <table:table-cell table:formula="of:=([.A582] / 86400) + 25569" office:value-type="date" office:date-value="2016-10-04T01:40:55.561" calcext:value-type="date">
            <text:p>2016-10-04 01:40:55.561</text:p>
          </table:table-cell>
          <table:table-cell table:formula="of:=[.C582]-(4/24)" office:value-type="time" office:time-value="PT1023525H40M55.561000295S" calcext:value-type="time">
            <text:p>21:40:56</text:p>
          </table:table-cell>
          <table:table-cell table:formula="of:=[.B582]/[.G$1]" office:value-type="float" office:value="0.0137853437213566" calcext:value-type="float">
            <text:p>0.013785343721357</text:p>
          </table:table-cell>
          <table:table-cell table:formula="of:=[.E582]*1000" office:value-type="float" office:value="13.7853437213566" calcext:value-type="float">
            <text:p>13.7853437213566</text:p>
          </table:table-cell>
          <table:table-cell table:number-columns-repeated="1018"/>
        </table:table-row>
        <table:table-row table:style-name="ro1">
          <table:table-cell office:value-type="float" office:value="1475545256.854" calcext:value-type="float">
            <text:p>1475545256.854</text:p>
          </table:table-cell>
          <table:table-cell office:value-type="float" office:value="1.524351" calcext:value-type="float">
            <text:p>1.524351</text:p>
          </table:table-cell>
          <table:table-cell table:formula="of:=([.A583] / 86400) + 25569" office:value-type="date" office:date-value="2016-10-04T01:40:56.854" calcext:value-type="date">
            <text:p>2016-10-04 01:40:56.854</text:p>
          </table:table-cell>
          <table:table-cell table:formula="of:=[.C583]-(4/24)" office:value-type="time" office:time-value="PT1023525H40M56.854000222S" calcext:value-type="time">
            <text:p>21:40:57</text:p>
          </table:table-cell>
          <table:table-cell table:formula="of:=[.B583]/[.G$1]" office:value-type="float" office:value="0.0139720531622365" calcext:value-type="float">
            <text:p>0.013972053162237</text:p>
          </table:table-cell>
          <table:table-cell table:formula="of:=[.E583]*1000" office:value-type="float" office:value="13.9720531622365" calcext:value-type="float">
            <text:p>13.9720531622365</text:p>
          </table:table-cell>
          <table:table-cell table:number-columns-repeated="1018"/>
        </table:table-row>
        <table:table-row table:style-name="ro1">
          <table:table-cell office:value-type="float" office:value="1475545258.21" calcext:value-type="float">
            <text:p>1475545258.21</text:p>
          </table:table-cell>
          <table:table-cell office:value-type="float" office:value="1.581836" calcext:value-type="float">
            <text:p>1.581836</text:p>
          </table:table-cell>
          <table:table-cell table:formula="of:=([.A584] / 86400) + 25569" office:value-type="date" office:date-value="2016-10-04T01:40:58.21" calcext:value-type="date">
            <text:p>2016-10-04 01:40:58.210</text:p>
          </table:table-cell>
          <table:table-cell table:formula="of:=[.C584]-(4/24)" office:value-type="time" office:time-value="PT1023525H40M58.21000021S" calcext:value-type="time">
            <text:p>21:40:58</text:p>
          </table:table-cell>
          <table:table-cell table:formula="of:=[.B584]/[.G$1]" office:value-type="float" office:value="0.0144989550870761" calcext:value-type="float">
            <text:p>0.014498955087076</text:p>
          </table:table-cell>
          <table:table-cell table:formula="of:=[.E584]*1000" office:value-type="float" office:value="14.4989550870761" calcext:value-type="float">
            <text:p>14.4989550870761</text:p>
          </table:table-cell>
          <table:table-cell table:number-columns-repeated="1018"/>
        </table:table-row>
        <table:table-row table:style-name="ro1">
          <table:table-cell office:value-type="float" office:value="1475545259.814" calcext:value-type="float">
            <text:p>1475545259.814</text:p>
          </table:table-cell>
          <table:table-cell office:value-type="float" office:value="1.629813" calcext:value-type="float">
            <text:p>1.629813</text:p>
          </table:table-cell>
          <table:table-cell table:formula="of:=([.A585] / 86400) + 25569" office:value-type="date" office:date-value="2016-10-04T01:40:59.814" calcext:value-type="date">
            <text:p>2016-10-04 01:40:59.814</text:p>
          </table:table-cell>
          <table:table-cell table:formula="of:=[.C585]-(4/24)" office:value-type="time" office:time-value="PT1023525H40M59.814000176S" calcext:value-type="time">
            <text:p>21:41:00</text:p>
          </table:table-cell>
          <table:table-cell table:formula="of:=[.B585]/[.G$1]" office:value-type="float" office:value="0.0149387076076994" calcext:value-type="float">
            <text:p>0.014938707607699</text:p>
          </table:table-cell>
          <table:table-cell table:formula="of:=[.E585]*1000" office:value-type="float" office:value="14.9387076076994" calcext:value-type="float">
            <text:p>14.9387076076994</text:p>
          </table:table-cell>
          <table:table-cell table:number-columns-repeated="1018"/>
        </table:table-row>
        <table:table-row table:style-name="ro1">
          <table:table-cell office:value-type="float" office:value="1475545261.106" calcext:value-type="float">
            <text:p>1475545261.106</text:p>
          </table:table-cell>
          <table:table-cell office:value-type="float" office:value="1.628512" calcext:value-type="float">
            <text:p>1.628512</text:p>
          </table:table-cell>
          <table:table-cell table:formula="of:=([.A586] / 86400) + 25569" office:value-type="date" office:date-value="2016-10-04T01:41:01.106" calcext:value-type="date">
            <text:p>2016-10-04 01:41:01.106</text:p>
          </table:table-cell>
          <table:table-cell table:formula="of:=[.C586]-(4/24)" office:value-type="time" office:time-value="PT1023525H41M01.105999723S" calcext:value-type="time">
            <text:p>21:41:01</text:p>
          </table:table-cell>
          <table:table-cell table:formula="of:=[.B586]/[.G$1]" office:value-type="float" office:value="0.0149267827681027" calcext:value-type="float">
            <text:p>0.014926782768103</text:p>
          </table:table-cell>
          <table:table-cell table:formula="of:=[.E586]*1000" office:value-type="float" office:value="14.9267827681027" calcext:value-type="float">
            <text:p>14.9267827681027</text:p>
          </table:table-cell>
          <table:table-cell table:number-columns-repeated="1018"/>
        </table:table-row>
        <table:table-row table:style-name="ro1">
          <table:table-cell office:value-type="float" office:value="1475545262.398" calcext:value-type="float">
            <text:p>1475545262.398</text:p>
          </table:table-cell>
          <table:table-cell office:value-type="float" office:value="1.634118" calcext:value-type="float">
            <text:p>1.634118</text:p>
          </table:table-cell>
          <table:table-cell table:formula="of:=([.A587] / 86400) + 25569" office:value-type="date" office:date-value="2016-10-04T01:41:02.398" calcext:value-type="date">
            <text:p>2016-10-04 01:41:02.398</text:p>
          </table:table-cell>
          <table:table-cell table:formula="of:=[.C587]-(4/24)" office:value-type="time" office:time-value="PT1023525H41M02.398000527S" calcext:value-type="time">
            <text:p>21:41:02</text:p>
          </table:table-cell>
          <table:table-cell table:formula="of:=[.B587]/[.G$1]" office:value-type="float" office:value="0.0149781668194317" calcext:value-type="float">
            <text:p>0.014978166819432</text:p>
          </table:table-cell>
          <table:table-cell table:formula="of:=[.E587]*1000" office:value-type="float" office:value="14.9781668194317" calcext:value-type="float">
            <text:p>14.9781668194317</text:p>
          </table:table-cell>
          <table:table-cell table:number-columns-repeated="1018"/>
        </table:table-row>
        <table:table-row table:style-name="ro1">
          <table:table-cell office:value-type="float" office:value="1475545263.69" calcext:value-type="float">
            <text:p>1475545263.69</text:p>
          </table:table-cell>
          <table:table-cell office:value-type="float" office:value="1.689569" calcext:value-type="float">
            <text:p>1.689569</text:p>
          </table:table-cell>
          <table:table-cell table:formula="of:=([.A588] / 86400) + 25569" office:value-type="date" office:date-value="2016-10-04T01:41:03.69" calcext:value-type="date">
            <text:p>2016-10-04 01:41:03.690</text:p>
          </table:table-cell>
          <table:table-cell table:formula="of:=[.C588]-(4/24)" office:value-type="time" office:time-value="PT1023525H41M03.690000493S" calcext:value-type="time">
            <text:p>21:41:04</text:p>
          </table:table-cell>
          <table:table-cell table:formula="of:=[.B588]/[.G$1]" office:value-type="float" office:value="0.0154864252978918" calcext:value-type="float">
            <text:p>0.015486425297892</text:p>
          </table:table-cell>
          <table:table-cell table:formula="of:=[.E588]*1000" office:value-type="float" office:value="15.4864252978918" calcext:value-type="float">
            <text:p>15.4864252978918</text:p>
          </table:table-cell>
          <table:table-cell table:number-columns-repeated="1018"/>
        </table:table-row>
        <table:table-row table:style-name="ro1">
          <table:table-cell office:value-type="float" office:value="1475545264.983" calcext:value-type="float">
            <text:p>1475545264.983</text:p>
          </table:table-cell>
          <table:table-cell office:value-type="float" office:value="1.744379" calcext:value-type="float">
            <text:p>1.744379</text:p>
          </table:table-cell>
          <table:table-cell table:formula="of:=([.A589] / 86400) + 25569" office:value-type="date" office:date-value="2016-10-04T01:41:04.983" calcext:value-type="date">
            <text:p>2016-10-04 01:41:04.983</text:p>
          </table:table-cell>
          <table:table-cell table:formula="of:=[.C589]-(4/24)" office:value-type="time" office:time-value="PT1023525H41M04.98300042S" calcext:value-type="time">
            <text:p>21:41:05</text:p>
          </table:table-cell>
          <table:table-cell table:formula="of:=[.B589]/[.G$1]" office:value-type="float" office:value="0.0159888084326306" calcext:value-type="float">
            <text:p>0.015988808432631</text:p>
          </table:table-cell>
          <table:table-cell table:formula="of:=[.E589]*1000" office:value-type="float" office:value="15.9888084326306" calcext:value-type="float">
            <text:p>15.9888084326306</text:p>
          </table:table-cell>
          <table:table-cell table:number-columns-repeated="1018"/>
        </table:table-row>
        <table:table-row table:style-name="ro1">
          <table:table-cell office:value-type="float" office:value="1475545266.273" calcext:value-type="float">
            <text:p>1475545266.273</text:p>
          </table:table-cell>
          <table:table-cell office:value-type="float" office:value="1.758155" calcext:value-type="float">
            <text:p>1.758155</text:p>
          </table:table-cell>
          <table:table-cell table:formula="of:=([.A590] / 86400) + 25569" office:value-type="date" office:date-value="2016-10-04T01:41:06.273" calcext:value-type="date">
            <text:p>2016-10-04 01:41:06.273</text:p>
          </table:table-cell>
          <table:table-cell table:formula="of:=[.C590]-(4/24)" office:value-type="time" office:time-value="PT1023525H41M06.273000464S" calcext:value-type="time">
            <text:p>21:41:06</text:p>
          </table:table-cell>
          <table:table-cell table:formula="of:=[.B590]/[.G$1]" office:value-type="float" office:value="0.0161150779101742" calcext:value-type="float">
            <text:p>0.016115077910174</text:p>
          </table:table-cell>
          <table:table-cell table:formula="of:=[.E590]*1000" office:value-type="float" office:value="16.1150779101742" calcext:value-type="float">
            <text:p>16.1150779101742</text:p>
          </table:table-cell>
          <table:table-cell table:number-columns-repeated="1018"/>
        </table:table-row>
        <table:table-row table:style-name="ro1">
          <table:table-cell office:value-type="float" office:value="1475545267.63" calcext:value-type="float">
            <text:p>1475545267.63</text:p>
          </table:table-cell>
          <table:table-cell office:value-type="float" office:value="1.758082" calcext:value-type="float">
            <text:p>1.758082</text:p>
          </table:table-cell>
          <table:table-cell table:formula="of:=([.A591] / 86400) + 25569" office:value-type="date" office:date-value="2016-10-04T01:41:07.63" calcext:value-type="date">
            <text:p>2016-10-04 01:41:07.630</text:p>
          </table:table-cell>
          <table:table-cell table:formula="of:=[.C591]-(4/24)" office:value-type="time" office:time-value="PT1023525H41M07.630000412S" calcext:value-type="time">
            <text:p>21:41:08</text:p>
          </table:table-cell>
          <table:table-cell table:formula="of:=[.B591]/[.G$1]" office:value-type="float" office:value="0.0161144087992667" calcext:value-type="float">
            <text:p>0.016114408799267</text:p>
          </table:table-cell>
          <table:table-cell table:formula="of:=[.E591]*1000" office:value-type="float" office:value="16.1144087992667" calcext:value-type="float">
            <text:p>16.1144087992667</text:p>
          </table:table-cell>
          <table:table-cell table:number-columns-repeated="1018"/>
        </table:table-row>
        <table:table-row table:style-name="ro1">
          <table:table-cell office:value-type="float" office:value="1475545268.953" calcext:value-type="float">
            <text:p>1475545268.953</text:p>
          </table:table-cell>
          <table:table-cell office:value-type="float" office:value="1.682627" calcext:value-type="float">
            <text:p>1.682627</text:p>
          </table:table-cell>
          <table:table-cell table:formula="of:=([.A592] / 86400) + 25569" office:value-type="date" office:date-value="2016-10-04T01:41:08.953" calcext:value-type="date">
            <text:p>2016-10-04 01:41:08.953</text:p>
          </table:table-cell>
          <table:table-cell table:formula="of:=[.C592]-(4/24)" office:value-type="time" office:time-value="PT1023525H41M08.953000009S" calcext:value-type="time">
            <text:p>21:41:09</text:p>
          </table:table-cell>
          <table:table-cell table:formula="of:=[.B592]/[.G$1]" office:value-type="float" office:value="0.0154227956003666" calcext:value-type="float">
            <text:p>0.015422795600367</text:p>
          </table:table-cell>
          <table:table-cell table:formula="of:=[.E592]*1000" office:value-type="float" office:value="15.4227956003666" calcext:value-type="float">
            <text:p>15.4227956003666</text:p>
          </table:table-cell>
          <table:table-cell table:number-columns-repeated="1018"/>
        </table:table-row>
        <table:table-row table:style-name="ro1">
          <table:table-cell office:value-type="float" office:value="1475545270.533" calcext:value-type="float">
            <text:p>1475545270.533</text:p>
          </table:table-cell>
          <table:table-cell office:value-type="float" office:value="1.472344" calcext:value-type="float">
            <text:p>1.472344</text:p>
          </table:table-cell>
          <table:table-cell table:formula="of:=([.A593] / 86400) + 25569" office:value-type="date" office:date-value="2016-10-04T01:41:10.533" calcext:value-type="date">
            <text:p>2016-10-04 01:41:10.533</text:p>
          </table:table-cell>
          <table:table-cell table:formula="of:=[.C593]-(4/24)" office:value-type="time" office:time-value="PT1023525H41M10.533000072S" calcext:value-type="time">
            <text:p>21:41:11</text:p>
          </table:table-cell>
          <table:table-cell table:formula="of:=[.B593]/[.G$1]" office:value-type="float" office:value="0.0134953620531622" calcext:value-type="float">
            <text:p>0.013495362053162</text:p>
          </table:table-cell>
          <table:table-cell table:formula="of:=[.E593]*1000" office:value-type="float" office:value="13.4953620531622" calcext:value-type="float">
            <text:p>13.4953620531622</text:p>
          </table:table-cell>
          <table:table-cell table:number-columns-repeated="1018"/>
        </table:table-row>
        <table:table-row table:style-name="ro1">
          <table:table-cell office:value-type="float" office:value="1475545271.829" calcext:value-type="float">
            <text:p>1475545271.829</text:p>
          </table:table-cell>
          <table:table-cell office:value-type="float" office:value="1.36124" calcext:value-type="float">
            <text:p>1.36124</text:p>
          </table:table-cell>
          <table:table-cell table:formula="of:=([.A594] / 86400) + 25569" office:value-type="date" office:date-value="2016-10-04T01:41:11.829" calcext:value-type="date">
            <text:p>2016-10-04 01:41:11.829</text:p>
          </table:table-cell>
          <table:table-cell table:formula="of:=[.C594]-(4/24)" office:value-type="time" office:time-value="PT1023525H41M11.829000302S" calcext:value-type="time">
            <text:p>21:41:12</text:p>
          </table:table-cell>
          <table:table-cell table:formula="of:=[.B594]/[.G$1]" office:value-type="float" office:value="0.012476993583868" calcext:value-type="float">
            <text:p>0.012476993583868</text:p>
          </table:table-cell>
          <table:table-cell table:formula="of:=[.E594]*1000" office:value-type="float" office:value="12.476993583868" calcext:value-type="float">
            <text:p>12.476993583868</text:p>
          </table:table-cell>
          <table:table-cell table:number-columns-repeated="1018"/>
        </table:table-row>
        <table:table-row table:style-name="ro1">
          <table:table-cell office:value-type="float" office:value="1475545273.12" calcext:value-type="float">
            <text:p>1475545273.12</text:p>
          </table:table-cell>
          <table:table-cell office:value-type="float" office:value="1.361551" calcext:value-type="float">
            <text:p>1.361551</text:p>
          </table:table-cell>
          <table:table-cell table:formula="of:=([.A595] / 86400) + 25569" office:value-type="date" office:date-value="2016-10-04T01:41:13.12" calcext:value-type="date">
            <text:p>2016-10-04 01:41:13.120</text:p>
          </table:table-cell>
          <table:table-cell table:formula="of:=[.C595]-(4/24)" office:value-type="time" office:time-value="PT1023525H41M13.120000307S" calcext:value-type="time">
            <text:p>21:41:13</text:p>
          </table:table-cell>
          <table:table-cell table:formula="of:=[.B595]/[.G$1]" office:value-type="float" office:value="0.0124798441796517" calcext:value-type="float">
            <text:p>0.012479844179652</text:p>
          </table:table-cell>
          <table:table-cell table:formula="of:=[.E595]*1000" office:value-type="float" office:value="12.4798441796517" calcext:value-type="float">
            <text:p>12.4798441796517</text:p>
          </table:table-cell>
          <table:table-cell table:number-columns-repeated="1018"/>
        </table:table-row>
        <table:table-row table:style-name="ro1">
          <table:table-cell office:value-type="float" office:value="1475545274.411" calcext:value-type="float">
            <text:p>1475545274.411</text:p>
          </table:table-cell>
          <table:table-cell office:value-type="float" office:value="1.359078" calcext:value-type="float">
            <text:p>1.359078</text:p>
          </table:table-cell>
          <table:table-cell table:formula="of:=([.A596] / 86400) + 25569" office:value-type="date" office:date-value="2016-10-04T01:41:14.411" calcext:value-type="date">
            <text:p>2016-10-04 01:41:14.411</text:p>
          </table:table-cell>
          <table:table-cell table:formula="of:=[.C596]-(4/24)" office:value-type="time" office:time-value="PT1023525H41M14.411000311S" calcext:value-type="time">
            <text:p>21:41:14</text:p>
          </table:table-cell>
          <table:table-cell table:formula="of:=[.B596]/[.G$1]" office:value-type="float" office:value="0.0124571769019248" calcext:value-type="float">
            <text:p>0.012457176901925</text:p>
          </table:table-cell>
          <table:table-cell table:formula="of:=[.E596]*1000" office:value-type="float" office:value="12.4571769019248" calcext:value-type="float">
            <text:p>12.4571769019248</text:p>
          </table:table-cell>
          <table:table-cell table:number-columns-repeated="1018"/>
        </table:table-row>
        <table:table-row table:style-name="ro1">
          <table:table-cell office:value-type="float" office:value="1475545275.703" calcext:value-type="float">
            <text:p>1475545275.703</text:p>
          </table:table-cell>
          <table:table-cell office:value-type="float" office:value="1.286957" calcext:value-type="float">
            <text:p>1.286957</text:p>
          </table:table-cell>
          <table:table-cell table:formula="of:=([.A597] / 86400) + 25569" office:value-type="date" office:date-value="2016-10-04T01:41:15.703" calcext:value-type="date">
            <text:p>2016-10-04 01:41:15.703</text:p>
          </table:table-cell>
          <table:table-cell table:formula="of:=[.C597]-(4/24)" office:value-type="time" office:time-value="PT1023525H41M15.703000277S" calcext:value-type="time">
            <text:p>21:41:16</text:p>
          </table:table-cell>
          <table:table-cell table:formula="of:=[.B597]/[.G$1]" office:value-type="float" office:value="0.0117961228230981" calcext:value-type="float">
            <text:p>0.011796122823098</text:p>
          </table:table-cell>
          <table:table-cell table:formula="of:=[.E597]*1000" office:value-type="float" office:value="11.7961228230981" calcext:value-type="float">
            <text:p>11.7961228230981</text:p>
          </table:table-cell>
          <table:table-cell table:number-columns-repeated="1018"/>
        </table:table-row>
        <table:table-row table:style-name="ro1">
          <table:table-cell office:value-type="float" office:value="1475545276.996" calcext:value-type="float">
            <text:p>1475545276.996</text:p>
          </table:table-cell>
          <table:table-cell office:value-type="float" office:value="1.220404" calcext:value-type="float">
            <text:p>1.220404</text:p>
          </table:table-cell>
          <table:table-cell table:formula="of:=([.A598] / 86400) + 25569" office:value-type="date" office:date-value="2016-10-04T01:41:16.996" calcext:value-type="date">
            <text:p>2016-10-04 01:41:16.996</text:p>
          </table:table-cell>
          <table:table-cell table:formula="of:=[.C598]-(4/24)" office:value-type="time" office:time-value="PT1023525H41M16.996000204S" calcext:value-type="time">
            <text:p>21:41:17</text:p>
          </table:table-cell>
          <table:table-cell table:formula="of:=[.B598]/[.G$1]" office:value-type="float" office:value="0.0111861044912924" calcext:value-type="float">
            <text:p>0.011186104491292</text:p>
          </table:table-cell>
          <table:table-cell table:formula="of:=[.E598]*1000" office:value-type="float" office:value="11.1861044912924" calcext:value-type="float">
            <text:p>11.1861044912924</text:p>
          </table:table-cell>
          <table:table-cell table:number-columns-repeated="1018"/>
        </table:table-row>
        <table:table-row table:style-name="ro1">
          <table:table-cell office:value-type="float" office:value="1475545278.351" calcext:value-type="float">
            <text:p>1475545278.351</text:p>
          </table:table-cell>
          <table:table-cell office:value-type="float" office:value="1.20672" calcext:value-type="float">
            <text:p>1.20672</text:p>
          </table:table-cell>
          <table:table-cell table:formula="of:=([.A599] / 86400) + 25569" office:value-type="date" office:date-value="2016-10-04T01:41:18.351" calcext:value-type="date">
            <text:p>2016-10-04 01:41:18.351</text:p>
          </table:table-cell>
          <table:table-cell table:formula="of:=[.C599]-(4/24)" office:value-type="time" office:time-value="PT1023525H41M18.351000231S" calcext:value-type="time">
            <text:p>21:41:18</text:p>
          </table:table-cell>
          <table:table-cell table:formula="of:=[.B599]/[.G$1]" office:value-type="float" office:value="0.0110606782768103" calcext:value-type="float">
            <text:p>0.01106067827681</text:p>
          </table:table-cell>
          <table:table-cell table:formula="of:=[.E599]*1000" office:value-type="float" office:value="11.0606782768103" calcext:value-type="float">
            <text:p>11.0606782768103</text:p>
          </table:table-cell>
          <table:table-cell table:number-columns-repeated="1018"/>
        </table:table-row>
        <table:table-row table:style-name="ro1">
          <table:table-cell office:value-type="float" office:value="1475545279.968" calcext:value-type="float">
            <text:p>1475545279.968</text:p>
          </table:table-cell>
          <table:table-cell office:value-type="float" office:value="1.203349" calcext:value-type="float">
            <text:p>1.203349</text:p>
          </table:table-cell>
          <table:table-cell table:formula="of:=([.A600] / 86400) + 25569" office:value-type="date" office:date-value="2016-10-04T01:41:19.968" calcext:value-type="date">
            <text:p>2016-10-04 01:41:19.968</text:p>
          </table:table-cell>
          <table:table-cell table:formula="of:=[.C600]-(4/24)" office:value-type="time" office:time-value="PT1023525H41M19.96800011S" calcext:value-type="time">
            <text:p>21:41:20</text:p>
          </table:table-cell>
          <table:table-cell table:formula="of:=[.B600]/[.G$1]" office:value-type="float" office:value="0.0110297800183318" calcext:value-type="float">
            <text:p>0.011029780018332</text:p>
          </table:table-cell>
          <table:table-cell table:formula="of:=[.E600]*1000" office:value-type="float" office:value="11.0297800183318" calcext:value-type="float">
            <text:p>11.0297800183318</text:p>
          </table:table-cell>
          <table:table-cell table:number-columns-repeated="1018"/>
        </table:table-row>
        <table:table-row table:style-name="ro1">
          <table:table-cell office:value-type="float" office:value="1475545281.258" calcext:value-type="float">
            <text:p>1475545281.258</text:p>
          </table:table-cell>
          <table:table-cell office:value-type="float" office:value="1.21282" calcext:value-type="float">
            <text:p>1.21282</text:p>
          </table:table-cell>
          <table:table-cell table:formula="of:=([.A601] / 86400) + 25569" office:value-type="date" office:date-value="2016-10-04T01:41:21.258" calcext:value-type="date">
            <text:p>2016-10-04 01:41:21.258</text:p>
          </table:table-cell>
          <table:table-cell table:formula="of:=[.C601]-(4/24)" office:value-type="time" office:time-value="PT1023525H41M21.258000154S" calcext:value-type="time">
            <text:p>21:41:21</text:p>
          </table:table-cell>
          <table:table-cell table:formula="of:=[.B601]/[.G$1]" office:value-type="float" office:value="0.011116590284143" calcext:value-type="float">
            <text:p>0.011116590284143</text:p>
          </table:table-cell>
          <table:table-cell table:formula="of:=[.E601]*1000" office:value-type="float" office:value="11.116590284143" calcext:value-type="float">
            <text:p>11.116590284143</text:p>
          </table:table-cell>
          <table:table-cell table:number-columns-repeated="1018"/>
        </table:table-row>
        <table:table-row table:style-name="ro1">
          <table:table-cell office:value-type="float" office:value="1475545282.55" calcext:value-type="float">
            <text:p>1475545282.55</text:p>
          </table:table-cell>
          <table:table-cell office:value-type="float" office:value="1.23167" calcext:value-type="float">
            <text:p>1.23167</text:p>
          </table:table-cell>
          <table:table-cell table:formula="of:=([.A602] / 86400) + 25569" office:value-type="date" office:date-value="2016-10-04T01:41:22.55" calcext:value-type="date">
            <text:p>2016-10-04 01:41:22.550</text:p>
          </table:table-cell>
          <table:table-cell table:formula="of:=[.C602]-(4/24)" office:value-type="time" office:time-value="PT1023525H41M22.55000012S" calcext:value-type="time">
            <text:p>21:41:23</text:p>
          </table:table-cell>
          <table:table-cell table:formula="of:=[.B602]/[.G$1]" office:value-type="float" office:value="0.0112893675527039" calcext:value-type="float">
            <text:p>0.011289367552704</text:p>
          </table:table-cell>
          <table:table-cell table:formula="of:=[.E602]*1000" office:value-type="float" office:value="11.2893675527039" calcext:value-type="float">
            <text:p>11.2893675527039</text:p>
          </table:table-cell>
          <table:table-cell table:number-columns-repeated="1018"/>
        </table:table-row>
        <table:table-row table:style-name="ro1">
          <table:table-cell office:value-type="float" office:value="1475545283.841" calcext:value-type="float">
            <text:p>1475545283.841</text:p>
          </table:table-cell>
          <table:table-cell office:value-type="float" office:value="1.240097" calcext:value-type="float">
            <text:p>1.240097</text:p>
          </table:table-cell>
          <table:table-cell table:formula="of:=([.A603] / 86400) + 25569" office:value-type="date" office:date-value="2016-10-04T01:41:23.841" calcext:value-type="date">
            <text:p>2016-10-04 01:41:23.841</text:p>
          </table:table-cell>
          <table:table-cell table:formula="of:=[.C603]-(4/24)" office:value-type="time" office:time-value="PT1023525H41M23.841000125S" calcext:value-type="time">
            <text:p>21:41:24</text:p>
          </table:table-cell>
          <table:table-cell table:formula="of:=[.B603]/[.G$1]" office:value-type="float" office:value="0.0113666086159487" calcext:value-type="float">
            <text:p>0.011366608615949</text:p>
          </table:table-cell>
          <table:table-cell table:formula="of:=[.E603]*1000" office:value-type="float" office:value="11.3666086159487" calcext:value-type="float">
            <text:p>11.3666086159487</text:p>
          </table:table-cell>
          <table:table-cell table:number-columns-repeated="1018"/>
        </table:table-row>
        <table:table-row table:style-name="ro1">
          <table:table-cell office:value-type="float" office:value="1475545285.133" calcext:value-type="float">
            <text:p>1475545285.133</text:p>
          </table:table-cell>
          <table:table-cell office:value-type="float" office:value="1.239621" calcext:value-type="float">
            <text:p>1.239621</text:p>
          </table:table-cell>
          <table:table-cell table:formula="of:=([.A604] / 86400) + 25569" office:value-type="date" office:date-value="2016-10-04T01:41:25.133" calcext:value-type="date">
            <text:p>2016-10-04 01:41:25.133</text:p>
          </table:table-cell>
          <table:table-cell table:formula="of:=[.C604]-(4/24)" office:value-type="time" office:time-value="PT1023525H41M25.133000091S" calcext:value-type="time">
            <text:p>21:41:25</text:p>
          </table:table-cell>
          <table:table-cell table:formula="of:=[.B604]/[.G$1]" office:value-type="float" office:value="0.0113622456461962" calcext:value-type="float">
            <text:p>0.011362245646196</text:p>
          </table:table-cell>
          <table:table-cell table:formula="of:=[.E604]*1000" office:value-type="float" office:value="11.3622456461962" calcext:value-type="float">
            <text:p>11.3622456461962</text:p>
          </table:table-cell>
          <table:table-cell table:number-columns-repeated="1018"/>
        </table:table-row>
        <table:table-row table:style-name="ro1">
          <table:table-cell office:value-type="float" office:value="1475545286.426" calcext:value-type="float">
            <text:p>1475545286.426</text:p>
          </table:table-cell>
          <table:table-cell office:value-type="float" office:value="1.30806" calcext:value-type="float">
            <text:p>1.30806</text:p>
          </table:table-cell>
          <table:table-cell table:formula="of:=([.A605] / 86400) + 25569" office:value-type="date" office:date-value="2016-10-04T01:41:26.426" calcext:value-type="date">
            <text:p>2016-10-04 01:41:26.426</text:p>
          </table:table-cell>
          <table:table-cell table:formula="of:=[.C605]-(4/24)" office:value-type="time" office:time-value="PT1023525H41M26.426000856S" calcext:value-type="time">
            <text:p>21:41:26</text:p>
          </table:table-cell>
          <table:table-cell table:formula="of:=[.B605]/[.G$1]" office:value-type="float" office:value="0.0119895508707608" calcext:value-type="float">
            <text:p>0.011989550870761</text:p>
          </table:table-cell>
          <table:table-cell table:formula="of:=[.E605]*1000" office:value-type="float" office:value="11.9895508707608" calcext:value-type="float">
            <text:p>11.9895508707608</text:p>
          </table:table-cell>
          <table:table-cell table:number-columns-repeated="1018"/>
        </table:table-row>
        <table:table-row table:style-name="ro1">
          <table:table-cell office:value-type="float" office:value="1475545287.793" calcext:value-type="float">
            <text:p>1475545287.793</text:p>
          </table:table-cell>
          <table:table-cell office:value-type="float" office:value="1.493117" calcext:value-type="float">
            <text:p>1.493117</text:p>
          </table:table-cell>
          <table:table-cell table:formula="of:=([.A606] / 86400) + 25569" office:value-type="date" office:date-value="2016-10-04T01:41:27.793" calcext:value-type="date">
            <text:p>2016-10-04 01:41:27.793</text:p>
          </table:table-cell>
          <table:table-cell table:formula="of:=[.C606]-(4/24)" office:value-type="time" office:time-value="PT1023525H41M27.793000415S" calcext:value-type="time">
            <text:p>21:41:28</text:p>
          </table:table-cell>
          <table:table-cell table:formula="of:=[.B606]/[.G$1]" office:value-type="float" office:value="0.0136857653528873" calcext:value-type="float">
            <text:p>0.013685765352887</text:p>
          </table:table-cell>
          <table:table-cell table:formula="of:=[.E606]*1000" office:value-type="float" office:value="13.6857653528873" calcext:value-type="float">
            <text:p>13.6857653528873</text:p>
          </table:table-cell>
          <table:table-cell table:number-columns-repeated="1018"/>
        </table:table-row>
        <table:table-row table:style-name="ro1">
          <table:table-cell office:value-type="float" office:value="1475545289.115" calcext:value-type="float">
            <text:p>1475545289.115</text:p>
          </table:table-cell>
          <table:table-cell office:value-type="float" office:value="1.63518" calcext:value-type="float">
            <text:p>1.63518</text:p>
          </table:table-cell>
          <table:table-cell table:formula="of:=([.A607] / 86400) + 25569" office:value-type="date" office:date-value="2016-10-04T01:41:29.115" calcext:value-type="date">
            <text:p>2016-10-04 01:41:29.115</text:p>
          </table:table-cell>
          <table:table-cell table:formula="of:=[.C607]-(4/24)" office:value-type="time" office:time-value="PT1023525H41M29.115000051S" calcext:value-type="time">
            <text:p>21:41:29</text:p>
          </table:table-cell>
          <table:table-cell table:formula="of:=[.B607]/[.G$1]" office:value-type="float" office:value="0.0149879010082493" calcext:value-type="float">
            <text:p>0.014987901008249</text:p>
          </table:table-cell>
          <table:table-cell table:formula="of:=[.E607]*1000" office:value-type="float" office:value="14.9879010082493" calcext:value-type="float">
            <text:p>14.9879010082493</text:p>
          </table:table-cell>
          <table:table-cell table:number-columns-repeated="1018"/>
        </table:table-row>
        <table:table-row table:style-name="ro1">
          <table:table-cell office:value-type="float" office:value="1475545290.685" calcext:value-type="float">
            <text:p>1475545290.685</text:p>
          </table:table-cell>
          <table:table-cell office:value-type="float" office:value="1.631334" calcext:value-type="float">
            <text:p>1.631334</text:p>
          </table:table-cell>
          <table:table-cell table:formula="of:=([.A608] / 86400) + 25569" office:value-type="date" office:date-value="2016-10-04T01:41:30.685" calcext:value-type="date">
            <text:p>2016-10-04 01:41:30.685</text:p>
          </table:table-cell>
          <table:table-cell table:formula="of:=[.C608]-(4/24)" office:value-type="time" office:time-value="PT1023525H41M30.685000084S" calcext:value-type="time">
            <text:p>21:41:31</text:p>
          </table:table-cell>
          <table:table-cell table:formula="of:=[.B608]/[.G$1]" office:value-type="float" office:value="0.0149526489459212" calcext:value-type="float">
            <text:p>0.014952648945921</text:p>
          </table:table-cell>
          <table:table-cell table:formula="of:=[.E608]*1000" office:value-type="float" office:value="14.9526489459212" calcext:value-type="float">
            <text:p>14.9526489459212</text:p>
          </table:table-cell>
          <table:table-cell table:number-columns-repeated="1018"/>
        </table:table-row>
        <table:table-row table:style-name="ro1">
          <table:table-cell office:value-type="float" office:value="1475545291.977" calcext:value-type="float">
            <text:p>1475545291.977</text:p>
          </table:table-cell>
          <table:table-cell office:value-type="float" office:value="1.627413" calcext:value-type="float">
            <text:p>1.627413</text:p>
          </table:table-cell>
          <table:table-cell table:formula="of:=([.A609] / 86400) + 25569" office:value-type="date" office:date-value="2016-10-04T01:41:31.977" calcext:value-type="date">
            <text:p>2016-10-04 01:41:31.977</text:p>
          </table:table-cell>
          <table:table-cell table:formula="of:=[.C609]-(4/24)" office:value-type="time" office:time-value="PT1023525H41M31.97700005S" calcext:value-type="time">
            <text:p>21:41:32</text:p>
          </table:table-cell>
          <table:table-cell table:formula="of:=[.B609]/[.G$1]" office:value-type="float" office:value="0.0149167094408799" calcext:value-type="float">
            <text:p>0.01491670944088</text:p>
          </table:table-cell>
          <table:table-cell table:formula="of:=[.E609]*1000" office:value-type="float" office:value="14.9167094408799" calcext:value-type="float">
            <text:p>14.9167094408799</text:p>
          </table:table-cell>
          <table:table-cell table:number-columns-repeated="1018"/>
        </table:table-row>
        <table:table-row table:style-name="ro1">
          <table:table-cell office:value-type="float" office:value="1475545293.269" calcext:value-type="float">
            <text:p>1475545293.269</text:p>
          </table:table-cell>
          <table:table-cell office:value-type="float" office:value="1.573153" calcext:value-type="float">
            <text:p>1.573153</text:p>
          </table:table-cell>
          <table:table-cell table:formula="of:=([.A610] / 86400) + 25569" office:value-type="date" office:date-value="2016-10-04T01:41:33.269" calcext:value-type="date">
            <text:p>2016-10-04 01:41:33.269</text:p>
          </table:table-cell>
          <table:table-cell table:formula="of:=[.C610]-(4/24)" office:value-type="time" office:time-value="PT1023525H41M33.269000854S" calcext:value-type="time">
            <text:p>21:41:33</text:p>
          </table:table-cell>
          <table:table-cell table:formula="of:=[.B610]/[.G$1]" office:value-type="float" office:value="0.0144193675527039" calcext:value-type="float">
            <text:p>0.014419367552704</text:p>
          </table:table-cell>
          <table:table-cell table:formula="of:=[.E610]*1000" office:value-type="float" office:value="14.4193675527039" calcext:value-type="float">
            <text:p>14.4193675527039</text:p>
          </table:table-cell>
          <table:table-cell table:number-columns-repeated="1018"/>
        </table:table-row>
        <table:table-row table:style-name="ro1">
          <table:table-cell office:value-type="float" office:value="1475545294.561" calcext:value-type="float">
            <text:p>1475545294.561</text:p>
          </table:table-cell>
          <table:table-cell office:value-type="float" office:value="1.518178" calcext:value-type="float">
            <text:p>1.518178</text:p>
          </table:table-cell>
          <table:table-cell table:formula="of:=([.A611] / 86400) + 25569" office:value-type="date" office:date-value="2016-10-04T01:41:34.561" calcext:value-type="date">
            <text:p>2016-10-04 01:41:34.561</text:p>
          </table:table-cell>
          <table:table-cell table:formula="of:=[.C611]-(4/24)" office:value-type="time" office:time-value="PT1023525H41M34.561000401S" calcext:value-type="time">
            <text:p>21:41:35</text:p>
          </table:table-cell>
          <table:table-cell table:formula="of:=[.B611]/[.G$1]" office:value-type="float" office:value="0.0139154720439963" calcext:value-type="float">
            <text:p>0.013915472043996</text:p>
          </table:table-cell>
          <table:table-cell table:formula="of:=[.E611]*1000" office:value-type="float" office:value="13.9154720439963" calcext:value-type="float">
            <text:p>13.9154720439963</text:p>
          </table:table-cell>
          <table:table-cell table:number-columns-repeated="1018"/>
        </table:table-row>
        <table:table-row table:style-name="ro1">
          <table:table-cell office:value-type="float" office:value="1475545295.853" calcext:value-type="float">
            <text:p>1475545295.853</text:p>
          </table:table-cell>
          <table:table-cell office:value-type="float" office:value="1.5042" calcext:value-type="float">
            <text:p>1.5042</text:p>
          </table:table-cell>
          <table:table-cell table:formula="of:=([.A612] / 86400) + 25569" office:value-type="date" office:date-value="2016-10-04T01:41:35.853" calcext:value-type="date">
            <text:p>2016-10-04 01:41:35.853</text:p>
          </table:table-cell>
          <table:table-cell table:formula="of:=[.C612]-(4/24)" office:value-type="time" office:time-value="PT1023525H41M35.852999948S" calcext:value-type="time">
            <text:p>21:41:36</text:p>
          </table:table-cell>
          <table:table-cell table:formula="of:=[.B612]/[.G$1]" office:value-type="float" office:value="0.0137873510540788" calcext:value-type="float">
            <text:p>0.013787351054079</text:p>
          </table:table-cell>
          <table:table-cell table:formula="of:=[.E612]*1000" office:value-type="float" office:value="13.7873510540788" calcext:value-type="float">
            <text:p>13.7873510540788</text:p>
          </table:table-cell>
          <table:table-cell table:number-columns-repeated="1018"/>
        </table:table-row>
        <table:table-row table:style-name="ro1">
          <table:table-cell office:value-type="float" office:value="1475545297.143" calcext:value-type="float">
            <text:p>1475545297.143</text:p>
          </table:table-cell>
          <table:table-cell office:value-type="float" office:value="1.503779" calcext:value-type="float">
            <text:p>1.503779</text:p>
          </table:table-cell>
          <table:table-cell table:formula="of:=([.A613] / 86400) + 25569" office:value-type="date" office:date-value="2016-10-04T01:41:37.143" calcext:value-type="date">
            <text:p>2016-10-04 01:41:37.143</text:p>
          </table:table-cell>
          <table:table-cell table:formula="of:=[.C613]-(4/24)" office:value-type="time" office:time-value="PT1023525H41M37.142999992S" calcext:value-type="time">
            <text:p>21:41:37</text:p>
          </table:table-cell>
          <table:table-cell table:formula="of:=[.B613]/[.G$1]" office:value-type="float" office:value="0.0137834922089826" calcext:value-type="float">
            <text:p>0.013783492208983</text:p>
          </table:table-cell>
          <table:table-cell table:formula="of:=[.E613]*1000" office:value-type="float" office:value="13.7834922089826" calcext:value-type="float">
            <text:p>13.7834922089826</text:p>
          </table:table-cell>
          <table:table-cell table:number-columns-repeated="1018"/>
        </table:table-row>
        <table:table-row table:style-name="ro1">
          <table:table-cell office:value-type="float" office:value="1475545298.5" calcext:value-type="float">
            <text:p>1475545298.5</text:p>
          </table:table-cell>
          <table:table-cell office:value-type="float" office:value="1.532082" calcext:value-type="float">
            <text:p>1.532082</text:p>
          </table:table-cell>
          <table:table-cell table:formula="of:=([.A614] / 86400) + 25569" office:value-type="date" office:date-value="2016-10-04T01:41:38.5" calcext:value-type="date">
            <text:p>2016-10-04 01:41:38.500</text:p>
          </table:table-cell>
          <table:table-cell table:formula="of:=[.C614]-(4/24)" office:value-type="time" office:time-value="PT1023525H41M38.500000359S" calcext:value-type="time">
            <text:p>21:41:39</text:p>
          </table:table-cell>
          <table:table-cell table:formula="of:=[.B614]/[.G$1]" office:value-type="float" office:value="0.0140429147571036" calcext:value-type="float">
            <text:p>0.014042914757104</text:p>
          </table:table-cell>
          <table:table-cell table:formula="of:=[.E614]*1000" office:value-type="float" office:value="14.0429147571036" calcext:value-type="float">
            <text:p>14.0429147571036</text:p>
          </table:table-cell>
          <table:table-cell table:number-columns-repeated="1018"/>
        </table:table-row>
        <table:table-row table:style-name="ro1">
          <table:table-cell office:value-type="float" office:value="1475545300.123" calcext:value-type="float">
            <text:p>1475545300.123</text:p>
          </table:table-cell>
          <table:table-cell office:value-type="float" office:value="1.601932" calcext:value-type="float">
            <text:p>1.601932</text:p>
          </table:table-cell>
          <table:table-cell table:formula="of:=([.A615] / 86400) + 25569" office:value-type="date" office:date-value="2016-10-04T01:41:40.123" calcext:value-type="date">
            <text:p>2016-10-04 01:41:40.123</text:p>
          </table:table-cell>
          <table:table-cell table:formula="of:=[.C615]-(4/24)" office:value-type="time" office:time-value="PT1023525H41M40.123000005S" calcext:value-type="time">
            <text:p>21:41:40</text:p>
          </table:table-cell>
          <table:table-cell table:formula="of:=[.B615]/[.G$1]" office:value-type="float" office:value="0.0146831530705775" calcext:value-type="float">
            <text:p>0.014683153070578</text:p>
          </table:table-cell>
          <table:table-cell table:formula="of:=[.E615]*1000" office:value-type="float" office:value="14.6831530705775" calcext:value-type="float">
            <text:p>14.6831530705775</text:p>
          </table:table-cell>
          <table:table-cell table:number-columns-repeated="1018"/>
        </table:table-row>
        <table:table-row table:style-name="ro1">
          <table:table-cell office:value-type="float" office:value="1475545301.416" calcext:value-type="float">
            <text:p>1475545301.416</text:p>
          </table:table-cell>
          <table:table-cell office:value-type="float" office:value="1.630033" calcext:value-type="float">
            <text:p>1.630033</text:p>
          </table:table-cell>
          <table:table-cell table:formula="of:=([.A616] / 86400) + 25569" office:value-type="date" office:date-value="2016-10-04T01:41:41.416" calcext:value-type="date">
            <text:p>2016-10-04 01:41:41.416</text:p>
          </table:table-cell>
          <table:table-cell table:formula="of:=[.C616]-(4/24)" office:value-type="time" office:time-value="PT1023525H41M41.416000351S" calcext:value-type="time">
            <text:p>21:41:41</text:p>
          </table:table-cell>
          <table:table-cell table:formula="of:=[.B616]/[.G$1]" office:value-type="float" office:value="0.0149407241063245" calcext:value-type="float">
            <text:p>0.014940724106325</text:p>
          </table:table-cell>
          <table:table-cell table:formula="of:=[.E616]*1000" office:value-type="float" office:value="14.9407241063245" calcext:value-type="float">
            <text:p>14.9407241063245</text:p>
          </table:table-cell>
          <table:table-cell table:number-columns-repeated="1018"/>
        </table:table-row>
        <table:table-row table:style-name="ro1">
          <table:table-cell office:value-type="float" office:value="1475545302.708" calcext:value-type="float">
            <text:p>1475545302.708</text:p>
          </table:table-cell>
          <table:table-cell office:value-type="float" office:value="1.628952" calcext:value-type="float">
            <text:p>1.628952</text:p>
          </table:table-cell>
          <table:table-cell table:formula="of:=([.A617] / 86400) + 25569" office:value-type="date" office:date-value="2016-10-04T01:41:42.707999" calcext:value-type="date">
            <text:p>2016-10-04 01:41:42.708</text:p>
          </table:table-cell>
          <table:table-cell table:formula="of:=[.C617]-(4/24)" office:value-type="time" office:time-value="PT1023525H41M42.707999479S" calcext:value-type="time">
            <text:p>21:41:43</text:p>
          </table:table-cell>
          <table:table-cell table:formula="of:=[.B617]/[.G$1]" office:value-type="float" office:value="0.0149308157653529" calcext:value-type="float">
            <text:p>0.014930815765353</text:p>
          </table:table-cell>
          <table:table-cell table:formula="of:=[.E617]*1000" office:value-type="float" office:value="14.9308157653529" calcext:value-type="float">
            <text:p>14.9308157653529</text:p>
          </table:table-cell>
          <table:table-cell table:number-columns-repeated="1018"/>
        </table:table-row>
        <table:table-row table:style-name="ro1">
          <table:table-cell office:value-type="float" office:value="1475545304.006" calcext:value-type="float">
            <text:p>1475545304.006</text:p>
          </table:table-cell>
          <table:table-cell office:value-type="float" office:value="1.639357" calcext:value-type="float">
            <text:p>1.639357</text:p>
          </table:table-cell>
          <table:table-cell table:formula="of:=([.A618] / 86400) + 25569" office:value-type="date" office:date-value="2016-10-04T01:41:44.006" calcext:value-type="date">
            <text:p>2016-10-04 01:41:44.006</text:p>
          </table:table-cell>
          <table:table-cell table:formula="of:=[.C618]-(4/24)" office:value-type="time" office:time-value="PT1023525H41M44.006000049S" calcext:value-type="time">
            <text:p>21:41:44</text:p>
          </table:table-cell>
          <table:table-cell table:formula="of:=[.B618]/[.G$1]" office:value-type="float" office:value="0.015026186984418" calcext:value-type="float">
            <text:p>0.015026186984418</text:p>
          </table:table-cell>
          <table:table-cell table:formula="of:=[.E618]*1000" office:value-type="float" office:value="15.026186984418" calcext:value-type="float">
            <text:p>15.026186984418</text:p>
          </table:table-cell>
          <table:table-cell table:number-columns-repeated="1018"/>
        </table:table-row>
        <table:table-row table:style-name="ro1">
          <table:table-cell office:value-type="float" office:value="1475545305.298" calcext:value-type="float">
            <text:p>1475545305.298</text:p>
          </table:table-cell>
          <table:table-cell office:value-type="float" office:value="1.695926" calcext:value-type="float">
            <text:p>1.695926</text:p>
          </table:table-cell>
          <table:table-cell table:formula="of:=([.A619] / 86400) + 25569" office:value-type="date" office:date-value="2016-10-04T01:41:45.298" calcext:value-type="date">
            <text:p>2016-10-04 01:41:45.298</text:p>
          </table:table-cell>
          <table:table-cell table:formula="of:=[.C619]-(4/24)" office:value-type="time" office:time-value="PT1023525H41M45.298000015S" calcext:value-type="time">
            <text:p>21:41:45</text:p>
          </table:table-cell>
          <table:table-cell table:formula="of:=[.B619]/[.G$1]" office:value-type="float" office:value="0.0155446929422548" calcext:value-type="float">
            <text:p>0.015544692942255</text:p>
          </table:table-cell>
          <table:table-cell table:formula="of:=[.E619]*1000" office:value-type="float" office:value="15.5446929422548" calcext:value-type="float">
            <text:p>15.5446929422548</text:p>
          </table:table-cell>
          <table:table-cell table:number-columns-repeated="1018"/>
        </table:table-row>
        <table:table-row table:style-name="ro1">
          <table:table-cell office:value-type="float" office:value="1475545306.588" calcext:value-type="float">
            <text:p>1475545306.588</text:p>
          </table:table-cell>
          <table:table-cell office:value-type="float" office:value="1.74971" calcext:value-type="float">
            <text:p>1.74971</text:p>
          </table:table-cell>
          <table:table-cell table:formula="of:=([.A620] / 86400) + 25569" office:value-type="date" office:date-value="2016-10-04T01:41:46.588" calcext:value-type="date">
            <text:p>2016-10-04 01:41:46.588</text:p>
          </table:table-cell>
          <table:table-cell table:formula="of:=[.C620]-(4/24)" office:value-type="time" office:time-value="PT1023525H41M46.588000059S" calcext:value-type="time">
            <text:p>21:41:47</text:p>
          </table:table-cell>
          <table:table-cell table:formula="of:=[.B620]/[.G$1]" office:value-type="float" office:value="0.0160376718606783" calcext:value-type="float">
            <text:p>0.016037671860678</text:p>
          </table:table-cell>
          <table:table-cell table:formula="of:=[.E620]*1000" office:value-type="float" office:value="16.0376718606783" calcext:value-type="float">
            <text:p>16.0376718606783</text:p>
          </table:table-cell>
          <table:table-cell table:number-columns-repeated="1018"/>
        </table:table-row>
        <table:table-row table:style-name="ro1">
          <table:table-cell office:value-type="float" office:value="1475545307.943" calcext:value-type="float">
            <text:p>1475545307.943</text:p>
          </table:table-cell>
          <table:table-cell office:value-type="float" office:value="1.758613" calcext:value-type="float">
            <text:p>1.758613</text:p>
          </table:table-cell>
          <table:table-cell table:formula="of:=([.A621] / 86400) + 25569" office:value-type="date" office:date-value="2016-10-04T01:41:47.943001" calcext:value-type="date">
            <text:p>2016-10-04 01:41:47.943</text:p>
          </table:table-cell>
          <table:table-cell table:formula="of:=[.C621]-(4/24)" office:value-type="time" office:time-value="PT1023525H41M47.943000924S" calcext:value-type="time">
            <text:p>21:41:48</text:p>
          </table:table-cell>
          <table:table-cell table:formula="of:=[.B621]/[.G$1]" office:value-type="float" office:value="0.0161192758936755" calcext:value-type="float">
            <text:p>0.016119275893676</text:p>
          </table:table-cell>
          <table:table-cell table:formula="of:=[.E621]*1000" office:value-type="float" office:value="16.1192758936755" calcext:value-type="float">
            <text:p>16.1192758936755</text:p>
          </table:table-cell>
          <table:table-cell table:number-columns-repeated="1018"/>
        </table:table-row>
        <table:table-row table:style-name="ro1">
          <table:table-cell office:value-type="float" office:value="1475545309.266" calcext:value-type="float">
            <text:p>1475545309.266</text:p>
          </table:table-cell>
          <table:table-cell office:value-type="float" office:value="1.75832" calcext:value-type="float">
            <text:p>1.75832</text:p>
          </table:table-cell>
          <table:table-cell table:formula="of:=([.A622] / 86400) + 25569" office:value-type="date" office:date-value="2016-10-04T01:41:49.266" calcext:value-type="date">
            <text:p>2016-10-04 01:41:49.266</text:p>
          </table:table-cell>
          <table:table-cell table:formula="of:=[.C622]-(4/24)" office:value-type="time" office:time-value="PT1023525H41M49.266000101S" calcext:value-type="time">
            <text:p>21:41:49</text:p>
          </table:table-cell>
          <table:table-cell table:formula="of:=[.B622]/[.G$1]" office:value-type="float" office:value="0.016116590284143" calcext:value-type="float">
            <text:p>0.016116590284143</text:p>
          </table:table-cell>
          <table:table-cell table:formula="of:=[.E622]*1000" office:value-type="float" office:value="16.116590284143" calcext:value-type="float">
            <text:p>16.116590284143</text:p>
          </table:table-cell>
          <table:table-cell table:number-columns-repeated="1018"/>
        </table:table-row>
        <table:table-row table:style-name="ro1">
          <table:table-cell office:value-type="float" office:value="1475545310.841" calcext:value-type="float">
            <text:p>1475545310.841</text:p>
          </table:table-cell>
          <table:table-cell office:value-type="float" office:value="1.629172" calcext:value-type="float">
            <text:p>1.629172</text:p>
          </table:table-cell>
          <table:table-cell table:formula="of:=([.A623] / 86400) + 25569" office:value-type="date" office:date-value="2016-10-04T01:41:50.841" calcext:value-type="date">
            <text:p>2016-10-04 01:41:50.841</text:p>
          </table:table-cell>
          <table:table-cell table:formula="of:=[.C623]-(4/24)" office:value-type="time" office:time-value="PT1023525H41M50.84100036S" calcext:value-type="time">
            <text:p>21:41:51</text:p>
          </table:table-cell>
          <table:table-cell table:formula="of:=[.B623]/[.G$1]" office:value-type="float" office:value="0.014932832263978" calcext:value-type="float">
            <text:p>0.014932832263978</text:p>
          </table:table-cell>
          <table:table-cell table:formula="of:=[.E623]*1000" office:value-type="float" office:value="14.932832263978" calcext:value-type="float">
            <text:p>14.932832263978</text:p>
          </table:table-cell>
          <table:table-cell table:number-columns-repeated="1018"/>
        </table:table-row>
        <table:table-row table:style-name="ro1">
          <table:table-cell office:value-type="float" office:value="1475545312.133" calcext:value-type="float">
            <text:p>1475545312.133</text:p>
          </table:table-cell>
          <table:table-cell office:value-type="float" office:value="1.457066" calcext:value-type="float">
            <text:p>1.457066</text:p>
          </table:table-cell>
          <table:table-cell table:formula="of:=([.A624] / 86400) + 25569" office:value-type="date" office:date-value="2016-10-04T01:41:52.133" calcext:value-type="date">
            <text:p>2016-10-04 01:41:52.133</text:p>
          </table:table-cell>
          <table:table-cell table:formula="of:=[.C624]-(4/24)" office:value-type="time" office:time-value="PT1023525H41M52.133000325S" calcext:value-type="time">
            <text:p>21:41:52</text:p>
          </table:table-cell>
          <table:table-cell table:formula="of:=[.B624]/[.G$1]" office:value-type="float" office:value="0.0133553253895509" calcext:value-type="float">
            <text:p>0.013355325389551</text:p>
          </table:table-cell>
          <table:table-cell table:formula="of:=[.E624]*1000" office:value-type="float" office:value="13.3553253895509" calcext:value-type="float">
            <text:p>13.3553253895509</text:p>
          </table:table-cell>
          <table:table-cell table:number-columns-repeated="1018"/>
        </table:table-row>
        <table:table-row table:style-name="ro1">
          <table:table-cell office:value-type="float" office:value="1475545313.423" calcext:value-type="float">
            <text:p>1475545313.423</text:p>
          </table:table-cell>
          <table:table-cell office:value-type="float" office:value="1.36135" calcext:value-type="float">
            <text:p>1.36135</text:p>
          </table:table-cell>
          <table:table-cell table:formula="of:=([.A625] / 86400) + 25569" office:value-type="date" office:date-value="2016-10-04T01:41:53.423" calcext:value-type="date">
            <text:p>2016-10-04 01:41:53.423</text:p>
          </table:table-cell>
          <table:table-cell table:formula="of:=[.C625]-(4/24)" office:value-type="time" office:time-value="PT1023525H41M53.423000369S" calcext:value-type="time">
            <text:p>21:41:53</text:p>
          </table:table-cell>
          <table:table-cell table:formula="of:=[.B625]/[.G$1]" office:value-type="float" office:value="0.0124780018331806" calcext:value-type="float">
            <text:p>0.012478001833181</text:p>
          </table:table-cell>
          <table:table-cell table:formula="of:=[.E625]*1000" office:value-type="float" office:value="12.4780018331806" calcext:value-type="float">
            <text:p>12.4780018331806</text:p>
          </table:table-cell>
          <table:table-cell table:number-columns-repeated="1018"/>
        </table:table-row>
        <table:table-row table:style-name="ro1">
          <table:table-cell office:value-type="float" office:value="1475545314.713" calcext:value-type="float">
            <text:p>1475545314.713</text:p>
          </table:table-cell>
          <table:table-cell office:value-type="float" office:value="1.361808" calcext:value-type="float">
            <text:p>1.361808</text:p>
          </table:table-cell>
          <table:table-cell table:formula="of:=([.A626] / 86400) + 25569" office:value-type="date" office:date-value="2016-10-04T01:41:54.713" calcext:value-type="date">
            <text:p>2016-10-04 01:41:54.713</text:p>
          </table:table-cell>
          <table:table-cell table:formula="of:=[.C626]-(4/24)" office:value-type="time" office:time-value="PT1023525H41M54.713000413S" calcext:value-type="time">
            <text:p>21:41:55</text:p>
          </table:table-cell>
          <table:table-cell table:formula="of:=[.B626]/[.G$1]" office:value-type="float" office:value="0.0124821998166819" calcext:value-type="float">
            <text:p>0.012482199816682</text:p>
          </table:table-cell>
          <table:table-cell table:formula="of:=[.E626]*1000" office:value-type="float" office:value="12.4821998166819" calcext:value-type="float">
            <text:p>12.4821998166819</text:p>
          </table:table-cell>
          <table:table-cell table:number-columns-repeated="1018"/>
        </table:table-row>
        <table:table-row table:style-name="ro1">
          <table:table-cell office:value-type="float" office:value="1475545316.005" calcext:value-type="float">
            <text:p>1475545316.005</text:p>
          </table:table-cell>
          <table:table-cell office:value-type="float" office:value="1.3571" calcext:value-type="float">
            <text:p>1.3571</text:p>
          </table:table-cell>
          <table:table-cell table:formula="of:=([.A627] / 86400) + 25569" office:value-type="date" office:date-value="2016-10-04T01:41:56.005" calcext:value-type="date">
            <text:p>2016-10-04 01:41:56.005</text:p>
          </table:table-cell>
          <table:table-cell table:formula="of:=[.C627]-(4/24)" office:value-type="time" office:time-value="PT1023525H41M56.005000379S" calcext:value-type="time">
            <text:p>21:41:56</text:p>
          </table:table-cell>
          <table:table-cell table:formula="of:=[.B627]/[.G$1]" office:value-type="float" office:value="0.0124390467461045" calcext:value-type="float">
            <text:p>0.012439046746105</text:p>
          </table:table-cell>
          <table:table-cell table:formula="of:=[.E627]*1000" office:value-type="float" office:value="12.4390467461045" calcext:value-type="float">
            <text:p>12.4390467461045</text:p>
          </table:table-cell>
          <table:table-cell table:number-columns-repeated="1018"/>
        </table:table-row>
        <table:table-row table:style-name="ro1">
          <table:table-cell office:value-type="float" office:value="1475545317.296" calcext:value-type="float">
            <text:p>1475545317.296</text:p>
          </table:table-cell>
          <table:table-cell office:value-type="float" office:value="1.282908" calcext:value-type="float">
            <text:p>1.282908</text:p>
          </table:table-cell>
          <table:table-cell table:formula="of:=([.A628] / 86400) + 25569" office:value-type="date" office:date-value="2016-10-04T01:41:57.296" calcext:value-type="date">
            <text:p>2016-10-04 01:41:57.296</text:p>
          </table:table-cell>
          <table:table-cell table:formula="of:=[.C628]-(4/24)" office:value-type="time" office:time-value="PT1023525H41M57.296000384S" calcext:value-type="time">
            <text:p>21:41:57</text:p>
          </table:table-cell>
          <table:table-cell table:formula="of:=[.B628]/[.G$1]" office:value-type="float" office:value="0.0117590100824931" calcext:value-type="float">
            <text:p>0.011759010082493</text:p>
          </table:table-cell>
          <table:table-cell table:formula="of:=[.E628]*1000" office:value-type="float" office:value="11.7590100824931" calcext:value-type="float">
            <text:p>11.7590100824931</text:p>
          </table:table-cell>
          <table:table-cell table:number-columns-repeated="1018"/>
        </table:table-row>
        <table:table-row table:style-name="ro1">
          <table:table-cell office:value-type="float" office:value="1475545318.65" calcext:value-type="float">
            <text:p>1475545318.65</text:p>
          </table:table-cell>
          <table:table-cell office:value-type="float" office:value="1.213553" calcext:value-type="float">
            <text:p>1.213553</text:p>
          </table:table-cell>
          <table:table-cell table:formula="of:=([.A629] / 86400) + 25569" office:value-type="date" office:date-value="2016-10-04T01:41:58.65" calcext:value-type="date">
            <text:p>2016-10-04 01:41:58.650</text:p>
          </table:table-cell>
          <table:table-cell table:formula="of:=[.C629]-(4/24)" office:value-type="time" office:time-value="PT1023525H41M58.650000449S" calcext:value-type="time">
            <text:p>21:41:59</text:p>
          </table:table-cell>
          <table:table-cell table:formula="of:=[.B629]/[.G$1]" office:value-type="float" office:value="0.0111233088909258" calcext:value-type="float">
            <text:p>0.011123308890926</text:p>
          </table:table-cell>
          <table:table-cell table:formula="of:=[.E629]*1000" office:value-type="float" office:value="11.1233088909258" calcext:value-type="float">
            <text:p>11.1233088909258</text:p>
          </table:table-cell>
          <table:table-cell table:number-columns-repeated="1018"/>
        </table:table-row>
        <table:table-row table:style-name="ro1">
          <table:table-cell office:value-type="float" office:value="1475545320.275" calcext:value-type="float">
            <text:p>1475545320.275</text:p>
          </table:table-cell>
          <table:table-cell office:value-type="float" office:value="1.205694" calcext:value-type="float">
            <text:p>1.205694</text:p>
          </table:table-cell>
          <table:table-cell table:formula="of:=([.A630] / 86400) + 25569" office:value-type="date" office:date-value="2016-10-04T01:42:00.275" calcext:value-type="date">
            <text:p>2016-10-04 01:42:00.275</text:p>
          </table:table-cell>
          <table:table-cell table:formula="of:=[.C630]-(4/24)" office:value-type="time" office:time-value="PT1023525H42M00.275000436S" calcext:value-type="time">
            <text:p>21:42:00</text:p>
          </table:table-cell>
          <table:table-cell table:formula="of:=[.B630]/[.G$1]" office:value-type="float" office:value="0.011051274060495" calcext:value-type="float">
            <text:p>0.011051274060495</text:p>
          </table:table-cell>
          <table:table-cell table:formula="of:=[.E630]*1000" office:value-type="float" office:value="11.051274060495" calcext:value-type="float">
            <text:p>11.051274060495</text:p>
          </table:table-cell>
          <table:table-cell table:number-columns-repeated="1018"/>
        </table:table-row>
        <table:table-row table:style-name="ro1">
          <table:table-cell office:value-type="float" office:value="1475545321.566" calcext:value-type="float">
            <text:p>1475545321.566</text:p>
          </table:table-cell>
          <table:table-cell office:value-type="float" office:value="1.2017" calcext:value-type="float">
            <text:p>1.2017</text:p>
          </table:table-cell>
          <table:table-cell table:formula="of:=([.A631] / 86400) + 25569" office:value-type="date" office:date-value="2016-10-04T01:42:01.566" calcext:value-type="date">
            <text:p>2016-10-04 01:42:01.566</text:p>
          </table:table-cell>
          <table:table-cell table:formula="of:=[.C631]-(4/24)" office:value-type="time" office:time-value="PT1023525H42M01.56600086S" calcext:value-type="time">
            <text:p>21:42:02</text:p>
          </table:table-cell>
          <table:table-cell table:formula="of:=[.B631]/[.G$1]" office:value-type="float" office:value="0.0110146654445463" calcext:value-type="float">
            <text:p>0.011014665444546</text:p>
          </table:table-cell>
          <table:table-cell table:formula="of:=[.E631]*1000" office:value-type="float" office:value="11.0146654445463" calcext:value-type="float">
            <text:p>11.0146654445463</text:p>
          </table:table-cell>
          <table:table-cell table:number-columns-repeated="1018"/>
        </table:table-row>
        <table:table-row table:style-name="ro1">
          <table:table-cell office:value-type="float" office:value="1475545322.856" calcext:value-type="float">
            <text:p>1475545322.856</text:p>
          </table:table-cell>
          <table:table-cell office:value-type="float" office:value="1.211739" calcext:value-type="float">
            <text:p>1.211739</text:p>
          </table:table-cell>
          <table:table-cell table:formula="of:=([.A632] / 86400) + 25569" office:value-type="date" office:date-value="2016-10-04T01:42:02.856" calcext:value-type="date">
            <text:p>2016-10-04 01:42:02.856</text:p>
          </table:table-cell>
          <table:table-cell table:formula="of:=[.C632]-(4/24)" office:value-type="time" office:time-value="PT1023525H42M02.856000066S" calcext:value-type="time">
            <text:p>21:42:03</text:p>
          </table:table-cell>
          <table:table-cell table:formula="of:=[.B632]/[.G$1]" office:value-type="float" office:value="0.0111066819431714" calcext:value-type="float">
            <text:p>0.011106681943171</text:p>
          </table:table-cell>
          <table:table-cell table:formula="of:=[.E632]*1000" office:value-type="float" office:value="11.1066819431714" calcext:value-type="float">
            <text:p>11.1066819431714</text:p>
          </table:table-cell>
          <table:table-cell table:number-columns-repeated="1018"/>
        </table:table-row>
        <table:table-row table:style-name="ro1">
          <table:table-cell office:value-type="float" office:value="1475545324.148" calcext:value-type="float">
            <text:p>1475545324.148</text:p>
          </table:table-cell>
          <table:table-cell office:value-type="float" office:value="1.233612" calcext:value-type="float">
            <text:p>1.233612</text:p>
          </table:table-cell>
          <table:table-cell table:formula="of:=([.A633] / 86400) + 25569" office:value-type="date" office:date-value="2016-10-04T01:42:04.148" calcext:value-type="date">
            <text:p>2016-10-04 01:42:04.148</text:p>
          </table:table-cell>
          <table:table-cell table:formula="of:=[.C633]-(4/24)" office:value-type="time" office:time-value="PT1023525H42M04.148000032S" calcext:value-type="time">
            <text:p>21:42:04</text:p>
          </table:table-cell>
          <table:table-cell table:formula="of:=[.B633]/[.G$1]" office:value-type="float" office:value="0.011307167736022" calcext:value-type="float">
            <text:p>0.011307167736022</text:p>
          </table:table-cell>
          <table:table-cell table:formula="of:=[.E633]*1000" office:value-type="float" office:value="11.307167736022" calcext:value-type="float">
            <text:p>11.307167736022</text:p>
          </table:table-cell>
          <table:table-cell table:number-columns-repeated="1018"/>
        </table:table-row>
        <table:table-row table:style-name="ro1">
          <table:table-cell office:value-type="float" office:value="1475545325.441" calcext:value-type="float">
            <text:p>1475545325.441</text:p>
          </table:table-cell>
          <table:table-cell office:value-type="float" office:value="1.239932" calcext:value-type="float">
            <text:p>1.239932</text:p>
          </table:table-cell>
          <table:table-cell table:formula="of:=([.A634] / 86400) + 25569" office:value-type="date" office:date-value="2016-10-04T01:42:05.441" calcext:value-type="date">
            <text:p>2016-10-04 01:42:05.441</text:p>
          </table:table-cell>
          <table:table-cell table:formula="of:=[.C634]-(4/24)" office:value-type="time" office:time-value="PT1023525H42M05.440999959S" calcext:value-type="time">
            <text:p>21:42:05</text:p>
          </table:table-cell>
          <table:table-cell table:formula="of:=[.B634]/[.G$1]" office:value-type="float" office:value="0.0113650962419798" calcext:value-type="float">
            <text:p>0.01136509624198</text:p>
          </table:table-cell>
          <table:table-cell table:formula="of:=[.E634]*1000" office:value-type="float" office:value="11.3650962419798" calcext:value-type="float">
            <text:p>11.3650962419798</text:p>
          </table:table-cell>
          <table:table-cell table:number-columns-repeated="1018"/>
        </table:table-row>
        <table:table-row table:style-name="ro1">
          <table:table-cell office:value-type="float" office:value="1475545326.734" calcext:value-type="float">
            <text:p>1475545326.734</text:p>
          </table:table-cell>
          <table:table-cell office:value-type="float" office:value="1.240152" calcext:value-type="float">
            <text:p>1.240152</text:p>
          </table:table-cell>
          <table:table-cell table:formula="of:=([.A635] / 86400) + 25569" office:value-type="date" office:date-value="2016-10-04T01:42:06.734" calcext:value-type="date">
            <text:p>2016-10-04 01:42:06.734</text:p>
          </table:table-cell>
          <table:table-cell table:formula="of:=[.C635]-(4/24)" office:value-type="time" office:time-value="PT1023525H42M06.734000305S" calcext:value-type="time">
            <text:p>21:42:07</text:p>
          </table:table-cell>
          <table:table-cell table:formula="of:=[.B635]/[.G$1]" office:value-type="float" office:value="0.011367112740605" calcext:value-type="float">
            <text:p>0.011367112740605</text:p>
          </table:table-cell>
          <table:table-cell table:formula="of:=[.E635]*1000" office:value-type="float" office:value="11.3671127406049" calcext:value-type="float">
            <text:p>11.3671127406049</text:p>
          </table:table-cell>
          <table:table-cell table:number-columns-repeated="1018"/>
        </table:table-row>
        <table:table-row table:style-name="ro1">
          <table:table-cell office:value-type="float" office:value="1475545328.096" calcext:value-type="float">
            <text:p>1475545328.096</text:p>
          </table:table-cell>
          <table:table-cell office:value-type="float" office:value="1.332791" calcext:value-type="float">
            <text:p>1.332791</text:p>
          </table:table-cell>
          <table:table-cell table:formula="of:=([.A636] / 86400) + 25569" office:value-type="date" office:date-value="2016-10-04T01:42:08.096" calcext:value-type="date">
            <text:p>2016-10-04 01:42:08.096</text:p>
          </table:table-cell>
          <table:table-cell table:formula="of:=[.C636]-(4/24)" office:value-type="time" office:time-value="PT1023525H42M08.096000059S" calcext:value-type="time">
            <text:p>21:42:08</text:p>
          </table:table-cell>
          <table:table-cell table:formula="of:=[.B636]/[.G$1]" office:value-type="float" office:value="0.0122162328139322" calcext:value-type="float">
            <text:p>0.012216232813932</text:p>
          </table:table-cell>
          <table:table-cell table:formula="of:=[.E636]*1000" office:value-type="float" office:value="12.2162328139322" calcext:value-type="float">
            <text:p>12.2162328139322</text:p>
          </table:table-cell>
          <table:table-cell table:number-columns-repeated="1018"/>
        </table:table-row>
        <table:table-row table:style-name="ro1">
          <table:table-cell office:value-type="float" office:value="1475545329.42" calcext:value-type="float">
            <text:p>1475545329.42</text:p>
          </table:table-cell>
          <table:table-cell office:value-type="float" office:value="1.510246" calcext:value-type="float">
            <text:p>1.510246</text:p>
          </table:table-cell>
          <table:table-cell table:formula="of:=([.A637] / 86400) + 25569" office:value-type="date" office:date-value="2016-10-04T01:42:09.42" calcext:value-type="date">
            <text:p>2016-10-04 01:42:09.420</text:p>
          </table:table-cell>
          <table:table-cell table:formula="of:=[.C637]-(4/24)" office:value-type="time" office:time-value="PT1023525H42M09.420000035S" calcext:value-type="time">
            <text:p>21:42:09</text:p>
          </table:table-cell>
          <table:table-cell table:formula="of:=[.B637]/[.G$1]" office:value-type="float" office:value="0.0138427681026581" calcext:value-type="float">
            <text:p>0.013842768102658</text:p>
          </table:table-cell>
          <table:table-cell table:formula="of:=[.E637]*1000" office:value-type="float" office:value="13.8427681026581" calcext:value-type="float">
            <text:p>13.8427681026581</text:p>
          </table:table-cell>
          <table:table-cell table:number-columns-repeated="1018"/>
        </table:table-row>
        <table:table-row table:style-name="ro1">
          <table:table-cell office:value-type="float" office:value="1475545330.995" calcext:value-type="float">
            <text:p>1475545330.995</text:p>
          </table:table-cell>
          <table:table-cell office:value-type="float" office:value="1.633953" calcext:value-type="float">
            <text:p>1.633953</text:p>
          </table:table-cell>
          <table:table-cell table:formula="of:=([.A638] / 86400) + 25569" office:value-type="date" office:date-value="2016-10-04T01:42:10.995" calcext:value-type="date">
            <text:p>2016-10-04 01:42:10.995</text:p>
          </table:table-cell>
          <table:table-cell table:formula="of:=[.C638]-(4/24)" office:value-type="time" office:time-value="PT1023525H42M10.995000713S" calcext:value-type="time">
            <text:p>21:42:11</text:p>
          </table:table-cell>
          <table:table-cell table:formula="of:=[.B638]/[.G$1]" office:value-type="float" office:value="0.0149766544454629" calcext:value-type="float">
            <text:p>0.014976654445463</text:p>
          </table:table-cell>
          <table:table-cell table:formula="of:=[.E638]*1000" office:value-type="float" office:value="14.9766544454629" calcext:value-type="float">
            <text:p>14.9766544454629</text:p>
          </table:table-cell>
          <table:table-cell table:number-columns-repeated="1018"/>
        </table:table-row>
        <table:table-row table:style-name="ro1">
          <table:table-cell office:value-type="float" office:value="1475545332.286" calcext:value-type="float">
            <text:p>1475545332.286</text:p>
          </table:table-cell>
          <table:table-cell office:value-type="float" office:value="1.630784" calcext:value-type="float">
            <text:p>1.630784</text:p>
          </table:table-cell>
          <table:table-cell table:formula="of:=([.A639] / 86400) + 25569" office:value-type="date" office:date-value="2016-10-04T01:42:12.286" calcext:value-type="date">
            <text:p>2016-10-04 01:42:12.286</text:p>
          </table:table-cell>
          <table:table-cell table:formula="of:=[.C639]-(4/24)" office:value-type="time" office:time-value="PT1023525H42M12.285999879S" calcext:value-type="time">
            <text:p>21:42:12</text:p>
          </table:table-cell>
          <table:table-cell table:formula="of:=[.B639]/[.G$1]" office:value-type="float" office:value="0.0149476076993584" calcext:value-type="float">
            <text:p>0.014947607699358</text:p>
          </table:table-cell>
          <table:table-cell table:formula="of:=[.E639]*1000" office:value-type="float" office:value="14.9476076993584" calcext:value-type="float">
            <text:p>14.9476076993584</text:p>
          </table:table-cell>
          <table:table-cell table:number-columns-repeated="1018"/>
        </table:table-row>
        <table:table-row table:style-name="ro1">
          <table:table-cell office:value-type="float" office:value="1475545333.578" calcext:value-type="float">
            <text:p>1475545333.578</text:p>
          </table:table-cell>
          <table:table-cell office:value-type="float" office:value="1.624849" calcext:value-type="float">
            <text:p>1.624849</text:p>
          </table:table-cell>
          <table:table-cell table:formula="of:=([.A640] / 86400) + 25569" office:value-type="date" office:date-value="2016-10-04T01:42:13.578" calcext:value-type="date">
            <text:p>2016-10-04 01:42:13.578</text:p>
          </table:table-cell>
          <table:table-cell table:formula="of:=[.C640]-(4/24)" office:value-type="time" office:time-value="PT1023525H42M13.578000683S" calcext:value-type="time">
            <text:p>21:42:14</text:p>
          </table:table-cell>
          <table:table-cell table:formula="of:=[.B640]/[.G$1]" office:value-type="float" office:value="0.0148932080659945" calcext:value-type="float">
            <text:p>0.014893208065995</text:p>
          </table:table-cell>
          <table:table-cell table:formula="of:=[.E640]*1000" office:value-type="float" office:value="14.8932080659945" calcext:value-type="float">
            <text:p>14.8932080659945</text:p>
          </table:table-cell>
          <table:table-cell table:number-columns-repeated="1018"/>
        </table:table-row>
        <table:table-row table:style-name="ro1">
          <table:table-cell office:value-type="float" office:value="1475545334.871" calcext:value-type="float">
            <text:p>1475545334.871</text:p>
          </table:table-cell>
          <table:table-cell office:value-type="float" office:value="1.568646" calcext:value-type="float">
            <text:p>1.568646</text:p>
          </table:table-cell>
          <table:table-cell table:formula="of:=([.A641] / 86400) + 25569" office:value-type="date" office:date-value="2016-10-04T01:42:14.871" calcext:value-type="date">
            <text:p>2016-10-04 01:42:14.871</text:p>
          </table:table-cell>
          <table:table-cell table:formula="of:=[.C641]-(4/24)" office:value-type="time" office:time-value="PT1023525H42M14.87100061S" calcext:value-type="time">
            <text:p>21:42:15</text:p>
          </table:table-cell>
          <table:table-cell table:formula="of:=[.B641]/[.G$1]" office:value-type="float" office:value="0.0143780568285976" calcext:value-type="float">
            <text:p>0.014378056828598</text:p>
          </table:table-cell>
          <table:table-cell table:formula="of:=[.E641]*1000" office:value-type="float" office:value="14.3780568285976" calcext:value-type="float">
            <text:p>14.3780568285976</text:p>
          </table:table-cell>
          <table:table-cell table:number-columns-repeated="1018"/>
        </table:table-row>
        <table:table-row table:style-name="ro1">
          <table:table-cell office:value-type="float" office:value="1475545336.169" calcext:value-type="float">
            <text:p>1475545336.169</text:p>
          </table:table-cell>
          <table:table-cell office:value-type="float" office:value="1.512737" calcext:value-type="float">
            <text:p>1.512737</text:p>
          </table:table-cell>
          <table:table-cell table:formula="of:=([.A642] / 86400) + 25569" office:value-type="date" office:date-value="2016-10-04T01:42:16.169" calcext:value-type="date">
            <text:p>2016-10-04 01:42:16.169</text:p>
          </table:table-cell>
          <table:table-cell table:formula="of:=[.C642]-(4/24)" office:value-type="time" office:time-value="PT1023525H42M16.169000342S" calcext:value-type="time">
            <text:p>21:42:16</text:p>
          </table:table-cell>
          <table:table-cell table:formula="of:=[.B642]/[.G$1]" office:value-type="float" office:value="0.0138656003666361" calcext:value-type="float">
            <text:p>0.013865600366636</text:p>
          </table:table-cell>
          <table:table-cell table:formula="of:=[.E642]*1000" office:value-type="float" office:value="13.8656003666361" calcext:value-type="float">
            <text:p>13.8656003666361</text:p>
          </table:table-cell>
          <table:table-cell table:number-columns-repeated="1018"/>
        </table:table-row>
        <table:table-row table:style-name="ro1">
          <table:table-cell office:value-type="float" office:value="1475545337.525" calcext:value-type="float">
            <text:p>1475545337.525</text:p>
          </table:table-cell>
          <table:table-cell office:value-type="float" office:value="1.503981" calcext:value-type="float">
            <text:p>1.503981</text:p>
          </table:table-cell>
          <table:table-cell table:formula="of:=([.A643] / 86400) + 25569" office:value-type="date" office:date-value="2016-10-04T01:42:17.525" calcext:value-type="date">
            <text:p>2016-10-04 01:42:17.525</text:p>
          </table:table-cell>
          <table:table-cell table:formula="of:=[.C643]-(4/24)" office:value-type="time" office:time-value="PT1023525H42M17.52500033S" calcext:value-type="time">
            <text:p>21:42:18</text:p>
          </table:table-cell>
          <table:table-cell table:formula="of:=[.B643]/[.G$1]" office:value-type="float" office:value="0.0137853437213566" calcext:value-type="float">
            <text:p>0.013785343721357</text:p>
          </table:table-cell>
          <table:table-cell table:formula="of:=[.E643]*1000" office:value-type="float" office:value="13.7853437213566" calcext:value-type="float">
            <text:p>13.7853437213566</text:p>
          </table:table-cell>
          <table:table-cell table:number-columns-repeated="1018"/>
        </table:table-row>
        <table:table-row table:style-name="ro1">
          <table:table-cell office:value-type="float" office:value="1475545338.848" calcext:value-type="float">
            <text:p>1475545338.848</text:p>
          </table:table-cell>
          <table:table-cell office:value-type="float" office:value="1.504054" calcext:value-type="float">
            <text:p>1.504054</text:p>
          </table:table-cell>
          <table:table-cell table:formula="of:=([.A644] / 86400) + 25569" office:value-type="date" office:date-value="2016-10-04T01:42:18.848" calcext:value-type="date">
            <text:p>2016-10-04 01:42:18.848</text:p>
          </table:table-cell>
          <table:table-cell table:formula="of:=[.C644]-(4/24)" office:value-type="time" office:time-value="PT1023525H42M18.848000765S" calcext:value-type="time">
            <text:p>21:42:19</text:p>
          </table:table-cell>
          <table:table-cell table:formula="of:=[.B644]/[.G$1]" office:value-type="float" office:value="0.013786012832264" calcext:value-type="float">
            <text:p>0.013786012832264</text:p>
          </table:table-cell>
          <table:table-cell table:formula="of:=[.E644]*1000" office:value-type="float" office:value="13.786012832264" calcext:value-type="float">
            <text:p>13.786012832264</text:p>
          </table:table-cell>
          <table:table-cell table:number-columns-repeated="1018"/>
        </table:table-row>
        <table:table-row table:style-name="ro1">
          <table:table-cell office:value-type="float" office:value="1475545340.433" calcext:value-type="float">
            <text:p>1475545340.433</text:p>
          </table:table-cell>
          <table:table-cell office:value-type="float" office:value="1.551958" calcext:value-type="float">
            <text:p>1.551958</text:p>
          </table:table-cell>
          <table:table-cell table:formula="of:=([.A645] / 86400) + 25569" office:value-type="date" office:date-value="2016-10-04T01:42:20.433" calcext:value-type="date">
            <text:p>2016-10-04 01:42:20.433</text:p>
          </table:table-cell>
          <table:table-cell table:formula="of:=[.C645]-(4/24)" office:value-type="time" office:time-value="PT1023525H42M20.433000214S" calcext:value-type="time">
            <text:p>21:42:20</text:p>
          </table:table-cell>
          <table:table-cell table:formula="of:=[.B645]/[.G$1]" office:value-type="float" office:value="0.0142250962419798" calcext:value-type="float">
            <text:p>0.01422509624198</text:p>
          </table:table-cell>
          <table:table-cell table:formula="of:=[.E645]*1000" office:value-type="float" office:value="14.2250962419798" calcext:value-type="float">
            <text:p>14.2250962419798</text:p>
          </table:table-cell>
          <table:table-cell table:number-columns-repeated="1018"/>
        </table:table-row>
        <table:table-row table:style-name="ro1">
          <table:table-cell office:value-type="float" office:value="1475545341.725" calcext:value-type="float">
            <text:p>1475545341.725</text:p>
          </table:table-cell>
          <table:table-cell office:value-type="float" office:value="1.607446" calcext:value-type="float">
            <text:p>1.607446</text:p>
          </table:table-cell>
          <table:table-cell table:formula="of:=([.A646] / 86400) + 25569" office:value-type="date" office:date-value="2016-10-04T01:42:21.725" calcext:value-type="date">
            <text:p>2016-10-04 01:42:21.725</text:p>
          </table:table-cell>
          <table:table-cell table:formula="of:=[.C646]-(4/24)" office:value-type="time" office:time-value="PT1023525H42M21.72500018S" calcext:value-type="time">
            <text:p>21:42:22</text:p>
          </table:table-cell>
          <table:table-cell table:formula="of:=[.B646]/[.G$1]" office:value-type="float" office:value="0.0147336938588451" calcext:value-type="float">
            <text:p>0.014733693858845</text:p>
          </table:table-cell>
          <table:table-cell table:formula="of:=[.E646]*1000" office:value-type="float" office:value="14.7336938588451" calcext:value-type="float">
            <text:p>14.7336938588451</text:p>
          </table:table-cell>
          <table:table-cell table:number-columns-repeated="1018"/>
        </table:table-row>
        <table:table-row table:style-name="ro1">
          <table:table-cell office:value-type="float" office:value="1475545343.018" calcext:value-type="float">
            <text:p>1475545343.018</text:p>
          </table:table-cell>
          <table:table-cell office:value-type="float" office:value="1.629758" calcext:value-type="float">
            <text:p>1.629758</text:p>
          </table:table-cell>
          <table:table-cell table:formula="of:=([.A647] / 86400) + 25569" office:value-type="date" office:date-value="2016-10-04T01:42:23.018" calcext:value-type="date">
            <text:p>2016-10-04 01:42:23.018</text:p>
          </table:table-cell>
          <table:table-cell table:formula="of:=[.C647]-(4/24)" office:value-type="time" office:time-value="PT1023525H42M23.018000107S" calcext:value-type="time">
            <text:p>21:42:23</text:p>
          </table:table-cell>
          <table:table-cell table:formula="of:=[.B647]/[.G$1]" office:value-type="float" office:value="0.0149382034830431" calcext:value-type="float">
            <text:p>0.014938203483043</text:p>
          </table:table-cell>
          <table:table-cell table:formula="of:=[.E647]*1000" office:value-type="float" office:value="14.9382034830431" calcext:value-type="float">
            <text:p>14.9382034830431</text:p>
          </table:table-cell>
          <table:table-cell table:number-columns-repeated="1018"/>
        </table:table-row>
        <table:table-row table:style-name="ro1">
          <table:table-cell office:value-type="float" office:value="1475545344.311" calcext:value-type="float">
            <text:p>1475545344.311</text:p>
          </table:table-cell>
          <table:table-cell office:value-type="float" office:value="1.629886" calcext:value-type="float">
            <text:p>1.629886</text:p>
          </table:table-cell>
          <table:table-cell table:formula="of:=([.A648] / 86400) + 25569" office:value-type="date" office:date-value="2016-10-04T01:42:24.311" calcext:value-type="date">
            <text:p>2016-10-04 01:42:24.311</text:p>
          </table:table-cell>
          <table:table-cell table:formula="of:=[.C648]-(4/24)" office:value-type="time" office:time-value="PT1023525H42M24.311000034S" calcext:value-type="time">
            <text:p>21:42:24</text:p>
          </table:table-cell>
          <table:table-cell table:formula="of:=[.B648]/[.G$1]" office:value-type="float" office:value="0.0149393767186068" calcext:value-type="float">
            <text:p>0.014939376718607</text:p>
          </table:table-cell>
          <table:table-cell table:formula="of:=[.E648]*1000" office:value-type="float" office:value="14.9393767186068" calcext:value-type="float">
            <text:p>14.9393767186068</text:p>
          </table:table-cell>
          <table:table-cell table:number-columns-repeated="1018"/>
        </table:table-row>
        <table:table-row table:style-name="ro1">
          <table:table-cell office:value-type="float" office:value="1475545345.603" calcext:value-type="float">
            <text:p>1475545345.603</text:p>
          </table:table-cell>
          <table:table-cell office:value-type="float" office:value="1.644798" calcext:value-type="float">
            <text:p>1.644798</text:p>
          </table:table-cell>
          <table:table-cell table:formula="of:=([.A649] / 86400) + 25569" office:value-type="date" office:date-value="2016-10-04T01:42:25.603" calcext:value-type="date">
            <text:p>2016-10-04 01:42:25.603</text:p>
          </table:table-cell>
          <table:table-cell table:formula="of:=[.C649]-(4/24)" office:value-type="time" office:time-value="PT1023525H42M25.603S" calcext:value-type="time">
            <text:p>21:42:26</text:p>
          </table:table-cell>
          <table:table-cell table:formula="of:=[.B649]/[.G$1]" office:value-type="float" office:value="0.0150760586617782" calcext:value-type="float">
            <text:p>0.015076058661778</text:p>
          </table:table-cell>
          <table:table-cell table:formula="of:=[.E649]*1000" office:value-type="float" office:value="15.0760586617782" calcext:value-type="float">
            <text:p>15.0760586617782</text:p>
          </table:table-cell>
          <table:table-cell table:number-columns-repeated="1018"/>
        </table:table-row>
        <table:table-row table:style-name="ro1">
          <table:table-cell office:value-type="float" office:value="1475545346.893" calcext:value-type="float">
            <text:p>1475545346.893</text:p>
          </table:table-cell>
          <table:table-cell office:value-type="float" office:value="1.700725" calcext:value-type="float">
            <text:p>1.700725</text:p>
          </table:table-cell>
          <table:table-cell table:formula="of:=([.A650] / 86400) + 25569" office:value-type="date" office:date-value="2016-10-04T01:42:26.893" calcext:value-type="date">
            <text:p>2016-10-04 01:42:26.893</text:p>
          </table:table-cell>
          <table:table-cell table:formula="of:=[.C650]-(4/24)" office:value-type="time" office:time-value="PT1023525H42M26.893000044S" calcext:value-type="time">
            <text:p>21:42:27</text:p>
          </table:table-cell>
          <table:table-cell table:formula="of:=[.B650]/[.G$1]" office:value-type="float" office:value="0.0155886801099908" calcext:value-type="float">
            <text:p>0.015588680109991</text:p>
          </table:table-cell>
          <table:table-cell table:formula="of:=[.E650]*1000" office:value-type="float" office:value="15.5886801099908" calcext:value-type="float">
            <text:p>15.5886801099908</text:p>
          </table:table-cell>
          <table:table-cell table:number-columns-repeated="1018"/>
        </table:table-row>
        <table:table-row table:style-name="ro1">
          <table:table-cell office:value-type="float" office:value="1475545348.25" calcext:value-type="float">
            <text:p>1475545348.25</text:p>
          </table:table-cell>
          <table:table-cell office:value-type="float" office:value="1.754986" calcext:value-type="float">
            <text:p>1.754986</text:p>
          </table:table-cell>
          <table:table-cell table:formula="of:=([.A651] / 86400) + 25569" office:value-type="date" office:date-value="2016-10-04T01:42:28.25" calcext:value-type="date">
            <text:p>2016-10-04 01:42:28.250</text:p>
          </table:table-cell>
          <table:table-cell table:formula="of:=[.C651]-(4/24)" office:value-type="time" office:time-value="PT1023525H42M28.249999993S" calcext:value-type="time">
            <text:p>21:42:28</text:p>
          </table:table-cell>
          <table:table-cell table:formula="of:=[.B651]/[.G$1]" office:value-type="float" office:value="0.0160860311640697" calcext:value-type="float">
            <text:p>0.01608603116407</text:p>
          </table:table-cell>
          <table:table-cell table:formula="of:=[.E651]*1000" office:value-type="float" office:value="16.0860311640697" calcext:value-type="float">
            <text:p>16.0860311640697</text:p>
          </table:table-cell>
          <table:table-cell table:number-columns-repeated="1018"/>
        </table:table-row>
        <table:table-row table:style-name="ro1">
          <table:table-cell office:value-type="float" office:value="1475545349.573" calcext:value-type="float">
            <text:p>1475545349.573</text:p>
          </table:table-cell>
          <table:table-cell office:value-type="float" office:value="1.75799" calcext:value-type="float">
            <text:p>1.75799</text:p>
          </table:table-cell>
          <table:table-cell table:formula="of:=([.A652] / 86400) + 25569" office:value-type="date" office:date-value="2016-10-04T01:42:29.573" calcext:value-type="date">
            <text:p>2016-10-04 01:42:29.573</text:p>
          </table:table-cell>
          <table:table-cell table:formula="of:=[.C652]-(4/24)" office:value-type="time" office:time-value="PT1023525H42M29.573000427S" calcext:value-type="time">
            <text:p>21:42:30</text:p>
          </table:table-cell>
          <table:table-cell table:formula="of:=[.B652]/[.G$1]" office:value-type="float" office:value="0.0161135655362053" calcext:value-type="float">
            <text:p>0.016113565536205</text:p>
          </table:table-cell>
          <table:table-cell table:formula="of:=[.E652]*1000" office:value-type="float" office:value="16.1135655362053" calcext:value-type="float">
            <text:p>16.1135655362053</text:p>
          </table:table-cell>
          <table:table-cell table:number-columns-repeated="1018"/>
        </table:table-row>
        <table:table-row table:style-name="ro1">
          <table:table-cell office:value-type="float" office:value="1475545351.151" calcext:value-type="float">
            <text:p>1475545351.151</text:p>
          </table:table-cell>
          <table:table-cell office:value-type="float" office:value="1.754821" calcext:value-type="float">
            <text:p>1.754821</text:p>
          </table:table-cell>
          <table:table-cell table:formula="of:=([.A653] / 86400) + 25569" office:value-type="date" office:date-value="2016-10-04T01:42:31.151" calcext:value-type="date">
            <text:p>2016-10-04 01:42:31.151</text:p>
          </table:table-cell>
          <table:table-cell table:formula="of:=[.C653]-(4/24)" office:value-type="time" office:time-value="PT1023525H42M31.15100015S" calcext:value-type="time">
            <text:p>21:42:31</text:p>
          </table:table-cell>
          <table:table-cell table:formula="of:=[.B653]/[.G$1]" office:value-type="float" office:value="0.0160845187901008" calcext:value-type="float">
            <text:p>0.016084518790101</text:p>
          </table:table-cell>
          <table:table-cell table:formula="of:=[.E653]*1000" office:value-type="float" office:value="16.0845187901008" calcext:value-type="float">
            <text:p>16.0845187901008</text:p>
          </table:table-cell>
          <table:table-cell table:number-columns-repeated="1018"/>
        </table:table-row>
        <table:table-row table:style-name="ro1">
          <table:table-cell office:value-type="float" office:value="1475545352.448" calcext:value-type="float">
            <text:p>1475545352.448</text:p>
          </table:table-cell>
          <table:table-cell office:value-type="float" office:value="1.611055" calcext:value-type="float">
            <text:p>1.611055</text:p>
          </table:table-cell>
          <table:table-cell table:formula="of:=([.A654] / 86400) + 25569" office:value-type="date" office:date-value="2016-10-04T01:42:32.448" calcext:value-type="date">
            <text:p>2016-10-04 01:42:32.448</text:p>
          </table:table-cell>
          <table:table-cell table:formula="of:=[.C654]-(4/24)" office:value-type="time" office:time-value="PT1023525H42M32.447999921S" calcext:value-type="time">
            <text:p>21:42:32</text:p>
          </table:table-cell>
          <table:table-cell table:formula="of:=[.B654]/[.G$1]" office:value-type="float" office:value="0.0147667736021998" calcext:value-type="float">
            <text:p>0.0147667736022</text:p>
          </table:table-cell>
          <table:table-cell table:formula="of:=[.E654]*1000" office:value-type="float" office:value="14.7667736021998" calcext:value-type="float">
            <text:p>14.7667736021998</text:p>
          </table:table-cell>
          <table:table-cell table:number-columns-repeated="1018"/>
        </table:table-row>
        <table:table-row table:style-name="ro1">
          <table:table-cell office:value-type="float" office:value="1475545353.74" calcext:value-type="float">
            <text:p>1475545353.74</text:p>
          </table:table-cell>
          <table:table-cell office:value-type="float" office:value="1.440377" calcext:value-type="float">
            <text:p>1.440377</text:p>
          </table:table-cell>
          <table:table-cell table:formula="of:=([.A655] / 86400) + 25569" office:value-type="date" office:date-value="2016-10-04T01:42:33.74" calcext:value-type="date">
            <text:p>2016-10-04 01:42:33.740</text:p>
          </table:table-cell>
          <table:table-cell table:formula="of:=[.C655]-(4/24)" office:value-type="time" office:time-value="PT1023525H42M33.739999887S" calcext:value-type="time">
            <text:p>21:42:34</text:p>
          </table:table-cell>
          <table:table-cell table:formula="of:=[.B655]/[.G$1]" office:value-type="float" office:value="0.0132023556370302" calcext:value-type="float">
            <text:p>0.01320235563703</text:p>
          </table:table-cell>
          <table:table-cell table:formula="of:=[.E655]*1000" office:value-type="float" office:value="13.2023556370302" calcext:value-type="float">
            <text:p>13.2023556370302</text:p>
          </table:table-cell>
          <table:table-cell table:number-columns-repeated="1018"/>
        </table:table-row>
        <table:table-row table:style-name="ro1">
          <table:table-cell office:value-type="float" office:value="1475545355.033" calcext:value-type="float">
            <text:p>1475545355.033</text:p>
          </table:table-cell>
          <table:table-cell office:value-type="float" office:value="1.361185" calcext:value-type="float">
            <text:p>1.361185</text:p>
          </table:table-cell>
          <table:table-cell table:formula="of:=([.A656] / 86400) + 25569" office:value-type="date" office:date-value="2016-10-04T01:42:35.033" calcext:value-type="date">
            <text:p>2016-10-04 01:42:35.033</text:p>
          </table:table-cell>
          <table:table-cell table:formula="of:=[.C656]-(4/24)" office:value-type="time" office:time-value="PT1023525H42M35.032999814S" calcext:value-type="time">
            <text:p>21:42:35</text:p>
          </table:table-cell>
          <table:table-cell table:formula="of:=[.B656]/[.G$1]" office:value-type="float" office:value="0.0124764894592117" calcext:value-type="float">
            <text:p>0.012476489459212</text:p>
          </table:table-cell>
          <table:table-cell table:formula="of:=[.E656]*1000" office:value-type="float" office:value="12.4764894592117" calcext:value-type="float">
            <text:p>12.4764894592117</text:p>
          </table:table-cell>
          <table:table-cell table:number-columns-repeated="1018"/>
        </table:table-row>
        <table:table-row table:style-name="ro1">
          <table:table-cell office:value-type="float" office:value="1475545356.325" calcext:value-type="float">
            <text:p>1475545356.325</text:p>
          </table:table-cell>
          <table:table-cell office:value-type="float" office:value="1.362943" calcext:value-type="float">
            <text:p>1.362943</text:p>
          </table:table-cell>
          <table:table-cell table:formula="of:=([.A657] / 86400) + 25569" office:value-type="date" office:date-value="2016-10-04T01:42:36.325" calcext:value-type="date">
            <text:p>2016-10-04 01:42:36.325</text:p>
          </table:table-cell>
          <table:table-cell table:formula="of:=[.C657]-(4/24)" office:value-type="time" office:time-value="PT1023525H42M36.325000618S" calcext:value-type="time">
            <text:p>21:42:36</text:p>
          </table:table-cell>
          <table:table-cell table:formula="of:=[.B657]/[.G$1]" office:value-type="float" office:value="0.012492603116407" calcext:value-type="float">
            <text:p>0.012492603116407</text:p>
          </table:table-cell>
          <table:table-cell table:formula="of:=[.E657]*1000" office:value-type="float" office:value="12.492603116407" calcext:value-type="float">
            <text:p>12.492603116407</text:p>
          </table:table-cell>
          <table:table-cell table:number-columns-repeated="1018"/>
        </table:table-row>
        <table:table-row table:style-name="ro1">
          <table:table-cell office:value-type="float" office:value="1475545357.682" calcext:value-type="float">
            <text:p>1475545357.682</text:p>
          </table:table-cell>
          <table:table-cell office:value-type="float" office:value="1.347336" calcext:value-type="float">
            <text:p>1.347336</text:p>
          </table:table-cell>
          <table:table-cell table:formula="of:=([.A658] / 86400) + 25569" office:value-type="date" office:date-value="2016-10-04T01:42:37.682" calcext:value-type="date">
            <text:p>2016-10-04 01:42:37.682</text:p>
          </table:table-cell>
          <table:table-cell table:formula="of:=[.C658]-(4/24)" office:value-type="time" office:time-value="PT1023525H42M37.681999728S" calcext:value-type="time">
            <text:p>21:42:38</text:p>
          </table:table-cell>
          <table:table-cell table:formula="of:=[.B658]/[.G$1]" office:value-type="float" office:value="0.0123495508707608" calcext:value-type="float">
            <text:p>0.012349550870761</text:p>
          </table:table-cell>
          <table:table-cell table:formula="of:=[.E658]*1000" office:value-type="float" office:value="12.3495508707608" calcext:value-type="float">
            <text:p>12.3495508707608</text:p>
          </table:table-cell>
          <table:table-cell table:number-columns-repeated="1018"/>
        </table:table-row>
        <table:table-row table:style-name="ro1">
          <table:table-cell office:value-type="float" office:value="1475545359.006" calcext:value-type="float">
            <text:p>1475545359.006</text:p>
          </table:table-cell>
          <table:table-cell office:value-type="float" office:value="1.270854" calcext:value-type="float">
            <text:p>1.270854</text:p>
          </table:table-cell>
          <table:table-cell table:formula="of:=([.A659] / 86400) + 25569" office:value-type="date" office:date-value="2016-10-04T01:42:39.006" calcext:value-type="date">
            <text:p>2016-10-04 01:42:39.006</text:p>
          </table:table-cell>
          <table:table-cell table:formula="of:=[.C659]-(4/24)" office:value-type="time" office:time-value="PT1023525H42M39.006000124S" calcext:value-type="time">
            <text:p>21:42:39</text:p>
          </table:table-cell>
          <table:table-cell table:formula="of:=[.B659]/[.G$1]" office:value-type="float" office:value="0.0116485242896425" calcext:value-type="float">
            <text:p>0.011648524289643</text:p>
          </table:table-cell>
          <table:table-cell table:formula="of:=[.E659]*1000" office:value-type="float" office:value="11.6485242896425" calcext:value-type="float">
            <text:p>11.6485242896425</text:p>
          </table:table-cell>
          <table:table-cell table:number-columns-repeated="1018"/>
        </table:table-row>
        <table:table-row table:style-name="ro1">
          <table:table-cell office:value-type="float" office:value="1475545360.586" calcext:value-type="float">
            <text:p>1475545360.586</text:p>
          </table:table-cell>
          <table:table-cell office:value-type="float" office:value="1.206335" calcext:value-type="float">
            <text:p>1.206335</text:p>
          </table:table-cell>
          <table:table-cell table:formula="of:=([.A660] / 86400) + 25569" office:value-type="date" office:date-value="2016-10-04T01:42:40.586" calcext:value-type="date">
            <text:p>2016-10-04 01:42:40.586</text:p>
          </table:table-cell>
          <table:table-cell table:formula="of:=[.C660]-(4/24)" office:value-type="time" office:time-value="PT1023525H42M40.585999768S" calcext:value-type="time">
            <text:p>21:42:41</text:p>
          </table:table-cell>
          <table:table-cell table:formula="of:=[.B660]/[.G$1]" office:value-type="float" office:value="0.0110571494042163" calcext:value-type="float">
            <text:p>0.011057149404216</text:p>
          </table:table-cell>
          <table:table-cell table:formula="of:=[.E660]*1000" office:value-type="float" office:value="11.0571494042163" calcext:value-type="float">
            <text:p>11.0571494042163</text:p>
          </table:table-cell>
          <table:table-cell table:number-columns-repeated="1018"/>
        </table:table-row>
        <table:table-row table:style-name="ro1">
          <table:table-cell office:value-type="float" office:value="1475545361.878" calcext:value-type="float">
            <text:p>1475545361.878</text:p>
          </table:table-cell>
          <table:table-cell office:value-type="float" office:value="1.203074" calcext:value-type="float">
            <text:p>1.203074</text:p>
          </table:table-cell>
          <table:table-cell table:formula="of:=([.A661] / 86400) + 25569" office:value-type="date" office:date-value="2016-10-04T01:42:41.878" calcext:value-type="date">
            <text:p>2016-10-04 01:42:41.878</text:p>
          </table:table-cell>
          <table:table-cell table:formula="of:=[.C661]-(4/24)" office:value-type="time" office:time-value="PT1023525H42M41.878000572S" calcext:value-type="time">
            <text:p>21:42:42</text:p>
          </table:table-cell>
          <table:table-cell table:formula="of:=[.B661]/[.G$1]" office:value-type="float" office:value="0.0110272593950504" calcext:value-type="float">
            <text:p>0.011027259395051</text:p>
          </table:table-cell>
          <table:table-cell table:formula="of:=[.E661]*1000" office:value-type="float" office:value="11.0272593950504" calcext:value-type="float">
            <text:p>11.0272593950504</text:p>
          </table:table-cell>
          <table:table-cell table:number-columns-repeated="1018"/>
        </table:table-row>
        <table:table-row table:style-name="ro1">
          <table:table-cell office:value-type="float" office:value="1475545363.17" calcext:value-type="float">
            <text:p>1475545363.17</text:p>
          </table:table-cell>
          <table:table-cell office:value-type="float" office:value="1.20018" calcext:value-type="float">
            <text:p>1.20018</text:p>
          </table:table-cell>
          <table:table-cell table:formula="of:=([.A662] / 86400) + 25569" office:value-type="date" office:date-value="2016-10-04T01:42:43.170001" calcext:value-type="date">
            <text:p>2016-10-04 01:42:43.170</text:p>
          </table:table-cell>
          <table:table-cell table:formula="of:=[.C662]-(4/24)" office:value-type="time" office:time-value="PT1023525H42M43.170000538S" calcext:value-type="time">
            <text:p>21:42:43</text:p>
          </table:table-cell>
          <table:table-cell table:formula="of:=[.B662]/[.G$1]" office:value-type="float" office:value="0.0110007332722273" calcext:value-type="float">
            <text:p>0.011000733272227</text:p>
          </table:table-cell>
          <table:table-cell table:formula="of:=[.E662]*1000" office:value-type="float" office:value="11.0007332722273" calcext:value-type="float">
            <text:p>11.0007332722273</text:p>
          </table:table-cell>
          <table:table-cell table:number-columns-repeated="1018"/>
        </table:table-row>
        <table:table-row table:style-name="ro1">
          <table:table-cell office:value-type="float" office:value="1475545364.461" calcext:value-type="float">
            <text:p>1475545364.461</text:p>
          </table:table-cell>
          <table:table-cell office:value-type="float" office:value="1.21249" calcext:value-type="float">
            <text:p>1.21249</text:p>
          </table:table-cell>
          <table:table-cell table:formula="of:=([.A663] / 86400) + 25569" office:value-type="date" office:date-value="2016-10-04T01:42:44.461" calcext:value-type="date">
            <text:p>2016-10-04 01:42:44.461</text:p>
          </table:table-cell>
          <table:table-cell table:formula="of:=[.C663]-(4/24)" office:value-type="time" office:time-value="PT1023525H42M44.461000543S" calcext:value-type="time">
            <text:p>21:42:44</text:p>
          </table:table-cell>
          <table:table-cell table:formula="of:=[.B663]/[.G$1]" office:value-type="float" office:value="0.0111135655362053" calcext:value-type="float">
            <text:p>0.011113565536205</text:p>
          </table:table-cell>
          <table:table-cell table:formula="of:=[.E663]*1000" office:value-type="float" office:value="11.1135655362053" calcext:value-type="float">
            <text:p>11.1135655362053</text:p>
          </table:table-cell>
          <table:table-cell table:number-columns-repeated="1018"/>
        </table:table-row>
        <table:table-row table:style-name="ro1">
          <table:table-cell office:value-type="float" office:value="1475545365.753" calcext:value-type="float">
            <text:p>1475545365.753</text:p>
          </table:table-cell>
          <table:table-cell office:value-type="float" office:value="1.23603" calcext:value-type="float">
            <text:p>1.23603</text:p>
          </table:table-cell>
          <table:table-cell table:formula="of:=([.A664] / 86400) + 25569" office:value-type="date" office:date-value="2016-10-04T01:42:45.753" calcext:value-type="date">
            <text:p>2016-10-04 01:42:45.753</text:p>
          </table:table-cell>
          <table:table-cell table:formula="of:=[.C664]-(4/24)" office:value-type="time" office:time-value="PT1023525H42M45.75300009S" calcext:value-type="time">
            <text:p>21:42:46</text:p>
          </table:table-cell>
          <table:table-cell table:formula="of:=[.B664]/[.G$1]" office:value-type="float" office:value="0.0113293308890926" calcext:value-type="float">
            <text:p>0.011329330889093</text:p>
          </table:table-cell>
          <table:table-cell table:formula="of:=[.E664]*1000" office:value-type="float" office:value="11.3293308890926" calcext:value-type="float">
            <text:p>11.3293308890926</text:p>
          </table:table-cell>
          <table:table-cell table:number-columns-repeated="1018"/>
        </table:table-row>
        <table:table-row table:style-name="ro1">
          <table:table-cell office:value-type="float" office:value="1475545367.045" calcext:value-type="float">
            <text:p>1475545367.045</text:p>
          </table:table-cell>
          <table:table-cell office:value-type="float" office:value="1.239932" calcext:value-type="float">
            <text:p>1.239932</text:p>
          </table:table-cell>
          <table:table-cell table:formula="of:=([.A665] / 86400) + 25569" office:value-type="date" office:date-value="2016-10-04T01:42:47.045" calcext:value-type="date">
            <text:p>2016-10-04 01:42:47.045</text:p>
          </table:table-cell>
          <table:table-cell table:formula="of:=[.C665]-(4/24)" office:value-type="time" office:time-value="PT1023525H42M47.044999637S" calcext:value-type="time">
            <text:p>21:42:47</text:p>
          </table:table-cell>
          <table:table-cell table:formula="of:=[.B665]/[.G$1]" office:value-type="float" office:value="0.0113650962419798" calcext:value-type="float">
            <text:p>0.01136509624198</text:p>
          </table:table-cell>
          <table:table-cell table:formula="of:=[.E665]*1000" office:value-type="float" office:value="11.3650962419798" calcext:value-type="float">
            <text:p>11.3650962419798</text:p>
          </table:table-cell>
          <table:table-cell table:number-columns-repeated="1018"/>
        </table:table-row>
        <table:table-row table:style-name="ro1">
          <table:table-cell office:value-type="float" office:value="1475545368.405" calcext:value-type="float">
            <text:p>1475545368.405</text:p>
          </table:table-cell>
          <table:table-cell office:value-type="float" office:value="1.240408" calcext:value-type="float">
            <text:p>1.240408</text:p>
          </table:table-cell>
          <table:table-cell table:formula="of:=([.A666] / 86400) + 25569" office:value-type="date" office:date-value="2016-10-04T01:42:48.405" calcext:value-type="date">
            <text:p>2016-10-04 01:42:48.405</text:p>
          </table:table-cell>
          <table:table-cell table:formula="of:=[.C666]-(4/24)" office:value-type="time" office:time-value="PT1023525H42M48.405000307S" calcext:value-type="time">
            <text:p>21:42:48</text:p>
          </table:table-cell>
          <table:table-cell table:formula="of:=[.B666]/[.G$1]" office:value-type="float" office:value="0.0113694592117324" calcext:value-type="float">
            <text:p>0.011369459211732</text:p>
          </table:table-cell>
          <table:table-cell table:formula="of:=[.E666]*1000" office:value-type="float" office:value="11.3694592117324" calcext:value-type="float">
            <text:p>11.3694592117324</text:p>
          </table:table-cell>
          <table:table-cell table:number-columns-repeated="1018"/>
        </table:table-row>
        <table:table-row table:style-name="ro1">
          <table:table-cell office:value-type="float" office:value="1475545369.728" calcext:value-type="float">
            <text:p>1475545369.728</text:p>
          </table:table-cell>
          <table:table-cell office:value-type="float" office:value="1.352593" calcext:value-type="float">
            <text:p>1.352593</text:p>
          </table:table-cell>
          <table:table-cell table:formula="of:=([.A667] / 86400) + 25569" office:value-type="date" office:date-value="2016-10-04T01:42:49.728" calcext:value-type="date">
            <text:p>2016-10-04 01:42:49.728</text:p>
          </table:table-cell>
          <table:table-cell table:formula="of:=[.C667]-(4/24)" office:value-type="time" office:time-value="PT1023525H42M49.728000741S" calcext:value-type="time">
            <text:p>21:42:50</text:p>
          </table:table-cell>
          <table:table-cell table:formula="of:=[.B667]/[.G$1]" office:value-type="float" office:value="0.0123977360219982" calcext:value-type="float">
            <text:p>0.012397736021998</text:p>
          </table:table-cell>
          <table:table-cell table:formula="of:=[.E667]*1000" office:value-type="float" office:value="12.3977360219982" calcext:value-type="float">
            <text:p>12.3977360219982</text:p>
          </table:table-cell>
          <table:table-cell table:number-columns-repeated="1018"/>
        </table:table-row>
        <table:table-row table:style-name="ro1">
          <table:table-cell office:value-type="float" office:value="1475545370.754" calcext:value-type="float">
            <text:p>1475545370.754</text:p>
          </table:table-cell>
          <table:table-cell office:value-type="float" office:value="1.490534" calcext:value-type="float">
            <text:p>1.490534</text:p>
          </table:table-cell>
          <table:table-cell table:formula="of:=([.A668] / 86400) + 25569" office:value-type="date" office:date-value="2016-10-04T01:42:50.754" calcext:value-type="date">
            <text:p>2016-10-04 01:42:50.754</text:p>
          </table:table-cell>
          <table:table-cell table:formula="of:=[.C668]-(4/24)" office:value-type="time" office:time-value="PT1023525H42M50.754000172S" calcext:value-type="time">
            <text:p>21:42:51</text:p>
          </table:table-cell>
          <table:table-cell table:formula="of:=[.B668]/[.G$1]" office:value-type="float" office:value="0.0136620898258478" calcext:value-type="float">
            <text:p>0.013662089825848</text:p>
          </table:table-cell>
          <table:table-cell table:formula="of:=[.E668]*1000" office:value-type="float" office:value="13.6620898258478" calcext:value-type="float">
            <text:p>13.6620898258478</text:p>
          </table:table-cell>
          <table:table-cell table:number-columns-repeated="1018"/>
        </table:table-row>
        <table:table-row table:style-name="ro1">
          <table:table-cell office:value-type="float" office:value="1475545372.046" calcext:value-type="float">
            <text:p>1475545372.046</text:p>
          </table:table-cell>
          <table:table-cell office:value-type="float" office:value="1.635199" calcext:value-type="float">
            <text:p>1.635199</text:p>
          </table:table-cell>
          <table:table-cell table:formula="of:=([.A669] / 86400) + 25569" office:value-type="date" office:date-value="2016-10-04T01:42:52.046" calcext:value-type="date">
            <text:p>2016-10-04 01:42:52.046</text:p>
          </table:table-cell>
          <table:table-cell table:formula="of:=[.C669]-(4/24)" office:value-type="time" office:time-value="PT1023525H42M52.046000138S" calcext:value-type="time">
            <text:p>21:42:52</text:p>
          </table:table-cell>
          <table:table-cell table:formula="of:=[.B669]/[.G$1]" office:value-type="float" office:value="0.0149880751604033" calcext:value-type="float">
            <text:p>0.014988075160403</text:p>
          </table:table-cell>
          <table:table-cell table:formula="of:=[.E669]*1000" office:value-type="float" office:value="14.9880751604033" calcext:value-type="float">
            <text:p>14.9880751604033</text:p>
          </table:table-cell>
          <table:table-cell table:number-columns-repeated="1018"/>
        </table:table-row>
        <table:table-row table:style-name="ro1">
          <table:table-cell office:value-type="float" office:value="1475545373.338" calcext:value-type="float">
            <text:p>1475545373.338</text:p>
          </table:table-cell>
          <table:table-cell office:value-type="float" office:value="1.631535" calcext:value-type="float">
            <text:p>1.631535</text:p>
          </table:table-cell>
          <table:table-cell table:formula="of:=([.A670] / 86400) + 25569" office:value-type="date" office:date-value="2016-10-04T01:42:53.338" calcext:value-type="date">
            <text:p>2016-10-04 01:42:53.338</text:p>
          </table:table-cell>
          <table:table-cell table:formula="of:=[.C670]-(4/24)" office:value-type="time" office:time-value="PT1023525H42M53.338000104S" calcext:value-type="time">
            <text:p>21:42:53</text:p>
          </table:table-cell>
          <table:table-cell table:formula="of:=[.B670]/[.G$1]" office:value-type="float" office:value="0.0149544912923923" calcext:value-type="float">
            <text:p>0.014954491292392</text:p>
          </table:table-cell>
          <table:table-cell table:formula="of:=[.E670]*1000" office:value-type="float" office:value="14.9544912923923" calcext:value-type="float">
            <text:p>14.9544912923923</text:p>
          </table:table-cell>
          <table:table-cell table:number-columns-repeated="1018"/>
        </table:table-row>
        <table:table-row table:style-name="ro1">
          <table:table-cell office:value-type="float" office:value="1475545374.63" calcext:value-type="float">
            <text:p>1475545374.63</text:p>
          </table:table-cell>
          <table:table-cell office:value-type="float" office:value="1.631242" calcext:value-type="float">
            <text:p>1.631242</text:p>
          </table:table-cell>
          <table:table-cell table:formula="of:=([.A671] / 86400) + 25569" office:value-type="date" office:date-value="2016-10-04T01:42:54.63" calcext:value-type="date">
            <text:p>2016-10-04 01:42:54.630</text:p>
          </table:table-cell>
          <table:table-cell table:formula="of:=[.C671]-(4/24)" office:value-type="time" office:time-value="PT1023525H42M54.630000908S" calcext:value-type="time">
            <text:p>21:42:55</text:p>
          </table:table-cell>
          <table:table-cell table:formula="of:=[.B671]/[.G$1]" office:value-type="float" office:value="0.0149518056828598" calcext:value-type="float">
            <text:p>0.01495180568286</text:p>
          </table:table-cell>
          <table:table-cell table:formula="of:=[.E671]*1000" office:value-type="float" office:value="14.9518056828598" calcext:value-type="float">
            <text:p>14.9518056828598</text:p>
          </table:table-cell>
          <table:table-cell table:number-columns-repeated="1018"/>
        </table:table-row>
        <table:table-row table:style-name="ro1">
          <table:table-cell office:value-type="float" office:value="1475545375.921" calcext:value-type="float">
            <text:p>1475545375.921</text:p>
          </table:table-cell>
          <table:table-cell office:value-type="float" office:value="1.588394" calcext:value-type="float">
            <text:p>1.588394</text:p>
          </table:table-cell>
          <table:table-cell table:formula="of:=([.A672] / 86400) + 25569" office:value-type="date" office:date-value="2016-10-04T01:42:55.921" calcext:value-type="date">
            <text:p>2016-10-04 01:42:55.921</text:p>
          </table:table-cell>
          <table:table-cell table:formula="of:=[.C672]-(4/24)" office:value-type="time" office:time-value="PT1023525H42M55.921000075S" calcext:value-type="time">
            <text:p>21:42:56</text:p>
          </table:table-cell>
          <table:table-cell table:formula="of:=[.B672]/[.G$1]" office:value-type="float" office:value="0.0145590650779102" calcext:value-type="float">
            <text:p>0.01455906507791</text:p>
          </table:table-cell>
          <table:table-cell table:formula="of:=[.E672]*1000" office:value-type="float" office:value="14.5590650779102" calcext:value-type="float">
            <text:p>14.5590650779102</text:p>
          </table:table-cell>
          <table:table-cell table:number-columns-repeated="1018"/>
        </table:table-row>
        <table:table-row table:style-name="ro1">
          <table:table-cell office:value-type="float" office:value="1475545377.213" calcext:value-type="float">
            <text:p>1475545377.213</text:p>
          </table:table-cell>
          <table:table-cell office:value-type="float" office:value="1.531624" calcext:value-type="float">
            <text:p>1.531624</text:p>
          </table:table-cell>
          <table:table-cell table:formula="of:=([.A673] / 86400) + 25569" office:value-type="date" office:date-value="2016-10-04T01:42:57.213" calcext:value-type="date">
            <text:p>2016-10-04 01:42:57.213</text:p>
          </table:table-cell>
          <table:table-cell table:formula="of:=[.C673]-(4/24)" office:value-type="time" office:time-value="PT1023525H42M57.213000879S" calcext:value-type="time">
            <text:p>21:42:57</text:p>
          </table:table-cell>
          <table:table-cell table:formula="of:=[.B673]/[.G$1]" office:value-type="float" office:value="0.0140387167736022" calcext:value-type="float">
            <text:p>0.014038716773602</text:p>
          </table:table-cell>
          <table:table-cell table:formula="of:=[.E673]*1000" office:value-type="float" office:value="14.0387167736022" calcext:value-type="float">
            <text:p>14.0387167736022</text:p>
          </table:table-cell>
          <table:table-cell table:number-columns-repeated="1018"/>
        </table:table-row>
        <table:table-row table:style-name="ro1">
          <table:table-cell office:value-type="float" office:value="1475545378.568" calcext:value-type="float">
            <text:p>1475545378.568</text:p>
          </table:table-cell>
          <table:table-cell office:value-type="float" office:value="1.503193" calcext:value-type="float">
            <text:p>1.503193</text:p>
          </table:table-cell>
          <table:table-cell table:formula="of:=([.A674] / 86400) + 25569" office:value-type="date" office:date-value="2016-10-04T01:42:58.568" calcext:value-type="date">
            <text:p>2016-10-04 01:42:58.568</text:p>
          </table:table-cell>
          <table:table-cell table:formula="of:=[.C674]-(4/24)" office:value-type="time" office:time-value="PT1023525H42M58.568000067S" calcext:value-type="time">
            <text:p>21:42:59</text:p>
          </table:table-cell>
          <table:table-cell table:formula="of:=[.B674]/[.G$1]" office:value-type="float" office:value="0.0137781209899175" calcext:value-type="float">
            <text:p>0.013778120989918</text:p>
          </table:table-cell>
          <table:table-cell table:formula="of:=[.E674]*1000" office:value-type="float" office:value="13.7781209899175" calcext:value-type="float">
            <text:p>13.7781209899175</text:p>
          </table:table-cell>
          <table:table-cell table:number-columns-repeated="1018"/>
        </table:table-row>
        <table:table-row table:style-name="ro1">
          <table:table-cell office:value-type="float" office:value="1475545379.89" calcext:value-type="float">
            <text:p>1475545379.89</text:p>
          </table:table-cell>
          <table:table-cell office:value-type="float" office:value="1.504732" calcext:value-type="float">
            <text:p>1.504732</text:p>
          </table:table-cell>
          <table:table-cell table:formula="of:=([.A675] / 86400) + 25569" office:value-type="date" office:date-value="2016-10-04T01:42:59.89" calcext:value-type="date">
            <text:p>2016-10-04 01:42:59.890</text:p>
          </table:table-cell>
          <table:table-cell table:formula="of:=[.C675]-(4/24)" office:value-type="time" office:time-value="PT1023525H42M59.890000541S" calcext:value-type="time">
            <text:p>21:43:00</text:p>
          </table:table-cell>
          <table:table-cell table:formula="of:=[.B675]/[.G$1]" office:value-type="float" office:value="0.0137922273143905" calcext:value-type="float">
            <text:p>0.013792227314391</text:p>
          </table:table-cell>
          <table:table-cell table:formula="of:=[.E675]*1000" office:value-type="float" office:value="13.7922273143905" calcext:value-type="float">
            <text:p>13.7922273143905</text:p>
          </table:table-cell>
          <table:table-cell table:number-columns-repeated="1018"/>
        </table:table-row>
        <table:table-row table:style-name="ro1">
          <table:table-cell office:value-type="float" office:value="1475545381.475" calcext:value-type="float">
            <text:p>1475545381.475</text:p>
          </table:table-cell>
          <table:table-cell office:value-type="float" office:value="1.534317" calcext:value-type="float">
            <text:p>1.534317</text:p>
          </table:table-cell>
          <table:table-cell table:formula="of:=([.A676] / 86400) + 25569" office:value-type="date" office:date-value="2016-10-04T01:43:01.475" calcext:value-type="date">
            <text:p>2016-10-04 01:43:01.475</text:p>
          </table:table-cell>
          <table:table-cell table:formula="of:=[.C676]-(4/24)" office:value-type="time" office:time-value="PT1023525H43M01.47499999S" calcext:value-type="time">
            <text:p>21:43:01</text:p>
          </table:table-cell>
          <table:table-cell table:formula="of:=[.B676]/[.G$1]" office:value-type="float" office:value="0.0140634005499542" calcext:value-type="float">
            <text:p>0.014063400549954</text:p>
          </table:table-cell>
          <table:table-cell table:formula="of:=[.E676]*1000" office:value-type="float" office:value="14.0634005499542" calcext:value-type="float">
            <text:p>14.0634005499542</text:p>
          </table:table-cell>
          <table:table-cell table:number-columns-repeated="1018"/>
        </table:table-row>
        <table:table-row table:style-name="ro1">
          <table:table-cell office:value-type="float" office:value="1475545382.765" calcext:value-type="float">
            <text:p>1475545382.765</text:p>
          </table:table-cell>
          <table:table-cell office:value-type="float" office:value="1.588889" calcext:value-type="float">
            <text:p>1.588889</text:p>
          </table:table-cell>
          <table:table-cell table:formula="of:=([.A677] / 86400) + 25569" office:value-type="date" office:date-value="2016-10-04T01:43:02.765" calcext:value-type="date">
            <text:p>2016-10-04 01:43:02.765</text:p>
          </table:table-cell>
          <table:table-cell table:formula="of:=[.C677]-(4/24)" office:value-type="time" office:time-value="PT1023525H43M02.765000453S" calcext:value-type="time">
            <text:p>21:43:03</text:p>
          </table:table-cell>
          <table:table-cell table:formula="of:=[.B677]/[.G$1]" office:value-type="float" office:value="0.0145636021998167" calcext:value-type="float">
            <text:p>0.014563602199817</text:p>
          </table:table-cell>
          <table:table-cell table:formula="of:=[.E677]*1000" office:value-type="float" office:value="14.5636021998167" calcext:value-type="float">
            <text:p>14.5636021998167</text:p>
          </table:table-cell>
          <table:table-cell table:number-columns-repeated="1018"/>
        </table:table-row>
        <table:table-row table:style-name="ro1">
          <table:table-cell office:value-type="float" office:value="1475545384.062" calcext:value-type="float">
            <text:p>1475545384.062</text:p>
          </table:table-cell>
          <table:table-cell office:value-type="float" office:value="1.630894" calcext:value-type="float">
            <text:p>1.630894</text:p>
          </table:table-cell>
          <table:table-cell table:formula="of:=([.A678] / 86400) + 25569" office:value-type="date" office:date-value="2016-10-04T01:43:04.062" calcext:value-type="date">
            <text:p>2016-10-04 01:43:04.062</text:p>
          </table:table-cell>
          <table:table-cell table:formula="of:=[.C678]-(4/24)" office:value-type="time" office:time-value="PT1023525H43M04.062000643S" calcext:value-type="time">
            <text:p>21:43:04</text:p>
          </table:table-cell>
          <table:table-cell table:formula="of:=[.B678]/[.G$1]" office:value-type="float" office:value="0.0149486159486709" calcext:value-type="float">
            <text:p>0.014948615948671</text:p>
          </table:table-cell>
          <table:table-cell table:formula="of:=[.E678]*1000" office:value-type="float" office:value="14.9486159486709" calcext:value-type="float">
            <text:p>14.9486159486709</text:p>
          </table:table-cell>
          <table:table-cell table:number-columns-repeated="1018"/>
        </table:table-row>
        <table:table-row table:style-name="ro1">
          <table:table-cell office:value-type="float" office:value="1475545385.355" calcext:value-type="float">
            <text:p>1475545385.355</text:p>
          </table:table-cell>
          <table:table-cell office:value-type="float" office:value="1.630234" calcext:value-type="float">
            <text:p>1.630234</text:p>
          </table:table-cell>
          <table:table-cell table:formula="of:=([.A679] / 86400) + 25569" office:value-type="date" office:date-value="2016-10-04T01:43:05.355" calcext:value-type="date">
            <text:p>2016-10-04 01:43:05.355</text:p>
          </table:table-cell>
          <table:table-cell table:formula="of:=[.C679]-(4/24)" office:value-type="time" office:time-value="PT1023525H43M05.35500057S" calcext:value-type="time">
            <text:p>21:43:05</text:p>
          </table:table-cell>
          <table:table-cell table:formula="of:=[.B679]/[.G$1]" office:value-type="float" office:value="0.0149425664527956" calcext:value-type="float">
            <text:p>0.014942566452796</text:p>
          </table:table-cell>
          <table:table-cell table:formula="of:=[.E679]*1000" office:value-type="float" office:value="14.9425664527956" calcext:value-type="float">
            <text:p>14.9425664527956</text:p>
          </table:table-cell>
          <table:table-cell table:number-columns-repeated="1018"/>
        </table:table-row>
        <table:table-row table:style-name="ro1">
          <table:table-cell office:value-type="float" office:value="1475545386.648" calcext:value-type="float">
            <text:p>1475545386.648</text:p>
          </table:table-cell>
          <table:table-cell office:value-type="float" office:value="1.632927" calcext:value-type="float">
            <text:p>1.632927</text:p>
          </table:table-cell>
          <table:table-cell table:formula="of:=([.A680] / 86400) + 25569" office:value-type="date" office:date-value="2016-10-04T01:43:06.648" calcext:value-type="date">
            <text:p>2016-10-04 01:43:06.648</text:p>
          </table:table-cell>
          <table:table-cell table:formula="of:=[.C680]-(4/24)" office:value-type="time" office:time-value="PT1023525H43M06.648000497S" calcext:value-type="time">
            <text:p>21:43:07</text:p>
          </table:table-cell>
          <table:table-cell table:formula="of:=[.B680]/[.G$1]" office:value-type="float" office:value="0.0149672502291476" calcext:value-type="float">
            <text:p>0.014967250229148</text:p>
          </table:table-cell>
          <table:table-cell table:formula="of:=[.E680]*1000" office:value-type="float" office:value="14.9672502291476" calcext:value-type="float">
            <text:p>14.9672502291476</text:p>
          </table:table-cell>
          <table:table-cell table:number-columns-repeated="1018"/>
        </table:table-row>
        <table:table-row table:style-name="ro1">
          <table:table-cell office:value-type="float" office:value="1475545388.006" calcext:value-type="float">
            <text:p>1475545388.006</text:p>
          </table:table-cell>
          <table:table-cell office:value-type="float" office:value="1.685576" calcext:value-type="float">
            <text:p>1.685576</text:p>
          </table:table-cell>
          <table:table-cell table:formula="of:=([.A681] / 86400) + 25569" office:value-type="date" office:date-value="2016-10-04T01:43:08.006" calcext:value-type="date">
            <text:p>2016-10-04 01:43:08.006</text:p>
          </table:table-cell>
          <table:table-cell table:formula="of:=[.C681]-(4/24)" office:value-type="time" office:time-value="PT1023525H43M08.006000407S" calcext:value-type="time">
            <text:p>21:43:08</text:p>
          </table:table-cell>
          <table:table-cell table:formula="of:=[.B681]/[.G$1]" office:value-type="float" office:value="0.015449825847846" calcext:value-type="float">
            <text:p>0.015449825847846</text:p>
          </table:table-cell>
          <table:table-cell table:formula="of:=[.E681]*1000" office:value-type="float" office:value="15.449825847846" calcext:value-type="float">
            <text:p>15.449825847846</text:p>
          </table:table-cell>
          <table:table-cell table:number-columns-repeated="1018"/>
        </table:table-row>
        <table:table-row table:style-name="ro1">
          <table:table-cell office:value-type="float" office:value="1475545389.329" calcext:value-type="float">
            <text:p>1475545389.329</text:p>
          </table:table-cell>
          <table:table-cell office:value-type="float" office:value="1.740349" calcext:value-type="float">
            <text:p>1.740349</text:p>
          </table:table-cell>
          <table:table-cell table:formula="of:=([.A682] / 86400) + 25569" office:value-type="date" office:date-value="2016-10-04T01:43:09.329" calcext:value-type="date">
            <text:p>2016-10-04 01:43:09.329</text:p>
          </table:table-cell>
          <table:table-cell table:formula="of:=[.C682]-(4/24)" office:value-type="time" office:time-value="PT1023525H43M09.329000842S" calcext:value-type="time">
            <text:p>21:43:09</text:p>
          </table:table-cell>
          <table:table-cell table:formula="of:=[.B682]/[.G$1]" office:value-type="float" office:value="0.0159518698441797" calcext:value-type="float">
            <text:p>0.01595186984418</text:p>
          </table:table-cell>
          <table:table-cell table:formula="of:=[.E682]*1000" office:value-type="float" office:value="15.9518698441797" calcext:value-type="float">
            <text:p>15.9518698441797</text:p>
          </table:table-cell>
          <table:table-cell table:number-columns-repeated="1018"/>
        </table:table-row>
        <table:table-row table:style-name="ro1">
          <table:table-cell office:value-type="float" office:value="1475545390.911" calcext:value-type="float">
            <text:p>1475545390.911</text:p>
          </table:table-cell>
          <table:table-cell office:value-type="float" office:value="1.756653" calcext:value-type="float">
            <text:p>1.756653</text:p>
          </table:table-cell>
          <table:table-cell table:formula="of:=([.A683] / 86400) + 25569" office:value-type="date" office:date-value="2016-10-04T01:43:10.911" calcext:value-type="date">
            <text:p>2016-10-04 01:43:10.911</text:p>
          </table:table-cell>
          <table:table-cell table:formula="of:=[.C683]-(4/24)" office:value-type="time" office:time-value="PT1023525H43M10.911000408S" calcext:value-type="time">
            <text:p>21:43:11</text:p>
          </table:table-cell>
          <table:table-cell table:formula="of:=[.B683]/[.G$1]" office:value-type="float" office:value="0.0161013107241063" calcext:value-type="float">
            <text:p>0.016101310724106</text:p>
          </table:table-cell>
          <table:table-cell table:formula="of:=[.E683]*1000" office:value-type="float" office:value="16.1013107241063" calcext:value-type="float">
            <text:p>16.1013107241063</text:p>
          </table:table-cell>
          <table:table-cell table:number-columns-repeated="1018"/>
        </table:table-row>
        <table:table-row table:style-name="ro1">
          <table:table-cell office:value-type="float" office:value="1475545392.201" calcext:value-type="float">
            <text:p>1475545392.201</text:p>
          </table:table-cell>
          <table:table-cell office:value-type="float" office:value="1.754235" calcext:value-type="float">
            <text:p>1.754235</text:p>
          </table:table-cell>
          <table:table-cell table:formula="of:=([.A684] / 86400) + 25569" office:value-type="date" office:date-value="2016-10-04T01:43:12.201" calcext:value-type="date">
            <text:p>2016-10-04 01:43:12.201</text:p>
          </table:table-cell>
          <table:table-cell table:formula="of:=[.C684]-(4/24)" office:value-type="time" office:time-value="PT1023525H43M12.201000452S" calcext:value-type="time">
            <text:p>21:43:12</text:p>
          </table:table-cell>
          <table:table-cell table:formula="of:=[.B684]/[.G$1]" office:value-type="float" office:value="0.0160791475710357" calcext:value-type="float">
            <text:p>0.016079147571036</text:p>
          </table:table-cell>
          <table:table-cell table:formula="of:=[.E684]*1000" office:value-type="float" office:value="16.0791475710357" calcext:value-type="float">
            <text:p>16.0791475710357</text:p>
          </table:table-cell>
          <table:table-cell table:number-columns-repeated="1018"/>
        </table:table-row>
        <table:table-row table:style-name="ro1">
          <table:table-cell office:value-type="float" office:value="1475545393.491" calcext:value-type="float">
            <text:p>1475545393.491</text:p>
          </table:table-cell>
          <table:table-cell office:value-type="float" office:value="1.667953" calcext:value-type="float">
            <text:p>1.667953</text:p>
          </table:table-cell>
          <table:table-cell table:formula="of:=([.A685] / 86400) + 25569" office:value-type="date" office:date-value="2016-10-04T01:43:13.491" calcext:value-type="date">
            <text:p>2016-10-04 01:43:13.491</text:p>
          </table:table-cell>
          <table:table-cell table:formula="of:=[.C685]-(4/24)" office:value-type="time" office:time-value="PT1023525H43M13.491000496S" calcext:value-type="time">
            <text:p>21:43:13</text:p>
          </table:table-cell>
          <table:table-cell table:formula="of:=[.B685]/[.G$1]" office:value-type="float" office:value="0.0152882951420715" calcext:value-type="float">
            <text:p>0.015288295142072</text:p>
          </table:table-cell>
          <table:table-cell table:formula="of:=[.E685]*1000" office:value-type="float" office:value="15.2882951420715" calcext:value-type="float">
            <text:p>15.2882951420715</text:p>
          </table:table-cell>
          <table:table-cell table:number-columns-repeated="1018"/>
        </table:table-row>
        <table:table-row table:style-name="ro1">
          <table:table-cell office:value-type="float" office:value="1475545394.781" calcext:value-type="float">
            <text:p>1475545394.781</text:p>
          </table:table-cell>
          <table:table-cell office:value-type="float" office:value="1.498576" calcext:value-type="float">
            <text:p>1.498576</text:p>
          </table:table-cell>
          <table:table-cell table:formula="of:=([.A686] / 86400) + 25569" office:value-type="date" office:date-value="2016-10-04T01:43:14.781" calcext:value-type="date">
            <text:p>2016-10-04 01:43:14.781</text:p>
          </table:table-cell>
          <table:table-cell table:formula="of:=[.C686]-(4/24)" office:value-type="time" office:time-value="PT1023525H43M14.78100054S" calcext:value-type="time">
            <text:p>21:43:15</text:p>
          </table:table-cell>
          <table:table-cell table:formula="of:=[.B686]/[.G$1]" office:value-type="float" office:value="0.0137358020164986" calcext:value-type="float">
            <text:p>0.013735802016499</text:p>
          </table:table-cell>
          <table:table-cell table:formula="of:=[.E686]*1000" office:value-type="float" office:value="13.7358020164986" calcext:value-type="float">
            <text:p>13.7358020164986</text:p>
          </table:table-cell>
          <table:table-cell table:number-columns-repeated="1018"/>
        </table:table-row>
        <table:table-row table:style-name="ro1">
          <table:table-cell office:value-type="float" office:value="1475545396.042" calcext:value-type="float">
            <text:p>1475545396.042</text:p>
          </table:table-cell>
          <table:table-cell office:value-type="float" office:value="1.360965" calcext:value-type="float">
            <text:p>1.360965</text:p>
          </table:table-cell>
          <table:table-cell table:formula="of:=([.A687] / 86400) + 25569" office:value-type="date" office:date-value="2016-10-04T01:43:16.042" calcext:value-type="date">
            <text:p>2016-10-04 01:43:16.042</text:p>
          </table:table-cell>
          <table:table-cell table:formula="of:=[.C687]-(4/24)" office:value-type="time" office:time-value="PT1023525H43M16.042000037S" calcext:value-type="time">
            <text:p>21:43:16</text:p>
          </table:table-cell>
          <table:table-cell table:formula="of:=[.B687]/[.G$1]" office:value-type="float" office:value="0.0124744729605866" calcext:value-type="float">
            <text:p>0.012474472960587</text:p>
          </table:table-cell>
          <table:table-cell table:formula="of:=[.E687]*1000" office:value-type="float" office:value="12.4744729605866" calcext:value-type="float">
            <text:p>12.4744729605866</text:p>
          </table:table-cell>
          <table:table-cell table:number-columns-repeated="1018"/>
        </table:table-row>
        <table:table-row table:style-name="ro1">
          <table:table-cell office:value-type="float" office:value="1475545397.398" calcext:value-type="float">
            <text:p>1475545397.398</text:p>
          </table:table-cell>
          <table:table-cell office:value-type="float" office:value="1.363493" calcext:value-type="float">
            <text:p>1.363493</text:p>
          </table:table-cell>
          <table:table-cell table:formula="of:=([.A688] / 86400) + 25569" office:value-type="date" office:date-value="2016-10-04T01:43:17.398" calcext:value-type="date">
            <text:p>2016-10-04 01:43:17.398</text:p>
          </table:table-cell>
          <table:table-cell table:formula="of:=[.C688]-(4/24)" office:value-type="time" office:time-value="PT1023525H43M17.398000024S" calcext:value-type="time">
            <text:p>21:43:17</text:p>
          </table:table-cell>
          <table:table-cell table:formula="of:=[.B688]/[.G$1]" office:value-type="float" office:value="0.0124976443629698" calcext:value-type="float">
            <text:p>0.01249764436297</text:p>
          </table:table-cell>
          <table:table-cell table:formula="of:=[.E688]*1000" office:value-type="float" office:value="12.4976443629698" calcext:value-type="float">
            <text:p>12.4976443629698</text:p>
          </table:table-cell>
          <table:table-cell table:number-columns-repeated="1018"/>
        </table:table-row>
        <table:table-row table:style-name="ro1">
          <table:table-cell office:value-type="float" office:value="1475545398.72" calcext:value-type="float">
            <text:p>1475545398.72</text:p>
          </table:table-cell>
          <table:table-cell office:value-type="float" office:value="1.365508" calcext:value-type="float">
            <text:p>1.365508</text:p>
          </table:table-cell>
          <table:table-cell table:formula="of:=([.A689] / 86400) + 25569" office:value-type="date" office:date-value="2016-10-04T01:43:18.72" calcext:value-type="date">
            <text:p>2016-10-04 01:43:18.720</text:p>
          </table:table-cell>
          <table:table-cell table:formula="of:=[.C689]-(4/24)" office:value-type="time" office:time-value="PT1023525H43M18.720000498S" calcext:value-type="time">
            <text:p>21:43:19</text:p>
          </table:table-cell>
          <table:table-cell table:formula="of:=[.B689]/[.G$1]" office:value-type="float" office:value="0.0125161136571952" calcext:value-type="float">
            <text:p>0.012516113657195</text:p>
          </table:table-cell>
          <table:table-cell table:formula="of:=[.E689]*1000" office:value-type="float" office:value="12.5161136571952" calcext:value-type="float">
            <text:p>12.5161136571952</text:p>
          </table:table-cell>
          <table:table-cell table:number-columns-repeated="1018"/>
        </table:table-row>
        <table:table-row table:style-name="ro1">
          <table:table-cell office:value-type="float" office:value="1475545400.018" calcext:value-type="float">
            <text:p>1475545400.018</text:p>
          </table:table-cell>
          <table:table-cell office:value-type="float" office:value="1.297362" calcext:value-type="float">
            <text:p>1.297362</text:p>
          </table:table-cell>
          <table:table-cell table:formula="of:=([.A690] / 86400) + 25569" office:value-type="date" office:date-value="2016-10-04T01:43:20.018" calcext:value-type="date">
            <text:p>2016-10-04 01:43:20.018</text:p>
          </table:table-cell>
          <table:table-cell table:formula="of:=[.C690]-(4/24)" office:value-type="time" office:time-value="PT1023525H43M20.01800023S" calcext:value-type="time">
            <text:p>21:43:20</text:p>
          </table:table-cell>
          <table:table-cell table:formula="of:=[.B690]/[.G$1]" office:value-type="float" office:value="0.0118914940421632" calcext:value-type="float">
            <text:p>0.011891494042163</text:p>
          </table:table-cell>
          <table:table-cell table:formula="of:=[.E690]*1000" office:value-type="float" office:value="11.8914940421632" calcext:value-type="float">
            <text:p>11.8914940421632</text:p>
          </table:table-cell>
          <table:table-cell table:number-columns-repeated="1018"/>
        </table:table-row>
        <table:table-row table:style-name="ro1">
          <table:table-cell office:value-type="float" office:value="1475545401.631" calcext:value-type="float">
            <text:p>1475545401.631</text:p>
          </table:table-cell>
          <table:table-cell office:value-type="float" office:value="1.2126" calcext:value-type="float">
            <text:p>1.2126</text:p>
          </table:table-cell>
          <table:table-cell table:formula="of:=([.A691] / 86400) + 25569" office:value-type="date" office:date-value="2016-10-04T01:43:21.631" calcext:value-type="date">
            <text:p>2016-10-04 01:43:21.631</text:p>
          </table:table-cell>
          <table:table-cell table:formula="of:=[.C691]-(4/24)" office:value-type="time" office:time-value="PT1023525H43M21.631000265S" calcext:value-type="time">
            <text:p>21:43:22</text:p>
          </table:table-cell>
          <table:table-cell table:formula="of:=[.B691]/[.G$1]" office:value-type="float" office:value="0.0111145737855179" calcext:value-type="float">
            <text:p>0.011114573785518</text:p>
          </table:table-cell>
          <table:table-cell table:formula="of:=[.E691]*1000" office:value-type="float" office:value="11.1145737855179" calcext:value-type="float">
            <text:p>11.1145737855179</text:p>
          </table:table-cell>
          <table:table-cell table:number-columns-repeated="1018"/>
        </table:table-row>
        <table:table-row table:style-name="ro1">
          <table:table-cell office:value-type="float" office:value="1475545402.923" calcext:value-type="float">
            <text:p>1475545402.923</text:p>
          </table:table-cell>
          <table:table-cell office:value-type="float" office:value="1.202635" calcext:value-type="float">
            <text:p>1.202635</text:p>
          </table:table-cell>
          <table:table-cell table:formula="of:=([.A692] / 86400) + 25569" office:value-type="date" office:date-value="2016-10-04T01:43:22.923" calcext:value-type="date">
            <text:p>2016-10-04 01:43:22.923</text:p>
          </table:table-cell>
          <table:table-cell table:formula="of:=[.C692]-(4/24)" office:value-type="time" office:time-value="PT1023525H43M22.923000231S" calcext:value-type="time">
            <text:p>21:43:23</text:p>
          </table:table-cell>
          <table:table-cell table:formula="of:=[.B692]/[.G$1]" office:value-type="float" office:value="0.011023235563703" calcext:value-type="float">
            <text:p>0.011023235563703</text:p>
          </table:table-cell>
          <table:table-cell table:formula="of:=[.E692]*1000" office:value-type="float" office:value="11.023235563703" calcext:value-type="float">
            <text:p>11.023235563703</text:p>
          </table:table-cell>
          <table:table-cell table:number-columns-repeated="1018"/>
        </table:table-row>
        <table:table-row table:style-name="ro1">
          <table:table-cell office:value-type="float" office:value="1475545404.215" calcext:value-type="float">
            <text:p>1475545404.215</text:p>
          </table:table-cell>
          <table:table-cell office:value-type="float" office:value="1.197487" calcext:value-type="float">
            <text:p>1.197487</text:p>
          </table:table-cell>
          <table:table-cell table:formula="of:=([.A693] / 86400) + 25569" office:value-type="date" office:date-value="2016-10-04T01:43:24.215" calcext:value-type="date">
            <text:p>2016-10-04 01:43:24.215</text:p>
          </table:table-cell>
          <table:table-cell table:formula="of:=[.C693]-(4/24)" office:value-type="time" office:time-value="PT1023525H43M24.215000197S" calcext:value-type="time">
            <text:p>21:43:24</text:p>
          </table:table-cell>
          <table:table-cell table:formula="of:=[.B693]/[.G$1]" office:value-type="float" office:value="0.0109760494958753" calcext:value-type="float">
            <text:p>0.010976049495875</text:p>
          </table:table-cell>
          <table:table-cell table:formula="of:=[.E693]*1000" office:value-type="float" office:value="10.9760494958753" calcext:value-type="float">
            <text:p>10.9760494958753</text:p>
          </table:table-cell>
          <table:table-cell table:number-columns-repeated="1018"/>
        </table:table-row>
        <table:table-row table:style-name="ro1">
          <table:table-cell office:value-type="float" office:value="1475545405.505" calcext:value-type="float">
            <text:p>1475545405.505</text:p>
          </table:table-cell>
          <table:table-cell office:value-type="float" office:value="1.206848" calcext:value-type="float">
            <text:p>1.206848</text:p>
          </table:table-cell>
          <table:table-cell table:formula="of:=([.A694] / 86400) + 25569" office:value-type="date" office:date-value="2016-10-04T01:43:25.505" calcext:value-type="date">
            <text:p>2016-10-04 01:43:25.505</text:p>
          </table:table-cell>
          <table:table-cell table:formula="of:=[.C694]-(4/24)" office:value-type="time" office:time-value="PT1023525H43M25.505000241S" calcext:value-type="time">
            <text:p>21:43:26</text:p>
          </table:table-cell>
          <table:table-cell table:formula="of:=[.B694]/[.G$1]" office:value-type="float" office:value="0.011061851512374" calcext:value-type="float">
            <text:p>0.011061851512374</text:p>
          </table:table-cell>
          <table:table-cell table:formula="of:=[.E694]*1000" office:value-type="float" office:value="11.061851512374" calcext:value-type="float">
            <text:p>11.061851512374</text:p>
          </table:table-cell>
          <table:table-cell table:number-columns-repeated="1018"/>
        </table:table-row>
        <table:table-row table:style-name="ro1">
          <table:table-cell office:value-type="float" office:value="1475545406.796" calcext:value-type="float">
            <text:p>1475545406.796</text:p>
          </table:table-cell>
          <table:table-cell office:value-type="float" office:value="1.227109" calcext:value-type="float">
            <text:p>1.227109</text:p>
          </table:table-cell>
          <table:table-cell table:formula="of:=([.A695] / 86400) + 25569" office:value-type="date" office:date-value="2016-10-04T01:43:26.796" calcext:value-type="date">
            <text:p>2016-10-04 01:43:26.796</text:p>
          </table:table-cell>
          <table:table-cell table:formula="of:=[.C695]-(4/24)" office:value-type="time" office:time-value="PT1023525H43M26.796000246S" calcext:value-type="time">
            <text:p>21:43:27</text:p>
          </table:table-cell>
          <table:table-cell table:formula="of:=[.B695]/[.G$1]" office:value-type="float" office:value="0.0112475618698442" calcext:value-type="float">
            <text:p>0.011247561869844</text:p>
          </table:table-cell>
          <table:table-cell table:formula="of:=[.E695]*1000" office:value-type="float" office:value="11.2475618698442" calcext:value-type="float">
            <text:p>11.2475618698442</text:p>
          </table:table-cell>
          <table:table-cell table:number-columns-repeated="1018"/>
        </table:table-row>
        <table:table-row table:style-name="ro1">
          <table:table-cell office:value-type="float" office:value="1475545408.151" calcext:value-type="float">
            <text:p>1475545408.151</text:p>
          </table:table-cell>
          <table:table-cell office:value-type="float" office:value="1.24017" calcext:value-type="float">
            <text:p>1.24017</text:p>
          </table:table-cell>
          <table:table-cell table:formula="of:=([.A696] / 86400) + 25569" office:value-type="date" office:date-value="2016-10-04T01:43:28.151" calcext:value-type="date">
            <text:p>2016-10-04 01:43:28.151</text:p>
          </table:table-cell>
          <table:table-cell table:formula="of:=[.C696]-(4/24)" office:value-type="time" office:time-value="PT1023525H43M28.151000272S" calcext:value-type="time">
            <text:p>21:43:28</text:p>
          </table:table-cell>
          <table:table-cell table:formula="of:=[.B696]/[.G$1]" office:value-type="float" office:value="0.0113672777268561" calcext:value-type="float">
            <text:p>0.011367277726856</text:p>
          </table:table-cell>
          <table:table-cell table:formula="of:=[.E696]*1000" office:value-type="float" office:value="11.3672777268561" calcext:value-type="float">
            <text:p>11.3672777268561</text:p>
          </table:table-cell>
          <table:table-cell table:number-columns-repeated="1018"/>
        </table:table-row>
        <table:table-row table:style-name="ro1">
          <table:table-cell office:value-type="float" office:value="1475545409.473" calcext:value-type="float">
            <text:p>1475545409.473</text:p>
          </table:table-cell>
          <table:table-cell office:value-type="float" office:value="1.240335" calcext:value-type="float">
            <text:p>1.240335</text:p>
          </table:table-cell>
          <table:table-cell table:formula="of:=([.A697] / 86400) + 25569" office:value-type="date" office:date-value="2016-10-04T01:43:29.473" calcext:value-type="date">
            <text:p>2016-10-04 01:43:29.473</text:p>
          </table:table-cell>
          <table:table-cell table:formula="of:=[.C697]-(4/24)" office:value-type="time" office:time-value="PT1023525H43M29.473000327S" calcext:value-type="time">
            <text:p>21:43:29</text:p>
          </table:table-cell>
          <table:table-cell table:formula="of:=[.B697]/[.G$1]" office:value-type="float" office:value="0.0113687901008249" calcext:value-type="float">
            <text:p>0.011368790100825</text:p>
          </table:table-cell>
          <table:table-cell table:formula="of:=[.E697]*1000" office:value-type="float" office:value="11.3687901008249" calcext:value-type="float">
            <text:p>11.3687901008249</text:p>
          </table:table-cell>
          <table:table-cell table:number-columns-repeated="1018"/>
        </table:table-row>
        <table:table-row table:style-name="ro1">
          <table:table-cell office:value-type="float" office:value="1475545411.068" calcext:value-type="float">
            <text:p>1475545411.068</text:p>
          </table:table-cell>
          <table:table-cell office:value-type="float" office:value="1.334366" calcext:value-type="float">
            <text:p>1.334366</text:p>
          </table:table-cell>
          <table:table-cell table:formula="of:=([.A698] / 86400) + 25569" office:value-type="date" office:date-value="2016-10-04T01:43:31.068" calcext:value-type="date">
            <text:p>2016-10-04 01:43:31.068</text:p>
          </table:table-cell>
          <table:table-cell table:formula="of:=[.C698]-(4/24)" office:value-type="time" office:time-value="PT1023525H43M31.068000225S" calcext:value-type="time">
            <text:p>21:43:31</text:p>
          </table:table-cell>
          <table:table-cell table:formula="of:=[.B698]/[.G$1]" office:value-type="float" office:value="0.0122306691109074" calcext:value-type="float">
            <text:p>0.012230669110908</text:p>
          </table:table-cell>
          <table:table-cell table:formula="of:=[.E698]*1000" office:value-type="float" office:value="12.2306691109074" calcext:value-type="float">
            <text:p>12.2306691109074</text:p>
          </table:table-cell>
          <table:table-cell table:number-columns-repeated="1018"/>
        </table:table-row>
        <table:table-row table:style-name="ro1">
          <table:table-cell office:value-type="float" office:value="1475545412.361" calcext:value-type="float">
            <text:p>1475545412.361</text:p>
          </table:table-cell>
          <table:table-cell office:value-type="float" office:value="1.508505" calcext:value-type="float">
            <text:p>1.508505</text:p>
          </table:table-cell>
          <table:table-cell table:formula="of:=([.A699] / 86400) + 25569" office:value-type="date" office:date-value="2016-10-04T01:43:32.361" calcext:value-type="date">
            <text:p>2016-10-04 01:43:32.361</text:p>
          </table:table-cell>
          <table:table-cell table:formula="of:=[.C699]-(4/24)" office:value-type="time" office:time-value="PT1023525H43M32.361000152S" calcext:value-type="time">
            <text:p>21:43:32</text:p>
          </table:table-cell>
          <table:table-cell table:formula="of:=[.B699]/[.G$1]" office:value-type="float" office:value="0.0138268102658112" calcext:value-type="float">
            <text:p>0.013826810265811</text:p>
          </table:table-cell>
          <table:table-cell table:formula="of:=[.E699]*1000" office:value-type="float" office:value="13.8268102658112" calcext:value-type="float">
            <text:p>13.8268102658112</text:p>
          </table:table-cell>
          <table:table-cell table:number-columns-repeated="1018"/>
        </table:table-row>
        <table:table-row table:style-name="ro1">
          <table:table-cell office:value-type="float" office:value="1475545413.653" calcext:value-type="float">
            <text:p>1475545413.653</text:p>
          </table:table-cell>
          <table:table-cell office:value-type="float" office:value="1.636096" calcext:value-type="float">
            <text:p>1.636096</text:p>
          </table:table-cell>
          <table:table-cell table:formula="of:=([.A700] / 86400) + 25569" office:value-type="date" office:date-value="2016-10-04T01:43:33.653" calcext:value-type="date">
            <text:p>2016-10-04 01:43:33.653</text:p>
          </table:table-cell>
          <table:table-cell table:formula="of:=[.C700]-(4/24)" office:value-type="time" office:time-value="PT1023525H43M33.652999699S" calcext:value-type="time">
            <text:p>21:43:34</text:p>
          </table:table-cell>
          <table:table-cell table:formula="of:=[.B700]/[.G$1]" office:value-type="float" office:value="0.0149962969752521" calcext:value-type="float">
            <text:p>0.014996296975252</text:p>
          </table:table-cell>
          <table:table-cell table:formula="of:=[.E700]*1000" office:value-type="float" office:value="14.9962969752521" calcext:value-type="float">
            <text:p>14.9962969752521</text:p>
          </table:table-cell>
          <table:table-cell table:number-columns-repeated="1018"/>
        </table:table-row>
        <table:table-row table:style-name="ro1">
          <table:table-cell office:value-type="float" office:value="1475545414.95" calcext:value-type="float">
            <text:p>1475545414.95</text:p>
          </table:table-cell>
          <table:table-cell office:value-type="float" office:value="1.632231" calcext:value-type="float">
            <text:p>1.632231</text:p>
          </table:table-cell>
          <table:table-cell table:formula="of:=([.A701] / 86400) + 25569" office:value-type="date" office:date-value="2016-10-04T01:43:34.95" calcext:value-type="date">
            <text:p>2016-10-04 01:43:34.950</text:p>
          </table:table-cell>
          <table:table-cell table:formula="of:=[.C701]-(4/24)" office:value-type="time" office:time-value="PT1023525H43M34.950000308S" calcext:value-type="time">
            <text:p>21:43:35</text:p>
          </table:table-cell>
          <table:table-cell table:formula="of:=[.B701]/[.G$1]" office:value-type="float" office:value="0.0149608707607699" calcext:value-type="float">
            <text:p>0.01496087076077</text:p>
          </table:table-cell>
          <table:table-cell table:formula="of:=[.E701]*1000" office:value-type="float" office:value="14.9608707607699" calcext:value-type="float">
            <text:p>14.9608707607699</text:p>
          </table:table-cell>
          <table:table-cell table:number-columns-repeated="1018"/>
        </table:table-row>
        <table:table-row table:style-name="ro1">
          <table:table-cell office:value-type="float" office:value="1475545416.243" calcext:value-type="float">
            <text:p>1475545416.243</text:p>
          </table:table-cell>
          <table:table-cell office:value-type="float" office:value="1.631718" calcext:value-type="float">
            <text:p>1.631718</text:p>
          </table:table-cell>
          <table:table-cell table:formula="of:=([.A702] / 86400) + 25569" office:value-type="date" office:date-value="2016-10-04T01:43:36.243" calcext:value-type="date">
            <text:p>2016-10-04 01:43:36.243</text:p>
          </table:table-cell>
          <table:table-cell table:formula="of:=[.C702]-(4/24)" office:value-type="time" office:time-value="PT1023525H43M36.243000235S" calcext:value-type="time">
            <text:p>21:43:36</text:p>
          </table:table-cell>
          <table:table-cell table:formula="of:=[.B702]/[.G$1]" office:value-type="float" office:value="0.0149561686526123" calcext:value-type="float">
            <text:p>0.014956168652612</text:p>
          </table:table-cell>
          <table:table-cell table:formula="of:=[.E702]*1000" office:value-type="float" office:value="14.9561686526123" calcext:value-type="float">
            <text:p>14.9561686526123</text:p>
          </table:table-cell>
          <table:table-cell table:number-columns-repeated="1018"/>
        </table:table-row>
        <table:table-row table:style-name="ro1">
          <table:table-cell office:value-type="float" office:value="1475545417.601" calcext:value-type="float">
            <text:p>1475545417.601</text:p>
          </table:table-cell>
          <table:table-cell office:value-type="float" office:value="1.579051" calcext:value-type="float">
            <text:p>1.579051</text:p>
          </table:table-cell>
          <table:table-cell table:formula="of:=([.A703] / 86400) + 25569" office:value-type="date" office:date-value="2016-10-04T01:43:37.601" calcext:value-type="date">
            <text:p>2016-10-04 01:43:37.601</text:p>
          </table:table-cell>
          <table:table-cell table:formula="of:=[.C703]-(4/24)" office:value-type="time" office:time-value="PT1023525H43M37.601000145S" calcext:value-type="time">
            <text:p>21:43:38</text:p>
          </table:table-cell>
          <table:table-cell table:formula="of:=[.B703]/[.G$1]" office:value-type="float" office:value="0.0144734280476627" calcext:value-type="float">
            <text:p>0.014473428047663</text:p>
          </table:table-cell>
          <table:table-cell table:formula="of:=[.E703]*1000" office:value-type="float" office:value="14.4734280476627" calcext:value-type="float">
            <text:p>14.4734280476627</text:p>
          </table:table-cell>
          <table:table-cell table:number-columns-repeated="1018"/>
        </table:table-row>
        <table:table-row table:style-name="ro1">
          <table:table-cell office:value-type="float" office:value="1475545418.924" calcext:value-type="float">
            <text:p>1475545418.924</text:p>
          </table:table-cell>
          <table:table-cell office:value-type="float" office:value="1.520706" calcext:value-type="float">
            <text:p>1.520706</text:p>
          </table:table-cell>
          <table:table-cell table:formula="of:=([.A704] / 86400) + 25569" office:value-type="date" office:date-value="2016-10-04T01:43:38.924" calcext:value-type="date">
            <text:p>2016-10-04 01:43:38.924</text:p>
          </table:table-cell>
          <table:table-cell table:formula="of:=[.C704]-(4/24)" office:value-type="time" office:time-value="PT1023525H43M38.924000161S" calcext:value-type="time">
            <text:p>21:43:39</text:p>
          </table:table-cell>
          <table:table-cell table:formula="of:=[.B704]/[.G$1]" office:value-type="float" office:value="0.0139386434463795" calcext:value-type="float">
            <text:p>0.01393864344638</text:p>
          </table:table-cell>
          <table:table-cell table:formula="of:=[.E704]*1000" office:value-type="float" office:value="13.9386434463795" calcext:value-type="float">
            <text:p>13.9386434463795</text:p>
          </table:table-cell>
          <table:table-cell table:number-columns-repeated="1018"/>
        </table:table-row>
        <table:table-row table:style-name="ro1">
          <table:table-cell office:value-type="float" office:value="1475545420.218" calcext:value-type="float">
            <text:p>1475545420.218</text:p>
          </table:table-cell>
          <table:table-cell office:value-type="float" office:value="1.504054" calcext:value-type="float">
            <text:p>1.504054</text:p>
          </table:table-cell>
          <table:table-cell table:formula="of:=([.A705] / 86400) + 25569" office:value-type="date" office:date-value="2016-10-04T01:43:40.218" calcext:value-type="date">
            <text:p>2016-10-04 01:43:40.218</text:p>
          </table:table-cell>
          <table:table-cell table:formula="of:=[.C705]-(4/24)" office:value-type="time" office:time-value="PT1023525H43M40.218000468S" calcext:value-type="time">
            <text:p>21:43:40</text:p>
          </table:table-cell>
          <table:table-cell table:formula="of:=[.B705]/[.G$1]" office:value-type="float" office:value="0.013786012832264" calcext:value-type="float">
            <text:p>0.013786012832264</text:p>
          </table:table-cell>
          <table:table-cell table:formula="of:=[.E705]*1000" office:value-type="float" office:value="13.786012832264" calcext:value-type="float">
            <text:p>13.786012832264</text:p>
          </table:table-cell>
          <table:table-cell table:number-columns-repeated="1018"/>
        </table:table-row>
        <table:table-row table:style-name="ro1">
          <table:table-cell office:value-type="float" office:value="1475545421.786" calcext:value-type="float">
            <text:p>1475545421.786</text:p>
          </table:table-cell>
          <table:table-cell office:value-type="float" office:value="1.506234" calcext:value-type="float">
            <text:p>1.506234</text:p>
          </table:table-cell>
          <table:table-cell table:formula="of:=([.A706] / 86400) + 25569" office:value-type="date" office:date-value="2016-10-04T01:43:41.786" calcext:value-type="date">
            <text:p>2016-10-04 01:43:41.786</text:p>
          </table:table-cell>
          <table:table-cell table:formula="of:=[.C706]-(4/24)" office:value-type="time" office:time-value="PT1023525H43M41.785999741S" calcext:value-type="time">
            <text:p>21:43:42</text:p>
          </table:table-cell>
          <table:table-cell table:formula="of:=[.B706]/[.G$1]" office:value-type="float" office:value="0.0138059945004583" calcext:value-type="float">
            <text:p>0.013805994500458</text:p>
          </table:table-cell>
          <table:table-cell table:formula="of:=[.E706]*1000" office:value-type="float" office:value="13.8059945004583" calcext:value-type="float">
            <text:p>13.8059945004583</text:p>
          </table:table-cell>
          <table:table-cell table:number-columns-repeated="1018"/>
        </table:table-row>
        <table:table-row table:style-name="ro1">
          <table:table-cell office:value-type="float" office:value="1475545423.078" calcext:value-type="float">
            <text:p>1475545423.078</text:p>
          </table:table-cell>
          <table:table-cell office:value-type="float" office:value="1.540362" calcext:value-type="float">
            <text:p>1.540362</text:p>
          </table:table-cell>
          <table:table-cell table:formula="of:=([.A707] / 86400) + 25569" office:value-type="date" office:date-value="2016-10-04T01:43:43.078" calcext:value-type="date">
            <text:p>2016-10-04 01:43:43.078</text:p>
          </table:table-cell>
          <table:table-cell table:formula="of:=[.C707]-(4/24)" office:value-type="time" office:time-value="PT1023525H43M43.078000546S" calcext:value-type="time">
            <text:p>21:43:43</text:p>
          </table:table-cell>
          <table:table-cell table:formula="of:=[.B707]/[.G$1]" office:value-type="float" office:value="0.0141188084326306" calcext:value-type="float">
            <text:p>0.014118808432631</text:p>
          </table:table-cell>
          <table:table-cell table:formula="of:=[.E707]*1000" office:value-type="float" office:value="14.1188084326306" calcext:value-type="float">
            <text:p>14.1188084326306</text:p>
          </table:table-cell>
          <table:table-cell table:number-columns-repeated="1018"/>
        </table:table-row>
        <table:table-row table:style-name="ro1">
          <table:table-cell office:value-type="float" office:value="1475545424.37" calcext:value-type="float">
            <text:p>1475545424.37</text:p>
          </table:table-cell>
          <table:table-cell office:value-type="float" office:value="1.595062" calcext:value-type="float">
            <text:p>1.595062</text:p>
          </table:table-cell>
          <table:table-cell table:formula="of:=([.A708] / 86400) + 25569" office:value-type="date" office:date-value="2016-10-04T01:43:44.37" calcext:value-type="date">
            <text:p>2016-10-04 01:43:44.370</text:p>
          </table:table-cell>
          <table:table-cell table:formula="of:=[.C708]-(4/24)" office:value-type="time" office:time-value="PT1023525H43M44.370000092S" calcext:value-type="time">
            <text:p>21:43:44</text:p>
          </table:table-cell>
          <table:table-cell table:formula="of:=[.B708]/[.G$1]" office:value-type="float" office:value="0.0146201833180568" calcext:value-type="float">
            <text:p>0.014620183318057</text:p>
          </table:table-cell>
          <table:table-cell table:formula="of:=[.E708]*1000" office:value-type="float" office:value="14.6201833180568" calcext:value-type="float">
            <text:p>14.6201833180568</text:p>
          </table:table-cell>
          <table:table-cell table:number-columns-repeated="1018"/>
        </table:table-row>
        <table:table-row table:style-name="ro1">
          <table:table-cell office:value-type="float" office:value="1475545425.661" calcext:value-type="float">
            <text:p>1475545425.661</text:p>
          </table:table-cell>
          <table:table-cell office:value-type="float" office:value="1.630967" calcext:value-type="float">
            <text:p>1.630967</text:p>
          </table:table-cell>
          <table:table-cell table:formula="of:=([.A709] / 86400) + 25569" office:value-type="date" office:date-value="2016-10-04T01:43:45.661" calcext:value-type="date">
            <text:p>2016-10-04 01:43:45.661</text:p>
          </table:table-cell>
          <table:table-cell table:formula="of:=[.C709]-(4/24)" office:value-type="time" office:time-value="PT1023525H43M45.661000516S" calcext:value-type="time">
            <text:p>21:43:46</text:p>
          </table:table-cell>
          <table:table-cell table:formula="of:=[.B709]/[.G$1]" office:value-type="float" office:value="0.0149492850595784" calcext:value-type="float">
            <text:p>0.014949285059578</text:p>
          </table:table-cell>
          <table:table-cell table:formula="of:=[.E709]*1000" office:value-type="float" office:value="14.9492850595784" calcext:value-type="float">
            <text:p>14.9492850595784</text:p>
          </table:table-cell>
          <table:table-cell table:number-columns-repeated="1018"/>
        </table:table-row>
        <table:table-row table:style-name="ro1">
          <table:table-cell office:value-type="float" office:value="1475545426.953" calcext:value-type="float">
            <text:p>1475545426.953</text:p>
          </table:table-cell>
          <table:table-cell office:value-type="float" office:value="1.631224" calcext:value-type="float">
            <text:p>1.631224</text:p>
          </table:table-cell>
          <table:table-cell table:formula="of:=([.A710] / 86400) + 25569" office:value-type="date" office:date-value="2016-10-04T01:43:46.953" calcext:value-type="date">
            <text:p>2016-10-04 01:43:46.953</text:p>
          </table:table-cell>
          <table:table-cell table:formula="of:=[.C710]-(4/24)" office:value-type="time" office:time-value="PT1023525H43M46.953000482S" calcext:value-type="time">
            <text:p>21:43:47</text:p>
          </table:table-cell>
          <table:table-cell table:formula="of:=[.B710]/[.G$1]" office:value-type="float" office:value="0.0149516406966086" calcext:value-type="float">
            <text:p>0.014951640696609</text:p>
          </table:table-cell>
          <table:table-cell table:formula="of:=[.E710]*1000" office:value-type="float" office:value="14.9516406966086" calcext:value-type="float">
            <text:p>14.9516406966086</text:p>
          </table:table-cell>
          <table:table-cell table:number-columns-repeated="1018"/>
        </table:table-row>
        <table:table-row table:style-name="ro1">
          <table:table-cell office:value-type="float" office:value="1475545428.31" calcext:value-type="float">
            <text:p>1475545428.31</text:p>
          </table:table-cell>
          <table:table-cell office:value-type="float" office:value="1.63802" calcext:value-type="float">
            <text:p>1.63802</text:p>
          </table:table-cell>
          <table:table-cell table:formula="of:=([.A711] / 86400) + 25569" office:value-type="date" office:date-value="2016-10-04T01:43:48.31" calcext:value-type="date">
            <text:p>2016-10-04 01:43:48.310</text:p>
          </table:table-cell>
          <table:table-cell table:formula="of:=[.C711]-(4/24)" office:value-type="time" office:time-value="PT1023525H43M48.310000431S" calcext:value-type="time">
            <text:p>21:43:48</text:p>
          </table:table-cell>
          <table:table-cell table:formula="of:=[.B711]/[.G$1]" office:value-type="float" office:value="0.015013932172319" calcext:value-type="float">
            <text:p>0.015013932172319</text:p>
          </table:table-cell>
          <table:table-cell table:formula="of:=[.E711]*1000" office:value-type="float" office:value="15.013932172319" calcext:value-type="float">
            <text:p>15.013932172319</text:p>
          </table:table-cell>
          <table:table-cell table:number-columns-repeated="1018"/>
        </table:table-row>
        <table:table-row table:style-name="ro1">
          <table:table-cell office:value-type="float" office:value="1475545429.631" calcext:value-type="float">
            <text:p>1475545429.631</text:p>
          </table:table-cell>
          <table:table-cell office:value-type="float" office:value="1.693013" calcext:value-type="float">
            <text:p>1.693013</text:p>
          </table:table-cell>
          <table:table-cell table:formula="of:=([.A712] / 86400) + 25569" office:value-type="date" office:date-value="2016-10-04T01:43:49.631" calcext:value-type="date">
            <text:p>2016-10-04 01:43:49.631</text:p>
          </table:table-cell>
          <table:table-cell table:formula="of:=[.C712]-(4/24)" office:value-type="time" office:time-value="PT1023525H43M49.631000105S" calcext:value-type="time">
            <text:p>21:43:50</text:p>
          </table:table-cell>
          <table:table-cell table:formula="of:=[.B712]/[.G$1]" office:value-type="float" office:value="0.0155179926672777" calcext:value-type="float">
            <text:p>0.015517992667278</text:p>
          </table:table-cell>
          <table:table-cell table:formula="of:=[.E712]*1000" office:value-type="float" office:value="15.5179926672777" calcext:value-type="float">
            <text:p>15.5179926672777</text:p>
          </table:table-cell>
          <table:table-cell table:number-columns-repeated="1018"/>
        </table:table-row>
        <table:table-row table:style-name="ro1">
          <table:table-cell office:value-type="float" office:value="1475545431.221" calcext:value-type="float">
            <text:p>1475545431.221</text:p>
          </table:table-cell>
          <table:table-cell office:value-type="float" office:value="1.754894" calcext:value-type="float">
            <text:p>1.754894</text:p>
          </table:table-cell>
          <table:table-cell table:formula="of:=([.A713] / 86400) + 25569" office:value-type="date" office:date-value="2016-10-04T01:43:51.221" calcext:value-type="date">
            <text:p>2016-10-04 01:43:51.221</text:p>
          </table:table-cell>
          <table:table-cell table:formula="of:=[.C713]-(4/24)" office:value-type="time" office:time-value="PT1023525H43M51.221000198S" calcext:value-type="time">
            <text:p>21:43:51</text:p>
          </table:table-cell>
          <table:table-cell table:formula="of:=[.B713]/[.G$1]" office:value-type="float" office:value="0.0160851879010083" calcext:value-type="float">
            <text:p>0.016085187901008</text:p>
          </table:table-cell>
          <table:table-cell table:formula="of:=[.E713]*1000" office:value-type="float" office:value="16.0851879010083" calcext:value-type="float">
            <text:p>16.0851879010083</text:p>
          </table:table-cell>
          <table:table-cell table:number-columns-repeated="1018"/>
        </table:table-row>
        <table:table-row table:style-name="ro1">
          <table:table-cell office:value-type="float" office:value="1475545432.509" calcext:value-type="float">
            <text:p>1475545432.509</text:p>
          </table:table-cell>
          <table:table-cell office:value-type="float" office:value="1.753868" calcext:value-type="float">
            <text:p>1.753868</text:p>
          </table:table-cell>
          <table:table-cell table:formula="of:=([.A714] / 86400) + 25569" office:value-type="date" office:date-value="2016-10-04T01:43:52.509" calcext:value-type="date">
            <text:p>2016-10-04 01:43:52.509</text:p>
          </table:table-cell>
          <table:table-cell table:formula="of:=[.C714]-(4/24)" office:value-type="time" office:time-value="PT1023525H43M52.50900032S" calcext:value-type="time">
            <text:p>21:43:53</text:p>
          </table:table-cell>
          <table:table-cell table:formula="of:=[.B714]/[.G$1]" office:value-type="float" office:value="0.0160757836846929" calcext:value-type="float">
            <text:p>0.016075783684693</text:p>
          </table:table-cell>
          <table:table-cell table:formula="of:=[.E714]*1000" office:value-type="float" office:value="16.0757836846929" calcext:value-type="float">
            <text:p>16.0757836846929</text:p>
          </table:table-cell>
          <table:table-cell table:number-columns-repeated="1018"/>
        </table:table-row>
        <table:table-row table:style-name="ro1">
          <table:table-cell office:value-type="float" office:value="1475545433.798" calcext:value-type="float">
            <text:p>1475545433.798</text:p>
          </table:table-cell>
          <table:table-cell office:value-type="float" office:value="1.751963" calcext:value-type="float">
            <text:p>1.751963</text:p>
          </table:table-cell>
          <table:table-cell table:formula="of:=([.A715] / 86400) + 25569" office:value-type="date" office:date-value="2016-10-04T01:43:53.798" calcext:value-type="date">
            <text:p>2016-10-04 01:43:53.798</text:p>
          </table:table-cell>
          <table:table-cell table:formula="of:=[.C715]-(4/24)" office:value-type="time" office:time-value="PT1023525H43M53.798000403S" calcext:value-type="time">
            <text:p>21:43:54</text:p>
          </table:table-cell>
          <table:table-cell table:formula="of:=[.B715]/[.G$1]" office:value-type="float" office:value="0.01605832263978" calcext:value-type="float">
            <text:p>0.01605832263978</text:p>
          </table:table-cell>
          <table:table-cell table:formula="of:=[.E715]*1000" office:value-type="float" office:value="16.05832263978" calcext:value-type="float">
            <text:p>16.05832263978</text:p>
          </table:table-cell>
          <table:table-cell table:number-columns-repeated="1018"/>
        </table:table-row>
        <table:table-row table:style-name="ro1">
          <table:table-cell office:value-type="float" office:value="1475545435.09" calcext:value-type="float">
            <text:p>1475545435.09</text:p>
          </table:table-cell>
          <table:table-cell office:value-type="float" office:value="1.646593" calcext:value-type="float">
            <text:p>1.646593</text:p>
          </table:table-cell>
          <table:table-cell table:formula="of:=([.A716] / 86400) + 25569" office:value-type="date" office:date-value="2016-10-04T01:43:55.09" calcext:value-type="date">
            <text:p>2016-10-04 01:43:55.090</text:p>
          </table:table-cell>
          <table:table-cell table:formula="of:=[.C716]-(4/24)" office:value-type="time" office:time-value="PT1023525H43M55.090000369S" calcext:value-type="time">
            <text:p>21:43:55</text:p>
          </table:table-cell>
          <table:table-cell table:formula="of:=[.B716]/[.G$1]" office:value-type="float" office:value="0.0150925114573786" calcext:value-type="float">
            <text:p>0.015092511457379</text:p>
          </table:table-cell>
          <table:table-cell table:formula="of:=[.E716]*1000" office:value-type="float" office:value="15.0925114573786" calcext:value-type="float">
            <text:p>15.0925114573786</text:p>
          </table:table-cell>
          <table:table-cell table:number-columns-repeated="1018"/>
        </table:table-row>
        <table:table-row table:style-name="ro1">
          <table:table-cell office:value-type="float" office:value="1475545436.381" calcext:value-type="float">
            <text:p>1475545436.381</text:p>
          </table:table-cell>
          <table:table-cell office:value-type="float" office:value="1.476356" calcext:value-type="float">
            <text:p>1.476356</text:p>
          </table:table-cell>
          <table:table-cell table:formula="of:=([.A717] / 86400) + 25569" office:value-type="date" office:date-value="2016-10-04T01:43:56.381" calcext:value-type="date">
            <text:p>2016-10-04 01:43:56.381</text:p>
          </table:table-cell>
          <table:table-cell table:formula="of:=[.C717]-(4/24)" office:value-type="time" office:time-value="PT1023525H43M56.381000374S" calcext:value-type="time">
            <text:p>21:43:56</text:p>
          </table:table-cell>
          <table:table-cell table:formula="of:=[.B717]/[.G$1]" office:value-type="float" office:value="0.0135321356553621" calcext:value-type="float">
            <text:p>0.013532135655362</text:p>
          </table:table-cell>
          <table:table-cell table:formula="of:=[.E717]*1000" office:value-type="float" office:value="13.5321356553621" calcext:value-type="float">
            <text:p>13.5321356553621</text:p>
          </table:table-cell>
          <table:table-cell table:number-columns-repeated="1018"/>
        </table:table-row>
        <table:table-row table:style-name="ro1">
          <table:table-cell office:value-type="float" office:value="1475545437.736" calcext:value-type="float">
            <text:p>1475545437.736</text:p>
          </table:table-cell>
          <table:table-cell office:value-type="float" office:value="1.362394" calcext:value-type="float">
            <text:p>1.362394</text:p>
          </table:table-cell>
          <table:table-cell table:formula="of:=([.A718] / 86400) + 25569" office:value-type="date" office:date-value="2016-10-04T01:43:57.736" calcext:value-type="date">
            <text:p>2016-10-04 01:43:57.736</text:p>
          </table:table-cell>
          <table:table-cell table:formula="of:=[.C718]-(4/24)" office:value-type="time" office:time-value="PT1023525H43M57.7360004S" calcext:value-type="time">
            <text:p>21:43:58</text:p>
          </table:table-cell>
          <table:table-cell table:formula="of:=[.B718]/[.G$1]" office:value-type="float" office:value="0.012487571035747" calcext:value-type="float">
            <text:p>0.012487571035747</text:p>
          </table:table-cell>
          <table:table-cell table:formula="of:=[.E718]*1000" office:value-type="float" office:value="12.487571035747" calcext:value-type="float">
            <text:p>12.487571035747</text:p>
          </table:table-cell>
          <table:table-cell table:number-columns-repeated="1018"/>
        </table:table-row>
        <table:table-row table:style-name="ro1">
          <table:table-cell office:value-type="float" office:value="1475545439.06" calcext:value-type="float">
            <text:p>1475545439.06</text:p>
          </table:table-cell>
          <table:table-cell office:value-type="float" office:value="1.365087" calcext:value-type="float">
            <text:p>1.365087</text:p>
          </table:table-cell>
          <table:table-cell table:formula="of:=([.A719] / 86400) + 25569" office:value-type="date" office:date-value="2016-10-04T01:43:59.06" calcext:value-type="date">
            <text:p>2016-10-04 01:43:59.060</text:p>
          </table:table-cell>
          <table:table-cell table:formula="of:=[.C719]-(4/24)" office:value-type="time" office:time-value="PT1023525H43M59.059999958S" calcext:value-type="time">
            <text:p>21:43:59</text:p>
          </table:table-cell>
          <table:table-cell table:formula="of:=[.B719]/[.G$1]" office:value-type="float" office:value="0.012512254812099" calcext:value-type="float">
            <text:p>0.012512254812099</text:p>
          </table:table-cell>
          <table:table-cell table:formula="of:=[.E719]*1000" office:value-type="float" office:value="12.512254812099" calcext:value-type="float">
            <text:p>12.512254812099</text:p>
          </table:table-cell>
          <table:table-cell table:number-columns-repeated="1018"/>
        </table:table-row>
        <table:table-row table:style-name="ro1">
          <table:table-cell office:value-type="float" office:value="1475545440.353" calcext:value-type="float">
            <text:p>1475545440.353</text:p>
          </table:table-cell>
          <table:table-cell office:value-type="float" office:value="1.361057" calcext:value-type="float">
            <text:p>1.361057</text:p>
          </table:table-cell>
          <table:table-cell table:formula="of:=([.A720] / 86400) + 25569" office:value-type="date" office:date-value="2016-10-04T01:44:00.352999" calcext:value-type="date">
            <text:p>2016-10-04 01:44:00.353</text:p>
          </table:table-cell>
          <table:table-cell table:formula="of:=[.C720]-(4/24)" office:value-type="time" office:time-value="PT1023525H44M00.352999885S" calcext:value-type="time">
            <text:p>21:44:00</text:p>
          </table:table-cell>
          <table:table-cell table:formula="of:=[.B720]/[.G$1]" office:value-type="float" office:value="0.012475316223648" calcext:value-type="float">
            <text:p>0.012475316223648</text:p>
          </table:table-cell>
          <table:table-cell table:formula="of:=[.E720]*1000" office:value-type="float" office:value="12.475316223648" calcext:value-type="float">
            <text:p>12.475316223648</text:p>
          </table:table-cell>
          <table:table-cell table:number-columns-repeated="1018"/>
        </table:table-row>
        <table:table-row table:style-name="ro1">
          <table:table-cell office:value-type="float" office:value="1475545441.935" calcext:value-type="float">
            <text:p>1475545441.935</text:p>
          </table:table-cell>
          <table:table-cell office:value-type="float" office:value="1.268656" calcext:value-type="float">
            <text:p>1.268656</text:p>
          </table:table-cell>
          <table:table-cell table:formula="of:=([.A721] / 86400) + 25569" office:value-type="date" office:date-value="2016-10-04T01:44:01.935" calcext:value-type="date">
            <text:p>2016-10-04 01:44:01.935</text:p>
          </table:table-cell>
          <table:table-cell table:formula="of:=[.C721]-(4/24)" office:value-type="time" office:time-value="PT1023525H44M01.935000289S" calcext:value-type="time">
            <text:p>21:44:02</text:p>
          </table:table-cell>
          <table:table-cell table:formula="of:=[.B721]/[.G$1]" office:value-type="float" office:value="0.0116283776351971" calcext:value-type="float">
            <text:p>0.011628377635197</text:p>
          </table:table-cell>
          <table:table-cell table:formula="of:=[.E721]*1000" office:value-type="float" office:value="11.6283776351971" calcext:value-type="float">
            <text:p>11.6283776351971</text:p>
          </table:table-cell>
          <table:table-cell table:number-columns-repeated="1018"/>
        </table:table-row>
        <table:table-row table:style-name="ro1">
          <table:table-cell office:value-type="float" office:value="1475545443.226" calcext:value-type="float">
            <text:p>1475545443.226</text:p>
          </table:table-cell>
          <table:table-cell office:value-type="float" office:value="1.206005" calcext:value-type="float">
            <text:p>1.206005</text:p>
          </table:table-cell>
          <table:table-cell table:formula="of:=([.A722] / 86400) + 25569" office:value-type="date" office:date-value="2016-10-04T01:44:03.226" calcext:value-type="date">
            <text:p>2016-10-04 01:44:03.226</text:p>
          </table:table-cell>
          <table:table-cell table:formula="of:=[.C722]-(4/24)" office:value-type="time" office:time-value="PT1023525H44M03.226000294S" calcext:value-type="time">
            <text:p>21:44:03</text:p>
          </table:table-cell>
          <table:table-cell table:formula="of:=[.B722]/[.G$1]" office:value-type="float" office:value="0.0110541246562786" calcext:value-type="float">
            <text:p>0.011054124656279</text:p>
          </table:table-cell>
          <table:table-cell table:formula="of:=[.E722]*1000" office:value-type="float" office:value="11.0541246562786" calcext:value-type="float">
            <text:p>11.0541246562786</text:p>
          </table:table-cell>
          <table:table-cell table:number-columns-repeated="1018"/>
        </table:table-row>
        <table:table-row table:style-name="ro1">
          <table:table-cell office:value-type="float" office:value="1475545444.517" calcext:value-type="float">
            <text:p>1475545444.517</text:p>
          </table:table-cell>
          <table:table-cell office:value-type="float" office:value="1.199704" calcext:value-type="float">
            <text:p>1.199704</text:p>
          </table:table-cell>
          <table:table-cell table:formula="of:=([.A723] / 86400) + 25569" office:value-type="date" office:date-value="2016-10-04T01:44:04.517" calcext:value-type="date">
            <text:p>2016-10-04 01:44:04.517</text:p>
          </table:table-cell>
          <table:table-cell table:formula="of:=[.C723]-(4/24)" office:value-type="time" office:time-value="PT1023525H44M04.517000299S" calcext:value-type="time">
            <text:p>21:44:05</text:p>
          </table:table-cell>
          <table:table-cell table:formula="of:=[.B723]/[.G$1]" office:value-type="float" office:value="0.0109963703024748" calcext:value-type="float">
            <text:p>0.010996370302475</text:p>
          </table:table-cell>
          <table:table-cell table:formula="of:=[.E723]*1000" office:value-type="float" office:value="10.9963703024748" calcext:value-type="float">
            <text:p>10.9963703024748</text:p>
          </table:table-cell>
          <table:table-cell table:number-columns-repeated="1018"/>
        </table:table-row>
        <table:table-row table:style-name="ro1">
          <table:table-cell office:value-type="float" office:value="1475545445.808" calcext:value-type="float">
            <text:p>1475545445.808</text:p>
          </table:table-cell>
          <table:table-cell office:value-type="float" office:value="1.19538" calcext:value-type="float">
            <text:p>1.19538</text:p>
          </table:table-cell>
          <table:table-cell table:formula="of:=([.A724] / 86400) + 25569" office:value-type="date" office:date-value="2016-10-04T01:44:05.808" calcext:value-type="date">
            <text:p>2016-10-04 01:44:05.808</text:p>
          </table:table-cell>
          <table:table-cell table:formula="of:=[.C724]-(4/24)" office:value-type="time" office:time-value="PT1023525H44M05.808000304S" calcext:value-type="time">
            <text:p>21:44:06</text:p>
          </table:table-cell>
          <table:table-cell table:formula="of:=[.B724]/[.G$1]" office:value-type="float" office:value="0.0109567369385885" calcext:value-type="float">
            <text:p>0.010956736938589</text:p>
          </table:table-cell>
          <table:table-cell table:formula="of:=[.E724]*1000" office:value-type="float" office:value="10.9567369385885" calcext:value-type="float">
            <text:p>10.9567369385885</text:p>
          </table:table-cell>
          <table:table-cell table:number-columns-repeated="1018"/>
        </table:table-row>
        <table:table-row table:style-name="ro1">
          <table:table-cell office:value-type="float" office:value="1475545447.101" calcext:value-type="float">
            <text:p>1475545447.101</text:p>
          </table:table-cell>
          <table:table-cell office:value-type="float" office:value="1.208863" calcext:value-type="float">
            <text:p>1.208863</text:p>
          </table:table-cell>
          <table:table-cell table:formula="of:=([.A725] / 86400) + 25569" office:value-type="date" office:date-value="2016-10-04T01:44:07.101" calcext:value-type="date">
            <text:p>2016-10-04 01:44:07.101</text:p>
          </table:table-cell>
          <table:table-cell table:formula="of:=[.C725]-(4/24)" office:value-type="time" office:time-value="PT1023525H44M07.101000231S" calcext:value-type="time">
            <text:p>21:44:07</text:p>
          </table:table-cell>
          <table:table-cell table:formula="of:=[.B725]/[.G$1]" office:value-type="float" office:value="0.0110803208065995" calcext:value-type="float">
            <text:p>0.0110803208066</text:p>
          </table:table-cell>
          <table:table-cell table:formula="of:=[.E725]*1000" office:value-type="float" office:value="11.0803208065995" calcext:value-type="float">
            <text:p>11.0803208065995</text:p>
          </table:table-cell>
          <table:table-cell table:number-columns-repeated="1018"/>
        </table:table-row>
        <table:table-row table:style-name="ro1">
          <table:table-cell office:value-type="float" office:value="1475545448.457" calcext:value-type="float">
            <text:p>1475545448.457</text:p>
          </table:table-cell>
          <table:table-cell office:value-type="float" office:value="1.231982" calcext:value-type="float">
            <text:p>1.231982</text:p>
          </table:table-cell>
          <table:table-cell table:formula="of:=([.A726] / 86400) + 25569" office:value-type="date" office:date-value="2016-10-04T01:44:08.457" calcext:value-type="date">
            <text:p>2016-10-04 01:44:08.457</text:p>
          </table:table-cell>
          <table:table-cell table:formula="of:=[.C726]-(4/24)" office:value-type="time" office:time-value="PT1023525H44M08.457000218S" calcext:value-type="time">
            <text:p>21:44:08</text:p>
          </table:table-cell>
          <table:table-cell table:formula="of:=[.B726]/[.G$1]" office:value-type="float" office:value="0.0112922273143905" calcext:value-type="float">
            <text:p>0.011292227314391</text:p>
          </table:table-cell>
          <table:table-cell table:formula="of:=[.E726]*1000" office:value-type="float" office:value="11.2922273143905" calcext:value-type="float">
            <text:p>11.2922273143905</text:p>
          </table:table-cell>
          <table:table-cell table:number-columns-repeated="1018"/>
        </table:table-row>
        <table:table-row table:style-name="ro1">
          <table:table-cell office:value-type="float" office:value="1475545449.78" calcext:value-type="float">
            <text:p>1475545449.78</text:p>
          </table:table-cell>
          <table:table-cell office:value-type="float" office:value="1.239822" calcext:value-type="float">
            <text:p>1.239822</text:p>
          </table:table-cell>
          <table:table-cell table:formula="of:=([.A727] / 86400) + 25569" office:value-type="date" office:date-value="2016-10-04T01:44:09.78" calcext:value-type="date">
            <text:p>2016-10-04 01:44:09.780</text:p>
          </table:table-cell>
          <table:table-cell table:formula="of:=[.C727]-(4/24)" office:value-type="time" office:time-value="PT1023525H44M09.780000653S" calcext:value-type="time">
            <text:p>21:44:10</text:p>
          </table:table-cell>
          <table:table-cell table:formula="of:=[.B727]/[.G$1]" office:value-type="float" office:value="0.0113640879926673" calcext:value-type="float">
            <text:p>0.011364087992667</text:p>
          </table:table-cell>
          <table:table-cell table:formula="of:=[.E727]*1000" office:value-type="float" office:value="11.3640879926673" calcext:value-type="float">
            <text:p>11.3640879926673</text:p>
          </table:table-cell>
          <table:table-cell table:number-columns-repeated="1018"/>
        </table:table-row>
        <table:table-row table:style-name="ro1">
          <table:table-cell office:value-type="float" office:value="1475545451.372" calcext:value-type="float">
            <text:p>1475545451.372</text:p>
          </table:table-cell>
          <table:table-cell office:value-type="float" office:value="1.240225" calcext:value-type="float">
            <text:p>1.240225</text:p>
          </table:table-cell>
          <table:table-cell table:formula="of:=([.A728] / 86400) + 25569" office:value-type="date" office:date-value="2016-10-04T01:44:11.372" calcext:value-type="date">
            <text:p>2016-10-04 01:44:11.372</text:p>
          </table:table-cell>
          <table:table-cell table:formula="of:=[.C728]-(4/24)" office:value-type="time" office:time-value="PT1023525H44M11.372000668S" calcext:value-type="time">
            <text:p>21:44:11</text:p>
          </table:table-cell>
          <table:table-cell table:formula="of:=[.B728]/[.G$1]" office:value-type="float" office:value="0.0113677818515124" calcext:value-type="float">
            <text:p>0.011367781851512</text:p>
          </table:table-cell>
          <table:table-cell table:formula="of:=[.E728]*1000" office:value-type="float" office:value="11.3677818515124" calcext:value-type="float">
            <text:p>11.3677818515124</text:p>
          </table:table-cell>
          <table:table-cell table:number-columns-repeated="1018"/>
        </table:table-row>
        <table:table-row table:style-name="ro1">
          <table:table-cell office:value-type="float" office:value="1475545452.664" calcext:value-type="float">
            <text:p>1475545452.664</text:p>
          </table:table-cell>
          <table:table-cell office:value-type="float" office:value="1.362321" calcext:value-type="float">
            <text:p>1.362321</text:p>
          </table:table-cell>
          <table:table-cell table:formula="of:=([.A729] / 86400) + 25569" office:value-type="date" office:date-value="2016-10-04T01:44:12.664" calcext:value-type="date">
            <text:p>2016-10-04 01:44:12.664</text:p>
          </table:table-cell>
          <table:table-cell table:formula="of:=[.C729]-(4/24)" office:value-type="time" office:time-value="PT1023525H44M12.664000215S" calcext:value-type="time">
            <text:p>21:44:13</text:p>
          </table:table-cell>
          <table:table-cell table:formula="of:=[.B729]/[.G$1]" office:value-type="float" office:value="0.0124869019248396" calcext:value-type="float">
            <text:p>0.01248690192484</text:p>
          </table:table-cell>
          <table:table-cell table:formula="of:=[.E729]*1000" office:value-type="float" office:value="12.4869019248396" calcext:value-type="float">
            <text:p>12.4869019248396</text:p>
          </table:table-cell>
          <table:table-cell table:number-columns-repeated="1018"/>
        </table:table-row>
        <table:table-row table:style-name="ro1">
          <table:table-cell office:value-type="float" office:value="1475545453.955" calcext:value-type="float">
            <text:p>1475545453.955</text:p>
          </table:table-cell>
          <table:table-cell office:value-type="float" office:value="1.536057" calcext:value-type="float">
            <text:p>1.536057</text:p>
          </table:table-cell>
          <table:table-cell table:formula="of:=([.A730] / 86400) + 25569" office:value-type="date" office:date-value="2016-10-04T01:44:13.955" calcext:value-type="date">
            <text:p>2016-10-04 01:44:13.955</text:p>
          </table:table-cell>
          <table:table-cell table:formula="of:=[.C730]-(4/24)" office:value-type="time" office:time-value="PT1023525H44M13.955000639S" calcext:value-type="time">
            <text:p>21:44:14</text:p>
          </table:table-cell>
          <table:table-cell table:formula="of:=[.B730]/[.G$1]" office:value-type="float" office:value="0.0140793492208983" calcext:value-type="float">
            <text:p>0.014079349220898</text:p>
          </table:table-cell>
          <table:table-cell table:formula="of:=[.E730]*1000" office:value-type="float" office:value="14.0793492208983" calcext:value-type="float">
            <text:p>14.0793492208983</text:p>
          </table:table-cell>
          <table:table-cell table:number-columns-repeated="1018"/>
        </table:table-row>
        <table:table-row table:style-name="ro1">
          <table:table-cell office:value-type="float" office:value="1475545455.248" calcext:value-type="float">
            <text:p>1475545455.248</text:p>
          </table:table-cell>
          <table:table-cell office:value-type="float" office:value="1.636225" calcext:value-type="float">
            <text:p>1.636225</text:p>
          </table:table-cell>
          <table:table-cell table:formula="of:=([.A731] / 86400) + 25569" office:value-type="date" office:date-value="2016-10-04T01:44:15.248" calcext:value-type="date">
            <text:p>2016-10-04 01:44:15.248</text:p>
          </table:table-cell>
          <table:table-cell table:formula="of:=[.C731]-(4/24)" office:value-type="time" office:time-value="PT1023525H44M15.248000566S" calcext:value-type="time">
            <text:p>21:44:15</text:p>
          </table:table-cell>
          <table:table-cell table:formula="of:=[.B731]/[.G$1]" office:value-type="float" office:value="0.0149974793767186" calcext:value-type="float">
            <text:p>0.014997479376719</text:p>
          </table:table-cell>
          <table:table-cell table:formula="of:=[.E731]*1000" office:value-type="float" office:value="14.9974793767186" calcext:value-type="float">
            <text:p>14.9974793767186</text:p>
          </table:table-cell>
          <table:table-cell table:number-columns-repeated="1018"/>
        </table:table-row>
        <table:table-row table:style-name="ro1">
          <table:table-cell office:value-type="float" office:value="1475545456.54" calcext:value-type="float">
            <text:p>1475545456.54</text:p>
          </table:table-cell>
          <table:table-cell office:value-type="float" office:value="1.632433" calcext:value-type="float">
            <text:p>1.632433</text:p>
          </table:table-cell>
          <table:table-cell table:formula="of:=([.A732] / 86400) + 25569" office:value-type="date" office:date-value="2016-10-04T01:44:16.54" calcext:value-type="date">
            <text:p>2016-10-04 01:44:16.540</text:p>
          </table:table-cell>
          <table:table-cell table:formula="of:=[.C732]-(4/24)" office:value-type="time" office:time-value="PT1023525H44M16.540000113S" calcext:value-type="time">
            <text:p>21:44:17</text:p>
          </table:table-cell>
          <table:table-cell table:formula="of:=[.B732]/[.G$1]" office:value-type="float" office:value="0.0149627222731439" calcext:value-type="float">
            <text:p>0.014962722273144</text:p>
          </table:table-cell>
          <table:table-cell table:formula="of:=[.E732]*1000" office:value-type="float" office:value="14.9627222731439" calcext:value-type="float">
            <text:p>14.9627222731439</text:p>
          </table:table-cell>
          <table:table-cell table:number-columns-repeated="1018"/>
        </table:table-row>
        <table:table-row table:style-name="ro1">
          <table:table-cell office:value-type="float" office:value="1475545457.893" calcext:value-type="float">
            <text:p>1475545457.893</text:p>
          </table:table-cell>
          <table:table-cell office:value-type="float" office:value="1.625948" calcext:value-type="float">
            <text:p>1.625948</text:p>
          </table:table-cell>
          <table:table-cell table:formula="of:=([.A733] / 86400) + 25569" office:value-type="date" office:date-value="2016-10-04T01:44:17.893" calcext:value-type="date">
            <text:p>2016-10-04 01:44:17.893</text:p>
          </table:table-cell>
          <table:table-cell table:formula="of:=[.C733]-(4/24)" office:value-type="time" office:time-value="PT1023525H44M17.893000217S" calcext:value-type="time">
            <text:p>21:44:18</text:p>
          </table:table-cell>
          <table:table-cell table:formula="of:=[.B733]/[.G$1]" office:value-type="float" office:value="0.0149032813932172" calcext:value-type="float">
            <text:p>0.014903281393217</text:p>
          </table:table-cell>
          <table:table-cell table:formula="of:=[.E733]*1000" office:value-type="float" office:value="14.9032813932172" calcext:value-type="float">
            <text:p>14.9032813932172</text:p>
          </table:table-cell>
          <table:table-cell table:number-columns-repeated="1018"/>
        </table:table-row>
        <table:table-row table:style-name="ro1">
          <table:table-cell office:value-type="float" office:value="1475545459.214" calcext:value-type="float">
            <text:p>1475545459.214</text:p>
          </table:table-cell>
          <table:table-cell office:value-type="float" office:value="1.567767" calcext:value-type="float">
            <text:p>1.567767</text:p>
          </table:table-cell>
          <table:table-cell table:formula="of:=([.A734] / 86400) + 25569" office:value-type="date" office:date-value="2016-10-04T01:44:19.214" calcext:value-type="date">
            <text:p>2016-10-04 01:44:19.214</text:p>
          </table:table-cell>
          <table:table-cell table:formula="of:=[.C734]-(4/24)" office:value-type="time" office:time-value="PT1023525H44M19.214000311S" calcext:value-type="time">
            <text:p>21:44:19</text:p>
          </table:table-cell>
          <table:table-cell table:formula="of:=[.B734]/[.G$1]" office:value-type="float" office:value="0.01437" calcext:value-type="float">
            <text:p>0.01437</text:p>
          </table:table-cell>
          <table:table-cell table:formula="of:=[.E734]*1000" office:value-type="float" office:value="14.37" calcext:value-type="float">
            <text:p>14.37</text:p>
          </table:table-cell>
          <table:table-cell table:number-columns-repeated="1018"/>
        </table:table-row>
        <table:table-row table:style-name="ro1">
          <table:table-cell office:value-type="float" office:value="1475545460.508" calcext:value-type="float">
            <text:p>1475545460.508</text:p>
          </table:table-cell>
          <table:table-cell office:value-type="float" office:value="1.511565" calcext:value-type="float">
            <text:p>1.511565</text:p>
          </table:table-cell>
          <table:table-cell table:formula="of:=([.A735] / 86400) + 25569" office:value-type="date" office:date-value="2016-10-04T01:44:20.508" calcext:value-type="date">
            <text:p>2016-10-04 01:44:20.508</text:p>
          </table:table-cell>
          <table:table-cell table:formula="of:=[.C735]-(4/24)" office:value-type="time" office:time-value="PT1023525H44M20.508000199S" calcext:value-type="time">
            <text:p>21:44:21</text:p>
          </table:table-cell>
          <table:table-cell table:formula="of:=[.B735]/[.G$1]" office:value-type="float" office:value="0.013854857928506" calcext:value-type="float">
            <text:p>0.013854857928506</text:p>
          </table:table-cell>
          <table:table-cell table:formula="of:=[.E735]*1000" office:value-type="float" office:value="13.854857928506" calcext:value-type="float">
            <text:p>13.854857928506</text:p>
          </table:table-cell>
          <table:table-cell table:number-columns-repeated="1018"/>
        </table:table-row>
        <table:table-row table:style-name="ro1">
          <table:table-cell office:value-type="float" office:value="1475545462.088" calcext:value-type="float">
            <text:p>1475545462.088</text:p>
          </table:table-cell>
          <table:table-cell office:value-type="float" office:value="1.505373" calcext:value-type="float">
            <text:p>1.505373</text:p>
          </table:table-cell>
          <table:table-cell table:formula="of:=([.A736] / 86400) + 25569" office:value-type="date" office:date-value="2016-10-04T01:44:22.088" calcext:value-type="date">
            <text:p>2016-10-04 01:44:22.088</text:p>
          </table:table-cell>
          <table:table-cell table:formula="of:=[.C736]-(4/24)" office:value-type="time" office:time-value="PT1023525H44M22.088000681S" calcext:value-type="time">
            <text:p>21:44:22</text:p>
          </table:table-cell>
          <table:table-cell table:formula="of:=[.B736]/[.G$1]" office:value-type="float" office:value="0.0137981026581118" calcext:value-type="float">
            <text:p>0.013798102658112</text:p>
          </table:table-cell>
          <table:table-cell table:formula="of:=[.E736]*1000" office:value-type="float" office:value="13.7981026581118" calcext:value-type="float">
            <text:p>13.7981026581118</text:p>
          </table:table-cell>
          <table:table-cell table:number-columns-repeated="1018"/>
        </table:table-row>
        <table:table-row table:style-name="ro1">
          <table:table-cell office:value-type="float" office:value="1475545463.386" calcext:value-type="float">
            <text:p>1475545463.386</text:p>
          </table:table-cell>
          <table:table-cell office:value-type="float" office:value="1.505941" calcext:value-type="float">
            <text:p>1.505941</text:p>
          </table:table-cell>
          <table:table-cell table:formula="of:=([.A737] / 86400) + 25569" office:value-type="date" office:date-value="2016-10-04T01:44:23.386" calcext:value-type="date">
            <text:p>2016-10-04 01:44:23.386</text:p>
          </table:table-cell>
          <table:table-cell table:formula="of:=[.C737]-(4/24)" office:value-type="time" office:time-value="PT1023525H44M23.385999994S" calcext:value-type="time">
            <text:p>21:44:23</text:p>
          </table:table-cell>
          <table:table-cell table:formula="of:=[.B737]/[.G$1]" office:value-type="float" office:value="0.0138033088909258" calcext:value-type="float">
            <text:p>0.013803308890926</text:p>
          </table:table-cell>
          <table:table-cell table:formula="of:=[.E737]*1000" office:value-type="float" office:value="13.8033088909258" calcext:value-type="float">
            <text:p>13.8033088909258</text:p>
          </table:table-cell>
          <table:table-cell table:number-columns-repeated="1018"/>
        </table:table-row>
        <table:table-row table:style-name="ro1">
          <table:table-cell office:value-type="float" office:value="1475545464.678" calcext:value-type="float">
            <text:p>1475545464.678</text:p>
          </table:table-cell>
          <table:table-cell office:value-type="float" office:value="1.549814" calcext:value-type="float">
            <text:p>1.549814</text:p>
          </table:table-cell>
          <table:table-cell table:formula="of:=([.A738] / 86400) + 25569" office:value-type="date" office:date-value="2016-10-04T01:44:24.678" calcext:value-type="date">
            <text:p>2016-10-04 01:44:24.678</text:p>
          </table:table-cell>
          <table:table-cell table:formula="of:=[.C738]-(4/24)" office:value-type="time" office:time-value="PT1023525H44M24.677999541S" calcext:value-type="time">
            <text:p>21:44:25</text:p>
          </table:table-cell>
          <table:table-cell table:formula="of:=[.B738]/[.G$1]" office:value-type="float" office:value="0.0142054445462878" calcext:value-type="float">
            <text:p>0.014205444546288</text:p>
          </table:table-cell>
          <table:table-cell table:formula="of:=[.E738]*1000" office:value-type="float" office:value="14.2054445462878" calcext:value-type="float">
            <text:p>14.2054445462878</text:p>
          </table:table-cell>
          <table:table-cell table:number-columns-repeated="1018"/>
        </table:table-row>
        <table:table-row table:style-name="ro1">
          <table:table-cell office:value-type="float" office:value="1475545465.969" calcext:value-type="float">
            <text:p>1475545465.969</text:p>
          </table:table-cell>
          <table:table-cell office:value-type="float" office:value="1.605229" calcext:value-type="float">
            <text:p>1.605229</text:p>
          </table:table-cell>
          <table:table-cell table:formula="of:=([.A739] / 86400) + 25569" office:value-type="date" office:date-value="2016-10-04T01:44:25.969" calcext:value-type="date">
            <text:p>2016-10-04 01:44:25.969</text:p>
          </table:table-cell>
          <table:table-cell table:formula="of:=[.C739]-(4/24)" office:value-type="time" office:time-value="PT1023525H44M25.969000384S" calcext:value-type="time">
            <text:p>21:44:26</text:p>
          </table:table-cell>
          <table:table-cell table:formula="of:=[.B739]/[.G$1]" office:value-type="float" office:value="0.0147133730522456" calcext:value-type="float">
            <text:p>0.014713373052246</text:p>
          </table:table-cell>
          <table:table-cell table:formula="of:=[.E739]*1000" office:value-type="float" office:value="14.7133730522456" calcext:value-type="float">
            <text:p>14.7133730522456</text:p>
          </table:table-cell>
          <table:table-cell table:number-columns-repeated="1018"/>
        </table:table-row>
        <table:table-row table:style-name="ro1">
          <table:table-cell office:value-type="float" office:value="1475545467.26" calcext:value-type="float">
            <text:p>1475545467.26</text:p>
          </table:table-cell>
          <table:table-cell office:value-type="float" office:value="1.631352" calcext:value-type="float">
            <text:p>1.631352</text:p>
          </table:table-cell>
          <table:table-cell table:formula="of:=([.A740] / 86400) + 25569" office:value-type="date" office:date-value="2016-10-04T01:44:27.26" calcext:value-type="date">
            <text:p>2016-10-04 01:44:27.260</text:p>
          </table:table-cell>
          <table:table-cell table:formula="of:=[.C740]-(4/24)" office:value-type="time" office:time-value="PT1023525H44M27.260000389S" calcext:value-type="time">
            <text:p>21:44:27</text:p>
          </table:table-cell>
          <table:table-cell table:formula="of:=[.B740]/[.G$1]" office:value-type="float" office:value="0.0149528139321723" calcext:value-type="float">
            <text:p>0.014952813932172</text:p>
          </table:table-cell>
          <table:table-cell table:formula="of:=[.E740]*1000" office:value-type="float" office:value="14.9528139321723" calcext:value-type="float">
            <text:p>14.9528139321723</text:p>
          </table:table-cell>
          <table:table-cell table:number-columns-repeated="1018"/>
        </table:table-row>
        <table:table-row table:style-name="ro1">
          <table:table-cell office:value-type="float" office:value="1475545468.616" calcext:value-type="float">
            <text:p>1475545468.616</text:p>
          </table:table-cell>
          <table:table-cell office:value-type="float" office:value="1.632066" calcext:value-type="float">
            <text:p>1.632066</text:p>
          </table:table-cell>
          <table:table-cell table:formula="of:=([.A741] / 86400) + 25569" office:value-type="date" office:date-value="2016-10-04T01:44:28.616" calcext:value-type="date">
            <text:p>2016-10-04 01:44:28.616</text:p>
          </table:table-cell>
          <table:table-cell table:formula="of:=[.C741]-(4/24)" office:value-type="time" office:time-value="PT1023525H44M28.616000377S" calcext:value-type="time">
            <text:p>21:44:29</text:p>
          </table:table-cell>
          <table:table-cell table:formula="of:=[.B741]/[.G$1]" office:value-type="float" office:value="0.0149593583868011" calcext:value-type="float">
            <text:p>0.014959358386801</text:p>
          </table:table-cell>
          <table:table-cell table:formula="of:=[.E741]*1000" office:value-type="float" office:value="14.9593583868011" calcext:value-type="float">
            <text:p>14.9593583868011</text:p>
          </table:table-cell>
          <table:table-cell table:number-columns-repeated="1018"/>
        </table:table-row>
        <table:table-row table:style-name="ro1">
          <table:table-cell office:value-type="float" office:value="1475545469.938" calcext:value-type="float">
            <text:p>1475545469.938</text:p>
          </table:table-cell>
          <table:table-cell office:value-type="float" office:value="1.648828" calcext:value-type="float">
            <text:p>1.648828</text:p>
          </table:table-cell>
          <table:table-cell table:formula="of:=([.A742] / 86400) + 25569" office:value-type="date" office:date-value="2016-10-04T01:44:29.938" calcext:value-type="date">
            <text:p>2016-10-04 01:44:29.938</text:p>
          </table:table-cell>
          <table:table-cell table:formula="of:=[.C742]-(4/24)" office:value-type="time" office:time-value="PT1023525H44M29.93800085S" calcext:value-type="time">
            <text:p>21:44:30</text:p>
          </table:table-cell>
          <table:table-cell table:formula="of:=[.B742]/[.G$1]" office:value-type="float" office:value="0.0151129972502291" calcext:value-type="float">
            <text:p>0.015112997250229</text:p>
          </table:table-cell>
          <table:table-cell table:formula="of:=[.E742]*1000" office:value-type="float" office:value="15.1129972502291" calcext:value-type="float">
            <text:p>15.1129972502291</text:p>
          </table:table-cell>
          <table:table-cell table:number-columns-repeated="1018"/>
        </table:table-row>
        <table:table-row table:style-name="ro1">
          <table:table-cell office:value-type="float" office:value="1475545471.525" calcext:value-type="float">
            <text:p>1475545471.525</text:p>
          </table:table-cell>
          <table:table-cell office:value-type="float" office:value="1.714611" calcext:value-type="float">
            <text:p>1.714611</text:p>
          </table:table-cell>
          <table:table-cell table:formula="of:=([.A743] / 86400) + 25569" office:value-type="date" office:date-value="2016-10-04T01:44:31.525" calcext:value-type="date">
            <text:p>2016-10-04 01:44:31.525</text:p>
          </table:table-cell>
          <table:table-cell table:formula="of:=[.C743]-(4/24)" office:value-type="time" office:time-value="PT1023525H44M31.525000222S" calcext:value-type="time">
            <text:p>21:44:32</text:p>
          </table:table-cell>
          <table:table-cell table:formula="of:=[.B743]/[.G$1]" office:value-type="float" office:value="0.0157159578368469" calcext:value-type="float">
            <text:p>0.015715957836847</text:p>
          </table:table-cell>
          <table:table-cell table:formula="of:=[.E743]*1000" office:value-type="float" office:value="15.7159578368469" calcext:value-type="float">
            <text:p>15.7159578368469</text:p>
          </table:table-cell>
          <table:table-cell table:number-columns-repeated="1018"/>
        </table:table-row>
        <table:table-row table:style-name="ro1">
          <table:table-cell office:value-type="float" office:value="1475545472.815" calcext:value-type="float">
            <text:p>1475545472.815</text:p>
          </table:table-cell>
          <table:table-cell office:value-type="float" office:value="1.753997" calcext:value-type="float">
            <text:p>1.753997</text:p>
          </table:table-cell>
          <table:table-cell table:formula="of:=([.A744] / 86400) + 25569" office:value-type="date" office:date-value="2016-10-04T01:44:32.815" calcext:value-type="date">
            <text:p>2016-10-04 01:44:32.815</text:p>
          </table:table-cell>
          <table:table-cell table:formula="of:=[.C744]-(4/24)" office:value-type="time" office:time-value="PT1023525H44M32.815000266S" calcext:value-type="time">
            <text:p>21:44:33</text:p>
          </table:table-cell>
          <table:table-cell table:formula="of:=[.B744]/[.G$1]" office:value-type="float" office:value="0.0160769660861595" calcext:value-type="float">
            <text:p>0.01607696608616</text:p>
          </table:table-cell>
          <table:table-cell table:formula="of:=[.E744]*1000" office:value-type="float" office:value="16.0769660861595" calcext:value-type="float">
            <text:p>16.0769660861595</text:p>
          </table:table-cell>
          <table:table-cell table:number-columns-repeated="1018"/>
        </table:table-row>
        <table:table-row table:style-name="ro1">
          <table:table-cell office:value-type="float" office:value="1475545474.108" calcext:value-type="float">
            <text:p>1475545474.108</text:p>
          </table:table-cell>
          <table:table-cell office:value-type="float" office:value="1.751157" calcext:value-type="float">
            <text:p>1.751157</text:p>
          </table:table-cell>
          <table:table-cell table:formula="of:=([.A745] / 86400) + 25569" office:value-type="date" office:date-value="2016-10-04T01:44:34.108" calcext:value-type="date">
            <text:p>2016-10-04 01:44:34.108</text:p>
          </table:table-cell>
          <table:table-cell table:formula="of:=[.C745]-(4/24)" office:value-type="time" office:time-value="PT1023525H44M34.108000193S" calcext:value-type="time">
            <text:p>21:44:34</text:p>
          </table:table-cell>
          <table:table-cell table:formula="of:=[.B745]/[.G$1]" office:value-type="float" office:value="0.0160509349220898" calcext:value-type="float">
            <text:p>0.01605093492209</text:p>
          </table:table-cell>
          <table:table-cell table:formula="of:=[.E745]*1000" office:value-type="float" office:value="16.0509349220898" calcext:value-type="float">
            <text:p>16.0509349220898</text:p>
          </table:table-cell>
          <table:table-cell table:number-columns-repeated="1018"/>
        </table:table-row>
        <table:table-row table:style-name="ro1">
          <table:table-cell office:value-type="float" office:value="1475545475.399" calcext:value-type="float">
            <text:p>1475545475.399</text:p>
          </table:table-cell>
          <table:table-cell office:value-type="float" office:value="1.752037" calcext:value-type="float">
            <text:p>1.752037</text:p>
          </table:table-cell>
          <table:table-cell table:formula="of:=([.A746] / 86400) + 25569" office:value-type="date" office:date-value="2016-10-04T01:44:35.399" calcext:value-type="date">
            <text:p>2016-10-04 01:44:35.399</text:p>
          </table:table-cell>
          <table:table-cell table:formula="of:=[.C746]-(4/24)" office:value-type="time" office:time-value="PT1023525H44M35.399000198S" calcext:value-type="time">
            <text:p>21:44:35</text:p>
          </table:table-cell>
          <table:table-cell table:formula="of:=[.B746]/[.G$1]" office:value-type="float" office:value="0.0160590009165903" calcext:value-type="float">
            <text:p>0.01605900091659</text:p>
          </table:table-cell>
          <table:table-cell table:formula="of:=[.E746]*1000" office:value-type="float" office:value="16.0590009165903" calcext:value-type="float">
            <text:p>16.0590009165903</text:p>
          </table:table-cell>
          <table:table-cell table:number-columns-repeated="1018"/>
        </table:table-row>
        <table:table-row table:style-name="ro1">
          <table:table-cell office:value-type="float" office:value="1475545476.683" calcext:value-type="float">
            <text:p>1475545476.683</text:p>
          </table:table-cell>
          <table:table-cell office:value-type="float" office:value="1.613381" calcext:value-type="float">
            <text:p>1.613381</text:p>
          </table:table-cell>
          <table:table-cell table:formula="of:=([.A747] / 86400) + 25569" office:value-type="date" office:date-value="2016-10-04T01:44:36.683" calcext:value-type="date">
            <text:p>2016-10-04 01:44:36.683</text:p>
          </table:table-cell>
          <table:table-cell table:formula="of:=[.C747]-(4/24)" office:value-type="time" office:time-value="PT1023525H44M36.683000475S" calcext:value-type="time">
            <text:p>21:44:37</text:p>
          </table:table-cell>
          <table:table-cell table:formula="of:=[.B747]/[.G$1]" office:value-type="float" office:value="0.014788093492209" calcext:value-type="float">
            <text:p>0.014788093492209</text:p>
          </table:table-cell>
          <table:table-cell table:formula="of:=[.E747]*1000" office:value-type="float" office:value="14.788093492209" calcext:value-type="float">
            <text:p>14.788093492209</text:p>
          </table:table-cell>
          <table:table-cell table:number-columns-repeated="1018"/>
        </table:table-row>
        <table:table-row table:style-name="ro1">
          <table:table-cell office:value-type="float" office:value="1475545478.04" calcext:value-type="float">
            <text:p>1475545478.04</text:p>
          </table:table-cell>
          <table:table-cell office:value-type="float" office:value="1.434387" calcext:value-type="float">
            <text:p>1.434387</text:p>
          </table:table-cell>
          <table:table-cell table:formula="of:=([.A748] / 86400) + 25569" office:value-type="date" office:date-value="2016-10-04T01:44:38.04" calcext:value-type="date">
            <text:p>2016-10-04 01:44:38.040</text:p>
          </table:table-cell>
          <table:table-cell table:formula="of:=[.C748]-(4/24)" office:value-type="time" office:time-value="PT1023525H44M38.039999586S" calcext:value-type="time">
            <text:p>21:44:38</text:p>
          </table:table-cell>
          <table:table-cell table:formula="of:=[.B748]/[.G$1]" office:value-type="float" office:value="0.0131474518790101" calcext:value-type="float">
            <text:p>0.01314745187901</text:p>
          </table:table-cell>
          <table:table-cell table:formula="of:=[.E748]*1000" office:value-type="float" office:value="13.1474518790101" calcext:value-type="float">
            <text:p>13.1474518790101</text:p>
          </table:table-cell>
          <table:table-cell table:number-columns-repeated="1018"/>
        </table:table-row>
        <table:table-row table:style-name="ro1">
          <table:table-cell office:value-type="float" office:value="1475545479.369" calcext:value-type="float">
            <text:p>1475545479.369</text:p>
          </table:table-cell>
          <table:table-cell office:value-type="float" office:value="1.363859" calcext:value-type="float">
            <text:p>1.363859</text:p>
          </table:table-cell>
          <table:table-cell table:formula="of:=([.A749] / 86400) + 25569" office:value-type="date" office:date-value="2016-10-04T01:44:39.369" calcext:value-type="date">
            <text:p>2016-10-04 01:44:39.369</text:p>
          </table:table-cell>
          <table:table-cell table:formula="of:=[.C749]-(4/24)" office:value-type="time" office:time-value="PT1023525H44M39.369000206S" calcext:value-type="time">
            <text:p>21:44:39</text:p>
          </table:table-cell>
          <table:table-cell table:formula="of:=[.B749]/[.G$1]" office:value-type="float" office:value="0.0125009990834097" calcext:value-type="float">
            <text:p>0.01250099908341</text:p>
          </table:table-cell>
          <table:table-cell table:formula="of:=[.E749]*1000" office:value-type="float" office:value="12.5009990834097" calcext:value-type="float">
            <text:p>12.5009990834097</text:p>
          </table:table-cell>
          <table:table-cell table:number-columns-repeated="1018"/>
        </table:table-row>
        <table:table-row table:style-name="ro1">
          <table:table-cell office:value-type="float" office:value="1475545480.661" calcext:value-type="float">
            <text:p>1475545480.661</text:p>
          </table:table-cell>
          <table:table-cell office:value-type="float" office:value="1.365893" calcext:value-type="float">
            <text:p>1.365893</text:p>
          </table:table-cell>
          <table:table-cell table:formula="of:=([.A750] / 86400) + 25569" office:value-type="date" office:date-value="2016-10-04T01:44:40.661" calcext:value-type="date">
            <text:p>2016-10-04 01:44:40.661</text:p>
          </table:table-cell>
          <table:table-cell table:formula="of:=[.C750]-(4/24)" office:value-type="time" office:time-value="PT1023525H44M40.660999753S" calcext:value-type="time">
            <text:p>21:44:41</text:p>
          </table:table-cell>
          <table:table-cell table:formula="of:=[.B750]/[.G$1]" office:value-type="float" office:value="0.0125196425297892" calcext:value-type="float">
            <text:p>0.012519642529789</text:p>
          </table:table-cell>
          <table:table-cell table:formula="of:=[.E750]*1000" office:value-type="float" office:value="12.5196425297892" calcext:value-type="float">
            <text:p>12.5196425297892</text:p>
          </table:table-cell>
          <table:table-cell table:number-columns-repeated="1018"/>
        </table:table-row>
        <table:table-row table:style-name="ro1">
          <table:table-cell office:value-type="float" office:value="1475545482.241" calcext:value-type="float">
            <text:p>1475545482.241</text:p>
          </table:table-cell>
          <table:table-cell office:value-type="float" office:value="1.328632" calcext:value-type="float">
            <text:p>1.328632</text:p>
          </table:table-cell>
          <table:table-cell table:formula="of:=([.A751] / 86400) + 25569" office:value-type="date" office:date-value="2016-10-04T01:44:42.241" calcext:value-type="date">
            <text:p>2016-10-04 01:44:42.241</text:p>
          </table:table-cell>
          <table:table-cell table:formula="of:=[.C751]-(4/24)" office:value-type="time" office:time-value="PT1023525H44M42.241000235S" calcext:value-type="time">
            <text:p>21:44:42</text:p>
          </table:table-cell>
          <table:table-cell table:formula="of:=[.B751]/[.G$1]" office:value-type="float" office:value="0.0121781118240147" calcext:value-type="float">
            <text:p>0.012178111824015</text:p>
          </table:table-cell>
          <table:table-cell table:formula="of:=[.E751]*1000" office:value-type="float" office:value="12.1781118240147" calcext:value-type="float">
            <text:p>12.1781118240147</text:p>
          </table:table-cell>
          <table:table-cell table:number-columns-repeated="1018"/>
        </table:table-row>
        <table:table-row table:style-name="ro1">
          <table:table-cell office:value-type="float" office:value="1475545483.533" calcext:value-type="float">
            <text:p>1475545483.533</text:p>
          </table:table-cell>
          <table:table-cell office:value-type="float" office:value="1.25325" calcext:value-type="float">
            <text:p>1.25325</text:p>
          </table:table-cell>
          <table:table-cell table:formula="of:=([.A752] / 86400) + 25569" office:value-type="date" office:date-value="2016-10-04T01:44:43.533" calcext:value-type="date">
            <text:p>2016-10-04 01:44:43.533</text:p>
          </table:table-cell>
          <table:table-cell table:formula="of:=[.C752]-(4/24)" office:value-type="time" office:time-value="PT1023525H44M43.533000201S" calcext:value-type="time">
            <text:p>21:44:44</text:p>
          </table:table-cell>
          <table:table-cell table:formula="of:=[.B752]/[.G$1]" office:value-type="float" office:value="0.011487167736022" calcext:value-type="float">
            <text:p>0.011487167736022</text:p>
          </table:table-cell>
          <table:table-cell table:formula="of:=[.E752]*1000" office:value-type="float" office:value="11.487167736022" calcext:value-type="float">
            <text:p>11.487167736022</text:p>
          </table:table-cell>
          <table:table-cell table:number-columns-repeated="1018"/>
        </table:table-row>
        <table:table-row table:style-name="ro1">
          <table:table-cell office:value-type="float" office:value="1475545484.823" calcext:value-type="float">
            <text:p>1475545484.823</text:p>
          </table:table-cell>
          <table:table-cell office:value-type="float" office:value="1.201059" calcext:value-type="float">
            <text:p>1.201059</text:p>
          </table:table-cell>
          <table:table-cell table:formula="of:=([.A753] / 86400) + 25569" office:value-type="date" office:date-value="2016-10-04T01:44:44.823" calcext:value-type="date">
            <text:p>2016-10-04 01:44:44.823</text:p>
          </table:table-cell>
          <table:table-cell table:formula="of:=[.C753]-(4/24)" office:value-type="time" office:time-value="PT1023525H44M44.823000245S" calcext:value-type="time">
            <text:p>21:44:45</text:p>
          </table:table-cell>
          <table:table-cell table:formula="of:=[.B753]/[.G$1]" office:value-type="float" office:value="0.0110087901008249" calcext:value-type="float">
            <text:p>0.011008790100825</text:p>
          </table:table-cell>
          <table:table-cell table:formula="of:=[.E753]*1000" office:value-type="float" office:value="11.0087901008249" calcext:value-type="float">
            <text:p>11.0087901008249</text:p>
          </table:table-cell>
          <table:table-cell table:number-columns-repeated="1018"/>
        </table:table-row>
        <table:table-row table:style-name="ro1">
          <table:table-cell office:value-type="float" office:value="1475545486.111" calcext:value-type="float">
            <text:p>1475545486.111</text:p>
          </table:table-cell>
          <table:table-cell office:value-type="float" office:value="1.196736" calcext:value-type="float">
            <text:p>1.196736</text:p>
          </table:table-cell>
          <table:table-cell table:formula="of:=([.A754] / 86400) + 25569" office:value-type="date" office:date-value="2016-10-04T01:44:46.111" calcext:value-type="date">
            <text:p>2016-10-04 01:44:46.111</text:p>
          </table:table-cell>
          <table:table-cell table:formula="of:=[.C754]-(4/24)" office:value-type="time" office:time-value="PT1023525H44M46.111000367S" calcext:value-type="time">
            <text:p>21:44:46</text:p>
          </table:table-cell>
          <table:table-cell table:formula="of:=[.B754]/[.G$1]" office:value-type="float" office:value="0.0109691659028414" calcext:value-type="float">
            <text:p>0.010969165902842</text:p>
          </table:table-cell>
          <table:table-cell table:formula="of:=[.E754]*1000" office:value-type="float" office:value="10.9691659028414" calcext:value-type="float">
            <text:p>10.9691659028414</text:p>
          </table:table-cell>
          <table:table-cell table:number-columns-repeated="1018"/>
        </table:table-row>
        <table:table-row table:style-name="ro1">
          <table:table-cell office:value-type="float" office:value="1475545487.465" calcext:value-type="float">
            <text:p>1475545487.465</text:p>
          </table:table-cell>
          <table:table-cell office:value-type="float" office:value="1.197707" calcext:value-type="float">
            <text:p>1.197707</text:p>
          </table:table-cell>
          <table:table-cell table:formula="of:=([.A755] / 86400) + 25569" office:value-type="date" office:date-value="2016-10-04T01:44:47.465" calcext:value-type="date">
            <text:p>2016-10-04 01:44:47.465</text:p>
          </table:table-cell>
          <table:table-cell table:formula="of:=[.C755]-(4/24)" office:value-type="time" office:time-value="PT1023525H44M47.465000432S" calcext:value-type="time">
            <text:p>21:44:47</text:p>
          </table:table-cell>
          <table:table-cell table:formula="of:=[.B755]/[.G$1]" office:value-type="float" office:value="0.0109780659945005" calcext:value-type="float">
            <text:p>0.010978065994501</text:p>
          </table:table-cell>
          <table:table-cell table:formula="of:=[.E755]*1000" office:value-type="float" office:value="10.9780659945005" calcext:value-type="float">
            <text:p>10.9780659945005</text:p>
          </table:table-cell>
          <table:table-cell table:number-columns-repeated="1018"/>
        </table:table-row>
        <table:table-row table:style-name="ro1">
          <table:table-cell office:value-type="float" office:value="1475545488.788" calcext:value-type="float">
            <text:p>1475545488.788</text:p>
          </table:table-cell>
          <table:table-cell office:value-type="float" office:value="1.213681" calcext:value-type="float">
            <text:p>1.213681</text:p>
          </table:table-cell>
          <table:table-cell table:formula="of:=([.A756] / 86400) + 25569" office:value-type="date" office:date-value="2016-10-04T01:44:48.788" calcext:value-type="date">
            <text:p>2016-10-04 01:44:48.788</text:p>
          </table:table-cell>
          <table:table-cell table:formula="of:=[.C756]-(4/24)" office:value-type="time" office:time-value="PT1023525H44M48.788000029S" calcext:value-type="time">
            <text:p>21:44:49</text:p>
          </table:table-cell>
          <table:table-cell table:formula="of:=[.B756]/[.G$1]" office:value-type="float" office:value="0.0111244821264895" calcext:value-type="float">
            <text:p>0.01112448212649</text:p>
          </table:table-cell>
          <table:table-cell table:formula="of:=[.E756]*1000" office:value-type="float" office:value="11.1244821264895" calcext:value-type="float">
            <text:p>11.1244821264895</text:p>
          </table:table-cell>
          <table:table-cell table:number-columns-repeated="1018"/>
        </table:table-row>
        <table:table-row table:style-name="ro1">
          <table:table-cell office:value-type="float" office:value="1475545490.079" calcext:value-type="float">
            <text:p>1475545490.079</text:p>
          </table:table-cell>
          <table:table-cell office:value-type="float" office:value="1.237569" calcext:value-type="float">
            <text:p>1.237569</text:p>
          </table:table-cell>
          <table:table-cell table:formula="of:=([.A757] / 86400) + 25569" office:value-type="date" office:date-value="2016-10-04T01:44:50.079" calcext:value-type="date">
            <text:p>2016-10-04 01:44:50.079</text:p>
          </table:table-cell>
          <table:table-cell table:formula="of:=[.C757]-(4/24)" office:value-type="time" office:time-value="PT1023525H44M50.079000033S" calcext:value-type="time">
            <text:p>21:44:50</text:p>
          </table:table-cell>
          <table:table-cell table:formula="of:=[.B757]/[.G$1]" office:value-type="float" office:value="0.0113434372135655" calcext:value-type="float">
            <text:p>0.011343437213566</text:p>
          </table:table-cell>
          <table:table-cell table:formula="of:=[.E757]*1000" office:value-type="float" office:value="11.3434372135655" calcext:value-type="float">
            <text:p>11.3434372135655</text:p>
          </table:table-cell>
          <table:table-cell table:number-columns-repeated="1018"/>
        </table:table-row>
        <table:table-row table:style-name="ro1">
          <table:table-cell office:value-type="float" office:value="1475545491.666" calcext:value-type="float">
            <text:p>1475545491.666</text:p>
          </table:table-cell>
          <table:table-cell office:value-type="float" office:value="1.239712" calcext:value-type="float">
            <text:p>1.239712</text:p>
          </table:table-cell>
          <table:table-cell table:formula="of:=([.A758] / 86400) + 25569" office:value-type="date" office:date-value="2016-10-04T01:44:51.666" calcext:value-type="date">
            <text:p>2016-10-04 01:44:51.666</text:p>
          </table:table-cell>
          <table:table-cell table:formula="of:=[.C758]-(4/24)" office:value-type="time" office:time-value="PT1023525H44M51.666000243S" calcext:value-type="time">
            <text:p>21:44:52</text:p>
          </table:table-cell>
          <table:table-cell table:formula="of:=[.B758]/[.G$1]" office:value-type="float" office:value="0.0113630797433547" calcext:value-type="float">
            <text:p>0.011363079743355</text:p>
          </table:table-cell>
          <table:table-cell table:formula="of:=[.E758]*1000" office:value-type="float" office:value="11.3630797433547" calcext:value-type="float">
            <text:p>11.3630797433547</text:p>
          </table:table-cell>
          <table:table-cell table:number-columns-repeated="1018"/>
        </table:table-row>
        <table:table-row table:style-name="ro1">
          <table:table-cell office:value-type="float" office:value="1475545492.958" calcext:value-type="float">
            <text:p>1475545492.958</text:p>
          </table:table-cell>
          <table:table-cell office:value-type="float" office:value="1.242716" calcext:value-type="float">
            <text:p>1.242716</text:p>
          </table:table-cell>
          <table:table-cell table:formula="of:=([.A759] / 86400) + 25569" office:value-type="date" office:date-value="2016-10-04T01:44:52.958" calcext:value-type="date">
            <text:p>2016-10-04 01:44:52.958</text:p>
          </table:table-cell>
          <table:table-cell table:formula="of:=[.C759]-(4/24)" office:value-type="time" office:time-value="PT1023525H44M52.958000209S" calcext:value-type="time">
            <text:p>21:44:53</text:p>
          </table:table-cell>
          <table:table-cell table:formula="of:=[.B759]/[.G$1]" office:value-type="float" office:value="0.0113906141154904" calcext:value-type="float">
            <text:p>0.01139061411549</text:p>
          </table:table-cell>
          <table:table-cell table:formula="of:=[.E759]*1000" office:value-type="float" office:value="11.3906141154904" calcext:value-type="float">
            <text:p>11.3906141154904</text:p>
          </table:table-cell>
          <table:table-cell table:number-columns-repeated="1018"/>
        </table:table-row>
        <table:table-row table:style-name="ro1">
          <table:table-cell office:value-type="float" office:value="1475545494.25" calcext:value-type="float">
            <text:p>1475545494.25</text:p>
          </table:table-cell>
          <table:table-cell office:value-type="float" office:value="1.400277" calcext:value-type="float">
            <text:p>1.400277</text:p>
          </table:table-cell>
          <table:table-cell table:formula="of:=([.A760] / 86400) + 25569" office:value-type="date" office:date-value="2016-10-04T01:44:54.25" calcext:value-type="date">
            <text:p>2016-10-04 01:44:54.250</text:p>
          </table:table-cell>
          <table:table-cell table:formula="of:=[.C760]-(4/24)" office:value-type="time" office:time-value="PT1023525H44M54.250000175S" calcext:value-type="time">
            <text:p>21:44:54</text:p>
          </table:table-cell>
          <table:table-cell table:formula="of:=[.B760]/[.G$1]" office:value-type="float" office:value="0.0128348029330889" calcext:value-type="float">
            <text:p>0.012834802933089</text:p>
          </table:table-cell>
          <table:table-cell table:formula="of:=[.E760]*1000" office:value-type="float" office:value="12.8348029330889" calcext:value-type="float">
            <text:p>12.8348029330889</text:p>
          </table:table-cell>
          <table:table-cell table:number-columns-repeated="1018"/>
        </table:table-row>
        <table:table-row table:style-name="ro1">
          <table:table-cell office:value-type="float" office:value="1475545495.609" calcext:value-type="float">
            <text:p>1475545495.609</text:p>
          </table:table-cell>
          <table:table-cell office:value-type="float" office:value="1.583942" calcext:value-type="float">
            <text:p>1.583942</text:p>
          </table:table-cell>
          <table:table-cell table:formula="of:=([.A761] / 86400) + 25569" office:value-type="date" office:date-value="2016-10-04T01:44:55.609" calcext:value-type="date">
            <text:p>2016-10-04 01:44:55.609</text:p>
          </table:table-cell>
          <table:table-cell table:formula="of:=[.C761]-(4/24)" office:value-type="time" office:time-value="PT1023525H44M55.609000046S" calcext:value-type="time">
            <text:p>21:44:56</text:p>
          </table:table-cell>
          <table:table-cell table:formula="of:=[.B761]/[.G$1]" office:value-type="float" office:value="0.0145182584784601" calcext:value-type="float">
            <text:p>0.01451825847846</text:p>
          </table:table-cell>
          <table:table-cell table:formula="of:=[.E761]*1000" office:value-type="float" office:value="14.5182584784601" calcext:value-type="float">
            <text:p>14.5182584784601</text:p>
          </table:table-cell>
          <table:table-cell table:number-columns-repeated="1018"/>
        </table:table-row>
        <table:table-row table:style-name="ro1">
          <table:table-cell office:value-type="float" office:value="1475545496.901" calcext:value-type="float">
            <text:p>1475545496.901</text:p>
          </table:table-cell>
          <table:table-cell office:value-type="float" office:value="1.636115" calcext:value-type="float">
            <text:p>1.636115</text:p>
          </table:table-cell>
          <table:table-cell table:formula="of:=([.A762] / 86400) + 25569" office:value-type="date" office:date-value="2016-10-04T01:44:56.901" calcext:value-type="date">
            <text:p>2016-10-04 01:44:56.901</text:p>
          </table:table-cell>
          <table:table-cell table:formula="of:=[.C762]-(4/24)" office:value-type="time" office:time-value="PT1023525H44M56.90100085S" calcext:value-type="time">
            <text:p>21:44:57</text:p>
          </table:table-cell>
          <table:table-cell table:formula="of:=[.B762]/[.G$1]" office:value-type="float" office:value="0.0149964711274061" calcext:value-type="float">
            <text:p>0.014996471127406</text:p>
          </table:table-cell>
          <table:table-cell table:formula="of:=[.E762]*1000" office:value-type="float" office:value="14.9964711274061" calcext:value-type="float">
            <text:p>14.9964711274061</text:p>
          </table:table-cell>
          <table:table-cell table:number-columns-repeated="1018"/>
        </table:table-row>
        <table:table-row table:style-name="ro1">
          <table:table-cell office:value-type="float" office:value="1475545498.271" calcext:value-type="float">
            <text:p>1475545498.271</text:p>
          </table:table-cell>
          <table:table-cell office:value-type="float" office:value="1.631828" calcext:value-type="float">
            <text:p>1.631828</text:p>
          </table:table-cell>
          <table:table-cell table:formula="of:=([.A763] / 86400) + 25569" office:value-type="date" office:date-value="2016-10-04T01:44:58.271" calcext:value-type="date">
            <text:p>2016-10-04 01:44:58.271</text:p>
          </table:table-cell>
          <table:table-cell table:formula="of:=[.C763]-(4/24)" office:value-type="time" office:time-value="PT1023525H44M58.271000292S" calcext:value-type="time">
            <text:p>21:44:58</text:p>
          </table:table-cell>
          <table:table-cell table:formula="of:=[.B763]/[.G$1]" office:value-type="float" office:value="0.0149571769019248" calcext:value-type="float">
            <text:p>0.014957176901925</text:p>
          </table:table-cell>
          <table:table-cell table:formula="of:=[.E763]*1000" office:value-type="float" office:value="14.9571769019248" calcext:value-type="float">
            <text:p>14.9571769019248</text:p>
          </table:table-cell>
          <table:table-cell table:number-columns-repeated="1018"/>
        </table:table-row>
        <table:table-row table:style-name="ro1">
          <table:table-cell office:value-type="float" office:value="1475545499.595" calcext:value-type="float">
            <text:p>1475545499.595</text:p>
          </table:table-cell>
          <table:table-cell office:value-type="float" office:value="1.608783" calcext:value-type="float">
            <text:p>1.608783</text:p>
          </table:table-cell>
          <table:table-cell table:formula="of:=([.A764] / 86400) + 25569" office:value-type="date" office:date-value="2016-10-04T01:44:59.595" calcext:value-type="date">
            <text:p>2016-10-04 01:44:59.595</text:p>
          </table:table-cell>
          <table:table-cell table:formula="of:=[.C764]-(4/24)" office:value-type="time" office:time-value="PT1023525H44M59.59499985S" calcext:value-type="time">
            <text:p>21:45:00</text:p>
          </table:table-cell>
          <table:table-cell table:formula="of:=[.B764]/[.G$1]" office:value-type="float" office:value="0.0147459486709441" calcext:value-type="float">
            <text:p>0.014745948670944</text:p>
          </table:table-cell>
          <table:table-cell table:formula="of:=[.E764]*1000" office:value-type="float" office:value="14.7459486709441" calcext:value-type="float">
            <text:p>14.7459486709441</text:p>
          </table:table-cell>
          <table:table-cell table:number-columns-repeated="1018"/>
        </table:table-row>
        <table:table-row table:style-name="ro1">
          <table:table-cell office:value-type="float" office:value="1475545500.885" calcext:value-type="float">
            <text:p>1475545500.885</text:p>
          </table:table-cell>
          <table:table-cell office:value-type="float" office:value="1.551371" calcext:value-type="float">
            <text:p>1.551371</text:p>
          </table:table-cell>
          <table:table-cell table:formula="of:=([.A765] / 86400) + 25569" office:value-type="date" office:date-value="2016-10-04T01:45:00.885" calcext:value-type="date">
            <text:p>2016-10-04 01:45:00.885</text:p>
          </table:table-cell>
          <table:table-cell table:formula="of:=[.C765]-(4/24)" office:value-type="time" office:time-value="PT1023525H45M00.884999894S" calcext:value-type="time">
            <text:p>21:45:01</text:p>
          </table:table-cell>
          <table:table-cell table:formula="of:=[.B765]/[.G$1]" office:value-type="float" office:value="0.0142197158570119" calcext:value-type="float">
            <text:p>0.014219715857012</text:p>
          </table:table-cell>
          <table:table-cell table:formula="of:=[.E765]*1000" office:value-type="float" office:value="14.2197158570119" calcext:value-type="float">
            <text:p>14.2197158570119</text:p>
          </table:table-cell>
          <table:table-cell table:number-columns-repeated="1018"/>
        </table:table-row>
        <table:table-row table:style-name="ro1">
          <table:table-cell office:value-type="float" office:value="1475545502.387" calcext:value-type="float">
            <text:p>1475545502.387</text:p>
          </table:table-cell>
          <table:table-cell office:value-type="float" office:value="1.503962" calcext:value-type="float">
            <text:p>1.503962</text:p>
          </table:table-cell>
          <table:table-cell table:formula="of:=([.A766] / 86400) + 25569" office:value-type="date" office:date-value="2016-10-04T01:45:02.387" calcext:value-type="date">
            <text:p>2016-10-04 01:45:02.387</text:p>
          </table:table-cell>
          <table:table-cell table:formula="of:=[.C766]-(4/24)" office:value-type="time" office:time-value="PT1023525H45M02.387000062S" calcext:value-type="time">
            <text:p>21:45:02</text:p>
          </table:table-cell>
          <table:table-cell table:formula="of:=[.B766]/[.G$1]" office:value-type="float" office:value="0.0137851695692026" calcext:value-type="float">
            <text:p>0.013785169569203</text:p>
          </table:table-cell>
          <table:table-cell table:formula="of:=[.E766]*1000" office:value-type="float" office:value="13.7851695692026" calcext:value-type="float">
            <text:p>13.7851695692026</text:p>
          </table:table-cell>
          <table:table-cell table:number-columns-repeated="1018"/>
        </table:table-row>
        <table:table-row table:style-name="ro1">
          <table:table-cell office:value-type="float" office:value="1475545503.678" calcext:value-type="float">
            <text:p>1475545503.678</text:p>
          </table:table-cell>
          <table:table-cell office:value-type="float" office:value="1.505739" calcext:value-type="float">
            <text:p>1.505739</text:p>
          </table:table-cell>
          <table:table-cell table:formula="of:=([.A767] / 86400) + 25569" office:value-type="date" office:date-value="2016-10-04T01:45:03.678" calcext:value-type="date">
            <text:p>2016-10-04 01:45:03.678</text:p>
          </table:table-cell>
          <table:table-cell table:formula="of:=[.C767]-(4/24)" office:value-type="time" office:time-value="PT1023525H45M03.678000066S" calcext:value-type="time">
            <text:p>21:45:04</text:p>
          </table:table-cell>
          <table:table-cell table:formula="of:=[.B767]/[.G$1]" office:value-type="float" office:value="0.0138014573785518" calcext:value-type="float">
            <text:p>0.013801457378552</text:p>
          </table:table-cell>
          <table:table-cell table:formula="of:=[.E767]*1000" office:value-type="float" office:value="13.8014573785518" calcext:value-type="float">
            <text:p>13.8014573785518</text:p>
          </table:table-cell>
          <table:table-cell table:number-columns-repeated="1018"/>
        </table:table-row>
        <table:table-row table:style-name="ro1">
          <table:table-cell office:value-type="float" office:value="1475545504.968" calcext:value-type="float">
            <text:p>1475545504.968</text:p>
          </table:table-cell>
          <table:table-cell office:value-type="float" office:value="1.509385" calcext:value-type="float">
            <text:p>1.509385</text:p>
          </table:table-cell>
          <table:table-cell table:formula="of:=([.A768] / 86400) + 25569" office:value-type="date" office:date-value="2016-10-04T01:45:04.968" calcext:value-type="date">
            <text:p>2016-10-04 01:45:04.968</text:p>
          </table:table-cell>
          <table:table-cell table:formula="of:=[.C768]-(4/24)" office:value-type="time" office:time-value="PT1023525H45M04.96800011S" calcext:value-type="time">
            <text:p>21:45:05</text:p>
          </table:table-cell>
          <table:table-cell table:formula="of:=[.B768]/[.G$1]" office:value-type="float" office:value="0.0138348762603116" calcext:value-type="float">
            <text:p>0.013834876260312</text:p>
          </table:table-cell>
          <table:table-cell table:formula="of:=[.E768]*1000" office:value-type="float" office:value="13.8348762603116" calcext:value-type="float">
            <text:p>13.8348762603116</text:p>
          </table:table-cell>
          <table:table-cell table:number-columns-repeated="1018"/>
        </table:table-row>
        <table:table-row table:style-name="ro1">
          <table:table-cell office:value-type="float" office:value="1475545506.261" calcext:value-type="float">
            <text:p>1475545506.261</text:p>
          </table:table-cell>
          <table:table-cell office:value-type="float" office:value="1.562509" calcext:value-type="float">
            <text:p>1.562509</text:p>
          </table:table-cell>
          <table:table-cell table:formula="of:=([.A769] / 86400) + 25569" office:value-type="date" office:date-value="2016-10-04T01:45:06.261" calcext:value-type="date">
            <text:p>2016-10-04 01:45:06.261</text:p>
          </table:table-cell>
          <table:table-cell table:formula="of:=[.C769]-(4/24)" office:value-type="time" office:time-value="PT1023525H45M06.261000037S" calcext:value-type="time">
            <text:p>21:45:06</text:p>
          </table:table-cell>
          <table:table-cell table:formula="of:=[.B769]/[.G$1]" office:value-type="float" office:value="0.0143218056828598" calcext:value-type="float">
            <text:p>0.01432180568286</text:p>
          </table:table-cell>
          <table:table-cell table:formula="of:=[.E769]*1000" office:value-type="float" office:value="14.3218056828598" calcext:value-type="float">
            <text:p>14.3218056828598</text:p>
          </table:table-cell>
          <table:table-cell table:number-columns-repeated="1018"/>
        </table:table-row>
        <table:table-row table:style-name="ro1">
          <table:table-cell office:value-type="float" office:value="1475545507.615" calcext:value-type="float">
            <text:p>1475545507.615</text:p>
          </table:table-cell>
          <table:table-cell office:value-type="float" office:value="1.621661" calcext:value-type="float">
            <text:p>1.621661</text:p>
          </table:table-cell>
          <table:table-cell table:formula="of:=([.A770] / 86400) + 25569" office:value-type="date" office:date-value="2016-10-04T01:45:07.615" calcext:value-type="date">
            <text:p>2016-10-04 01:45:07.615</text:p>
          </table:table-cell>
          <table:table-cell table:formula="of:=[.C770]-(4/24)" office:value-type="time" office:time-value="PT1023525H45M07.615000103S" calcext:value-type="time">
            <text:p>21:45:08</text:p>
          </table:table-cell>
          <table:table-cell table:formula="of:=[.B770]/[.G$1]" office:value-type="float" office:value="0.014863987167736" calcext:value-type="float">
            <text:p>0.014863987167736</text:p>
          </table:table-cell>
          <table:table-cell table:formula="of:=[.E770]*1000" office:value-type="float" office:value="14.863987167736" calcext:value-type="float">
            <text:p>14.863987167736</text:p>
          </table:table-cell>
          <table:table-cell table:number-columns-repeated="1018"/>
        </table:table-row>
        <table:table-row table:style-name="ro1">
          <table:table-cell office:value-type="float" office:value="1475545508.937" calcext:value-type="float">
            <text:p>1475545508.937</text:p>
          </table:table-cell>
          <table:table-cell office:value-type="float" office:value="1.632469" calcext:value-type="float">
            <text:p>1.632469</text:p>
          </table:table-cell>
          <table:table-cell table:formula="of:=([.A771] / 86400) + 25569" office:value-type="date" office:date-value="2016-10-04T01:45:08.937" calcext:value-type="date">
            <text:p>2016-10-04 01:45:08.937</text:p>
          </table:table-cell>
          <table:table-cell table:formula="of:=[.C771]-(4/24)" office:value-type="time" office:time-value="PT1023525H45M08.937000157S" calcext:value-type="time">
            <text:p>21:45:09</text:p>
          </table:table-cell>
          <table:table-cell table:formula="of:=[.B771]/[.G$1]" office:value-type="float" office:value="0.0149630522456462" calcext:value-type="float">
            <text:p>0.014963052245646</text:p>
          </table:table-cell>
          <table:table-cell table:formula="of:=[.E771]*1000" office:value-type="float" office:value="14.9630522456462" calcext:value-type="float">
            <text:p>14.9630522456462</text:p>
          </table:table-cell>
          <table:table-cell table:number-columns-repeated="1018"/>
        </table:table-row>
        <table:table-row table:style-name="ro1">
          <table:table-cell office:value-type="float" office:value="1475545510.228" calcext:value-type="float">
            <text:p>1475545510.228</text:p>
          </table:table-cell>
          <table:table-cell office:value-type="float" office:value="1.633404" calcext:value-type="float">
            <text:p>1.633404</text:p>
          </table:table-cell>
          <table:table-cell table:formula="of:=([.A772] / 86400) + 25569" office:value-type="date" office:date-value="2016-10-04T01:45:10.228" calcext:value-type="date">
            <text:p>2016-10-04 01:45:10.228</text:p>
          </table:table-cell>
          <table:table-cell table:formula="of:=[.C772]-(4/24)" office:value-type="time" office:time-value="PT1023525H45M10.228000581S" calcext:value-type="time">
            <text:p>21:45:10</text:p>
          </table:table-cell>
          <table:table-cell table:formula="of:=[.B772]/[.G$1]" office:value-type="float" office:value="0.0149716223648029" calcext:value-type="float">
            <text:p>0.014971622364803</text:p>
          </table:table-cell>
          <table:table-cell table:formula="of:=[.E772]*1000" office:value-type="float" office:value="14.9716223648029" calcext:value-type="float">
            <text:p>14.9716223648029</text:p>
          </table:table-cell>
          <table:table-cell table:number-columns-repeated="1018"/>
        </table:table-row>
        <table:table-row table:style-name="ro1">
          <table:table-cell office:value-type="float" office:value="1475545511.815" calcext:value-type="float">
            <text:p>1475545511.815</text:p>
          </table:table-cell>
          <table:table-cell office:value-type="float" office:value="1.674401" calcext:value-type="float">
            <text:p>1.674401</text:p>
          </table:table-cell>
          <table:table-cell table:formula="of:=([.A773] / 86400) + 25569" office:value-type="date" office:date-value="2016-10-04T01:45:11.815" calcext:value-type="date">
            <text:p>2016-10-04 01:45:11.815</text:p>
          </table:table-cell>
          <table:table-cell table:formula="of:=[.C773]-(4/24)" office:value-type="time" office:time-value="PT1023525H45M11.814999953S" calcext:value-type="time">
            <text:p>21:45:12</text:p>
          </table:table-cell>
          <table:table-cell table:formula="of:=[.B773]/[.G$1]" office:value-type="float" office:value="0.015347396883593" calcext:value-type="float">
            <text:p>0.015347396883593</text:p>
          </table:table-cell>
          <table:table-cell table:formula="of:=[.E773]*1000" office:value-type="float" office:value="15.347396883593" calcext:value-type="float">
            <text:p>15.347396883593</text:p>
          </table:table-cell>
          <table:table-cell table:number-columns-repeated="1018"/>
        </table:table-row>
        <table:table-row table:style-name="ro1">
          <table:table-cell office:value-type="float" office:value="1475545513.103" calcext:value-type="float">
            <text:p>1475545513.103</text:p>
          </table:table-cell>
          <table:table-cell office:value-type="float" office:value="1.724302" calcext:value-type="float">
            <text:p>1.724302</text:p>
          </table:table-cell>
          <table:table-cell table:formula="of:=([.A774] / 86400) + 25569" office:value-type="date" office:date-value="2016-10-04T01:45:13.103" calcext:value-type="date">
            <text:p>2016-10-04 01:45:13.103</text:p>
          </table:table-cell>
          <table:table-cell table:formula="of:=[.C774]-(4/24)" office:value-type="time" office:time-value="PT1023525H45M13.103000075S" calcext:value-type="time">
            <text:p>21:45:13</text:p>
          </table:table-cell>
          <table:table-cell table:formula="of:=[.B774]/[.G$1]" office:value-type="float" office:value="0.0158047846012832" calcext:value-type="float">
            <text:p>0.015804784601283</text:p>
          </table:table-cell>
          <table:table-cell table:formula="of:=[.E774]*1000" office:value-type="float" office:value="15.8047846012832" calcext:value-type="float">
            <text:p>15.8047846012832</text:p>
          </table:table-cell>
          <table:table-cell table:number-columns-repeated="1018"/>
        </table:table-row>
        <table:table-row table:style-name="ro1">
          <table:table-cell office:value-type="float" office:value="1475545514.396" calcext:value-type="float">
            <text:p>1475545514.396</text:p>
          </table:table-cell>
          <table:table-cell office:value-type="float" office:value="1.751304" calcext:value-type="float">
            <text:p>1.751304</text:p>
          </table:table-cell>
          <table:table-cell table:formula="of:=([.A775] / 86400) + 25569" office:value-type="date" office:date-value="2016-10-04T01:45:14.396" calcext:value-type="date">
            <text:p>2016-10-04 01:45:14.396</text:p>
          </table:table-cell>
          <table:table-cell table:formula="of:=[.C775]-(4/24)" office:value-type="time" office:time-value="PT1023525H45M14.396000002S" calcext:value-type="time">
            <text:p>21:45:14</text:p>
          </table:table-cell>
          <table:table-cell table:formula="of:=[.B775]/[.G$1]" office:value-type="float" office:value="0.0160522823098075" calcext:value-type="float">
            <text:p>0.016052282309808</text:p>
          </table:table-cell>
          <table:table-cell table:formula="of:=[.E775]*1000" office:value-type="float" office:value="16.0522823098075" calcext:value-type="float">
            <text:p>16.0522823098075</text:p>
          </table:table-cell>
          <table:table-cell table:number-columns-repeated="1018"/>
        </table:table-row>
        <table:table-row table:style-name="ro1">
          <table:table-cell office:value-type="float" office:value="1475545515.688" calcext:value-type="float">
            <text:p>1475545515.688</text:p>
          </table:table-cell>
          <table:table-cell office:value-type="float" office:value="1.751689" calcext:value-type="float">
            <text:p>1.751689</text:p>
          </table:table-cell>
          <table:table-cell table:formula="of:=([.A776] / 86400) + 25569" office:value-type="date" office:date-value="2016-10-04T01:45:15.688" calcext:value-type="date">
            <text:p>2016-10-04 01:45:15.688</text:p>
          </table:table-cell>
          <table:table-cell table:formula="of:=[.C776]-(4/24)" office:value-type="time" office:time-value="PT1023525H45M15.687999967S" calcext:value-type="time">
            <text:p>21:45:16</text:p>
          </table:table-cell>
          <table:table-cell table:formula="of:=[.B776]/[.G$1]" office:value-type="float" office:value="0.0160558111824015" calcext:value-type="float">
            <text:p>0.016055811182402</text:p>
          </table:table-cell>
          <table:table-cell table:formula="of:=[.E776]*1000" office:value-type="float" office:value="16.0558111824015" calcext:value-type="float">
            <text:p>16.0558111824015</text:p>
          </table:table-cell>
          <table:table-cell table:number-columns-repeated="1018"/>
        </table:table-row>
        <table:table-row table:style-name="ro1">
          <table:table-cell office:value-type="float" office:value="1475545516.978" calcext:value-type="float">
            <text:p>1475545516.978</text:p>
          </table:table-cell>
          <table:table-cell office:value-type="float" office:value="1.734744" calcext:value-type="float">
            <text:p>1.734744</text:p>
          </table:table-cell>
          <table:table-cell table:formula="of:=([.A777] / 86400) + 25569" office:value-type="date" office:date-value="2016-10-04T01:45:16.978" calcext:value-type="date">
            <text:p>2016-10-04 01:45:16.978</text:p>
          </table:table-cell>
          <table:table-cell table:formula="of:=[.C777]-(4/24)" office:value-type="time" office:time-value="PT1023525H45M16.978000011S" calcext:value-type="time">
            <text:p>21:45:17</text:p>
          </table:table-cell>
          <table:table-cell table:formula="of:=[.B777]/[.G$1]" office:value-type="float" office:value="0.0159004949587534" calcext:value-type="float">
            <text:p>0.015900494958754</text:p>
          </table:table-cell>
          <table:table-cell table:formula="of:=[.E777]*1000" office:value-type="float" office:value="15.9004949587534" calcext:value-type="float">
            <text:p>15.9004949587534</text:p>
          </table:table-cell>
          <table:table-cell table:number-columns-repeated="1018"/>
        </table:table-row>
        <table:table-row table:style-name="ro1">
          <table:table-cell office:value-type="float" office:value="1475545518.333" calcext:value-type="float">
            <text:p>1475545518.333</text:p>
          </table:table-cell>
          <table:table-cell office:value-type="float" office:value="1.561447" calcext:value-type="float">
            <text:p>1.561447</text:p>
          </table:table-cell>
          <table:table-cell table:formula="of:=([.A778] / 86400) + 25569" office:value-type="date" office:date-value="2016-10-04T01:45:18.333" calcext:value-type="date">
            <text:p>2016-10-04 01:45:18.333</text:p>
          </table:table-cell>
          <table:table-cell table:formula="of:=[.C778]-(4/24)" office:value-type="time" office:time-value="PT1023525H45M18.333000038S" calcext:value-type="time">
            <text:p>21:45:18</text:p>
          </table:table-cell>
          <table:table-cell table:formula="of:=[.B778]/[.G$1]" office:value-type="float" office:value="0.0143120714940422" calcext:value-type="float">
            <text:p>0.014312071494042</text:p>
          </table:table-cell>
          <table:table-cell table:formula="of:=[.E778]*1000" office:value-type="float" office:value="14.3120714940422" calcext:value-type="float">
            <text:p>14.3120714940422</text:p>
          </table:table-cell>
          <table:table-cell table:number-columns-repeated="1018"/>
        </table:table-row>
        <table:table-row table:style-name="ro1">
          <table:table-cell office:value-type="float" office:value="1475545519.656" calcext:value-type="float">
            <text:p>1475545519.656</text:p>
          </table:table-cell>
          <table:table-cell office:value-type="float" office:value="1.386886" calcext:value-type="float">
            <text:p>1.386886</text:p>
          </table:table-cell>
          <table:table-cell table:formula="of:=([.A779] / 86400) + 25569" office:value-type="date" office:date-value="2016-10-04T01:45:19.656" calcext:value-type="date">
            <text:p>2016-10-04 01:45:19.656</text:p>
          </table:table-cell>
          <table:table-cell table:formula="of:=[.C779]-(4/24)" office:value-type="time" office:time-value="PT1023525H45M19.656000054S" calcext:value-type="time">
            <text:p>21:45:20</text:p>
          </table:table-cell>
          <table:table-cell table:formula="of:=[.B779]/[.G$1]" office:value-type="float" office:value="0.0127120623281393" calcext:value-type="float">
            <text:p>0.012712062328139</text:p>
          </table:table-cell>
          <table:table-cell table:formula="of:=[.E779]*1000" office:value-type="float" office:value="12.7120623281393" calcext:value-type="float">
            <text:p>12.7120623281393</text:p>
          </table:table-cell>
          <table:table-cell table:number-columns-repeated="1018"/>
        </table:table-row>
        <table:table-row table:style-name="ro1">
          <table:table-cell office:value-type="float" office:value="1475545520.948" calcext:value-type="float">
            <text:p>1475545520.948</text:p>
          </table:table-cell>
          <table:table-cell office:value-type="float" office:value="1.365581" calcext:value-type="float">
            <text:p>1.365581</text:p>
          </table:table-cell>
          <table:table-cell table:formula="of:=([.A780] / 86400) + 25569" office:value-type="date" office:date-value="2016-10-04T01:45:20.948" calcext:value-type="date">
            <text:p>2016-10-04 01:45:20.948</text:p>
          </table:table-cell>
          <table:table-cell table:formula="of:=[.C780]-(4/24)" office:value-type="time" office:time-value="PT1023525H45M20.9479996S" calcext:value-type="time">
            <text:p>21:45:21</text:p>
          </table:table-cell>
          <table:table-cell table:formula="of:=[.B780]/[.G$1]" office:value-type="float" office:value="0.0125167827681027" calcext:value-type="float">
            <text:p>0.012516782768103</text:p>
          </table:table-cell>
          <table:table-cell table:formula="of:=[.E780]*1000" office:value-type="float" office:value="12.5167827681027" calcext:value-type="float">
            <text:p>12.5167827681027</text:p>
          </table:table-cell>
          <table:table-cell table:number-columns-repeated="1018"/>
        </table:table-row>
        <table:table-row table:style-name="ro1">
          <table:table-cell office:value-type="float" office:value="1475545522.531" calcext:value-type="float">
            <text:p>1475545522.531</text:p>
          </table:table-cell>
          <table:table-cell office:value-type="float" office:value="1.367029" calcext:value-type="float">
            <text:p>1.367029</text:p>
          </table:table-cell>
          <table:table-cell table:formula="of:=([.A781] / 86400) + 25569" office:value-type="date" office:date-value="2016-10-04T01:45:22.531" calcext:value-type="date">
            <text:p>2016-10-04 01:45:22.531</text:p>
          </table:table-cell>
          <table:table-cell table:formula="of:=[.C781]-(4/24)" office:value-type="time" office:time-value="PT1023525H45M22.530999966S" calcext:value-type="time">
            <text:p>21:45:23</text:p>
          </table:table-cell>
          <table:table-cell table:formula="of:=[.B781]/[.G$1]" office:value-type="float" office:value="0.0125300549954171" calcext:value-type="float">
            <text:p>0.012530054995417</text:p>
          </table:table-cell>
          <table:table-cell table:formula="of:=[.E781]*1000" office:value-type="float" office:value="12.5300549954171" calcext:value-type="float">
            <text:p>12.5300549954171</text:p>
          </table:table-cell>
          <table:table-cell table:number-columns-repeated="1018"/>
        </table:table-row>
        <table:table-row table:style-name="ro1">
          <table:table-cell office:value-type="float" office:value="1475545523.822" calcext:value-type="float">
            <text:p>1475545523.822</text:p>
          </table:table-cell>
          <table:table-cell office:value-type="float" office:value="1.307474" calcext:value-type="float">
            <text:p>1.307474</text:p>
          </table:table-cell>
          <table:table-cell table:formula="of:=([.A782] / 86400) + 25569" office:value-type="date" office:date-value="2016-10-04T01:45:23.822" calcext:value-type="date">
            <text:p>2016-10-04 01:45:23.822</text:p>
          </table:table-cell>
          <table:table-cell table:formula="of:=[.C782]-(4/24)" office:value-type="time" office:time-value="PT1023525H45M23.82200039S" calcext:value-type="time">
            <text:p>21:45:24</text:p>
          </table:table-cell>
          <table:table-cell table:formula="of:=[.B782]/[.G$1]" office:value-type="float" office:value="0.0119841796516957" calcext:value-type="float">
            <text:p>0.011984179651696</text:p>
          </table:table-cell>
          <table:table-cell table:formula="of:=[.E782]*1000" office:value-type="float" office:value="11.9841796516957" calcext:value-type="float">
            <text:p>11.9841796516957</text:p>
          </table:table-cell>
          <table:table-cell table:number-columns-repeated="1018"/>
        </table:table-row>
        <table:table-row table:style-name="ro1">
          <table:table-cell office:value-type="float" office:value="1475545525.114" calcext:value-type="float">
            <text:p>1475545525.114</text:p>
          </table:table-cell>
          <table:table-cell office:value-type="float" office:value="1.232824" calcext:value-type="float">
            <text:p>1.232824</text:p>
          </table:table-cell>
          <table:table-cell table:formula="of:=([.A783] / 86400) + 25569" office:value-type="date" office:date-value="2016-10-04T01:45:25.114" calcext:value-type="date">
            <text:p>2016-10-04 01:45:25.114</text:p>
          </table:table-cell>
          <table:table-cell table:formula="of:=[.C783]-(4/24)" office:value-type="time" office:time-value="PT1023525H45M25.113999937S" calcext:value-type="time">
            <text:p>21:45:25</text:p>
          </table:table-cell>
          <table:table-cell table:formula="of:=[.B783]/[.G$1]" office:value-type="float" office:value="0.011299945004583" calcext:value-type="float">
            <text:p>0.011299945004583</text:p>
          </table:table-cell>
          <table:table-cell table:formula="of:=[.E783]*1000" office:value-type="float" office:value="11.299945004583" calcext:value-type="float">
            <text:p>11.299945004583</text:p>
          </table:table-cell>
          <table:table-cell table:number-columns-repeated="1018"/>
        </table:table-row>
        <table:table-row table:style-name="ro1">
          <table:table-cell office:value-type="float" office:value="1475545526.405" calcext:value-type="float">
            <text:p>1475545526.405</text:p>
          </table:table-cell>
          <table:table-cell office:value-type="float" office:value="1.197597" calcext:value-type="float">
            <text:p>1.197597</text:p>
          </table:table-cell>
          <table:table-cell table:formula="of:=([.A784] / 86400) + 25569" office:value-type="date" office:date-value="2016-10-04T01:45:26.405" calcext:value-type="date">
            <text:p>2016-10-04 01:45:26.405</text:p>
          </table:table-cell>
          <table:table-cell table:formula="of:=[.C784]-(4/24)" office:value-type="time" office:time-value="PT1023525H45M26.404999942S" calcext:value-type="time">
            <text:p>21:45:26</text:p>
          </table:table-cell>
          <table:table-cell table:formula="of:=[.B784]/[.G$1]" office:value-type="float" office:value="0.0109770577451879" calcext:value-type="float">
            <text:p>0.010977057745188</text:p>
          </table:table-cell>
          <table:table-cell table:formula="of:=[.E784]*1000" office:value-type="float" office:value="10.9770577451879" calcext:value-type="float">
            <text:p>10.9770577451879</text:p>
          </table:table-cell>
          <table:table-cell table:number-columns-repeated="1018"/>
        </table:table-row>
        <table:table-row table:style-name="ro1">
          <table:table-cell office:value-type="float" office:value="1475545527.766" calcext:value-type="float">
            <text:p>1475545527.766</text:p>
          </table:table-cell>
          <table:table-cell office:value-type="float" office:value="1.194391" calcext:value-type="float">
            <text:p>1.194391</text:p>
          </table:table-cell>
          <table:table-cell table:formula="of:=([.A785] / 86400) + 25569" office:value-type="date" office:date-value="2016-10-04T01:45:27.766" calcext:value-type="date">
            <text:p>2016-10-04 01:45:27.766</text:p>
          </table:table-cell>
          <table:table-cell table:formula="of:=[.C785]-(4/24)" office:value-type="time" office:time-value="PT1023525H45M27.765999734S" calcext:value-type="time">
            <text:p>21:45:28</text:p>
          </table:table-cell>
          <table:table-cell table:formula="of:=[.B785]/[.G$1]" office:value-type="float" office:value="0.0109476718606783" calcext:value-type="float">
            <text:p>0.010947671860678</text:p>
          </table:table-cell>
          <table:table-cell table:formula="of:=[.E785]*1000" office:value-type="float" office:value="10.9476718606783" calcext:value-type="float">
            <text:p>10.9476718606783</text:p>
          </table:table-cell>
          <table:table-cell table:number-columns-repeated="1018"/>
        </table:table-row>
        <table:table-row table:style-name="ro1">
          <table:table-cell office:value-type="float" office:value="1475545529.086" calcext:value-type="float">
            <text:p>1475545529.086</text:p>
          </table:table-cell>
          <table:table-cell office:value-type="float" office:value="1.201774" calcext:value-type="float">
            <text:p>1.201774</text:p>
          </table:table-cell>
          <table:table-cell table:formula="of:=([.A786] / 86400) + 25569" office:value-type="date" office:date-value="2016-10-04T01:45:29.086" calcext:value-type="date">
            <text:p>2016-10-04 01:45:29.086</text:p>
          </table:table-cell>
          <table:table-cell table:formula="of:=[.C786]-(4/24)" office:value-type="time" office:time-value="PT1023525H45M29.086000286S" calcext:value-type="time">
            <text:p>21:45:29</text:p>
          </table:table-cell>
          <table:table-cell table:formula="of:=[.B786]/[.G$1]" office:value-type="float" office:value="0.0110153437213566" calcext:value-type="float">
            <text:p>0.011015343721357</text:p>
          </table:table-cell>
          <table:table-cell table:formula="of:=[.E786]*1000" office:value-type="float" office:value="11.0153437213566" calcext:value-type="float">
            <text:p>11.0153437213566</text:p>
          </table:table-cell>
          <table:table-cell table:number-columns-repeated="1018"/>
        </table:table-row>
        <table:table-row table:style-name="ro1">
          <table:table-cell office:value-type="float" office:value="1475545530.38" calcext:value-type="float">
            <text:p>1475545530.38</text:p>
          </table:table-cell>
          <table:table-cell office:value-type="float" office:value="1.219012" calcext:value-type="float">
            <text:p>1.219012</text:p>
          </table:table-cell>
          <table:table-cell table:formula="of:=([.A787] / 86400) + 25569" office:value-type="date" office:date-value="2016-10-04T01:45:30.38" calcext:value-type="date">
            <text:p>2016-10-04 01:45:30.380</text:p>
          </table:table-cell>
          <table:table-cell table:formula="of:=[.C787]-(4/24)" office:value-type="time" office:time-value="PT1023525H45M30.380000174S" calcext:value-type="time">
            <text:p>21:45:30</text:p>
          </table:table-cell>
          <table:table-cell table:formula="of:=[.B787]/[.G$1]" office:value-type="float" office:value="0.0111733455545371" calcext:value-type="float">
            <text:p>0.011173345554537</text:p>
          </table:table-cell>
          <table:table-cell table:formula="of:=[.E787]*1000" office:value-type="float" office:value="11.1733455545371" calcext:value-type="float">
            <text:p>11.1733455545371</text:p>
          </table:table-cell>
          <table:table-cell table:number-columns-repeated="1018"/>
        </table:table-row>
        <table:table-row table:style-name="ro1">
          <table:table-cell office:value-type="float" office:value="1475545531.968" calcext:value-type="float">
            <text:p>1475545531.968</text:p>
          </table:table-cell>
          <table:table-cell office:value-type="float" office:value="1.239676" calcext:value-type="float">
            <text:p>1.239676</text:p>
          </table:table-cell>
          <table:table-cell table:formula="of:=([.A788] / 86400) + 25569" office:value-type="date" office:date-value="2016-10-04T01:45:31.968" calcext:value-type="date">
            <text:p>2016-10-04 01:45:31.968</text:p>
          </table:table-cell>
          <table:table-cell table:formula="of:=[.C788]-(4/24)" office:value-type="time" office:time-value="PT1023525H45M31.968000345S" calcext:value-type="time">
            <text:p>21:45:32</text:p>
          </table:table-cell>
          <table:table-cell table:formula="of:=[.B788]/[.G$1]" office:value-type="float" office:value="0.0113627497708524" calcext:value-type="float">
            <text:p>0.011362749770853</text:p>
          </table:table-cell>
          <table:table-cell table:formula="of:=[.E788]*1000" office:value-type="float" office:value="11.3627497708524" calcext:value-type="float">
            <text:p>11.3627497708524</text:p>
          </table:table-cell>
          <table:table-cell table:number-columns-repeated="1018"/>
        </table:table-row>
        <table:table-row table:style-name="ro1">
          <table:table-cell office:value-type="float" office:value="1475545533.261" calcext:value-type="float">
            <text:p>1475545533.261</text:p>
          </table:table-cell>
          <table:table-cell office:value-type="float" office:value="1.240243" calcext:value-type="float">
            <text:p>1.240243</text:p>
          </table:table-cell>
          <table:table-cell table:formula="of:=([.A789] / 86400) + 25569" office:value-type="date" office:date-value="2016-10-04T01:45:33.261" calcext:value-type="date">
            <text:p>2016-10-04 01:45:33.261</text:p>
          </table:table-cell>
          <table:table-cell table:formula="of:=[.C789]-(4/24)" office:value-type="time" office:time-value="PT1023525H45M33.261000272S" calcext:value-type="time">
            <text:p>21:45:33</text:p>
          </table:table-cell>
          <table:table-cell table:formula="of:=[.B789]/[.G$1]" office:value-type="float" office:value="0.0113679468377635" calcext:value-type="float">
            <text:p>0.011367946837764</text:p>
          </table:table-cell>
          <table:table-cell table:formula="of:=[.E789]*1000" office:value-type="float" office:value="11.3679468377635" calcext:value-type="float">
            <text:p>11.3679468377635</text:p>
          </table:table-cell>
          <table:table-cell table:number-columns-repeated="1018"/>
        </table:table-row>
        <table:table-row table:style-name="ro1">
          <table:table-cell office:value-type="float" office:value="1475545534.555" calcext:value-type="float">
            <text:p>1475545534.555</text:p>
          </table:table-cell>
          <table:table-cell office:value-type="float" office:value="1.274958" calcext:value-type="float">
            <text:p>1.274958</text:p>
          </table:table-cell>
          <table:table-cell table:formula="of:=([.A790] / 86400) + 25569" office:value-type="date" office:date-value="2016-10-04T01:45:34.555" calcext:value-type="date">
            <text:p>2016-10-04 01:45:34.555</text:p>
          </table:table-cell>
          <table:table-cell table:formula="of:=[.C790]-(4/24)" office:value-type="time" office:time-value="PT1023525H45M34.55500016S" calcext:value-type="time">
            <text:p>21:45:35</text:p>
          </table:table-cell>
          <table:table-cell table:formula="of:=[.B790]/[.G$1]" office:value-type="float" office:value="0.0116861411549038" calcext:value-type="float">
            <text:p>0.011686141154904</text:p>
          </table:table-cell>
          <table:table-cell table:formula="of:=[.E790]*1000" office:value-type="float" office:value="11.6861411549038" calcext:value-type="float">
            <text:p>11.6861411549038</text:p>
          </table:table-cell>
          <table:table-cell table:number-columns-repeated="1018"/>
        </table:table-row>
        <table:table-row table:style-name="ro1">
          <table:table-cell office:value-type="float" office:value="1475545535.846" calcext:value-type="float">
            <text:p>1475545535.846</text:p>
          </table:table-cell>
          <table:table-cell office:value-type="float" office:value="1.453164" calcext:value-type="float">
            <text:p>1.453164</text:p>
          </table:table-cell>
          <table:table-cell table:formula="of:=([.A791] / 86400) + 25569" office:value-type="date" office:date-value="2016-10-04T01:45:35.846" calcext:value-type="date">
            <text:p>2016-10-04 01:45:35.846</text:p>
          </table:table-cell>
          <table:table-cell table:formula="of:=[.C791]-(4/24)" office:value-type="time" office:time-value="PT1023525H45M35.846000165S" calcext:value-type="time">
            <text:p>21:45:36</text:p>
          </table:table-cell>
          <table:table-cell table:formula="of:=[.B791]/[.G$1]" office:value-type="float" office:value="0.0133195600366636" calcext:value-type="float">
            <text:p>0.013319560036664</text:p>
          </table:table-cell>
          <table:table-cell table:formula="of:=[.E791]*1000" office:value-type="float" office:value="13.3195600366636" calcext:value-type="float">
            <text:p>13.3195600366636</text:p>
          </table:table-cell>
          <table:table-cell table:number-columns-repeated="1018"/>
        </table:table-row>
        <table:table-row table:style-name="ro1">
          <table:table-cell office:value-type="float" office:value="1475545537.137" calcext:value-type="float">
            <text:p>1475545537.137</text:p>
          </table:table-cell>
          <table:table-cell office:value-type="float" office:value="1.623511" calcext:value-type="float">
            <text:p>1.623511</text:p>
          </table:table-cell>
          <table:table-cell table:formula="of:=([.A792] / 86400) + 25569" office:value-type="date" office:date-value="2016-10-04T01:45:37.137" calcext:value-type="date">
            <text:p>2016-10-04 01:45:37.137</text:p>
          </table:table-cell>
          <table:table-cell table:formula="of:=[.C792]-(4/24)" office:value-type="time" office:time-value="PT1023525H45M37.13700017S" calcext:value-type="time">
            <text:p>21:45:37</text:p>
          </table:table-cell>
          <table:table-cell table:formula="of:=[.B792]/[.G$1]" office:value-type="float" office:value="0.0148809440879927" calcext:value-type="float">
            <text:p>0.014880944087993</text:p>
          </table:table-cell>
          <table:table-cell table:formula="of:=[.E792]*1000" office:value-type="float" office:value="14.8809440879927" calcext:value-type="float">
            <text:p>14.8809440879927</text:p>
          </table:table-cell>
          <table:table-cell table:number-columns-repeated="1018"/>
        </table:table-row>
        <table:table-row table:style-name="ro1">
          <table:table-cell office:value-type="float" office:value="1475545538.493" calcext:value-type="float">
            <text:p>1475545538.493</text:p>
          </table:table-cell>
          <table:table-cell office:value-type="float" office:value="1.635309" calcext:value-type="float">
            <text:p>1.635309</text:p>
          </table:table-cell>
          <table:table-cell table:formula="of:=([.A793] / 86400) + 25569" office:value-type="date" office:date-value="2016-10-04T01:45:38.493" calcext:value-type="date">
            <text:p>2016-10-04 01:45:38.493</text:p>
          </table:table-cell>
          <table:table-cell table:formula="of:=[.C793]-(4/24)" office:value-type="time" office:time-value="PT1023525H45M38.493000157S" calcext:value-type="time">
            <text:p>21:45:38</text:p>
          </table:table-cell>
          <table:table-cell table:formula="of:=[.B793]/[.G$1]" office:value-type="float" office:value="0.0149890834097159" calcext:value-type="float">
            <text:p>0.014989083409716</text:p>
          </table:table-cell>
          <table:table-cell table:formula="of:=[.E793]*1000" office:value-type="float" office:value="14.9890834097159" calcext:value-type="float">
            <text:p>14.9890834097159</text:p>
          </table:table-cell>
          <table:table-cell table:number-columns-repeated="1018"/>
        </table:table-row>
        <table:table-row table:style-name="ro1">
          <table:table-cell office:value-type="float" office:value="1475545539.816" calcext:value-type="float">
            <text:p>1475545539.816</text:p>
          </table:table-cell>
          <table:table-cell office:value-type="float" office:value="1.631187" calcext:value-type="float">
            <text:p>1.631187</text:p>
          </table:table-cell>
          <table:table-cell table:formula="of:=([.A794] / 86400) + 25569" office:value-type="date" office:date-value="2016-10-04T01:45:39.816" calcext:value-type="date">
            <text:p>2016-10-04 01:45:39.816</text:p>
          </table:table-cell>
          <table:table-cell table:formula="of:=[.C794]-(4/24)" office:value-type="time" office:time-value="PT1023525H45M39.815999754S" calcext:value-type="time">
            <text:p>21:45:40</text:p>
          </table:table-cell>
          <table:table-cell table:formula="of:=[.B794]/[.G$1]" office:value-type="float" office:value="0.0149513015582035" calcext:value-type="float">
            <text:p>0.014951301558204</text:p>
          </table:table-cell>
          <table:table-cell table:formula="of:=[.E794]*1000" office:value-type="float" office:value="14.9513015582035" calcext:value-type="float">
            <text:p>14.9513015582035</text:p>
          </table:table-cell>
          <table:table-cell table:number-columns-repeated="1018"/>
        </table:table-row>
        <table:table-row table:style-name="ro1">
          <table:table-cell office:value-type="float" office:value="1475545541.11" calcext:value-type="float">
            <text:p>1475545541.11</text:p>
          </table:table-cell>
          <table:table-cell office:value-type="float" office:value="1.595062" calcext:value-type="float">
            <text:p>1.595062</text:p>
          </table:table-cell>
          <table:table-cell table:formula="of:=([.A795] / 86400) + 25569" office:value-type="date" office:date-value="2016-10-04T01:45:41.11" calcext:value-type="date">
            <text:p>2016-10-04 01:45:41.110</text:p>
          </table:table-cell>
          <table:table-cell table:formula="of:=[.C795]-(4/24)" office:value-type="time" office:time-value="PT1023525H45M41.110000061S" calcext:value-type="time">
            <text:p>21:45:41</text:p>
          </table:table-cell>
          <table:table-cell table:formula="of:=[.B795]/[.G$1]" office:value-type="float" office:value="0.0146201833180568" calcext:value-type="float">
            <text:p>0.014620183318057</text:p>
          </table:table-cell>
          <table:table-cell table:formula="of:=[.E795]*1000" office:value-type="float" office:value="14.6201833180568" calcext:value-type="float">
            <text:p>14.6201833180568</text:p>
          </table:table-cell>
          <table:table-cell table:number-columns-repeated="1018"/>
        </table:table-row>
        <table:table-row table:style-name="ro1">
          <table:table-cell office:value-type="float" office:value="1475545542.686" calcext:value-type="float">
            <text:p>1475545542.686</text:p>
          </table:table-cell>
          <table:table-cell office:value-type="float" office:value="1.526513" calcext:value-type="float">
            <text:p>1.526513</text:p>
          </table:table-cell>
          <table:table-cell table:formula="of:=([.A796] / 86400) + 25569" office:value-type="date" office:date-value="2016-10-04T01:45:42.686" calcext:value-type="date">
            <text:p>2016-10-04 01:45:42.686</text:p>
          </table:table-cell>
          <table:table-cell table:formula="of:=[.C796]-(4/24)" office:value-type="time" office:time-value="PT1023525H45M42.68600028S" calcext:value-type="time">
            <text:p>21:45:43</text:p>
          </table:table-cell>
          <table:table-cell table:formula="of:=[.B796]/[.G$1]" office:value-type="float" office:value="0.0139918698441797" calcext:value-type="float">
            <text:p>0.01399186984418</text:p>
          </table:table-cell>
          <table:table-cell table:formula="of:=[.E796]*1000" office:value-type="float" office:value="13.9918698441797" calcext:value-type="float">
            <text:p>13.9918698441797</text:p>
          </table:table-cell>
          <table:table-cell table:number-columns-repeated="1018"/>
        </table:table-row>
        <table:table-row table:style-name="ro1">
          <table:table-cell office:value-type="float" office:value="1475545543.981" calcext:value-type="float">
            <text:p>1475545543.981</text:p>
          </table:table-cell>
          <table:table-cell office:value-type="float" office:value="1.50497" calcext:value-type="float">
            <text:p>1.50497</text:p>
          </table:table-cell>
          <table:table-cell table:formula="of:=([.A797] / 86400) + 25569" office:value-type="date" office:date-value="2016-10-04T01:45:43.981" calcext:value-type="date">
            <text:p>2016-10-04 01:45:43.981</text:p>
          </table:table-cell>
          <table:table-cell table:formula="of:=[.C797]-(4/24)" office:value-type="time" office:time-value="PT1023525H45M43.981000129S" calcext:value-type="time">
            <text:p>21:45:44</text:p>
          </table:table-cell>
          <table:table-cell table:formula="of:=[.B797]/[.G$1]" office:value-type="float" office:value="0.0137944087992667" calcext:value-type="float">
            <text:p>0.013794408799267</text:p>
          </table:table-cell>
          <table:table-cell table:formula="of:=[.E797]*1000" office:value-type="float" office:value="13.7944087992667" calcext:value-type="float">
            <text:p>13.7944087992667</text:p>
          </table:table-cell>
          <table:table-cell table:number-columns-repeated="1018"/>
        </table:table-row>
        <table:table-row table:style-name="ro1">
          <table:table-cell office:value-type="float" office:value="1475545545.272" calcext:value-type="float">
            <text:p>1475545545.272</text:p>
          </table:table-cell>
          <table:table-cell office:value-type="float" office:value="1.505208" calcext:value-type="float">
            <text:p>1.505208</text:p>
          </table:table-cell>
          <table:table-cell table:formula="of:=([.A798] / 86400) + 25569" office:value-type="date" office:date-value="2016-10-04T01:45:45.272" calcext:value-type="date">
            <text:p>2016-10-04 01:45:45.272</text:p>
          </table:table-cell>
          <table:table-cell table:formula="of:=[.C798]-(4/24)" office:value-type="time" office:time-value="PT1023525H45M45.272000134S" calcext:value-type="time">
            <text:p>21:45:45</text:p>
          </table:table-cell>
          <table:table-cell table:formula="of:=[.B798]/[.G$1]" office:value-type="float" office:value="0.013796590284143" calcext:value-type="float">
            <text:p>0.013796590284143</text:p>
          </table:table-cell>
          <table:table-cell table:formula="of:=[.E798]*1000" office:value-type="float" office:value="13.796590284143" calcext:value-type="float">
            <text:p>13.796590284143</text:p>
          </table:table-cell>
          <table:table-cell table:number-columns-repeated="1018"/>
        </table:table-row>
        <table:table-row table:style-name="ro1">
          <table:table-cell office:value-type="float" office:value="1475545546.565" calcext:value-type="float">
            <text:p>1475545546.565</text:p>
          </table:table-cell>
          <table:table-cell office:value-type="float" office:value="1.524388" calcext:value-type="float">
            <text:p>1.524388</text:p>
          </table:table-cell>
          <table:table-cell table:formula="of:=([.A799] / 86400) + 25569" office:value-type="date" office:date-value="2016-10-04T01:45:46.565" calcext:value-type="date">
            <text:p>2016-10-04 01:45:46.565</text:p>
          </table:table-cell>
          <table:table-cell table:formula="of:=[.C799]-(4/24)" office:value-type="time" office:time-value="PT1023525H45M46.565000061S" calcext:value-type="time">
            <text:p>21:45:47</text:p>
          </table:table-cell>
          <table:table-cell table:formula="of:=[.B799]/[.G$1]" office:value-type="float" office:value="0.0139723923006416" calcext:value-type="float">
            <text:p>0.013972392300642</text:p>
          </table:table-cell>
          <table:table-cell table:formula="of:=[.E799]*1000" office:value-type="float" office:value="13.9723923006416" calcext:value-type="float">
            <text:p>13.9723923006416</text:p>
          </table:table-cell>
          <table:table-cell table:number-columns-repeated="1018"/>
        </table:table-row>
        <table:table-row table:style-name="ro1">
          <table:table-cell office:value-type="float" office:value="1475545547.921" calcext:value-type="float">
            <text:p>1475545547.921</text:p>
          </table:table-cell>
          <table:table-cell office:value-type="float" office:value="1.582715" calcext:value-type="float">
            <text:p>1.582715</text:p>
          </table:table-cell>
          <table:table-cell table:formula="of:=([.A800] / 86400) + 25569" office:value-type="date" office:date-value="2016-10-04T01:45:47.921" calcext:value-type="date">
            <text:p>2016-10-04 01:45:47.921</text:p>
          </table:table-cell>
          <table:table-cell table:formula="of:=[.C800]-(4/24)" office:value-type="time" office:time-value="PT1023525H45M47.921000049S" calcext:value-type="time">
            <text:p>21:45:48</text:p>
          </table:table-cell>
          <table:table-cell table:formula="of:=[.B800]/[.G$1]" office:value-type="float" office:value="0.0145070119156737" calcext:value-type="float">
            <text:p>0.014507011915674</text:p>
          </table:table-cell>
          <table:table-cell table:formula="of:=[.E800]*1000" office:value-type="float" office:value="14.5070119156737" calcext:value-type="float">
            <text:p>14.5070119156737</text:p>
          </table:table-cell>
          <table:table-cell table:number-columns-repeated="1018"/>
        </table:table-row>
        <table:table-row table:style-name="ro1">
          <table:table-cell office:value-type="float" office:value="1475545549.242" calcext:value-type="float">
            <text:p>1475545549.242</text:p>
          </table:table-cell>
          <table:table-cell office:value-type="float" office:value="1.632909" calcext:value-type="float">
            <text:p>1.632909</text:p>
          </table:table-cell>
          <table:table-cell table:formula="of:=([.A801] / 86400) + 25569" office:value-type="date" office:date-value="2016-10-04T01:45:49.242" calcext:value-type="date">
            <text:p>2016-10-04 01:45:49.242</text:p>
          </table:table-cell>
          <table:table-cell table:formula="of:=[.C801]-(4/24)" office:value-type="time" office:time-value="PT1023525H45M49.241999723S" calcext:value-type="time">
            <text:p>21:45:49</text:p>
          </table:table-cell>
          <table:table-cell table:formula="of:=[.B801]/[.G$1]" office:value-type="float" office:value="0.0149670852428964" calcext:value-type="float">
            <text:p>0.014967085242897</text:p>
          </table:table-cell>
          <table:table-cell table:formula="of:=[.E801]*1000" office:value-type="float" office:value="14.9670852428964" calcext:value-type="float">
            <text:p>14.9670852428964</text:p>
          </table:table-cell>
          <table:table-cell table:number-columns-repeated="1018"/>
        </table:table-row>
        <table:table-row table:style-name="ro1">
          <table:table-cell office:value-type="float" office:value="1475545550.533" calcext:value-type="float">
            <text:p>1475545550.533</text:p>
          </table:table-cell>
          <table:table-cell office:value-type="float" office:value="1.633202" calcext:value-type="float">
            <text:p>1.633202</text:p>
          </table:table-cell>
          <table:table-cell table:formula="of:=([.A802] / 86400) + 25569" office:value-type="date" office:date-value="2016-10-04T01:45:50.533" calcext:value-type="date">
            <text:p>2016-10-04 01:45:50.533</text:p>
          </table:table-cell>
          <table:table-cell table:formula="of:=[.C802]-(4/24)" office:value-type="time" office:time-value="PT1023525H45M50.533000147S" calcext:value-type="time">
            <text:p>21:45:51</text:p>
          </table:table-cell>
          <table:table-cell table:formula="of:=[.B802]/[.G$1]" office:value-type="float" office:value="0.014969770852429" calcext:value-type="float">
            <text:p>0.014969770852429</text:p>
          </table:table-cell>
          <table:table-cell table:formula="of:=[.E802]*1000" office:value-type="float" office:value="14.969770852429" calcext:value-type="float">
            <text:p>14.969770852429</text:p>
          </table:table-cell>
          <table:table-cell table:number-columns-repeated="1018"/>
        </table:table-row>
        <table:table-row table:style-name="ro1">
          <table:table-cell office:value-type="float" office:value="1475545552.123" calcext:value-type="float">
            <text:p>1475545552.123</text:p>
          </table:table-cell>
          <table:table-cell office:value-type="float" office:value="1.638423" calcext:value-type="float">
            <text:p>1.638423</text:p>
          </table:table-cell>
          <table:table-cell table:formula="of:=([.A803] / 86400) + 25569" office:value-type="date" office:date-value="2016-10-04T01:45:52.123" calcext:value-type="date">
            <text:p>2016-10-04 01:45:52.123</text:p>
          </table:table-cell>
          <table:table-cell table:formula="of:=[.C803]-(4/24)" office:value-type="time" office:time-value="PT1023525H45M52.123000659S" calcext:value-type="time">
            <text:p>21:45:52</text:p>
          </table:table-cell>
          <table:table-cell table:formula="of:=[.B803]/[.G$1]" office:value-type="float" office:value="0.0150176260311641" calcext:value-type="float">
            <text:p>0.015017626031164</text:p>
          </table:table-cell>
          <table:table-cell table:formula="of:=[.E803]*1000" office:value-type="float" office:value="15.0176260311641" calcext:value-type="float">
            <text:p>15.0176260311641</text:p>
          </table:table-cell>
          <table:table-cell table:number-columns-repeated="1018"/>
        </table:table-row>
        <table:table-row table:style-name="ro1">
          <table:table-cell office:value-type="float" office:value="1475545553.416" calcext:value-type="float">
            <text:p>1475545553.416</text:p>
          </table:table-cell>
          <table:table-cell office:value-type="float" office:value="1.687572" calcext:value-type="float">
            <text:p>1.687572</text:p>
          </table:table-cell>
          <table:table-cell table:formula="of:=([.A804] / 86400) + 25569" office:value-type="date" office:date-value="2016-10-04T01:45:53.416" calcext:value-type="date">
            <text:p>2016-10-04 01:45:53.416</text:p>
          </table:table-cell>
          <table:table-cell table:formula="of:=[.C804]-(4/24)" office:value-type="time" office:time-value="PT1023525H45M53.416000586S" calcext:value-type="time">
            <text:p>21:45:53</text:p>
          </table:table-cell>
          <table:table-cell table:formula="of:=[.B804]/[.G$1]" office:value-type="float" office:value="0.0154681209899175" calcext:value-type="float">
            <text:p>0.015468120989918</text:p>
          </table:table-cell>
          <table:table-cell table:formula="of:=[.E804]*1000" office:value-type="float" office:value="15.4681209899175" calcext:value-type="float">
            <text:p>15.4681209899175</text:p>
          </table:table-cell>
          <table:table-cell table:number-columns-repeated="1018"/>
        </table:table-row>
        <table:table-row table:style-name="ro1">
          <table:table-cell office:value-type="float" office:value="1475545554.708" calcext:value-type="float">
            <text:p>1475545554.708</text:p>
          </table:table-cell>
          <table:table-cell office:value-type="float" office:value="1.737418" calcext:value-type="float">
            <text:p>1.737418</text:p>
          </table:table-cell>
          <table:table-cell table:formula="of:=([.A805] / 86400) + 25569" office:value-type="date" office:date-value="2016-10-04T01:45:54.708" calcext:value-type="date">
            <text:p>2016-10-04 01:45:54.708</text:p>
          </table:table-cell>
          <table:table-cell table:formula="of:=[.C805]-(4/24)" office:value-type="time" office:time-value="PT1023525H45M54.708000133S" calcext:value-type="time">
            <text:p>21:45:55</text:p>
          </table:table-cell>
          <table:table-cell table:formula="of:=[.B805]/[.G$1]" office:value-type="float" office:value="0.0159250045829514" calcext:value-type="float">
            <text:p>0.015925004582952</text:p>
          </table:table-cell>
          <table:table-cell table:formula="of:=[.E805]*1000" office:value-type="float" office:value="15.9250045829514" calcext:value-type="float">
            <text:p>15.9250045829514</text:p>
          </table:table-cell>
          <table:table-cell table:number-columns-repeated="1018"/>
        </table:table-row>
        <table:table-row table:style-name="ro1">
          <table:table-cell office:value-type="float" office:value="1475545556.001" calcext:value-type="float">
            <text:p>1475545556.001</text:p>
          </table:table-cell>
          <table:table-cell office:value-type="float" office:value="1.751139" calcext:value-type="float">
            <text:p>1.751139</text:p>
          </table:table-cell>
          <table:table-cell table:formula="of:=([.A806] / 86400) + 25569" office:value-type="date" office:date-value="2016-10-04T01:45:56.001" calcext:value-type="date">
            <text:p>2016-10-04 01:45:56.001</text:p>
          </table:table-cell>
          <table:table-cell table:formula="of:=[.C806]-(4/24)" office:value-type="time" office:time-value="PT1023525H45M56.00100006S" calcext:value-type="time">
            <text:p>21:45:56</text:p>
          </table:table-cell>
          <table:table-cell table:formula="of:=[.B806]/[.G$1]" office:value-type="float" office:value="0.0160507699358387" calcext:value-type="float">
            <text:p>0.016050769935839</text:p>
          </table:table-cell>
          <table:table-cell table:formula="of:=[.E806]*1000" office:value-type="float" office:value="16.0507699358387" calcext:value-type="float">
            <text:p>16.0507699358387</text:p>
          </table:table-cell>
          <table:table-cell table:number-columns-repeated="1018"/>
        </table:table-row>
        <table:table-row table:style-name="ro1">
          <table:table-cell office:value-type="float" office:value="1475545557.29" calcext:value-type="float">
            <text:p>1475545557.29</text:p>
          </table:table-cell>
          <table:table-cell office:value-type="float" office:value="1.75222" calcext:value-type="float">
            <text:p>1.75222</text:p>
          </table:table-cell>
          <table:table-cell table:formula="of:=([.A807] / 86400) + 25569" office:value-type="date" office:date-value="2016-10-04T01:45:57.29" calcext:value-type="date">
            <text:p>2016-10-04 01:45:57.290</text:p>
          </table:table-cell>
          <table:table-cell table:formula="of:=[.C807]-(4/24)" office:value-type="time" office:time-value="PT1023525H45M57.289999723S" calcext:value-type="time">
            <text:p>21:45:57</text:p>
          </table:table-cell>
          <table:table-cell table:formula="of:=[.B807]/[.G$1]" office:value-type="float" office:value="0.0160606782768103" calcext:value-type="float">
            <text:p>0.01606067827681</text:p>
          </table:table-cell>
          <table:table-cell table:formula="of:=[.E807]*1000" office:value-type="float" office:value="16.0606782768103" calcext:value-type="float">
            <text:p>16.0606782768103</text:p>
          </table:table-cell>
          <table:table-cell table:number-columns-repeated="1018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404.28pt" svg:height="612pt" svg:x="0pt" svg:y="0pt">
            <loext:p draw:notify-on-update-of-ranges="CleanedUp.D2:CleanedUp.D807 CleanedUp.E1:CleanedUp.E1 CleanedUp.E2:CleanedUp.E8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</number:date-style>
    <number:date-style style:name="N12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24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2:00:32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21:59:24.839000000</dc:date>
    <dc:creator>Christopher Elliott</dc:creator>
    <meta:editing-duration>PT33M11S</meta:editing-duration>
    <meta:editing-cycles>11</meta:editing-cycles>
    <meta:generator>LibreOffice/5.2.2.2$Windows_X86_64 LibreOffice_project/8f96e87c890bf8fa77463cd4b640a2312823f3ad</meta:generator>
    <meta:document-statistic meta:table-count="2" meta:cell-count="48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1" chart:maximum="0.0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541cm" svg:height="21.591cm" xlink:href=".." xlink:type="simple" chart:class="chart:scatter" chart:style-name="ch1">
        <chart:legend svg:x="40.097cm" svg:y="1.605cm" style:legend-expansion="custom" chartooo:width="6.575cm" chartooo:height="0.59cm" style:legend-expansion-aspect-ratio="11.1440677966102" chart:style-name="ch2"/>
        <chart:plot-area chart:style-name="ch3" table:cell-range-address="CleanedUp.D1:CleanedUp.E807" chart:data-source-has-labels="row" svg:x="2.081cm" svg:y="0.431cm" svg:width="47.363cm" svg:height="21.172cm">
          <chartooo:coordinate-region svg:x="3.214cm" svg:y="0.626cm" svg:width="45.54cm" svg:height="20.3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leanedUp.E2:CleanedUp.E807" chart:label-cell-address="CleanedUp.E1:CleanedUp.E1" chart:class="chart:scatter">
            <chart:domain table:cell-range-address="CleanedUp.D2:CleanedUp.D807"/>
            <chart:data-point chart:repeated="8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nverted Amps</text:p>
                <draw:g>
                  <svg:desc>CleanedUp.E1:CleanedU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46.8945328588">
                <text:p>42646.8945328588</text:p>
                <draw:g>
                  <svg:desc>CleanedUp.D2:CleanedUp.D807</svg:desc>
                </draw:g>
              </table:table-cell>
              <table:table-cell office:value-type="float" office:value="0.0126002383134739">
                <text:p>0.0126002383134739</text:p>
                <draw:g>
                  <svg:desc>CleanedUp.E2:CleanedUp.E8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646.8945413542">
                <text:p>42646.8945413542</text:p>
              </table:table-cell>
              <table:table-cell office:value-type="float" office:value="0.0125923464711274">
                <text:p>0.012592346471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46.8945566667">
                <text:p>42646.8945566667</text:p>
              </table:table-cell>
              <table:table-cell office:value-type="float" office:value="0.012222777268561">
                <text:p>0.012222777268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646.8945715972">
                <text:p>42646.8945715972</text:p>
              </table:table-cell>
              <table:table-cell office:value-type="float" office:value="0.0115756553620532">
                <text:p>0.0115756553620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646.8945887269">
                <text:p>42646.8945887269</text:p>
              </table:table-cell>
              <table:table-cell office:value-type="float" office:value="0.0111664619615032">
                <text:p>0.0111664619615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646.8946043403">
                <text:p>42646.8946043403</text:p>
              </table:table-cell>
              <table:table-cell office:value-type="float" office:value="0.0111558845096242">
                <text:p>0.0111558845096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646.8946192824">
                <text:p>42646.8946192824</text:p>
              </table:table-cell>
              <table:table-cell office:value-type="float" office:value="0.0112191842346471">
                <text:p>0.0112191842346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46.8946342014">
                <text:p>42646.8946342014</text:p>
              </table:table-cell>
              <table:table-cell office:value-type="float" office:value="0.0113788634280477">
                <text:p>0.0113788634280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46.8946498843">
                <text:p>42646.8946498843</text:p>
              </table:table-cell>
              <table:table-cell office:value-type="float" office:value="0.011603528872594">
                <text:p>0.01160352887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46.8946652199">
                <text:p>42646.8946652199</text:p>
              </table:table-cell>
              <table:table-cell office:value-type="float" office:value="0.0115279651695692">
                <text:p>0.0115279651695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646.894680162">
                <text:p>42646.894680162</text:p>
              </table:table-cell>
              <table:table-cell office:value-type="float" office:value="0.011545435380385">
                <text:p>0.011545435380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646.8946951157">
                <text:p>42646.8946951157</text:p>
              </table:table-cell>
              <table:table-cell office:value-type="float" office:value="0.012926819431714">
                <text:p>0.012926819431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46.8947100694">
                <text:p>42646.8947100694</text:p>
              </table:table-cell>
              <table:table-cell office:value-type="float" office:value="0.0144109715857012">
                <text:p>0.014410971585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46.8947283681">
                <text:p>42646.8947283681</text:p>
              </table:table-cell>
              <table:table-cell office:value-type="float" office:value="0.0149140238313474">
                <text:p>0.0149140238313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646.8947433218">
                <text:p>42646.8947433218</text:p>
              </table:table-cell>
              <table:table-cell office:value-type="float" office:value="0.0149084876260312">
                <text:p>0.0149084876260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46.8947582523">
                <text:p>42646.8947582523</text:p>
              </table:table-cell>
              <table:table-cell office:value-type="float" office:value="0.0146401649862511">
                <text:p>0.0146401649862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46.8947739352">
                <text:p>42646.8947739352</text:p>
              </table:table-cell>
              <table:table-cell office:value-type="float" office:value="0.0141275343721357">
                <text:p>0.0141275343721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46.8947892477">
                <text:p>42646.8947892477</text:p>
              </table:table-cell>
              <table:table-cell office:value-type="float" office:value="0.0137821448212649">
                <text:p>0.0137821448212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646.8948042014">
                <text:p>42646.8948042014</text:p>
              </table:table-cell>
              <table:table-cell office:value-type="float" office:value="0.0137759395050412">
                <text:p>0.0137759395050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646.8948191551">
                <text:p>42646.8948191551</text:p>
              </table:table-cell>
              <table:table-cell office:value-type="float" office:value="0.0138162328139322">
                <text:p>0.0138162328139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646.8948375926">
                <text:p>42646.8948375926</text:p>
              </table:table-cell>
              <table:table-cell office:value-type="float" office:value="0.0143846104491292">
                <text:p>0.0143846104491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646.8948526042">
                <text:p>42646.8948526042</text:p>
              </table:table-cell>
              <table:table-cell office:value-type="float" office:value="0.0148458570119157">
                <text:p>0.01484585701191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646.8948675463">
                <text:p>42646.8948675463</text:p>
              </table:table-cell>
              <table:table-cell office:value-type="float" office:value="0.0148513932172319">
                <text:p>0.0148513932172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46.8948832755">
                <text:p>42646.8948832755</text:p>
              </table:table-cell>
              <table:table-cell office:value-type="float" office:value="0.0148377910174152">
                <text:p>0.0148377910174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46.894898588">
                <text:p>42646.894898588</text:p>
              </table:table-cell>
              <table:table-cell office:value-type="float" office:value="0.0152043446379468">
                <text:p>0.0152043446379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646.8949135417">
                <text:p>42646.8949135417</text:p>
              </table:table-cell>
              <table:table-cell office:value-type="float" office:value="0.0156652520623281">
                <text:p>0.01566525206232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46.8949284838">
                <text:p>42646.8949284838</text:p>
              </table:table-cell>
              <table:table-cell office:value-type="float" office:value="0.015910229147571">
                <text:p>0.015910229147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646.8949434607">
                <text:p>42646.8949434607</text:p>
              </table:table-cell>
              <table:table-cell office:value-type="float" office:value="0.0159114023831347">
                <text:p>0.0159114023831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646.8949616435">
                <text:p>42646.8949616435</text:p>
              </table:table-cell>
              <table:table-cell office:value-type="float" office:value="0.01540919340055">
                <text:p>0.01540919340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646.8949765972">
                <text:p>42646.8949765972</text:p>
              </table:table-cell>
              <table:table-cell office:value-type="float" office:value="0.0139188267644363">
                <text:p>0.0139188267644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646.8949915509">
                <text:p>42646.8949915509</text:p>
              </table:table-cell>
              <table:table-cell office:value-type="float" office:value="0.0124869019248396">
                <text:p>0.0124869019248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646.8950072454">
                <text:p>42646.8950072454</text:p>
              </table:table-cell>
              <table:table-cell office:value-type="float" office:value="0.0124424014665445">
                <text:p>0.0124424014665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46.8950225695">
                <text:p>42646.8950225695</text:p>
              </table:table-cell>
              <table:table-cell office:value-type="float" office:value="0.0124553345554537">
                <text:p>0.0124553345554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646.8950375694">
                <text:p>42646.8950375694</text:p>
              </table:table-cell>
              <table:table-cell office:value-type="float" office:value="0.0119274243813016">
                <text:p>0.0119274243813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646.8950525232">
                <text:p>42646.8950525232</text:p>
              </table:table-cell>
              <table:table-cell office:value-type="float" office:value="0.0112964252978918">
                <text:p>0.01129642529789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646.8950708565">
                <text:p>42646.8950708565</text:p>
              </table:table-cell>
              <table:table-cell office:value-type="float" office:value="0.0110131622364803">
                <text:p>0.0110131622364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46.8950857986">
                <text:p>42646.8950857986</text:p>
              </table:table-cell>
              <table:table-cell office:value-type="float" office:value="0.0110052703941338">
                <text:p>0.0110052703941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46.8951003356">
                <text:p>42646.8951003356</text:p>
              </table:table-cell>
              <table:table-cell office:value-type="float" office:value="0.0111021539871677">
                <text:p>0.0111021539871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46.8951160417">
                <text:p>42646.8951160417</text:p>
              </table:table-cell>
              <table:table-cell office:value-type="float" office:value="0.0112986067827681">
                <text:p>0.0112986067827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46.8951313773">
                <text:p>42646.8951313773</text:p>
              </table:table-cell>
              <table:table-cell office:value-type="float" office:value="0.0114419981668194">
                <text:p>0.0114419981668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46.8951462963">
                <text:p>42646.8951462963</text:p>
              </table:table-cell>
              <table:table-cell office:value-type="float" office:value="0.0114304124656279">
                <text:p>0.0114304124656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646.8951612384">
                <text:p>42646.8951612384</text:p>
              </table:table-cell>
              <table:table-cell office:value-type="float" office:value="0.0116602841429881">
                <text:p>0.0116602841429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646.8951761921">
                <text:p>42646.8951761921</text:p>
              </table:table-cell>
              <table:table-cell office:value-type="float" office:value="0.0131744821264895">
                <text:p>0.0131744821264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646.8951948958">
                <text:p>42646.8951948958</text:p>
              </table:table-cell>
              <table:table-cell office:value-type="float" office:value="0.0148440054995417">
                <text:p>0.0148440054995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646.895209838">
                <text:p>42646.895209838</text:p>
              </table:table-cell>
              <table:table-cell office:value-type="float" office:value="0.014855087076077">
                <text:p>0.014855087076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646.8952255671">
                <text:p>42646.8952255671</text:p>
              </table:table-cell>
              <table:table-cell office:value-type="float" office:value="0.0148831347387718">
                <text:p>0.0148831347387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646.8952408681">
                <text:p>42646.8952408681</text:p>
              </table:table-cell>
              <table:table-cell office:value-type="float" office:value="0.0144890467461045">
                <text:p>0.0144890467461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646.8952558218">
                <text:p>42646.8952558218</text:p>
              </table:table-cell>
              <table:table-cell office:value-type="float" office:value="0.0139970760769936">
                <text:p>0.0139970760769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646.8952707639">
                <text:p>42646.8952707639</text:p>
              </table:table-cell>
              <table:table-cell office:value-type="float" office:value="0.0137928964252979">
                <text:p>0.0137928964252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46.895285706">
                <text:p>42646.895285706</text:p>
              </table:table-cell>
              <table:table-cell office:value-type="float" office:value="0.0137836571952337">
                <text:p>0.01378365719523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646.8953041088">
                <text:p>42646.8953041088</text:p>
              </table:table-cell>
              <table:table-cell office:value-type="float" office:value="0.0140400549954171">
                <text:p>0.0140400549954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646.8953190509">
                <text:p>42646.8953190509</text:p>
              </table:table-cell>
              <table:table-cell office:value-type="float" office:value="0.0145201099908341">
                <text:p>0.0145201099908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646.8953339815">
                <text:p>42646.8953339815</text:p>
              </table:table-cell>
              <table:table-cell office:value-type="float" office:value="0.0148765811182401">
                <text:p>0.0148765811182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646.8953496875">
                <text:p>42646.8953496875</text:p>
              </table:table-cell>
              <table:table-cell office:value-type="float" office:value="0.0148750687442713">
                <text:p>0.01487506874427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646.8953649884">
                <text:p>42646.8953649884</text:p>
              </table:table-cell>
              <table:table-cell office:value-type="float" office:value="0.0148960586617782">
                <text:p>0.0148960586617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646.895379919">
                <text:p>42646.895379919</text:p>
              </table:table-cell>
              <table:table-cell office:value-type="float" office:value="0.0153515948670944">
                <text:p>0.0153515948670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646.8953949421">
                <text:p>42646.8953949421</text:p>
              </table:table-cell>
              <table:table-cell office:value-type="float" office:value="0.0158287901008249">
                <text:p>0.0158287901008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646.8954098958">
                <text:p>42646.8954098958</text:p>
              </table:table-cell>
              <table:table-cell office:value-type="float" office:value="0.0159589275893676">
                <text:p>0.0159589275893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646.8954281829">
                <text:p>42646.8954281829</text:p>
              </table:table-cell>
              <table:table-cell office:value-type="float" office:value="0.0159713473877177">
                <text:p>0.0159713473877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46.8954431481">
                <text:p>42646.8954431481</text:p>
              </table:table-cell>
              <table:table-cell office:value-type="float" office:value="0.0150815948670944">
                <text:p>0.0150815948670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46.895458831">
                <text:p>42646.895458831</text:p>
              </table:table-cell>
              <table:table-cell office:value-type="float" office:value="0.0134814207149404">
                <text:p>0.0134814207149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46.8954741435">
                <text:p>42646.8954741435</text:p>
              </table:table-cell>
              <table:table-cell office:value-type="float" office:value="0.0124791750687443">
                <text:p>0.01247917506874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46.8954891204">
                <text:p>42646.8954891204</text:p>
              </table:table-cell>
              <table:table-cell office:value-type="float" office:value="0.0124827039413382">
                <text:p>0.0124827039413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646.8955040625">
                <text:p>42646.8955040625</text:p>
              </table:table-cell>
              <table:table-cell office:value-type="float" office:value="0.0124600366636114">
                <text:p>0.0124600366636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646.8955190046">
                <text:p>42646.8955190046</text:p>
              </table:table-cell>
              <table:table-cell office:value-type="float" office:value="0.0117951145737855">
                <text:p>0.01179511457378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646.8955373611">
                <text:p>42646.8955373611</text:p>
              </table:table-cell>
              <table:table-cell office:value-type="float" office:value="0.0110870394133822">
                <text:p>0.0110870394133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646.8955522917">
                <text:p>42646.8955522917</text:p>
              </table:table-cell>
              <table:table-cell office:value-type="float" office:value="0.0110606782768103">
                <text:p>0.0110606782768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646.8955672454">
                <text:p>42646.8955672454</text:p>
              </table:table-cell>
              <table:table-cell office:value-type="float" office:value="0.011063528872594">
                <text:p>0.011063528872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646.8955831019">
                <text:p>42646.8955831019</text:p>
              </table:table-cell>
              <table:table-cell office:value-type="float" office:value="0.0112143171402383">
                <text:p>0.0112143171402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646.8955984144">
                <text:p>42646.8955984144</text:p>
              </table:table-cell>
              <table:table-cell office:value-type="float" office:value="0.0114398166819432">
                <text:p>0.0114398166819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646.8956133449">
                <text:p>42646.8956133449</text:p>
              </table:table-cell>
              <table:table-cell office:value-type="float" office:value="0.011494390467461">
                <text:p>0.011494390467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646.8956283102">
                <text:p>42646.8956283102</text:p>
              </table:table-cell>
              <table:table-cell office:value-type="float" office:value="0.0114544271310724">
                <text:p>0.0114544271310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646.8956432407">
                <text:p>42646.8956432407</text:p>
              </table:table-cell>
              <table:table-cell office:value-type="float" office:value="0.0121826489459212">
                <text:p>0.0121826489459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646.895661412">
                <text:p>42646.895661412</text:p>
              </table:table-cell>
              <table:table-cell office:value-type="float" office:value="0.0140486251145738">
                <text:p>0.0140486251145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646.8956763657">
                <text:p>42646.8956763657</text:p>
              </table:table-cell>
              <table:table-cell office:value-type="float" office:value="0.0149125114573786">
                <text:p>0.0149125114573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646.8956920255">
                <text:p>42646.8956920255</text:p>
              </table:table-cell>
              <table:table-cell office:value-type="float" office:value="0.0149193950504125">
                <text:p>0.0149193950504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646.8957073264">
                <text:p>42646.8957073264</text:p>
              </table:table-cell>
              <table:table-cell office:value-type="float" office:value="0.0148720439963336">
                <text:p>0.0148720439963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646.8957222801">
                <text:p>42646.8957222801</text:p>
              </table:table-cell>
              <table:table-cell office:value-type="float" office:value="0.0143794042163153">
                <text:p>0.0143794042163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646.8957372222">
                <text:p>42646.8957372222</text:p>
              </table:table-cell>
              <table:table-cell office:value-type="float" office:value="0.0138751695692026">
                <text:p>0.0138751695692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646.8957521759">
                <text:p>42646.8957521759</text:p>
              </table:table-cell>
              <table:table-cell office:value-type="float" office:value="0.0138036388634281">
                <text:p>0.0138036388634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646.8957706366">
                <text:p>42646.8957706366</text:p>
              </table:table-cell>
              <table:table-cell office:value-type="float" office:value="0.0137828230980752">
                <text:p>0.0137828230980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646.8957855903">
                <text:p>42646.8957855903</text:p>
              </table:table-cell>
              <table:table-cell office:value-type="float" office:value="0.0141910082493126">
                <text:p>0.0141910082493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646.8958005324">
                <text:p>42646.8958005324</text:p>
              </table:table-cell>
              <table:table-cell office:value-type="float" office:value="0.01468751604033">
                <text:p>0.01468751604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646.89581625">
                <text:p>42646.89581625</text:p>
              </table:table-cell>
              <table:table-cell office:value-type="float" office:value="0.0148853070577452">
                <text:p>0.0148853070577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646.8958315509">
                <text:p>42646.8958315509</text:p>
              </table:table-cell>
              <table:table-cell office:value-type="float" office:value="0.014872887259395">
                <text:p>0.01487288725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646.8958464931">
                <text:p>42646.8958464931</text:p>
              </table:table-cell>
              <table:table-cell office:value-type="float" office:value="0.0150246746104491">
                <text:p>0.0150246746104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646.8958614583">
                <text:p>42646.8958614583</text:p>
              </table:table-cell>
              <table:table-cell office:value-type="float" office:value="0.0155001924839597">
                <text:p>0.0155001924839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646.8958764005">
                <text:p>42646.8958764005</text:p>
              </table:table-cell>
              <table:table-cell office:value-type="float" office:value="0.015949019248396">
                <text:p>0.015949019248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646.8958946875">
                <text:p>42646.8958946875</text:p>
              </table:table-cell>
              <table:table-cell office:value-type="float" office:value="0.0159794133822182">
                <text:p>0.0159794133822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646.8959095949">
                <text:p>42646.8959095949</text:p>
              </table:table-cell>
              <table:table-cell office:value-type="float" office:value="0.0159834372135655">
                <text:p>0.0159834372135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646.8959252662">
                <text:p>42646.8959252662</text:p>
              </table:table-cell>
              <table:table-cell office:value-type="float" office:value="0.0145701466544455">
                <text:p>0.0145701466544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646.8959405787">
                <text:p>42646.8959405787</text:p>
              </table:table-cell>
              <table:table-cell office:value-type="float" office:value="0.0129758478460128">
                <text:p>0.0129758478460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646.8959555903">
                <text:p>42646.8959555903</text:p>
              </table:table-cell>
              <table:table-cell office:value-type="float" office:value="0.0124894133822181">
                <text:p>0.0124894133822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646.8959705324">
                <text:p>42646.8959705324</text:p>
              </table:table-cell>
              <table:table-cell office:value-type="float" office:value="0.01250167736022">
                <text:p>0.012501677360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646.8959854861">
                <text:p>42646.8959854861</text:p>
              </table:table-cell>
              <table:table-cell office:value-type="float" office:value="0.0122796975252062">
                <text:p>0.0122796975252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646.8960038194">
                <text:p>42646.8960038194</text:p>
              </table:table-cell>
              <table:table-cell office:value-type="float" office:value="0.011466012832264">
                <text:p>0.011466012832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646.89601875">
                <text:p>42646.89601875</text:p>
              </table:table-cell>
              <table:table-cell office:value-type="float" office:value="0.0110767919340055">
                <text:p>0.0110767919340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646.8960337153">
                <text:p>42646.8960337153</text:p>
              </table:table-cell>
              <table:table-cell office:value-type="float" office:value="0.0110677268560953">
                <text:p>0.01106772685609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46.8960494213">
                <text:p>42646.8960494213</text:p>
              </table:table-cell>
              <table:table-cell office:value-type="float" office:value="0.0111216315307058">
                <text:p>0.0111216315307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646.8960647454">
                <text:p>42646.8960647454</text:p>
              </table:table-cell>
              <table:table-cell office:value-type="float" office:value="0.0112818148487626">
                <text:p>0.0112818148487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646.8960796991">
                <text:p>42646.8960796991</text:p>
              </table:table-cell>
              <table:table-cell office:value-type="float" office:value="0.0115061411549038">
                <text:p>0.01150614115490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646.8960945949">
                <text:p>42646.8960945949</text:p>
              </table:table-cell>
              <table:table-cell office:value-type="float" office:value="0.0114718881759853">
                <text:p>0.0114718881759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646.8961095486">
                <text:p>42646.8961095486</text:p>
              </table:table-cell>
              <table:table-cell office:value-type="float" office:value="0.0114136205316224">
                <text:p>0.0114136205316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646.8961277894">
                <text:p>42646.8961277894</text:p>
              </table:table-cell>
              <table:table-cell office:value-type="float" office:value="0.0129525114573786">
                <text:p>0.01295251145737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646.8961428009">
                <text:p>42646.8961428009</text:p>
              </table:table-cell>
              <table:table-cell office:value-type="float" office:value="0.0145043263061412">
                <text:p>0.0145043263061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646.8961584838">
                <text:p>42646.8961584838</text:p>
              </table:table-cell>
              <table:table-cell office:value-type="float" office:value="0.0149246012832264">
                <text:p>0.0149246012832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646.8961737616">
                <text:p>42646.8961737616</text:p>
              </table:table-cell>
              <table:table-cell office:value-type="float" office:value="0.014941732355637">
                <text:p>0.0149417323556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646.8961886921">
                <text:p>42646.8961886921</text:p>
              </table:table-cell>
              <table:table-cell office:value-type="float" office:value="0.0147446012832264">
                <text:p>0.0147446012832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646.8962036227">
                <text:p>42646.8962036227</text:p>
              </table:table-cell>
              <table:table-cell office:value-type="float" office:value="0.0142474243813016">
                <text:p>0.0142474243813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646.8962185764">
                <text:p>42646.8962185764</text:p>
              </table:table-cell>
              <table:table-cell office:value-type="float" office:value="0.0138153987167736">
                <text:p>0.0138153987167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646.8962369213">
                <text:p>42646.8962369213</text:p>
              </table:table-cell>
              <table:table-cell office:value-type="float" office:value="0.0137939046746104">
                <text:p>0.0137939046746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646.8962518519">
                <text:p>42646.8962518519</text:p>
              </table:table-cell>
              <table:table-cell office:value-type="float" office:value="0.0138483043079743">
                <text:p>0.01384830430797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646.8962675232">
                <text:p>42646.8962675232</text:p>
              </table:table-cell>
              <table:table-cell office:value-type="float" office:value="0.0143490100824931">
                <text:p>0.01434901008249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646.8962828472">
                <text:p>42646.8962828472</text:p>
              </table:table-cell>
              <table:table-cell office:value-type="float" office:value="0.0148537488542621">
                <text:p>0.01485374885426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646.8962977546">
                <text:p>42646.8962977546</text:p>
              </table:table-cell>
              <table:table-cell office:value-type="float" office:value="0.0148816223648029">
                <text:p>0.0148816223648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646.8963127083">
                <text:p>42646.8963127083</text:p>
              </table:table-cell>
              <table:table-cell office:value-type="float" office:value="0.0148671769019248">
                <text:p>0.0148671769019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646.8963277083">
                <text:p>42646.8963277083</text:p>
              </table:table-cell>
              <table:table-cell office:value-type="float" office:value="0.0151539688359303">
                <text:p>0.0151539688359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646.896342662">
                <text:p>42646.896342662</text:p>
              </table:table-cell>
              <table:table-cell office:value-type="float" office:value="0.0156304949587534">
                <text:p>0.0156304949587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646.8963609491">
                <text:p>42646.8963609491</text:p>
              </table:table-cell>
              <table:table-cell office:value-type="float" office:value="0.0159809165902841">
                <text:p>0.0159809165902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646.8963759028">
                <text:p>42646.8963759028</text:p>
              </table:table-cell>
              <table:table-cell office:value-type="float" office:value="0.0159951970669111">
                <text:p>0.0159951970669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646.8963915857">
                <text:p>42646.8963915857</text:p>
              </table:table-cell>
              <table:table-cell office:value-type="float" office:value="0.0156966544454629">
                <text:p>0.01569665444546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646.8964068982">
                <text:p>42646.8964068982</text:p>
              </table:table-cell>
              <table:table-cell office:value-type="float" office:value="0.0141503758020165">
                <text:p>0.0141503758020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646.8964218519">
                <text:p>42646.8964218519</text:p>
              </table:table-cell>
              <table:table-cell office:value-type="float" office:value="0.0126170302474794">
                <text:p>0.01261703024747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646.8964368056">
                <text:p>42646.8964368056</text:p>
              </table:table-cell>
              <table:table-cell office:value-type="float" office:value="0.0125004949587534">
                <text:p>0.01250049495875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646.8964517361">
                <text:p>42646.8964517361</text:p>
              </table:table-cell>
              <table:table-cell office:value-type="float" office:value="0.0125184692942255">
                <text:p>0.0125184692942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646.8964701505">
                <text:p>42646.8964701505</text:p>
              </table:table-cell>
              <table:table-cell office:value-type="float" office:value="0.0119534463794684">
                <text:p>0.0119534463794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46.8964850926">
                <text:p>42646.8964850926</text:p>
              </table:table-cell>
              <table:table-cell office:value-type="float" office:value="0.0113137121906508">
                <text:p>0.01131371219065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646.8965008102">
                <text:p>42646.8965008102</text:p>
              </table:table-cell>
              <table:table-cell office:value-type="float" office:value="0.0110762969752521">
                <text:p>0.01107629697525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646.8965161574">
                <text:p>42646.8965161574</text:p>
              </table:table-cell>
              <table:table-cell office:value-type="float" office:value="0.0110700824931256">
                <text:p>0.0110700824931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646.8965311111">
                <text:p>42646.8965311111</text:p>
              </table:table-cell>
              <table:table-cell office:value-type="float" office:value="0.0111599083409716">
                <text:p>0.0111599083409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646.8965460648">
                <text:p>42646.8965460648</text:p>
              </table:table-cell>
              <table:table-cell office:value-type="float" office:value="0.0113352062328139">
                <text:p>0.0113352062328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646.8965610301">
                <text:p>42646.8965610301</text:p>
              </table:table-cell>
              <table:table-cell office:value-type="float" office:value="0.0114848120989918">
                <text:p>0.01148481209899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646.8965759954">
                <text:p>42646.8965759954</text:p>
              </table:table-cell>
              <table:table-cell office:value-type="float" office:value="0.0114418331805683">
                <text:p>0.01144183318056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46.8965942245">
                <text:p>42646.8965942245</text:p>
              </table:table-cell>
              <table:table-cell office:value-type="float" office:value="0.0117638771769019">
                <text:p>0.0117638771769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646.8966091782">
                <text:p>42646.8966091782</text:p>
              </table:table-cell>
              <table:table-cell office:value-type="float" office:value="0.0133158661778185">
                <text:p>0.0133158661778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646.8966248611">
                <text:p>42646.8966248611</text:p>
              </table:table-cell>
              <table:table-cell office:value-type="float" office:value="0.0148769202566453">
                <text:p>0.01487692025664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646.896640162">
                <text:p>42646.896640162</text:p>
              </table:table-cell>
              <table:table-cell office:value-type="float" office:value="0.0149459303391384">
                <text:p>0.0149459303391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646.8966551273">
                <text:p>42646.8966551273</text:p>
              </table:table-cell>
              <table:table-cell office:value-type="float" office:value="0.0149618790100825">
                <text:p>0.0149618790100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646.896670081">
                <text:p>42646.896670081</text:p>
              </table:table-cell>
              <table:table-cell office:value-type="float" office:value="0.0146386526122823">
                <text:p>0.0146386526122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646.8966850463">
                <text:p>42646.8966850463</text:p>
              </table:table-cell>
              <table:table-cell office:value-type="float" office:value="0.0141303941338222">
                <text:p>0.01413039413382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646.8967034722">
                <text:p>42646.8967034722</text:p>
              </table:table-cell>
              <table:table-cell office:value-type="float" office:value="0.0138044821264895">
                <text:p>0.0138044821264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646.8967184375">
                <text:p>42646.8967184375</text:p>
              </table:table-cell>
              <table:table-cell office:value-type="float" office:value="0.0137870210815765">
                <text:p>0.0137870210815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646.8967341204">
                <text:p>42646.8967341204</text:p>
              </table:table-cell>
              <table:table-cell office:value-type="float" office:value="0.013985490375802">
                <text:p>0.013985490375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646.8967493982">
                <text:p>42646.8967493982</text:p>
              </table:table-cell>
              <table:table-cell office:value-type="float" office:value="0.0144825022914757">
                <text:p>0.0144825022914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646.8967643056">
                <text:p>42646.8967643056</text:p>
              </table:table-cell>
              <table:table-cell office:value-type="float" office:value="0.0148985792850596">
                <text:p>0.01489857928505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646.8967792593">
                <text:p>42646.8967792593</text:p>
              </table:table-cell>
              <table:table-cell office:value-type="float" office:value="0.0148804399633364">
                <text:p>0.0148804399633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646.8967942245">
                <text:p>42646.8967942245</text:p>
              </table:table-cell>
              <table:table-cell office:value-type="float" office:value="0.0148670119156737">
                <text:p>0.0148670119156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646.8968091435">
                <text:p>42646.8968091435</text:p>
              </table:table-cell>
              <table:table-cell office:value-type="float" office:value="0.015262777268561">
                <text:p>0.015262777268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646.8968274306">
                <text:p>42646.8968274306</text:p>
              </table:table-cell>
              <table:table-cell office:value-type="float" office:value="0.0158615307057745">
                <text:p>0.01586153070577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646.896842338">
                <text:p>42646.896842338</text:p>
              </table:table-cell>
              <table:table-cell office:value-type="float" office:value="0.0159978826764436">
                <text:p>0.0159978826764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646.8968579977">
                <text:p>42646.8968579977</text:p>
              </table:table-cell>
              <table:table-cell office:value-type="float" office:value="0.0160165169569203">
                <text:p>0.0160165169569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646.8968732639">
                <text:p>42646.8968732639</text:p>
              </table:table-cell>
              <table:table-cell office:value-type="float" office:value="0.0153326214482127">
                <text:p>0.0153326214482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646.8968882639">
                <text:p>42646.8968882639</text:p>
              </table:table-cell>
              <table:table-cell office:value-type="float" office:value="0.0138043171402383">
                <text:p>0.01380431714023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646.8969031944">
                <text:p>42646.8969031944</text:p>
              </table:table-cell>
              <table:table-cell office:value-type="float" office:value="0.0125036846929423">
                <text:p>0.0125036846929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646.8969181134">
                <text:p>42646.8969181134</text:p>
              </table:table-cell>
              <table:table-cell office:value-type="float" office:value="0.0125187992667278">
                <text:p>0.01251879926672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646.8969364468">
                <text:p>42646.8969364468</text:p>
              </table:table-cell>
              <table:table-cell office:value-type="float" office:value="0.0124832080659945">
                <text:p>0.01248320806599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646.8969513889">
                <text:p>42646.8969513889</text:p>
              </table:table-cell>
              <table:table-cell office:value-type="float" office:value="0.0118090467461045">
                <text:p>0.01180904674610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646.8969670486">
                <text:p>42646.8969670486</text:p>
              </table:table-cell>
              <table:table-cell office:value-type="float" office:value="0.0111597433547204">
                <text:p>0.0111597433547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646.8969823611">
                <text:p>42646.8969823611</text:p>
              </table:table-cell>
              <table:table-cell office:value-type="float" office:value="0.0110776351970669">
                <text:p>0.01107763519706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646.8969972801">
                <text:p>42646.8969972801</text:p>
              </table:table-cell>
              <table:table-cell office:value-type="float" office:value="0.0110742804766269">
                <text:p>0.01107428047662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646.8970122107">
                <text:p>42646.8970122107</text:p>
              </table:table-cell>
              <table:table-cell office:value-type="float" office:value="0.0111906416131989">
                <text:p>0.0111906416131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46.8970271412">
                <text:p>42646.8970271412</text:p>
              </table:table-cell>
              <table:table-cell office:value-type="float" office:value="0.0113585517873511">
                <text:p>0.01135855178735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646.8970420833">
                <text:p>42646.8970420833</text:p>
              </table:table-cell>
              <table:table-cell office:value-type="float" office:value="0.0114525756186984">
                <text:p>0.01145257561869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646.8970603704">
                <text:p>42646.8970603704</text:p>
              </table:table-cell>
              <table:table-cell office:value-type="float" office:value="0.0114100916590284">
                <text:p>0.0114100916590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46.8970753588">
                <text:p>42646.8970753588</text:p>
              </table:table-cell>
              <table:table-cell office:value-type="float" office:value="0.0121054078826764">
                <text:p>0.01210540788267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646.8970910069">
                <text:p>42646.8970910069</text:p>
              </table:table-cell>
              <table:table-cell office:value-type="float" office:value="0.0137440329972502">
                <text:p>0.01374403299725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646.8971062847">
                <text:p>42646.8971062847</text:p>
              </table:table-cell>
              <table:table-cell office:value-type="float" office:value="0.0149647296058662">
                <text:p>0.0149647296058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646.8971212153">
                <text:p>42646.8971212153</text:p>
              </table:table-cell>
              <table:table-cell office:value-type="float" office:value="0.0149578460128323">
                <text:p>0.01495784601283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646.8971361806">
                <text:p>42646.8971361806</text:p>
              </table:table-cell>
              <table:table-cell office:value-type="float" office:value="0.0149679285059578">
                <text:p>0.01496792850595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646.8971511343">
                <text:p>42646.8971511343</text:p>
              </table:table-cell>
              <table:table-cell office:value-type="float" office:value="0.014528670944088">
                <text:p>0.014528670944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646.897169456">
                <text:p>42646.897169456</text:p>
              </table:table-cell>
              <table:table-cell office:value-type="float" office:value="0.0138817231897342">
                <text:p>0.0138817231897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646.8971843866">
                <text:p>42646.8971843866</text:p>
              </table:table-cell>
              <table:table-cell office:value-type="float" office:value="0.0137900458295142">
                <text:p>0.0137900458295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646.8972000347">
                <text:p>42646.8972000347</text:p>
              </table:table-cell>
              <table:table-cell office:value-type="float" office:value="0.0137779468377635">
                <text:p>0.0137779468377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646.8972153356">
                <text:p>42646.8972153356</text:p>
              </table:table-cell>
              <table:table-cell office:value-type="float" office:value="0.0140892575618698">
                <text:p>0.01408925756186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646.8972302662">
                <text:p>42646.8972302662</text:p>
              </table:table-cell>
              <table:table-cell office:value-type="float" office:value="0.014574683776352">
                <text:p>0.0145746837763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646.8972451968">
                <text:p>42646.8972451968</text:p>
              </table:table-cell>
              <table:table-cell office:value-type="float" office:value="0.0148809440879927">
                <text:p>0.0148809440879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646.8972601852">
                <text:p>42646.8972601852</text:p>
              </table:table-cell>
              <table:table-cell office:value-type="float" office:value="0.0148678551787351">
                <text:p>0.0148678551787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646.8972751505">
                <text:p>42646.8972751505</text:p>
              </table:table-cell>
              <table:table-cell office:value-type="float" office:value="0.0148948854262145">
                <text:p>0.01489488542621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646.8972869792">
                <text:p>42646.8972869792</text:p>
              </table:table-cell>
              <table:table-cell office:value-type="float" office:value="0.0152587442713107">
                <text:p>0.0152587442713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646.8973019213">
                <text:p>42646.8973019213</text:p>
              </table:table-cell>
              <table:table-cell office:value-type="float" office:value="0.0157527314390467">
                <text:p>0.01575273143904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646.8973176042">
                <text:p>42646.8973176042</text:p>
              </table:table-cell>
              <table:table-cell office:value-type="float" office:value="0.0159977085242896">
                <text:p>0.01599770852428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646.8973329282">
                <text:p>42646.8973329282</text:p>
              </table:table-cell>
              <table:table-cell office:value-type="float" office:value="0.0160082859761687">
                <text:p>0.0160082859761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646.8973478704">
                <text:p>42646.8973478704</text:p>
              </table:table-cell>
              <table:table-cell office:value-type="float" office:value="0.0156670944087993">
                <text:p>0.0156670944087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646.8973628241">
                <text:p>42646.8973628241</text:p>
              </table:table-cell>
              <table:table-cell office:value-type="float" office:value="0.014165316223648">
                <text:p>0.0141653162236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646.8973777778">
                <text:p>42646.8973777778</text:p>
              </table:table-cell>
              <table:table-cell office:value-type="float" office:value="0.0126371769019248">
                <text:p>0.01263717690192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646.8973927083">
                <text:p>42646.8973927083</text:p>
              </table:table-cell>
              <table:table-cell office:value-type="float" office:value="0.0125162786434464">
                <text:p>0.0125162786434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646.8974110532">
                <text:p>42646.8974110532</text:p>
              </table:table-cell>
              <table:table-cell office:value-type="float" office:value="0.0125320623281393">
                <text:p>0.01253206232813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646.8974268866">
                <text:p>42646.8974268866</text:p>
              </table:table-cell>
              <table:table-cell office:value-type="float" office:value="0.0119195325389551">
                <text:p>0.01191953253895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646.8974421875">
                <text:p>42646.8974421875</text:p>
              </table:table-cell>
              <table:table-cell office:value-type="float" office:value="0.0112653620531622">
                <text:p>0.01126536205316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646.8974571296">
                <text:p>42646.8974571296</text:p>
              </table:table-cell>
              <table:table-cell office:value-type="float" office:value="0.0110781393217232">
                <text:p>0.0110781393217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646.8974720833">
                <text:p>42646.8974720833</text:p>
              </table:table-cell>
              <table:table-cell office:value-type="float" office:value="0.0110737763519707">
                <text:p>0.0110737763519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646.8974870486">
                <text:p>42646.8974870486</text:p>
              </table:table-cell>
              <table:table-cell office:value-type="float" office:value="0.0111490009165903">
                <text:p>0.01114900091659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646.8975019792">
                <text:p>42646.8975019792</text:p>
              </table:table-cell>
              <table:table-cell office:value-type="float" office:value="0.0112935655362053">
                <text:p>0.01129356553620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646.8975202662">
                <text:p>42646.8975202662</text:p>
              </table:table-cell>
              <table:table-cell office:value-type="float" office:value="0.0114403208065995">
                <text:p>0.01144032080659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646.8975352083">
                <text:p>42646.8975352083</text:p>
              </table:table-cell>
              <table:table-cell office:value-type="float" office:value="0.0114105957836847">
                <text:p>0.0114105957836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646.8975509028">
                <text:p>42646.8975509028</text:p>
              </table:table-cell>
              <table:table-cell office:value-type="float" office:value="0.0118384326306141">
                <text:p>0.01183843263061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646.8975662153">
                <text:p>42646.8975662153</text:p>
              </table:table-cell>
              <table:table-cell office:value-type="float" office:value="0.0134597616865261">
                <text:p>0.01345976168652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646.897581169">
                <text:p>42646.897581169</text:p>
              </table:table-cell>
              <table:table-cell office:value-type="float" office:value="0.0149259486709441">
                <text:p>0.0149259486709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46.8975961227">
                <text:p>42646.8975961227</text:p>
              </table:table-cell>
              <table:table-cell office:value-type="float" office:value="0.0149554995417049">
                <text:p>0.0149554995417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646.8976110648">
                <text:p>42646.8976110648</text:p>
              </table:table-cell>
              <table:table-cell office:value-type="float" office:value="0.0149682584784601">
                <text:p>0.0149682584784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646.8976260185">
                <text:p>42646.8976260185</text:p>
              </table:table-cell>
              <table:table-cell office:value-type="float" office:value="0.014629248395967">
                <text:p>0.014629248395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646.8976443171">
                <text:p>42646.8976443171</text:p>
              </table:table-cell>
              <table:table-cell office:value-type="float" office:value="0.0139861594867094">
                <text:p>0.0139861594867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646.8976600463">
                <text:p>42646.8976600463</text:p>
              </table:table-cell>
              <table:table-cell office:value-type="float" office:value="0.0137923923006416">
                <text:p>0.01379239230064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646.8976753472">
                <text:p>42646.8976753472</text:p>
              </table:table-cell>
              <table:table-cell office:value-type="float" office:value="0.0137779468377635">
                <text:p>0.01377794683776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646.8976903009">
                <text:p>42646.8976903009</text:p>
              </table:table-cell>
              <table:table-cell office:value-type="float" office:value="0.0139858203483043">
                <text:p>0.0139858203483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646.8977052662">
                <text:p>42646.8977052662</text:p>
              </table:table-cell>
              <table:table-cell office:value-type="float" office:value="0.0144699083409716">
                <text:p>0.0144699083409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646.8977202083">
                <text:p>42646.8977202083</text:p>
              </table:table-cell>
              <table:table-cell office:value-type="float" office:value="0.014888670944088">
                <text:p>0.0148886709440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646.897735162">
                <text:p>42646.897735162</text:p>
              </table:table-cell>
              <table:table-cell office:value-type="float" office:value="0.0148722181484876">
                <text:p>0.01487221814848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646.8977535301">
                <text:p>42646.8977535301</text:p>
              </table:table-cell>
              <table:table-cell office:value-type="float" office:value="0.0149037855178735">
                <text:p>0.0149037855178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646.8977684607">
                <text:p>42646.8977684607</text:p>
              </table:table-cell>
              <table:table-cell office:value-type="float" office:value="0.0153885334555454">
                <text:p>0.0153885334555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46.8977841551">
                <text:p>42646.8977841551</text:p>
              </table:table-cell>
              <table:table-cell office:value-type="float" office:value="0.0159110724106324">
                <text:p>0.01591107241063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646.8977995139">
                <text:p>42646.8977995139</text:p>
              </table:table-cell>
              <table:table-cell office:value-type="float" office:value="0.0160005682859762">
                <text:p>0.01600056828597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46.8978144445">
                <text:p>42646.8978144445</text:p>
              </table:table-cell>
              <table:table-cell office:value-type="float" office:value="0.0160220623281393">
                <text:p>0.01602206232813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646.8978294097">
                <text:p>42646.8978294097</text:p>
              </table:table-cell>
              <table:table-cell office:value-type="float" office:value="0.0153129789184235">
                <text:p>0.01531297891842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646.8978443634">
                <text:p>42646.8978443634</text:p>
              </table:table-cell>
              <table:table-cell office:value-type="float" office:value="0.0137868469294225">
                <text:p>0.0137868469294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646.8978593287">
                <text:p>42646.8978593287</text:p>
              </table:table-cell>
              <table:table-cell office:value-type="float" office:value="0.0125132630614116">
                <text:p>0.0125132630614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646.897877581">
                <text:p>42646.897877581</text:p>
              </table:table-cell>
              <table:table-cell office:value-type="float" office:value="0.0125193033913841">
                <text:p>0.0125193033913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646.8978932639">
                <text:p>42646.8978932639</text:p>
              </table:table-cell>
              <table:table-cell office:value-type="float" office:value="0.0124519706691109">
                <text:p>0.01245197066911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646.8979085764">
                <text:p>42646.8979085764</text:p>
              </table:table-cell>
              <table:table-cell office:value-type="float" office:value="0.0117452428964253">
                <text:p>0.01174524289642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646.8979235301">
                <text:p>42646.8979235301</text:p>
              </table:table-cell>
              <table:table-cell office:value-type="float" office:value="0.0111357286892759">
                <text:p>0.01113572868927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646.8979384838">
                <text:p>42646.8979384838</text:p>
              </table:table-cell>
              <table:table-cell office:value-type="float" office:value="0.0110752887259395">
                <text:p>0.0110752887259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646.8979534144">
                <text:p>42646.8979534144</text:p>
              </table:table-cell>
              <table:table-cell office:value-type="float" office:value="0.0110625206232814">
                <text:p>0.01106252062328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646.8979683565">
                <text:p>42646.8979683565</text:p>
              </table:table-cell>
              <table:table-cell office:value-type="float" office:value="0.0111520164986251">
                <text:p>0.0111520164986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646.8979865162">
                <text:p>42646.8979865162</text:p>
              </table:table-cell>
              <table:table-cell office:value-type="float" office:value="0.0113788634280477">
                <text:p>0.0113788634280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646.8980022569">
                <text:p>42646.8980022569</text:p>
              </table:table-cell>
              <table:table-cell office:value-type="float" office:value="0.0114322639780018">
                <text:p>0.0114322639780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646.8980175347">
                <text:p>42646.8980175347</text:p>
              </table:table-cell>
              <table:table-cell office:value-type="float" office:value="0.0113901191567369">
                <text:p>0.01139011915673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646.8980324653">
                <text:p>42646.8980324653</text:p>
              </table:table-cell>
              <table:table-cell office:value-type="float" office:value="0.012238725939505">
                <text:p>0.0122387259395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646.8980474306">
                <text:p>42646.8980474306</text:p>
              </table:table-cell>
              <table:table-cell office:value-type="float" office:value="0.0138209349220898">
                <text:p>0.0138209349220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646.8980623843">
                <text:p>42646.8980623843</text:p>
              </table:table-cell>
              <table:table-cell office:value-type="float" office:value="0.0149679285059578">
                <text:p>0.01496792850595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646.8980772917">
                <text:p>42646.8980772917</text:p>
              </table:table-cell>
              <table:table-cell office:value-type="float" office:value="0.0149598625114574">
                <text:p>0.0149598625114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646.8980922454">
                <text:p>42646.8980922454</text:p>
              </table:table-cell>
              <table:table-cell office:value-type="float" office:value="0.0149625481209899">
                <text:p>0.01496254812098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646.8981107986">
                <text:p>42646.8981107986</text:p>
              </table:table-cell>
              <table:table-cell office:value-type="float" office:value="0.0143795692025665">
                <text:p>0.01437956920256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646.8981265278">
                <text:p>42646.8981265278</text:p>
              </table:table-cell>
              <table:table-cell office:value-type="float" office:value="0.0138427681026581">
                <text:p>0.01384276810265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646.8981418403">
                <text:p>42646.8981418403</text:p>
              </table:table-cell>
              <table:table-cell office:value-type="float" office:value="0.0137893675527039">
                <text:p>0.013789367552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646.8981567824">
                <text:p>42646.8981567824</text:p>
              </table:table-cell>
              <table:table-cell office:value-type="float" office:value="0.0137705591200733">
                <text:p>0.01377055912007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646.898171794">
                <text:p>42646.898171794</text:p>
              </table:table-cell>
              <table:table-cell office:value-type="float" office:value="0.0140907699358387">
                <text:p>0.01409076993583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646.8981867477">
                <text:p>42646.8981867477</text:p>
              </table:table-cell>
              <table:table-cell office:value-type="float" office:value="0.0145830797433547">
                <text:p>0.01458307974335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646.8982016898">
                <text:p>42646.8982016898</text:p>
              </table:table-cell>
              <table:table-cell office:value-type="float" office:value="0.0148814482126489">
                <text:p>0.01488144821264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646.8982200579">
                <text:p>42646.8982200579</text:p>
              </table:table-cell>
              <table:table-cell office:value-type="float" office:value="0.0148646562786434">
                <text:p>0.0148646562786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646.8982283102">
                <text:p>42646.8982283102</text:p>
              </table:table-cell>
              <table:table-cell office:value-type="float" office:value="0.0148651604032997">
                <text:p>0.0148651604032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646.8982436343">
                <text:p>42646.8982436343</text:p>
              </table:table-cell>
              <table:table-cell office:value-type="float" office:value="0.0152970302474794">
                <text:p>0.01529703024747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646.8982585995">
                <text:p>42646.8982585995</text:p>
              </table:table-cell>
              <table:table-cell office:value-type="float" office:value="0.0157891659028414">
                <text:p>0.01578916590284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646.8982735648">
                <text:p>42646.8982735648</text:p>
              </table:table-cell>
              <table:table-cell office:value-type="float" office:value="0.016001906507791">
                <text:p>0.01600190650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646.8982885185">
                <text:p>42646.8982885185</text:p>
              </table:table-cell>
              <table:table-cell office:value-type="float" office:value="0.016028267644363">
                <text:p>0.016028267644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646.8983034722">
                <text:p>42646.8983034722</text:p>
              </table:table-cell>
              <table:table-cell office:value-type="float" office:value="0.0157597800183318">
                <text:p>0.01575978001833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646.8983184028">
                <text:p>42646.8983184028</text:p>
              </table:table-cell>
              <table:table-cell office:value-type="float" office:value="0.014248093492209">
                <text:p>0.0142480934922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646.8983367014">
                <text:p>42646.8983367014</text:p>
              </table:table-cell>
              <table:table-cell office:value-type="float" office:value="0.0125203116406966">
                <text:p>0.01252031164069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646.8983450347">
                <text:p>42646.8983450347</text:p>
              </table:table-cell>
              <table:table-cell office:value-type="float" office:value="0.0125134280476627">
                <text:p>0.01251342804766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646.8983603357">
                <text:p>42646.8983603357</text:p>
              </table:table-cell>
              <table:table-cell office:value-type="float" office:value="0.0125219890009166">
                <text:p>0.01252198900091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46.8983752662">
                <text:p>42646.8983752662</text:p>
              </table:table-cell>
              <table:table-cell office:value-type="float" office:value="0.012284738771769">
                <text:p>0.0122847387717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646.8983902083">
                <text:p>42646.8983902083</text:p>
              </table:table-cell>
              <table:table-cell office:value-type="float" office:value="0.0116077268560953">
                <text:p>0.01160772685609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646.8984051505">
                <text:p>42646.8984051505</text:p>
              </table:table-cell>
              <table:table-cell office:value-type="float" office:value="0.0110850229147571">
                <text:p>0.01108502291475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646.8984201157">
                <text:p>42646.8984201157</text:p>
              </table:table-cell>
              <table:table-cell office:value-type="float" office:value="0.0110660494958753">
                <text:p>0.01106604949587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646.8984350694">
                <text:p>42646.8984350694</text:p>
              </table:table-cell>
              <table:table-cell office:value-type="float" office:value="0.0110475802016499">
                <text:p>0.01104758020164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646.8984532986">
                <text:p>42646.8984532986</text:p>
              </table:table-cell>
              <table:table-cell office:value-type="float" office:value="0.0112037396883593">
                <text:p>0.01120373968835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646.8984689931">
                <text:p>42646.8984689931</text:p>
              </table:table-cell>
              <table:table-cell office:value-type="float" office:value="0.0114359578368469">
                <text:p>0.01143595783684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646.898484294">
                <text:p>42646.898484294</text:p>
              </table:table-cell>
              <table:table-cell office:value-type="float" office:value="0.0114171494042163">
                <text:p>0.01141714940421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646.8984992477">
                <text:p>42646.8984992477</text:p>
              </table:table-cell>
              <table:table-cell office:value-type="float" office:value="0.0113889367552704">
                <text:p>0.01138893675527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646.8985141783">
                <text:p>42646.8985141783</text:p>
              </table:table-cell>
              <table:table-cell office:value-type="float" office:value="0.0125862969752521">
                <text:p>0.0125862969752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646.8985291783">
                <text:p>42646.8985291783</text:p>
              </table:table-cell>
              <table:table-cell office:value-type="float" office:value="0.0141632997250229">
                <text:p>0.01416329972502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646.8985441319">
                <text:p>42646.8985441319</text:p>
              </table:table-cell>
              <table:table-cell office:value-type="float" office:value="0.0149608707607699">
                <text:p>0.01496087076076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646.8985590857">
                <text:p>42646.8985590857</text:p>
              </table:table-cell>
              <table:table-cell office:value-type="float" office:value="0.0149581851512374">
                <text:p>0.01495818515123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646.8985773496">
                <text:p>42646.8985773496</text:p>
              </table:table-cell>
              <table:table-cell office:value-type="float" office:value="0.0147946379468378">
                <text:p>0.01479463794683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46.8985930324">
                <text:p>42646.8985930324</text:p>
              </table:table-cell>
              <table:table-cell office:value-type="float" office:value="0.0142506141154904">
                <text:p>0.01425061411549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646.8986083102">
                <text:p>42646.8986083102</text:p>
              </table:table-cell>
              <table:table-cell office:value-type="float" office:value="0.013794738771769">
                <text:p>0.0137947387717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646.8986232639">
                <text:p>42646.8986232639</text:p>
              </table:table-cell>
              <table:table-cell office:value-type="float" office:value="0.0137801374885426">
                <text:p>0.0137801374885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46.898638206">
                <text:p>42646.898638206</text:p>
              </table:table-cell>
              <table:table-cell office:value-type="float" office:value="0.0137625022914757">
                <text:p>0.01376250229147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46.8986531482">
                <text:p>42646.8986531482</text:p>
              </table:table-cell>
              <table:table-cell office:value-type="float" office:value="0.0141787534372136">
                <text:p>0.0141787534372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646.898668125">
                <text:p>42646.898668125</text:p>
              </table:table-cell>
              <table:table-cell office:value-type="float" office:value="0.0146786159486709">
                <text:p>0.0146786159486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646.8986870602">
                <text:p>42646.8986870602</text:p>
              </table:table-cell>
              <table:table-cell office:value-type="float" office:value="0.014876416131989">
                <text:p>0.014876416131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46.8986953241">
                <text:p>42646.8986953241</text:p>
              </table:table-cell>
              <table:table-cell office:value-type="float" office:value="0.0148757378551787">
                <text:p>0.01487573785517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646.8987106944">
                <text:p>42646.8987106944</text:p>
              </table:table-cell>
              <table:table-cell office:value-type="float" office:value="0.0149289734188818">
                <text:p>0.01492897341888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646.8987256482">
                <text:p>42646.8987256482</text:p>
              </table:table-cell>
              <table:table-cell office:value-type="float" office:value="0.0154169110907424">
                <text:p>0.01541691109074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646.8987405787">
                <text:p>42646.8987405787</text:p>
              </table:table-cell>
              <table:table-cell office:value-type="float" office:value="0.0158993125572869">
                <text:p>0.01589931255728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646.8987555324">
                <text:p>42646.8987555324</text:p>
              </table:table-cell>
              <table:table-cell office:value-type="float" office:value="0.0160186984417965">
                <text:p>0.01601869844179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46.8987704861">
                <text:p>42646.8987704861</text:p>
              </table:table-cell>
              <table:table-cell office:value-type="float" office:value="0.0160640329972502">
                <text:p>0.01606403299725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646.8987854282">
                <text:p>42646.8987854282</text:p>
              </table:table-cell>
              <table:table-cell office:value-type="float" office:value="0.0154540238313474">
                <text:p>0.01545402383134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646.8988036806">
                <text:p>42646.8988036806</text:p>
              </table:table-cell>
              <table:table-cell office:value-type="float" office:value="0.0135556370302475">
                <text:p>0.01355563703024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646.8988119907">
                <text:p>42646.8988119907</text:p>
              </table:table-cell>
              <table:table-cell office:value-type="float" office:value="0.0126888909257562">
                <text:p>0.01268889092575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646.8988273264">
                <text:p>42646.8988273264</text:p>
              </table:table-cell>
              <table:table-cell office:value-type="float" office:value="0.0125172868927589">
                <text:p>0.0125172868927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646.8988422801">
                <text:p>42646.8988422801</text:p>
              </table:table-cell>
              <table:table-cell office:value-type="float" office:value="0.0125266911090742">
                <text:p>0.01252669110907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646.8988572338">
                <text:p>42646.8988572338</text:p>
              </table:table-cell>
              <table:table-cell office:value-type="float" office:value="0.0121378185151237">
                <text:p>0.01213781851512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646.8988721759">
                <text:p>42646.8988721759</text:p>
              </table:table-cell>
              <table:table-cell office:value-type="float" office:value="0.0114784326306141">
                <text:p>0.01147843263061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646.8988871644">
                <text:p>42646.8988871644</text:p>
              </table:table-cell>
              <table:table-cell office:value-type="float" office:value="0.0110742804766269">
                <text:p>0.01107428047662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646.8989021181">
                <text:p>42646.8989021181</text:p>
              </table:table-cell>
              <table:table-cell office:value-type="float" office:value="0.0110435472043996">
                <text:p>0.0110435472043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646.8989203125">
                <text:p>42646.8989203125</text:p>
              </table:table-cell>
              <table:table-cell office:value-type="float" office:value="0.0110878826764436">
                <text:p>0.01108788267644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646.8989359954">
                <text:p>42646.8989359954</text:p>
              </table:table-cell>
              <table:table-cell office:value-type="float" office:value="0.011254106324473">
                <text:p>0.011254106324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646.8989513079">
                <text:p>42646.8989513079</text:p>
              </table:table-cell>
              <table:table-cell office:value-type="float" office:value="0.0114507332722273">
                <text:p>0.01145073327222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646.89896625">
                <text:p>42646.89896625</text:p>
              </table:table-cell>
              <table:table-cell office:value-type="float" office:value="0.01141664527956">
                <text:p>0.011416645279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646.8989812037">
                <text:p>42646.8989812037</text:p>
              </table:table-cell>
              <table:table-cell office:value-type="float" office:value="0.0114282309807516">
                <text:p>0.01142823098075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646.8989961227">
                <text:p>42646.8989961227</text:p>
              </table:table-cell>
              <table:table-cell office:value-type="float" office:value="0.0128929055912007">
                <text:p>0.0128929055912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646.8990110648">
                <text:p>42646.8990110648</text:p>
              </table:table-cell>
              <table:table-cell office:value-type="float" office:value="0.014451099908341">
                <text:p>0.0144510999083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646.8990260185">
                <text:p>42646.8990260185</text:p>
              </table:table-cell>
              <table:table-cell office:value-type="float" office:value="0.0149571769019248">
                <text:p>0.01495717690192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646.8990443403">
                <text:p>42646.8990443403</text:p>
              </table:table-cell>
              <table:table-cell office:value-type="float" office:value="0.0149581851512374">
                <text:p>0.01495818515123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646.8990600232">
                <text:p>42646.8990600232</text:p>
              </table:table-cell>
              <table:table-cell office:value-type="float" office:value="0.0146784509624198">
                <text:p>0.01467845096241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646.8990753588">
                <text:p>42646.8990753588</text:p>
              </table:table-cell>
              <table:table-cell office:value-type="float" office:value="0.0141495325389551">
                <text:p>0.01414953253895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646.8990903125">
                <text:p>42646.8990903125</text:p>
              </table:table-cell>
              <table:table-cell office:value-type="float" office:value="0.0137912190650779">
                <text:p>0.01379121906507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646.8991052662">
                <text:p>42646.8991052662</text:p>
              </table:table-cell>
              <table:table-cell office:value-type="float" office:value="0.0137724106324473">
                <text:p>0.01377241063244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646.8991202199">
                <text:p>42646.8991202199</text:p>
              </table:table-cell>
              <table:table-cell office:value-type="float" office:value="0.0137932263978002">
                <text:p>0.0137932263978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646.8991351852">
                <text:p>42646.8991351852</text:p>
              </table:table-cell>
              <table:table-cell office:value-type="float" office:value="0.0142685792850596">
                <text:p>0.01426857928505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646.8991535648">
                <text:p>42646.8991535648</text:p>
              </table:table-cell>
              <table:table-cell office:value-type="float" office:value="0.0148666727772686">
                <text:p>0.01486667277726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646.8991618403">
                <text:p>42646.8991618403</text:p>
              </table:table-cell>
              <table:table-cell office:value-type="float" office:value="0.014886993583868">
                <text:p>0.0148869935838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646.8991771528">
                <text:p>42646.8991771528</text:p>
              </table:table-cell>
              <table:table-cell office:value-type="float" office:value="0.0148846379468378">
                <text:p>0.0148846379468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646.8991921065">
                <text:p>42646.8991921065</text:p>
              </table:table-cell>
              <table:table-cell office:value-type="float" office:value="0.0149931072410632">
                <text:p>0.0149931072410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646.8992070602">
                <text:p>42646.8992070602</text:p>
              </table:table-cell>
              <table:table-cell office:value-type="float" office:value="0.0154818973418882">
                <text:p>0.01548189734188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646.8992220023">
                <text:p>42646.8992220023</text:p>
              </table:table-cell>
              <table:table-cell office:value-type="float" office:value="0.0159644637946838">
                <text:p>0.0159644637946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646.8992369907">
                <text:p>42646.8992369907</text:p>
              </table:table-cell>
              <table:table-cell office:value-type="float" office:value="0.0160529514207149">
                <text:p>0.0160529514207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646.8992519792">
                <text:p>42646.8992519792</text:p>
              </table:table-cell>
              <table:table-cell office:value-type="float" office:value="0.0160969477543538">
                <text:p>0.01609694775435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646.8992701968">
                <text:p>42646.8992701968</text:p>
              </table:table-cell>
              <table:table-cell office:value-type="float" office:value="0.0149193950504125">
                <text:p>0.0149193950504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646.8992859375">
                <text:p>42646.8992859375</text:p>
              </table:table-cell>
              <table:table-cell office:value-type="float" office:value="0.0132722089825848">
                <text:p>0.01327220898258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646.89930125">
                <text:p>42646.89930125</text:p>
              </table:table-cell>
              <table:table-cell office:value-type="float" office:value="0.0125204766269478">
                <text:p>0.01252047662694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646.8993162153">
                <text:p>42646.8993162153</text:p>
              </table:table-cell>
              <table:table-cell office:value-type="float" office:value="0.0125312282309808">
                <text:p>0.01253122823098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646.8993311574">
                <text:p>42646.8993311574</text:p>
              </table:table-cell>
              <table:table-cell office:value-type="float" office:value="0.0124056278643446">
                <text:p>0.01240562786434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646.8993460995">
                <text:p>42646.8993460995</text:p>
              </table:table-cell>
              <table:table-cell office:value-type="float" office:value="0.011713006416132">
                <text:p>0.0117130064161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646.8993610532">
                <text:p>42646.8993610532</text:p>
              </table:table-cell>
              <table:table-cell office:value-type="float" office:value="0.0111001374885426">
                <text:p>0.0111001374885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646.8993760417">
                <text:p>42646.8993760417</text:p>
              </table:table-cell>
              <table:table-cell office:value-type="float" office:value="0.0110363336388634">
                <text:p>0.0110363336388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646.8993942477">
                <text:p>42646.8993942477</text:p>
              </table:table-cell>
              <table:table-cell office:value-type="float" office:value="0.0110386801099908">
                <text:p>0.01103868010999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646.8994095486">
                <text:p>42646.8994095486</text:p>
              </table:table-cell>
              <table:table-cell office:value-type="float" office:value="0.011181906507791">
                <text:p>0.0111819065077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646.8994245602">
                <text:p>42646.8994245602</text:p>
              </table:table-cell>
              <table:table-cell office:value-type="float" office:value="0.0114072410632447">
                <text:p>0.0114072410632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646.8994395139">
                <text:p>42646.8994395139</text:p>
              </table:table-cell>
              <table:table-cell office:value-type="float" office:value="0.0114304124656279">
                <text:p>0.01143041246562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646.8994544329">
                <text:p>42646.8994544329</text:p>
              </table:table-cell>
              <table:table-cell office:value-type="float" office:value="0.011398845096242">
                <text:p>0.0113988450962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646.8994693866">
                <text:p>42646.8994693866</text:p>
              </table:table-cell>
              <table:table-cell office:value-type="float" office:value="0.0122582034830431">
                <text:p>0.0122582034830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646.8994843518">
                <text:p>42646.8994843518</text:p>
              </table:table-cell>
              <table:table-cell office:value-type="float" office:value="0.0138347021081577">
                <text:p>0.01383470210815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646.8995034838">
                <text:p>42646.8995034838</text:p>
              </table:table-cell>
              <table:table-cell office:value-type="float" office:value="0.0149588542621448">
                <text:p>0.01495885426214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646.8995117246">
                <text:p>42646.8995117246</text:p>
              </table:table-cell>
              <table:table-cell office:value-type="float" office:value="0.014953987167736">
                <text:p>0.0149539871677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646.899527037">
                <text:p>42646.899527037</text:p>
              </table:table-cell>
              <table:table-cell office:value-type="float" office:value="0.0149632263978002">
                <text:p>0.01496322639780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646.8995419907">
                <text:p>42646.8995419907</text:p>
              </table:table-cell>
              <table:table-cell office:value-type="float" office:value="0.0145805591200733">
                <text:p>0.01458055912007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46.8995569213">
                <text:p>42646.8995569213</text:p>
              </table:table-cell>
              <table:table-cell office:value-type="float" office:value="0.0140628964252979">
                <text:p>0.01406289642529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646.899571875">
                <text:p>42646.899571875</text:p>
              </table:table-cell>
              <table:table-cell office:value-type="float" office:value="0.0137797983501375">
                <text:p>0.0137797983501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646.8995868403">
                <text:p>42646.8995868403</text:p>
              </table:table-cell>
              <table:table-cell office:value-type="float" office:value="0.0137599816681943">
                <text:p>0.01375998166819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646.8996018519">
                <text:p>42646.8996018519</text:p>
              </table:table-cell>
              <table:table-cell office:value-type="float" office:value="0.0138605591200733">
                <text:p>0.01386055912007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646.8996201157">
                <text:p>42646.8996201157</text:p>
              </table:table-cell>
              <table:table-cell office:value-type="float" office:value="0.0144655362053162">
                <text:p>0.01446553620531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646.8996283681">
                <text:p>42646.8996283681</text:p>
              </table:table-cell>
              <table:table-cell office:value-type="float" office:value="0.0147521631530706">
                <text:p>0.01475216315307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646.8996436921">
                <text:p>42646.8996436921</text:p>
              </table:table-cell>
              <table:table-cell office:value-type="float" office:value="0.0148927039413382">
                <text:p>0.01489270394133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646.8996586574">
                <text:p>42646.8996586574</text:p>
              </table:table-cell>
              <table:table-cell office:value-type="float" office:value="0.0148866544454629">
                <text:p>0.01488665444546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646.8996736111">
                <text:p>42646.8996736111</text:p>
              </table:table-cell>
              <table:table-cell office:value-type="float" office:value="0.0150800824931256">
                <text:p>0.01508008249312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646.8996885764">
                <text:p>42646.8996885764</text:p>
              </table:table-cell>
              <table:table-cell office:value-type="float" office:value="0.0155683684692942">
                <text:p>0.01556836846929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646.8997034491">
                <text:p>42646.8997034491</text:p>
              </table:table-cell>
              <table:table-cell office:value-type="float" office:value="0.0160326397800183">
                <text:p>0.0160326397800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646.8997183565">
                <text:p>42646.8997183565</text:p>
              </table:table-cell>
              <table:table-cell office:value-type="float" office:value="0.0160814940421632">
                <text:p>0.01608149404216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646.8997366667">
                <text:p>42646.8997366667</text:p>
              </table:table-cell>
              <table:table-cell office:value-type="float" office:value="0.0160613473877177">
                <text:p>0.01606134738771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646.8997449537">
                <text:p>42646.8997449537</text:p>
              </table:table-cell>
              <table:table-cell office:value-type="float" office:value="0.0153207057745188">
                <text:p>0.01532070577451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646.8997602894">
                <text:p>42646.8997602894</text:p>
              </table:table-cell>
              <table:table-cell office:value-type="float" office:value="0.013726067827681">
                <text:p>0.0137260678276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646.8997752778">
                <text:p>42646.8997752778</text:p>
              </table:table-cell>
              <table:table-cell office:value-type="float" office:value="0.0125204766269478">
                <text:p>0.01252047662694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646.8997902199">
                <text:p>42646.8997902199</text:p>
              </table:table-cell>
              <table:table-cell office:value-type="float" office:value="0.0125327406049496">
                <text:p>0.01253274060494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646.899805162">
                <text:p>42646.899805162</text:p>
              </table:table-cell>
              <table:table-cell office:value-type="float" office:value="0.0125426397800183">
                <text:p>0.01254263978001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646.8998201158">
                <text:p>42646.8998201158</text:p>
              </table:table-cell>
              <table:table-cell office:value-type="float" office:value="0.0119114757103575">
                <text:p>0.01191147571035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646.8998350695">
                <text:p>42646.8998350695</text:p>
              </table:table-cell>
              <table:table-cell office:value-type="float" office:value="0.0112440329972502">
                <text:p>0.01124403299725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646.8998533102">
                <text:p>42646.8998533102</text:p>
              </table:table-cell>
              <table:table-cell office:value-type="float" office:value="0.011023061411549">
                <text:p>0.0110230614115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646.8998689815">
                <text:p>42646.8998689815</text:p>
              </table:table-cell>
              <table:table-cell office:value-type="float" office:value="0.0110212190650779">
                <text:p>0.01102121906507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646.899884294">
                <text:p>42646.899884294</text:p>
              </table:table-cell>
              <table:table-cell office:value-type="float" office:value="0.0111411090742438">
                <text:p>0.01114110907424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646.8998992593">
                <text:p>42646.8998992593</text:p>
              </table:table-cell>
              <table:table-cell office:value-type="float" office:value="0.0113493125572869">
                <text:p>0.0113493125572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646.899914213">
                <text:p>42646.899914213</text:p>
              </table:table-cell>
              <table:table-cell office:value-type="float" office:value="0.011439651695692">
                <text:p>0.0114396516956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646.8999291435">
                <text:p>42646.8999291435</text:p>
              </table:table-cell>
              <table:table-cell office:value-type="float" office:value="0.0113991842346471">
                <text:p>0.01139918423464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646.8999440972">
                <text:p>42646.8999440972</text:p>
              </table:table-cell>
              <table:table-cell office:value-type="float" office:value="0.0118490100824931">
                <text:p>0.01184901008249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646.8999591088">
                <text:p>42646.8999591088</text:p>
              </table:table-cell>
              <table:table-cell office:value-type="float" office:value="0.0134478460128323">
                <text:p>0.01344784601283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646.8999773495">
                <text:p>42646.8999773495</text:p>
              </table:table-cell>
              <table:table-cell office:value-type="float" office:value="0.0149670852428964">
                <text:p>0.01496708524289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646.899992662">
                <text:p>42646.899992662</text:p>
              </table:table-cell>
              <table:table-cell office:value-type="float" office:value="0.0149561686526123">
                <text:p>0.01495616865261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646.9000075926">
                <text:p>42646.9000075926</text:p>
              </table:table-cell>
              <table:table-cell office:value-type="float" office:value="0.0149625481209899">
                <text:p>0.01496254812098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646.9000225463">
                <text:p>42646.9000225463</text:p>
              </table:table-cell>
              <table:table-cell office:value-type="float" office:value="0.0144987901008249">
                <text:p>0.01449879010082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646.9000374769">
                <text:p>42646.9000374769</text:p>
              </table:table-cell>
              <table:table-cell office:value-type="float" office:value="0.013973061411549">
                <text:p>0.0139730614115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646.9000524074">
                <text:p>42646.9000524074</text:p>
              </table:table-cell>
              <table:table-cell office:value-type="float" office:value="0.0137688817598533">
                <text:p>0.01376888175985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646.900067338">
                <text:p>42646.900067338</text:p>
              </table:table-cell>
              <table:table-cell office:value-type="float" office:value="0.0137537763519707">
                <text:p>0.01375377635197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646.9000864931">
                <text:p>42646.9000864931</text:p>
              </table:table-cell>
              <table:table-cell office:value-type="float" office:value="0.0140796883593034">
                <text:p>0.01407968835930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46.9000947685">
                <text:p>42646.9000947685</text:p>
              </table:table-cell>
              <table:table-cell office:value-type="float" office:value="0.014359422548121">
                <text:p>0.0143594225481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646.9001101042">
                <text:p>42646.9001101042</text:p>
              </table:table-cell>
              <table:table-cell office:value-type="float" office:value="0.0148738955087076">
                <text:p>0.01487389550870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646.9001250347">
                <text:p>42646.9001250347</text:p>
              </table:table-cell>
              <table:table-cell office:value-type="float" office:value="0.0148963978001833">
                <text:p>0.01489639780018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646.9001400463">
                <text:p>42646.9001400463</text:p>
              </table:table-cell>
              <table:table-cell office:value-type="float" office:value="0.0148806141154904">
                <text:p>0.01488061411549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646.9001549884">
                <text:p>42646.9001549884</text:p>
              </table:table-cell>
              <table:table-cell office:value-type="float" office:value="0.015190403299725">
                <text:p>0.0151904032997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646.9001699421">
                <text:p>42646.9001699421</text:p>
              </table:table-cell>
              <table:table-cell office:value-type="float" office:value="0.0156998350137489">
                <text:p>0.01569983501374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646.9001848958">
                <text:p>42646.9001848958</text:p>
              </table:table-cell>
              <table:table-cell office:value-type="float" office:value="0.0160736021998167">
                <text:p>0.01607360219981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646.900203125">
                <text:p>42646.900203125</text:p>
              </table:table-cell>
              <table:table-cell office:value-type="float" office:value="0.0161018148487626">
                <text:p>0.01610181484876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646.9002188079">
                <text:p>42646.9002188079</text:p>
              </table:table-cell>
              <table:table-cell office:value-type="float" office:value="0.0157641521539872">
                <text:p>0.01576415215398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646.9002340857">
                <text:p>42646.9002340857</text:p>
              </table:table-cell>
              <table:table-cell office:value-type="float" office:value="0.0141849587534372">
                <text:p>0.01418495875343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646.9002490509">
                <text:p>42646.9002490509</text:p>
              </table:table-cell>
              <table:table-cell office:value-type="float" office:value="0.0126440604949588">
                <text:p>0.01264406049495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46.9002640046">
                <text:p>42646.9002640046</text:p>
              </table:table-cell>
              <table:table-cell office:value-type="float" office:value="0.012533409715857">
                <text:p>0.0125334097158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646.9002789352">
                <text:p>42646.9002789352</text:p>
              </table:table-cell>
              <table:table-cell office:value-type="float" office:value="0.0125399541704858">
                <text:p>0.01253995417048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646.900293912">
                <text:p>42646.900293912</text:p>
              </table:table-cell>
              <table:table-cell office:value-type="float" office:value="0.0121010449129239">
                <text:p>0.01210104491292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646.9003087963">
                <text:p>42646.9003087963</text:p>
              </table:table-cell>
              <table:table-cell office:value-type="float" office:value="0.0114126122823098">
                <text:p>0.01141261228230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646.9003271644">
                <text:p>42646.9003271644</text:p>
              </table:table-cell>
              <table:table-cell office:value-type="float" office:value="0.0110218881759853">
                <text:p>0.01102188817598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46.9003424537">
                <text:p>42646.9003424537</text:p>
              </table:table-cell>
              <table:table-cell office:value-type="float" office:value="0.0110200458295142">
                <text:p>0.01102004582951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646.9003574074">
                <text:p>42646.9003574074</text:p>
              </table:table-cell>
              <table:table-cell office:value-type="float" office:value="0.0110979560036664">
                <text:p>0.01109795600366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646.9003723495">
                <text:p>42646.9003723495</text:p>
              </table:table-cell>
              <table:table-cell office:value-type="float" office:value="0.0112777818515124">
                <text:p>0.0112777818515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646.9003872801">
                <text:p>42646.9003872801</text:p>
              </table:table-cell>
              <table:table-cell office:value-type="float" office:value="0.0114520714940422">
                <text:p>0.01145207149404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646.9004022338">
                <text:p>42646.9004022338</text:p>
              </table:table-cell>
              <table:table-cell office:value-type="float" office:value="0.0114003574702108">
                <text:p>0.01140035747021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646.9004170949">
                <text:p>42646.9004170949</text:p>
              </table:table-cell>
              <table:table-cell office:value-type="float" office:value="0.0114247021081577">
                <text:p>0.01142470210815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646.9004363773">
                <text:p>42646.9004363773</text:p>
              </table:table-cell>
              <table:table-cell office:value-type="float" office:value="0.0133470944087993">
                <text:p>0.01334709440879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646.9004516898">
                <text:p>42646.9004516898</text:p>
              </table:table-cell>
              <table:table-cell office:value-type="float" office:value="0.014876416131989">
                <text:p>0.0148764161319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646.9004666667">
                <text:p>42646.9004666667</text:p>
              </table:table-cell>
              <table:table-cell office:value-type="float" office:value="0.0149558295142071">
                <text:p>0.01495582951420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646.9004816088">
                <text:p>42646.9004816088</text:p>
              </table:table-cell>
              <table:table-cell office:value-type="float" office:value="0.0149585151237397">
                <text:p>0.01495851512373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646.9004965625">
                <text:p>42646.9004965625</text:p>
              </table:table-cell>
              <table:table-cell office:value-type="float" office:value="0.0146358020164986">
                <text:p>0.01463580201649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646.9005115741">
                <text:p>42646.9005115741</text:p>
              </table:table-cell>
              <table:table-cell office:value-type="float" office:value="0.0141097433547204">
                <text:p>0.01410974335472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646.9005265162">
                <text:p>42646.9005265162</text:p>
              </table:table-cell>
              <table:table-cell office:value-type="float" office:value="0.013763006416132">
                <text:p>0.0137630064161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646.9005414468">
                <text:p>42646.9005414468</text:p>
              </table:table-cell>
              <table:table-cell office:value-type="float" office:value="0.0137527681026581">
                <text:p>0.01375276810265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646.9005604282">
                <text:p>42646.9005604282</text:p>
              </table:table-cell>
              <table:table-cell office:value-type="float" office:value="0.0139352795600367">
                <text:p>0.01393527956003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646.9005757176">
                <text:p>42646.9005757176</text:p>
              </table:table-cell>
              <table:table-cell office:value-type="float" office:value="0.0144556278643446">
                <text:p>0.01445562786434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646.9005906829">
                <text:p>42646.9005906829</text:p>
              </table:table-cell>
              <table:table-cell office:value-type="float" office:value="0.0149084876260312">
                <text:p>0.01490848762603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646.9006056482">
                <text:p>42646.9006056482</text:p>
              </table:table-cell>
              <table:table-cell office:value-type="float" office:value="0.0148891750687443">
                <text:p>0.0148891750687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646.9006205787">
                <text:p>42646.9006205787</text:p>
              </table:table-cell>
              <table:table-cell office:value-type="float" office:value="0.0148801099908341">
                <text:p>0.01488010999083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646.9006355324">
                <text:p>42646.9006355324</text:p>
              </table:table-cell>
              <table:table-cell office:value-type="float" office:value="0.0152768744271311">
                <text:p>0.01527687442713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646.9006504977">
                <text:p>42646.9006504977</text:p>
              </table:table-cell>
              <table:table-cell office:value-type="float" office:value="0.0157903391384051">
                <text:p>0.01579033913840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646.9006696412">
                <text:p>42646.9006696412</text:p>
              </table:table-cell>
              <table:table-cell office:value-type="float" office:value="0.0160910632447296">
                <text:p>0.01609106324472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646.9006849306">
                <text:p>42646.9006849306</text:p>
              </table:table-cell>
              <table:table-cell office:value-type="float" office:value="0.0161095417048579">
                <text:p>0.01610954170485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646.9006999537">
                <text:p>42646.9006999537</text:p>
              </table:table-cell>
              <table:table-cell office:value-type="float" office:value="0.0154886067827681">
                <text:p>0.01548860678276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646.9007149074">
                <text:p>42646.9007149074</text:p>
              </table:table-cell>
              <table:table-cell office:value-type="float" office:value="0.0139389734188818">
                <text:p>0.01393897341888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646.9007298611">
                <text:p>42646.9007298611</text:p>
              </table:table-cell>
              <table:table-cell office:value-type="float" office:value="0.0125409624197984">
                <text:p>0.01254096241979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646.9007448264">
                <text:p>42646.9007448264</text:p>
              </table:table-cell>
              <table:table-cell office:value-type="float" office:value="0.0125362603116407">
                <text:p>0.01253626031164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646.900759757">
                <text:p>42646.900759757</text:p>
              </table:table-cell>
              <table:table-cell office:value-type="float" office:value="0.0125287076076994">
                <text:p>0.01252870760769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646.9007747222">
                <text:p>42646.9007747222</text:p>
              </table:table-cell>
              <table:table-cell office:value-type="float" office:value="0.0119732630614116">
                <text:p>0.0119732630614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646.9007937037">
                <text:p>42646.9007937037</text:p>
              </table:table-cell>
              <table:table-cell office:value-type="float" office:value="0.0111424472960587">
                <text:p>0.01114244729605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646.9008090046">
                <text:p>42646.9008090046</text:p>
              </table:table-cell>
              <table:table-cell office:value-type="float" office:value="0.0110267552703941">
                <text:p>0.01102675527039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646.9008239583">
                <text:p>42646.9008239583</text:p>
              </table:table-cell>
              <table:table-cell office:value-type="float" office:value="0.0110235655362053">
                <text:p>0.01102356553620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646.9008389236">
                <text:p>42646.9008389236</text:p>
              </table:table-cell>
              <table:table-cell office:value-type="float" office:value="0.011136067827681">
                <text:p>0.0111360678276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646.9008538657">
                <text:p>42646.9008538657</text:p>
              </table:table-cell>
              <table:table-cell office:value-type="float" office:value="0.0113192575618698">
                <text:p>0.01131925756186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646.9008688194">
                <text:p>42646.9008688194</text:p>
              </table:table-cell>
              <table:table-cell office:value-type="float" office:value="0.0114263794683776">
                <text:p>0.01142637946837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646.900883831">
                <text:p>42646.900883831</text:p>
              </table:table-cell>
              <table:table-cell office:value-type="float" office:value="0.0113834005499542">
                <text:p>0.01138340054995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646.9009029051">
                <text:p>42646.9009029051</text:p>
              </table:table-cell>
              <table:table-cell office:value-type="float" office:value="0.0120424381301558">
                <text:p>0.01204243813015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646.9009182407">
                <text:p>42646.9009182407</text:p>
              </table:table-cell>
              <table:table-cell office:value-type="float" office:value="0.0136543721356554">
                <text:p>0.0136543721356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646.9009331944">
                <text:p>42646.9009331944</text:p>
              </table:table-cell>
              <table:table-cell office:value-type="float" office:value="0.0149709440879927">
                <text:p>0.01497094408799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646.9009481366">
                <text:p>42646.9009481366</text:p>
              </table:table-cell>
              <table:table-cell office:value-type="float" office:value="0.0149647296058662">
                <text:p>0.01496472960586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646.9009630787">
                <text:p>42646.9009630787</text:p>
              </table:table-cell>
              <table:table-cell office:value-type="float" office:value="0.0149623831347388">
                <text:p>0.01496238313473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646.900978044">
                <text:p>42646.900978044</text:p>
              </table:table-cell>
              <table:table-cell office:value-type="float" office:value="0.0145444546287809">
                <text:p>0.01454445462878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646.9009929745">
                <text:p>42646.9009929745</text:p>
              </table:table-cell>
              <table:table-cell office:value-type="float" office:value="0.0140157103574702">
                <text:p>0.0140157103574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646.9010079167">
                <text:p>42646.9010079167</text:p>
              </table:table-cell>
              <table:table-cell office:value-type="float" office:value="0.013759477543538">
                <text:p>0.0137594775435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46.9010195602">
                <text:p>42646.9010195602</text:p>
              </table:table-cell>
              <table:table-cell office:value-type="float" office:value="0.0137514207149404">
                <text:p>0.01375142071494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46.9010348727">
                <text:p>42646.9010348727</text:p>
              </table:table-cell>
              <table:table-cell office:value-type="float" office:value="0.0138033088909258">
                <text:p>0.01380330889092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46.9010498033">
                <text:p>42646.9010498033</text:p>
              </table:table-cell>
              <table:table-cell office:value-type="float" office:value="0.0142996425297892">
                <text:p>0.01429964252978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46.9010647917">
                <text:p>42646.9010647917</text:p>
              </table:table-cell>
              <table:table-cell office:value-type="float" office:value="0.0148018606782768">
                <text:p>0.01480186067827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46.9010797454">
                <text:p>42646.9010797454</text:p>
              </table:table-cell>
              <table:table-cell office:value-type="float" office:value="0.0148900183318057">
                <text:p>0.01489001833180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646.9010947106">
                <text:p>42646.9010947106</text:p>
              </table:table-cell>
              <table:table-cell office:value-type="float" office:value="0.0148858111824015">
                <text:p>0.01488581118240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646.9011096759">
                <text:p>42646.9011096759</text:p>
              </table:table-cell>
              <table:table-cell office:value-type="float" office:value="0.0151264344637947">
                <text:p>0.01512643446379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646.9011246412">
                <text:p>42646.9011246412</text:p>
              </table:table-cell>
              <table:table-cell office:value-type="float" office:value="0.0156397250229148">
                <text:p>0.01563972502291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646.9011361458">
                <text:p>42646.9011361458</text:p>
              </table:table-cell>
              <table:table-cell office:value-type="float" office:value="0.0160291109074244">
                <text:p>0.01602911090742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646.9011513657">
                <text:p>42646.9011513657</text:p>
              </table:table-cell>
              <table:table-cell office:value-type="float" office:value="0.0161053437213566">
                <text:p>0.01610534372135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646.901166331">
                <text:p>42646.901166331</text:p>
              </table:table-cell>
              <table:table-cell office:value-type="float" office:value="0.0161113840513291">
                <text:p>0.0161113840513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2646.9011812732">
                <text:p>42646.9011812732</text:p>
              </table:table-cell>
              <table:table-cell office:value-type="float" office:value="0.0152385976168653">
                <text:p>0.01523859761686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646.9011962384">
                <text:p>42646.9011962384</text:p>
              </table:table-cell>
              <table:table-cell office:value-type="float" office:value="0.0136876168652612">
                <text:p>0.01368761686526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646.9012112037">
                <text:p>42646.9012112037</text:p>
              </table:table-cell>
              <table:table-cell office:value-type="float" office:value="0.0125308890925756">
                <text:p>0.01253088909257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2646.9012262153">
                <text:p>42646.9012262153</text:p>
              </table:table-cell>
              <table:table-cell office:value-type="float" office:value="0.0125349220898259">
                <text:p>0.01253492208982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646.9012411574">
                <text:p>42646.9012411574</text:p>
              </table:table-cell>
              <table:table-cell office:value-type="float" office:value="0.0125036846929423">
                <text:p>0.01250368469294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646.9012601042">
                <text:p>42646.9012601042</text:p>
              </table:table-cell>
              <table:table-cell office:value-type="float" office:value="0.0116621264894592">
                <text:p>0.01166212648945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646.9012754051">
                <text:p>42646.9012754051</text:p>
              </table:table-cell>
              <table:table-cell office:value-type="float" office:value="0.0110608432630614">
                <text:p>0.0110608432630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646.9012903588">
                <text:p>42646.9012903588</text:p>
              </table:table-cell>
              <table:table-cell office:value-type="float" office:value="0.0110297800183318">
                <text:p>0.01102978001833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646.9013053125">
                <text:p>42646.9013053125</text:p>
              </table:table-cell>
              <table:table-cell office:value-type="float" office:value="0.0110366636113657">
                <text:p>0.01103666361136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646.9013202662">
                <text:p>42646.9013202662</text:p>
              </table:table-cell>
              <table:table-cell office:value-type="float" office:value="0.011173180568286">
                <text:p>0.0111731805682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646.9013352199">
                <text:p>42646.9013352199</text:p>
              </table:table-cell>
              <table:table-cell office:value-type="float" office:value="0.0113399083409716">
                <text:p>0.0113399083409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646.9013501736">
                <text:p>42646.9013501736</text:p>
              </table:table-cell>
              <table:table-cell office:value-type="float" office:value="0.0114052245646196">
                <text:p>0.01140522456461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646.9013693519">
                <text:p>42646.9013693519</text:p>
              </table:table-cell>
              <table:table-cell office:value-type="float" office:value="0.0113739963336389">
                <text:p>0.01137399633363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646.9013846644">
                <text:p>42646.9013846644</text:p>
              </table:table-cell>
              <table:table-cell office:value-type="float" office:value="0.0123320898258478">
                <text:p>0.01233208982584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646.9013996065">
                <text:p>42646.9013996065</text:p>
              </table:table-cell>
              <table:table-cell office:value-type="float" office:value="0.0139147937671861">
                <text:p>0.0139147937671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646.9014145833">
                <text:p>42646.9014145833</text:p>
              </table:table-cell>
              <table:table-cell office:value-type="float" office:value="0.0149816956920257">
                <text:p>0.01498169569202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646.9014295486">
                <text:p>42646.9014295486</text:p>
              </table:table-cell>
              <table:table-cell office:value-type="float" office:value="0.0149605316223648">
                <text:p>0.01496053162236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646.9014445023">
                <text:p>42646.9014445023</text:p>
              </table:table-cell>
              <table:table-cell office:value-type="float" office:value="0.0149405499541705">
                <text:p>0.01494054995417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646.9014594907">
                <text:p>42646.9014594907</text:p>
              </table:table-cell>
              <table:table-cell office:value-type="float" office:value="0.0144529422548121">
                <text:p>0.01445294225481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646.9014751852">
                <text:p>42646.9014751852</text:p>
              </table:table-cell>
              <table:table-cell office:value-type="float" office:value="0.0138986801099908">
                <text:p>0.01389868010999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646.901487037">
                <text:p>42646.901487037</text:p>
              </table:table-cell>
              <table:table-cell office:value-type="float" office:value="0.0137515857011916">
                <text:p>0.0137515857011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646.9015019676">
                <text:p>42646.9015019676</text:p>
              </table:table-cell>
              <table:table-cell office:value-type="float" office:value="0.0137572960586618">
                <text:p>0.01375729605866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646.9015169329">
                <text:p>42646.9015169329</text:p>
              </table:table-cell>
              <table:table-cell office:value-type="float" office:value="0.0138996883593034">
                <text:p>0.01389968835930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646.9015318634">
                <text:p>42646.9015318634</text:p>
              </table:table-cell>
              <table:table-cell office:value-type="float" office:value="0.0143983776351971">
                <text:p>0.01439837763519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646.9015468171">
                <text:p>42646.9015468171</text:p>
              </table:table-cell>
              <table:table-cell office:value-type="float" office:value="0.014874564619615">
                <text:p>0.0148745646196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646.9015617824">
                <text:p>42646.9015617824</text:p>
              </table:table-cell>
              <table:table-cell office:value-type="float" office:value="0.0148811182401467">
                <text:p>0.01488111824014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646.9015767361">
                <text:p>42646.9015767361</text:p>
              </table:table-cell>
              <table:table-cell office:value-type="float" office:value="0.0148984142988084">
                <text:p>0.01489841429880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2646.9015925694">
                <text:p>42646.9015925694</text:p>
              </table:table-cell>
              <table:table-cell office:value-type="float" office:value="0.0152664619615032">
                <text:p>0.01526646196150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646.901611088">
                <text:p>42646.901611088</text:p>
              </table:table-cell>
              <table:table-cell office:value-type="float" office:value="0.0158962969752521">
                <text:p>0.01589629697525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646.9016260417">
                <text:p>42646.9016260417</text:p>
              </table:table-cell>
              <table:table-cell office:value-type="float" office:value="0.0161031622364803">
                <text:p>0.01610316223648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646.9016409838">
                <text:p>42646.9016409838</text:p>
              </table:table-cell>
              <table:table-cell office:value-type="float" office:value="0.0161081943171402">
                <text:p>0.01610819431714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646.9016559491">
                <text:p>42646.9016559491</text:p>
              </table:table-cell>
              <table:table-cell office:value-type="float" office:value="0.0157038680109991">
                <text:p>0.01570386801099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646.9016708681">
                <text:p>42646.9016708681</text:p>
              </table:table-cell>
              <table:table-cell office:value-type="float" office:value="0.0141651512373969">
                <text:p>0.01416515123739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646.9016858218">
                <text:p>42646.9016858218</text:p>
              </table:table-cell>
              <table:table-cell office:value-type="float" office:value="0.0126403666361137">
                <text:p>0.01264036663611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646.9017007639">
                <text:p>42646.9017007639</text:p>
              </table:table-cell>
              <table:table-cell office:value-type="float" office:value="0.0125243446379468">
                <text:p>0.01252434463794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646.9017202894">
                <text:p>42646.9017202894</text:p>
              </table:table-cell>
              <table:table-cell office:value-type="float" office:value="0.0124879010082493">
                <text:p>0.01248790100824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2646.9017281945">
                <text:p>42646.9017281945</text:p>
              </table:table-cell>
              <table:table-cell office:value-type="float" office:value="0.0121698900091659">
                <text:p>0.01216989000916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646.901743125">
                <text:p>42646.901743125</text:p>
              </table:table-cell>
              <table:table-cell office:value-type="float" office:value="0.0114933822181485">
                <text:p>0.01149338221814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646.9017580787">
                <text:p>42646.9017580787</text:p>
              </table:table-cell>
              <table:table-cell office:value-type="float" office:value="0.0110235655362053">
                <text:p>0.01102356553620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646.9017730903">
                <text:p>42646.9017730903</text:p>
              </table:table-cell>
              <table:table-cell office:value-type="float" office:value="0.0110346471127406">
                <text:p>0.01103464711274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646.9017880556">
                <text:p>42646.9017880556</text:p>
              </table:table-cell>
              <table:table-cell office:value-type="float" office:value="0.0110653803849679">
                <text:p>0.01106538038496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646.9018030208">
                <text:p>42646.9018030208</text:p>
              </table:table-cell>
              <table:table-cell office:value-type="float" office:value="0.0111956736938588">
                <text:p>0.01119567369385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646.9018179514">
                <text:p>42646.9018179514</text:p>
              </table:table-cell>
              <table:table-cell office:value-type="float" office:value="0.0113766819431714">
                <text:p>0.01137668194317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646.9018369329">
                <text:p>42646.9018369329</text:p>
              </table:table-cell>
              <table:table-cell office:value-type="float" office:value="0.0113750045829514">
                <text:p>0.01137500458295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646.9018522338">
                <text:p>42646.9018522338</text:p>
              </table:table-cell>
              <table:table-cell office:value-type="float" office:value="0.0113592208982585">
                <text:p>0.01135922089825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646.9018671644">
                <text:p>42646.9018671644</text:p>
              </table:table-cell>
              <table:table-cell office:value-type="float" office:value="0.0127110540788268">
                <text:p>0.01271105407882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646.9018820949">
                <text:p>42646.9018820949</text:p>
              </table:table-cell>
              <table:table-cell office:value-type="float" office:value="0.0142919248395967">
                <text:p>0.01429192483959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646.9018970255">
                <text:p>42646.9018970255</text:p>
              </table:table-cell>
              <table:table-cell office:value-type="float" office:value="0.0149736296975252">
                <text:p>0.01497362969752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646.9019119792">
                <text:p>42646.9019119792</text:p>
              </table:table-cell>
              <table:table-cell office:value-type="float" office:value="0.0149549954170486">
                <text:p>0.01495499541704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646.9019269444">
                <text:p>42646.9019269444</text:p>
              </table:table-cell>
              <table:table-cell office:value-type="float" office:value="0.0148537488542621">
                <text:p>0.01485374885426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646.9019426273">
                <text:p>42646.9019426273</text:p>
              </table:table-cell>
              <table:table-cell office:value-type="float" office:value="0.0142964527956004">
                <text:p>0.01429645279560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646.9019609954">
                <text:p>42646.9019609954</text:p>
              </table:table-cell>
              <table:table-cell office:value-type="float" office:value="0.0137499083409716">
                <text:p>0.01374990834097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646.9019759259">
                <text:p>42646.9019759259</text:p>
              </table:table-cell>
              <table:table-cell office:value-type="float" office:value="0.0137640146654445">
                <text:p>0.01376401466544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646.9019908681">
                <text:p>42646.9019908681</text:p>
              </table:table-cell>
              <table:table-cell office:value-type="float" office:value="0.0137851695692026">
                <text:p>0.01378516956920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646.9020057986">
                <text:p>42646.9020057986</text:p>
              </table:table-cell>
              <table:table-cell office:value-type="float" office:value="0.0142346654445463">
                <text:p>0.01423466544454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646.9020207523">
                <text:p>42646.9020207523</text:p>
              </table:table-cell>
              <table:table-cell office:value-type="float" office:value="0.0147232813932172">
                <text:p>0.0147232813932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646.902035706">
                <text:p>42646.902035706</text:p>
              </table:table-cell>
              <table:table-cell office:value-type="float" office:value="0.0148921998166819">
                <text:p>0.01489219981668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646.9020506482">
                <text:p>42646.9020506482</text:p>
              </table:table-cell>
              <table:table-cell office:value-type="float" office:value="0.0149059670027498">
                <text:p>0.01490596700274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646.9020701736">
                <text:p>42646.9020701736</text:p>
              </table:table-cell>
              <table:table-cell office:value-type="float" office:value="0.0152285151237397">
                <text:p>0.01522851512373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646.9020780787">
                <text:p>42646.9020780787</text:p>
              </table:table-cell>
              <table:table-cell office:value-type="float" office:value="0.0154976810265811">
                <text:p>0.01549768102658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646.9020930093">
                <text:p>42646.9020930093</text:p>
              </table:table-cell>
              <table:table-cell office:value-type="float" office:value="0.0160076168652612">
                <text:p>0.01600761686526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646.902107963">
                <text:p>42646.902107963</text:p>
              </table:table-cell>
              <table:table-cell office:value-type="float" office:value="0.0161086984417965">
                <text:p>0.01610869844179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646.9021229167">
                <text:p>42646.9021229167</text:p>
              </table:table-cell>
              <table:table-cell office:value-type="float" office:value="0.0161080293308891">
                <text:p>0.0161080293308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646.9021379167">
                <text:p>42646.9021379167</text:p>
              </table:table-cell>
              <table:table-cell office:value-type="float" office:value="0.0153876993583868">
                <text:p>0.01538769935838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646.9021528704">
                <text:p>42646.9021528704</text:p>
              </table:table-cell>
              <table:table-cell office:value-type="float" office:value="0.0138483043079743">
                <text:p>0.01384830430797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646.9021678241">
                <text:p>42646.9021678241</text:p>
              </table:table-cell>
              <table:table-cell office:value-type="float" office:value="0.0125204766269478">
                <text:p>0.01252047662694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646.9021868056">
                <text:p>42646.9021868056</text:p>
              </table:table-cell>
              <table:table-cell office:value-type="float" office:value="0.0124912648945921">
                <text:p>0.01249126489459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646.9022020949">
                <text:p>42646.9022020949</text:p>
              </table:table-cell>
              <table:table-cell office:value-type="float" office:value="0.0124088175985335">
                <text:p>0.01240881759853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646.9022170486">
                <text:p>42646.9022170486</text:p>
              </table:table-cell>
              <table:table-cell office:value-type="float" office:value="0.0117123373052246">
                <text:p>0.01171233730522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646.9022320023">
                <text:p>42646.9022320023</text:p>
              </table:table-cell>
              <table:table-cell office:value-type="float" office:value="0.0111011457378552">
                <text:p>0.01110114573785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646.9022469444">
                <text:p>42646.9022469444</text:p>
              </table:table-cell>
              <table:table-cell office:value-type="float" office:value="0.0110423739688359">
                <text:p>0.01104237396883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646.9022618981">
                <text:p>42646.9022618981</text:p>
              </table:table-cell>
              <table:table-cell office:value-type="float" office:value="0.0110489275893676">
                <text:p>0.01104892758936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646.9022764005">
                <text:p>42646.9022764005</text:p>
              </table:table-cell>
              <table:table-cell office:value-type="float" office:value="0.0111374152153987">
                <text:p>0.01113741521539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646.9022920833">
                <text:p>42646.9022920833</text:p>
              </table:table-cell>
              <table:table-cell office:value-type="float" office:value="0.011293061411549">
                <text:p>0.0112930614115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646.9023108565">
                <text:p>42646.9023108565</text:p>
              </table:table-cell>
              <table:table-cell office:value-type="float" office:value="0.0113731530705775">
                <text:p>0.01137315307057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646.9023258681">
                <text:p>42646.9023258681</text:p>
              </table:table-cell>
              <table:table-cell office:value-type="float" office:value="0.0113560311640697">
                <text:p>0.01135603116406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646.9023408102">
                <text:p>42646.9023408102</text:p>
              </table:table-cell>
              <table:table-cell office:value-type="float" office:value="0.0121218606782768">
                <text:p>0.01212186067827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646.9023557639">
                <text:p>42646.9023557639</text:p>
              </table:table-cell>
              <table:table-cell office:value-type="float" office:value="0.0137198533455545">
                <text:p>0.01371985334555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646.9023707292">
                <text:p>42646.9023707292</text:p>
              </table:table-cell>
              <table:table-cell office:value-type="float" office:value="0.0149894133822181">
                <text:p>0.01498941338221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2646.9023856829">
                <text:p>42646.9023856829</text:p>
              </table:table-cell>
              <table:table-cell office:value-type="float" office:value="0.0149538221814849">
                <text:p>0.01495382218148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646.9024013657">
                <text:p>42646.9024013657</text:p>
              </table:table-cell>
              <table:table-cell office:value-type="float" office:value="0.014945087076077">
                <text:p>0.0149450870760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646.9024200579">
                <text:p>42646.9024200579</text:p>
              </table:table-cell>
              <table:table-cell office:value-type="float" office:value="0.0143535472043996">
                <text:p>0.01435354720439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646.9024350116">
                <text:p>42646.9024350116</text:p>
              </table:table-cell>
              <table:table-cell office:value-type="float" office:value="0.0138316865261228">
                <text:p>0.01383168652612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646.9024499768">
                <text:p>42646.9024499768</text:p>
              </table:table-cell>
              <table:table-cell office:value-type="float" office:value="0.0137667002749771">
                <text:p>0.01376670027497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646.9024649306">
                <text:p>42646.9024649306</text:p>
              </table:table-cell>
              <table:table-cell office:value-type="float" office:value="0.0137784509624198">
                <text:p>0.01377845096241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646.9024798611">
                <text:p>42646.9024798611</text:p>
              </table:table-cell>
              <table:table-cell office:value-type="float" office:value="0.0140639046746104">
                <text:p>0.01406390467461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2646.9024948032">
                <text:p>42646.9024948032</text:p>
              </table:table-cell>
              <table:table-cell office:value-type="float" office:value="0.01455">
                <text:p>0.014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646.9025098148">
                <text:p>42646.9025098148</text:p>
              </table:table-cell>
              <table:table-cell office:value-type="float" office:value="0.0149078093492209">
                <text:p>0.01490780934922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646.9025255208">
                <text:p>42646.9025255208</text:p>
              </table:table-cell>
              <table:table-cell office:value-type="float" office:value="0.0149160403299725">
                <text:p>0.0149160403299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646.9025441088">
                <text:p>42646.9025441088</text:p>
              </table:table-cell>
              <table:table-cell office:value-type="float" office:value="0.0150535563703025">
                <text:p>0.01505355637030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646.9025590625">
                <text:p>42646.9025590625</text:p>
              </table:table-cell>
              <table:table-cell office:value-type="float" office:value="0.0155692117323556">
                <text:p>0.0155692117323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646.9025740278">
                <text:p>42646.9025740278</text:p>
              </table:table-cell>
              <table:table-cell office:value-type="float" office:value="0.0160677268560953">
                <text:p>0.01606772685609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2646.9025889815">
                <text:p>42646.9025889815</text:p>
              </table:table-cell>
              <table:table-cell office:value-type="float" office:value="0.0161078551787351">
                <text:p>0.01610785517873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2646.9026039352">
                <text:p>42646.9026039352</text:p>
              </table:table-cell>
              <table:table-cell office:value-type="float" office:value="0.0161073602199817">
                <text:p>0.01610736021998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2646.9026188657">
                <text:p>42646.9026188657</text:p>
              </table:table-cell>
              <table:table-cell office:value-type="float" office:value="0.0151967827681027">
                <text:p>0.01519678276810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2646.9026345602">
                <text:p>42646.9026345602</text:p>
              </table:table-cell>
              <table:table-cell office:value-type="float" office:value="0.0135631989000917">
                <text:p>0.01356319890009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646.9026533333">
                <text:p>42646.9026533333</text:p>
              </table:table-cell>
              <table:table-cell office:value-type="float" office:value="0.0124964711274061">
                <text:p>0.01249647112740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646.902668287">
                <text:p>42646.902668287</text:p>
              </table:table-cell>
              <table:table-cell office:value-type="float" office:value="0.0124801833180568">
                <text:p>0.01248018331805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646.9026832176">
                <text:p>42646.9026832176</text:p>
              </table:table-cell>
              <table:table-cell office:value-type="float" office:value="0.0123107607699358">
                <text:p>0.01231076076993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646.9026982176">
                <text:p>42646.9026982176</text:p>
              </table:table-cell>
              <table:table-cell office:value-type="float" office:value="0.0116176351970669">
                <text:p>0.01161763519706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646.9027131482">
                <text:p>42646.9027131482</text:p>
              </table:table-cell>
              <table:table-cell office:value-type="float" office:value="0.0110600091659028">
                <text:p>0.01106000916590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646.9027281134">
                <text:p>42646.9027281134</text:p>
              </table:table-cell>
              <table:table-cell office:value-type="float" office:value="0.0110521173235564">
                <text:p>0.01105211732355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646.9027430903">
                <text:p>42646.9027430903</text:p>
              </table:table-cell>
              <table:table-cell office:value-type="float" office:value="0.011047919340055">
                <text:p>0.0110479193400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646.9027587847">
                <text:p>42646.9027587847</text:p>
              </table:table-cell>
              <table:table-cell office:value-type="float" office:value="0.0111496700274977">
                <text:p>0.01114967002749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646.9027774074">
                <text:p>42646.9027774074</text:p>
              </table:table-cell>
              <table:table-cell office:value-type="float" office:value="0.0113615673693859">
                <text:p>0.01136156736938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646.902792338">
                <text:p>42646.902792338</text:p>
              </table:table-cell>
              <table:table-cell office:value-type="float" office:value="0.0113630797433547">
                <text:p>0.01136307974335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646.9028072685">
                <text:p>42646.9028072685</text:p>
              </table:table-cell>
              <table:table-cell office:value-type="float" office:value="0.0113540146654445">
                <text:p>0.01135401466544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646.9028222338">
                <text:p>42646.9028222338</text:p>
              </table:table-cell>
              <table:table-cell office:value-type="float" office:value="0.012400925756187">
                <text:p>0.0124009257561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646.9028371759">
                <text:p>42646.9028371759</text:p>
              </table:table-cell>
              <table:table-cell office:value-type="float" office:value="0.0139900183318057">
                <text:p>0.01399001833180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646.9028521181">
                <text:p>42646.9028521181</text:p>
              </table:table-cell>
              <table:table-cell office:value-type="float" office:value="0.0149795142071494">
                <text:p>0.01497951420714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646.9028678009">
                <text:p>42646.9028678009</text:p>
              </table:table-cell>
              <table:table-cell office:value-type="float" office:value="0.0149491200733272">
                <text:p>0.01494912007332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646.9028866088">
                <text:p>42646.9028866088</text:p>
              </table:table-cell>
              <table:table-cell office:value-type="float" office:value="0.0147956461961503">
                <text:p>0.01479564619615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646.9029015625">
                <text:p>42646.9029015625</text:p>
              </table:table-cell>
              <table:table-cell office:value-type="float" office:value="0.0142625389550871">
                <text:p>0.01426253895508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646.9029165278">
                <text:p>42646.9029165278</text:p>
              </table:table-cell>
              <table:table-cell office:value-type="float" office:value="0.0137818148487626">
                <text:p>0.01378181484876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646.9029314931">
                <text:p>42646.9029314931</text:p>
              </table:table-cell>
              <table:table-cell office:value-type="float" office:value="0.0137823189734189">
                <text:p>0.01378231897341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646.9029464236">
                <text:p>42646.9029464236</text:p>
              </table:table-cell>
              <table:table-cell office:value-type="float" office:value="0.0137804674610449">
                <text:p>0.01378046746104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646.9029613773">
                <text:p>42646.9029613773</text:p>
              </table:table-cell>
              <table:table-cell office:value-type="float" office:value="0.0141446654445463">
                <text:p>0.01414466544454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646.902976331">
                <text:p>42646.902976331</text:p>
              </table:table-cell>
              <table:table-cell office:value-type="float" office:value="0.0146435197066911">
                <text:p>0.01464351970669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646.902992037">
                <text:p>42646.902992037</text:p>
              </table:table-cell>
              <table:table-cell office:value-type="float" office:value="0.0149225847846013">
                <text:p>0.01492258478460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646.9030106597">
                <text:p>42646.9030106597</text:p>
              </table:table-cell>
              <table:table-cell office:value-type="float" office:value="0.0149235930339138">
                <text:p>0.01492359303391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646.9030256134">
                <text:p>42646.9030256134</text:p>
              </table:table-cell>
              <table:table-cell office:value-type="float" office:value="0.0151459028414299">
                <text:p>0.01514590284142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646.9030405671">
                <text:p>42646.9030405671</text:p>
              </table:table-cell>
              <table:table-cell office:value-type="float" office:value="0.0156613932172319">
                <text:p>0.01566139321723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646.9030555324">
                <text:p>42646.9030555324</text:p>
              </table:table-cell>
              <table:table-cell office:value-type="float" office:value="0.0161118881759853">
                <text:p>0.01611188817598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646.9030705324">
                <text:p>42646.9030705324</text:p>
              </table:table-cell>
              <table:table-cell office:value-type="float" office:value="0.0161112190650779">
                <text:p>0.01611121906507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646.9030854745">
                <text:p>42646.9030854745</text:p>
              </table:table-cell>
              <table:table-cell office:value-type="float" office:value="0.0161123923006416">
                <text:p>0.01611239230064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646.903101169">
                <text:p>42646.903101169</text:p>
              </table:table-cell>
              <table:table-cell office:value-type="float" office:value="0.0148940421631531">
                <text:p>0.01489404216315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646.9031198727">
                <text:p>42646.9031198727</text:p>
              </table:table-cell>
              <table:table-cell office:value-type="float" office:value="0.0129044912923923">
                <text:p>0.01290449129239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646.9031348148">
                <text:p>42646.9031348148</text:p>
              </table:table-cell>
              <table:table-cell office:value-type="float" office:value="0.0124791750687443">
                <text:p>0.01247917506874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646.9031497685">
                <text:p>42646.9031497685</text:p>
              </table:table-cell>
              <table:table-cell office:value-type="float" office:value="0.0124766544454629">
                <text:p>0.01247665444546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646.9031647338">
                <text:p>42646.9031647338</text:p>
              </table:table-cell>
              <table:table-cell office:value-type="float" office:value="0.0122148854262145">
                <text:p>0.01221488542621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646.9031796644">
                <text:p>42646.9031796644</text:p>
              </table:table-cell>
              <table:table-cell office:value-type="float" office:value="0.0115501283226398">
                <text:p>0.01155012832263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646.9031946181">
                <text:p>42646.9031946181</text:p>
              </table:table-cell>
              <table:table-cell office:value-type="float" office:value="0.0110564802933089">
                <text:p>0.01105648029330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646.9032095833">
                <text:p>42646.9032095833</text:p>
              </table:table-cell>
              <table:table-cell office:value-type="float" office:value="0.0110596700274977">
                <text:p>0.01105967002749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646.9032252894">
                <text:p>42646.9032252894</text:p>
              </table:table-cell>
              <table:table-cell office:value-type="float" office:value="0.0110521173235564">
                <text:p>0.01105211732355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646.9032439352">
                <text:p>42646.9032439352</text:p>
              </table:table-cell>
              <table:table-cell office:value-type="float" office:value="0.0111830797433547">
                <text:p>0.0111830797433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646.9032588773">
                <text:p>42646.9032588773</text:p>
              </table:table-cell>
              <table:table-cell office:value-type="float" office:value="0.0113723189734189">
                <text:p>0.01137231897341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646.903273831">
                <text:p>42646.903273831</text:p>
              </table:table-cell>
              <table:table-cell office:value-type="float" office:value="0.0113614023831347">
                <text:p>0.01136140238313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646.9032887847">
                <text:p>42646.9032887847</text:p>
              </table:table-cell>
              <table:table-cell office:value-type="float" office:value="0.0113588817598533">
                <text:p>0.01135888175985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646.9033036458">
                <text:p>42646.9033036458</text:p>
              </table:table-cell>
              <table:table-cell office:value-type="float" office:value="0.0125950320806599">
                <text:p>0.01259503208065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646.9033180324">
                <text:p>42646.9033180324</text:p>
              </table:table-cell>
              <table:table-cell office:value-type="float" office:value="0.0141282126489459">
                <text:p>0.01412821264894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646.9033337384">
                <text:p>42646.9033337384</text:p>
              </table:table-cell>
              <table:table-cell office:value-type="float" office:value="0.0149726214482126">
                <text:p>0.01497262144821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646.9033534491">
                <text:p>42646.9033534491</text:p>
              </table:table-cell>
              <table:table-cell office:value-type="float" office:value="0.0149499541704858">
                <text:p>0.01494995417048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646.9033609722">
                <text:p>42646.9033609722</text:p>
              </table:table-cell>
              <table:table-cell office:value-type="float" office:value="0.0149348487626031">
                <text:p>0.01493484876260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646.9033759259">
                <text:p>42646.9033759259</text:p>
              </table:table-cell>
              <table:table-cell office:value-type="float" office:value="0.0144521081576535">
                <text:p>0.01445210815765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646.9033908912">
                <text:p>42646.9033908912</text:p>
              </table:table-cell>
              <table:table-cell office:value-type="float" office:value="0.0139423373052246">
                <text:p>0.0139423373052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646.9034058449">
                <text:p>42646.9034058449</text:p>
              </table:table-cell>
              <table:table-cell office:value-type="float" office:value="0.01378416131989">
                <text:p>0.013784161319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646.9034208449">
                <text:p>42646.9034208449</text:p>
              </table:table-cell>
              <table:table-cell office:value-type="float" office:value="0.0137853437213566">
                <text:p>0.01378534372135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646.9034358102">
                <text:p>42646.9034358102</text:p>
              </table:table-cell>
              <table:table-cell office:value-type="float" office:value="0.0139720531622365">
                <text:p>0.01397205316223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646.9034515046">
                <text:p>42646.9034515046</text:p>
              </table:table-cell>
              <table:table-cell office:value-type="float" office:value="0.0144989550870761">
                <text:p>0.01449895508707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646.9034700695">
                <text:p>42646.9034700695</text:p>
              </table:table-cell>
              <table:table-cell office:value-type="float" office:value="0.0149387076076994">
                <text:p>0.01493870760769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646.9034850232">
                <text:p>42646.9034850232</text:p>
              </table:table-cell>
              <table:table-cell office:value-type="float" office:value="0.0149267827681027">
                <text:p>0.01492678276810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646.9034999769">
                <text:p>42646.9034999769</text:p>
              </table:table-cell>
              <table:table-cell office:value-type="float" office:value="0.0149781668194317">
                <text:p>0.01497816681943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646.9035149306">
                <text:p>42646.9035149306</text:p>
              </table:table-cell>
              <table:table-cell office:value-type="float" office:value="0.0154864252978918">
                <text:p>0.01548642529789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646.9035298958">
                <text:p>42646.9035298958</text:p>
              </table:table-cell>
              <table:table-cell office:value-type="float" office:value="0.0159888084326306">
                <text:p>0.01598880843263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646.9035448264">
                <text:p>42646.9035448264</text:p>
              </table:table-cell>
              <table:table-cell office:value-type="float" office:value="0.0161150779101742">
                <text:p>0.01611507791017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646.9035605324">
                <text:p>42646.9035605324</text:p>
              </table:table-cell>
              <table:table-cell office:value-type="float" office:value="0.0161144087992667">
                <text:p>0.0161144087992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646.9035758449">
                <text:p>42646.9035758449</text:p>
              </table:table-cell>
              <table:table-cell office:value-type="float" office:value="0.0154227956003666">
                <text:p>0.01542279560036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646.9035941319">
                <text:p>42646.9035941319</text:p>
              </table:table-cell>
              <table:table-cell office:value-type="float" office:value="0.0134953620531622">
                <text:p>0.01349536205316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646.903609132">
                <text:p>42646.903609132</text:p>
              </table:table-cell>
              <table:table-cell office:value-type="float" office:value="0.012476993583868">
                <text:p>0.0124769935838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646.9036240741">
                <text:p>42646.9036240741</text:p>
              </table:table-cell>
              <table:table-cell office:value-type="float" office:value="0.0124798441796517">
                <text:p>0.0124798441796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646.9036390162">
                <text:p>42646.9036390162</text:p>
              </table:table-cell>
              <table:table-cell office:value-type="float" office:value="0.0124571769019248">
                <text:p>0.01245717690192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646.9036539699">
                <text:p>42646.9036539699</text:p>
              </table:table-cell>
              <table:table-cell office:value-type="float" office:value="0.0117961228230981">
                <text:p>0.01179612282309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646.9036689352">
                <text:p>42646.9036689352</text:p>
              </table:table-cell>
              <table:table-cell office:value-type="float" office:value="0.0111861044912924">
                <text:p>0.01118610449129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646.9036846181">
                <text:p>42646.9036846181</text:p>
              </table:table-cell>
              <table:table-cell office:value-type="float" office:value="0.0110606782768103">
                <text:p>0.01106067827681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646.9037033333">
                <text:p>42646.9037033333</text:p>
              </table:table-cell>
              <table:table-cell office:value-type="float" office:value="0.0110297800183318">
                <text:p>0.01102978001833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646.9037182639">
                <text:p>42646.9037182639</text:p>
              </table:table-cell>
              <table:table-cell office:value-type="float" office:value="0.011116590284143">
                <text:p>0.0111165902841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646.9037332176">
                <text:p>42646.9037332176</text:p>
              </table:table-cell>
              <table:table-cell office:value-type="float" office:value="0.0112893675527039">
                <text:p>0.011289367552703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646.9037481597">
                <text:p>42646.9037481597</text:p>
              </table:table-cell>
              <table:table-cell office:value-type="float" office:value="0.0113666086159487">
                <text:p>0.01136660861594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646.9037631134">
                <text:p>42646.9037631134</text:p>
              </table:table-cell>
              <table:table-cell office:value-type="float" office:value="0.0113622456461962">
                <text:p>0.01136224564619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46.9037780787">
                <text:p>42646.9037780787</text:p>
              </table:table-cell>
              <table:table-cell office:value-type="float" office:value="0.0119895508707608">
                <text:p>0.01198955087076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646.9037939005">
                <text:p>42646.9037939005</text:p>
              </table:table-cell>
              <table:table-cell office:value-type="float" office:value="0.0136857653528873">
                <text:p>0.01368576535288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646.9038092014">
                <text:p>42646.9038092014</text:p>
              </table:table-cell>
              <table:table-cell office:value-type="float" office:value="0.0149879010082493">
                <text:p>0.014987901008249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646.9038273727">
                <text:p>42646.9038273727</text:p>
              </table:table-cell>
              <table:table-cell office:value-type="float" office:value="0.0149526489459212">
                <text:p>0.01495264894592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646.9038423264">
                <text:p>42646.9038423264</text:p>
              </table:table-cell>
              <table:table-cell office:value-type="float" office:value="0.0149167094408799">
                <text:p>0.01491670944087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646.9038572801">
                <text:p>42646.9038572801</text:p>
              </table:table-cell>
              <table:table-cell office:value-type="float" office:value="0.0144193675527039">
                <text:p>0.01441936755270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646.9038722338">
                <text:p>42646.9038722338</text:p>
              </table:table-cell>
              <table:table-cell office:value-type="float" office:value="0.0139154720439963">
                <text:p>0.0139154720439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646.9038871875">
                <text:p>42646.9038871875</text:p>
              </table:table-cell>
              <table:table-cell office:value-type="float" office:value="0.0137873510540788">
                <text:p>0.01378735105407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646.9039021181">
                <text:p>42646.9039021181</text:p>
              </table:table-cell>
              <table:table-cell office:value-type="float" office:value="0.0137834922089826">
                <text:p>0.01378349220898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646.9039178241">
                <text:p>42646.9039178241</text:p>
              </table:table-cell>
              <table:table-cell office:value-type="float" office:value="0.0140429147571036">
                <text:p>0.01404291475710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646.9039366088">
                <text:p>42646.9039366088</text:p>
              </table:table-cell>
              <table:table-cell office:value-type="float" office:value="0.0146831530705775">
                <text:p>0.01468315307057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646.9039515741">
                <text:p>42646.9039515741</text:p>
              </table:table-cell>
              <table:table-cell office:value-type="float" office:value="0.0149407241063245">
                <text:p>0.01494072410632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646.9039665278">
                <text:p>42646.9039665278</text:p>
              </table:table-cell>
              <table:table-cell office:value-type="float" office:value="0.0149308157653529">
                <text:p>0.01493081576535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646.9039815509">
                <text:p>42646.9039815509</text:p>
              </table:table-cell>
              <table:table-cell office:value-type="float" office:value="0.015026186984418">
                <text:p>0.0150261869844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646.9039965046">
                <text:p>42646.9039965046</text:p>
              </table:table-cell>
              <table:table-cell office:value-type="float" office:value="0.0155446929422548">
                <text:p>0.01554469294225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646.9040114352">
                <text:p>42646.9040114352</text:p>
              </table:table-cell>
              <table:table-cell office:value-type="float" office:value="0.0160376718606783">
                <text:p>0.01603767186067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646.9040271181">
                <text:p>42646.9040271181</text:p>
              </table:table-cell>
              <table:table-cell office:value-type="float" office:value="0.0161192758936755">
                <text:p>0.01611927589367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646.9040424306">
                <text:p>42646.9040424306</text:p>
              </table:table-cell>
              <table:table-cell office:value-type="float" office:value="0.016116590284143">
                <text:p>0.0161165902841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646.9040606597">
                <text:p>42646.9040606597</text:p>
              </table:table-cell>
              <table:table-cell office:value-type="float" office:value="0.014932832263978">
                <text:p>0.0149328322639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646.9040756134">
                <text:p>42646.9040756134</text:p>
              </table:table-cell>
              <table:table-cell office:value-type="float" office:value="0.0133553253895509">
                <text:p>0.01335532538955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646.904090544">
                <text:p>42646.904090544</text:p>
              </table:table-cell>
              <table:table-cell office:value-type="float" office:value="0.0124780018331806">
                <text:p>0.01247800183318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646.9041054745">
                <text:p>42646.9041054745</text:p>
              </table:table-cell>
              <table:table-cell office:value-type="float" office:value="0.0124821998166819">
                <text:p>0.01248219981668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646.9041204282">
                <text:p>42646.9041204282</text:p>
              </table:table-cell>
              <table:table-cell office:value-type="float" office:value="0.0124390467461045">
                <text:p>0.01243904674610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646.9041353704">
                <text:p>42646.9041353704</text:p>
              </table:table-cell>
              <table:table-cell office:value-type="float" office:value="0.0117590100824931">
                <text:p>0.01175901008249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646.9041510417">
                <text:p>42646.9041510417</text:p>
              </table:table-cell>
              <table:table-cell office:value-type="float" office:value="0.0111233088909258">
                <text:p>0.01112330889092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646.9041698495">
                <text:p>42646.9041698495</text:p>
              </table:table-cell>
              <table:table-cell office:value-type="float" office:value="0.011051274060495">
                <text:p>0.0110512740604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646.9041847917">
                <text:p>42646.9041847917</text:p>
              </table:table-cell>
              <table:table-cell office:value-type="float" office:value="0.0110146654445463">
                <text:p>0.01101466544454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646.9041997222">
                <text:p>42646.9041997222</text:p>
              </table:table-cell>
              <table:table-cell office:value-type="float" office:value="0.0111066819431714">
                <text:p>0.01110668194317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646.9042146759">
                <text:p>42646.9042146759</text:p>
              </table:table-cell>
              <table:table-cell office:value-type="float" office:value="0.011307167736022">
                <text:p>0.0113071677360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646.9042296412">
                <text:p>42646.9042296412</text:p>
              </table:table-cell>
              <table:table-cell office:value-type="float" office:value="0.0113650962419798">
                <text:p>0.01136509624197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646.9042446065">
                <text:p>42646.9042446065</text:p>
              </table:table-cell>
              <table:table-cell office:value-type="float" office:value="0.011367112740605">
                <text:p>0.0113671127406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646.9042603704">
                <text:p>42646.9042603704</text:p>
              </table:table-cell>
              <table:table-cell office:value-type="float" office:value="0.0122162328139322">
                <text:p>0.01221623281393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2646.9042756944">
                <text:p>42646.9042756944</text:p>
              </table:table-cell>
              <table:table-cell office:value-type="float" office:value="0.0138427681026581">
                <text:p>0.0138427681026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646.9042939236">
                <text:p>42646.9042939236</text:p>
              </table:table-cell>
              <table:table-cell office:value-type="float" office:value="0.0149766544454629">
                <text:p>0.01497665444546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646.9043088657">
                <text:p>42646.9043088657</text:p>
              </table:table-cell>
              <table:table-cell office:value-type="float" office:value="0.0149476076993584">
                <text:p>0.01494760769935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646.9043238195">
                <text:p>42646.9043238195</text:p>
              </table:table-cell>
              <table:table-cell office:value-type="float" office:value="0.0148932080659945">
                <text:p>0.01489320806599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646.9043387847">
                <text:p>42646.9043387847</text:p>
              </table:table-cell>
              <table:table-cell office:value-type="float" office:value="0.0143780568285976">
                <text:p>0.01437805682859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646.9043538079">
                <text:p>42646.9043538079</text:p>
              </table:table-cell>
              <table:table-cell office:value-type="float" office:value="0.0138656003666361">
                <text:p>0.01386560036663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646.9043695023">
                <text:p>42646.9043695023</text:p>
              </table:table-cell>
              <table:table-cell office:value-type="float" office:value="0.0137853437213566">
                <text:p>0.01378534372135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646.9043848148">
                <text:p>42646.9043848148</text:p>
              </table:table-cell>
              <table:table-cell office:value-type="float" office:value="0.013786012832264">
                <text:p>0.0137860128322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2646.9044031597">
                <text:p>42646.9044031597</text:p>
              </table:table-cell>
              <table:table-cell office:value-type="float" office:value="0.0142250962419798">
                <text:p>0.01422509624197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646.9044181134">
                <text:p>42646.9044181134</text:p>
              </table:table-cell>
              <table:table-cell office:value-type="float" office:value="0.0147336938588451">
                <text:p>0.01473369385884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646.9044330787">
                <text:p>42646.9044330787</text:p>
              </table:table-cell>
              <table:table-cell office:value-type="float" office:value="0.0149382034830431">
                <text:p>0.01493820348304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646.904448044">
                <text:p>42646.904448044</text:p>
              </table:table-cell>
              <table:table-cell office:value-type="float" office:value="0.0149393767186068">
                <text:p>0.01493937671860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646.9044629977">
                <text:p>42646.9044629977</text:p>
              </table:table-cell>
              <table:table-cell office:value-type="float" office:value="0.0150760586617782">
                <text:p>0.01507605866177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646.9044779282">
                <text:p>42646.9044779282</text:p>
              </table:table-cell>
              <table:table-cell office:value-type="float" office:value="0.0155886801099908">
                <text:p>0.01558868010999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646.9044936343">
                <text:p>42646.9044936343</text:p>
              </table:table-cell>
              <table:table-cell office:value-type="float" office:value="0.0160860311640697">
                <text:p>0.01608603116406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646.9045089468">
                <text:p>42646.9045089468</text:p>
              </table:table-cell>
              <table:table-cell office:value-type="float" office:value="0.0161135655362053">
                <text:p>0.01611356553620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646.9045272106">
                <text:p>42646.9045272106</text:p>
              </table:table-cell>
              <table:table-cell office:value-type="float" office:value="0.0160845187901008">
                <text:p>0.01608451879010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646.9045422222">
                <text:p>42646.9045422222</text:p>
              </table:table-cell>
              <table:table-cell office:value-type="float" office:value="0.0147667736021998">
                <text:p>0.01476677360219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646.9045571759">
                <text:p>42646.9045571759</text:p>
              </table:table-cell>
              <table:table-cell office:value-type="float" office:value="0.0132023556370302">
                <text:p>0.01320235563703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646.9045721412">
                <text:p>42646.9045721412</text:p>
              </table:table-cell>
              <table:table-cell office:value-type="float" office:value="0.0124764894592117">
                <text:p>0.01247648945921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646.9045870949">
                <text:p>42646.9045870949</text:p>
              </table:table-cell>
              <table:table-cell office:value-type="float" office:value="0.012492603116407">
                <text:p>0.0124926031164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646.9046028009">
                <text:p>42646.9046028009</text:p>
              </table:table-cell>
              <table:table-cell office:value-type="float" office:value="0.0123495508707608">
                <text:p>0.01234955087076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646.904618125">
                <text:p>42646.904618125</text:p>
              </table:table-cell>
              <table:table-cell office:value-type="float" office:value="0.0116485242896425">
                <text:p>0.01164852428964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646.904636412">
                <text:p>42646.904636412</text:p>
              </table:table-cell>
              <table:table-cell office:value-type="float" office:value="0.0110571494042163">
                <text:p>0.01105714940421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646.9046513658">
                <text:p>42646.9046513658</text:p>
              </table:table-cell>
              <table:table-cell office:value-type="float" office:value="0.0110272593950504">
                <text:p>0.01102725939505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646.9046663195">
                <text:p>42646.9046663195</text:p>
              </table:table-cell>
              <table:table-cell office:value-type="float" office:value="0.0110007332722273">
                <text:p>0.01100073327222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646.9046812616">
                <text:p>42646.9046812616</text:p>
              </table:table-cell>
              <table:table-cell office:value-type="float" office:value="0.0111135655362053">
                <text:p>0.01111356553620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646.9046962153">
                <text:p>42646.9046962153</text:p>
              </table:table-cell>
              <table:table-cell office:value-type="float" office:value="0.0113293308890926">
                <text:p>0.01132933088909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646.904711169">
                <text:p>42646.904711169</text:p>
              </table:table-cell>
              <table:table-cell office:value-type="float" office:value="0.0113650962419798">
                <text:p>0.01136509624197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646.9047269097">
                <text:p>42646.9047269097</text:p>
              </table:table-cell>
              <table:table-cell office:value-type="float" office:value="0.0113694592117324">
                <text:p>0.01136945921173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646.9047422222">
                <text:p>42646.9047422222</text:p>
              </table:table-cell>
              <table:table-cell office:value-type="float" office:value="0.0123977360219982">
                <text:p>0.01239773602199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646.9047540972">
                <text:p>42646.9047540972</text:p>
              </table:table-cell>
              <table:table-cell office:value-type="float" office:value="0.0136620898258478">
                <text:p>0.01366208982584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646.9047690509">
                <text:p>42646.9047690509</text:p>
              </table:table-cell>
              <table:table-cell office:value-type="float" office:value="0.0149880751604033">
                <text:p>0.01498807516040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646.9047840046">
                <text:p>42646.9047840046</text:p>
              </table:table-cell>
              <table:table-cell office:value-type="float" office:value="0.0149544912923923">
                <text:p>0.01495449129239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646.9047989583">
                <text:p>42646.9047989583</text:p>
              </table:table-cell>
              <table:table-cell office:value-type="float" office:value="0.0149518056828598">
                <text:p>0.01495180568285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646.9048139005">
                <text:p>42646.9048139005</text:p>
              </table:table-cell>
              <table:table-cell office:value-type="float" office:value="0.0145590650779102">
                <text:p>0.01455906507791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646.9048288542">
                <text:p>42646.9048288542</text:p>
              </table:table-cell>
              <table:table-cell office:value-type="float" office:value="0.0140387167736022">
                <text:p>0.01403871677360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646.904844537">
                <text:p>42646.904844537</text:p>
              </table:table-cell>
              <table:table-cell office:value-type="float" office:value="0.0137781209899175">
                <text:p>0.01377812098991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646.904859838">
                <text:p>42646.904859838</text:p>
              </table:table-cell>
              <table:table-cell office:value-type="float" office:value="0.0137922273143905">
                <text:p>0.01379222731439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646.9048781829">
                <text:p>42646.9048781829</text:p>
              </table:table-cell>
              <table:table-cell office:value-type="float" office:value="0.0140634005499542">
                <text:p>0.01406340054995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2646.9048931134">
                <text:p>42646.9048931134</text:p>
              </table:table-cell>
              <table:table-cell office:value-type="float" office:value="0.0145636021998167">
                <text:p>0.01456360219981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646.904908125">
                <text:p>42646.904908125</text:p>
              </table:table-cell>
              <table:table-cell office:value-type="float" office:value="0.0149486159486709">
                <text:p>0.01494861594867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646.9049230903">
                <text:p>42646.9049230903</text:p>
              </table:table-cell>
              <table:table-cell office:value-type="float" office:value="0.0149425664527956">
                <text:p>0.01494256645279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646.9049380556">
                <text:p>42646.9049380556</text:p>
              </table:table-cell>
              <table:table-cell office:value-type="float" office:value="0.0149672502291476">
                <text:p>0.01496725022914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646.9049537732">
                <text:p>42646.9049537732</text:p>
              </table:table-cell>
              <table:table-cell office:value-type="float" office:value="0.015449825847846">
                <text:p>0.0154498258478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646.9049690857">
                <text:p>42646.9049690857</text:p>
              </table:table-cell>
              <table:table-cell office:value-type="float" office:value="0.0159518698441797">
                <text:p>0.01595186984417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646.9049873958">
                <text:p>42646.9049873958</text:p>
              </table:table-cell>
              <table:table-cell office:value-type="float" office:value="0.0161013107241063">
                <text:p>0.01610131072410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646.9050023264">
                <text:p>42646.9050023264</text:p>
              </table:table-cell>
              <table:table-cell office:value-type="float" office:value="0.0160791475710357">
                <text:p>0.01607914757103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646.905017257">
                <text:p>42646.905017257</text:p>
              </table:table-cell>
              <table:table-cell office:value-type="float" office:value="0.0152882951420715">
                <text:p>0.01528829514207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646.9050321875">
                <text:p>42646.9050321875</text:p>
              </table:table-cell>
              <table:table-cell office:value-type="float" office:value="0.0137358020164986">
                <text:p>0.01373580201649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646.9050467824">
                <text:p>42646.9050467824</text:p>
              </table:table-cell>
              <table:table-cell office:value-type="float" office:value="0.0124744729605866">
                <text:p>0.01247447296058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646.9050624769">
                <text:p>42646.9050624769</text:p>
              </table:table-cell>
              <table:table-cell office:value-type="float" office:value="0.0124976443629698">
                <text:p>0.01249764436296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646.9050777778">
                <text:p>42646.9050777778</text:p>
              </table:table-cell>
              <table:table-cell office:value-type="float" office:value="0.0125161136571952">
                <text:p>0.01251611365719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646.9050928009">
                <text:p>42646.9050928009</text:p>
              </table:table-cell>
              <table:table-cell office:value-type="float" office:value="0.0118914940421632">
                <text:p>0.01189149404216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646.9051114699">
                <text:p>42646.9051114699</text:p>
              </table:table-cell>
              <table:table-cell office:value-type="float" office:value="0.0111145737855179">
                <text:p>0.01111457378551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646.9051264236">
                <text:p>42646.9051264236</text:p>
              </table:table-cell>
              <table:table-cell office:value-type="float" office:value="0.011023235563703">
                <text:p>0.0110232355637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646.9051413773">
                <text:p>42646.9051413773</text:p>
              </table:table-cell>
              <table:table-cell office:value-type="float" office:value="0.0109760494958753">
                <text:p>0.01097604949587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646.9051563079">
                <text:p>42646.9051563079</text:p>
              </table:table-cell>
              <table:table-cell office:value-type="float" office:value="0.011061851512374">
                <text:p>0.0110618515123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646.90517125">
                <text:p>42646.90517125</text:p>
              </table:table-cell>
              <table:table-cell office:value-type="float" office:value="0.0112475618698442">
                <text:p>0.01124756186984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646.9051869329">
                <text:p>42646.9051869329</text:p>
              </table:table-cell>
              <table:table-cell office:value-type="float" office:value="0.0113672777268561">
                <text:p>0.01136727772685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646.9052022338">
                <text:p>42646.9052022338</text:p>
              </table:table-cell>
              <table:table-cell office:value-type="float" office:value="0.0113687901008249">
                <text:p>0.01136879010082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646.9052206944">
                <text:p>42646.9052206944</text:p>
              </table:table-cell>
              <table:table-cell office:value-type="float" office:value="0.0122306691109074">
                <text:p>0.012230669110907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646.9052356597">
                <text:p>42646.9052356597</text:p>
              </table:table-cell>
              <table:table-cell office:value-type="float" office:value="0.0138268102658112">
                <text:p>0.01382681026581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646.9052506134">
                <text:p>42646.9052506134</text:p>
              </table:table-cell>
              <table:table-cell office:value-type="float" office:value="0.0149962969752521">
                <text:p>0.01499629697525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646.905265625">
                <text:p>42646.905265625</text:p>
              </table:table-cell>
              <table:table-cell office:value-type="float" office:value="0.0149608707607699">
                <text:p>0.01496087076076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646.9052805903">
                <text:p>42646.9052805903</text:p>
              </table:table-cell>
              <table:table-cell office:value-type="float" office:value="0.0149561686526123">
                <text:p>0.01495616865261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646.9052963079">
                <text:p>42646.9052963079</text:p>
              </table:table-cell>
              <table:table-cell office:value-type="float" office:value="0.0144734280476627">
                <text:p>0.01447342804766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2646.9053116204">
                <text:p>42646.9053116204</text:p>
              </table:table-cell>
              <table:table-cell office:value-type="float" office:value="0.0139386434463795">
                <text:p>0.01393864344637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646.9053265972">
                <text:p>42646.9053265972</text:p>
              </table:table-cell>
              <table:table-cell office:value-type="float" office:value="0.013786012832264">
                <text:p>0.0137860128322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646.9053447454">
                <text:p>42646.9053447454</text:p>
              </table:table-cell>
              <table:table-cell office:value-type="float" office:value="0.0138059945004583">
                <text:p>0.01380599450045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646.9053596991">
                <text:p>42646.9053596991</text:p>
              </table:table-cell>
              <table:table-cell office:value-type="float" office:value="0.0141188084326306">
                <text:p>0.01411880843263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646.9053746528">
                <text:p>42646.9053746528</text:p>
              </table:table-cell>
              <table:table-cell office:value-type="float" office:value="0.0146201833180568">
                <text:p>0.01462018331805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646.9053895949">
                <text:p>42646.9053895949</text:p>
              </table:table-cell>
              <table:table-cell office:value-type="float" office:value="0.0149492850595784">
                <text:p>0.01494928505957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646.9054045486">
                <text:p>42646.9054045486</text:p>
              </table:table-cell>
              <table:table-cell office:value-type="float" office:value="0.0149516406966086">
                <text:p>0.01495164069660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646.9054202546">
                <text:p>42646.9054202546</text:p>
              </table:table-cell>
              <table:table-cell office:value-type="float" office:value="0.015013932172319">
                <text:p>0.0150139321723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646.905435544">
                <text:p>42646.905435544</text:p>
              </table:table-cell>
              <table:table-cell office:value-type="float" office:value="0.0155179926672777">
                <text:p>0.01551799266727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646.9054539468">
                <text:p>42646.9054539468</text:p>
              </table:table-cell>
              <table:table-cell office:value-type="float" office:value="0.0160851879010083">
                <text:p>0.01608518790100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646.9054688542">
                <text:p>42646.9054688542</text:p>
              </table:table-cell>
              <table:table-cell office:value-type="float" office:value="0.0160757836846929">
                <text:p>0.01607578368469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646.9054837732">
                <text:p>42646.9054837732</text:p>
              </table:table-cell>
              <table:table-cell office:value-type="float" office:value="0.01605832263978">
                <text:p>0.016058322639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646.9054987269">
                <text:p>42646.9054987269</text:p>
              </table:table-cell>
              <table:table-cell office:value-type="float" office:value="0.0150925114573786">
                <text:p>0.01509251145737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646.905513669">
                <text:p>42646.905513669</text:p>
              </table:table-cell>
              <table:table-cell office:value-type="float" office:value="0.0135321356553621">
                <text:p>0.01353213565536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2646.9055293519">
                <text:p>42646.9055293519</text:p>
              </table:table-cell>
              <table:table-cell office:value-type="float" office:value="0.012487571035747">
                <text:p>0.0124875710357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646.9055446759">
                <text:p>42646.9055446759</text:p>
              </table:table-cell>
              <table:table-cell office:value-type="float" office:value="0.012512254812099">
                <text:p>0.0125122548120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646.9055596412">
                <text:p>42646.9055596412</text:p>
              </table:table-cell>
              <table:table-cell office:value-type="float" office:value="0.012475316223648">
                <text:p>0.0124753162236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646.9055779514">
                <text:p>42646.9055779514</text:p>
              </table:table-cell>
              <table:table-cell office:value-type="float" office:value="0.0116283776351971">
                <text:p>0.01162837763519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2646.9055928935">
                <text:p>42646.9055928935</text:p>
              </table:table-cell>
              <table:table-cell office:value-type="float" office:value="0.0110541246562786">
                <text:p>0.01105412465627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2646.9056078357">
                <text:p>42646.9056078357</text:p>
              </table:table-cell>
              <table:table-cell office:value-type="float" office:value="0.0109963703024748">
                <text:p>0.01099637030247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646.9056227778">
                <text:p>42646.9056227778</text:p>
              </table:table-cell>
              <table:table-cell office:value-type="float" office:value="0.0109567369385885">
                <text:p>0.01095673693858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2646.9056377431">
                <text:p>42646.9056377431</text:p>
              </table:table-cell>
              <table:table-cell office:value-type="float" office:value="0.0110803208065995">
                <text:p>0.01108032080659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2646.9056534375">
                <text:p>42646.9056534375</text:p>
              </table:table-cell>
              <table:table-cell office:value-type="float" office:value="0.0112922273143905">
                <text:p>0.01129222731439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2646.90566875">
                <text:p>42646.90566875</text:p>
              </table:table-cell>
              <table:table-cell office:value-type="float" office:value="0.0113640879926673">
                <text:p>0.01136408799266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646.9056871759">
                <text:p>42646.9056871759</text:p>
              </table:table-cell>
              <table:table-cell office:value-type="float" office:value="0.0113677818515124">
                <text:p>0.01136778185151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646.9057021296">
                <text:p>42646.9057021296</text:p>
              </table:table-cell>
              <table:table-cell office:value-type="float" office:value="0.0124869019248396">
                <text:p>0.01248690192483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646.9057170718">
                <text:p>42646.9057170718</text:p>
              </table:table-cell>
              <table:table-cell office:value-type="float" office:value="0.0140793492208983">
                <text:p>0.01407934922089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2646.905732037">
                <text:p>42646.905732037</text:p>
              </table:table-cell>
              <table:table-cell office:value-type="float" office:value="0.0149974793767186">
                <text:p>0.01499747937671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2646.9057469907">
                <text:p>42646.9057469907</text:p>
              </table:table-cell>
              <table:table-cell office:value-type="float" office:value="0.0149627222731439">
                <text:p>0.01496272227314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2646.9057626505">
                <text:p>42646.9057626505</text:p>
              </table:table-cell>
              <table:table-cell office:value-type="float" office:value="0.0149032813932172">
                <text:p>0.01490328139321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646.9057779398">
                <text:p>42646.9057779398</text:p>
              </table:table-cell>
              <table:table-cell office:value-type="float" office:value="0.01437">
                <text:p>0.0143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2646.9057929167">
                <text:p>42646.9057929167</text:p>
              </table:table-cell>
              <table:table-cell office:value-type="float" office:value="0.013854857928506">
                <text:p>0.0138548579285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2646.9058112037">
                <text:p>42646.9058112037</text:p>
              </table:table-cell>
              <table:table-cell office:value-type="float" office:value="0.0137981026581118">
                <text:p>0.01379810265811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646.9058262268">
                <text:p>42646.9058262268</text:p>
              </table:table-cell>
              <table:table-cell office:value-type="float" office:value="0.0138033088909258">
                <text:p>0.01380330889092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646.9058411805">
                <text:p>42646.9058411805</text:p>
              </table:table-cell>
              <table:table-cell office:value-type="float" office:value="0.0142054445462878">
                <text:p>0.01420544454628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646.9058561227">
                <text:p>42646.9058561227</text:p>
              </table:table-cell>
              <table:table-cell office:value-type="float" office:value="0.0147133730522456">
                <text:p>0.01471337305224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646.9058710648">
                <text:p>42646.9058710648</text:p>
              </table:table-cell>
              <table:table-cell office:value-type="float" office:value="0.0149528139321723">
                <text:p>0.01495281393217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646.9058867593">
                <text:p>42646.9058867593</text:p>
              </table:table-cell>
              <table:table-cell office:value-type="float" office:value="0.0149593583868011">
                <text:p>0.01495935838680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646.9059020602">
                <text:p>42646.9059020602</text:p>
              </table:table-cell>
              <table:table-cell office:value-type="float" office:value="0.0151129972502291">
                <text:p>0.01511299725022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646.9059204282">
                <text:p>42646.9059204282</text:p>
              </table:table-cell>
              <table:table-cell office:value-type="float" office:value="0.0157159578368469">
                <text:p>0.01571595783684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646.9059353588">
                <text:p>42646.9059353588</text:p>
              </table:table-cell>
              <table:table-cell office:value-type="float" office:value="0.0160769660861595">
                <text:p>0.01607696608615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646.9059503241">
                <text:p>42646.9059503241</text:p>
              </table:table-cell>
              <table:table-cell office:value-type="float" office:value="0.0160509349220898">
                <text:p>0.016050934922089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646.9059652662">
                <text:p>42646.9059652662</text:p>
              </table:table-cell>
              <table:table-cell office:value-type="float" office:value="0.0160590009165903">
                <text:p>0.01605900091659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646.9059801273">
                <text:p>42646.9059801273</text:p>
              </table:table-cell>
              <table:table-cell office:value-type="float" office:value="0.014788093492209">
                <text:p>0.0147880934922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646.9059958333">
                <text:p>42646.9059958333</text:p>
              </table:table-cell>
              <table:table-cell office:value-type="float" office:value="0.0131474518790101">
                <text:p>0.01314745187901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646.9060112153">
                <text:p>42646.9060112153</text:p>
              </table:table-cell>
              <table:table-cell office:value-type="float" office:value="0.0125009990834097">
                <text:p>0.01250099908340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646.906026169">
                <text:p>42646.906026169</text:p>
              </table:table-cell>
              <table:table-cell office:value-type="float" office:value="0.0125196425297892">
                <text:p>0.01251964252978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646.906044456">
                <text:p>42646.906044456</text:p>
              </table:table-cell>
              <table:table-cell office:value-type="float" office:value="0.0121781118240147">
                <text:p>0.01217811182401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646.9060594097">
                <text:p>42646.9060594097</text:p>
              </table:table-cell>
              <table:table-cell office:value-type="float" office:value="0.011487167736022">
                <text:p>0.0114871677360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646.9060743403">
                <text:p>42646.9060743403</text:p>
              </table:table-cell>
              <table:table-cell office:value-type="float" office:value="0.0110087901008249">
                <text:p>0.01100879010082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646.9060892477">
                <text:p>42646.9060892477</text:p>
              </table:table-cell>
              <table:table-cell office:value-type="float" office:value="0.0109691659028414">
                <text:p>0.01096916590284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646.906104919">
                <text:p>42646.906104919</text:p>
              </table:table-cell>
              <table:table-cell office:value-type="float" office:value="0.0109780659945005">
                <text:p>0.01097806599450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2646.9061202315">
                <text:p>42646.9061202315</text:p>
              </table:table-cell>
              <table:table-cell office:value-type="float" office:value="0.0111244821264895">
                <text:p>0.01112448212648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2646.9061351736">
                <text:p>42646.9061351736</text:p>
              </table:table-cell>
              <table:table-cell office:value-type="float" office:value="0.0113434372135655">
                <text:p>0.01134343721356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2646.9061535417">
                <text:p>42646.9061535417</text:p>
              </table:table-cell>
              <table:table-cell office:value-type="float" office:value="0.0113630797433547">
                <text:p>0.01136307974335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2646.9061684954">
                <text:p>42646.9061684954</text:p>
              </table:table-cell>
              <table:table-cell office:value-type="float" office:value="0.0113906141154904">
                <text:p>0.01139061411549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2646.9061834491">
                <text:p>42646.9061834491</text:p>
              </table:table-cell>
              <table:table-cell office:value-type="float" office:value="0.0128348029330889">
                <text:p>0.01283480293308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2646.9061991782">
                <text:p>42646.9061991782</text:p>
              </table:table-cell>
              <table:table-cell office:value-type="float" office:value="0.0145182584784601">
                <text:p>0.01451825847846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646.906214132">
                <text:p>42646.906214132</text:p>
              </table:table-cell>
              <table:table-cell office:value-type="float" office:value="0.0149964711274061">
                <text:p>0.01499647112740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2646.9062299884">
                <text:p>42646.9062299884</text:p>
              </table:table-cell>
              <table:table-cell office:value-type="float" office:value="0.0149571769019248">
                <text:p>0.014957176901924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2646.9062453125">
                <text:p>42646.9062453125</text:p>
              </table:table-cell>
              <table:table-cell office:value-type="float" office:value="0.0147459486709441">
                <text:p>0.01474594867094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646.9062602431">
                <text:p>42646.9062602431</text:p>
              </table:table-cell>
              <table:table-cell office:value-type="float" office:value="0.0142197158570119">
                <text:p>0.0142197158570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646.9062776273">
                <text:p>42646.9062776273</text:p>
              </table:table-cell>
              <table:table-cell office:value-type="float" office:value="0.0137851695692026">
                <text:p>0.01378516956920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2646.9062925694">
                <text:p>42646.9062925694</text:p>
              </table:table-cell>
              <table:table-cell office:value-type="float" office:value="0.0138014573785518">
                <text:p>0.01380145737855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2646.9063075">
                <text:p>42646.9063075</text:p>
              </table:table-cell>
              <table:table-cell office:value-type="float" office:value="0.0138348762603116">
                <text:p>0.01383487626031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646.9063224653">
                <text:p>42646.9063224653</text:p>
              </table:table-cell>
              <table:table-cell office:value-type="float" office:value="0.0143218056828598">
                <text:p>0.01432180568285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646.9063381366">
                <text:p>42646.9063381366</text:p>
              </table:table-cell>
              <table:table-cell office:value-type="float" office:value="0.014863987167736">
                <text:p>0.0148639871677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2646.9063534375">
                <text:p>42646.9063534375</text:p>
              </table:table-cell>
              <table:table-cell office:value-type="float" office:value="0.0149630522456462">
                <text:p>0.01496305224564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2646.9063683796">
                <text:p>42646.9063683796</text:p>
              </table:table-cell>
              <table:table-cell office:value-type="float" office:value="0.0149716223648029">
                <text:p>0.014971622364802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2646.9063867477">
                <text:p>42646.9063867477</text:p>
              </table:table-cell>
              <table:table-cell office:value-type="float" office:value="0.015347396883593">
                <text:p>0.0153473968835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2646.9064016551">
                <text:p>42646.9064016551</text:p>
              </table:table-cell>
              <table:table-cell office:value-type="float" office:value="0.0158047846012832">
                <text:p>0.01580478460128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646.9064166204">
                <text:p>42646.9064166204</text:p>
              </table:table-cell>
              <table:table-cell office:value-type="float" office:value="0.0160522823098075">
                <text:p>0.01605228230980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646.9064315741">
                <text:p>42646.9064315741</text:p>
              </table:table-cell>
              <table:table-cell office:value-type="float" office:value="0.0160558111824015">
                <text:p>0.01605581118240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646.9064465046">
                <text:p>42646.9064465046</text:p>
              </table:table-cell>
              <table:table-cell office:value-type="float" office:value="0.0159004949587534">
                <text:p>0.01590049495875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646.9064621875">
                <text:p>42646.9064621875</text:p>
              </table:table-cell>
              <table:table-cell office:value-type="float" office:value="0.0143120714940422">
                <text:p>0.01431207149404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646.9064775">
                <text:p>42646.9064775</text:p>
              </table:table-cell>
              <table:table-cell office:value-type="float" office:value="0.0127120623281393">
                <text:p>0.01271206232813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646.9064924537">
                <text:p>42646.9064924537</text:p>
              </table:table-cell>
              <table:table-cell office:value-type="float" office:value="0.0125167827681027">
                <text:p>0.01251678276810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646.9065107755">
                <text:p>42646.9065107755</text:p>
              </table:table-cell>
              <table:table-cell office:value-type="float" office:value="0.0125300549954171">
                <text:p>0.01253005499541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2646.9065257176">
                <text:p>42646.9065257176</text:p>
              </table:table-cell>
              <table:table-cell office:value-type="float" office:value="0.0119841796516957">
                <text:p>0.01198417965169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2646.9065406713">
                <text:p>42646.9065406713</text:p>
              </table:table-cell>
              <table:table-cell office:value-type="float" office:value="0.011299945004583">
                <text:p>0.0112999450045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646.9065556134">
                <text:p>42646.9065556134</text:p>
              </table:table-cell>
              <table:table-cell office:value-type="float" office:value="0.0109770577451879">
                <text:p>0.01097705774518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2646.9065713657">
                <text:p>42646.9065713657</text:p>
              </table:table-cell>
              <table:table-cell office:value-type="float" office:value="0.0109476718606783">
                <text:p>0.01094767186067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646.9065866435">
                <text:p>42646.9065866435</text:p>
              </table:table-cell>
              <table:table-cell office:value-type="float" office:value="0.0110153437213566">
                <text:p>0.01101534372135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646.9066016204">
                <text:p>42646.9066016204</text:p>
              </table:table-cell>
              <table:table-cell office:value-type="float" office:value="0.0111733455545371">
                <text:p>0.01117334555453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646.90662">
                <text:p>42646.90662</text:p>
              </table:table-cell>
              <table:table-cell office:value-type="float" office:value="0.0113627497708524">
                <text:p>0.01136274977085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2646.9066349653">
                <text:p>42646.9066349653</text:p>
              </table:table-cell>
              <table:table-cell office:value-type="float" office:value="0.0113679468377635">
                <text:p>0.01136794683776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646.9066499421">
                <text:p>42646.9066499421</text:p>
              </table:table-cell>
              <table:table-cell office:value-type="float" office:value="0.0116861411549038">
                <text:p>0.011686141154903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646.9066648843">
                <text:p>42646.9066648843</text:p>
              </table:table-cell>
              <table:table-cell office:value-type="float" office:value="0.0133195600366636">
                <text:p>0.01331956003666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2646.9066798264">
                <text:p>42646.9066798264</text:p>
              </table:table-cell>
              <table:table-cell office:value-type="float" office:value="0.0148809440879927">
                <text:p>0.01488094408799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646.9066955208">
                <text:p>42646.9066955208</text:p>
              </table:table-cell>
              <table:table-cell office:value-type="float" office:value="0.0149890834097159">
                <text:p>0.01498908340971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646.9067108333">
                <text:p>42646.9067108333</text:p>
              </table:table-cell>
              <table:table-cell office:value-type="float" office:value="0.0149513015582035">
                <text:p>0.01495130155820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646.9067258102">
                <text:p>42646.9067258102</text:p>
              </table:table-cell>
              <table:table-cell office:value-type="float" office:value="0.0146201833180568">
                <text:p>0.01462018331805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646.9067440509">
                <text:p>42646.9067440509</text:p>
              </table:table-cell>
              <table:table-cell office:value-type="float" office:value="0.0139918698441797">
                <text:p>0.01399186984417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646.9067590394">
                <text:p>42646.9067590394</text:p>
              </table:table-cell>
              <table:table-cell office:value-type="float" office:value="0.0137944087992667">
                <text:p>0.0137944087992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2646.9067739815">
                <text:p>42646.9067739815</text:p>
              </table:table-cell>
              <table:table-cell office:value-type="float" office:value="0.013796590284143">
                <text:p>0.0137965902841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2646.9067889468">
                <text:p>42646.9067889468</text:p>
              </table:table-cell>
              <table:table-cell office:value-type="float" office:value="0.0139723923006416">
                <text:p>0.01397239230064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646.9068046412">
                <text:p>42646.9068046412</text:p>
              </table:table-cell>
              <table:table-cell office:value-type="float" office:value="0.0145070119156737">
                <text:p>0.01450701191567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2646.9068199306">
                <text:p>42646.9068199306</text:p>
              </table:table-cell>
              <table:table-cell office:value-type="float" office:value="0.0149670852428964">
                <text:p>0.01496708524289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646.9068348727">
                <text:p>42646.9068348727</text:p>
              </table:table-cell>
              <table:table-cell office:value-type="float" office:value="0.014969770852429">
                <text:p>0.0149697708524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646.9068532755">
                <text:p>42646.9068532755</text:p>
              </table:table-cell>
              <table:table-cell office:value-type="float" office:value="0.0150176260311641">
                <text:p>0.01501762603116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646.9068682408">
                <text:p>42646.9068682408</text:p>
              </table:table-cell>
              <table:table-cell office:value-type="float" office:value="0.0154681209899175">
                <text:p>0.01546812098991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646.9068831945">
                <text:p>42646.9068831945</text:p>
              </table:table-cell>
              <table:table-cell office:value-type="float" office:value="0.0159250045829514">
                <text:p>0.01592500458295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2646.9068981597">
                <text:p>42646.9068981597</text:p>
              </table:table-cell>
              <table:table-cell office:value-type="float" office:value="0.0160507699358387">
                <text:p>0.01605076993583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646.9069130787">
                <text:p>42646.9069130787</text:p>
              </table:table-cell>
              <table:table-cell office:value-type="float" office:value="0.0160606782768103">
                <text:p>0.0160606782768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